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tac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→d</text:p>
          </table:table-cell>
          <table:table-cell office:value-type="string" calcext:value-type="string">
            <text:p>d→r</text:p>
          </table:table-cell>
          <table:table-cell office:value-type="string" calcext:value-type="string">
            <text:p>sin(d→r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.1824" calcext:value-type="float">
            <text:p>248.1824</text:p>
          </table:table-cell>
          <table:table-cell office:value-type="float" office:value="-1.9511" calcext:value-type="float">
            <text:p>-1.9511</text:p>
          </table:table-cell>
          <table:table-cell table:formula="of:=[.C2]/3.1415*180" office:value-type="float" office:value="-111.793092471749" calcext:value-type="float">
            <text:p>-111.793092471749</text:p>
          </table:table-cell>
          <table:table-cell table:formula="of:=([.B2]/180)*3.1415" office:value-type="float" office:value="4.33147227555556" calcext:value-type="float">
            <text:p>4.33147227555556</text:p>
          </table:table-cell>
          <table:table-cell table:formula="of:=SIN([.E2])" office:value-type="float" office:value="-0.92832422083801" calcext:value-type="float">
            <text:p>-0.92832422083801</text:p>
          </table:table-cell>
          <table:table-cell table:formula="of:=SIN([.C2])" office:value-type="float" office:value="-0.92855195415093" calcext:value-type="float">
            <text:p>-0.928551954150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8.278" calcext:value-type="float">
            <text:p>248.278</text:p>
          </table:table-cell>
          <table:table-cell office:value-type="float" office:value="-1.945" calcext:value-type="float">
            <text:p>-1.945</text:p>
          </table:table-cell>
          <table:table-cell table:formula="of:=[.C3]/3.1415*180" office:value-type="float" office:value="-111.443577908642" calcext:value-type="float">
            <text:p>-111.443577908642</text:p>
          </table:table-cell>
          <table:table-cell table:formula="of:=([.B3]/180)*3.1415" office:value-type="float" office:value="4.33314076111111" calcext:value-type="float">
            <text:p>4.33314076111111</text:p>
          </table:table-cell>
          <table:table-cell table:formula="of:=SIN([.E3])" office:value-type="float" office:value="-0.928943223981521" calcext:value-type="float">
            <text:p>-0.928943223981521</text:p>
          </table:table-cell>
          <table:table-cell table:formula="of:=SIN([.C3])" office:value-type="float" office:value="-0.930798999476289" calcext:value-type="float">
            <text:p>-0.9307989994762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8.7288" calcext:value-type="float">
            <text:p>248.7288</text:p>
          </table:table-cell>
          <table:table-cell office:value-type="float" office:value="-1.9379" calcext:value-type="float">
            <text:p>-1.9379</text:p>
          </table:table-cell>
          <table:table-cell table:formula="of:=[.C4]/3.1415*180" office:value-type="float" office:value="-111.036765876174" calcext:value-type="float">
            <text:p>-111.036765876174</text:p>
          </table:table-cell>
          <table:table-cell table:formula="of:=([.B4]/180)*3.1415" office:value-type="float" office:value="4.34100847333333" calcext:value-type="float">
            <text:p>4.34100847333333</text:p>
          </table:table-cell>
          <table:table-cell table:formula="of:=SIN([.E4])" office:value-type="float" office:value="-0.931827244696439" calcext:value-type="float">
            <text:p>-0.931827244696439</text:p>
          </table:table-cell>
          <table:table-cell table:formula="of:=SIN([.C4])" office:value-type="float" office:value="-0.933370790098137" calcext:value-type="float">
            <text:p>-0.9333707900981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.0537" calcext:value-type="float">
            <text:p>249.0537</text:p>
          </table:table-cell>
          <table:table-cell office:value-type="float" office:value="-1.9374" calcext:value-type="float">
            <text:p>-1.9374</text:p>
          </table:table-cell>
          <table:table-cell table:formula="of:=[.C5]/3.1415*180" office:value-type="float" office:value="-111.008117141493" calcext:value-type="float">
            <text:p>-111.008117141493</text:p>
          </table:table-cell>
          <table:table-cell table:formula="of:=([.B5]/180)*3.1415" office:value-type="float" office:value="4.34667888083333" calcext:value-type="float">
            <text:p>4.34667888083333</text:p>
          </table:table-cell>
          <table:table-cell table:formula="of:=SIN([.E5])" office:value-type="float" office:value="-0.933870056140196" calcext:value-type="float">
            <text:p>-0.933870056140196</text:p>
          </table:table-cell>
          <table:table-cell table:formula="of:=SIN([.C5])" office:value-type="float" office:value="-0.933550130216476" calcext:value-type="float">
            <text:p>-0.9335501302164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9.0156" calcext:value-type="float">
            <text:p>249.0156</text:p>
          </table:table-cell>
          <table:table-cell office:value-type="float" office:value="-1.9368" calcext:value-type="float">
            <text:p>-1.9368</text:p>
          </table:table-cell>
          <table:table-cell table:formula="of:=[.C6]/3.1415*180" office:value-type="float" office:value="-110.973738659876" calcext:value-type="float">
            <text:p>-110.973738659876</text:p>
          </table:table-cell>
          <table:table-cell table:formula="of:=([.B6]/180)*3.1415" office:value-type="float" office:value="4.34601393" calcext:value-type="float">
            <text:p>4.34601393</text:p>
          </table:table-cell>
          <table:table-cell table:formula="of:=SIN([.E6])" office:value-type="float" office:value="-0.933632054951215" calcext:value-type="float">
            <text:p>-0.933632054951215</text:p>
          </table:table-cell>
          <table:table-cell table:formula="of:=SIN([.C6])" office:value-type="float" office:value="-0.933765030283004" calcext:value-type="float">
            <text:p>-0.9337650302830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9.0956" calcext:value-type="float">
            <text:p>249.0956</text:p>
          </table:table-cell>
          <table:table-cell office:value-type="float" office:value="-1.9356" calcext:value-type="float">
            <text:p>-1.9356</text:p>
          </table:table-cell>
          <table:table-cell table:formula="of:=[.C7]/3.1415*180" office:value-type="float" office:value="-110.904981696642" calcext:value-type="float">
            <text:p>-110.904981696642</text:p>
          </table:table-cell>
          <table:table-cell table:formula="of:=([.B7]/180)*3.1415" office:value-type="float" office:value="4.34741015222222" calcext:value-type="float">
            <text:p>4.34741015222222</text:p>
          </table:table-cell>
          <table:table-cell table:formula="of:=SIN([.E7])" office:value-type="float" office:value="-0.934131318227784" calcext:value-type="float">
            <text:p>-0.934131318227784</text:p>
          </table:table-cell>
          <table:table-cell table:formula="of:=SIN([.C7])" office:value-type="float" office:value="-0.934193821872617" calcext:value-type="float">
            <text:p>-0.9341938218726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9.0819" calcext:value-type="float">
            <text:p>249.0819</text:p>
          </table:table-cell>
          <table:table-cell office:value-type="float" office:value="-1.9366" calcext:value-type="float">
            <text:p>-1.9366</text:p>
          </table:table-cell>
          <table:table-cell table:formula="of:=[.C8]/3.1415*180" office:value-type="float" office:value="-110.962279166004" calcext:value-type="float">
            <text:p>-110.962279166004</text:p>
          </table:table-cell>
          <table:table-cell table:formula="of:=([.B8]/180)*3.1415" office:value-type="float" office:value="4.34717104916667" calcext:value-type="float">
            <text:p>4.34717104916667</text:p>
          </table:table-cell>
          <table:table-cell table:formula="of:=SIN([.E8])" office:value-type="float" office:value="-0.934045948588127" calcext:value-type="float">
            <text:p>-0.934045948588127</text:p>
          </table:table-cell>
          <table:table-cell table:formula="of:=SIN([.C8])" office:value-type="float" office:value="-0.933836588941131" calcext:value-type="float">
            <text:p>-0.9338365889411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9.0326" calcext:value-type="float">
            <text:p>249.0326</text:p>
          </table:table-cell>
          <table:table-cell office:value-type="float" office:value="-1.9356" calcext:value-type="float">
            <text:p>-1.9356</text:p>
          </table:table-cell>
          <table:table-cell table:formula="of:=[.C9]/3.1415*180" office:value-type="float" office:value="-110.904981696642" calcext:value-type="float">
            <text:p>-110.904981696642</text:p>
          </table:table-cell>
          <table:table-cell table:formula="of:=([.B9]/180)*3.1415" office:value-type="float" office:value="4.34631062722222" calcext:value-type="float">
            <text:p>4.34631062722222</text:p>
          </table:table-cell>
          <table:table-cell table:formula="of:=SIN([.E9])" office:value-type="float" office:value="-0.93373830071796" calcext:value-type="float">
            <text:p>-0.93373830071796</text:p>
          </table:table-cell>
          <table:table-cell table:formula="of:=SIN([.C9])" office:value-type="float" office:value="-0.934193821872617" calcext:value-type="float">
            <text:p>-0.9341938218726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.1068" calcext:value-type="float">
            <text:p>249.1068</text:p>
          </table:table-cell>
          <table:table-cell office:value-type="float" office:value="-1.9338" calcext:value-type="float">
            <text:p>-1.9338</text:p>
          </table:table-cell>
          <table:table-cell table:formula="of:=[.C10]/3.1415*180" office:value-type="float" office:value="-110.801846251791" calcext:value-type="float">
            <text:p>-110.801846251791</text:p>
          </table:table-cell>
          <table:table-cell table:formula="of:=([.B10]/180)*3.1415" office:value-type="float" office:value="4.34760562333333" calcext:value-type="float">
            <text:p>4.34760562333333</text:p>
          </table:table-cell>
          <table:table-cell table:formula="of:=SIN([.E10])" office:value-type="float" office:value="-0.934201069790579" calcext:value-type="float">
            <text:p>-0.934201069790579</text:p>
          </table:table-cell>
          <table:table-cell table:formula="of:=SIN([.C10])" office:value-type="float" office:value="-0.934834486741592" calcext:value-type="float">
            <text:p>-0.9348344867415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9.1916" calcext:value-type="float">
            <text:p>249.1916</text:p>
          </table:table-cell>
          <table:table-cell office:value-type="float" office:value="-1.9317" calcext:value-type="float">
            <text:p>-1.9317</text:p>
          </table:table-cell>
          <table:table-cell table:formula="of:=[.C11]/3.1415*180" office:value-type="float" office:value="-110.681521566131" calcext:value-type="float">
            <text:p>-110.681521566131</text:p>
          </table:table-cell>
          <table:table-cell table:formula="of:=([.B11]/180)*3.1415" office:value-type="float" office:value="4.34908561888889" calcext:value-type="float">
            <text:p>4.34908561888889</text:p>
          </table:table-cell>
          <table:table-cell table:formula="of:=SIN([.E11])" office:value-type="float" office:value="-0.934728030315478" calcext:value-type="float">
            <text:p>-0.934728030315478</text:p>
          </table:table-cell>
          <table:table-cell table:formula="of:=SIN([.C11])" office:value-type="float" office:value="-0.935578100797335" calcext:value-type="float">
            <text:p>-0.9355781007973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9.3687" calcext:value-type="float">
            <text:p>249.3687</text:p>
          </table:table-cell>
          <table:table-cell office:value-type="float" office:value="-1.9298" calcext:value-type="float">
            <text:p>-1.9298</text:p>
          </table:table-cell>
          <table:table-cell table:formula="of:=[.C12]/3.1415*180" office:value-type="float" office:value="-110.572656374343" calcext:value-type="float">
            <text:p>-110.572656374343</text:p>
          </table:table-cell>
          <table:table-cell table:formula="of:=([.B12]/180)*3.1415" office:value-type="float" office:value="4.35217650583333" calcext:value-type="float">
            <text:p>4.35217650583333</text:p>
          </table:table-cell>
          <table:table-cell table:formula="of:=SIN([.E12])" office:value-type="float" office:value="-0.935821953243094" calcext:value-type="float">
            <text:p>-0.935821953243094</text:p>
          </table:table-cell>
          <table:table-cell table:formula="of:=SIN([.C12])" office:value-type="float" office:value="-0.936247339360685" calcext:value-type="float">
            <text:p>-0.9362473393606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9.4798" calcext:value-type="float">
            <text:p>249.4798</text:p>
          </table:table-cell>
          <table:table-cell office:value-type="float" office:value="-1.9282" calcext:value-type="float">
            <text:p>-1.9282</text:p>
          </table:table-cell>
          <table:table-cell table:formula="of:=[.C13]/3.1415*180" office:value-type="float" office:value="-110.480980423365" calcext:value-type="float">
            <text:p>-110.480980423365</text:p>
          </table:table-cell>
          <table:table-cell table:formula="of:=([.B13]/180)*3.1415" office:value-type="float" office:value="4.35411550944445" calcext:value-type="float">
            <text:p>4.35411550944445</text:p>
          </table:table-cell>
          <table:table-cell table:formula="of:=SIN([.E13])" office:value-type="float" office:value="-0.936503640168229" calcext:value-type="float">
            <text:p>-0.936503640168229</text:p>
          </table:table-cell>
          <table:table-cell table:formula="of:=SIN([.C13])" office:value-type="float" office:value="-0.936808287283699" calcext:value-type="float">
            <text:p>-0.9368082872836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9.4873" calcext:value-type="float">
            <text:p>249.4873</text:p>
          </table:table-cell>
          <table:table-cell office:value-type="float" office:value="-1.9289" calcext:value-type="float">
            <text:p>-1.9289</text:p>
          </table:table-cell>
          <table:table-cell table:formula="of:=[.C14]/3.1415*180" office:value-type="float" office:value="-110.521088651918" calcext:value-type="float">
            <text:p>-110.521088651918</text:p>
          </table:table-cell>
          <table:table-cell table:formula="of:=([.B14]/180)*3.1415" office:value-type="float" office:value="4.35424640527778" calcext:value-type="float">
            <text:p>4.35424640527778</text:p>
          </table:table-cell>
          <table:table-cell table:formula="of:=SIN([.E14])" office:value-type="float" office:value="-0.936549531797474" calcext:value-type="float">
            <text:p>-0.936549531797474</text:p>
          </table:table-cell>
          <table:table-cell table:formula="of:=SIN([.C14])" office:value-type="float" office:value="-0.936563167577401" calcext:value-type="float">
            <text:p>-0.9365631675774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9.5301" calcext:value-type="float">
            <text:p>249.5301</text:p>
          </table:table-cell>
          <table:table-cell office:value-type="float" office:value="-1.9202" calcext:value-type="float">
            <text:p>-1.9202</text:p>
          </table:table-cell>
          <table:table-cell table:formula="of:=[.C15]/3.1415*180" office:value-type="float" office:value="-110.02260066847" calcext:value-type="float">
            <text:p>-110.02260066847</text:p>
          </table:table-cell>
          <table:table-cell table:formula="of:=([.B15]/180)*3.1415" office:value-type="float" office:value="4.35499338416667" calcext:value-type="float">
            <text:p>4.35499338416667</text:p>
          </table:table-cell>
          <table:table-cell table:formula="of:=SIN([.E15])" office:value-type="float" office:value="-0.936811112931781" calcext:value-type="float">
            <text:p>-0.936811112931781</text:p>
          </table:table-cell>
          <table:table-cell table:formula="of:=SIN([.C15])" office:value-type="float" office:value="-0.939577024962641" calcext:value-type="float">
            <text:p>-0.9395770249626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1.7274" calcext:value-type="float">
            <text:p>251.7274</text:p>
          </table:table-cell>
          <table:table-cell office:value-type="float" office:value="-1.872" calcext:value-type="float">
            <text:p>-1.872</text:p>
          </table:table-cell>
          <table:table-cell table:formula="of:=[.C16]/3.1415*180" office:value-type="float" office:value="-107.260862645233" calcext:value-type="float">
            <text:p>-107.260862645233</text:p>
          </table:table-cell>
          <table:table-cell table:formula="of:=([.B16]/180)*3.1415" office:value-type="float" office:value="4.39334237277778" calcext:value-type="float">
            <text:p>4.39334237277778</text:p>
          </table:table-cell>
          <table:table-cell table:formula="of:=SIN([.E16])" office:value-type="float" office:value="-0.949534891995936" calcext:value-type="float">
            <text:p>-0.949534891995936</text:p>
          </table:table-cell>
          <table:table-cell table:formula="of:=SIN([.C16])" office:value-type="float" office:value="-0.954980087397565" calcext:value-type="float">
            <text:p>-0.9549800873975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3.3895" calcext:value-type="float">
            <text:p>253.3895</text:p>
          </table:table-cell>
          <table:table-cell office:value-type="float" office:value="-1.859" calcext:value-type="float">
            <text:p>-1.859</text:p>
          </table:table-cell>
          <table:table-cell table:formula="of:=[.C17]/3.1415*180" office:value-type="float" office:value="-106.51599554353" calcext:value-type="float">
            <text:p>-106.51599554353</text:p>
          </table:table-cell>
          <table:table-cell table:formula="of:=([.B17]/180)*3.1415" office:value-type="float" office:value="4.42235063472222" calcext:value-type="float">
            <text:p>4.42235063472222</text:p>
          </table:table-cell>
          <table:table-cell table:formula="of:=SIN([.E17])" office:value-type="float" office:value="-0.958232909780698" calcext:value-type="float">
            <text:p>-0.958232909780698</text:p>
          </table:table-cell>
          <table:table-cell table:formula="of:=SIN([.C17])" office:value-type="float" office:value="-0.958755992855026" calcext:value-type="float">
            <text:p>-0.9587559928550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3.4614" calcext:value-type="float">
            <text:p>253.4614</text:p>
          </table:table-cell>
          <table:table-cell office:value-type="float" office:value="-1.8578" calcext:value-type="float">
            <text:p>-1.8578</text:p>
          </table:table-cell>
          <table:table-cell table:formula="of:=[.C18]/3.1415*180" office:value-type="float" office:value="-106.447238580296" calcext:value-type="float">
            <text:p>-106.447238580296</text:p>
          </table:table-cell>
          <table:table-cell table:formula="of:=([.B18]/180)*3.1415" office:value-type="float" office:value="4.42360548944445" calcext:value-type="float">
            <text:p>4.42360548944445</text:p>
          </table:table-cell>
          <table:table-cell table:formula="of:=SIN([.E18])" office:value-type="float" office:value="-0.958591029849661" calcext:value-type="float">
            <text:p>-0.958591029849661</text:p>
          </table:table-cell>
          <table:table-cell table:formula="of:=SIN([.C18])" office:value-type="float" office:value="-0.959096379003568" calcext:value-type="float">
            <text:p>-0.9590963790035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3.4808" calcext:value-type="float">
            <text:p>253.4808</text:p>
          </table:table-cell>
          <table:table-cell office:value-type="float" office:value="-1.8828" calcext:value-type="float">
            <text:p>-1.8828</text:p>
          </table:table-cell>
          <table:table-cell table:formula="of:=[.C19]/3.1415*180" office:value-type="float" office:value="-107.87967531434" calcext:value-type="float">
            <text:p>-107.87967531434</text:p>
          </table:table-cell>
          <table:table-cell table:formula="of:=([.B19]/180)*3.1415" office:value-type="float" office:value="4.42394407333333" calcext:value-type="float">
            <text:p>4.42394407333333</text:p>
          </table:table-cell>
          <table:table-cell table:formula="of:=SIN([.E19])" office:value-type="float" office:value="-0.958687398955282" calcext:value-type="float">
            <text:p>-0.958687398955282</text:p>
          </table:table-cell>
          <table:table-cell table:formula="of:=SIN([.C19])" office:value-type="float" office:value="-0.951720420809718" calcext:value-type="float">
            <text:p>-0.9517204208097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1.2865" calcext:value-type="float">
            <text:p>251.2865</text:p>
          </table:table-cell>
          <table:table-cell office:value-type="float" office:value="-1.922" calcext:value-type="float">
            <text:p>-1.922</text:p>
          </table:table-cell>
          <table:table-cell table:formula="of:=[.C20]/3.1415*180" office:value-type="float" office:value="-110.125736113322" calcext:value-type="float">
            <text:p>-110.125736113322</text:p>
          </table:table-cell>
          <table:table-cell table:formula="of:=([.B20]/180)*3.1415" office:value-type="float" office:value="4.38564744305556" calcext:value-type="float">
            <text:p>4.38564744305556</text:p>
          </table:table-cell>
          <table:table-cell table:formula="of:=SIN([.E20])" office:value-type="float" office:value="-0.947093201436476" calcext:value-type="float">
            <text:p>-0.947093201436476</text:p>
          </table:table-cell>
          <table:table-cell table:formula="of:=SIN([.C20])" office:value-type="float" office:value="-0.938959295548902" calcext:value-type="float">
            <text:p>-0.9389592955489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.7532" calcext:value-type="float">
            <text:p>248.7532</text:p>
          </table:table-cell>
          <table:table-cell office:value-type="float" office:value="-1.9462" calcext:value-type="float">
            <text:p>-1.9462</text:p>
          </table:table-cell>
          <table:table-cell table:formula="of:=[.C21]/3.1415*180" office:value-type="float" office:value="-111.512334871876" calcext:value-type="float">
            <text:p>-111.512334871876</text:p>
          </table:table-cell>
          <table:table-cell table:formula="of:=([.B21]/180)*3.1415" office:value-type="float" office:value="4.34143432111111" calcext:value-type="float">
            <text:p>4.34143432111111</text:p>
          </table:table-cell>
          <table:table-cell table:formula="of:=SIN([.E21])" office:value-type="float" office:value="-0.931981701283305" calcext:value-type="float">
            <text:p>-0.931981701283305</text:p>
          </table:table-cell>
          <table:table-cell table:formula="of:=SIN([.C21])" office:value-type="float" office:value="-0.930359691696508" calcext:value-type="float">
            <text:p>-0.9303596916965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8.2653" calcext:value-type="float">
            <text:p>248.2653</text:p>
          </table:table-cell>
          <table:table-cell office:value-type="float" office:value="-1.959" calcext:value-type="float">
            <text:p>-1.959</text:p>
          </table:table-cell>
          <table:table-cell table:formula="of:=[.C22]/3.1415*180" office:value-type="float" office:value="-112.245742479707" calcext:value-type="float">
            <text:p>-112.245742479707</text:p>
          </table:table-cell>
          <table:table-cell table:formula="of:=([.B22]/180)*3.1415" office:value-type="float" office:value="4.33291911083333" calcext:value-type="float">
            <text:p>4.33291911083333</text:p>
          </table:table-cell>
          <table:table-cell table:formula="of:=SIN([.E22])" office:value-type="float" office:value="-0.928861141307002" calcext:value-type="float">
            <text:p>-0.928861141307002</text:p>
          </table:table-cell>
          <table:table-cell table:formula="of:=SIN([.C22])" office:value-type="float" office:value="-0.925590509883993" calcext:value-type="float">
            <text:p>-0.9255905098839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7.6617" calcext:value-type="float">
            <text:p>247.6617</text:p>
          </table:table-cell>
          <table:table-cell office:value-type="float" office:value="-1.9582" calcext:value-type="float">
            <text:p>-1.9582</text:p>
          </table:table-cell>
          <table:table-cell table:formula="of:=[.C23]/3.1415*180" office:value-type="float" office:value="-112.199904504218" calcext:value-type="float">
            <text:p>-112.199904504218</text:p>
          </table:table-cell>
          <table:table-cell table:formula="of:=([.B23]/180)*3.1415" office:value-type="float" office:value="4.32238461416667" calcext:value-type="float">
            <text:p>4.32238461416667</text:p>
          </table:table-cell>
          <table:table-cell table:formula="of:=SIN([.E23])" office:value-type="float" office:value="-0.924907399862986" calcext:value-type="float">
            <text:p>-0.924907399862986</text:p>
          </table:table-cell>
          <table:table-cell table:formula="of:=SIN([.C23])" office:value-type="float" office:value="-0.925893034753701" calcext:value-type="float">
            <text:p>-0.9258930347537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7.7012" calcext:value-type="float">
            <text:p>247.7012</text:p>
          </table:table-cell>
          <table:table-cell office:value-type="float" office:value="-1.9601" calcext:value-type="float">
            <text:p>-1.9601</text:p>
          </table:table-cell>
          <table:table-cell table:formula="of:=[.C24]/3.1415*180" office:value-type="float" office:value="-112.308769696005" calcext:value-type="float">
            <text:p>-112.308769696005</text:p>
          </table:table-cell>
          <table:table-cell table:formula="of:=([.B24]/180)*3.1415" office:value-type="float" office:value="4.32307399888889" calcext:value-type="float">
            <text:p>4.32307399888889</text:p>
          </table:table-cell>
          <table:table-cell table:formula="of:=SIN([.E24])" office:value-type="float" office:value="-0.925169278929444" calcext:value-type="float">
            <text:p>-0.925169278929444</text:p>
          </table:table-cell>
          <table:table-cell table:formula="of:=SIN([.C24])" office:value-type="float" office:value="-0.925173570985695" calcext:value-type="float">
            <text:p>-0.9251735709856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7.6611" calcext:value-type="float">
            <text:p>247.6611</text:p>
          </table:table-cell>
          <table:table-cell office:value-type="float" office:value="-1.961" calcext:value-type="float">
            <text:p>-1.961</text:p>
          </table:table-cell>
          <table:table-cell table:formula="of:=[.C25]/3.1415*180" office:value-type="float" office:value="-112.360337418431" calcext:value-type="float">
            <text:p>-112.360337418431</text:p>
          </table:table-cell>
          <table:table-cell table:formula="of:=([.B25]/180)*3.1415" office:value-type="float" office:value="4.3223741425" calcext:value-type="float">
            <text:p>4.3223741425</text:p>
          </table:table-cell>
          <table:table-cell table:formula="of:=SIN([.E25])" office:value-type="float" office:value="-0.924903418563634" calcext:value-type="float">
            <text:p>-0.924903418563634</text:p>
          </table:table-cell>
          <table:table-cell table:formula="of:=SIN([.C25])" office:value-type="float" office:value="-0.9248316064809" calcext:value-type="float">
            <text:p>-0.92483160648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7.3556" calcext:value-type="float">
            <text:p>247.3556</text:p>
          </table:table-cell>
          <table:table-cell office:value-type="float" office:value="-1.9677" calcext:value-type="float">
            <text:p>-1.9677</text:p>
          </table:table-cell>
          <table:table-cell table:formula="of:=[.C26]/3.1415*180" office:value-type="float" office:value="-112.744230463155" calcext:value-type="float">
            <text:p>-112.744230463155</text:p>
          </table:table-cell>
          <table:table-cell table:formula="of:=([.B26]/180)*3.1415" office:value-type="float" office:value="4.31704231888889" calcext:value-type="float">
            <text:p>4.31704231888889</text:p>
          </table:table-cell>
          <table:table-cell table:formula="of:=SIN([.E26])" office:value-type="float" office:value="-0.922863110723278" calcext:value-type="float">
            <text:p>-0.922863110723278</text:p>
          </table:table-cell>
          <table:table-cell table:formula="of:=SIN([.C26])" office:value-type="float" office:value="-0.922262343311239" calcext:value-type="float">
            <text:p>-0.9222623433112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6.787" calcext:value-type="float">
            <text:p>246.787</text:p>
          </table:table-cell>
          <table:table-cell office:value-type="float" office:value="-1.9789" calcext:value-type="float">
            <text:p>-1.9789</text:p>
          </table:table-cell>
          <table:table-cell table:formula="of:=[.C27]/3.1415*180" office:value-type="float" office:value="-113.385962120006" calcext:value-type="float">
            <text:p>-113.385962120006</text:p>
          </table:table-cell>
          <table:table-cell table:formula="of:=([.B27]/180)*3.1415" office:value-type="float" office:value="4.30711866944445" calcext:value-type="float">
            <text:p>4.30711866944445</text:p>
          </table:table-cell>
          <table:table-cell table:formula="of:=SIN([.E27])" office:value-type="float" office:value="-0.918995856006993" calcext:value-type="float">
            <text:p>-0.918995856006993</text:p>
          </table:table-cell>
          <table:table-cell table:formula="of:=SIN([.C27])" office:value-type="float" office:value="-0.917875066904809" calcext:value-type="float">
            <text:p>-0.9178750669048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5.965" calcext:value-type="float">
            <text:p>245.965</text:p>
          </table:table-cell>
          <table:table-cell office:value-type="float" office:value="-1.9957" calcext:value-type="float">
            <text:p>-1.9957</text:p>
          </table:table-cell>
          <table:table-cell table:formula="of:=[.C28]/3.1415*180" office:value-type="float" office:value="-114.348559605284" calcext:value-type="float">
            <text:p>-114.348559605284</text:p>
          </table:table-cell>
          <table:table-cell table:formula="of:=([.B28]/180)*3.1415" office:value-type="float" office:value="4.29277248611111" calcext:value-type="float">
            <text:p>4.29277248611111</text:p>
          </table:table-cell>
          <table:table-cell table:formula="of:=SIN([.E28])" office:value-type="float" office:value="-0.913245251630205" calcext:value-type="float">
            <text:p>-0.913245251630205</text:p>
          </table:table-cell>
          <table:table-cell table:formula="of:=SIN([.C28])" office:value-type="float" office:value="-0.91107844626665" calcext:value-type="float">
            <text:p>-0.911078446266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5.1042" calcext:value-type="float">
            <text:p>245.1042</text:p>
          </table:table-cell>
          <table:table-cell office:value-type="float" office:value="-2.0071" calcext:value-type="float">
            <text:p>-2.0071</text:p>
          </table:table-cell>
          <table:table-cell table:formula="of:=[.C29]/3.1415*180" office:value-type="float" office:value="-115.001750756008" calcext:value-type="float">
            <text:p>-115.001750756008</text:p>
          </table:table-cell>
          <table:table-cell table:formula="of:=([.B29]/180)*3.1415" office:value-type="float" office:value="4.277749135" calcext:value-type="float">
            <text:p>4.277749135</text:p>
          </table:table-cell>
          <table:table-cell table:formula="of:=SIN([.E29])" office:value-type="float" office:value="-0.907021756381381" calcext:value-type="float">
            <text:p>-0.907021756381381</text:p>
          </table:table-cell>
          <table:table-cell table:formula="of:=SIN([.C29])" office:value-type="float" office:value="-0.906319890364691" calcext:value-type="float">
            <text:p>-0.9063198903646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4.7195" calcext:value-type="float">
            <text:p>244.7195</text:p>
          </table:table-cell>
          <table:table-cell office:value-type="float" office:value="-2.0109" calcext:value-type="float">
            <text:p>-2.0109</text:p>
          </table:table-cell>
          <table:table-cell table:formula="of:=[.C30]/3.1415*180" office:value-type="float" office:value="-115.219481139583" calcext:value-type="float">
            <text:p>-115.219481139583</text:p>
          </table:table-cell>
          <table:table-cell table:formula="of:=([.B30]/180)*3.1415" office:value-type="float" office:value="4.27103505138889" calcext:value-type="float">
            <text:p>4.27103505138889</text:p>
          </table:table-cell>
          <table:table-cell table:formula="of:=SIN([.E30])" office:value-type="float" office:value="-0.904174142343203" calcext:value-type="float">
            <text:p>-0.904174142343203</text:p>
          </table:table-cell>
          <table:table-cell table:formula="of:=SIN([.C30])" office:value-type="float" office:value="-0.904707499848323" calcext:value-type="float">
            <text:p>-0.9047074998483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4.8455" calcext:value-type="float">
            <text:p>244.8455</text:p>
          </table:table-cell>
          <table:table-cell office:value-type="float" office:value="-2.0101" calcext:value-type="float">
            <text:p>-2.0101</text:p>
          </table:table-cell>
          <table:table-cell table:formula="of:=[.C31]/3.1415*180" office:value-type="float" office:value="-115.173643164094" calcext:value-type="float">
            <text:p>-115.173643164094</text:p>
          </table:table-cell>
          <table:table-cell table:formula="of:=([.B31]/180)*3.1415" office:value-type="float" office:value="4.27323410138889" calcext:value-type="float">
            <text:p>4.27323410138889</text:p>
          </table:table-cell>
          <table:table-cell table:formula="of:=SIN([.E31])" office:value-type="float" office:value="-0.905111310465408" calcext:value-type="float">
            <text:p>-0.905111310465408</text:p>
          </table:table-cell>
          <table:table-cell table:formula="of:=SIN([.C31])" office:value-type="float" office:value="-0.905048036914609" calcext:value-type="float">
            <text:p>-0.9050480369146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4.9011" calcext:value-type="float">
            <text:p>244.9011</text:p>
          </table:table-cell>
          <table:table-cell office:value-type="float" office:value="-2.0092" calcext:value-type="float">
            <text:p>-2.0092</text:p>
          </table:table-cell>
          <table:table-cell table:formula="of:=[.C32]/3.1415*180" office:value-type="float" office:value="-115.122075441668" calcext:value-type="float">
            <text:p>-115.122075441668</text:p>
          </table:table-cell>
          <table:table-cell table:formula="of:=([.B32]/180)*3.1415" office:value-type="float" office:value="4.27420447583333" calcext:value-type="float">
            <text:p>4.27420447583333</text:p>
          </table:table-cell>
          <table:table-cell table:formula="of:=SIN([.E32])" office:value-type="float" office:value="-0.905523462914327" calcext:value-type="float">
            <text:p>-0.905523462914327</text:p>
          </table:table-cell>
          <table:table-cell table:formula="of:=SIN([.C32])" office:value-type="float" office:value="-0.905430448741629" calcext:value-type="float">
            <text:p>-0.9054304487416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4.776" calcext:value-type="float">
            <text:p>244.776</text:p>
          </table:table-cell>
          <table:table-cell office:value-type="float" office:value="-2.0116" calcext:value-type="float">
            <text:p>-2.0116</text:p>
          </table:table-cell>
          <table:table-cell table:formula="of:=[.C33]/3.1415*180" office:value-type="float" office:value="-115.259589368136" calcext:value-type="float">
            <text:p>-115.259589368136</text:p>
          </table:table-cell>
          <table:table-cell table:formula="of:=([.B33]/180)*3.1415" office:value-type="float" office:value="4.27202113333333" calcext:value-type="float">
            <text:p>4.27202113333333</text:p>
          </table:table-cell>
          <table:table-cell table:formula="of:=SIN([.E33])" office:value-type="float" office:value="-0.904594921435586" calcext:value-type="float">
            <text:p>-0.904594921435586</text:p>
          </table:table-cell>
          <table:table-cell table:formula="of:=SIN([.C33])" office:value-type="float" office:value="-0.904409054936453" calcext:value-type="float">
            <text:p>-0.9044090549364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4.8135" calcext:value-type="float">
            <text:p>244.8135</text:p>
          </table:table-cell>
          <table:table-cell office:value-type="float" office:value="-2.01" calcext:value-type="float">
            <text:p>-2.01</text:p>
          </table:table-cell>
          <table:table-cell table:formula="of:=[.C34]/3.1415*180" office:value-type="float" office:value="-115.167913417157" calcext:value-type="float">
            <text:p>-115.167913417157</text:p>
          </table:table-cell>
          <table:table-cell table:formula="of:=([.B34]/180)*3.1415" office:value-type="float" office:value="4.2726756125" calcext:value-type="float">
            <text:p>4.2726756125</text:p>
          </table:table-cell>
          <table:table-cell table:formula="of:=SIN([.E34])" office:value-type="float" office:value="-0.904873713981878" calcext:value-type="float">
            <text:p>-0.904873713981878</text:p>
          </table:table-cell>
          <table:table-cell table:formula="of:=SIN([.C34])" office:value-type="float" office:value="-0.905090563325201" calcext:value-type="float">
            <text:p>-0.9050905633252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4.9274" calcext:value-type="float">
            <text:p>244.9274</text:p>
          </table:table-cell>
          <table:table-cell office:value-type="float" office:value="-2.0093" calcext:value-type="float">
            <text:p>-2.0093</text:p>
          </table:table-cell>
          <table:table-cell table:formula="of:=[.C35]/3.1415*180" office:value-type="float" office:value="-115.127805188604" calcext:value-type="float">
            <text:p>-115.127805188604</text:p>
          </table:table-cell>
          <table:table-cell table:formula="of:=([.B35]/180)*3.1415" office:value-type="float" office:value="4.27466348388889" calcext:value-type="float">
            <text:p>4.27466348388889</text:p>
          </table:table-cell>
          <table:table-cell table:formula="of:=SIN([.E35])" office:value-type="float" office:value="-0.905718122885682" calcext:value-type="float">
            <text:p>-0.905718122885682</text:p>
          </table:table-cell>
          <table:table-cell table:formula="of:=SIN([.C35])" office:value-type="float" office:value="-0.905387994750182" calcext:value-type="float">
            <text:p>-0.9053879947501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4.9298" calcext:value-type="float">
            <text:p>244.9298</text:p>
          </table:table-cell>
          <table:table-cell office:value-type="float" office:value="-2.0104" calcext:value-type="float">
            <text:p>-2.0104</text:p>
          </table:table-cell>
          <table:table-cell table:formula="of:=[.C36]/3.1415*180" office:value-type="float" office:value="-115.190832404902" calcext:value-type="float">
            <text:p>-115.190832404902</text:p>
          </table:table-cell>
          <table:table-cell table:formula="of:=([.B36]/180)*3.1415" office:value-type="float" office:value="4.27470537055556" calcext:value-type="float">
            <text:p>4.27470537055556</text:p>
          </table:table-cell>
          <table:table-cell table:formula="of:=SIN([.E36])" office:value-type="float" office:value="-0.905735877032527" calcext:value-type="float">
            <text:p>-0.905735877032527</text:p>
          </table:table-cell>
          <table:table-cell table:formula="of:=SIN([.C36])" office:value-type="float" office:value="-0.904920403381653" calcext:value-type="float">
            <text:p>-0.9049204033816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4.7565" calcext:value-type="float">
            <text:p>244.7565</text:p>
          </table:table-cell>
          <table:table-cell office:value-type="float" office:value="-2.0126" calcext:value-type="float">
            <text:p>-2.0126</text:p>
          </table:table-cell>
          <table:table-cell table:formula="of:=[.C37]/3.1415*180" office:value-type="float" office:value="-115.316886837498" calcext:value-type="float">
            <text:p>-115.316886837498</text:p>
          </table:table-cell>
          <table:table-cell table:formula="of:=([.B37]/180)*3.1415" office:value-type="float" office:value="4.27168080416667" calcext:value-type="float">
            <text:p>4.27168080416667</text:p>
          </table:table-cell>
          <table:table-cell table:formula="of:=SIN([.E37])" office:value-type="float" office:value="-0.904449796173097" calcext:value-type="float">
            <text:p>-0.904449796173097</text:p>
          </table:table-cell>
          <table:table-cell table:formula="of:=SIN([.C37])" office:value-type="float" office:value="-0.903981936350972" calcext:value-type="float">
            <text:p>-0.9039819363509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4.6073" calcext:value-type="float">
            <text:p>244.6073</text:p>
          </table:table-cell>
          <table:table-cell office:value-type="float" office:value="-2.0135" calcext:value-type="float">
            <text:p>-2.0135</text:p>
          </table:table-cell>
          <table:table-cell table:formula="of:=[.C38]/3.1415*180" office:value-type="float" office:value="-115.368454559924" calcext:value-type="float">
            <text:p>-115.368454559924</text:p>
          </table:table-cell>
          <table:table-cell table:formula="of:=([.B38]/180)*3.1415" office:value-type="float" office:value="4.26907684972222" calcext:value-type="float">
            <text:p>4.26907684972222</text:p>
          </table:table-cell>
          <table:table-cell table:formula="of:=SIN([.E38])" office:value-type="float" office:value="-0.903335935983644" calcext:value-type="float">
            <text:p>-0.903335935983644</text:p>
          </table:table-cell>
          <table:table-cell table:formula="of:=SIN([.C38])" office:value-type="float" office:value="-0.903596756707357" calcext:value-type="float">
            <text:p>-0.9035967567073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4.6489" calcext:value-type="float">
            <text:p>244.6489</text:p>
          </table:table-cell>
          <table:table-cell office:value-type="float" office:value="-2.0144" calcext:value-type="float">
            <text:p>-2.0144</text:p>
          </table:table-cell>
          <table:table-cell table:formula="of:=[.C39]/3.1415*180" office:value-type="float" office:value="-115.420022282349" calcext:value-type="float">
            <text:p>-115.420022282349</text:p>
          </table:table-cell>
          <table:table-cell table:formula="of:=([.B39]/180)*3.1415" office:value-type="float" office:value="4.26980288527778" calcext:value-type="float">
            <text:p>4.26980288527778</text:p>
          </table:table-cell>
          <table:table-cell table:formula="of:=SIN([.E39])" office:value-type="float" office:value="-0.903647119044157" calcext:value-type="float">
            <text:p>-0.903647119044157</text:p>
          </table:table-cell>
          <table:table-cell table:formula="of:=SIN([.C39])" office:value-type="float" office:value="-0.903210845150419" calcext:value-type="float">
            <text:p>-0.9032108451504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4.5735" calcext:value-type="float">
            <text:p>244.5735</text:p>
          </table:table-cell>
          <table:table-cell office:value-type="float" office:value="-2.0156" calcext:value-type="float">
            <text:p>-2.0156</text:p>
          </table:table-cell>
          <table:table-cell table:formula="of:=[.C40]/3.1415*180" office:value-type="float" office:value="-115.488779245583" calcext:value-type="float">
            <text:p>-115.488779245583</text:p>
          </table:table-cell>
          <table:table-cell table:formula="of:=([.B40]/180)*3.1415" office:value-type="float" office:value="4.26848694583333" calcext:value-type="float">
            <text:p>4.26848694583333</text:p>
          </table:table-cell>
          <table:table-cell table:formula="of:=SIN([.E40])" office:value-type="float" office:value="-0.90308274911962" calcext:value-type="float">
            <text:p>-0.90308274911962</text:p>
          </table:table-cell>
          <table:table-cell table:formula="of:=SIN([.C40])" office:value-type="float" office:value="-0.902695158416359" calcext:value-type="float">
            <text:p>-0.9026951584163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4.4883" calcext:value-type="float">
            <text:p>244.4883</text:p>
          </table:table-cell>
          <table:table-cell office:value-type="float" office:value="-2.0141" calcext:value-type="float">
            <text:p>-2.0141</text:p>
          </table:table-cell>
          <table:table-cell table:formula="of:=[.C41]/3.1415*180" office:value-type="float" office:value="-115.402833041541" calcext:value-type="float">
            <text:p>-115.402833041541</text:p>
          </table:table-cell>
          <table:table-cell table:formula="of:=([.B41]/180)*3.1415" office:value-type="float" office:value="4.26699996916667" calcext:value-type="float">
            <text:p>4.26699996916667</text:p>
          </table:table-cell>
          <table:table-cell table:formula="of:=SIN([.E41])" office:value-type="float" office:value="-0.90244314416012" calcext:value-type="float">
            <text:p>-0.90244314416012</text:p>
          </table:table-cell>
          <table:table-cell table:formula="of:=SIN([.C41])" office:value-type="float" office:value="-0.903339563640484" calcext:value-type="float">
            <text:p>-0.9033395636404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4.708" calcext:value-type="float">
            <text:p>244.708</text:p>
          </table:table-cell>
          <table:table-cell office:value-type="float" office:value="-2.0121" calcext:value-type="float">
            <text:p>-2.0121</text:p>
          </table:table-cell>
          <table:table-cell table:formula="of:=[.C42]/3.1415*180" office:value-type="float" office:value="-115.288238102817" calcext:value-type="float">
            <text:p>-115.288238102817</text:p>
          </table:table-cell>
          <table:table-cell table:formula="of:=([.B42]/180)*3.1415" office:value-type="float" office:value="4.27083434444445" calcext:value-type="float">
            <text:p>4.27083434444445</text:p>
          </table:table-cell>
          <table:table-cell table:formula="of:=SIN([.E42])" office:value-type="float" office:value="-0.904088389342221" calcext:value-type="float">
            <text:p>-0.904088389342221</text:p>
          </table:table-cell>
          <table:table-cell table:formula="of:=SIN([.C42])" office:value-type="float" office:value="-0.904195608668161" calcext:value-type="float">
            <text:p>-0.9041956086681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4.7277" calcext:value-type="float">
            <text:p>244.7277</text:p>
          </table:table-cell>
          <table:table-cell office:value-type="float" office:value="-1.9947" calcext:value-type="float">
            <text:p>-1.9947</text:p>
          </table:table-cell>
          <table:table-cell table:formula="of:=[.C43]/3.1415*180" office:value-type="float" office:value="-114.291262135922" calcext:value-type="float">
            <text:p>-114.291262135922</text:p>
          </table:table-cell>
          <table:table-cell table:formula="of:=([.B43]/180)*3.1415" office:value-type="float" office:value="4.27117816416667" calcext:value-type="float">
            <text:p>4.27117816416667</text:p>
          </table:table-cell>
          <table:table-cell table:formula="of:=SIN([.E43])" office:value-type="float" office:value="-0.904235265716553" calcext:value-type="float">
            <text:p>-0.904235265716553</text:p>
          </table:table-cell>
          <table:table-cell table:formula="of:=SIN([.C43])" office:value-type="float" office:value="-0.911490223681149" calcext:value-type="float">
            <text:p>-0.9114902236811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6.02" calcext:value-type="float">
            <text:p>246.02</text:p>
          </table:table-cell>
          <table:table-cell office:value-type="float" office:value="-1.984" calcext:value-type="float">
            <text:p>-1.984</text:p>
          </table:table-cell>
          <table:table-cell table:formula="of:=[.C44]/3.1415*180" office:value-type="float" office:value="-113.678179213751" calcext:value-type="float">
            <text:p>-113.678179213751</text:p>
          </table:table-cell>
          <table:table-cell table:formula="of:=([.B44]/180)*3.1415" office:value-type="float" office:value="4.29373238888889" calcext:value-type="float">
            <text:p>4.29373238888889</text:p>
          </table:table-cell>
          <table:table-cell table:formula="of:=SIN([.E44])" office:value-type="float" office:value="-0.913635905060985" calcext:value-type="float">
            <text:p>-0.913635905060985</text:p>
          </table:table-cell>
          <table:table-cell table:formula="of:=SIN([.C44])" office:value-type="float" office:value="-0.915839104536832" calcext:value-type="float">
            <text:p>-0.9158391045368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6.7422" calcext:value-type="float">
            <text:p>246.7422</text:p>
          </table:table-cell>
          <table:table-cell office:value-type="float" office:value="-1.9766" calcext:value-type="float">
            <text:p>-1.9766</text:p>
          </table:table-cell>
          <table:table-cell table:formula="of:=[.C45]/3.1415*180" office:value-type="float" office:value="-113.254177940474" calcext:value-type="float">
            <text:p>-113.254177940474</text:p>
          </table:table-cell>
          <table:table-cell table:formula="of:=([.B45]/180)*3.1415" office:value-type="float" office:value="4.306336785" calcext:value-type="float">
            <text:p>4.306336785</text:p>
          </table:table-cell>
          <table:table-cell table:formula="of:=SIN([.E45])" office:value-type="float" office:value="-0.918687303745093" calcext:value-type="float">
            <text:p>-0.918687303745093</text:p>
          </table:table-cell>
          <table:table-cell table:formula="of:=SIN([.C45])" office:value-type="float" office:value="-0.918785438060052" calcext:value-type="float">
            <text:p>-0.9187854380600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6.7344" calcext:value-type="float">
            <text:p>246.7344</text:p>
          </table:table-cell>
          <table:table-cell office:value-type="float" office:value="-1.9763" calcext:value-type="float">
            <text:p>-1.9763</text:p>
          </table:table-cell>
          <table:table-cell table:formula="of:=[.C46]/3.1415*180" office:value-type="float" office:value="-113.236988699666" calcext:value-type="float">
            <text:p>-113.236988699666</text:p>
          </table:table-cell>
          <table:table-cell table:formula="of:=([.B46]/180)*3.1415" office:value-type="float" office:value="4.30620065333333" calcext:value-type="float">
            <text:p>4.30620065333333</text:p>
          </table:table-cell>
          <table:table-cell table:formula="of:=SIN([.E46])" office:value-type="float" office:value="-0.918633525182377" calcext:value-type="float">
            <text:p>-0.918633525182377</text:p>
          </table:table-cell>
          <table:table-cell table:formula="of:=SIN([.C46])" office:value-type="float" office:value="-0.918903823900235" calcext:value-type="float">
            <text:p>-0.9189038239002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6.9781" calcext:value-type="float">
            <text:p>246.9781</text:p>
          </table:table-cell>
          <table:table-cell office:value-type="float" office:value="-1.9706" calcext:value-type="float">
            <text:p>-1.9706</text:p>
          </table:table-cell>
          <table:table-cell table:formula="of:=[.C47]/3.1415*180" office:value-type="float" office:value="-112.910393124304" calcext:value-type="float">
            <text:p>-112.910393124304</text:p>
          </table:table-cell>
          <table:table-cell table:formula="of:=([.B47]/180)*3.1415" office:value-type="float" office:value="4.31045389527778" calcext:value-type="float">
            <text:p>4.31045389527778</text:p>
          </table:table-cell>
          <table:table-cell table:formula="of:=SIN([.E47])" office:value-type="float" office:value="-0.920305712357667" calcext:value-type="float">
            <text:p>-0.920305712357667</text:p>
          </table:table-cell>
          <table:table-cell table:formula="of:=SIN([.C47])" office:value-type="float" office:value="-0.921137429506629" calcext:value-type="float">
            <text:p>-0.9211374295066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7.4036" calcext:value-type="float">
            <text:p>247.4036</text:p>
          </table:table-cell>
          <table:table-cell office:value-type="float" office:value="-1.9641" calcext:value-type="float">
            <text:p>-1.9641</text:p>
          </table:table-cell>
          <table:table-cell table:formula="of:=[.C48]/3.1415*180" office:value-type="float" office:value="-112.537959573452" calcext:value-type="float">
            <text:p>-112.537959573452</text:p>
          </table:table-cell>
          <table:table-cell table:formula="of:=([.B48]/180)*3.1415" office:value-type="float" office:value="4.31788005222222" calcext:value-type="float">
            <text:p>4.31788005222222</text:p>
          </table:table-cell>
          <table:table-cell table:formula="of:=SIN([.E48])" office:value-type="float" office:value="-0.923185421528874" calcext:value-type="float">
            <text:p>-0.923185421528874</text:p>
          </table:table-cell>
          <table:table-cell table:formula="of:=SIN([.C48])" office:value-type="float" office:value="-0.923647996519293" calcext:value-type="float">
            <text:p>-0.9236479965192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7.6598" calcext:value-type="float">
            <text:p>247.6598</text:p>
          </table:table-cell>
          <table:table-cell office:value-type="float" office:value="-1.9605" calcext:value-type="float">
            <text:p>-1.9605</text:p>
          </table:table-cell>
          <table:table-cell table:formula="of:=[.C49]/3.1415*180" office:value-type="float" office:value="-112.33168868375" calcext:value-type="float">
            <text:p>-112.33168868375</text:p>
          </table:table-cell>
          <table:table-cell table:formula="of:=([.B49]/180)*3.1415" office:value-type="float" office:value="4.32235145388889" calcext:value-type="float">
            <text:p>4.32235145388889</text:p>
          </table:table-cell>
          <table:table-cell table:formula="of:=SIN([.E49])" office:value-type="float" office:value="-0.924894792067107" calcext:value-type="float">
            <text:p>-0.924894792067107</text:p>
          </table:table-cell>
          <table:table-cell table:formula="of:=SIN([.C49])" office:value-type="float" office:value="-0.925021679262242" calcext:value-type="float">
            <text:p>-0.9250216792622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7.7136" calcext:value-type="float">
            <text:p>247.7136</text:p>
          </table:table-cell>
          <table:table-cell office:value-type="float" office:value="-1.9552" calcext:value-type="float">
            <text:p>-1.9552</text:p>
          </table:table-cell>
          <table:table-cell table:formula="of:=[.C50]/3.1415*180" office:value-type="float" office:value="-112.028012096132" calcext:value-type="float">
            <text:p>-112.028012096132</text:p>
          </table:table-cell>
          <table:table-cell table:formula="of:=([.B50]/180)*3.1415" office:value-type="float" office:value="4.32329041333333" calcext:value-type="float">
            <text:p>4.32329041333333</text:p>
          </table:table-cell>
          <table:table-cell table:formula="of:=SIN([.E50])" office:value-type="float" office:value="-0.925251398393078" calcext:value-type="float">
            <text:p>-0.925251398393078</text:p>
          </table:table-cell>
          <table:table-cell table:formula="of:=SIN([.C50])" office:value-type="float" office:value="-0.927022223848849" calcext:value-type="float">
            <text:p>-0.9270222238488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8.2491" calcext:value-type="float">
            <text:p>248.2491</text:p>
          </table:table-cell>
          <table:table-cell office:value-type="float" office:value="-1.9502" calcext:value-type="float">
            <text:p>-1.9502</text:p>
          </table:table-cell>
          <table:table-cell table:formula="of:=[.C51]/3.1415*180" office:value-type="float" office:value="-111.741524749324" calcext:value-type="float">
            <text:p>-111.741524749324</text:p>
          </table:table-cell>
          <table:table-cell table:formula="of:=([.B51]/180)*3.1415" office:value-type="float" office:value="4.33263637583333" calcext:value-type="float">
            <text:p>4.33263637583333</text:p>
          </table:table-cell>
          <table:table-cell table:formula="of:=SIN([.E51])" office:value-type="float" office:value="-0.928756371192285" calcext:value-type="float">
            <text:p>-0.928756371192285</text:p>
          </table:table-cell>
          <table:table-cell table:formula="of:=SIN([.C51])" office:value-type="float" office:value="-0.928885660258898" calcext:value-type="float">
            <text:p>-0.9288856602588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8.2555" calcext:value-type="float">
            <text:p>248.2555</text:p>
          </table:table-cell>
          <table:table-cell office:value-type="float" office:value="-1.9511" calcext:value-type="float">
            <text:p>-1.9511</text:p>
          </table:table-cell>
          <table:table-cell table:formula="of:=[.C52]/3.1415*180" office:value-type="float" office:value="-111.793092471749" calcext:value-type="float">
            <text:p>-111.793092471749</text:p>
          </table:table-cell>
          <table:table-cell table:formula="of:=([.B52]/180)*3.1415" office:value-type="float" office:value="4.33274807361111" calcext:value-type="float">
            <text:p>4.33274807361111</text:p>
          </table:table-cell>
          <table:table-cell table:formula="of:=SIN([.E52])" office:value-type="float" office:value="-0.928797770727057" calcext:value-type="float">
            <text:p>-0.928797770727057</text:p>
          </table:table-cell>
          <table:table-cell table:formula="of:=SIN([.C52])" office:value-type="float" office:value="-0.92855195415093" calcext:value-type="float">
            <text:p>-0.928551954150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8.148" calcext:value-type="float">
            <text:p>248.148</text:p>
          </table:table-cell>
          <table:table-cell office:value-type="float" office:value="-1.9523" calcext:value-type="float">
            <text:p>-1.9523</text:p>
          </table:table-cell>
          <table:table-cell table:formula="of:=[.C53]/3.1415*180" office:value-type="float" office:value="-111.861849434983" calcext:value-type="float">
            <text:p>-111.861849434983</text:p>
          </table:table-cell>
          <table:table-cell table:formula="of:=([.B53]/180)*3.1415" office:value-type="float" office:value="4.3308719" calcext:value-type="float">
            <text:p>4.3308719</text:p>
          </table:table-cell>
          <table:table-cell table:formula="of:=SIN([.E53])" office:value-type="float" office:value="-0.928100850948037" calcext:value-type="float">
            <text:p>-0.928100850948037</text:p>
          </table:table-cell>
          <table:table-cell table:formula="of:=SIN([.C53])" office:value-type="float" office:value="-0.928105842745063" calcext:value-type="float">
            <text:p>-0.9281058427450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8.098" calcext:value-type="float">
            <text:p>248.098</text:p>
          </table:table-cell>
          <table:table-cell office:value-type="float" office:value="-1.955" calcext:value-type="float">
            <text:p>-1.955</text:p>
          </table:table-cell>
          <table:table-cell table:formula="of:=[.C54]/3.1415*180" office:value-type="float" office:value="-112.01655260226" calcext:value-type="float">
            <text:p>-112.01655260226</text:p>
          </table:table-cell>
          <table:table-cell table:formula="of:=([.B54]/180)*3.1415" office:value-type="float" office:value="4.32999926111111" calcext:value-type="float">
            <text:p>4.32999926111111</text:p>
          </table:table-cell>
          <table:table-cell table:formula="of:=SIN([.E54])" office:value-type="float" office:value="-0.927775588937122" calcext:value-type="float">
            <text:p>-0.927775588937122</text:p>
          </table:table-cell>
          <table:table-cell table:formula="of:=SIN([.C54])" office:value-type="float" office:value="-0.927097206586958" calcext:value-type="float">
            <text:p>-0.9270972065869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7.9747" calcext:value-type="float">
            <text:p>247.9747</text:p>
          </table:table-cell>
          <table:table-cell office:value-type="float" office:value="-1.9566" calcext:value-type="float">
            <text:p>-1.9566</text:p>
          </table:table-cell>
          <table:table-cell table:formula="of:=[.C55]/3.1415*180" office:value-type="float" office:value="-112.108228553239" calcext:value-type="float">
            <text:p>-112.108228553239</text:p>
          </table:table-cell>
          <table:table-cell table:formula="of:=([.B55]/180)*3.1415" office:value-type="float" office:value="4.32784733361111" calcext:value-type="float">
            <text:p>4.32784733361111</text:p>
          </table:table-cell>
          <table:table-cell table:formula="of:=SIN([.E55])" office:value-type="float" office:value="-0.926970474054733" calcext:value-type="float">
            <text:p>-0.926970474054733</text:p>
          </table:table-cell>
          <table:table-cell table:formula="of:=SIN([.C55])" office:value-type="float" office:value="-0.926496306585349" calcext:value-type="float">
            <text:p>-0.9264963065853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7.8343" calcext:value-type="float">
            <text:p>247.8343</text:p>
          </table:table-cell>
          <table:table-cell office:value-type="float" office:value="-1.9602" calcext:value-type="float">
            <text:p>-1.9602</text:p>
          </table:table-cell>
          <table:table-cell table:formula="of:=[.C56]/3.1415*180" office:value-type="float" office:value="-112.314499442941" calcext:value-type="float">
            <text:p>-112.314499442941</text:p>
          </table:table-cell>
          <table:table-cell table:formula="of:=([.B56]/180)*3.1415" office:value-type="float" office:value="4.32539696361111" calcext:value-type="float">
            <text:p>4.32539696361111</text:p>
          </table:table-cell>
          <table:table-cell table:formula="of:=SIN([.E56])" office:value-type="float" office:value="-0.926048474239979" calcext:value-type="float">
            <text:p>-0.926048474239979</text:p>
          </table:table-cell>
          <table:table-cell table:formula="of:=SIN([.C56])" office:value-type="float" office:value="-0.925135611931486" calcext:value-type="float">
            <text:p>-0.9251356119314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7.6476" calcext:value-type="float">
            <text:p>247.6476</text:p>
          </table:table-cell>
          <table:table-cell office:value-type="float" office:value="-1.9625" calcext:value-type="float">
            <text:p>-1.9625</text:p>
          </table:table-cell>
          <table:table-cell table:formula="of:=[.C57]/3.1415*180" office:value-type="float" office:value="-112.446283622473" calcext:value-type="float">
            <text:p>-112.446283622473</text:p>
          </table:table-cell>
          <table:table-cell table:formula="of:=([.B57]/180)*3.1415" office:value-type="float" office:value="4.32213853" calcext:value-type="float">
            <text:p>4.32213853</text:p>
          </table:table-cell>
          <table:table-cell table:formula="of:=SIN([.E57])" office:value-type="float" office:value="-0.924813812515843" calcext:value-type="float">
            <text:p>-0.924813812515843</text:p>
          </table:table-cell>
          <table:table-cell table:formula="of:=SIN([.C57])" office:value-type="float" office:value="-0.924260001079857" calcext:value-type="float">
            <text:p>-0.9242600010798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7.4362" calcext:value-type="float">
            <text:p>247.4362</text:p>
          </table:table-cell>
          <table:table-cell office:value-type="float" office:value="-1.9661" calcext:value-type="float">
            <text:p>-1.9661</text:p>
          </table:table-cell>
          <table:table-cell table:formula="of:=[.C58]/3.1415*180" office:value-type="float" office:value="-112.652554512176" calcext:value-type="float">
            <text:p>-112.652554512176</text:p>
          </table:table-cell>
          <table:table-cell table:formula="of:=([.B58]/180)*3.1415" office:value-type="float" office:value="4.31844901277778" calcext:value-type="float">
            <text:p>4.31844901277778</text:p>
          </table:table-cell>
          <table:table-cell table:formula="of:=SIN([.E58])" office:value-type="float" office:value="-0.923403954860873" calcext:value-type="float">
            <text:p>-0.923403954860873</text:p>
          </table:table-cell>
          <table:table-cell table:formula="of:=SIN([.C58])" office:value-type="float" office:value="-0.922879665870689" calcext:value-type="float">
            <text:p>-0.9228796658706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7.2964" calcext:value-type="float">
            <text:p>247.2964</text:p>
          </table:table-cell>
          <table:table-cell office:value-type="float" office:value="-1.9671" calcext:value-type="float">
            <text:p>-1.9671</text:p>
          </table:table-cell>
          <table:table-cell table:formula="of:=[.C59]/3.1415*180" office:value-type="float" office:value="-112.709851981537" calcext:value-type="float">
            <text:p>-112.709851981537</text:p>
          </table:table-cell>
          <table:table-cell table:formula="of:=([.B59]/180)*3.1415" office:value-type="float" office:value="4.31600911444445" calcext:value-type="float">
            <text:p>4.31600911444445</text:p>
          </table:table-cell>
          <table:table-cell table:formula="of:=SIN([.E59])" office:value-type="float" office:value="-0.922464702111914" calcext:value-type="float">
            <text:p>-0.922464702111914</text:p>
          </table:table-cell>
          <table:table-cell table:formula="of:=SIN([.C59])" office:value-type="float" office:value="-0.92249411603469" calcext:value-type="float">
            <text:p>-0.922494116034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7.2632" calcext:value-type="float">
            <text:p>247.2632</text:p>
          </table:table-cell>
          <table:table-cell office:value-type="float" office:value="-1.9686" calcext:value-type="float">
            <text:p>-1.9686</text:p>
          </table:table-cell>
          <table:table-cell table:formula="of:=[.C60]/3.1415*180" office:value-type="float" office:value="-112.79579818558" calcext:value-type="float">
            <text:p>-112.79579818558</text:p>
          </table:table-cell>
          <table:table-cell table:formula="of:=([.B60]/180)*3.1415" office:value-type="float" office:value="4.31542968222222" calcext:value-type="float">
            <text:p>4.31542968222222</text:p>
          </table:table-cell>
          <table:table-cell table:formula="of:=SIN([.E60])" office:value-type="float" office:value="-0.922240839246483" calcext:value-type="float">
            <text:p>-0.922240839246483</text:p>
          </table:table-cell>
          <table:table-cell table:formula="of:=SIN([.C60])" office:value-type="float" office:value="-0.921914061725105" calcext:value-type="float">
            <text:p>-0.9219140617251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7.1783" calcext:value-type="float">
            <text:p>247.1783</text:p>
          </table:table-cell>
          <table:table-cell office:value-type="float" office:value="-1.9699" calcext:value-type="float">
            <text:p>-1.9699</text:p>
          </table:table-cell>
          <table:table-cell table:formula="of:=[.C61]/3.1415*180" office:value-type="float" office:value="-112.87028489575" calcext:value-type="float">
            <text:p>-112.87028489575</text:p>
          </table:table-cell>
          <table:table-cell table:formula="of:=([.B61]/180)*3.1415" office:value-type="float" office:value="4.31394794138889" calcext:value-type="float">
            <text:p>4.31394794138889</text:p>
          </table:table-cell>
          <table:table-cell table:formula="of:=SIN([.E61])" office:value-type="float" office:value="-0.921666962512556" calcext:value-type="float">
            <text:p>-0.921666962512556</text:p>
          </table:table-cell>
          <table:table-cell table:formula="of:=SIN([.C61])" office:value-type="float" office:value="-0.921409670059813" calcext:value-type="float">
            <text:p>-0.9214096700598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7.0888" calcext:value-type="float">
            <text:p>247.0888</text:p>
          </table:table-cell>
          <table:table-cell office:value-type="float" office:value="-1.9721" calcext:value-type="float">
            <text:p>-1.9721</text:p>
          </table:table-cell>
          <table:table-cell table:formula="of:=[.C62]/3.1415*180" office:value-type="float" office:value="-112.996339328346" calcext:value-type="float">
            <text:p>-112.996339328346</text:p>
          </table:table-cell>
          <table:table-cell table:formula="of:=([.B62]/180)*3.1415" office:value-type="float" office:value="4.31238591777778" calcext:value-type="float">
            <text:p>4.31238591777778</text:p>
          </table:table-cell>
          <table:table-cell table:formula="of:=SIN([.E62])" office:value-type="float" office:value="-0.921059801363259" calcext:value-type="float">
            <text:p>-0.921059801363259</text:p>
          </table:table-cell>
          <table:table-cell table:formula="of:=SIN([.C62])" office:value-type="float" office:value="-0.920552537187383" calcext:value-type="float">
            <text:p>-0.9205525371873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6.9838" calcext:value-type="float">
            <text:p>246.9838</text:p>
          </table:table-cell>
          <table:table-cell office:value-type="float" office:value="-1.9732" calcext:value-type="float">
            <text:p>-1.9732</text:p>
          </table:table-cell>
          <table:table-cell table:formula="of:=[.C63]/3.1415*180" office:value-type="float" office:value="-113.059366544644" calcext:value-type="float">
            <text:p>-113.059366544644</text:p>
          </table:table-cell>
          <table:table-cell table:formula="of:=([.B63]/180)*3.1415" office:value-type="float" office:value="4.31055337611111" calcext:value-type="float">
            <text:p>4.31055337611111</text:p>
          </table:table-cell>
          <table:table-cell table:formula="of:=SIN([.E63])" office:value-type="float" office:value="-0.92034462470011" calcext:value-type="float">
            <text:p>-0.92034462470011</text:p>
          </table:table-cell>
          <table:table-cell table:formula="of:=SIN([.C63])" office:value-type="float" office:value="-0.920122299688862" calcext:value-type="float">
            <text:p>-0.9201222996888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46.9267" calcext:value-type="float">
            <text:p>246.9267</text:p>
          </table:table-cell>
          <table:table-cell office:value-type="float" office:value="-1.9754" calcext:value-type="float">
            <text:p>-1.9754</text:p>
          </table:table-cell>
          <table:table-cell table:formula="of:=[.C64]/3.1415*180" office:value-type="float" office:value="-113.18542097724" calcext:value-type="float">
            <text:p>-113.18542097724</text:p>
          </table:table-cell>
          <table:table-cell table:formula="of:=([.B64]/180)*3.1415" office:value-type="float" office:value="4.3095568225" calcext:value-type="float">
            <text:p>4.3095568225</text:p>
          </table:table-cell>
          <table:table-cell table:formula="of:=SIN([.E64])" office:value-type="float" office:value="-0.919954407281559" calcext:value-type="float">
            <text:p>-0.919954407281559</text:p>
          </table:table-cell>
          <table:table-cell table:formula="of:=SIN([.C64])" office:value-type="float" office:value="-0.919258485170143" calcext:value-type="float">
            <text:p>-0.9192584851701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6.6603" calcext:value-type="float">
            <text:p>246.6603</text:p>
          </table:table-cell>
          <table:table-cell office:value-type="float" office:value="-1.9794" calcext:value-type="float">
            <text:p>-1.9794</text:p>
          </table:table-cell>
          <table:table-cell table:formula="of:=[.C65]/3.1415*180" office:value-type="float" office:value="-113.414610854687" calcext:value-type="float">
            <text:p>-113.414610854687</text:p>
          </table:table-cell>
          <table:table-cell table:formula="of:=([.B65]/180)*3.1415" office:value-type="float" office:value="4.3049074025" calcext:value-type="float">
            <text:p>4.3049074025</text:p>
          </table:table-cell>
          <table:table-cell table:formula="of:=SIN([.E65])" office:value-type="float" office:value="-0.918121779907487" calcext:value-type="float">
            <text:p>-0.918121779907487</text:p>
          </table:table-cell>
          <table:table-cell table:formula="of:=SIN([.C65])" office:value-type="float" office:value="-0.917676517452933" calcext:value-type="float">
            <text:p>-0.9176765174529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6.5195" calcext:value-type="float">
            <text:p>246.5195</text:p>
          </table:table-cell>
          <table:table-cell office:value-type="float" office:value="-1.9826" calcext:value-type="float">
            <text:p>-1.9826</text:p>
          </table:table-cell>
          <table:table-cell table:formula="of:=[.C66]/3.1415*180" office:value-type="float" office:value="-113.597962756645" calcext:value-type="float">
            <text:p>-113.597962756645</text:p>
          </table:table-cell>
          <table:table-cell table:formula="of:=([.B66]/180)*3.1415" office:value-type="float" office:value="4.30245005138889" calcext:value-type="float">
            <text:p>4.30245005138889</text:p>
          </table:table-cell>
          <table:table-cell table:formula="of:=SIN([.E66])" office:value-type="float" office:value="-0.917145164578255" calcext:value-type="float">
            <text:p>-0.917145164578255</text:p>
          </table:table-cell>
          <table:table-cell table:formula="of:=SIN([.C66])" office:value-type="float" office:value="-0.916400370436934" calcext:value-type="float">
            <text:p>-0.9164003704369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6.3453" calcext:value-type="float">
            <text:p>246.3453</text:p>
          </table:table-cell>
          <table:table-cell office:value-type="float" office:value="-1.9845" calcext:value-type="float">
            <text:p>-1.9845</text:p>
          </table:table-cell>
          <table:table-cell table:formula="of:=[.C67]/3.1415*180" office:value-type="float" office:value="-113.706827948432" calcext:value-type="float">
            <text:p>-113.706827948432</text:p>
          </table:table-cell>
          <table:table-cell table:formula="of:=([.B67]/180)*3.1415" office:value-type="float" office:value="4.2994097775" calcext:value-type="float">
            <text:p>4.2994097775</text:p>
          </table:table-cell>
          <table:table-cell table:formula="of:=SIN([.E67])" office:value-type="float" office:value="-0.915929216494878" calcext:value-type="float">
            <text:p>-0.915929216494878</text:p>
          </table:table-cell>
          <table:table-cell table:formula="of:=SIN([.C67])" office:value-type="float" office:value="-0.915638217348913" calcext:value-type="float">
            <text:p>-0.9156382173489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6.2728" calcext:value-type="float">
            <text:p>246.2728</text:p>
          </table:table-cell>
          <table:table-cell office:value-type="float" office:value="-1.9852" calcext:value-type="float">
            <text:p>-1.9852</text:p>
          </table:table-cell>
          <table:table-cell table:formula="of:=[.C68]/3.1415*180" office:value-type="float" office:value="-113.746936176986" calcext:value-type="float">
            <text:p>-113.746936176986</text:p>
          </table:table-cell>
          <table:table-cell table:formula="of:=([.B68]/180)*3.1415" office:value-type="float" office:value="4.29814445111111" calcext:value-type="float">
            <text:p>4.29814445111111</text:p>
          </table:table-cell>
          <table:table-cell table:formula="of:=SIN([.E68])" office:value-type="float" office:value="-0.915420657510341" calcext:value-type="float">
            <text:p>-0.915420657510341</text:p>
          </table:table-cell>
          <table:table-cell table:formula="of:=SIN([.C68])" office:value-type="float" office:value="-0.915356590729043" calcext:value-type="float">
            <text:p>-0.9153565907290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46.2481" calcext:value-type="float">
            <text:p>246.2481</text:p>
          </table:table-cell>
          <table:table-cell office:value-type="float" office:value="-1.9856" calcext:value-type="float">
            <text:p>-1.9856</text:p>
          </table:table-cell>
          <table:table-cell table:formula="of:=[.C69]/3.1415*180" office:value-type="float" office:value="-113.76985516473" calcext:value-type="float">
            <text:p>-113.76985516473</text:p>
          </table:table-cell>
          <table:table-cell table:formula="of:=([.B69]/180)*3.1415" office:value-type="float" office:value="4.2977133675" calcext:value-type="float">
            <text:p>4.2977133675</text:p>
          </table:table-cell>
          <table:table-cell table:formula="of:=SIN([.E69])" office:value-type="float" office:value="-0.915247061963306" calcext:value-type="float">
            <text:p>-0.915247061963306</text:p>
          </table:table-cell>
          <table:table-cell table:formula="of:=SIN([.C69])" office:value-type="float" office:value="-0.915195459844672" calcext:value-type="float">
            <text:p>-0.9151954598446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6.2288" calcext:value-type="float">
            <text:p>246.2288</text:p>
          </table:table-cell>
          <table:table-cell office:value-type="float" office:value="-1.9856" calcext:value-type="float">
            <text:p>-1.9856</text:p>
          </table:table-cell>
          <table:table-cell table:formula="of:=[.C70]/3.1415*180" office:value-type="float" office:value="-113.76985516473" calcext:value-type="float">
            <text:p>-113.76985516473</text:p>
          </table:table-cell>
          <table:table-cell table:formula="of:=([.B70]/180)*3.1415" office:value-type="float" office:value="4.29737652888889" calcext:value-type="float">
            <text:p>4.29737652888889</text:p>
          </table:table-cell>
          <table:table-cell table:formula="of:=SIN([.E70])" office:value-type="float" office:value="-0.915111300105967" calcext:value-type="float">
            <text:p>-0.915111300105967</text:p>
          </table:table-cell>
          <table:table-cell table:formula="of:=SIN([.C70])" office:value-type="float" office:value="-0.915195459844672" calcext:value-type="float">
            <text:p>-0.9151954598446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6.2262" calcext:value-type="float">
            <text:p>246.2262</text:p>
          </table:table-cell>
          <table:table-cell office:value-type="float" office:value="-1.9857" calcext:value-type="float">
            <text:p>-1.9857</text:p>
          </table:table-cell>
          <table:table-cell table:formula="of:=[.C71]/3.1415*180" office:value-type="float" office:value="-113.775584911666" calcext:value-type="float">
            <text:p>-113.775584911666</text:p>
          </table:table-cell>
          <table:table-cell table:formula="of:=([.B71]/180)*3.1415" office:value-type="float" office:value="4.29733115166667" calcext:value-type="float">
            <text:p>4.29733115166667</text:p>
          </table:table-cell>
          <table:table-cell table:formula="of:=SIN([.E71])" office:value-type="float" office:value="-0.915093003007703" calcext:value-type="float">
            <text:p>-0.915093003007703</text:p>
          </table:table-cell>
          <table:table-cell table:formula="of:=SIN([.C71])" office:value-type="float" office:value="-0.915155154242686" calcext:value-type="float">
            <text:p>-0.9151551542426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6.249" calcext:value-type="float">
            <text:p>246.249</text:p>
          </table:table-cell>
          <table:table-cell office:value-type="float" office:value="-1.9848" calcext:value-type="float">
            <text:p>-1.9848</text:p>
          </table:table-cell>
          <table:table-cell table:formula="of:=[.C72]/3.1415*180" office:value-type="float" office:value="-113.724017189241" calcext:value-type="float">
            <text:p>-113.724017189241</text:p>
          </table:table-cell>
          <table:table-cell table:formula="of:=([.B72]/180)*3.1415" office:value-type="float" office:value="4.297729075" calcext:value-type="float">
            <text:p>4.297729075</text:p>
          </table:table-cell>
          <table:table-cell table:formula="of:=SIN([.E72])" office:value-type="float" office:value="-0.915253390293094" calcext:value-type="float">
            <text:p>-0.915253390293094</text:p>
          </table:table-cell>
          <table:table-cell table:formula="of:=SIN([.C72])" office:value-type="float" office:value="-0.915517575156361" calcext:value-type="float">
            <text:p>-0.9155175751563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6.2933" calcext:value-type="float">
            <text:p>246.2933</text:p>
          </table:table-cell>
          <table:table-cell office:value-type="float" office:value="-1.9847" calcext:value-type="float">
            <text:p>-1.9847</text:p>
          </table:table-cell>
          <table:table-cell table:formula="of:=[.C73]/3.1415*180" office:value-type="float" office:value="-113.718287442305" calcext:value-type="float">
            <text:p>-113.718287442305</text:p>
          </table:table-cell>
          <table:table-cell table:formula="of:=([.B73]/180)*3.1415" office:value-type="float" office:value="4.29850223305556" calcext:value-type="float">
            <text:p>4.29850223305556</text:p>
          </table:table-cell>
          <table:table-cell table:formula="of:=SIN([.E73])" office:value-type="float" office:value="-0.9155646056026" calcext:value-type="float">
            <text:p>-0.9155646056026</text:p>
          </table:table-cell>
          <table:table-cell table:formula="of:=SIN([.C73])" office:value-type="float" office:value="-0.915557798376257" calcext:value-type="float">
            <text:p>-0.91555779837625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6.2821" calcext:value-type="float">
            <text:p>246.2821</text:p>
          </table:table-cell>
          <table:table-cell office:value-type="float" office:value="-1.9852" calcext:value-type="float">
            <text:p>-1.9852</text:p>
          </table:table-cell>
          <table:table-cell table:formula="of:=[.C74]/3.1415*180" office:value-type="float" office:value="-113.746936176986" calcext:value-type="float">
            <text:p>-113.746936176986</text:p>
          </table:table-cell>
          <table:table-cell table:formula="of:=([.B74]/180)*3.1415" office:value-type="float" office:value="4.29830676194444" calcext:value-type="float">
            <text:p>4.29830676194444</text:p>
          </table:table-cell>
          <table:table-cell table:formula="of:=SIN([.E74])" office:value-type="float" office:value="-0.915485975314138" calcext:value-type="float">
            <text:p>-0.915485975314138</text:p>
          </table:table-cell>
          <table:table-cell table:formula="of:=SIN([.C74])" office:value-type="float" office:value="-0.915356590729043" calcext:value-type="float">
            <text:p>-0.9153565907290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6.2576" calcext:value-type="float">
            <text:p>246.2576</text:p>
          </table:table-cell>
          <table:table-cell office:value-type="float" office:value="-1.9853" calcext:value-type="float">
            <text:p>-1.9853</text:p>
          </table:table-cell>
          <table:table-cell table:formula="of:=[.C75]/3.1415*180" office:value-type="float" office:value="-113.752665923922" calcext:value-type="float">
            <text:p>-113.752665923922</text:p>
          </table:table-cell>
          <table:table-cell table:formula="of:=([.B75]/180)*3.1415" office:value-type="float" office:value="4.29787916888889" calcext:value-type="float">
            <text:p>4.29787916888889</text:p>
          </table:table-cell>
          <table:table-cell table:formula="of:=SIN([.E75])" office:value-type="float" office:value="-0.915313849611346" calcext:value-type="float">
            <text:p>-0.915313849611346</text:p>
          </table:table-cell>
          <table:table-cell table:formula="of:=SIN([.C75])" office:value-type="float" office:value="-0.915316321737292" calcext:value-type="float">
            <text:p>-0.9153163217372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6.2595" calcext:value-type="float">
            <text:p>246.2595</text:p>
          </table:table-cell>
          <table:table-cell office:value-type="float" office:value="-1.9852" calcext:value-type="float">
            <text:p>-1.9852</text:p>
          </table:table-cell>
          <table:table-cell table:formula="of:=[.C76]/3.1415*180" office:value-type="float" office:value="-113.746936176986" calcext:value-type="float">
            <text:p>-113.746936176986</text:p>
          </table:table-cell>
          <table:table-cell table:formula="of:=([.B76]/180)*3.1415" office:value-type="float" office:value="4.29791232916667" calcext:value-type="float">
            <text:p>4.29791232916667</text:p>
          </table:table-cell>
          <table:table-cell table:formula="of:=SIN([.E76])" office:value-type="float" office:value="-0.915327204121564" calcext:value-type="float">
            <text:p>-0.915327204121564</text:p>
          </table:table-cell>
          <table:table-cell table:formula="of:=SIN([.C76])" office:value-type="float" office:value="-0.915356590729043" calcext:value-type="float">
            <text:p>-0.9153565907290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6.2247" calcext:value-type="float">
            <text:p>246.2247</text:p>
          </table:table-cell>
          <table:table-cell office:value-type="float" office:value="-1.9859" calcext:value-type="float">
            <text:p>-1.9859</text:p>
          </table:table-cell>
          <table:table-cell table:formula="of:=[.C77]/3.1415*180" office:value-type="float" office:value="-113.787044405539" calcext:value-type="float">
            <text:p>-113.787044405539</text:p>
          </table:table-cell>
          <table:table-cell table:formula="of:=([.B77]/180)*3.1415" office:value-type="float" office:value="4.2973049725" calcext:value-type="float">
            <text:p>4.2973049725</text:p>
          </table:table-cell>
          <table:table-cell table:formula="of:=SIN([.E77])" office:value-type="float" office:value="-0.915082446132355" calcext:value-type="float">
            <text:p>-0.915082446132355</text:p>
          </table:table-cell>
          <table:table-cell table:formula="of:=SIN([.C77])" office:value-type="float" office:value="-0.915074515584462" calcext:value-type="float">
            <text:p>-0.9150745155844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6.2218" calcext:value-type="float">
            <text:p>246.2218</text:p>
          </table:table-cell>
          <table:table-cell office:value-type="float" office:value="-1.9863" calcext:value-type="float">
            <text:p>-1.9863</text:p>
          </table:table-cell>
          <table:table-cell table:formula="of:=[.C78]/3.1415*180" office:value-type="float" office:value="-113.809963393283" calcext:value-type="float">
            <text:p>-113.809963393283</text:p>
          </table:table-cell>
          <table:table-cell table:formula="of:=([.B78]/180)*3.1415" office:value-type="float" office:value="4.29725435944445" calcext:value-type="float">
            <text:p>4.29725435944445</text:p>
          </table:table-cell>
          <table:table-cell table:formula="of:=SIN([.E78])" office:value-type="float" office:value="-0.915062034395036" calcext:value-type="float">
            <text:p>-0.915062034395036</text:p>
          </table:table-cell>
          <table:table-cell table:formula="of:=SIN([.C78])" office:value-type="float" office:value="-0.914913128462299" calcext:value-type="float">
            <text:p>-0.91491312846229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6.1645" calcext:value-type="float">
            <text:p>246.1645</text:p>
          </table:table-cell>
          <table:table-cell office:value-type="float" office:value="-1.9876" calcext:value-type="float">
            <text:p>-1.9876</text:p>
          </table:table-cell>
          <table:table-cell table:formula="of:=[.C79]/3.1415*180" office:value-type="float" office:value="-113.884450103454" calcext:value-type="float">
            <text:p>-113.884450103454</text:p>
          </table:table-cell>
          <table:table-cell table:formula="of:=([.B79]/180)*3.1415" office:value-type="float" office:value="4.29625431527778" calcext:value-type="float">
            <text:p>4.29625431527778</text:p>
          </table:table-cell>
          <table:table-cell table:formula="of:=SIN([.E79])" office:value-type="float" office:value="-0.914658245957321" calcext:value-type="float">
            <text:p>-0.914658245957321</text:p>
          </table:table-cell>
          <table:table-cell table:formula="of:=SIN([.C79])" office:value-type="float" office:value="-0.914387609470185" calcext:value-type="float">
            <text:p>-0.9143876094701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6.085" calcext:value-type="float">
            <text:p>246.085</text:p>
          </table:table-cell>
          <table:table-cell office:value-type="float" office:value="-1.9902" calcext:value-type="float">
            <text:p>-1.9902</text:p>
          </table:table-cell>
          <table:table-cell table:formula="of:=[.C80]/3.1415*180" office:value-type="float" office:value="-114.033423523794" calcext:value-type="float">
            <text:p>-114.033423523794</text:p>
          </table:table-cell>
          <table:table-cell table:formula="of:=([.B80]/180)*3.1415" office:value-type="float" office:value="4.29486681944444" calcext:value-type="float">
            <text:p>4.29486681944444</text:p>
          </table:table-cell>
          <table:table-cell table:formula="of:=SIN([.E80])" office:value-type="float" office:value="-0.914096501017593" calcext:value-type="float">
            <text:p>-0.914096501017593</text:p>
          </table:table-cell>
          <table:table-cell table:formula="of:=SIN([.C80])" office:value-type="float" office:value="-0.913331936432169" calcext:value-type="float">
            <text:p>-0.9133319364321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5.8677" calcext:value-type="float">
            <text:p>245.8677</text:p>
          </table:table-cell>
          <table:table-cell office:value-type="float" office:value="-1.9926" calcext:value-type="float">
            <text:p>-1.9926</text:p>
          </table:table-cell>
          <table:table-cell table:formula="of:=[.C81]/3.1415*180" office:value-type="float" office:value="-114.170937450263" calcext:value-type="float">
            <text:p>-114.170937450263</text:p>
          </table:table-cell>
          <table:table-cell table:formula="of:=([.B81]/180)*3.1415" office:value-type="float" office:value="4.29107433083333" calcext:value-type="float">
            <text:p>4.29107433083333</text:p>
          </table:table-cell>
          <table:table-cell table:formula="of:=SIN([.E81])" office:value-type="float" office:value="-0.91255208932278" calcext:value-type="float">
            <text:p>-0.91255208932278</text:p>
          </table:table-cell>
          <table:table-cell table:formula="of:=SIN([.C81])" office:value-type="float" office:value="-0.912351988860825" calcext:value-type="float">
            <text:p>-0.9123519888608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5.8004" calcext:value-type="float">
            <text:p>245.8004</text:p>
          </table:table-cell>
          <table:table-cell office:value-type="float" office:value="-1.9937" calcext:value-type="float">
            <text:p>-1.9937</text:p>
          </table:table-cell>
          <table:table-cell table:formula="of:=[.C82]/3.1415*180" office:value-type="float" office:value="-114.233964666561" calcext:value-type="float">
            <text:p>-114.233964666561</text:p>
          </table:table-cell>
          <table:table-cell table:formula="of:=([.B82]/180)*3.1415" office:value-type="float" office:value="4.28989975888889" calcext:value-type="float">
            <text:p>4.28989975888889</text:p>
          </table:table-cell>
          <table:table-cell table:formula="of:=SIN([.E82])" office:value-type="float" office:value="-0.91207110642543" calcext:value-type="float">
            <text:p>-0.91207110642543</text:p>
          </table:table-cell>
          <table:table-cell table:formula="of:=SIN([.C82])" office:value-type="float" office:value="-0.9119010896055" calcext:value-type="float">
            <text:p>-0.91190108960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5.7448" calcext:value-type="float">
            <text:p>245.7448</text:p>
          </table:table-cell>
          <table:table-cell office:value-type="float" office:value="-1.9941" calcext:value-type="float">
            <text:p>-1.9941</text:p>
          </table:table-cell>
          <table:table-cell table:formula="of:=[.C83]/3.1415*180" office:value-type="float" office:value="-114.256883654305" calcext:value-type="float">
            <text:p>-114.256883654305</text:p>
          </table:table-cell>
          <table:table-cell table:formula="of:=([.B83]/180)*3.1415" office:value-type="float" office:value="4.28892938444445" calcext:value-type="float">
            <text:p>4.28892938444445</text:p>
          </table:table-cell>
          <table:table-cell table:formula="of:=SIN([.E83])" office:value-type="float" office:value="-0.911672792432485" calcext:value-type="float">
            <text:p>-0.911672792432485</text:p>
          </table:table-cell>
          <table:table-cell table:formula="of:=SIN([.C83])" office:value-type="float" office:value="-0.911736852640893" calcext:value-type="float">
            <text:p>-0.91173685264089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5.7623" calcext:value-type="float">
            <text:p>245.7623</text:p>
          </table:table-cell>
          <table:table-cell office:value-type="float" office:value="-1.9938" calcext:value-type="float">
            <text:p>-1.9938</text:p>
          </table:table-cell>
          <table:table-cell table:formula="of:=[.C84]/3.1415*180" office:value-type="float" office:value="-114.239694413497" calcext:value-type="float">
            <text:p>-114.239694413497</text:p>
          </table:table-cell>
          <table:table-cell table:formula="of:=([.B84]/180)*3.1415" office:value-type="float" office:value="4.28923480805556" calcext:value-type="float">
            <text:p>4.28923480805556</text:p>
          </table:table-cell>
          <table:table-cell table:formula="of:=SIN([.E84])" office:value-type="float" office:value="-0.911798253639689" calcext:value-type="float">
            <text:p>-0.911798253639689</text:p>
          </table:table-cell>
          <table:table-cell table:formula="of:=SIN([.C84])" office:value-type="float" office:value="-0.911860044041839" calcext:value-type="float">
            <text:p>-0.9118600440418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5.7629" calcext:value-type="float">
            <text:p>245.7629</text:p>
          </table:table-cell>
          <table:table-cell office:value-type="float" office:value="-1.9937" calcext:value-type="float">
            <text:p>-1.9937</text:p>
          </table:table-cell>
          <table:table-cell table:formula="of:=[.C85]/3.1415*180" office:value-type="float" office:value="-114.233964666561" calcext:value-type="float">
            <text:p>-114.233964666561</text:p>
          </table:table-cell>
          <table:table-cell table:formula="of:=([.B85]/180)*3.1415" office:value-type="float" office:value="4.28924527972222" calcext:value-type="float">
            <text:p>4.28924527972222</text:p>
          </table:table-cell>
          <table:table-cell table:formula="of:=SIN([.E85])" office:value-type="float" office:value="-0.911802553658768" calcext:value-type="float">
            <text:p>-0.911802553658768</text:p>
          </table:table-cell>
          <table:table-cell table:formula="of:=SIN([.C85])" office:value-type="float" office:value="-0.9119010896055" calcext:value-type="float">
            <text:p>-0.91190108960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5.7724" calcext:value-type="float">
            <text:p>245.7724</text:p>
          </table:table-cell>
          <table:table-cell office:value-type="float" office:value="-1.9933" calcext:value-type="float">
            <text:p>-1.9933</text:p>
          </table:table-cell>
          <table:table-cell table:formula="of:=[.C86]/3.1415*180" office:value-type="float" office:value="-114.211045678816" calcext:value-type="float">
            <text:p>-114.211045678816</text:p>
          </table:table-cell>
          <table:table-cell table:formula="of:=([.B86]/180)*3.1415" office:value-type="float" office:value="4.28941108111111" calcext:value-type="float">
            <text:p>4.28941108111111</text:p>
          </table:table-cell>
          <table:table-cell table:formula="of:=SIN([.E86])" office:value-type="float" office:value="-0.911870623969566" calcext:value-type="float">
            <text:p>-0.911870623969566</text:p>
          </table:table-cell>
          <table:table-cell table:formula="of:=SIN([.C86])" office:value-type="float" office:value="-0.912065180665935" calcext:value-type="float">
            <text:p>-0.9120651806659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5.7902" calcext:value-type="float">
            <text:p>245.7902</text:p>
          </table:table-cell>
          <table:table-cell office:value-type="float" office:value="-1.9932" calcext:value-type="float">
            <text:p>-1.9932</text:p>
          </table:table-cell>
          <table:table-cell table:formula="of:=[.C87]/3.1415*180" office:value-type="float" office:value="-114.20531593188" calcext:value-type="float">
            <text:p>-114.20531593188</text:p>
          </table:table-cell>
          <table:table-cell table:formula="of:=([.B87]/180)*3.1415" office:value-type="float" office:value="4.28972174055556" calcext:value-type="float">
            <text:p>4.28972174055556</text:p>
          </table:table-cell>
          <table:table-cell table:formula="of:=SIN([.E87])" office:value-type="float" office:value="-0.911998098748443" calcext:value-type="float">
            <text:p>-0.911998098748443</text:p>
          </table:table-cell>
          <table:table-cell table:formula="of:=SIN([.C87])" office:value-type="float" office:value="-0.912106180630439" calcext:value-type="float">
            <text:p>-0.9121061806304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5.8086" calcext:value-type="float">
            <text:p>245.8086</text:p>
          </table:table-cell>
          <table:table-cell office:value-type="float" office:value="-1.9927" calcext:value-type="float">
            <text:p>-1.9927</text:p>
          </table:table-cell>
          <table:table-cell table:formula="of:=[.C88]/3.1415*180" office:value-type="float" office:value="-114.176667197199" calcext:value-type="float">
            <text:p>-114.176667197199</text:p>
          </table:table-cell>
          <table:table-cell table:formula="of:=([.B88]/180)*3.1415" office:value-type="float" office:value="4.29004287166667" calcext:value-type="float">
            <text:p>4.29004287166667</text:p>
          </table:table-cell>
          <table:table-cell table:formula="of:=SIN([.E88])" office:value-type="float" office:value="-0.91212977791328" calcext:value-type="float">
            <text:p>-0.91212977791328</text:p>
          </table:table-cell>
          <table:table-cell table:formula="of:=SIN([.C88])" office:value-type="float" office:value="-0.912311043628838" calcext:value-type="float">
            <text:p>-0.9123110436288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45.8237" calcext:value-type="float">
            <text:p>245.8237</text:p>
          </table:table-cell>
          <table:table-cell office:value-type="float" office:value="-1.993" calcext:value-type="float">
            <text:p>-1.993</text:p>
          </table:table-cell>
          <table:table-cell table:formula="of:=[.C89]/3.1415*180" office:value-type="float" office:value="-114.193856438007" calcext:value-type="float">
            <text:p>-114.193856438007</text:p>
          </table:table-cell>
          <table:table-cell table:formula="of:=([.B89]/180)*3.1415" office:value-type="float" office:value="4.29030640861111" calcext:value-type="float">
            <text:p>4.29030640861111</text:p>
          </table:table-cell>
          <table:table-cell table:formula="of:=SIN([.E89])" office:value-type="float" office:value="-0.912237770435546" calcext:value-type="float">
            <text:p>-0.912237770435546</text:p>
          </table:table-cell>
          <table:table-cell table:formula="of:=SIN([.C89])" office:value-type="float" office:value="-0.912188153195853" calcext:value-type="float">
            <text:p>-0.9121881531958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45.7944" calcext:value-type="float">
            <text:p>245.7944</text:p>
          </table:table-cell>
          <table:table-cell office:value-type="float" office:value="-1.9937" calcext:value-type="float">
            <text:p>-1.9937</text:p>
          </table:table-cell>
          <table:table-cell table:formula="of:=[.C90]/3.1415*180" office:value-type="float" office:value="-114.233964666561" calcext:value-type="float">
            <text:p>-114.233964666561</text:p>
          </table:table-cell>
          <table:table-cell table:formula="of:=([.B90]/180)*3.1415" office:value-type="float" office:value="4.28979504222222" calcext:value-type="float">
            <text:p>4.28979504222222</text:p>
          </table:table-cell>
          <table:table-cell table:formula="of:=SIN([.E90])" office:value-type="float" office:value="-0.912028164233422" calcext:value-type="float">
            <text:p>-0.912028164233422</text:p>
          </table:table-cell>
          <table:table-cell table:formula="of:=SIN([.C90])" office:value-type="float" office:value="-0.9119010896055" calcext:value-type="float">
            <text:p>-0.91190108960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5.7497" calcext:value-type="float">
            <text:p>245.7497</text:p>
          </table:table-cell>
          <table:table-cell office:value-type="float" office:value="-1.9944" calcext:value-type="float">
            <text:p>-1.9944</text:p>
          </table:table-cell>
          <table:table-cell table:formula="of:=[.C91]/3.1415*180" office:value-type="float" office:value="-114.274072895114" calcext:value-type="float">
            <text:p>-114.274072895114</text:p>
          </table:table-cell>
          <table:table-cell table:formula="of:=([.B91]/180)*3.1415" office:value-type="float" office:value="4.28901490305556" calcext:value-type="float">
            <text:p>4.28901490305556</text:p>
          </table:table-cell>
          <table:table-cell table:formula="of:=SIN([.E91])" office:value-type="float" office:value="-0.911707930143451" calcext:value-type="float">
            <text:p>-0.911707930143451</text:p>
          </table:table-cell>
          <table:table-cell table:formula="of:=SIN([.C91])" office:value-type="float" office:value="-0.911613579183632" calcext:value-type="float">
            <text:p>-0.9116135791836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45.7081" calcext:value-type="float">
            <text:p>245.7081</text:p>
          </table:table-cell>
          <table:table-cell office:value-type="float" office:value="-1.9944" calcext:value-type="float">
            <text:p>-1.9944</text:p>
          </table:table-cell>
          <table:table-cell table:formula="of:=[.C92]/3.1415*180" office:value-type="float" office:value="-114.274072895114" calcext:value-type="float">
            <text:p>-114.274072895114</text:p>
          </table:table-cell>
          <table:table-cell table:formula="of:=([.B92]/180)*3.1415" office:value-type="float" office:value="4.2882888675" calcext:value-type="float">
            <text:p>4.2882888675</text:p>
          </table:table-cell>
          <table:table-cell table:formula="of:=SIN([.E92])" office:value-type="float" office:value="-0.911409406184712" calcext:value-type="float">
            <text:p>-0.911409406184712</text:p>
          </table:table-cell>
          <table:table-cell table:formula="of:=SIN([.C92])" office:value-type="float" office:value="-0.911613579183632" calcext:value-type="float">
            <text:p>-0.9116135791836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5.7367" calcext:value-type="float">
            <text:p>245.7367</text:p>
          </table:table-cell>
          <table:table-cell office:value-type="float" office:value="-1.9946" calcext:value-type="float">
            <text:p>-1.9946</text:p>
          </table:table-cell>
          <table:table-cell table:formula="of:=[.C93]/3.1415*180" office:value-type="float" office:value="-114.285532388986" calcext:value-type="float">
            <text:p>-114.285532388986</text:p>
          </table:table-cell>
          <table:table-cell table:formula="of:=([.B93]/180)*3.1415" office:value-type="float" office:value="4.28878801694444" calcext:value-type="float">
            <text:p>4.28878801694444</text:p>
          </table:table-cell>
          <table:table-cell table:formula="of:=SIN([.E93])" office:value-type="float" office:value="-0.911614693024448" calcext:value-type="float">
            <text:p>-0.911614693024448</text:p>
          </table:table-cell>
          <table:table-cell table:formula="of:=SIN([.C93])" office:value-type="float" office:value="-0.911531351297427" calcext:value-type="float">
            <text:p>-0.91153135129742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5.6713" calcext:value-type="float">
            <text:p>245.6713</text:p>
          </table:table-cell>
          <table:table-cell office:value-type="float" office:value="-1.9955" calcext:value-type="float">
            <text:p>-1.9955</text:p>
          </table:table-cell>
          <table:table-cell table:formula="of:=[.C94]/3.1415*180" office:value-type="float" office:value="-114.337100111412" calcext:value-type="float">
            <text:p>-114.337100111412</text:p>
          </table:table-cell>
          <table:table-cell table:formula="of:=([.B94]/180)*3.1415" office:value-type="float" office:value="4.28764660527778" calcext:value-type="float">
            <text:p>4.28764660527778</text:p>
          </table:table-cell>
          <table:table-cell table:formula="of:=SIN([.E94])" office:value-type="float" office:value="-0.911144926817087" calcext:value-type="float">
            <text:p>-0.911144926817087</text:p>
          </table:table-cell>
          <table:table-cell table:formula="of:=SIN([.C94])" office:value-type="float" office:value="-0.91116087464901" calcext:value-type="float">
            <text:p>-0.911160874649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45.654" calcext:value-type="float">
            <text:p>245.654</text:p>
          </table:table-cell>
          <table:table-cell office:value-type="float" office:value="-1.996" calcext:value-type="float">
            <text:p>-1.996</text:p>
          </table:table-cell>
          <table:table-cell table:formula="of:=[.C95]/3.1415*180" office:value-type="float" office:value="-114.365748846093" calcext:value-type="float">
            <text:p>-114.365748846093</text:p>
          </table:table-cell>
          <table:table-cell table:formula="of:=([.B95]/180)*3.1415" office:value-type="float" office:value="4.28734467222222" calcext:value-type="float">
            <text:p>4.28734467222222</text:p>
          </table:table-cell>
          <table:table-cell table:formula="of:=SIN([.E95])" office:value-type="float" office:value="-0.911020462883572" calcext:value-type="float">
            <text:p>-0.911020462883572</text:p>
          </table:table-cell>
          <table:table-cell table:formula="of:=SIN([.C95])" office:value-type="float" office:value="-0.910954735363259" calcext:value-type="float">
            <text:p>-0.9109547353632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5.638" calcext:value-type="float">
            <text:p>245.638</text:p>
          </table:table-cell>
          <table:table-cell office:value-type="float" office:value="-1.9959" calcext:value-type="float">
            <text:p>-1.9959</text:p>
          </table:table-cell>
          <table:table-cell table:formula="of:=[.C96]/3.1415*180" office:value-type="float" office:value="-114.360019099156" calcext:value-type="float">
            <text:p>-114.360019099156</text:p>
          </table:table-cell>
          <table:table-cell table:formula="of:=([.B96]/180)*3.1415" office:value-type="float" office:value="4.28706542777778" calcext:value-type="float">
            <text:p>4.28706542777778</text:p>
          </table:table-cell>
          <table:table-cell table:formula="of:=SIN([.E96])" office:value-type="float" office:value="-0.910905277805912" calcext:value-type="float">
            <text:p>-0.910905277805912</text:p>
          </table:table-cell>
          <table:table-cell table:formula="of:=SIN([.C96])" office:value-type="float" office:value="-0.910995981441153" calcext:value-type="float">
            <text:p>-0.9109959814411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5.6476" calcext:value-type="float">
            <text:p>245.6476</text:p>
          </table:table-cell>
          <table:table-cell office:value-type="float" office:value="-1.9957" calcext:value-type="float">
            <text:p>-1.9957</text:p>
          </table:table-cell>
          <table:table-cell table:formula="of:=[.C97]/3.1415*180" office:value-type="float" office:value="-114.348559605284" calcext:value-type="float">
            <text:p>-114.348559605284</text:p>
          </table:table-cell>
          <table:table-cell table:formula="of:=([.B97]/180)*3.1415" office:value-type="float" office:value="4.28723297444444" calcext:value-type="float">
            <text:p>4.28723297444444</text:p>
          </table:table-cell>
          <table:table-cell table:formula="of:=SIN([.E97])" office:value-type="float" office:value="-0.910974397376693" calcext:value-type="float">
            <text:p>-0.910974397376693</text:p>
          </table:table-cell>
          <table:table-cell table:formula="of:=SIN([.C97])" office:value-type="float" office:value="-0.91107844626665" calcext:value-type="float">
            <text:p>-0.9110784462666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5.6488" calcext:value-type="float">
            <text:p>245.6488</text:p>
          </table:table-cell>
          <table:table-cell office:value-type="float" office:value="-1.9959" calcext:value-type="float">
            <text:p>-1.9959</text:p>
          </table:table-cell>
          <table:table-cell table:formula="of:=[.C98]/3.1415*180" office:value-type="float" office:value="-114.360019099156" calcext:value-type="float">
            <text:p>-114.360019099156</text:p>
          </table:table-cell>
          <table:table-cell table:formula="of:=([.B98]/180)*3.1415" office:value-type="float" office:value="4.28725391777778" calcext:value-type="float">
            <text:p>4.28725391777778</text:p>
          </table:table-cell>
          <table:table-cell table:formula="of:=SIN([.E98])" office:value-type="float" office:value="-0.910983035524994" calcext:value-type="float">
            <text:p>-0.910983035524994</text:p>
          </table:table-cell>
          <table:table-cell table:formula="of:=SIN([.C98])" office:value-type="float" office:value="-0.910995981441153" calcext:value-type="float">
            <text:p>-0.9109959814411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5.6331" calcext:value-type="float">
            <text:p>245.6331</text:p>
          </table:table-cell>
          <table:table-cell office:value-type="float" office:value="-1.9959" calcext:value-type="float">
            <text:p>-1.9959</text:p>
          </table:table-cell>
          <table:table-cell table:formula="of:=[.C99]/3.1415*180" office:value-type="float" office:value="-114.360019099156" calcext:value-type="float">
            <text:p>-114.360019099156</text:p>
          </table:table-cell>
          <table:table-cell table:formula="of:=([.B99]/180)*3.1415" office:value-type="float" office:value="4.28697990916667" calcext:value-type="float">
            <text:p>4.28697990916667</text:p>
          </table:table-cell>
          <table:table-cell table:formula="of:=SIN([.E99])" office:value-type="float" office:value="-0.910869988168061" calcext:value-type="float">
            <text:p>-0.910869988168061</text:p>
          </table:table-cell>
          <table:table-cell table:formula="of:=SIN([.C99])" office:value-type="float" office:value="-0.910995981441153" calcext:value-type="float">
            <text:p>-0.91099598144115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5.6403" calcext:value-type="float">
            <text:p>245.6403</text:p>
          </table:table-cell>
          <table:table-cell office:value-type="float" office:value="-1.9962" calcext:value-type="float">
            <text:p>-1.9962</text:p>
          </table:table-cell>
          <table:table-cell table:formula="of:=[.C100]/3.1415*180" office:value-type="float" office:value="-114.377208339965" calcext:value-type="float">
            <text:p>-114.377208339965</text:p>
          </table:table-cell>
          <table:table-cell table:formula="of:=([.B100]/180)*3.1415" office:value-type="float" office:value="4.28710556916667" calcext:value-type="float">
            <text:p>4.28710556916667</text:p>
          </table:table-cell>
          <table:table-cell table:formula="of:=SIN([.E100])" office:value-type="float" office:value="-0.910921840032439" calcext:value-type="float">
            <text:p>-0.910921840032439</text:p>
          </table:table-cell>
          <table:table-cell table:formula="of:=SIN([.C100])" office:value-type="float" office:value="-0.91087221587924" calcext:value-type="float">
            <text:p>-0.910872215879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5.6145" calcext:value-type="float">
            <text:p>245.6145</text:p>
          </table:table-cell>
          <table:table-cell office:value-type="float" office:value="-1.9964" calcext:value-type="float">
            <text:p>-1.9964</text:p>
          </table:table-cell>
          <table:table-cell table:formula="of:=[.C101]/3.1415*180" office:value-type="float" office:value="-114.388667833837" calcext:value-type="float">
            <text:p>-114.388667833837</text:p>
          </table:table-cell>
          <table:table-cell table:formula="of:=([.B101]/180)*3.1415" office:value-type="float" office:value="4.2866552875" calcext:value-type="float">
            <text:p>4.2866552875</text:p>
          </table:table-cell>
          <table:table-cell table:formula="of:=SIN([.E101])" office:value-type="float" office:value="-0.910735970948945" calcext:value-type="float">
            <text:p>-0.910735970948945</text:p>
          </table:table-cell>
          <table:table-cell table:formula="of:=SIN([.C101])" office:value-type="float" office:value="-0.910789659960333" calcext:value-type="float">
            <text:p>-0.9107896599603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45.6097" calcext:value-type="float">
            <text:p>245.6097</text:p>
          </table:table-cell>
          <table:table-cell office:value-type="float" office:value="-1.9964" calcext:value-type="float">
            <text:p>-1.9964</text:p>
          </table:table-cell>
          <table:table-cell table:formula="of:=[.C102]/3.1415*180" office:value-type="float" office:value="-114.388667833837" calcext:value-type="float">
            <text:p>-114.388667833837</text:p>
          </table:table-cell>
          <table:table-cell table:formula="of:=([.B102]/180)*3.1415" office:value-type="float" office:value="4.28657151416667" calcext:value-type="float">
            <text:p>4.28657151416667</text:p>
          </table:table-cell>
          <table:table-cell table:formula="of:=SIN([.E102])" office:value-type="float" office:value="-0.910701370280246" calcext:value-type="float">
            <text:p>-0.910701370280246</text:p>
          </table:table-cell>
          <table:table-cell table:formula="of:=SIN([.C102])" office:value-type="float" office:value="-0.910789659960333" calcext:value-type="float">
            <text:p>-0.9107896599603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5.6089" calcext:value-type="float">
            <text:p>245.6089</text:p>
          </table:table-cell>
          <table:table-cell office:value-type="float" office:value="-1.9968" calcext:value-type="float">
            <text:p>-1.9968</text:p>
          </table:table-cell>
          <table:table-cell table:formula="of:=[.C103]/3.1415*180" office:value-type="float" office:value="-114.411586821582" calcext:value-type="float">
            <text:p>-114.411586821582</text:p>
          </table:table-cell>
          <table:table-cell table:formula="of:=([.B103]/180)*3.1415" office:value-type="float" office:value="4.28655755194445" calcext:value-type="float">
            <text:p>4.28655755194445</text:p>
          </table:table-cell>
          <table:table-cell table:formula="of:=SIN([.E103])" office:value-type="float" office:value="-0.910695602880749" calcext:value-type="float">
            <text:p>-0.910695602880749</text:p>
          </table:table-cell>
          <table:table-cell table:formula="of:=SIN([.C103])" office:value-type="float" office:value="-0.910624438831065" calcext:value-type="float">
            <text:p>-0.91062443883106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5.5782" calcext:value-type="float">
            <text:p>245.5782</text:p>
          </table:table-cell>
          <table:table-cell office:value-type="float" office:value="-1.9972" calcext:value-type="float">
            <text:p>-1.9972</text:p>
          </table:table-cell>
          <table:table-cell table:formula="of:=[.C104]/3.1415*180" office:value-type="float" office:value="-114.434505809327" calcext:value-type="float">
            <text:p>-114.434505809327</text:p>
          </table:table-cell>
          <table:table-cell table:formula="of:=([.B104]/180)*3.1415" office:value-type="float" office:value="4.28602175166667" calcext:value-type="float">
            <text:p>4.28602175166667</text:p>
          </table:table-cell>
          <table:table-cell table:formula="of:=SIN([.E104])" office:value-type="float" office:value="-0.910474144807066" calcext:value-type="float">
            <text:p>-0.910474144807066</text:p>
          </table:table-cell>
          <table:table-cell table:formula="of:=SIN([.C104])" office:value-type="float" office:value="-0.910459072001887" calcext:value-type="float">
            <text:p>-0.91045907200188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5.5721" calcext:value-type="float">
            <text:p>245.5721</text:p>
          </table:table-cell>
          <table:table-cell office:value-type="float" office:value="-1.9972" calcext:value-type="float">
            <text:p>-1.9972</text:p>
          </table:table-cell>
          <table:table-cell table:formula="of:=[.C105]/3.1415*180" office:value-type="float" office:value="-114.434505809327" calcext:value-type="float">
            <text:p>-114.434505809327</text:p>
          </table:table-cell>
          <table:table-cell table:formula="of:=([.B105]/180)*3.1415" office:value-type="float" office:value="4.28591528972222" calcext:value-type="float">
            <text:p>4.28591528972222</text:p>
          </table:table-cell>
          <table:table-cell table:formula="of:=SIN([.E105])" office:value-type="float" office:value="-0.910430110607517" calcext:value-type="float">
            <text:p>-0.910430110607517</text:p>
          </table:table-cell>
          <table:table-cell table:formula="of:=SIN([.C105])" office:value-type="float" office:value="-0.910459072001887" calcext:value-type="float">
            <text:p>-0.9104590720018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45.5646" calcext:value-type="float">
            <text:p>245.5646</text:p>
          </table:table-cell>
          <table:table-cell office:value-type="float" office:value="-1.9973" calcext:value-type="float">
            <text:p>-1.9973</text:p>
          </table:table-cell>
          <table:table-cell table:formula="of:=[.C106]/3.1415*180" office:value-type="float" office:value="-114.440235556263" calcext:value-type="float">
            <text:p>-114.440235556263</text:p>
          </table:table-cell>
          <table:table-cell table:formula="of:=([.B106]/180)*3.1415" office:value-type="float" office:value="4.28578439388889" calcext:value-type="float">
            <text:p>4.28578439388889</text:p>
          </table:table-cell>
          <table:table-cell table:formula="of:=SIN([.E106])" office:value-type="float" office:value="-0.910375956055146" calcext:value-type="float">
            <text:p>-0.910375956055146</text:p>
          </table:table-cell>
          <table:table-cell table:formula="of:=SIN([.C106])" office:value-type="float" office:value="-0.910417707532083" calcext:value-type="float">
            <text:p>-0.9104177075320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5.5668" calcext:value-type="float">
            <text:p>245.5668</text:p>
          </table:table-cell>
          <table:table-cell office:value-type="float" office:value="-1.9969" calcext:value-type="float">
            <text:p>-1.9969</text:p>
          </table:table-cell>
          <table:table-cell table:formula="of:=[.C107]/3.1415*180" office:value-type="float" office:value="-114.417316568518" calcext:value-type="float">
            <text:p>-114.417316568518</text:p>
          </table:table-cell>
          <table:table-cell table:formula="of:=([.B107]/180)*3.1415" office:value-type="float" office:value="4.28582279" calcext:value-type="float">
            <text:p>4.28582279</text:p>
          </table:table-cell>
          <table:table-cell table:formula="of:=SIN([.E107])" office:value-type="float" office:value="-0.910391843007209" calcext:value-type="float">
            <text:p>-0.910391843007209</text:p>
          </table:table-cell>
          <table:table-cell table:formula="of:=SIN([.C107])" office:value-type="float" office:value="-0.910583110782103" calcext:value-type="float">
            <text:p>-0.91058311078210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45.613" calcext:value-type="float">
            <text:p>245.613</text:p>
          </table:table-cell>
          <table:table-cell office:value-type="float" office:value="-1.9962" calcext:value-type="float">
            <text:p>-1.9962</text:p>
          </table:table-cell>
          <table:table-cell table:formula="of:=[.C108]/3.1415*180" office:value-type="float" office:value="-114.377208339965" calcext:value-type="float">
            <text:p>-114.377208339965</text:p>
          </table:table-cell>
          <table:table-cell table:formula="of:=([.B108]/180)*3.1415" office:value-type="float" office:value="4.28662910833333" calcext:value-type="float">
            <text:p>4.28662910833333</text:p>
          </table:table-cell>
          <table:table-cell table:formula="of:=SIN([.E108])" office:value-type="float" office:value="-0.910725158926554" calcext:value-type="float">
            <text:p>-0.910725158926554</text:p>
          </table:table-cell>
          <table:table-cell table:formula="of:=SIN([.C108])" office:value-type="float" office:value="-0.91087221587924" calcext:value-type="float">
            <text:p>-0.910872215879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45.6316" calcext:value-type="float">
            <text:p>245.6316</text:p>
          </table:table-cell>
          <table:table-cell office:value-type="float" office:value="-1.9962" calcext:value-type="float">
            <text:p>-1.9962</text:p>
          </table:table-cell>
          <table:table-cell table:formula="of:=[.C109]/3.1415*180" office:value-type="float" office:value="-114.377208339965" calcext:value-type="float">
            <text:p>-114.377208339965</text:p>
          </table:table-cell>
          <table:table-cell table:formula="of:=([.B109]/180)*3.1415" office:value-type="float" office:value="4.28695373" calcext:value-type="float">
            <text:p>4.28695373</text:p>
          </table:table-cell>
          <table:table-cell table:formula="of:=SIN([.E109])" office:value-type="float" office:value="-0.910859183885923" calcext:value-type="float">
            <text:p>-0.910859183885923</text:p>
          </table:table-cell>
          <table:table-cell table:formula="of:=SIN([.C109])" office:value-type="float" office:value="-0.91087221587924" calcext:value-type="float">
            <text:p>-0.910872215879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5.6094" calcext:value-type="float">
            <text:p>245.6094</text:p>
          </table:table-cell>
          <table:table-cell office:value-type="float" office:value="-1.9966" calcext:value-type="float">
            <text:p>-1.9966</text:p>
          </table:table-cell>
          <table:table-cell table:formula="of:=[.C110]/3.1415*180" office:value-type="float" office:value="-114.40012732771" calcext:value-type="float">
            <text:p>-114.40012732771</text:p>
          </table:table-cell>
          <table:table-cell table:formula="of:=([.B110]/180)*3.1415" office:value-type="float" office:value="4.28656627833333" calcext:value-type="float">
            <text:p>4.28656627833333</text:p>
          </table:table-cell>
          <table:table-cell table:formula="of:=SIN([.E110])" office:value-type="float" office:value="-0.91069920752624" calcext:value-type="float">
            <text:p>-0.91069920752624</text:p>
          </table:table-cell>
          <table:table-cell table:formula="of:=SIN([.C110])" office:value-type="float" office:value="-0.91070706760984" calcext:value-type="float">
            <text:p>-0.910707067609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5.6051" calcext:value-type="float">
            <text:p>245.6051</text:p>
          </table:table-cell>
          <table:table-cell office:value-type="float" office:value="-1.9962" calcext:value-type="float">
            <text:p>-1.9962</text:p>
          </table:table-cell>
          <table:table-cell table:formula="of:=[.C111]/3.1415*180" office:value-type="float" office:value="-114.377208339965" calcext:value-type="float">
            <text:p>-114.377208339965</text:p>
          </table:table-cell>
          <table:table-cell table:formula="of:=([.B111]/180)*3.1415" office:value-type="float" office:value="4.28649123138889" calcext:value-type="float">
            <text:p>4.28649123138889</text:p>
          </table:table-cell>
          <table:table-cell table:formula="of:=SIN([.E111])" office:value-type="float" office:value="-0.910668205308704" calcext:value-type="float">
            <text:p>-0.910668205308704</text:p>
          </table:table-cell>
          <table:table-cell table:formula="of:=SIN([.C111])" office:value-type="float" office:value="-0.91087221587924" calcext:value-type="float">
            <text:p>-0.910872215879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45.6446" calcext:value-type="float">
            <text:p>245.6446</text:p>
          </table:table-cell>
          <table:table-cell office:value-type="float" office:value="-1.9955" calcext:value-type="float">
            <text:p>-1.9955</text:p>
          </table:table-cell>
          <table:table-cell table:formula="of:=[.C112]/3.1415*180" office:value-type="float" office:value="-114.337100111412" calcext:value-type="float">
            <text:p>-114.337100111412</text:p>
          </table:table-cell>
          <table:table-cell table:formula="of:=([.B112]/180)*3.1415" office:value-type="float" office:value="4.28718061611111" calcext:value-type="float">
            <text:p>4.28718061611111</text:p>
          </table:table-cell>
          <table:table-cell table:formula="of:=SIN([.E112])" office:value-type="float" office:value="-0.910952800257808" calcext:value-type="float">
            <text:p>-0.910952800257808</text:p>
          </table:table-cell>
          <table:table-cell table:formula="of:=SIN([.C112])" office:value-type="float" office:value="-0.91116087464901" calcext:value-type="float">
            <text:p>-0.911160874649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5.6755" calcext:value-type="float">
            <text:p>245.6755</text:p>
          </table:table-cell>
          <table:table-cell office:value-type="float" office:value="-1.995" calcext:value-type="float">
            <text:p>-1.995</text:p>
          </table:table-cell>
          <table:table-cell table:formula="of:=[.C113]/3.1415*180" office:value-type="float" office:value="-114.308451376731" calcext:value-type="float">
            <text:p>-114.308451376731</text:p>
          </table:table-cell>
          <table:table-cell table:formula="of:=([.B113]/180)*3.1415" office:value-type="float" office:value="4.28771990694445" calcext:value-type="float">
            <text:p>4.28771990694445</text:p>
          </table:table-cell>
          <table:table-cell table:formula="of:=SIN([.E113])" office:value-type="float" office:value="-0.911175130964348" calcext:value-type="float">
            <text:p>-0.911175130964348</text:p>
          </table:table-cell>
          <table:table-cell table:formula="of:=SIN([.C113])" office:value-type="float" office:value="-0.911366786144547" calcext:value-type="float">
            <text:p>-0.9113667861445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45.699" calcext:value-type="float">
            <text:p>245.699</text:p>
          </table:table-cell>
          <table:table-cell office:value-type="float" office:value="-1.9948" calcext:value-type="float">
            <text:p>-1.9948</text:p>
          </table:table-cell>
          <table:table-cell table:formula="of:=[.C114]/3.1415*180" office:value-type="float" office:value="-114.296991882859" calcext:value-type="float">
            <text:p>-114.296991882859</text:p>
          </table:table-cell>
          <table:table-cell table:formula="of:=([.B114]/180)*3.1415" office:value-type="float" office:value="4.28813004722222" calcext:value-type="float">
            <text:p>4.28813004722222</text:p>
          </table:table-cell>
          <table:table-cell table:formula="of:=SIN([.E114])" office:value-type="float" office:value="-0.911344040021701" calcext:value-type="float">
            <text:p>-0.911344040021701</text:p>
          </table:table-cell>
          <table:table-cell table:formula="of:=SIN([.C114])" office:value-type="float" office:value="-0.911449086949969" calcext:value-type="float">
            <text:p>-0.91144908694996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5.7151" calcext:value-type="float">
            <text:p>245.7151</text:p>
          </table:table-cell>
          <table:table-cell office:value-type="float" office:value="-1.9907" calcext:value-type="float">
            <text:p>-1.9907</text:p>
          </table:table-cell>
          <table:table-cell table:formula="of:=[.C115]/3.1415*180" office:value-type="float" office:value="-114.062072258475" calcext:value-type="float">
            <text:p>-114.062072258475</text:p>
          </table:table-cell>
          <table:table-cell table:formula="of:=([.B115]/180)*3.1415" office:value-type="float" office:value="4.28841103694445" calcext:value-type="float">
            <text:p>4.28841103694445</text:p>
          </table:table-cell>
          <table:table-cell table:formula="of:=SIN([.E115])" office:value-type="float" office:value="-0.911459672205058" calcext:value-type="float">
            <text:p>-0.911459672205058</text:p>
          </table:table-cell>
          <table:table-cell table:formula="of:=SIN([.C115])" office:value-type="float" office:value="-0.913128214333568" calcext:value-type="float">
            <text:p>-0.91312821433356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5.9755" calcext:value-type="float">
            <text:p>245.9755</text:p>
          </table:table-cell>
          <table:table-cell office:value-type="float" office:value="-1.9902" calcext:value-type="float">
            <text:p>-1.9902</text:p>
          </table:table-cell>
          <table:table-cell table:formula="of:=[.C116]/3.1415*180" office:value-type="float" office:value="-114.033423523794" calcext:value-type="float">
            <text:p>-114.033423523794</text:p>
          </table:table-cell>
          <table:table-cell table:formula="of:=([.B116]/180)*3.1415" office:value-type="float" office:value="4.29295574027778" calcext:value-type="float">
            <text:p>4.29295574027778</text:p>
          </table:table-cell>
          <table:table-cell table:formula="of:=SIN([.E116])" office:value-type="float" office:value="-0.913319895920978" calcext:value-type="float">
            <text:p>-0.913319895920978</text:p>
          </table:table-cell>
          <table:table-cell table:formula="of:=SIN([.C116])" office:value-type="float" office:value="-0.913331936432169" calcext:value-type="float">
            <text:p>-0.9133319364321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45.9458" calcext:value-type="float">
            <text:p>245.9458</text:p>
          </table:table-cell>
          <table:table-cell office:value-type="float" office:value="-1.9911" calcext:value-type="float">
            <text:p>-1.9911</text:p>
          </table:table-cell>
          <table:table-cell table:formula="of:=[.C117]/3.1415*180" office:value-type="float" office:value="-114.08499124622" calcext:value-type="float">
            <text:p>-114.08499124622</text:p>
          </table:table-cell>
          <table:table-cell table:formula="of:=([.B117]/180)*3.1415" office:value-type="float" office:value="4.29243739277778" calcext:value-type="float">
            <text:p>4.29243739277778</text:p>
          </table:table-cell>
          <table:table-cell table:formula="of:=SIN([.E117])" office:value-type="float" office:value="-0.913108679901609" calcext:value-type="float">
            <text:p>-0.913108679901609</text:p>
          </table:table-cell>
          <table:table-cell table:formula="of:=SIN([.C117])" office:value-type="float" office:value="-0.912965072289166" calcext:value-type="float">
            <text:p>-0.91296507228916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45.8928" calcext:value-type="float">
            <text:p>245.8928</text:p>
          </table:table-cell>
          <table:table-cell office:value-type="float" office:value="-1.9924" calcext:value-type="float">
            <text:p>-1.9924</text:p>
          </table:table-cell>
          <table:table-cell table:formula="of:=[.C118]/3.1415*180" office:value-type="float" office:value="-114.15947795639" calcext:value-type="float">
            <text:p>-114.15947795639</text:p>
          </table:table-cell>
          <table:table-cell table:formula="of:=([.B118]/180)*3.1415" office:value-type="float" office:value="4.29151239555556" calcext:value-type="float">
            <text:p>4.29151239555556</text:p>
          </table:table-cell>
          <table:table-cell table:formula="of:=SIN([.E118])" office:value-type="float" office:value="-0.912731152921823" calcext:value-type="float">
            <text:p>-0.912731152921823</text:p>
          </table:table-cell>
          <table:table-cell table:formula="of:=SIN([.C118])" office:value-type="float" office:value="-0.912433851953829" calcext:value-type="float">
            <text:p>-0.91243385195382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5.8207" calcext:value-type="float">
            <text:p>245.8207</text:p>
          </table:table-cell>
          <table:table-cell office:value-type="float" office:value="-1.9935" calcext:value-type="float">
            <text:p>-1.9935</text:p>
          </table:table-cell>
          <table:table-cell table:formula="of:=[.C119]/3.1415*180" office:value-type="float" office:value="-114.222505172688" calcext:value-type="float">
            <text:p>-114.222505172688</text:p>
          </table:table-cell>
          <table:table-cell table:formula="of:=([.B119]/180)*3.1415" office:value-type="float" office:value="4.29025405027778" calcext:value-type="float">
            <text:p>4.29025405027778</text:p>
          </table:table-cell>
          <table:table-cell table:formula="of:=SIN([.E119])" office:value-type="float" office:value="-0.912216320010596" calcext:value-type="float">
            <text:p>-0.912216320010596</text:p>
          </table:table-cell>
          <table:table-cell table:formula="of:=SIN([.C119])" office:value-type="float" office:value="-0.91198315337538" calcext:value-type="float">
            <text:p>-0.9119831533753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5.7502" calcext:value-type="float">
            <text:p>245.7502</text:p>
          </table:table-cell>
          <table:table-cell office:value-type="float" office:value="-1.9936" calcext:value-type="float">
            <text:p>-1.9936</text:p>
          </table:table-cell>
          <table:table-cell table:formula="of:=[.C120]/3.1415*180" office:value-type="float" office:value="-114.228234919624" calcext:value-type="float">
            <text:p>-114.228234919624</text:p>
          </table:table-cell>
          <table:table-cell table:formula="of:=([.B120]/180)*3.1415" office:value-type="float" office:value="4.28902362944445" calcext:value-type="float">
            <text:p>4.28902362944445</text:p>
          </table:table-cell>
          <table:table-cell table:formula="of:=SIN([.E120])" office:value-type="float" office:value="-0.911711515249264" calcext:value-type="float">
            <text:p>-0.911711515249264</text:p>
          </table:table-cell>
          <table:table-cell table:formula="of:=SIN([.C120])" office:value-type="float" office:value="-0.911942126050151" calcext:value-type="float">
            <text:p>-0.9119421260501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5.7768" calcext:value-type="float">
            <text:p>245.7768</text:p>
          </table:table-cell>
          <table:table-cell office:value-type="float" office:value="-1.9949" calcext:value-type="float">
            <text:p>-1.9949</text:p>
          </table:table-cell>
          <table:table-cell table:formula="of:=[.C121]/3.1415*180" office:value-type="float" office:value="-114.302721629795" calcext:value-type="float">
            <text:p>-114.302721629795</text:p>
          </table:table-cell>
          <table:table-cell table:formula="of:=([.B121]/180)*3.1415" office:value-type="float" office:value="4.28948787333333" calcext:value-type="float">
            <text:p>4.28948787333333</text:p>
          </table:table-cell>
          <table:table-cell table:formula="of:=SIN([.E121])" office:value-type="float" office:value="-0.911902142777766" calcext:value-type="float">
            <text:p>-0.911902142777766</text:p>
          </table:table-cell>
          <table:table-cell table:formula="of:=SIN([.C121])" office:value-type="float" office:value="-0.911407941104297" calcext:value-type="float">
            <text:p>-0.9114079411042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5.2035" calcext:value-type="float">
            <text:p>245.2035</text:p>
          </table:table-cell>
          <table:table-cell office:value-type="float" office:value="-2.0083" calcext:value-type="float">
            <text:p>-2.0083</text:p>
          </table:table-cell>
          <table:table-cell table:formula="of:=[.C122]/3.1415*180" office:value-type="float" office:value="-115.070507719242" calcext:value-type="float">
            <text:p>-115.070507719242</text:p>
          </table:table-cell>
          <table:table-cell table:formula="of:=([.B122]/180)*3.1415" office:value-type="float" office:value="4.27948219583333" calcext:value-type="float">
            <text:p>4.27948219583333</text:p>
          </table:table-cell>
          <table:table-cell table:formula="of:=SIN([.E122])" office:value-type="float" office:value="-0.907750157669627" calcext:value-type="float">
            <text:p>-0.907750157669627</text:p>
          </table:table-cell>
          <table:table-cell table:formula="of:=SIN([.C122])" office:value-type="float" office:value="-0.905812127170035" calcext:value-type="float">
            <text:p>-0.90581212717003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4.7582" calcext:value-type="float">
            <text:p>244.7582</text:p>
          </table:table-cell>
          <table:table-cell office:value-type="float" office:value="-2.0106" calcext:value-type="float">
            <text:p>-2.0106</text:p>
          </table:table-cell>
          <table:table-cell table:formula="of:=[.C123]/3.1415*180" office:value-type="float" office:value="-115.202291898774" calcext:value-type="float">
            <text:p>-115.202291898774</text:p>
          </table:table-cell>
          <table:table-cell table:formula="of:=([.B123]/180)*3.1415" office:value-type="float" office:value="4.27171047388889" calcext:value-type="float">
            <text:p>4.27171047388889</text:p>
          </table:table-cell>
          <table:table-cell table:formula="of:=SIN([.E123])" office:value-type="float" office:value="-0.904462452287537" calcext:value-type="float">
            <text:p>-0.904462452287537</text:p>
          </table:table-cell>
          <table:table-cell table:formula="of:=SIN([.C123])" office:value-type="float" office:value="-0.904835269112953" calcext:value-type="float">
            <text:p>-0.90483526911295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5.2308" calcext:value-type="float">
            <text:p>245.2308</text:p>
          </table:table-cell>
          <table:table-cell office:value-type="float" office:value="-1.9993" calcext:value-type="float">
            <text:p>-1.9993</text:p>
          </table:table-cell>
          <table:table-cell table:formula="of:=[.C124]/3.1415*180" office:value-type="float" office:value="-114.554830494986" calcext:value-type="float">
            <text:p>-114.554830494986</text:p>
          </table:table-cell>
          <table:table-cell table:formula="of:=([.B124]/180)*3.1415" office:value-type="float" office:value="4.27995865666667" calcext:value-type="float">
            <text:p>4.27995865666667</text:p>
          </table:table-cell>
          <table:table-cell table:formula="of:=SIN([.E124])" office:value-type="float" office:value="-0.90794993528405" calcext:value-type="float">
            <text:p>-0.90794993528405</text:p>
          </table:table-cell>
          <table:table-cell table:formula="of:=SIN([.C124])" office:value-type="float" office:value="-0.909588506809615" calcext:value-type="float">
            <text:p>-0.9095885068096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5.8163" calcext:value-type="float">
            <text:p>245.8163</text:p>
          </table:table-cell>
          <table:table-cell office:value-type="float" office:value="-1.9924" calcext:value-type="float">
            <text:p>-1.9924</text:p>
          </table:table-cell>
          <table:table-cell table:formula="of:=[.C125]/3.1415*180" office:value-type="float" office:value="-114.15947795639" calcext:value-type="float">
            <text:p>-114.15947795639</text:p>
          </table:table-cell>
          <table:table-cell table:formula="of:=([.B125]/180)*3.1415" office:value-type="float" office:value="4.29017725805556" calcext:value-type="float">
            <text:p>4.29017725805556</text:p>
          </table:table-cell>
          <table:table-cell table:formula="of:=SIN([.E125])" office:value-type="float" office:value="-0.912184854863782" calcext:value-type="float">
            <text:p>-0.912184854863782</text:p>
          </table:table-cell>
          <table:table-cell table:formula="of:=SIN([.C125])" office:value-type="float" office:value="-0.912433851953829" calcext:value-type="float">
            <text:p>-0.9124338519538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5.6337" calcext:value-type="float">
            <text:p>245.6337</text:p>
          </table:table-cell>
          <table:table-cell office:value-type="float" office:value="-1.9974" calcext:value-type="float">
            <text:p>-1.9974</text:p>
          </table:table-cell>
          <table:table-cell table:formula="of:=[.C126]/3.1415*180" office:value-type="float" office:value="-114.445965303199" calcext:value-type="float">
            <text:p>-114.445965303199</text:p>
          </table:table-cell>
          <table:table-cell table:formula="of:=([.B126]/180)*3.1415" office:value-type="float" office:value="4.28699038083333" calcext:value-type="float">
            <text:p>4.28699038083333</text:p>
          </table:table-cell>
          <table:table-cell table:formula="of:=SIN([.E126])" office:value-type="float" office:value="-0.910874309706122" calcext:value-type="float">
            <text:p>-0.910874309706122</text:p>
          </table:table-cell>
          <table:table-cell table:formula="of:=SIN([.C126])" office:value-type="float" office:value="-0.910376333958101" calcext:value-type="float">
            <text:p>-0.9103763339581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45.3991" calcext:value-type="float">
            <text:p>245.3991</text:p>
          </table:table-cell>
          <table:table-cell office:value-type="float" office:value="-2.0114" calcext:value-type="float">
            <text:p>-2.0114</text:p>
          </table:table-cell>
          <table:table-cell table:formula="of:=[.C127]/3.1415*180" office:value-type="float" office:value="-115.248129874264" calcext:value-type="float">
            <text:p>-115.248129874264</text:p>
          </table:table-cell>
          <table:table-cell table:formula="of:=([.B127]/180)*3.1415" office:value-type="float" office:value="4.28289595916667" calcext:value-type="float">
            <text:p>4.28289595916667</text:p>
          </table:table-cell>
          <table:table-cell table:formula="of:=SIN([.E127])" office:value-type="float" office:value="-0.909176977502901" calcext:value-type="float">
            <text:p>-0.909176977502901</text:p>
          </table:table-cell>
          <table:table-cell table:formula="of:=SIN([.C127])" office:value-type="float" office:value="-0.904494370138123" calcext:value-type="float">
            <text:p>-0.9044943701381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4.3328" calcext:value-type="float">
            <text:p>244.3328</text:p>
          </table:table-cell>
          <table:table-cell office:value-type="float" office:value="-2.0201" calcext:value-type="float">
            <text:p>-2.0201</text:p>
          </table:table-cell>
          <table:table-cell table:formula="of:=[.C128]/3.1415*180" office:value-type="float" office:value="-115.746617857711" calcext:value-type="float">
            <text:p>-115.746617857711</text:p>
          </table:table-cell>
          <table:table-cell table:formula="of:=([.B128]/180)*3.1415" office:value-type="float" office:value="4.26428606222222" calcext:value-type="float">
            <text:p>4.26428606222222</text:p>
          </table:table-cell>
          <table:table-cell table:formula="of:=SIN([.E128])" office:value-type="float" office:value="-0.90127064675461" calcext:value-type="float">
            <text:p>-0.90127064675461</text:p>
          </table:table-cell>
          <table:table-cell table:formula="of:=SIN([.C128])" office:value-type="float" office:value="-0.900749762184122" calcext:value-type="float">
            <text:p>-0.9007497621841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4.2532" calcext:value-type="float">
            <text:p>244.2532</text:p>
          </table:table-cell>
          <table:table-cell office:value-type="float" office:value="-2.019" calcext:value-type="float">
            <text:p>-2.019</text:p>
          </table:table-cell>
          <table:table-cell table:formula="of:=[.C129]/3.1415*180" office:value-type="float" office:value="-115.683590641413" calcext:value-type="float">
            <text:p>-115.683590641413</text:p>
          </table:table-cell>
          <table:table-cell table:formula="of:=([.B129]/180)*3.1415" office:value-type="float" office:value="4.26289682111111" calcext:value-type="float">
            <text:p>4.26289682111111</text:p>
          </table:table-cell>
          <table:table-cell table:formula="of:=SIN([.E129])" office:value-type="float" office:value="-0.90066787944235" calcext:value-type="float">
            <text:p>-0.90066787944235</text:p>
          </table:table-cell>
          <table:table-cell table:formula="of:=SIN([.C129])" office:value-type="float" office:value="-0.901226989399813" calcext:value-type="float">
            <text:p>-0.90122698939981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44.377" calcext:value-type="float">
            <text:p>244.377</text:p>
          </table:table-cell>
          <table:table-cell office:value-type="float" office:value="-2.0131" calcext:value-type="float">
            <text:p>-2.0131</text:p>
          </table:table-cell>
          <table:table-cell table:formula="of:=[.C130]/3.1415*180" office:value-type="float" office:value="-115.345535572179" calcext:value-type="float">
            <text:p>-115.345535572179</text:p>
          </table:table-cell>
          <table:table-cell table:formula="of:=([.B130]/180)*3.1415" office:value-type="float" office:value="4.265057475" calcext:value-type="float">
            <text:p>4.265057475</text:p>
          </table:table-cell>
          <table:table-cell table:formula="of:=SIN([.E130])" office:value-type="float" office:value="-0.901604598182209" calcext:value-type="float">
            <text:p>-0.901604598182209</text:p>
          </table:table-cell>
          <table:table-cell table:formula="of:=SIN([.C130])" office:value-type="float" office:value="-0.903768038038304" calcext:value-type="float">
            <text:p>-0.9037680380383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4.823" calcext:value-type="float">
            <text:p>244.823</text:p>
          </table:table-cell>
          <table:table-cell office:value-type="float" office:value="-2.0114" calcext:value-type="float">
            <text:p>-2.0114</text:p>
          </table:table-cell>
          <table:table-cell table:formula="of:=[.C131]/3.1415*180" office:value-type="float" office:value="-115.248129874264" calcext:value-type="float">
            <text:p>-115.248129874264</text:p>
          </table:table-cell>
          <table:table-cell table:formula="of:=([.B131]/180)*3.1415" office:value-type="float" office:value="4.27284141388889" calcext:value-type="float">
            <text:p>4.27284141388889</text:p>
          </table:table-cell>
          <table:table-cell table:formula="of:=SIN([.E131])" office:value-type="float" office:value="-0.90494427989859" calcext:value-type="float">
            <text:p>-0.90494427989859</text:p>
          </table:table-cell>
          <table:table-cell table:formula="of:=SIN([.C131])" office:value-type="float" office:value="-0.904494370138123" calcext:value-type="float">
            <text:p>-0.90449437013812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44.9546" calcext:value-type="float">
            <text:p>244.9546</text:p>
          </table:table-cell>
          <table:table-cell office:value-type="float" office:value="-2.0063" calcext:value-type="float">
            <text:p>-2.0063</text:p>
          </table:table-cell>
          <table:table-cell table:formula="of:=[.C132]/3.1415*180" office:value-type="float" office:value="-114.955912780519" calcext:value-type="float">
            <text:p>-114.955912780519</text:p>
          </table:table-cell>
          <table:table-cell table:formula="of:=([.B132]/180)*3.1415" office:value-type="float" office:value="4.27513819944444" calcext:value-type="float">
            <text:p>4.27513819944444</text:p>
          </table:table-cell>
          <table:table-cell table:formula="of:=SIN([.E132])" office:value-type="float" office:value="-0.905919243493197" calcext:value-type="float">
            <text:p>-0.905919243493197</text:p>
          </table:table-cell>
          <table:table-cell table:formula="of:=SIN([.C132])" office:value-type="float" office:value="-0.90665767415036" calcext:value-type="float">
            <text:p>-0.906657674150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45.1675" calcext:value-type="float">
            <text:p>245.1675</text:p>
          </table:table-cell>
          <table:table-cell office:value-type="float" office:value="-2.0054" calcext:value-type="float">
            <text:p>-2.0054</text:p>
          </table:table-cell>
          <table:table-cell table:formula="of:=[.C133]/3.1415*180" office:value-type="float" office:value="-114.904345058093" calcext:value-type="float">
            <text:p>-114.904345058093</text:p>
          </table:table-cell>
          <table:table-cell table:formula="of:=([.B133]/180)*3.1415" office:value-type="float" office:value="4.27885389583333" calcext:value-type="float">
            <text:p>4.27885389583333</text:p>
          </table:table-cell>
          <table:table-cell table:formula="of:=SIN([.E133])" office:value-type="float" office:value="-0.907486399624646" calcext:value-type="float">
            <text:p>-0.907486399624646</text:p>
          </table:table-cell>
          <table:table-cell table:formula="of:=SIN([.C133])" office:value-type="float" office:value="-0.907036987305402" calcext:value-type="float">
            <text:p>-0.9070369873054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44.8175" calcext:value-type="float">
            <text:p>244.8175</text:p>
          </table:table-cell>
          <table:table-cell office:value-type="float" office:value="-2.0231" calcext:value-type="float">
            <text:p>-2.0231</text:p>
          </table:table-cell>
          <table:table-cell table:formula="of:=[.C134]/3.1415*180" office:value-type="float" office:value="-115.918510265797" calcext:value-type="float">
            <text:p>-115.918510265797</text:p>
          </table:table-cell>
          <table:table-cell table:formula="of:=([.B134]/180)*3.1415" office:value-type="float" office:value="4.27274542361111" calcext:value-type="float">
            <text:p>4.27274542361111</text:p>
          </table:table-cell>
          <table:table-cell table:formula="of:=SIN([.E134])" office:value-type="float" office:value="-0.904903428978786" calcext:value-type="float">
            <text:p>-0.904903428978786</text:p>
          </table:table-cell>
          <table:table-cell table:formula="of:=SIN([.C134])" office:value-type="float" office:value="-0.899442695497956" calcext:value-type="float">
            <text:p>-0.89944269549795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43.6813" calcext:value-type="float">
            <text:p>243.6813</text:p>
          </table:table-cell>
          <table:table-cell office:value-type="float" office:value="-2.0472" calcext:value-type="float">
            <text:p>-2.0472</text:p>
          </table:table-cell>
          <table:table-cell table:formula="of:=[.C135]/3.1415*180" office:value-type="float" office:value="-117.299379277415" calcext:value-type="float">
            <text:p>-117.299379277415</text:p>
          </table:table-cell>
          <table:table-cell table:formula="of:=([.B135]/180)*3.1415" office:value-type="float" office:value="4.2529155775" calcext:value-type="float">
            <text:p>4.2529155775</text:p>
          </table:table-cell>
          <table:table-cell table:formula="of:=SIN([.E135])" office:value-type="float" office:value="-0.896286155067494" calcext:value-type="float">
            <text:p>-0.896286155067494</text:p>
          </table:table-cell>
          <table:table-cell table:formula="of:=SIN([.C135])" office:value-type="float" office:value="-0.888649892024107" calcext:value-type="float">
            <text:p>-0.8886498920241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42.4011" calcext:value-type="float">
            <text:p>242.4011</text:p>
          </table:table-cell>
          <table:table-cell office:value-type="float" office:value="-2.0601" calcext:value-type="float">
            <text:p>-2.0601</text:p>
          </table:table-cell>
          <table:table-cell table:formula="of:=[.C136]/3.1415*180" office:value-type="float" office:value="-118.038516632182" calcext:value-type="float">
            <text:p>-118.038516632182</text:p>
          </table:table-cell>
          <table:table-cell table:formula="of:=([.B136]/180)*3.1415" office:value-type="float" office:value="4.23057253138889" calcext:value-type="float">
            <text:p>4.23057253138889</text:p>
          </table:table-cell>
          <table:table-cell table:formula="of:=SIN([.E136])" office:value-type="float" office:value="-0.886154661607172" calcext:value-type="float">
            <text:p>-0.886154661607172</text:p>
          </table:table-cell>
          <table:table-cell table:formula="of:=SIN([.C136])" office:value-type="float" office:value="-0.882660354091143" calcext:value-type="float">
            <text:p>-0.8826603540911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41.7056" calcext:value-type="float">
            <text:p>241.7056</text:p>
          </table:table-cell>
          <table:table-cell office:value-type="float" office:value="-2.0671" calcext:value-type="float">
            <text:p>-2.0671</text:p>
          </table:table-cell>
          <table:table-cell table:formula="of:=[.C137]/3.1415*180" office:value-type="float" office:value="-118.439598917714" calcext:value-type="float">
            <text:p>-118.439598917714</text:p>
          </table:table-cell>
          <table:table-cell table:formula="of:=([.B137]/180)*3.1415" office:value-type="float" office:value="4.21843412444445" calcext:value-type="float">
            <text:p>4.21843412444445</text:p>
          </table:table-cell>
          <table:table-cell table:formula="of:=SIN([.E137])" office:value-type="float" office:value="-0.880464705647987" calcext:value-type="float">
            <text:p>-0.880464705647987</text:p>
          </table:table-cell>
          <table:table-cell table:formula="of:=SIN([.C137])" office:value-type="float" office:value="-0.879348676194898" calcext:value-type="float">
            <text:p>-0.87934867619489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41.0655" calcext:value-type="float">
            <text:p>241.0655</text:p>
          </table:table-cell>
          <table:table-cell office:value-type="float" office:value="-2.0785" calcext:value-type="float">
            <text:p>-2.0785</text:p>
          </table:table-cell>
          <table:table-cell table:formula="of:=[.C138]/3.1415*180" office:value-type="float" office:value="-119.092790068439" calcext:value-type="float">
            <text:p>-119.092790068439</text:p>
          </table:table-cell>
          <table:table-cell table:formula="of:=([.B138]/180)*3.1415" office:value-type="float" office:value="4.20726260138889" calcext:value-type="float">
            <text:p>4.20726260138889</text:p>
          </table:table-cell>
          <table:table-cell table:formula="of:=SIN([.E138])" office:value-type="float" office:value="-0.875113324338905" calcext:value-type="float">
            <text:p>-0.875113324338905</text:p>
          </table:table-cell>
          <table:table-cell table:formula="of:=SIN([.C138])" office:value-type="float" office:value="-0.873863220112392" calcext:value-type="float">
            <text:p>-0.8738632201123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40.7701" calcext:value-type="float">
            <text:p>240.7701</text:p>
          </table:table-cell>
          <table:table-cell office:value-type="float" office:value="-2.0832" calcext:value-type="float">
            <text:p>-2.0832</text:p>
          </table:table-cell>
          <table:table-cell table:formula="of:=[.C139]/3.1415*180" office:value-type="float" office:value="-119.362088174439" calcext:value-type="float">
            <text:p>-119.362088174439</text:p>
          </table:table-cell>
          <table:table-cell table:formula="of:=([.B139]/180)*3.1415" office:value-type="float" office:value="4.20210705083333" calcext:value-type="float">
            <text:p>4.20210705083333</text:p>
          </table:table-cell>
          <table:table-cell table:formula="of:=SIN([.E139])" office:value-type="float" office:value="-0.872606841370648" calcext:value-type="float">
            <text:p>-0.872606841370648</text:p>
          </table:table-cell>
          <table:table-cell table:formula="of:=SIN([.C139])" office:value-type="float" office:value="-0.871568569005307" calcext:value-type="float">
            <text:p>-0.8715685690053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40.5775" calcext:value-type="float">
            <text:p>240.5775</text:p>
          </table:table-cell>
          <table:table-cell office:value-type="float" office:value="-2.0763" calcext:value-type="float">
            <text:p>-2.0763</text:p>
          </table:table-cell>
          <table:table-cell table:formula="of:=[.C140]/3.1415*180" office:value-type="float" office:value="-118.966735635843" calcext:value-type="float">
            <text:p>-118.966735635843</text:p>
          </table:table-cell>
          <table:table-cell table:formula="of:=([.B140]/180)*3.1415" office:value-type="float" office:value="4.19874564583333" calcext:value-type="float">
            <text:p>4.19874564583333</text:p>
          </table:table-cell>
          <table:table-cell table:formula="of:=SIN([.E140])" office:value-type="float" office:value="-0.870960126200372" calcext:value-type="float">
            <text:p>-0.870960126200372</text:p>
          </table:table-cell>
          <table:table-cell table:formula="of:=SIN([.C140])" office:value-type="float" office:value="-0.874930682582325" calcext:value-type="float">
            <text:p>-0.8749306825823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41.3423" calcext:value-type="float">
            <text:p>241.3423</text:p>
          </table:table-cell>
          <table:table-cell office:value-type="float" office:value="-2.0529" calcext:value-type="float">
            <text:p>-2.0529</text:p>
          </table:table-cell>
          <table:table-cell table:formula="of:=[.C141]/3.1415*180" office:value-type="float" office:value="-117.625974852777" calcext:value-type="float">
            <text:p>-117.625974852777</text:p>
          </table:table-cell>
          <table:table-cell table:formula="of:=([.B141]/180)*3.1415" office:value-type="float" office:value="4.21209353027778" calcext:value-type="float">
            <text:p>4.21209353027778</text:p>
          </table:table-cell>
          <table:table-cell table:formula="of:=SIN([.E141])" office:value-type="float" office:value="-0.87744087726337" calcext:value-type="float">
            <text:p>-0.87744087726337</text:p>
          </table:table-cell>
          <table:table-cell table:formula="of:=SIN([.C141])" office:value-type="float" office:value="-0.886021528346421" calcext:value-type="float">
            <text:p>-0.88602152834642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43.9957" calcext:value-type="float">
            <text:p>243.9957</text:p>
          </table:table-cell>
          <table:table-cell office:value-type="float" office:value="-2.0147" calcext:value-type="float">
            <text:p>-2.0147</text:p>
          </table:table-cell>
          <table:table-cell table:formula="of:=[.C142]/3.1415*180" office:value-type="float" office:value="-115.437211523158" calcext:value-type="float">
            <text:p>-115.437211523158</text:p>
          </table:table-cell>
          <table:table-cell table:formula="of:=([.B142]/180)*3.1415" office:value-type="float" office:value="4.25840273083333" calcext:value-type="float">
            <text:p>4.25840273083333</text:p>
          </table:table-cell>
          <table:table-cell table:formula="of:=SIN([.E142])" office:value-type="float" office:value="-0.898706071653151" calcext:value-type="float">
            <text:p>-0.898706071653151</text:p>
          </table:table-cell>
          <table:table-cell table:formula="of:=SIN([.C142])" office:value-type="float" office:value="-0.903082045371378" calcext:value-type="float">
            <text:p>-0.9030820453713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45.3297" calcext:value-type="float">
            <text:p>245.3297</text:p>
          </table:table-cell>
          <table:table-cell office:value-type="float" office:value="-1.9722" calcext:value-type="float">
            <text:p>-1.9722</text:p>
          </table:table-cell>
          <table:table-cell table:formula="of:=[.C143]/3.1415*180" office:value-type="float" office:value="-113.002069075283" calcext:value-type="float">
            <text:p>-113.002069075283</text:p>
          </table:table-cell>
          <table:table-cell table:formula="of:=([.B143]/180)*3.1415" office:value-type="float" office:value="4.28168473638889" calcext:value-type="float">
            <text:p>4.28168473638889</text:p>
          </table:table-cell>
          <table:table-cell table:formula="of:=SIN([.E143])" office:value-type="float" office:value="-0.908671945534379" calcext:value-type="float">
            <text:p>-0.908671945534379</text:p>
          </table:table-cell>
          <table:table-cell table:formula="of:=SIN([.C143])" office:value-type="float" office:value="-0.920513470707327" calcext:value-type="float">
            <text:p>-0.9205134707073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47.7371" calcext:value-type="float">
            <text:p>247.7371</text:p>
          </table:table-cell>
          <table:table-cell office:value-type="float" office:value="-1.922" calcext:value-type="float">
            <text:p>-1.922</text:p>
          </table:table-cell>
          <table:table-cell table:formula="of:=[.C144]/3.1415*180" office:value-type="float" office:value="-110.125736113322" calcext:value-type="float">
            <text:p>-110.125736113322</text:p>
          </table:table-cell>
          <table:table-cell table:formula="of:=([.B144]/180)*3.1415" office:value-type="float" office:value="4.32370055361111" calcext:value-type="float">
            <text:p>4.32370055361111</text:p>
          </table:table-cell>
          <table:table-cell table:formula="of:=SIN([.E144])" office:value-type="float" office:value="-0.925406909135202" calcext:value-type="float">
            <text:p>-0.925406909135202</text:p>
          </table:table-cell>
          <table:table-cell table:formula="of:=SIN([.C144])" office:value-type="float" office:value="-0.938959295548902" calcext:value-type="float">
            <text:p>-0.9389592955489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2.5593" calcext:value-type="float">
            <text:p>252.5593</text:p>
          </table:table-cell>
          <table:table-cell office:value-type="float" office:value="-1.8637" calcext:value-type="float">
            <text:p>-1.8637</text:p>
          </table:table-cell>
          <table:table-cell table:formula="of:=[.C145]/3.1415*180" office:value-type="float" office:value="-106.78529364953" calcext:value-type="float">
            <text:p>-106.78529364953</text:p>
          </table:table-cell>
          <table:table-cell table:formula="of:=([.B145]/180)*3.1415" office:value-type="float" office:value="4.40786133861111" calcext:value-type="float">
            <text:p>4.40786133861111</text:p>
          </table:table-cell>
          <table:table-cell table:formula="of:=SIN([.E145])" office:value-type="float" office:value="-0.953988692101842" calcext:value-type="float">
            <text:p>-0.953988692101842</text:p>
          </table:table-cell>
          <table:table-cell table:formula="of:=SIN([.C145])" office:value-type="float" office:value="-0.957409525238872" calcext:value-type="float">
            <text:p>-0.9574095252388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5.8871" calcext:value-type="float">
            <text:p>255.8871</text:p>
          </table:table-cell>
          <table:table-cell office:value-type="float" office:value="-1.8011" calcext:value-type="float">
            <text:p>-1.8011</text:p>
          </table:table-cell>
          <table:table-cell table:formula="of:=[.C146]/3.1415*180" office:value-type="float" office:value="-103.198472067484" calcext:value-type="float">
            <text:p>-103.198472067484</text:p>
          </table:table-cell>
          <table:table-cell table:formula="of:=([.B146]/180)*3.1415" office:value-type="float" office:value="4.4659406925" calcext:value-type="float">
            <text:p>4.4659406925</text:p>
          </table:table-cell>
          <table:table-cell table:formula="of:=SIN([.E146])" office:value-type="float" office:value="-0.969785016259221" calcext:value-type="float">
            <text:p>-0.969785016259221</text:p>
          </table:table-cell>
          <table:table-cell table:formula="of:=SIN([.C146])" office:value-type="float" office:value="-0.973597119446676" calcext:value-type="float">
            <text:p>-0.9735971194466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9.832" calcext:value-type="float">
            <text:p>259.832</text:p>
          </table:table-cell>
          <table:table-cell office:value-type="float" office:value="-1.7303" calcext:value-type="float">
            <text:p>-1.7303</text:p>
          </table:table-cell>
          <table:table-cell table:formula="of:=[.C147]/3.1415*180" office:value-type="float" office:value="-99.1418112366704" calcext:value-type="float">
            <text:p>-99.1418112366704</text:p>
          </table:table-cell>
          <table:table-cell table:formula="of:=([.B147]/180)*3.1415" office:value-type="float" office:value="4.53479015555556" calcext:value-type="float">
            <text:p>4.53479015555556</text:p>
          </table:table-cell>
          <table:table-cell table:formula="of:=SIN([.E147])" office:value-type="float" office:value="-0.984270737497597" calcext:value-type="float">
            <text:p>-0.984270737497597</text:p>
          </table:table-cell>
          <table:table-cell table:formula="of:=SIN([.C147])" office:value-type="float" office:value="-0.987306235670314" calcext:value-type="float">
            <text:p>-0.98730623567031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2.1187" calcext:value-type="float">
            <text:p>262.1187</text:p>
          </table:table-cell>
          <table:table-cell office:value-type="float" office:value="-1.6664" calcext:value-type="float">
            <text:p>-1.6664</text:p>
          </table:table-cell>
          <table:table-cell table:formula="of:=[.C148]/3.1415*180" office:value-type="float" office:value="-95.4805029444533" calcext:value-type="float">
            <text:p>-95.4805029444533</text:p>
          </table:table-cell>
          <table:table-cell table:formula="of:=([.B148]/180)*3.1415" office:value-type="float" office:value="4.5746994225" calcext:value-type="float">
            <text:p>4.5746994225</text:p>
          </table:table-cell>
          <table:table-cell table:formula="of:=SIN([.E148])" office:value-type="float" office:value="-0.990535759258767" calcext:value-type="float">
            <text:p>-0.990535759258767</text:p>
          </table:table-cell>
          <table:table-cell table:formula="of:=SIN([.C148])" office:value-type="float" office:value="-0.99543344863865" calcext:value-type="float">
            <text:p>-0.9954334486386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5.4615" calcext:value-type="float">
            <text:p>265.4615</text:p>
          </table:table-cell>
          <table:table-cell office:value-type="float" office:value="-1.5955" calcext:value-type="float">
            <text:p>-1.5955</text:p>
          </table:table-cell>
          <table:table-cell table:formula="of:=[.C149]/3.1415*180" office:value-type="float" office:value="-91.4181123667038" calcext:value-type="float">
            <text:p>-91.4181123667038</text:p>
          </table:table-cell>
          <table:table-cell table:formula="of:=([.B149]/180)*3.1415" office:value-type="float" office:value="4.63304056805556" calcext:value-type="float">
            <text:p>4.63304056805556</text:p>
          </table:table-cell>
          <table:table-cell table:formula="of:=SIN([.E149])" office:value-type="float" office:value="-0.996853566123951" calcext:value-type="float">
            <text:p>-0.996853566123951</text:p>
          </table:table-cell>
          <table:table-cell table:formula="of:=SIN([.C149])" office:value-type="float" office:value="-0.999694879782741" calcext:value-type="float">
            <text:p>-0.99969487978274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9.7176" calcext:value-type="float">
            <text:p>269.7176</text:p>
          </table:table-cell>
          <table:table-cell office:value-type="float" office:value="-1.5355" calcext:value-type="float">
            <text:p>-1.5355</text:p>
          </table:table-cell>
          <table:table-cell table:formula="of:=[.C150]/3.1415*180" office:value-type="float" office:value="-87.9802642049976" calcext:value-type="float">
            <text:p>-87.9802642049976</text:p>
          </table:table-cell>
          <table:table-cell table:formula="of:=([.B150]/180)*3.1415" office:value-type="float" office:value="4.70732133555556" calcext:value-type="float">
            <text:p>4.70732133555556</text:p>
          </table:table-cell>
          <table:table-cell table:formula="of:=SIN([.E150])" office:value-type="float" office:value="-0.999987159515423" calcext:value-type="float">
            <text:p>-0.999987159515423</text:p>
          </table:table-cell>
          <table:table-cell table:formula="of:=SIN([.C150])" office:value-type="float" office:value="-0.999377149325296" calcext:value-type="float">
            <text:p>-0.9993771493252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2.5633" calcext:value-type="float">
            <text:p>272.5633</text:p>
          </table:table-cell>
          <table:table-cell office:value-type="float" office:value="-1.4987" calcext:value-type="float">
            <text:p>-1.4987</text:p>
          </table:table-cell>
          <table:table-cell table:formula="of:=[.C151]/3.1415*180" office:value-type="float" office:value="-85.8717173324845" calcext:value-type="float">
            <text:p>-85.8717173324845</text:p>
          </table:table-cell>
          <table:table-cell table:formula="of:=([.B151]/180)*3.1415" office:value-type="float" office:value="4.75698670527778" calcext:value-type="float">
            <text:p>4.75698670527778</text:p>
          </table:table-cell>
          <table:table-cell table:formula="of:=SIN([.E151])" office:value-type="float" office:value="-0.999005686287511" calcext:value-type="float">
            <text:p>-0.999005686287511</text:p>
          </table:table-cell>
          <table:table-cell table:formula="of:=SIN([.C151])" office:value-type="float" office:value="-0.997402185384643" calcext:value-type="float">
            <text:p>-0.99740218538464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74.513" calcext:value-type="float">
            <text:p>274.513</text:p>
          </table:table-cell>
          <table:table-cell office:value-type="float" office:value="-1.4605" calcext:value-type="float">
            <text:p>-1.4605</text:p>
          </table:table-cell>
          <table:table-cell table:formula="of:=[.C152]/3.1415*180" office:value-type="float" office:value="-83.6829540028649" calcext:value-type="float">
            <text:p>-83.6829540028649</text:p>
          </table:table-cell>
          <table:table-cell table:formula="of:=([.B152]/180)*3.1415" office:value-type="float" office:value="4.79101438611111" calcext:value-type="float">
            <text:p>4.79101438611111</text:p>
          </table:table-cell>
          <table:table-cell table:formula="of:=SIN([.E152])" office:value-type="float" office:value="-0.996910614815773" calcext:value-type="float">
            <text:p>-0.996910614815773</text:p>
          </table:table-cell>
          <table:table-cell table:formula="of:=SIN([.C152])" office:value-type="float" office:value="-0.993923524065708" calcext:value-type="float">
            <text:p>-0.9939235240657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76.9605" calcext:value-type="float">
            <text:p>276.9605</text:p>
          </table:table-cell>
          <table:table-cell office:value-type="float" office:value="-1.4341" calcext:value-type="float">
            <text:p>-1.4341</text:p>
          </table:table-cell>
          <table:table-cell table:formula="of:=[.C153]/3.1415*180" office:value-type="float" office:value="-82.1703008117141" calcext:value-type="float">
            <text:p>-82.1703008117141</text:p>
          </table:table-cell>
          <table:table-cell table:formula="of:=([.B153]/180)*3.1415" office:value-type="float" office:value="4.83373005972222" calcext:value-type="float">
            <text:p>4.83373005972222</text:p>
          </table:table-cell>
          <table:table-cell table:formula="of:=SIN([.E153])" office:value-type="float" office:value="-0.992647199554394" calcext:value-type="float">
            <text:p>-0.992647199554394</text:p>
          </table:table-cell>
          <table:table-cell table:formula="of:=SIN([.C153])" office:value-type="float" office:value="-0.990671596492013" calcext:value-type="float">
            <text:p>-0.99067159649201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78.1556" calcext:value-type="float">
            <text:p>278.1556</text:p>
          </table:table-cell>
          <table:table-cell office:value-type="float" office:value="-1.4181" calcext:value-type="float">
            <text:p>-1.4181</text:p>
          </table:table-cell>
          <table:table-cell table:formula="of:=[.C154]/3.1415*180" office:value-type="float" office:value="-81.2535413019258" calcext:value-type="float">
            <text:p>-81.2535413019258</text:p>
          </table:table-cell>
          <table:table-cell table:formula="of:=([.B154]/180)*3.1415" office:value-type="float" office:value="4.85458787444444" calcext:value-type="float">
            <text:p>4.85458787444444</text:p>
          </table:table-cell>
          <table:table-cell table:formula="of:=SIN([.E154])" office:value-type="float" office:value="-0.989906762020947" calcext:value-type="float">
            <text:p>-0.989906762020947</text:p>
          </table:table-cell>
          <table:table-cell table:formula="of:=SIN([.C154])" office:value-type="float" office:value="-0.988364550114725" calcext:value-type="float">
            <text:p>-0.9883645501147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82.2538" calcext:value-type="float">
            <text:p>282.2538</text:p>
          </table:table-cell>
          <table:table-cell office:value-type="float" office:value="-1.3455" calcext:value-type="float">
            <text:p>-1.3455</text:p>
          </table:table-cell>
          <table:table-cell table:formula="of:=[.C155]/3.1415*180" office:value-type="float" office:value="-77.0937450262613" calcext:value-type="float">
            <text:p>-77.0937450262613</text:p>
          </table:table-cell>
          <table:table-cell table:formula="of:=([.B155]/180)*3.1415" office:value-type="float" office:value="4.92611284833333" calcext:value-type="float">
            <text:p>4.92611284833333</text:p>
          </table:table-cell>
          <table:table-cell table:formula="of:=SIN([.E155])" office:value-type="float" office:value="-0.977247858115017" calcext:value-type="float">
            <text:p>-0.977247858115017</text:p>
          </table:table-cell>
          <table:table-cell table:formula="of:=SIN([.C155])" office:value-type="float" office:value="-0.974727951878574" calcext:value-type="float">
            <text:p>-0.97472795187857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83.7893" calcext:value-type="float">
            <text:p>283.7893</text:p>
          </table:table-cell>
          <table:table-cell office:value-type="float" office:value="-1.2873" calcext:value-type="float">
            <text:p>-1.2873</text:p>
          </table:table-cell>
          <table:table-cell table:formula="of:=[.C156]/3.1415*180" office:value-type="float" office:value="-73.7590323094063" calcext:value-type="float">
            <text:p>-73.7590323094063</text:p>
          </table:table-cell>
          <table:table-cell table:formula="of:=([.B156]/180)*3.1415" office:value-type="float" office:value="4.95291158861111" calcext:value-type="float">
            <text:p>4.95291158861111</text:p>
          </table:table-cell>
          <table:table-cell table:formula="of:=SIN([.E156])" office:value-type="float" office:value="-0.971213616864072" calcext:value-type="float">
            <text:p>-0.971213616864072</text:p>
          </table:table-cell>
          <table:table-cell table:formula="of:=SIN([.C156])" office:value-type="float" office:value="-0.960083336510833" calcext:value-type="float">
            <text:p>-0.96008333651083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87.2205" calcext:value-type="float">
            <text:p>287.2205</text:p>
          </table:table-cell>
          <table:table-cell office:value-type="float" office:value="-1.2327" calcext:value-type="float">
            <text:p>-1.2327</text:p>
          </table:table-cell>
          <table:table-cell table:formula="of:=[.C157]/3.1415*180" office:value-type="float" office:value="-70.6305904822537" calcext:value-type="float">
            <text:p>-70.6305904822537</text:p>
          </table:table-cell>
          <table:table-cell table:formula="of:=([.B157]/180)*3.1415" office:value-type="float" office:value="5.01279555972222" calcext:value-type="float">
            <text:p>5.01279555972222</text:p>
          </table:table-cell>
          <table:table-cell table:formula="of:=SIN([.E157])" office:value-type="float" office:value="-0.955216257757277" calcext:value-type="float">
            <text:p>-0.955216257757277</text:p>
          </table:table-cell>
          <table:table-cell table:formula="of:=SIN([.C157])" office:value-type="float" office:value="-0.943387807328871" calcext:value-type="float">
            <text:p>-0.94338780732887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90.575" calcext:value-type="float">
            <text:p>290.575</text:p>
          </table:table-cell>
          <table:table-cell office:value-type="float" office:value="-1.1696" calcext:value-type="float">
            <text:p>-1.1696</text:p>
          </table:table-cell>
          <table:table-cell table:formula="of:=[.C158]/3.1415*180" office:value-type="float" office:value="-67.015120165526" calcext:value-type="float">
            <text:p>-67.015120165526</text:p>
          </table:table-cell>
          <table:table-cell table:formula="of:=([.B158]/180)*3.1415" office:value-type="float" office:value="5.07134090277778" calcext:value-type="float">
            <text:p>5.07134090277778</text:p>
          </table:table-cell>
          <table:table-cell table:formula="of:=SIN([.E158])" office:value-type="float" office:value="-0.936265520320042" calcext:value-type="float">
            <text:p>-0.936265520320042</text:p>
          </table:table-cell>
          <table:table-cell table:formula="of:=SIN([.C158])" office:value-type="float" office:value="-0.920594463406527" calcext:value-type="float">
            <text:p>-0.92059446340652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95.9296" calcext:value-type="float">
            <text:p>295.9296</text:p>
          </table:table-cell>
          <table:table-cell office:value-type="float" office:value="-1.1066" calcext:value-type="float">
            <text:p>-1.1066</text:p>
          </table:table-cell>
          <table:table-cell table:formula="of:=[.C159]/3.1415*180" office:value-type="float" office:value="-63.4053795957345" calcext:value-type="float">
            <text:p>-63.4053795957345</text:p>
          </table:table-cell>
          <table:table-cell table:formula="of:=([.B159]/180)*3.1415" office:value-type="float" office:value="5.16479354666667" calcext:value-type="float">
            <text:p>5.16479354666667</text:p>
          </table:table-cell>
          <table:table-cell table:formula="of:=SIN([.E159])" office:value-type="float" office:value="-0.899398596739565" calcext:value-type="float">
            <text:p>-0.899398596739565</text:p>
          </table:table-cell>
          <table:table-cell table:formula="of:=SIN([.C159])" office:value-type="float" office:value="-0.894181662302537" calcext:value-type="float">
            <text:p>-0.89418166230253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97.3223" calcext:value-type="float">
            <text:p>297.3223</text:p>
          </table:table-cell>
          <table:table-cell office:value-type="float" office:value="-1.0543" calcext:value-type="float">
            <text:p>-1.0543</text:p>
          </table:table-cell>
          <table:table-cell table:formula="of:=[.C160]/3.1415*180" office:value-type="float" office:value="-60.408721948114" calcext:value-type="float">
            <text:p>-60.408721948114</text:p>
          </table:table-cell>
          <table:table-cell table:formula="of:=([.B160]/180)*3.1415" office:value-type="float" office:value="5.18910003027778" calcext:value-type="float">
            <text:p>5.18910003027778</text:p>
          </table:table-cell>
          <table:table-cell table:formula="of:=SIN([.E160])" office:value-type="float" office:value="-0.888508891316693" calcext:value-type="float">
            <text:p>-0.888508891316693</text:p>
          </table:table-cell>
          <table:table-cell table:formula="of:=SIN([.C160])" office:value-type="float" office:value="-0.869554755191196" calcext:value-type="float">
            <text:p>-0.8695547551911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02.2756" calcext:value-type="float">
            <text:p>302.2756</text:p>
          </table:table-cell>
          <table:table-cell office:value-type="float" office:value="-0.9938" calcext:value-type="float">
            <text:p>-0.9938</text:p>
          </table:table-cell>
          <table:table-cell table:formula="of:=[.C161]/3.1415*180" office:value-type="float" office:value="-56.9422250517269" calcext:value-type="float">
            <text:p>-56.9422250517269</text:p>
          </table:table-cell>
          <table:table-cell table:formula="of:=([.B161]/180)*3.1415" office:value-type="float" office:value="5.27554887444444" calcext:value-type="float">
            <text:p>5.27554887444444</text:p>
          </table:table-cell>
          <table:table-cell table:formula="of:=SIN([.E161])" office:value-type="float" office:value="-0.845572391807085" calcext:value-type="float">
            <text:p>-0.845572391807085</text:p>
          </table:table-cell>
          <table:table-cell table:formula="of:=SIN([.C161])" office:value-type="float" office:value="-0.838104958952481" calcext:value-type="float">
            <text:p>-0.83810495895248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03.6593" calcext:value-type="float">
            <text:p>303.6593</text:p>
          </table:table-cell>
          <table:table-cell office:value-type="float" office:value="-0.9443" calcext:value-type="float">
            <text:p>-0.9443</text:p>
          </table:table-cell>
          <table:table-cell table:formula="of:=[.C162]/3.1415*180" office:value-type="float" office:value="-54.1060003183193" calcext:value-type="float">
            <text:p>-54.1060003183193</text:p>
          </table:table-cell>
          <table:table-cell table:formula="of:=([.B162]/180)*3.1415" office:value-type="float" office:value="5.29969828305556" calcext:value-type="float">
            <text:p>5.29969828305556</text:p>
          </table:table-cell>
          <table:table-cell table:formula="of:=SIN([.E162])" office:value-type="float" office:value="-0.832434668470206" calcext:value-type="float">
            <text:p>-0.832434668470206</text:p>
          </table:table-cell>
          <table:table-cell table:formula="of:=SIN([.C162])" office:value-type="float" office:value="-0.810086715234241" calcext:value-type="float">
            <text:p>-0.8100867152342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06.9977" calcext:value-type="float">
            <text:p>306.9977</text:p>
          </table:table-cell>
          <table:table-cell office:value-type="float" office:value="-0.875" calcext:value-type="float">
            <text:p>-0.875</text:p>
          </table:table-cell>
          <table:table-cell table:formula="of:=[.C163]/3.1415*180" office:value-type="float" office:value="-50.1352856915486" calcext:value-type="float">
            <text:p>-50.1352856915486</text:p>
          </table:table-cell>
          <table:table-cell table:formula="of:=([.B163]/180)*3.1415" office:value-type="float" office:value="5.35796263638889" calcext:value-type="float">
            <text:p>5.35796263638889</text:p>
          </table:table-cell>
          <table:table-cell table:formula="of:=SIN([.E163])" office:value-type="float" office:value="-0.798754754383542" calcext:value-type="float">
            <text:p>-0.798754754383542</text:p>
          </table:table-cell>
          <table:table-cell table:formula="of:=SIN([.C163])" office:value-type="float" office:value="-0.767543502236027" calcext:value-type="float">
            <text:p>-0.7675435022360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10.7301" calcext:value-type="float">
            <text:p>310.7301</text:p>
          </table:table-cell>
          <table:table-cell office:value-type="float" office:value="-0.8165" calcext:value-type="float">
            <text:p>-0.8165</text:p>
          </table:table-cell>
          <table:table-cell table:formula="of:=[.C164]/3.1415*180" office:value-type="float" office:value="-46.7833837338851" calcext:value-type="float">
            <text:p>-46.7833837338851</text:p>
          </table:table-cell>
          <table:table-cell table:formula="of:=([.B164]/180)*3.1415" office:value-type="float" office:value="5.42310338416667" calcext:value-type="float">
            <text:p>5.42310338416667</text:p>
          </table:table-cell>
          <table:table-cell table:formula="of:=SIN([.E164])" office:value-type="float" office:value="-0.757896009995266" calcext:value-type="float">
            <text:p>-0.757896009995266</text:p>
          </table:table-cell>
          <table:table-cell table:formula="of:=SIN([.C164])" office:value-type="float" office:value="-0.72875358211279" calcext:value-type="float">
            <text:p>-0.7287535821127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14.3027" calcext:value-type="float">
            <text:p>314.3027</text:p>
          </table:table-cell>
          <table:table-cell office:value-type="float" office:value="-0.7521" calcext:value-type="float">
            <text:p>-0.7521</text:p>
          </table:table-cell>
          <table:table-cell table:formula="of:=[.C165]/3.1415*180" office:value-type="float" office:value="-43.0934267069871" calcext:value-type="float">
            <text:p>-43.0934267069871</text:p>
          </table:table-cell>
          <table:table-cell table:formula="of:=([.B165]/180)*3.1415" office:value-type="float" office:value="5.48545517805556" calcext:value-type="float">
            <text:p>5.48545517805556</text:p>
          </table:table-cell>
          <table:table-cell table:formula="of:=SIN([.E165])" office:value-type="float" office:value="-0.715772809967843" calcext:value-type="float">
            <text:p>-0.715772809967843</text:p>
          </table:table-cell>
          <table:table-cell table:formula="of:=SIN([.C165])" office:value-type="float" office:value="-0.683173802505694" calcext:value-type="float">
            <text:p>-0.68317380250569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17.5712" calcext:value-type="float">
            <text:p>317.5712</text:p>
          </table:table-cell>
          <table:table-cell office:value-type="float" office:value="-0.7008" calcext:value-type="float">
            <text:p>-0.7008</text:p>
          </table:table-cell>
          <table:table-cell table:formula="of:=[.C166]/3.1415*180" office:value-type="float" office:value="-40.1540665287283" calcext:value-type="float">
            <text:p>-40.1540665287283</text:p>
          </table:table-cell>
          <table:table-cell table:formula="of:=([.B166]/180)*3.1415" office:value-type="float" office:value="5.54249958222222" calcext:value-type="float">
            <text:p>5.54249958222222</text:p>
          </table:table-cell>
          <table:table-cell table:formula="of:=SIN([.E166])" office:value-type="float" office:value="-0.674794139378017" calcext:value-type="float">
            <text:p>-0.674794139378017</text:p>
          </table:table-cell>
          <table:table-cell table:formula="of:=SIN([.C166])" office:value-type="float" office:value="-0.644829354772603" calcext:value-type="float">
            <text:p>-0.64482935477260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20.219" calcext:value-type="float">
            <text:p>320.219</text:p>
          </table:table-cell>
          <table:table-cell office:value-type="float" office:value="-0.6605" calcext:value-type="float">
            <text:p>-0.6605</text:p>
          </table:table-cell>
          <table:table-cell table:formula="of:=[.C167]/3.1415*180" office:value-type="float" office:value="-37.844978513449" calcext:value-type="float">
            <text:p>-37.844978513449</text:p>
          </table:table-cell>
          <table:table-cell table:formula="of:=([.B167]/180)*3.1415" office:value-type="float" office:value="5.58871104722222" calcext:value-type="float">
            <text:p>5.58871104722222</text:p>
          </table:table-cell>
          <table:table-cell table:formula="of:=SIN([.E167])" office:value-type="float" office:value="-0.639981554461726" calcext:value-type="float">
            <text:p>-0.639981554461726</text:p>
          </table:table-cell>
          <table:table-cell table:formula="of:=SIN([.C167])" office:value-type="float" office:value="-0.613511771433119" calcext:value-type="float">
            <text:p>-0.61351177143311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21.7375" calcext:value-type="float">
            <text:p>321.7375</text:p>
          </table:table-cell>
          <table:table-cell office:value-type="float" office:value="-0.66" calcext:value-type="float">
            <text:p>-0.66</text:p>
          </table:table-cell>
          <table:table-cell table:formula="of:=[.C168]/3.1415*180" office:value-type="float" office:value="-37.8163297787681" calcext:value-type="float">
            <text:p>-37.8163297787681</text:p>
          </table:table-cell>
          <table:table-cell table:formula="of:=([.B168]/180)*3.1415" office:value-type="float" office:value="5.61521309027778" calcext:value-type="float">
            <text:p>5.61521309027778</text:p>
          </table:table-cell>
          <table:table-cell table:formula="of:=SIN([.E168])" office:value-type="float" office:value="-0.619395291082712" calcext:value-type="float">
            <text:p>-0.619395291082712</text:p>
          </table:table-cell>
          <table:table-cell table:formula="of:=SIN([.C168])" office:value-type="float" office:value="-0.613116851973434" calcext:value-type="float">
            <text:p>-0.61311685197343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21.2905" calcext:value-type="float">
            <text:p>321.2905</text:p>
          </table:table-cell>
          <table:table-cell office:value-type="float" office:value="-0.6244" calcext:value-type="float">
            <text:p>-0.6244</text:p>
          </table:table-cell>
          <table:table-cell table:formula="of:=[.C169]/3.1415*180" office:value-type="float" office:value="-35.7765398694891" calcext:value-type="float">
            <text:p>-35.7765398694891</text:p>
          </table:table-cell>
          <table:table-cell table:formula="of:=([.B169]/180)*3.1415" office:value-type="float" office:value="5.60741169861111" calcext:value-type="float">
            <text:p>5.60741169861111</text:p>
          </table:table-cell>
          <table:table-cell table:formula="of:=SIN([.E169])" office:value-type="float" office:value="-0.625501091263115" calcext:value-type="float">
            <text:p>-0.625501091263115</text:p>
          </table:table-cell>
          <table:table-cell table:formula="of:=SIN([.C169])" office:value-type="float" office:value="-0.584610589780448" calcext:value-type="float">
            <text:p>-0.5846105897804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24.2153" calcext:value-type="float">
            <text:p>324.2153</text:p>
          </table:table-cell>
          <table:table-cell office:value-type="float" office:value="-0.6706" calcext:value-type="float">
            <text:p>-0.6706</text:p>
          </table:table-cell>
          <table:table-cell table:formula="of:=[.C170]/3.1415*180" office:value-type="float" office:value="-38.4236829540029" calcext:value-type="float">
            <text:p>-38.4236829540029</text:p>
          </table:table-cell>
          <table:table-cell table:formula="of:=([.B170]/180)*3.1415" office:value-type="float" office:value="5.65845758305556" calcext:value-type="float">
            <text:p>5.65845758305556</text:p>
          </table:table-cell>
          <table:table-cell table:formula="of:=SIN([.E170])" office:value-type="float" office:value="-0.584876445561603" calcext:value-type="float">
            <text:p>-0.584876445561603</text:p>
          </table:table-cell>
          <table:table-cell table:formula="of:=SIN([.C170])" office:value-type="float" office:value="-0.621456168230396" calcext:value-type="float">
            <text:p>-0.6214561682303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19.4863" calcext:value-type="float">
            <text:p>319.4863</text:p>
          </table:table-cell>
          <table:table-cell office:value-type="float" office:value="-0.7091" calcext:value-type="float">
            <text:p>-0.7091</text:p>
          </table:table-cell>
          <table:table-cell table:formula="of:=[.C171]/3.1415*180" office:value-type="float" office:value="-40.629635524431" calcext:value-type="float">
            <text:p>-40.629635524431</text:p>
          </table:table-cell>
          <table:table-cell table:formula="of:=([.B171]/180)*3.1415" office:value-type="float" office:value="5.57592339694445" calcext:value-type="float">
            <text:p>5.57592339694445</text:p>
          </table:table-cell>
          <table:table-cell table:formula="of:=SIN([.E171])" office:value-type="float" office:value="-0.649754867283869" calcext:value-type="float">
            <text:p>-0.649754867283869</text:p>
          </table:table-cell>
          <table:table-cell table:formula="of:=SIN([.C171])" office:value-type="float" office:value="-0.651150981432627" calcext:value-type="float">
            <text:p>-0.6511509814326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17.6073" calcext:value-type="float">
            <text:p>317.6073</text:p>
          </table:table-cell>
          <table:table-cell office:value-type="float" office:value="-0.7503" calcext:value-type="float">
            <text:p>-0.7503</text:p>
          </table:table-cell>
          <table:table-cell table:formula="of:=[.C172]/3.1415*180" office:value-type="float" office:value="-42.9902912621359" calcext:value-type="float">
            <text:p>-42.9902912621359</text:p>
          </table:table-cell>
          <table:table-cell table:formula="of:=([.B172]/180)*3.1415" office:value-type="float" office:value="5.5431296275" calcext:value-type="float">
            <text:p>5.5431296275</text:p>
          </table:table-cell>
          <table:table-cell table:formula="of:=SIN([.E172])" office:value-type="float" office:value="-0.674329028275635" calcext:value-type="float">
            <text:p>-0.674329028275635</text:p>
          </table:table-cell>
          <table:table-cell table:formula="of:=SIN([.C172])" office:value-type="float" office:value="-0.68185823600696" calcext:value-type="float">
            <text:p>-0.6818582360069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16.9246" calcext:value-type="float">
            <text:p>316.9246</text:p>
          </table:table-cell>
          <table:table-cell office:value-type="float" office:value="-0.779" calcext:value-type="float">
            <text:p>-0.779</text:p>
          </table:table-cell>
          <table:table-cell table:formula="of:=[.C173]/3.1415*180" office:value-type="float" office:value="-44.6347286328187" calcext:value-type="float">
            <text:p>-44.6347286328187</text:p>
          </table:table-cell>
          <table:table-cell table:formula="of:=([.B173]/180)*3.1415" office:value-type="float" office:value="5.53121461611111" calcext:value-type="float">
            <text:p>5.53121461611111</text:p>
          </table:table-cell>
          <table:table-cell table:formula="of:=SIN([.E173])" office:value-type="float" office:value="-0.683079368195154" calcext:value-type="float">
            <text:p>-0.683079368195154</text:p>
          </table:table-cell>
          <table:table-cell table:formula="of:=SIN([.C173])" office:value-type="float" office:value="-0.702568154141203" calcext:value-type="float">
            <text:p>-0.70256815414120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13.8382" calcext:value-type="float">
            <text:p>313.8382</text:p>
          </table:table-cell>
          <table:table-cell office:value-type="float" office:value="-0.7965" calcext:value-type="float">
            <text:p>-0.7965</text:p>
          </table:table-cell>
          <table:table-cell table:formula="of:=[.C174]/3.1415*180" office:value-type="float" office:value="-45.6374343466497" calcext:value-type="float">
            <text:p>-45.6374343466497</text:p>
          </table:table-cell>
          <table:table-cell table:formula="of:=([.B174]/180)*3.1415" office:value-type="float" office:value="5.47734836277778" calcext:value-type="float">
            <text:p>5.47734836277778</text:p>
          </table:table-cell>
          <table:table-cell table:formula="of:=SIN([.E174])" office:value-type="float" office:value="-0.721410486037114" calcext:value-type="float">
            <text:p>-0.721410486037114</text:p>
          </table:table-cell>
          <table:table-cell table:formula="of:=SIN([.C174])" office:value-type="float" office:value="-0.714913228593783" calcext:value-type="float">
            <text:p>-0.7149132285937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12.7295" calcext:value-type="float">
            <text:p>312.7295</text:p>
          </table:table-cell>
          <table:table-cell office:value-type="float" office:value="-0.8412" calcext:value-type="float">
            <text:p>-0.8412</text:p>
          </table:table-cell>
          <table:table-cell table:formula="of:=[.C175]/3.1415*180" office:value-type="float" office:value="-48.1986312271208" calcext:value-type="float">
            <text:p>-48.1986312271208</text:p>
          </table:table-cell>
          <table:table-cell table:formula="of:=([.B175]/180)*3.1415" office:value-type="float" office:value="5.45799846805556" calcext:value-type="float">
            <text:p>5.45799846805556</text:p>
          </table:table-cell>
          <table:table-cell table:formula="of:=SIN([.E175])" office:value-type="float" office:value="-0.734674550413791" calcext:value-type="float">
            <text:p>-0.734674550413791</text:p>
          </table:table-cell>
          <table:table-cell table:formula="of:=SIN([.C175])" office:value-type="float" office:value="-0.745443539026658" calcext:value-type="float">
            <text:p>-0.74544353902665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09.5991" calcext:value-type="float">
            <text:p>309.5991</text:p>
          </table:table-cell>
          <table:table-cell office:value-type="float" office:value="-0.8975" calcext:value-type="float">
            <text:p>-0.8975</text:p>
          </table:table-cell>
          <table:table-cell table:formula="of:=[.C176]/3.1415*180" office:value-type="float" office:value="-51.4244787521884" calcext:value-type="float">
            <text:p>-51.4244787521884</text:p>
          </table:table-cell>
          <table:table-cell table:formula="of:=([.B176]/180)*3.1415" office:value-type="float" office:value="5.4033642925" calcext:value-type="float">
            <text:p>5.4033642925</text:p>
          </table:table-cell>
          <table:table-cell table:formula="of:=SIN([.E176])" office:value-type="float" office:value="-0.770624825852284" calcext:value-type="float">
            <text:p>-0.770624825852284</text:p>
          </table:table-cell>
          <table:table-cell table:formula="of:=SIN([.C176])" office:value-type="float" office:value="-0.781770438430265" calcext:value-type="float">
            <text:p>-0.78177043843026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07.4876" calcext:value-type="float">
            <text:p>307.4876</text:p>
          </table:table-cell>
          <table:table-cell office:value-type="float" office:value="-0.9528" calcext:value-type="float">
            <text:p>-0.9528</text:p>
          </table:table-cell>
          <table:table-cell table:formula="of:=[.C177]/3.1415*180" office:value-type="float" office:value="-54.5930288078943" calcext:value-type="float">
            <text:p>-54.5930288078943</text:p>
          </table:table-cell>
          <table:table-cell table:formula="of:=([.B177]/180)*3.1415" office:value-type="float" office:value="5.36651275222222" calcext:value-type="float">
            <text:p>5.36651275222222</text:p>
          </table:table-cell>
          <table:table-cell table:formula="of:=SIN([.E177])" office:value-type="float" office:value="-0.793581386076309" calcext:value-type="float">
            <text:p>-0.793581386076309</text:p>
          </table:table-cell>
          <table:table-cell table:formula="of:=SIN([.C177])" office:value-type="float" office:value="-0.815041026724993" calcext:value-type="float">
            <text:p>-0.81504102672499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03.2479" calcext:value-type="float">
            <text:p>303.2479</text:p>
          </table:table-cell>
          <table:table-cell office:value-type="float" office:value="-1.0171" calcext:value-type="float">
            <text:p>-1.0171</text:p>
          </table:table-cell>
          <table:table-cell table:formula="of:=[.C178]/3.1415*180" office:value-type="float" office:value="-58.2772560878561" calcext:value-type="float">
            <text:p>-58.2772560878561</text:p>
          </table:table-cell>
          <table:table-cell table:formula="of:=([.B178]/180)*3.1415" office:value-type="float" office:value="5.29251821027778" calcext:value-type="float">
            <text:p>5.29251821027778</text:p>
          </table:table-cell>
          <table:table-cell table:formula="of:=SIN([.E178])" office:value-type="float" office:value="-0.836391821856006" calcext:value-type="float">
            <text:p>-0.836391821856006</text:p>
          </table:table-cell>
          <table:table-cell table:formula="of:=SIN([.C178])" office:value-type="float" office:value="-0.850586679706406" calcext:value-type="float">
            <text:p>-0.85058667970640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01.3019" calcext:value-type="float">
            <text:p>301.3019</text:p>
          </table:table-cell>
          <table:table-cell office:value-type="float" office:value="-1.0603" calcext:value-type="float">
            <text:p>-1.0603</text:p>
          </table:table-cell>
          <table:table-cell table:formula="of:=[.C179]/3.1415*180" office:value-type="float" office:value="-60.7525067642846" calcext:value-type="float">
            <text:p>-60.7525067642846</text:p>
          </table:table-cell>
          <table:table-cell table:formula="of:=([.B179]/180)*3.1415" office:value-type="float" office:value="5.25855510472222" calcext:value-type="float">
            <text:p>5.25855510472222</text:p>
          </table:table-cell>
          <table:table-cell table:formula="of:=SIN([.E179])" office:value-type="float" office:value="-0.854522169544555" calcext:value-type="float">
            <text:p>-0.854522169544555</text:p>
          </table:table-cell>
          <table:table-cell table:formula="of:=SIN([.C179])" office:value-type="float" office:value="-0.872502104711348" calcext:value-type="float">
            <text:p>-0.87250210471134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97.4523" calcext:value-type="float">
            <text:p>297.4523</text:p>
          </table:table-cell>
          <table:table-cell office:value-type="float" office:value="-1.11" calcext:value-type="float">
            <text:p>-1.11</text:p>
          </table:table-cell>
          <table:table-cell table:formula="of:=[.C180]/3.1415*180" office:value-type="float" office:value="-63.6001909915646" calcext:value-type="float">
            <text:p>-63.6001909915646</text:p>
          </table:table-cell>
          <table:table-cell table:formula="of:=([.B180]/180)*3.1415" office:value-type="float" office:value="5.19136889138889" calcext:value-type="float">
            <text:p>5.19136889138889</text:p>
          </table:table-cell>
          <table:table-cell table:formula="of:=SIN([.E180])" office:value-type="float" office:value="-0.887465517057809" calcext:value-type="float">
            <text:p>-0.887465517057809</text:p>
          </table:table-cell>
          <table:table-cell table:formula="of:=SIN([.C180])" office:value-type="float" office:value="-0.895698685680048" calcext:value-type="float">
            <text:p>-0.89569868568004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6.2048" calcext:value-type="float">
            <text:p>296.2048</text:p>
          </table:table-cell>
          <table:table-cell office:value-type="float" office:value="-1.1431" calcext:value-type="float">
            <text:p>-1.1431</text:p>
          </table:table-cell>
          <table:table-cell table:formula="of:=[.C181]/3.1415*180" office:value-type="float" office:value="-65.4967372274391" calcext:value-type="float">
            <text:p>-65.4967372274391</text:p>
          </table:table-cell>
          <table:table-cell table:formula="of:=([.B181]/180)*3.1415" office:value-type="float" office:value="5.16959655111111" calcext:value-type="float">
            <text:p>5.16959655111111</text:p>
          </table:table-cell>
          <table:table-cell table:formula="of:=SIN([.E181])" office:value-type="float" office:value="-0.8972886960496" calcext:value-type="float">
            <text:p>-0.8972886960496</text:p>
          </table:table-cell>
          <table:table-cell table:formula="of:=SIN([.C181])" office:value-type="float" office:value="-0.909923671024276" calcext:value-type="float">
            <text:p>-0.90992367102427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3.509" calcext:value-type="float">
            <text:p>293.509</text:p>
          </table:table-cell>
          <table:table-cell office:value-type="float" office:value="-1.1981" calcext:value-type="float">
            <text:p>-1.1981</text:p>
          </table:table-cell>
          <table:table-cell table:formula="of:=[.C182]/3.1415*180" office:value-type="float" office:value="-68.6480980423365" calcext:value-type="float">
            <text:p>-68.6480980423365</text:p>
          </table:table-cell>
          <table:table-cell table:formula="of:=([.B182]/180)*3.1415" office:value-type="float" office:value="5.12254735277778" calcext:value-type="float">
            <text:p>5.12254735277778</text:p>
          </table:table-cell>
          <table:table-cell table:formula="of:=SIN([.E182])" office:value-type="float" office:value="-0.917057682602161" calcext:value-type="float">
            <text:p>-0.917057682602161</text:p>
          </table:table-cell>
          <table:table-cell table:formula="of:=SIN([.C182])" office:value-type="float" office:value="-0.931348924317912" calcext:value-type="float">
            <text:p>-0.93134892431791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89.5451" calcext:value-type="float">
            <text:p>289.5451</text:p>
          </table:table-cell>
          <table:table-cell office:value-type="float" office:value="-1.2737" calcext:value-type="float">
            <text:p>-1.2737</text:p>
          </table:table-cell>
          <table:table-cell table:formula="of:=[.C183]/3.1415*180" office:value-type="float" office:value="-72.9797867260863" calcext:value-type="float">
            <text:p>-72.9797867260863</text:p>
          </table:table-cell>
          <table:table-cell table:formula="of:=([.B183]/180)*3.1415" office:value-type="float" office:value="5.05336628694445" calcext:value-type="float">
            <text:p>5.05336628694445</text:p>
          </table:table-cell>
          <table:table-cell table:formula="of:=SIN([.E183])" office:value-type="float" office:value="-0.94242829623178" calcext:value-type="float">
            <text:p>-0.94242829623178</text:p>
          </table:table-cell>
          <table:table-cell table:formula="of:=SIN([.C183])" office:value-type="float" office:value="-0.956190554655367" calcext:value-type="float">
            <text:p>-0.95619055465536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84.6692" calcext:value-type="float">
            <text:p>284.6692</text:p>
          </table:table-cell>
          <table:table-cell office:value-type="float" office:value="-1.3569" calcext:value-type="float">
            <text:p>-1.3569</text:p>
          </table:table-cell>
          <table:table-cell table:formula="of:=[.C184]/3.1415*180" office:value-type="float" office:value="-77.7469361769855" calcext:value-type="float">
            <text:p>-77.7469361769855</text:p>
          </table:table-cell>
          <table:table-cell table:formula="of:=([.B184]/180)*3.1415" office:value-type="float" office:value="4.96826828777778" calcext:value-type="float">
            <text:p>4.96826828777778</text:p>
          </table:table-cell>
          <table:table-cell table:formula="of:=SIN([.E184])" office:value-type="float" office:value="-0.967441120374822" calcext:value-type="float">
            <text:p>-0.967441120374822</text:p>
          </table:table-cell>
          <table:table-cell table:formula="of:=SIN([.C184])" office:value-type="float" office:value="-0.977211264974305" calcext:value-type="float">
            <text:p>-0.9772112649743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8.8892" calcext:value-type="float">
            <text:p>278.8892</text:p>
          </table:table-cell>
          <table:table-cell office:value-type="float" office:value="-1.4687" calcext:value-type="float">
            <text:p>-1.4687</text:p>
          </table:table-cell>
          <table:table-cell table:formula="of:=[.C185]/3.1415*180" office:value-type="float" office:value="-84.1527932516314" calcext:value-type="float">
            <text:p>-84.1527932516314</text:p>
          </table:table-cell>
          <table:table-cell table:formula="of:=([.B185]/180)*3.1415" office:value-type="float" office:value="4.86739123222222" calcext:value-type="float">
            <text:p>4.86739123222222</text:p>
          </table:table-cell>
          <table:table-cell table:formula="of:=SIN([.E185])" office:value-type="float" office:value="-0.988011183132833" calcext:value-type="float">
            <text:p>-0.988011183132833</text:p>
          </table:table-cell>
          <table:table-cell table:formula="of:=SIN([.C185])" office:value-type="float" office:value="-0.994792695650066" calcext:value-type="float">
            <text:p>-0.99479269565006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2.2662" calcext:value-type="float">
            <text:p>272.2662</text:p>
          </table:table-cell>
          <table:table-cell office:value-type="float" office:value="-1.5844" calcext:value-type="float">
            <text:p>-1.5844</text:p>
          </table:table-cell>
          <table:table-cell table:formula="of:=[.C186]/3.1415*180" office:value-type="float" office:value="-90.7821104567882" calcext:value-type="float">
            <text:p>-90.7821104567882</text:p>
          </table:table-cell>
          <table:table-cell table:formula="of:=([.B186]/180)*3.1415" office:value-type="float" office:value="4.751801485" calcext:value-type="float">
            <text:p>4.751801485</text:p>
          </table:table-cell>
          <table:table-cell table:formula="of:=SIN([.E186])" office:value-type="float" office:value="-0.999223427771531" calcext:value-type="float">
            <text:p>-0.999223427771531</text:p>
          </table:table-cell>
          <table:table-cell table:formula="of:=SIN([.C186])" office:value-type="float" office:value="-0.999907471464621" calcext:value-type="float">
            <text:p>-0.99990747146462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5.9662" calcext:value-type="float">
            <text:p>265.9662</text:p>
          </table:table-cell>
          <table:table-cell office:value-type="float" office:value="-1.7155" calcext:value-type="float">
            <text:p>-1.7155</text:p>
          </table:table-cell>
          <table:table-cell table:formula="of:=[.C187]/3.1415*180" office:value-type="float" office:value="-98.2938086901162" calcext:value-type="float">
            <text:p>-98.2938086901162</text:p>
          </table:table-cell>
          <table:table-cell table:formula="of:=([.B187]/180)*3.1415" office:value-type="float" office:value="4.641848985" calcext:value-type="float">
            <text:p>4.641848985</text:p>
          </table:table-cell>
          <table:table-cell table:formula="of:=SIN([.E187])" office:value-type="float" office:value="-0.997513085999915" calcext:value-type="float">
            <text:p>-0.997513085999915</text:p>
          </table:table-cell>
          <table:table-cell table:formula="of:=SIN([.C187])" office:value-type="float" office:value="-0.989548679406308" calcext:value-type="float">
            <text:p>-0.9895486794063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7.2041" calcext:value-type="float">
            <text:p>257.2041</text:p>
          </table:table-cell>
          <table:table-cell office:value-type="float" office:value="-1.8455" calcext:value-type="float">
            <text:p>-1.8455</text:p>
          </table:table-cell>
          <table:table-cell table:formula="of:=[.C188]/3.1415*180" office:value-type="float" office:value="-105.742479707146" calcext:value-type="float">
            <text:p>-105.742479707146</text:p>
          </table:table-cell>
          <table:table-cell table:formula="of:=([.B188]/180)*3.1415" office:value-type="float" office:value="4.48892600083333" calcext:value-type="float">
            <text:p>4.48892600083333</text:p>
          </table:table-cell>
          <table:table-cell table:formula="of:=SIN([.E188])" office:value-type="float" office:value="-0.975135874532641" calcext:value-type="float">
            <text:p>-0.975135874532641</text:p>
          </table:table-cell>
          <table:table-cell table:formula="of:=SIN([.C188])" office:value-type="float" office:value="-0.962505622005482" calcext:value-type="float">
            <text:p>-0.96250562200548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1.09" calcext:value-type="float">
            <text:p>251.09</text:p>
          </table:table-cell>
          <table:table-cell office:value-type="float" office:value="-1.9623" calcext:value-type="float">
            <text:p>-1.9623</text:p>
          </table:table-cell>
          <table:table-cell table:formula="of:=[.C189]/3.1415*180" office:value-type="float" office:value="-112.434824128601" calcext:value-type="float">
            <text:p>-112.434824128601</text:p>
          </table:table-cell>
          <table:table-cell table:formula="of:=([.B189]/180)*3.1415" office:value-type="float" office:value="4.38221797222222" calcext:value-type="float">
            <text:p>4.38221797222222</text:p>
          </table:table-cell>
          <table:table-cell table:formula="of:=SIN([.E189])" office:value-type="float" office:value="-0.945986915692878" calcext:value-type="float">
            <text:p>-0.945986915692878</text:p>
          </table:table-cell>
          <table:table-cell table:formula="of:=SIN([.C189])" office:value-type="float" office:value="-0.924336335315227" calcext:value-type="float">
            <text:p>-0.9243363353152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44.834" calcext:value-type="float">
            <text:p>244.834</text:p>
          </table:table-cell>
          <table:table-cell office:value-type="float" office:value="-2.0655" calcext:value-type="float">
            <text:p>-2.0655</text:p>
          </table:table-cell>
          <table:table-cell table:formula="of:=[.C190]/3.1415*180" office:value-type="float" office:value="-118.347922966736" calcext:value-type="float">
            <text:p>-118.347922966736</text:p>
          </table:table-cell>
          <table:table-cell table:formula="of:=([.B190]/180)*3.1415" office:value-type="float" office:value="4.27303339444445" calcext:value-type="float">
            <text:p>4.27303339444445</text:p>
          </table:table-cell>
          <table:table-cell table:formula="of:=SIN([.E190])" office:value-type="float" office:value="-0.905025956722989" calcext:value-type="float">
            <text:p>-0.905025956722989</text:p>
          </table:table-cell>
          <table:table-cell table:formula="of:=SIN([.C190])" office:value-type="float" office:value="-0.880109435806003" calcext:value-type="float">
            <text:p>-0.8801094358060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9.2929" calcext:value-type="float">
            <text:p>239.2929</text:p>
          </table:table-cell>
          <table:table-cell office:value-type="float" office:value="-2.153" calcext:value-type="float">
            <text:p>-2.153</text:p>
          </table:table-cell>
          <table:table-cell table:formula="of:=[.C191]/3.1415*180" office:value-type="float" office:value="-123.36145153589" calcext:value-type="float">
            <text:p>-123.36145153589</text:p>
          </table:table-cell>
          <table:table-cell table:formula="of:=([.B191]/180)*3.1415" office:value-type="float" office:value="4.1763258075" calcext:value-type="float">
            <text:p>4.1763258075</text:p>
          </table:table-cell>
          <table:table-cell table:formula="of:=SIN([.E191])" office:value-type="float" office:value="-0.859726094011744" calcext:value-type="float">
            <text:p>-0.859726094011744</text:p>
          </table:table-cell>
          <table:table-cell table:formula="of:=SIN([.C191])" office:value-type="float" office:value="-0.835252954223431" calcext:value-type="float">
            <text:p>-0.83525295422343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34.4234" calcext:value-type="float">
            <text:p>234.4234</text:p>
          </table:table-cell>
          <table:table-cell office:value-type="float" office:value="-2.2327" calcext:value-type="float">
            <text:p>-2.2327</text:p>
          </table:table-cell>
          <table:table-cell table:formula="of:=[.C192]/3.1415*180" office:value-type="float" office:value="-127.928059844024" calcext:value-type="float">
            <text:p>-127.928059844024</text:p>
          </table:table-cell>
          <table:table-cell table:formula="of:=([.B192]/180)*3.1415" office:value-type="float" office:value="4.09133950611111" calcext:value-type="float">
            <text:p>4.09133950611111</text:p>
          </table:table-cell>
          <table:table-cell table:formula="of:=SIN([.E192])" office:value-type="float" office:value="-0.813268227120141" calcext:value-type="float">
            <text:p>-0.813268227120141</text:p>
          </table:table-cell>
          <table:table-cell table:formula="of:=SIN([.C192])" office:value-type="float" office:value="-0.788823626625332" calcext:value-type="float">
            <text:p>-0.78882362662533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30.0838" calcext:value-type="float">
            <text:p>230.0838</text:p>
          </table:table-cell>
          <table:table-cell office:value-type="float" office:value="-2.3117" calcext:value-type="float">
            <text:p>-2.3117</text:p>
          </table:table-cell>
          <table:table-cell table:formula="of:=[.C193]/3.1415*180" office:value-type="float" office:value="-132.454559923603" calcext:value-type="float">
            <text:p>-132.454559923603</text:p>
          </table:table-cell>
          <table:table-cell table:formula="of:=([.B193]/180)*3.1415" office:value-type="float" office:value="4.01560143166667" calcext:value-type="float">
            <text:p>4.01560143166667</text:p>
          </table:table-cell>
          <table:table-cell table:formula="of:=SIN([.E193])" office:value-type="float" office:value="-0.766907755137869" calcext:value-type="float">
            <text:p>-0.766907755137869</text:p>
          </table:table-cell>
          <table:table-cell table:formula="of:=SIN([.C193])" office:value-type="float" office:value="-0.737858921368238" calcext:value-type="float">
            <text:p>-0.7378589213682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4.6587" calcext:value-type="float">
            <text:p>224.6587</text:p>
          </table:table-cell>
          <table:table-cell office:value-type="float" office:value="-2.398" calcext:value-type="float">
            <text:p>-2.398</text:p>
          </table:table-cell>
          <table:table-cell table:formula="of:=[.C194]/3.1415*180" office:value-type="float" office:value="-137.399331529524" calcext:value-type="float">
            <text:p>-137.399331529524</text:p>
          </table:table-cell>
          <table:table-cell table:formula="of:=([.B194]/180)*3.1415" office:value-type="float" office:value="3.92091836694444" calcext:value-type="float">
            <text:p>3.92091836694444</text:p>
          </table:table-cell>
          <table:table-cell table:formula="of:=SIN([.E194])" office:value-type="float" office:value="-0.702799899854679" calcext:value-type="float">
            <text:p>-0.702799899854679</text:p>
          </table:table-cell>
          <table:table-cell table:formula="of:=SIN([.C194])" office:value-type="float" office:value="-0.676936616073131" calcext:value-type="float">
            <text:p>-0.67693661607313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0.5391" calcext:value-type="float">
            <text:p>220.5391</text:p>
          </table:table-cell>
          <table:table-cell office:value-type="float" office:value="-2.4835" calcext:value-type="float">
            <text:p>-2.4835</text:p>
          </table:table-cell>
          <table:table-cell table:formula="of:=[.C195]/3.1415*180" office:value-type="float" office:value="-142.298265159955" calcext:value-type="float">
            <text:p>-142.298265159955</text:p>
          </table:table-cell>
          <table:table-cell table:formula="of:=([.B195]/180)*3.1415" office:value-type="float" office:value="3.84901990361111" calcext:value-type="float">
            <text:p>3.84901990361111</text:p>
          </table:table-cell>
          <table:table-cell table:formula="of:=SIN([.E195])" office:value-type="float" office:value="-0.649880540417112" calcext:value-type="float">
            <text:p>-0.649880540417112</text:p>
          </table:table-cell>
          <table:table-cell table:formula="of:=SIN([.C195])" office:value-type="float" office:value="-0.611608948790085" calcext:value-type="float">
            <text:p>-0.61160894879008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14.4567" calcext:value-type="float">
            <text:p>214.4567</text:p>
          </table:table-cell>
          <table:table-cell office:value-type="float" office:value="-2.5775" calcext:value-type="float">
            <text:p>-2.5775</text:p>
          </table:table-cell>
          <table:table-cell table:formula="of:=[.C196]/3.1415*180" office:value-type="float" office:value="-147.684227279962" calcext:value-type="float">
            <text:p>-147.684227279962</text:p>
          </table:table-cell>
          <table:table-cell table:formula="of:=([.B196]/180)*3.1415" office:value-type="float" office:value="3.74286512805556" calcext:value-type="float">
            <text:p>3.74286512805556</text:p>
          </table:table-cell>
          <table:table-cell table:formula="of:=SIN([.E196])" office:value-type="float" office:value="-0.565692234475256" calcext:value-type="float">
            <text:p>-0.565692234475256</text:p>
          </table:table-cell>
          <table:table-cell table:formula="of:=SIN([.C196])" office:value-type="float" office:value="-0.534649261283754" calcext:value-type="float">
            <text:p>-0.53464926128375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9.7304" calcext:value-type="float">
            <text:p>209.7304</text:p>
          </table:table-cell>
          <table:table-cell office:value-type="float" office:value="-2.6556" calcext:value-type="float">
            <text:p>-2.6556</text:p>
          </table:table-cell>
          <table:table-cell table:formula="of:=[.C197]/3.1415*180" office:value-type="float" office:value="-152.159159637116" calcext:value-type="float">
            <text:p>-152.159159637116</text:p>
          </table:table-cell>
          <table:table-cell table:formula="of:=([.B197]/180)*3.1415" office:value-type="float" office:value="3.66037806444444" calcext:value-type="float">
            <text:p>3.66037806444444</text:p>
          </table:table-cell>
          <table:table-cell table:formula="of:=SIN([.E197])" office:value-type="float" office:value="-0.495825727841733" calcext:value-type="float">
            <text:p>-0.495825727841733</text:p>
          </table:table-cell>
          <table:table-cell table:formula="of:=SIN([.C197])" office:value-type="float" office:value="-0.467086305376702" calcext:value-type="float">
            <text:p>-0.4670863053767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5.3027" calcext:value-type="float">
            <text:p>205.3027</text:p>
          </table:table-cell>
          <table:table-cell office:value-type="float" office:value="-2.7298" calcext:value-type="float">
            <text:p>-2.7298</text:p>
          </table:table-cell>
          <table:table-cell table:formula="of:=[.C198]/3.1415*180" office:value-type="float" office:value="-156.410631863759" calcext:value-type="float">
            <text:p>-156.410631863759</text:p>
          </table:table-cell>
          <table:table-cell table:formula="of:=([.B198]/180)*3.1415" office:value-type="float" office:value="3.58310240027778" calcext:value-type="float">
            <text:p>3.58310240027778</text:p>
          </table:table-cell>
          <table:table-cell table:formula="of:=SIN([.E198])" office:value-type="float" office:value="-0.4273049249448" calcext:value-type="float">
            <text:p>-0.4273049249448</text:p>
          </table:table-cell>
          <table:table-cell table:formula="of:=SIN([.C198])" office:value-type="float" office:value="-0.400252766552478" calcext:value-type="float">
            <text:p>-0.40025276655247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1.882" calcext:value-type="float">
            <text:p>201.882</text:p>
          </table:table-cell>
          <table:table-cell office:value-type="float" office:value="-2.8015" calcext:value-type="float">
            <text:p>-2.8015</text:p>
          </table:table-cell>
          <table:table-cell table:formula="of:=[.C199]/3.1415*180" office:value-type="float" office:value="-160.518860416998" calcext:value-type="float">
            <text:p>-160.518860416998</text:p>
          </table:table-cell>
          <table:table-cell table:formula="of:=([.B199]/180)*3.1415" office:value-type="float" office:value="3.52340168333333" calcext:value-type="float">
            <text:p>3.52340168333333</text:p>
          </table:table-cell>
          <table:table-cell table:formula="of:=SIN([.E199])" office:value-type="float" office:value="-0.372599843509313" calcext:value-type="float">
            <text:p>-0.372599843509313</text:p>
          </table:table-cell>
          <table:table-cell table:formula="of:=SIN([.C199])" office:value-type="float" office:value="-0.333574440313304" calcext:value-type="float">
            <text:p>-0.3335744403133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6.7999" calcext:value-type="float">
            <text:p>196.7999</text:p>
          </table:table-cell>
          <table:table-cell office:value-type="float" office:value="-2.8782" calcext:value-type="float">
            <text:p>-2.8782</text:p>
          </table:table-cell>
          <table:table-cell table:formula="of:=[.C200]/3.1415*180" office:value-type="float" office:value="-164.913576317046" calcext:value-type="float">
            <text:p>-164.913576317046</text:p>
          </table:table-cell>
          <table:table-cell table:formula="of:=([.B200]/180)*3.1415" office:value-type="float" office:value="3.43470492138889" calcext:value-type="float">
            <text:p>3.43470492138889</text:p>
          </table:table-cell>
          <table:table-cell table:formula="of:=SIN([.E200])" office:value-type="float" office:value="-0.288933146952072" calcext:value-type="float">
            <text:p>-0.288933146952072</text:p>
          </table:table-cell>
          <table:table-cell table:formula="of:=SIN([.C200])" office:value-type="float" office:value="-0.260357692521262" calcext:value-type="float">
            <text:p>-0.2603576925212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3.2803" calcext:value-type="float">
            <text:p>193.2803</text:p>
          </table:table-cell>
          <table:table-cell office:value-type="float" office:value="-2.9548" calcext:value-type="float">
            <text:p>-2.9548</text:p>
          </table:table-cell>
          <table:table-cell table:formula="of:=[.C201]/3.1415*180" office:value-type="float" office:value="-169.302562470158" calcext:value-type="float">
            <text:p>-169.302562470158</text:p>
          </table:table-cell>
          <table:table-cell table:formula="of:=([.B201]/180)*3.1415" office:value-type="float" office:value="3.37327812472222" calcext:value-type="float">
            <text:p>3.37327812472222</text:p>
          </table:table-cell>
          <table:table-cell table:formula="of:=SIN([.E201])" office:value-type="float" office:value="-0.22961828553891" calcext:value-type="float">
            <text:p>-0.22961828553891</text:p>
          </table:table-cell>
          <table:table-cell table:formula="of:=SIN([.C201])" office:value-type="float" office:value="-0.185708301216663" calcext:value-type="float">
            <text:p>-0.18570830121666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89.1003" calcext:value-type="float">
            <text:p>189.1003</text:p>
          </table:table-cell>
          <table:table-cell office:value-type="float" office:value="-3.0245" calcext:value-type="float">
            <text:p>-3.0245</text:p>
          </table:table-cell>
          <table:table-cell table:formula="of:=[.C202]/3.1415*180" office:value-type="float" office:value="-173.296196084673" calcext:value-type="float">
            <text:p>-173.296196084673</text:p>
          </table:table-cell>
          <table:table-cell table:formula="of:=([.B202]/180)*3.1415" office:value-type="float" office:value="3.30032551361111" calcext:value-type="float">
            <text:p>3.30032551361111</text:p>
          </table:table-cell>
          <table:table-cell table:formula="of:=SIN([.E202])" office:value-type="float" office:value="-0.158067123886077" calcext:value-type="float">
            <text:p>-0.158067123886077</text:p>
          </table:table-cell>
          <table:table-cell table:formula="of:=SIN([.C202])" office:value-type="float" office:value="-0.116825266788669" calcext:value-type="float">
            <text:p>-0.11682526678866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84.9008" calcext:value-type="float">
            <text:p>184.9008</text:p>
          </table:table-cell>
          <table:table-cell office:value-type="float" office:value="-3.1081" calcext:value-type="float">
            <text:p>-3.1081</text:p>
          </table:table-cell>
          <table:table-cell table:formula="of:=[.C203]/3.1415*180" office:value-type="float" office:value="-178.086264523317" calcext:value-type="float">
            <text:p>-178.086264523317</text:p>
          </table:table-cell>
          <table:table-cell table:formula="of:=([.B203]/180)*3.1415" office:value-type="float" office:value="3.22703257333333" calcext:value-type="float">
            <text:p>3.22703257333333</text:p>
          </table:table-cell>
          <table:table-cell table:formula="of:=SIN([.E203])" office:value-type="float" office:value="-0.0853360060632532" calcext:value-type="float">
            <text:p>-0.085336006063253</text:p>
          </table:table-cell>
          <table:table-cell table:formula="of:=SIN([.C203])" office:value-type="float" office:value="-0.0334863921665109" calcext:value-type="float">
            <text:p>-0.0334863921665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80.2191" calcext:value-type="float">
            <text:p>180.2191</text:p>
          </table:table-cell>
          <table:table-cell office:value-type="float" office:value="3.1048" calcext:value-type="float">
            <text:p>3.1048</text:p>
          </table:table-cell>
          <table:table-cell table:formula="of:=[.C204]/3.1415*180" office:value-type="float" office:value="177.897182874423" calcext:value-type="float">
            <text:p>177.897182874423</text:p>
          </table:table-cell>
          <table:table-cell table:formula="of:=([.B204]/180)*3.1415" office:value-type="float" office:value="3.14532390361111" calcext:value-type="float">
            <text:p>3.14532390361111</text:p>
          </table:table-cell>
          <table:table-cell table:formula="of:=SIN([.E204])" office:value-type="float" office:value="-0.00373124136343913" calcext:value-type="float">
            <text:p>-0.003731241363439</text:p>
          </table:table-cell>
          <table:table-cell table:formula="of:=SIN([.C204])" office:value-type="float" office:value="0.0367843531197052" calcext:value-type="float">
            <text:p>0.0367843531197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75.4347" calcext:value-type="float">
            <text:p>175.4347</text:p>
          </table:table-cell>
          <table:table-cell office:value-type="float" office:value="3.0338" calcext:value-type="float">
            <text:p>3.0338</text:p>
          </table:table-cell>
          <table:table-cell table:formula="of:=[.C205]/3.1415*180" office:value-type="float" office:value="173.829062549737" calcext:value-type="float">
            <text:p>173.829062549737</text:p>
          </table:table-cell>
          <table:table-cell table:formula="of:=([.B205]/180)*3.1415" office:value-type="float" office:value="3.06182283361111" calcext:value-type="float">
            <text:p>3.06182283361111</text:p>
          </table:table-cell>
          <table:table-cell table:formula="of:=SIN([.E205])" office:value-type="float" office:value="0.0796852480161386" calcext:value-type="float">
            <text:p>0.079685248016139</text:p>
          </table:table-cell>
          <table:table-cell table:formula="of:=SIN([.C205])" office:value-type="float" office:value="0.107584029753527" calcext:value-type="float">
            <text:p>0.1075840297535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0.9137" calcext:value-type="float">
            <text:p>170.9137</text:p>
          </table:table-cell>
          <table:table-cell office:value-type="float" office:value="2.9555" calcext:value-type="float">
            <text:p>2.9555</text:p>
          </table:table-cell>
          <table:table-cell table:formula="of:=[.C206]/3.1415*180" office:value-type="float" office:value="169.342670698711" calcext:value-type="float">
            <text:p>169.342670698711</text:p>
          </table:table-cell>
          <table:table-cell table:formula="of:=([.B206]/180)*3.1415" office:value-type="float" office:value="2.98291882527778" calcext:value-type="float">
            <text:p>2.98291882527778</text:p>
          </table:table-cell>
          <table:table-cell table:formula="of:=SIN([.E206])" office:value-type="float" office:value="0.158008834026251" calcext:value-type="float">
            <text:p>0.158008834026251</text:p>
          </table:table-cell>
          <table:table-cell table:formula="of:=SIN([.C206])" office:value-type="float" office:value="0.185020432330998" calcext:value-type="float">
            <text:p>0.18502043233099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.1095" calcext:value-type="float">
            <text:p>167.1095</text:p>
          </table:table-cell>
          <table:table-cell office:value-type="float" office:value="2.8984" calcext:value-type="float">
            <text:p>2.8984</text:p>
          </table:table-cell>
          <table:table-cell table:formula="of:=[.C207]/3.1415*180" office:value-type="float" office:value="166.070985198154" calcext:value-type="float">
            <text:p>166.070985198154</text:p>
          </table:table-cell>
          <table:table-cell table:formula="of:=([.B207]/180)*3.1415" office:value-type="float" office:value="2.91652496805556" calcext:value-type="float">
            <text:p>2.91652496805556</text:p>
          </table:table-cell>
          <table:table-cell table:formula="of:=SIN([.E207])" office:value-type="float" office:value="0.223172341080542" calcext:value-type="float">
            <text:p>0.223172341080542</text:p>
          </table:table-cell>
          <table:table-cell table:formula="of:=SIN([.C207])" office:value-type="float" office:value="0.240802555376305" calcext:value-type="float">
            <text:p>0.2408025553763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64.7972" calcext:value-type="float">
            <text:p>164.7972</text:p>
          </table:table-cell>
          <table:table-cell office:value-type="float" office:value="2.8373" calcext:value-type="float">
            <text:p>2.8373</text:p>
          </table:table-cell>
          <table:table-cell table:formula="of:=[.C208]/3.1415*180" office:value-type="float" office:value="162.57010982015" calcext:value-type="float">
            <text:p>162.57010982015</text:p>
          </table:table-cell>
          <table:table-cell table:formula="of:=([.B208]/180)*3.1415" office:value-type="float" office:value="2.87616891" calcext:value-type="float">
            <text:p>2.87616891</text:p>
          </table:table-cell>
          <table:table-cell table:formula="of:=SIN([.E208])" office:value-type="float" office:value="0.262318196384058" calcext:value-type="float">
            <text:p>0.262318196384058</text:p>
          </table:table-cell>
          <table:table-cell table:formula="of:=SIN([.C208])" office:value-type="float" office:value="0.299618399923557" calcext:value-type="float">
            <text:p>0.29961839992355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9.6056" calcext:value-type="float">
            <text:p>159.6056</text:p>
          </table:table-cell>
          <table:table-cell office:value-type="float" office:value="2.7663" calcext:value-type="float">
            <text:p>2.7663</text:p>
          </table:table-cell>
          <table:table-cell table:formula="of:=[.C209]/3.1415*180" office:value-type="float" office:value="158.501989495464" calcext:value-type="float">
            <text:p>158.501989495464</text:p>
          </table:table-cell>
          <table:table-cell table:formula="of:=([.B209]/180)*3.1415" office:value-type="float" office:value="2.78556106888889" calcext:value-type="float">
            <text:p>2.78556106888889</text:p>
          </table:table-cell>
          <table:table-cell table:formula="of:=SIN([.E209])" office:value-type="float" office:value="0.348557441889871" calcext:value-type="float">
            <text:p>0.348557441889871</text:p>
          </table:table-cell>
          <table:table-cell table:formula="of:=SIN([.C209])" office:value-type="float" office:value="0.366544829793132" calcext:value-type="float">
            <text:p>0.36654482979313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7.2878" calcext:value-type="float">
            <text:p>157.2878</text:p>
          </table:table-cell>
          <table:table-cell office:value-type="float" office:value="2.7036" calcext:value-type="float">
            <text:p>2.7036</text:p>
          </table:table-cell>
          <table:table-cell table:formula="of:=[.C210]/3.1415*180" office:value-type="float" office:value="154.909438166481" calcext:value-type="float">
            <text:p>154.909438166481</text:p>
          </table:table-cell>
          <table:table-cell table:formula="of:=([.B210]/180)*3.1415" office:value-type="float" office:value="2.74510902055556" calcext:value-type="float">
            <text:p>2.74510902055556</text:p>
          </table:table-cell>
          <table:table-cell table:formula="of:=SIN([.E210])" office:value-type="float" office:value="0.386177152985785" calcext:value-type="float">
            <text:p>0.386177152985785</text:p>
          </table:table-cell>
          <table:table-cell table:formula="of:=SIN([.C210])" office:value-type="float" office:value="0.424122458133996" calcext:value-type="float">
            <text:p>0.42412245813399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3.5933" calcext:value-type="float">
            <text:p>153.5933</text:p>
          </table:table-cell>
          <table:table-cell office:value-type="float" office:value="2.6369" calcext:value-type="float">
            <text:p>2.6369</text:p>
          </table:table-cell>
          <table:table-cell table:formula="of:=[.C211]/3.1415*180" office:value-type="float" office:value="151.087696960051" calcext:value-type="float">
            <text:p>151.087696960051</text:p>
          </table:table-cell>
          <table:table-cell table:formula="of:=([.B211]/180)*3.1415" office:value-type="float" office:value="2.68062973305556" calcext:value-type="float">
            <text:p>2.68062973305556</text:p>
          </table:table-cell>
          <table:table-cell table:formula="of:=SIN([.E211])" office:value-type="float" office:value="0.444810728363936" calcext:value-type="float">
            <text:p>0.444810728363936</text:p>
          </table:table-cell>
          <table:table-cell table:formula="of:=SIN([.C211])" office:value-type="float" office:value="0.483538435744511" calcext:value-type="float">
            <text:p>0.48353843574451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8.897" calcext:value-type="float">
            <text:p>148.897</text:p>
          </table:table-cell>
          <table:table-cell office:value-type="float" office:value="2.5778" calcext:value-type="float">
            <text:p>2.5778</text:p>
          </table:table-cell>
          <table:table-cell table:formula="of:=[.C212]/3.1415*180" office:value-type="float" office:value="147.70141652077" calcext:value-type="float">
            <text:p>147.70141652077</text:p>
          </table:table-cell>
          <table:table-cell table:formula="of:=([.B212]/180)*3.1415" office:value-type="float" office:value="2.59866625277778" calcext:value-type="float">
            <text:p>2.59866625277778</text:p>
          </table:table-cell>
          <table:table-cell table:formula="of:=SIN([.E212])" office:value-type="float" office:value="0.516643785969286" calcext:value-type="float">
            <text:p>0.516643785969286</text:p>
          </table:table-cell>
          <table:table-cell table:formula="of:=SIN([.C212])" office:value-type="float" office:value="0.534395715010248" calcext:value-type="float">
            <text:p>0.53439571501024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6.6476" calcext:value-type="float">
            <text:p>146.6476</text:p>
          </table:table-cell>
          <table:table-cell office:value-type="float" office:value="2.5379" calcext:value-type="float">
            <text:p>2.5379</text:p>
          </table:table-cell>
          <table:table-cell table:formula="of:=[.C213]/3.1415*180" office:value-type="float" office:value="145.415247493236" calcext:value-type="float">
            <text:p>145.415247493236</text:p>
          </table:table-cell>
          <table:table-cell table:formula="of:=([.B213]/180)*3.1415" office:value-type="float" office:value="2.55940797444444" calcext:value-type="float">
            <text:p>2.55940797444444</text:p>
          </table:table-cell>
          <table:table-cell table:formula="of:=SIN([.E213])" office:value-type="float" office:value="0.549850030035266" calcext:value-type="float">
            <text:p>0.549850030035266</text:p>
          </table:table-cell>
          <table:table-cell table:formula="of:=SIN([.C213])" office:value-type="float" office:value="0.56768629534938" calcext:value-type="float">
            <text:p>0.5676862953493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.438" calcext:value-type="float">
            <text:p>145.438</text:p>
          </table:table-cell>
          <table:table-cell office:value-type="float" office:value="2.5204" calcext:value-type="float">
            <text:p>2.5204</text:p>
          </table:table-cell>
          <table:table-cell table:formula="of:=[.C214]/3.1415*180" office:value-type="float" office:value="144.412541779405" calcext:value-type="float">
            <text:p>144.412541779405</text:p>
          </table:table-cell>
          <table:table-cell table:formula="of:=([.B214]/180)*3.1415" office:value-type="float" office:value="2.53829709444444" calcext:value-type="float">
            <text:p>2.53829709444444</text:p>
          </table:table-cell>
          <table:table-cell table:formula="of:=SIN([.E214])" office:value-type="float" office:value="0.567359344598992" calcext:value-type="float">
            <text:p>0.567359344598992</text:p>
          </table:table-cell>
          <table:table-cell table:formula="of:=SIN([.C214])" office:value-type="float" office:value="0.582005422131462" calcext:value-type="float">
            <text:p>0.58200542213146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.6419" calcext:value-type="float">
            <text:p>145.6419</text:p>
          </table:table-cell>
          <table:table-cell office:value-type="float" office:value="2.5502" calcext:value-type="float">
            <text:p>2.5502</text:p>
          </table:table-cell>
          <table:table-cell table:formula="of:=[.C215]/3.1415*180" office:value-type="float" office:value="146.120006366385" calcext:value-type="float">
            <text:p>146.120006366385</text:p>
          </table:table-cell>
          <table:table-cell table:formula="of:=([.B215]/180)*3.1415" office:value-type="float" office:value="2.54185571583333" calcext:value-type="float">
            <text:p>2.54185571583333</text:p>
          </table:table-cell>
          <table:table-cell table:formula="of:=SIN([.E215])" office:value-type="float" office:value="0.564425339221886" calcext:value-type="float">
            <text:p>0.564425339221886</text:p>
          </table:table-cell>
          <table:table-cell table:formula="of:=SIN([.C215])" office:value-type="float" office:value="0.557517695531802" calcext:value-type="float">
            <text:p>0.55751769553180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6.3428" calcext:value-type="float">
            <text:p>146.3428</text:p>
          </table:table-cell>
          <table:table-cell office:value-type="float" office:value="2.5807" calcext:value-type="float">
            <text:p>2.5807</text:p>
          </table:table-cell>
          <table:table-cell table:formula="of:=[.C216]/3.1415*180" office:value-type="float" office:value="147.867579181919" calcext:value-type="float">
            <text:p>147.867579181919</text:p>
          </table:table-cell>
          <table:table-cell table:formula="of:=([.B216]/180)*3.1415" office:value-type="float" office:value="2.55408836777778" calcext:value-type="float">
            <text:p>2.55408836777778</text:p>
          </table:table-cell>
          <table:table-cell table:formula="of:=SIN([.E216])" office:value-type="float" office:value="0.554285501952117" calcext:value-type="float">
            <text:p>0.554285501952117</text:p>
          </table:table-cell>
          <table:table-cell table:formula="of:=SIN([.C216])" office:value-type="float" office:value="0.531942291504109" calcext:value-type="float">
            <text:p>0.53194229150410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9.3987" calcext:value-type="float">
            <text:p>149.3987</text:p>
          </table:table-cell>
          <table:table-cell office:value-type="float" office:value="2.6095" calcext:value-type="float">
            <text:p>2.6095</text:p>
          </table:table-cell>
          <table:table-cell table:formula="of:=[.C217]/3.1415*180" office:value-type="float" office:value="149.517746299538" calcext:value-type="float">
            <text:p>149.517746299538</text:p>
          </table:table-cell>
          <table:table-cell table:formula="of:=([.B217]/180)*3.1415" office:value-type="float" office:value="2.60742231138889" calcext:value-type="float">
            <text:p>2.60742231138889</text:p>
          </table:table-cell>
          <table:table-cell table:formula="of:=SIN([.E217])" office:value-type="float" office:value="0.509127135463024" calcext:value-type="float">
            <text:p>0.509127135463024</text:p>
          </table:table-cell>
          <table:table-cell table:formula="of:=SIN([.C217])" office:value-type="float" office:value="0.507337789285285" calcext:value-type="float">
            <text:p>0.50733778928528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9.703" calcext:value-type="float">
            <text:p>149.703</text:p>
          </table:table-cell>
          <table:table-cell office:value-type="float" office:value="2.6376" calcext:value-type="float">
            <text:p>2.6376</text:p>
          </table:table-cell>
          <table:table-cell table:formula="of:=[.C218]/3.1415*180" office:value-type="float" office:value="151.127805188604" calcext:value-type="float">
            <text:p>151.127805188604</text:p>
          </table:table-cell>
          <table:table-cell table:formula="of:=([.B218]/180)*3.1415" office:value-type="float" office:value="2.61273319166667" calcext:value-type="float">
            <text:p>2.61273319166667</text:p>
          </table:table-cell>
          <table:table-cell table:formula="of:=SIN([.E218])" office:value-type="float" office:value="0.504548948295578" calcext:value-type="float">
            <text:p>0.504548948295578</text:p>
          </table:table-cell>
          <table:table-cell table:formula="of:=SIN([.C218])" office:value-type="float" office:value="0.48292559113694" calcext:value-type="float">
            <text:p>0.4829255911369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50.9659" calcext:value-type="float">
            <text:p>150.9659</text:p>
          </table:table-cell>
          <table:table-cell office:value-type="float" office:value="2.6531" calcext:value-type="float">
            <text:p>2.6531</text:p>
          </table:table-cell>
          <table:table-cell table:formula="of:=[.C219]/3.1415*180" office:value-type="float" office:value="152.015915963712" calcext:value-type="float">
            <text:p>152.015915963712</text:p>
          </table:table-cell>
          <table:table-cell table:formula="of:=([.B219]/180)*3.1415" office:value-type="float" office:value="2.63477430472222" calcext:value-type="float">
            <text:p>2.63477430472222</text:p>
          </table:table-cell>
          <table:table-cell table:formula="of:=SIN([.E219])" office:value-type="float" office:value="0.485398012133059" calcext:value-type="float">
            <text:p>0.485398012133059</text:p>
          </table:table-cell>
          <table:table-cell table:formula="of:=SIN([.C219])" office:value-type="float" office:value="0.469295372754926" calcext:value-type="float">
            <text:p>0.46929537275492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1.446" calcext:value-type="float">
            <text:p>151.446</text:p>
          </table:table-cell>
          <table:table-cell office:value-type="float" office:value="2.663" calcext:value-type="float">
            <text:p>2.663</text:p>
          </table:table-cell>
          <table:table-cell table:formula="of:=[.C220]/3.1415*180" office:value-type="float" office:value="152.583160910393" calcext:value-type="float">
            <text:p>152.583160910393</text:p>
          </table:table-cell>
          <table:table-cell table:formula="of:=([.B220]/180)*3.1415" office:value-type="float" office:value="2.64315338333333" calcext:value-type="float">
            <text:p>2.64315338333333</text:p>
          </table:table-cell>
          <table:table-cell table:formula="of:=SIN([.E220])" office:value-type="float" office:value="0.478055286042723" calcext:value-type="float">
            <text:p>0.478055286042723</text:p>
          </table:table-cell>
          <table:table-cell table:formula="of:=SIN([.C220])" office:value-type="float" office:value="0.460530409527745" calcext:value-type="float">
            <text:p>0.46053040952774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2.9448" calcext:value-type="float">
            <text:p>152.9448</text:p>
          </table:table-cell>
          <table:table-cell office:value-type="float" office:value="2.697" calcext:value-type="float">
            <text:p>2.697</text:p>
          </table:table-cell>
          <table:table-cell table:formula="of:=[.C221]/3.1415*180" office:value-type="float" office:value="154.531274868693" calcext:value-type="float">
            <text:p>154.531274868693</text:p>
          </table:table-cell>
          <table:table-cell table:formula="of:=([.B221]/180)*3.1415" office:value-type="float" office:value="2.66931160666667" calcext:value-type="float">
            <text:p>2.66931160666667</text:p>
          </table:table-cell>
          <table:table-cell table:formula="of:=SIN([.E221])" office:value-type="float" office:value="0.454918814493187" calcext:value-type="float">
            <text:p>0.454918814493187</text:p>
          </table:table-cell>
          <table:table-cell table:formula="of:=SIN([.C221])" office:value-type="float" office:value="0.43009016938354" calcext:value-type="float">
            <text:p>0.4300901693835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6.1587" calcext:value-type="float">
            <text:p>156.1587</text:p>
          </table:table-cell>
          <table:table-cell office:value-type="float" office:value="2.615" calcext:value-type="float">
            <text:p>2.615</text:p>
          </table:table-cell>
          <table:table-cell table:formula="of:=[.C222]/3.1415*180" office:value-type="float" office:value="149.832882381028" calcext:value-type="float">
            <text:p>149.832882381028</text:p>
          </table:table-cell>
          <table:table-cell table:formula="of:=([.B222]/180)*3.1415" office:value-type="float" office:value="2.72540308916667" calcext:value-type="float">
            <text:p>2.72540308916667</text:p>
          </table:table-cell>
          <table:table-cell table:formula="of:=SIN([.E222])" office:value-type="float" office:value="0.404278234677125" calcext:value-type="float">
            <text:p>0.404278234677125</text:p>
          </table:table-cell>
          <table:table-cell table:formula="of:=SIN([.C222])" office:value-type="float" office:value="0.502590529698479" calcext:value-type="float">
            <text:p>0.50259052969847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3.2791" calcext:value-type="float">
            <text:p>143.2791</text:p>
          </table:table-cell>
          <table:table-cell office:value-type="float" office:value="2.5319" calcext:value-type="float">
            <text:p>2.5319</text:p>
          </table:table-cell>
          <table:table-cell table:formula="of:=[.C223]/3.1415*180" office:value-type="float" office:value="145.071462677065" calcext:value-type="float">
            <text:p>145.071462677065</text:p>
          </table:table-cell>
          <table:table-cell table:formula="of:=([.B223]/180)*3.1415" office:value-type="float" office:value="2.5006182925" calcext:value-type="float">
            <text:p>2.5006182925</text:p>
          </table:table-cell>
          <table:table-cell table:formula="of:=SIN([.E223])" office:value-type="float" office:value="0.597976688652959" calcext:value-type="float">
            <text:p>0.597976688652959</text:p>
          </table:table-cell>
          <table:table-cell table:formula="of:=SIN([.C223])" office:value-type="float" office:value="0.57261551717148" calcext:value-type="float">
            <text:p>0.5726155171714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6.7718" calcext:value-type="float">
            <text:p>146.7718</text:p>
          </table:table-cell>
          <table:table-cell office:value-type="float" office:value="2.5746" calcext:value-type="float">
            <text:p>2.5746</text:p>
          </table:table-cell>
          <table:table-cell table:formula="of:=[.C224]/3.1415*180" office:value-type="float" office:value="147.518064618813" calcext:value-type="float">
            <text:p>147.518064618813</text:p>
          </table:table-cell>
          <table:table-cell table:formula="of:=([.B224]/180)*3.1415" office:value-type="float" office:value="2.56157560944444" calcext:value-type="float">
            <text:p>2.56157560944444</text:p>
          </table:table-cell>
          <table:table-cell table:formula="of:=SIN([.E224])" office:value-type="float" office:value="0.548038193503255" calcext:value-type="float">
            <text:p>0.548038193503255</text:p>
          </table:table-cell>
          <table:table-cell table:formula="of:=SIN([.C224])" office:value-type="float" office:value="0.537097724425001" calcext:value-type="float">
            <text:p>0.5370977244250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9.2633" calcext:value-type="float">
            <text:p>149.2633</text:p>
          </table:table-cell>
          <table:table-cell office:value-type="float" office:value="2.6236" calcext:value-type="float">
            <text:p>2.6236</text:p>
          </table:table-cell>
          <table:table-cell table:formula="of:=[.C225]/3.1415*180" office:value-type="float" office:value="150.325640617539" calcext:value-type="float">
            <text:p>150.325640617539</text:p>
          </table:table-cell>
          <table:table-cell table:formula="of:=([.B225]/180)*3.1415" office:value-type="float" office:value="2.60505920527778" calcext:value-type="float">
            <text:p>2.60505920527778</text:p>
          </table:table-cell>
          <table:table-cell table:formula="of:=SIN([.E225])" office:value-type="float" office:value="0.5111596169529" calcext:value-type="float">
            <text:p>0.5111596169529</text:p>
          </table:table-cell>
          <table:table-cell table:formula="of:=SIN([.C225])" office:value-type="float" office:value="0.495137124224673" calcext:value-type="float">
            <text:p>0.49513712422467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2.2487" calcext:value-type="float">
            <text:p>152.2487</text:p>
          </table:table-cell>
          <table:table-cell office:value-type="float" office:value="2.6723" calcext:value-type="float">
            <text:p>2.6723</text:p>
          </table:table-cell>
          <table:table-cell table:formula="of:=[.C226]/3.1415*180" office:value-type="float" office:value="153.116027375458" calcext:value-type="float">
            <text:p>153.116027375458</text:p>
          </table:table-cell>
          <table:table-cell table:formula="of:=([.B226]/180)*3.1415" office:value-type="float" office:value="2.65716272805556" calcext:value-type="float">
            <text:p>2.65716272805556</text:p>
          </table:table-cell>
          <table:table-cell table:formula="of:=SIN([.E226])" office:value-type="float" office:value="0.465703953121667" calcext:value-type="float">
            <text:p>0.465703953121667</text:p>
          </table:table-cell>
          <table:table-cell table:formula="of:=SIN([.C226])" office:value-type="float" office:value="0.452255524505231" calcext:value-type="float">
            <text:p>0.45225552450523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4.3619" calcext:value-type="float">
            <text:p>154.3619</text:p>
          </table:table-cell>
          <table:table-cell office:value-type="float" office:value="2.6983" calcext:value-type="float">
            <text:p>2.6983</text:p>
          </table:table-cell>
          <table:table-cell table:formula="of:=[.C227]/3.1415*180" office:value-type="float" office:value="154.605761578864" calcext:value-type="float">
            <text:p>154.605761578864</text:p>
          </table:table-cell>
          <table:table-cell table:formula="of:=([.B227]/180)*3.1415" office:value-type="float" office:value="2.69404393805556" calcext:value-type="float">
            <text:p>2.69404393805556</text:p>
          </table:table-cell>
          <table:table-cell table:formula="of:=SIN([.E227])" office:value-type="float" office:value="0.432756977518655" calcext:value-type="float">
            <text:p>0.432756977518655</text:p>
          </table:table-cell>
          <table:table-cell table:formula="of:=SIN([.C227])" office:value-type="float" office:value="0.428916184571196" calcext:value-type="float">
            <text:p>0.42891618457119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4.9832" calcext:value-type="float">
            <text:p>154.9832</text:p>
          </table:table-cell>
          <table:table-cell office:value-type="float" office:value="2.7312" calcext:value-type="float">
            <text:p>2.7312</text:p>
          </table:table-cell>
          <table:table-cell table:formula="of:=[.C228]/3.1415*180" office:value-type="float" office:value="156.490848320866" calcext:value-type="float">
            <text:p>156.490848320866</text:p>
          </table:table-cell>
          <table:table-cell table:formula="of:=([.B228]/180)*3.1415" office:value-type="float" office:value="2.70488734888889" calcext:value-type="float">
            <text:p>2.70488734888889</text:p>
          </table:table-cell>
          <table:table-cell table:formula="of:=SIN([.E228])" office:value-type="float" office:value="0.422956277619256" calcext:value-type="float">
            <text:p>0.422956277619256</text:p>
          </table:table-cell>
          <table:table-cell table:formula="of:=SIN([.C228])" office:value-type="float" office:value="0.398969408030359" calcext:value-type="float">
            <text:p>0.39896940803035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7.8668" calcext:value-type="float">
            <text:p>157.8668</text:p>
          </table:table-cell>
          <table:table-cell office:value-type="float" office:value="2.6357" calcext:value-type="float">
            <text:p>2.6357</text:p>
          </table:table-cell>
          <table:table-cell table:formula="of:=[.C229]/3.1415*180" office:value-type="float" office:value="151.018939996817" calcext:value-type="float">
            <text:p>151.018939996817</text:p>
          </table:table-cell>
          <table:table-cell table:formula="of:=([.B229]/180)*3.1415" office:value-type="float" office:value="2.75521417888889" calcext:value-type="float">
            <text:p>2.75521417888889</text:p>
          </table:table-cell>
          <table:table-cell table:formula="of:=SIN([.E229])" office:value-type="float" office:value="0.376836347717903" calcext:value-type="float">
            <text:p>0.376836347717903</text:p>
          </table:table-cell>
          <table:table-cell table:formula="of:=SIN([.C229])" office:value-type="float" office:value="0.484588475100268" calcext:value-type="float">
            <text:p>0.48458847510026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3.9497" calcext:value-type="float">
            <text:p>143.9497</text:p>
          </table:table-cell>
          <table:table-cell office:value-type="float" office:value="2.5402" calcext:value-type="float">
            <text:p>2.5402</text:p>
          </table:table-cell>
          <table:table-cell table:formula="of:=[.C230]/3.1415*180" office:value-type="float" office:value="145.547031672768" calcext:value-type="float">
            <text:p>145.547031672768</text:p>
          </table:table-cell>
          <table:table-cell table:formula="of:=([.B230]/180)*3.1415" office:value-type="float" office:value="2.51232212527778" calcext:value-type="float">
            <text:p>2.51232212527778</text:p>
          </table:table-cell>
          <table:table-cell table:formula="of:=SIN([.E230])" office:value-type="float" office:value="0.588555168053637" calcext:value-type="float">
            <text:p>0.588555168053637</text:p>
          </table:table-cell>
          <table:table-cell table:formula="of:=SIN([.C230])" office:value-type="float" office:value="0.565791332072942" calcext:value-type="float">
            <text:p>0.56579133207294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7.011" calcext:value-type="float">
            <text:p>147.011</text:p>
          </table:table-cell>
          <table:table-cell office:value-type="float" office:value="2.4449" calcext:value-type="float">
            <text:p>2.4449</text:p>
          </table:table-cell>
          <table:table-cell table:formula="of:=[.C231]/3.1415*180" office:value-type="float" office:value="140.086582842591" calcext:value-type="float">
            <text:p>140.086582842591</text:p>
          </table:table-cell>
          <table:table-cell table:formula="of:=([.B231]/180)*3.1415" office:value-type="float" office:value="2.56575031388889" calcext:value-type="float">
            <text:p>2.56575031388889</text:p>
          </table:table-cell>
          <table:table-cell table:formula="of:=SIN([.E231])" office:value-type="float" office:value="0.544541482657855" calcext:value-type="float">
            <text:p>0.544541482657855</text:p>
          </table:table-cell>
          <table:table-cell table:formula="of:=SIN([.C231])" office:value-type="float" office:value="0.641684570389536" calcext:value-type="float">
            <text:p>0.64168457038953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1.6576" calcext:value-type="float">
            <text:p>141.6576</text:p>
          </table:table-cell>
          <table:table-cell office:value-type="float" office:value="2.491" calcext:value-type="float">
            <text:p>2.491</text:p>
          </table:table-cell>
          <table:table-cell table:formula="of:=[.C232]/3.1415*180" office:value-type="float" office:value="142.727996180169" calcext:value-type="float">
            <text:p>142.727996180169</text:p>
          </table:table-cell>
          <table:table-cell table:formula="of:=([.B232]/180)*3.1415" office:value-type="float" office:value="2.47231861333333" calcext:value-type="float">
            <text:p>2.47231861333333</text:p>
          </table:table-cell>
          <table:table-cell table:formula="of:=SIN([.E232])" office:value-type="float" office:value="0.620416800475747" calcext:value-type="float">
            <text:p>0.620416800475747</text:p>
          </table:table-cell>
          <table:table-cell table:formula="of:=SIN([.C232])" office:value-type="float" office:value="0.605658101347094" calcext:value-type="float">
            <text:p>0.60565810134709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.5803" calcext:value-type="float">
            <text:p>144.5803</text:p>
          </table:table-cell>
          <table:table-cell office:value-type="float" office:value="2.5454" calcext:value-type="float">
            <text:p>2.5454</text:p>
          </table:table-cell>
          <table:table-cell table:formula="of:=[.C233]/3.1415*180" office:value-type="float" office:value="145.844978513449" calcext:value-type="float">
            <text:p>145.844978513449</text:p>
          </table:table-cell>
          <table:table-cell table:formula="of:=([.B233]/180)*3.1415" office:value-type="float" office:value="2.52332784694444" calcext:value-type="float">
            <text:p>2.52332784694444</text:p>
          </table:table-cell>
          <table:table-cell table:formula="of:=SIN([.E233])" office:value-type="float" office:value="0.579622050038499" calcext:value-type="float">
            <text:p>0.579622050038499</text:p>
          </table:table-cell>
          <table:table-cell table:formula="of:=SIN([.C233])" office:value-type="float" office:value="0.561496049904506" calcext:value-type="float">
            <text:p>0.56149604990450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6.8365" calcext:value-type="float">
            <text:p>146.8365</text:p>
          </table:table-cell>
          <table:table-cell office:value-type="float" office:value="2.5946" calcext:value-type="float">
            <text:p>2.5946</text:p>
          </table:table-cell>
          <table:table-cell table:formula="of:=[.C234]/3.1415*180" office:value-type="float" office:value="148.664014006048" calcext:value-type="float">
            <text:p>148.664014006048</text:p>
          </table:table-cell>
          <table:table-cell table:formula="of:=([.B234]/180)*3.1415" office:value-type="float" office:value="2.56270480416667" calcext:value-type="float">
            <text:p>2.56270480416667</text:p>
          </table:table-cell>
          <table:table-cell table:formula="of:=SIN([.E234])" office:value-type="float" office:value="0.547093325645421" calcext:value-type="float">
            <text:p>0.547093325645421</text:p>
          </table:table-cell>
          <table:table-cell table:formula="of:=SIN([.C234])" office:value-type="float" office:value="0.520121032609764" calcext:value-type="float">
            <text:p>0.52012103260976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0.3031" calcext:value-type="float">
            <text:p>150.3031</text:p>
          </table:table-cell>
          <table:table-cell office:value-type="float" office:value="2.6482" calcext:value-type="float">
            <text:p>2.6482</text:p>
          </table:table-cell>
          <table:table-cell table:formula="of:=[.C235]/3.1415*180" office:value-type="float" office:value="151.735158363839" calcext:value-type="float">
            <text:p>151.735158363839</text:p>
          </table:table-cell>
          <table:table-cell table:formula="of:=([.B235]/180)*3.1415" office:value-type="float" office:value="2.62320660361111" calcext:value-type="float">
            <text:p>2.62320660361111</text:p>
          </table:table-cell>
          <table:table-cell table:formula="of:=SIN([.E235])" office:value-type="float" office:value="0.495478874523094" calcext:value-type="float">
            <text:p>0.495478874523094</text:p>
          </table:table-cell>
          <table:table-cell table:formula="of:=SIN([.C235])" office:value-type="float" office:value="0.473616623696295" calcext:value-type="float">
            <text:p>0.4736166236962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.619" calcext:value-type="float">
            <text:p>145.619</text:p>
          </table:table-cell>
          <table:table-cell office:value-type="float" office:value="2.5746" calcext:value-type="float">
            <text:p>2.5746</text:p>
          </table:table-cell>
          <table:table-cell table:formula="of:=[.C236]/3.1415*180" office:value-type="float" office:value="147.518064618813" calcext:value-type="float">
            <text:p>147.518064618813</text:p>
          </table:table-cell>
          <table:table-cell table:formula="of:=([.B236]/180)*3.1415" office:value-type="float" office:value="2.54145604722222" calcext:value-type="float">
            <text:p>2.54145604722222</text:p>
          </table:table-cell>
          <table:table-cell table:formula="of:=SIN([.E236])" office:value-type="float" office:value="0.564755214226583" calcext:value-type="float">
            <text:p>0.564755214226583</text:p>
          </table:table-cell>
          <table:table-cell table:formula="of:=SIN([.C236])" office:value-type="float" office:value="0.537097724425001" calcext:value-type="float">
            <text:p>0.5370977244250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9.0686" calcext:value-type="float">
            <text:p>149.0686</text:p>
          </table:table-cell>
          <table:table-cell office:value-type="float" office:value="2.6035" calcext:value-type="float">
            <text:p>2.6035</text:p>
          </table:table-cell>
          <table:table-cell table:formula="of:=[.C237]/3.1415*180" office:value-type="float" office:value="149.173961483368" calcext:value-type="float">
            <text:p>149.173961483368</text:p>
          </table:table-cell>
          <table:table-cell table:formula="of:=([.B237]/180)*3.1415" office:value-type="float" office:value="2.60166114944444" calcext:value-type="float">
            <text:p>2.60166114944444</text:p>
          </table:table-cell>
          <table:table-cell table:formula="of:=SIN([.E237])" office:value-type="float" office:value="0.514077240957906" calcext:value-type="float">
            <text:p>0.514077240957906</text:p>
          </table:table-cell>
          <table:table-cell table:formula="of:=SIN([.C237])" office:value-type="float" office:value="0.512499109865174" calcext:value-type="float">
            <text:p>0.51249910986517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9.4325" calcext:value-type="float">
            <text:p>149.4325</text:p>
          </table:table-cell>
          <table:table-cell office:value-type="float" office:value="2.6327" calcext:value-type="float">
            <text:p>2.6327</text:p>
          </table:table-cell>
          <table:table-cell table:formula="of:=[.C238]/3.1415*180" office:value-type="float" office:value="150.847047588731" calcext:value-type="float">
            <text:p>150.847047588731</text:p>
          </table:table-cell>
          <table:table-cell table:formula="of:=([.B238]/180)*3.1415" office:value-type="float" office:value="2.60801221527778" calcext:value-type="float">
            <text:p>2.60801221527778</text:p>
          </table:table-cell>
          <table:table-cell table:formula="of:=SIN([.E238])" office:value-type="float" office:value="0.508619321746983" calcext:value-type="float">
            <text:p>0.508619321746983</text:p>
          </table:table-cell>
          <table:table-cell table:formula="of:=SIN([.C238])" office:value-type="float" office:value="0.487210517277485" calcext:value-type="float">
            <text:p>0.48721051727748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0.9093" calcext:value-type="float">
            <text:p>150.9093</text:p>
          </table:table-cell>
          <table:table-cell office:value-type="float" office:value="2.654" calcext:value-type="float">
            <text:p>2.654</text:p>
          </table:table-cell>
          <table:table-cell table:formula="of:=[.C239]/3.1415*180" office:value-type="float" office:value="152.067483686137" calcext:value-type="float">
            <text:p>152.067483686137</text:p>
          </table:table-cell>
          <table:table-cell table:formula="of:=([.B239]/180)*3.1415" office:value-type="float" office:value="2.6337864775" calcext:value-type="float">
            <text:p>2.6337864775</text:p>
          </table:table-cell>
          <table:table-cell table:formula="of:=SIN([.E239])" office:value-type="float" office:value="0.486261425885637" calcext:value-type="float">
            <text:p>0.486261425885637</text:p>
          </table:table-cell>
          <table:table-cell table:formula="of:=SIN([.C239])" office:value-type="float" office:value="0.46850044567061" calcext:value-type="float">
            <text:p>0.4685004456706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3.3511" calcext:value-type="float">
            <text:p>153.3511</text:p>
          </table:table-cell>
          <table:table-cell office:value-type="float" office:value="2.6879" calcext:value-type="float">
            <text:p>2.6879</text:p>
          </table:table-cell>
          <table:table-cell table:formula="of:=[.C240]/3.1415*180" office:value-type="float" office:value="154.009867897501" calcext:value-type="float">
            <text:p>154.009867897501</text:p>
          </table:table-cell>
          <table:table-cell table:formula="of:=([.B240]/180)*3.1415" office:value-type="float" office:value="2.67640267027778" calcext:value-type="float">
            <text:p>2.67640267027778</text:p>
          </table:table-cell>
          <table:table-cell table:formula="of:=SIN([.E240])" office:value-type="float" office:value="0.448592604533388" calcext:value-type="float">
            <text:p>0.448592604533388</text:p>
          </table:table-cell>
          <table:table-cell table:formula="of:=SIN([.C240])" office:value-type="float" office:value="0.438287600255284" calcext:value-type="float">
            <text:p>0.43828760025528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4.5395" calcext:value-type="float">
            <text:p>154.5395</text:p>
          </table:table-cell>
          <table:table-cell office:value-type="float" office:value="2.724" calcext:value-type="float">
            <text:p>2.724</text:p>
          </table:table-cell>
          <table:table-cell table:formula="of:=[.C241]/3.1415*180" office:value-type="float" office:value="156.078306541461" calcext:value-type="float">
            <text:p>156.078306541461</text:p>
          </table:table-cell>
          <table:table-cell table:formula="of:=([.B241]/180)*3.1415" office:value-type="float" office:value="2.69714355138889" calcext:value-type="float">
            <text:p>2.69714355138889</text:p>
          </table:table-cell>
          <table:table-cell table:formula="of:=SIN([.E241])" office:value-type="float" office:value="0.429960568777571" calcext:value-type="float">
            <text:p>0.429960568777571</text:p>
          </table:table-cell>
          <table:table-cell table:formula="of:=SIN([.C241])" office:value-type="float" office:value="0.405561152250125" calcext:value-type="float">
            <text:p>0.4055611522501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7.3969" calcext:value-type="float">
            <text:p>157.3969</text:p>
          </table:table-cell>
          <table:table-cell office:value-type="float" office:value="2.7477" calcext:value-type="float">
            <text:p>2.7477</text:p>
          </table:table-cell>
          <table:table-cell table:formula="of:=[.C242]/3.1415*180" office:value-type="float" office:value="157.436256565335" calcext:value-type="float">
            <text:p>157.436256565335</text:p>
          </table:table-cell>
          <table:table-cell table:formula="of:=([.B242]/180)*3.1415" office:value-type="float" office:value="2.74701311861111" calcext:value-type="float">
            <text:p>2.74701311861111</text:p>
          </table:table-cell>
          <table:table-cell table:formula="of:=SIN([.E242])" office:value-type="float" office:value="0.384420067034289" calcext:value-type="float">
            <text:p>0.384420067034289</text:p>
          </table:table-cell>
          <table:table-cell table:formula="of:=SIN([.C242])" office:value-type="float" office:value="0.383785876155977" calcext:value-type="float">
            <text:p>0.38378587615597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7.4377" calcext:value-type="float">
            <text:p>157.4377</text:p>
          </table:table-cell>
          <table:table-cell office:value-type="float" office:value="2.7657" calcext:value-type="float">
            <text:p>2.7657</text:p>
          </table:table-cell>
          <table:table-cell table:formula="of:=[.C243]/3.1415*180" office:value-type="float" office:value="158.467611013847" calcext:value-type="float">
            <text:p>158.467611013847</text:p>
          </table:table-cell>
          <table:table-cell table:formula="of:=([.B243]/180)*3.1415" office:value-type="float" office:value="2.74772519194444" calcext:value-type="float">
            <text:p>2.74772519194444</text:p>
          </table:table-cell>
          <table:table-cell table:formula="of:=SIN([.E243])" office:value-type="float" office:value="0.383762613235594" calcext:value-type="float">
            <text:p>0.383762613235594</text:p>
          </table:table-cell>
          <table:table-cell table:formula="of:=SIN([.C243])" office:value-type="float" office:value="0.367103004016228" calcext:value-type="float">
            <text:p>0.36710300401622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8.5801" calcext:value-type="float">
            <text:p>158.5801</text:p>
          </table:table-cell>
          <table:table-cell office:value-type="float" office:value="2.791" calcext:value-type="float">
            <text:p>2.791</text:p>
          </table:table-cell>
          <table:table-cell table:formula="of:=[.C244]/3.1415*180" office:value-type="float" office:value="159.9172369887" calcext:value-type="float">
            <text:p>159.9172369887</text:p>
          </table:table-cell>
          <table:table-cell table:formula="of:=([.B244]/180)*3.1415" office:value-type="float" office:value="2.76766324527778" calcext:value-type="float">
            <text:p>2.76766324527778</text:p>
          </table:table-cell>
          <table:table-cell table:formula="of:=SIN([.E244])" office:value-type="float" office:value="0.36527612564608" calcext:value-type="float">
            <text:p>0.36527612564608</text:p>
          </table:table-cell>
          <table:table-cell table:formula="of:=SIN([.C244])" office:value-type="float" office:value="0.343454469813868" calcext:value-type="float">
            <text:p>0.34345446981386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61.1898" calcext:value-type="float">
            <text:p>161.1898</text:p>
          </table:table-cell>
          <table:table-cell office:value-type="float" office:value="2.8206" calcext:value-type="float">
            <text:p>2.8206</text:p>
          </table:table-cell>
          <table:table-cell table:formula="of:=[.C245]/3.1415*180" office:value-type="float" office:value="161.613242081808" calcext:value-type="float">
            <text:p>161.613242081808</text:p>
          </table:table-cell>
          <table:table-cell table:formula="of:=([.B245]/180)*3.1415" office:value-type="float" office:value="2.81320975944444" calcext:value-type="float">
            <text:p>2.81320975944444</text:p>
          </table:table-cell>
          <table:table-cell table:formula="of:=SIN([.E245])" office:value-type="float" office:value="0.322512754757923" calcext:value-type="float">
            <text:p>0.322512754757923</text:p>
          </table:table-cell>
          <table:table-cell table:formula="of:=SIN([.C245])" office:value-type="float" office:value="0.31550866742587" calcext:value-type="float">
            <text:p>0.3155086674258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61.6131" calcext:value-type="float">
            <text:p>161.6131</text:p>
          </table:table-cell>
          <table:table-cell office:value-type="float" office:value="2.8394" calcext:value-type="float">
            <text:p>2.8394</text:p>
          </table:table-cell>
          <table:table-cell table:formula="of:=[.C246]/3.1415*180" office:value-type="float" office:value="162.690434505809" calcext:value-type="float">
            <text:p>162.690434505809</text:p>
          </table:table-cell>
          <table:table-cell table:formula="of:=([.B246]/180)*3.1415" office:value-type="float" office:value="2.82059752027778" calcext:value-type="float">
            <text:p>2.82059752027778</text:p>
          </table:table-cell>
          <table:table-cell table:formula="of:=SIN([.E246])" office:value-type="float" office:value="0.315511020489594" calcext:value-type="float">
            <text:p>0.315511020489594</text:p>
          </table:table-cell>
          <table:table-cell table:formula="of:=SIN([.C246])" office:value-type="float" office:value="0.297614216574843" calcext:value-type="float">
            <text:p>0.29761421657484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62.6165" calcext:value-type="float">
            <text:p>162.6165</text:p>
          </table:table-cell>
          <table:table-cell office:value-type="float" office:value="2.8559" calcext:value-type="float">
            <text:p>2.8559</text:p>
          </table:table-cell>
          <table:table-cell table:formula="of:=[.C247]/3.1415*180" office:value-type="float" office:value="163.635842750279" calcext:value-type="float">
            <text:p>163.635842750279</text:p>
          </table:table-cell>
          <table:table-cell table:formula="of:=([.B247]/180)*3.1415" office:value-type="float" office:value="2.8381096375" calcext:value-type="float">
            <text:p>2.8381096375</text:p>
          </table:table-cell>
          <table:table-cell table:formula="of:=SIN([.E247])" office:value-type="float" office:value="0.298845859761093" calcext:value-type="float">
            <text:p>0.298845859761093</text:p>
          </table:table-cell>
          <table:table-cell table:formula="of:=SIN([.C247])" office:value-type="float" office:value="0.281822096885531" calcext:value-type="float">
            <text:p>0.28182209688553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64.5509" calcext:value-type="float">
            <text:p>164.5509</text:p>
          </table:table-cell>
          <table:table-cell office:value-type="float" office:value="2.8816" calcext:value-type="float">
            <text:p>2.8816</text:p>
          </table:table-cell>
          <table:table-cell table:formula="of:=[.C248]/3.1415*180" office:value-type="float" office:value="165.108387712876" calcext:value-type="float">
            <text:p>165.108387712876</text:p>
          </table:table-cell>
          <table:table-cell table:formula="of:=([.B248]/180)*3.1415" office:value-type="float" office:value="2.87187029083333" calcext:value-type="float">
            <text:p>2.87187029083333</text:p>
          </table:table-cell>
          <table:table-cell table:formula="of:=SIN([.E248])" office:value-type="float" office:value="0.266463847717042" calcext:value-type="float">
            <text:p>0.266463847717042</text:p>
          </table:table-cell>
          <table:table-cell table:formula="of:=SIN([.C248])" office:value-type="float" office:value="0.257073452388019" calcext:value-type="float">
            <text:p>0.25707345238801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66.0764" calcext:value-type="float">
            <text:p>166.0764</text:p>
          </table:table-cell>
          <table:table-cell office:value-type="float" office:value="2.9227" calcext:value-type="float">
            <text:p>2.9227</text:p>
          </table:table-cell>
          <table:table-cell table:formula="of:=[.C249]/3.1415*180" office:value-type="float" office:value="167.463313703645" calcext:value-type="float">
            <text:p>167.463313703645</text:p>
          </table:table-cell>
          <table:table-cell table:formula="of:=([.B249]/180)*3.1415" office:value-type="float" office:value="2.89849450333333" calcext:value-type="float">
            <text:p>2.89849450333333</text:p>
          </table:table-cell>
          <table:table-cell table:formula="of:=SIN([.E249])" office:value-type="float" office:value="0.240710831811228" calcext:value-type="float">
            <text:p>0.240710831811228</text:p>
          </table:table-cell>
          <table:table-cell table:formula="of:=SIN([.C249])" office:value-type="float" office:value="0.217148832966154" calcext:value-type="float">
            <text:p>0.21714883296615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68.8219" calcext:value-type="float">
            <text:p>168.8219</text:p>
          </table:table-cell>
          <table:table-cell office:value-type="float" office:value="2.9633" calcext:value-type="float">
            <text:p>2.9633</text:p>
          </table:table-cell>
          <table:table-cell table:formula="of:=[.C250]/3.1415*180" office:value-type="float" office:value="169.789590959733" calcext:value-type="float">
            <text:p>169.789590959733</text:p>
          </table:table-cell>
          <table:table-cell table:formula="of:=([.B250]/180)*3.1415" office:value-type="float" office:value="2.94641110472222" calcext:value-type="float">
            <text:p>2.94641110472222</text:p>
          </table:table-cell>
          <table:table-cell table:formula="of:=SIN([.E250])" office:value-type="float" office:value="0.193944639861612" calcext:value-type="float">
            <text:p>0.193944639861612</text:p>
          </table:table-cell>
          <table:table-cell table:formula="of:=SIN([.C250])" office:value-type="float" office:value="0.177349551306448" calcext:value-type="float">
            <text:p>0.1773495513064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0.9936" calcext:value-type="float">
            <text:p>170.9936</text:p>
          </table:table-cell>
          <table:table-cell office:value-type="float" office:value="3.0022" calcext:value-type="float">
            <text:p>3.0022</text:p>
          </table:table-cell>
          <table:table-cell table:formula="of:=[.C251]/3.1415*180" office:value-type="float" office:value="172.018462517905" calcext:value-type="float">
            <text:p>172.018462517905</text:p>
          </table:table-cell>
          <table:table-cell table:formula="of:=([.B251]/180)*3.1415" office:value-type="float" office:value="2.98431330222222" calcext:value-type="float">
            <text:p>2.98431330222222</text:p>
          </table:table-cell>
          <table:table-cell table:formula="of:=SIN([.E251])" office:value-type="float" office:value="0.156631721738642" calcext:value-type="float">
            <text:p>0.156631721738642</text:p>
          </table:table-cell>
          <table:table-cell table:formula="of:=SIN([.C251])" office:value-type="float" office:value="0.138941684813971" calcext:value-type="float">
            <text:p>0.13894168481397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73.3079" calcext:value-type="float">
            <text:p>173.3079</text:p>
          </table:table-cell>
          <table:table-cell office:value-type="float" office:value="3.0376" calcext:value-type="float">
            <text:p>3.0376</text:p>
          </table:table-cell>
          <table:table-cell table:formula="of:=[.C252]/3.1415*180" office:value-type="float" office:value="174.046792933312" calcext:value-type="float">
            <text:p>174.046792933312</text:p>
          </table:table-cell>
          <table:table-cell table:formula="of:=([.B252]/180)*3.1415" office:value-type="float" office:value="3.02470426583333" calcext:value-type="float">
            <text:p>3.02470426583333</text:p>
          </table:table-cell>
          <table:table-cell table:formula="of:=SIN([.E252])" office:value-type="float" office:value="0.116622397233011" calcext:value-type="float">
            <text:p>0.116622397233011</text:p>
          </table:table-cell>
          <table:table-cell table:formula="of:=SIN([.C252])" office:value-type="float" office:value="0.103805317308885" calcext:value-type="float">
            <text:p>0.10380531730888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75.0778" calcext:value-type="float">
            <text:p>175.0778</text:p>
          </table:table-cell>
          <table:table-cell office:value-type="float" office:value="3.0718" calcext:value-type="float">
            <text:p>3.0718</text:p>
          </table:table-cell>
          <table:table-cell table:formula="of:=[.C253]/3.1415*180" office:value-type="float" office:value="176.006366385485" calcext:value-type="float">
            <text:p>176.006366385485</text:p>
          </table:table-cell>
          <table:table-cell table:formula="of:=([.B253]/180)*3.1415" office:value-type="float" office:value="3.05559393722222" calcext:value-type="float">
            <text:p>3.05559393722222</text:p>
          </table:table-cell>
          <table:table-cell table:formula="of:=SIN([.E253])" office:value-type="float" office:value="0.0858927509734637" calcext:value-type="float">
            <text:p>0.085892750973464</text:p>
          </table:table-cell>
          <table:table-cell table:formula="of:=SIN([.C253])" office:value-type="float" office:value="0.069736007216604" calcext:value-type="float">
            <text:p>0.06973600721660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77.2163" calcext:value-type="float">
            <text:p>177.2163</text:p>
          </table:table-cell>
          <table:table-cell office:value-type="float" office:value="3.1084" calcext:value-type="float">
            <text:p>3.1084</text:p>
          </table:table-cell>
          <table:table-cell table:formula="of:=[.C254]/3.1415*180" office:value-type="float" office:value="178.103453764125" calcext:value-type="float">
            <text:p>178.103453764125</text:p>
          </table:table-cell>
          <table:table-cell table:formula="of:=([.B254]/180)*3.1415" office:value-type="float" office:value="3.0929167025" calcext:value-type="float">
            <text:p>3.0929167025</text:p>
          </table:table-cell>
          <table:table-cell table:formula="of:=SIN([.E254])" office:value-type="float" office:value="0.0486567316538439" calcext:value-type="float">
            <text:p>0.048656731653844</text:p>
          </table:table-cell>
          <table:table-cell table:formula="of:=SIN([.C254])" office:value-type="float" office:value="0.0331865589120685" calcext:value-type="float">
            <text:p>0.03318655891206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9.2369" calcext:value-type="float">
            <text:p>179.2369</text:p>
          </table:table-cell>
          <table:table-cell office:value-type="float" office:value="3.1411" calcext:value-type="float">
            <text:p>3.1411</text:p>
          </table:table-cell>
          <table:table-cell table:formula="of:=[.C255]/3.1415*180" office:value-type="float" office:value="179.977081012255" calcext:value-type="float">
            <text:p>179.977081012255</text:p>
          </table:table-cell>
          <table:table-cell table:formula="of:=([.B255]/180)*3.1415" office:value-type="float" office:value="3.12818178527778" calcext:value-type="float">
            <text:p>3.12818178527778</text:p>
          </table:table-cell>
          <table:table-cell table:formula="of:=SIN([.E255])" office:value-type="float" office:value="0.0134104663217482" calcext:value-type="float">
            <text:p>0.013410466321748</text:p>
          </table:table-cell>
          <table:table-cell table:formula="of:=SIN([.C255])" office:value-type="float" office:value="0.000492653569864999" calcext:value-type="float">
            <text:p>0.00049265356986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0.953" calcext:value-type="float">
            <text:p>180.953</text:p>
          </table:table-cell>
          <table:table-cell office:value-type="float" office:value="-3.1035" calcext:value-type="float">
            <text:p>-3.1035</text:p>
          </table:table-cell>
          <table:table-cell table:formula="of:=[.C256]/3.1415*180" office:value-type="float" office:value="-177.822696164253" calcext:value-type="float">
            <text:p>-177.822696164253</text:p>
          </table:table-cell>
          <table:table-cell table:formula="of:=([.B256]/180)*3.1415" office:value-type="float" office:value="3.15813249722222" calcext:value-type="float">
            <text:p>3.15813249722222</text:p>
          </table:table-cell>
          <table:table-cell table:formula="of:=SIN([.E256])" office:value-type="float" office:value="-0.0165390895184225" calcext:value-type="float">
            <text:p>-0.016539089518423</text:p>
          </table:table-cell>
          <table:table-cell table:formula="of:=SIN([.C256])" office:value-type="float" office:value="-0.0380834418656856" calcext:value-type="float">
            <text:p>-0.0380834418656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3.2777" calcext:value-type="float">
            <text:p>183.2777</text:p>
          </table:table-cell>
          <table:table-cell office:value-type="float" office:value="-3.0776" calcext:value-type="float">
            <text:p>-3.0776</text:p>
          </table:table-cell>
          <table:table-cell table:formula="of:=[.C257]/3.1415*180" office:value-type="float" office:value="-176.338691707783" calcext:value-type="float">
            <text:p>-176.338691707783</text:p>
          </table:table-cell>
          <table:table-cell table:formula="of:=([.B257]/180)*3.1415" office:value-type="float" office:value="3.19870496972222" calcext:value-type="float">
            <text:p>3.19870496972222</text:p>
          </table:table-cell>
          <table:table-cell table:formula="of:=SIN([.E257])" office:value-type="float" office:value="-0.0570812728784139" calcext:value-type="float">
            <text:p>-0.057081272878414</text:p>
          </table:table-cell>
          <table:table-cell table:formula="of:=SIN([.C257])" office:value-type="float" office:value="-0.0639489869086901" calcext:value-type="float">
            <text:p>-0.0639489869086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84.5326" calcext:value-type="float">
            <text:p>184.5326</text:p>
          </table:table-cell>
          <table:table-cell office:value-type="float" office:value="-3.0581" calcext:value-type="float">
            <text:p>-3.0581</text:p>
          </table:table-cell>
          <table:table-cell table:formula="of:=[.C258]/3.1415*180" office:value-type="float" office:value="-175.221391055228" calcext:value-type="float">
            <text:p>-175.221391055228</text:p>
          </table:table-cell>
          <table:table-cell table:formula="of:=([.B258]/180)*3.1415" office:value-type="float" office:value="3.22060646055556" calcext:value-type="float">
            <text:p>3.22060646055556</text:p>
          </table:table-cell>
          <table:table-cell table:formula="of:=SIN([.E258])" office:value-type="float" office:value="-0.078931616367666" calcext:value-type="float">
            <text:p>-0.078931616367666</text:p>
          </table:table-cell>
          <table:table-cell table:formula="of:=SIN([.C258])" office:value-type="float" office:value="-0.0833956825244266" calcext:value-type="float">
            <text:p>-0.08339568252442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85.5245" calcext:value-type="float">
            <text:p>185.5245</text:p>
          </table:table-cell>
          <table:table-cell office:value-type="float" office:value="-3.0438" calcext:value-type="float">
            <text:p>-3.0438</text:p>
          </table:table-cell>
          <table:table-cell table:formula="of:=[.C259]/3.1415*180" office:value-type="float" office:value="-174.402037243355" calcext:value-type="float">
            <text:p>-174.402037243355</text:p>
          </table:table-cell>
          <table:table-cell table:formula="of:=([.B259]/180)*3.1415" office:value-type="float" office:value="3.23791787083333" calcext:value-type="float">
            <text:p>3.23791787083333</text:p>
          </table:table-cell>
          <table:table-cell table:formula="of:=SIN([.E259])" office:value-type="float" office:value="-0.0961763266511787" calcext:value-type="float">
            <text:p>-0.096176326651179</text:p>
          </table:table-cell>
          <table:table-cell table:formula="of:=SIN([.C259])" office:value-type="float" office:value="-0.0976368563450284" calcext:value-type="float">
            <text:p>-0.09763685634502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85.2507" calcext:value-type="float">
            <text:p>185.2507</text:p>
          </table:table-cell>
          <table:table-cell office:value-type="float" office:value="-3.0408" calcext:value-type="float">
            <text:p>-3.0408</text:p>
          </table:table-cell>
          <table:table-cell table:formula="of:=[.C260]/3.1415*180" office:value-type="float" office:value="-174.23014483527" calcext:value-type="float">
            <text:p>-174.23014483527</text:p>
          </table:table-cell>
          <table:table-cell table:formula="of:=([.B260]/180)*3.1415" office:value-type="float" office:value="3.23313930027778" calcext:value-type="float">
            <text:p>3.23313930027778</text:p>
          </table:table-cell>
          <table:table-cell table:formula="of:=SIN([.E260])" office:value-type="float" office:value="-0.0914188280798472" calcext:value-type="float">
            <text:p>-0.091418828079847</text:p>
          </table:table-cell>
          <table:table-cell table:formula="of:=SIN([.C260])" office:value-type="float" office:value="-0.100622078825054" calcext:value-type="float">
            <text:p>-0.10062207882505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85.9021" calcext:value-type="float">
            <text:p>185.9021</text:p>
          </table:table-cell>
          <table:table-cell office:value-type="float" office:value="-3.0251" calcext:value-type="float">
            <text:p>-3.0251</text:p>
          </table:table-cell>
          <table:table-cell table:formula="of:=[.C261]/3.1415*180" office:value-type="float" office:value="-173.33057456629" calcext:value-type="float">
            <text:p>-173.33057456629</text:p>
          </table:table-cell>
          <table:table-cell table:formula="of:=([.B261]/180)*3.1415" office:value-type="float" office:value="3.24450803972222" calcext:value-type="float">
            <text:p>3.24450803972222</text:p>
          </table:table-cell>
          <table:table-cell table:formula="of:=SIN([.E261])" office:value-type="float" office:value="-0.102733809617168" calcext:value-type="float">
            <text:p>-0.102733809617168</text:p>
          </table:table-cell>
          <table:table-cell table:formula="of:=SIN([.C261])" office:value-type="float" office:value="-0.116229354305305" calcext:value-type="float">
            <text:p>-0.11622935430530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7.2838" calcext:value-type="float">
            <text:p>187.2838</text:p>
          </table:table-cell>
          <table:table-cell office:value-type="float" office:value="-3.0153" calcext:value-type="float">
            <text:p>-3.0153</text:p>
          </table:table-cell>
          <table:table-cell table:formula="of:=[.C262]/3.1415*180" office:value-type="float" office:value="-172.769059366545" calcext:value-type="float">
            <text:p>-172.769059366545</text:p>
          </table:table-cell>
          <table:table-cell table:formula="of:=([.B262]/180)*3.1415" office:value-type="float" office:value="3.26862254277778" calcext:value-type="float">
            <text:p>3.26862254277778</text:p>
          </table:table-cell>
          <table:table-cell table:formula="of:=SIN([.E262])" office:value-type="float" office:value="-0.126688526461226" calcext:value-type="float">
            <text:p>-0.126688526461226</text:p>
          </table:table-cell>
          <table:table-cell table:formula="of:=SIN([.C262])" office:value-type="float" office:value="-0.125957196741557" calcext:value-type="float">
            <text:p>-0.12595719674155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7.0905" calcext:value-type="float">
            <text:p>187.0905</text:p>
          </table:table-cell>
          <table:table-cell office:value-type="float" office:value="-3.0063" calcext:value-type="float">
            <text:p>-3.0063</text:p>
          </table:table-cell>
          <table:table-cell table:formula="of:=[.C263]/3.1415*180" office:value-type="float" office:value="-172.253382142289" calcext:value-type="float">
            <text:p>-172.253382142289</text:p>
          </table:table-cell>
          <table:table-cell table:formula="of:=([.B263]/180)*3.1415" office:value-type="float" office:value="3.26524892083333" calcext:value-type="float">
            <text:p>3.26524892083333</text:p>
          </table:table-cell>
          <table:table-cell table:formula="of:=SIN([.E263])" office:value-type="float" office:value="-0.123341372722675" calcext:value-type="float">
            <text:p>-0.123341372722675</text:p>
          </table:table-cell>
          <table:table-cell table:formula="of:=SIN([.C263])" office:value-type="float" office:value="-0.134880296071348" calcext:value-type="float">
            <text:p>-0.13488029607134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88.3346" calcext:value-type="float">
            <text:p>188.3346</text:p>
          </table:table-cell>
          <table:table-cell office:value-type="float" office:value="-3.005" calcext:value-type="float">
            <text:p>-3.005</text:p>
          </table:table-cell>
          <table:table-cell table:formula="of:=[.C264]/3.1415*180" office:value-type="float" office:value="-172.178895432118" calcext:value-type="float">
            <text:p>-172.178895432118</text:p>
          </table:table-cell>
          <table:table-cell table:formula="of:=([.B264]/180)*3.1415" office:value-type="float" office:value="3.28696192166667" calcext:value-type="float">
            <text:p>3.28696192166667</text:p>
          </table:table-cell>
          <table:table-cell table:formula="of:=SIN([.E264])" office:value-type="float" office:value="-0.144857812793724" calcext:value-type="float">
            <text:p>-0.144857812793724</text:p>
          </table:table-cell>
          <table:table-cell table:formula="of:=SIN([.C264])" office:value-type="float" office:value="-0.136168302205257" calcext:value-type="float">
            <text:p>-0.13616830220525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87.0747" calcext:value-type="float">
            <text:p>187.0747</text:p>
          </table:table-cell>
          <table:table-cell office:value-type="float" office:value="-3.0108" calcext:value-type="float">
            <text:p>-3.0108</text:p>
          </table:table-cell>
          <table:table-cell table:formula="of:=[.C265]/3.1415*180" office:value-type="float" office:value="-172.511220754417" calcext:value-type="float">
            <text:p>-172.511220754417</text:p>
          </table:table-cell>
          <table:table-cell table:formula="of:=([.B265]/180)*3.1415" office:value-type="float" office:value="3.26497316694445" calcext:value-type="float">
            <text:p>3.26497316694445</text:p>
          </table:table-cell>
          <table:table-cell table:formula="of:=SIN([.E265])" office:value-type="float" office:value="-0.123067719721513" calcext:value-type="float">
            <text:p>-0.123067719721513</text:p>
          </table:table-cell>
          <table:table-cell table:formula="of:=SIN([.C265])" office:value-type="float" office:value="-0.130420066907401" calcext:value-type="float">
            <text:p>-0.13042006690740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87.802" calcext:value-type="float">
            <text:p>187.802</text:p>
          </table:table-cell>
          <table:table-cell office:value-type="float" office:value="-3.0092" calcext:value-type="float">
            <text:p>-3.0092</text:p>
          </table:table-cell>
          <table:table-cell table:formula="of:=[.C266]/3.1415*180" office:value-type="float" office:value="-172.419544803438" calcext:value-type="float">
            <text:p>-172.419544803438</text:p>
          </table:table-cell>
          <table:table-cell table:formula="of:=([.B266]/180)*3.1415" office:value-type="float" office:value="3.27766657222222" calcext:value-type="float">
            <text:p>3.27766657222222</text:p>
          </table:table-cell>
          <table:table-cell table:formula="of:=SIN([.E266])" office:value-type="float" office:value="-0.135654380593703" calcext:value-type="float">
            <text:p>-0.135654380593703</text:p>
          </table:table-cell>
          <table:table-cell table:formula="of:=SIN([.C266])" office:value-type="float" office:value="-0.132006233416528" calcext:value-type="float">
            <text:p>-0.13200623341652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87.2939" calcext:value-type="float">
            <text:p>187.2939</text:p>
          </table:table-cell>
          <table:table-cell office:value-type="float" office:value="-3.0098" calcext:value-type="float">
            <text:p>-3.0098</text:p>
          </table:table-cell>
          <table:table-cell table:formula="of:=[.C267]/3.1415*180" office:value-type="float" office:value="-172.453923285055" calcext:value-type="float">
            <text:p>-172.453923285055</text:p>
          </table:table-cell>
          <table:table-cell table:formula="of:=([.B267]/180)*3.1415" office:value-type="float" office:value="3.26879881583333" calcext:value-type="float">
            <text:p>3.26879881583333</text:p>
          </table:table-cell>
          <table:table-cell table:formula="of:=SIN([.E267])" office:value-type="float" office:value="-0.126863377235835" calcext:value-type="float">
            <text:p>-0.126863377235835</text:p>
          </table:table-cell>
          <table:table-cell table:formula="of:=SIN([.C267])" office:value-type="float" office:value="-0.131411460359388" calcext:value-type="float">
            <text:p>-0.13141146035938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6.6507" calcext:value-type="float">
            <text:p>186.6507</text:p>
          </table:table-cell>
          <table:table-cell office:value-type="float" office:value="-3.0233" calcext:value-type="float">
            <text:p>-3.0233</text:p>
          </table:table-cell>
          <table:table-cell table:formula="of:=[.C268]/3.1415*180" office:value-type="float" office:value="-173.227439121439" calcext:value-type="float">
            <text:p>-173.227439121439</text:p>
          </table:table-cell>
          <table:table-cell table:formula="of:=([.B268]/180)*3.1415" office:value-type="float" office:value="3.25757318916667" calcext:value-type="float">
            <text:p>3.25757318916667</text:p>
          </table:table-cell>
          <table:table-cell table:formula="of:=SIN([.E268])" office:value-type="float" office:value="-0.115720692003882" calcext:value-type="float">
            <text:p>-0.115720692003882</text:p>
          </table:table-cell>
          <table:table-cell table:formula="of:=SIN([.C268])" office:value-type="float" office:value="-0.118016965369601" calcext:value-type="float">
            <text:p>-0.1180169653696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86.4825" calcext:value-type="float">
            <text:p>186.4825</text:p>
          </table:table-cell>
          <table:table-cell office:value-type="float" office:value="-3.0226" calcext:value-type="float">
            <text:p>-3.0226</text:p>
          </table:table-cell>
          <table:table-cell table:formula="of:=[.C269]/3.1415*180" office:value-type="float" office:value="-173.187330892886" calcext:value-type="float">
            <text:p>-173.187330892886</text:p>
          </table:table-cell>
          <table:table-cell table:formula="of:=([.B269]/180)*3.1415" office:value-type="float" office:value="3.25463763194444" calcext:value-type="float">
            <text:p>3.25463763194444</text:p>
          </table:table-cell>
          <table:table-cell table:formula="of:=SIN([.E269])" office:value-type="float" office:value="-0.112804362037969" calcext:value-type="float">
            <text:p>-0.112804362037969</text:p>
          </table:table-cell>
          <table:table-cell table:formula="of:=SIN([.C269])" office:value-type="float" office:value="-0.118712044503927" calcext:value-type="float">
            <text:p>-0.11871204450392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86.0763" calcext:value-type="float">
            <text:p>186.0763</text:p>
          </table:table-cell>
          <table:table-cell office:value-type="float" office:value="-3.0282" calcext:value-type="float">
            <text:p>-3.0282</text:p>
          </table:table-cell>
          <table:table-cell table:formula="of:=[.C270]/3.1415*180" office:value-type="float" office:value="-173.508196721311" calcext:value-type="float">
            <text:p>-173.508196721311</text:p>
          </table:table-cell>
          <table:table-cell table:formula="of:=([.B270]/180)*3.1415" office:value-type="float" office:value="3.24754831361111" calcext:value-type="float">
            <text:p>3.24754831361111</text:p>
          </table:table-cell>
          <table:table-cell table:formula="of:=SIN([.E270])" office:value-type="float" office:value="-0.105757517608475" calcext:value-type="float">
            <text:p>-0.105757517608475</text:p>
          </table:table-cell>
          <table:table-cell table:formula="of:=SIN([.C270])" office:value-type="float" office:value="-0.113149811313132" calcext:value-type="float">
            <text:p>-0.11314981131313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6.8422" calcext:value-type="float">
            <text:p>186.8422</text:p>
          </table:table-cell>
          <table:table-cell office:value-type="float" office:value="-3.0171" calcext:value-type="float">
            <text:p>-3.0171</text:p>
          </table:table-cell>
          <table:table-cell table:formula="of:=[.C271]/3.1415*180" office:value-type="float" office:value="-172.872194811396" calcext:value-type="float">
            <text:p>-172.872194811396</text:p>
          </table:table-cell>
          <table:table-cell table:formula="of:=([.B271]/180)*3.1415" office:value-type="float" office:value="3.26091539611111" calcext:value-type="float">
            <text:p>3.26091539611111</text:p>
          </table:table-cell>
          <table:table-cell table:formula="of:=SIN([.E271])" office:value-type="float" office:value="-0.11903979281213" calcext:value-type="float">
            <text:p>-0.11903979281213</text:p>
          </table:table-cell>
          <table:table-cell table:formula="of:=SIN([.C271])" office:value-type="float" office:value="-0.124171329436477" calcext:value-type="float">
            <text:p>-0.12417132943647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87.6787" calcext:value-type="float">
            <text:p>187.6787</text:p>
          </table:table-cell>
          <table:table-cell office:value-type="float" office:value="-3.0029" calcext:value-type="float">
            <text:p>-3.0029</text:p>
          </table:table-cell>
          <table:table-cell table:formula="of:=[.C272]/3.1415*180" office:value-type="float" office:value="-172.058570746459" calcext:value-type="float">
            <text:p>-172.058570746459</text:p>
          </table:table-cell>
          <table:table-cell table:formula="of:=([.B272]/180)*3.1415" office:value-type="float" office:value="3.27551464472222" calcext:value-type="float">
            <text:p>3.27551464472222</text:p>
          </table:table-cell>
          <table:table-cell table:formula="of:=SIN([.E272])" office:value-type="float" office:value="-0.133522032588412" calcext:value-type="float">
            <text:p>-0.133522032588412</text:p>
          </table:table-cell>
          <table:table-cell table:formula="of:=SIN([.C272])" office:value-type="float" office:value="-0.138248440434661" calcext:value-type="float">
            <text:p>-0.13824844043466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88.5579" calcext:value-type="float">
            <text:p>188.5579</text:p>
          </table:table-cell>
          <table:table-cell office:value-type="float" office:value="-2.9935" calcext:value-type="float">
            <text:p>-2.9935</text:p>
          </table:table-cell>
          <table:table-cell table:formula="of:=[.C273]/3.1415*180" office:value-type="float" office:value="-171.519974534458" calcext:value-type="float">
            <text:p>-171.519974534458</text:p>
          </table:table-cell>
          <table:table-cell table:formula="of:=([.B273]/180)*3.1415" office:value-type="float" office:value="3.29085912694444" calcext:value-type="float">
            <text:p>3.29085912694444</text:p>
          </table:table-cell>
          <table:table-cell table:formula="of:=SIN([.E273])" office:value-type="float" office:value="-0.148712802403386" calcext:value-type="float">
            <text:p>-0.148712802403386</text:p>
          </table:table-cell>
          <table:table-cell table:formula="of:=SIN([.C273])" office:value-type="float" office:value="-0.14755193282541" calcext:value-type="float">
            <text:p>-0.1475519328254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88.8564" calcext:value-type="float">
            <text:p>188.8564</text:p>
          </table:table-cell>
          <table:table-cell office:value-type="float" office:value="-2.9909" calcext:value-type="float">
            <text:p>-2.9909</text:p>
          </table:table-cell>
          <table:table-cell table:formula="of:=[.C274]/3.1415*180" office:value-type="float" office:value="-171.371001114117" calcext:value-type="float">
            <text:p>-171.371001114117</text:p>
          </table:table-cell>
          <table:table-cell table:formula="of:=([.B274]/180)*3.1415" office:value-type="float" office:value="3.29606878111111" calcext:value-type="float">
            <text:p>3.29606878111111</text:p>
          </table:table-cell>
          <table:table-cell table:formula="of:=SIN([.E274])" office:value-type="float" office:value="-0.153862486081006" calcext:value-type="float">
            <text:p>-0.153862486081006</text:p>
          </table:table-cell>
          <table:table-cell table:formula="of:=SIN([.C274])" office:value-type="float" office:value="-0.150122972407562" calcext:value-type="float">
            <text:p>-0.15012297240756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88.8822" calcext:value-type="float">
            <text:p>188.8822</text:p>
          </table:table-cell>
          <table:table-cell office:value-type="float" office:value="-2.9912" calcext:value-type="float">
            <text:p>-2.9912</text:p>
          </table:table-cell>
          <table:table-cell table:formula="of:=[.C275]/3.1415*180" office:value-type="float" office:value="-171.388190354926" calcext:value-type="float">
            <text:p>-171.388190354926</text:p>
          </table:table-cell>
          <table:table-cell table:formula="of:=([.B275]/180)*3.1415" office:value-type="float" office:value="3.29651906277778" calcext:value-type="float">
            <text:p>3.29651906277778</text:p>
          </table:table-cell>
          <table:table-cell table:formula="of:=SIN([.E275])" office:value-type="float" office:value="-0.154307390302348" calcext:value-type="float">
            <text:p>-0.154307390302348</text:p>
          </table:table-cell>
          <table:table-cell table:formula="of:=SIN([.C275])" office:value-type="float" office:value="-0.149826365456909" calcext:value-type="float">
            <text:p>-0.14982636545690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88.9577" calcext:value-type="float">
            <text:p>188.9577</text:p>
          </table:table-cell>
          <table:table-cell office:value-type="float" office:value="-2.9981" calcext:value-type="float">
            <text:p>-2.9981</text:p>
          </table:table-cell>
          <table:table-cell table:formula="of:=[.C276]/3.1415*180" office:value-type="float" office:value="-171.783542893522" calcext:value-type="float">
            <text:p>-171.783542893522</text:p>
          </table:table-cell>
          <table:table-cell table:formula="of:=([.B276]/180)*3.1415" office:value-type="float" office:value="3.2978367475" calcext:value-type="float">
            <text:p>3.2978367475</text:p>
          </table:table-cell>
          <table:table-cell table:formula="of:=SIN([.E276])" office:value-type="float" office:value="-0.155609158630311" calcext:value-type="float">
            <text:p>-0.155609158630311</text:p>
          </table:table-cell>
          <table:table-cell table:formula="of:=SIN([.C276])" office:value-type="float" office:value="-0.143000737950144" calcext:value-type="float">
            <text:p>-0.14300073795014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86.8519" calcext:value-type="float">
            <text:p>186.8519</text:p>
          </table:table-cell>
          <table:table-cell office:value-type="float" office:value="-3.0259" calcext:value-type="float">
            <text:p>-3.0259</text:p>
          </table:table-cell>
          <table:table-cell table:formula="of:=[.C277]/3.1415*180" office:value-type="float" office:value="-173.376412541779" calcext:value-type="float">
            <text:p>-173.376412541779</text:p>
          </table:table-cell>
          <table:table-cell table:formula="of:=([.B277]/180)*3.1415" office:value-type="float" office:value="3.26108468805556" calcext:value-type="float">
            <text:p>3.26108468805556</text:p>
          </table:table-cell>
          <table:table-cell table:formula="of:=SIN([.E277])" office:value-type="float" office:value="-0.119207879296891" calcext:value-type="float">
            <text:p>-0.119207879296891</text:p>
          </table:table-cell>
          <table:table-cell table:formula="of:=SIN([.C277])" office:value-type="float" office:value="-0.115434739276131" calcext:value-type="float">
            <text:p>-0.11543473927613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85.3707" calcext:value-type="float">
            <text:p>185.3707</text:p>
          </table:table-cell>
          <table:table-cell office:value-type="float" office:value="-3.0453" calcext:value-type="float">
            <text:p>-3.0453</text:p>
          </table:table-cell>
          <table:table-cell table:formula="of:=[.C278]/3.1415*180" office:value-type="float" office:value="-174.487983447398" calcext:value-type="float">
            <text:p>-174.487983447398</text:p>
          </table:table-cell>
          <table:table-cell table:formula="of:=([.B278]/180)*3.1415" office:value-type="float" office:value="3.23523363361111" calcext:value-type="float">
            <text:p>3.23523363361111</text:p>
          </table:table-cell>
          <table:table-cell table:formula="of:=SIN([.E278])" office:value-type="float" office:value="-0.0935041894416447" calcext:value-type="float">
            <text:p>-0.093504189441645</text:p>
          </table:table-cell>
          <table:table-cell table:formula="of:=SIN([.C278])" office:value-type="float" office:value="-0.0961439139013744" calcext:value-type="float">
            <text:p>-0.09614391390137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85.5708" calcext:value-type="float">
            <text:p>185.5708</text:p>
          </table:table-cell>
          <table:table-cell office:value-type="float" office:value="-3.055" calcext:value-type="float">
            <text:p>-3.055</text:p>
          </table:table-cell>
          <table:table-cell table:formula="of:=[.C279]/3.1415*180" office:value-type="float" office:value="-175.043768900207" calcext:value-type="float">
            <text:p>-175.043768900207</text:p>
          </table:table-cell>
          <table:table-cell table:formula="of:=([.B279]/180)*3.1415" office:value-type="float" office:value="3.23872593444444" calcext:value-type="float">
            <text:p>3.23872593444444</text:p>
          </table:table-cell>
          <table:table-cell table:formula="of:=SIN([.E279])" office:value-type="float" office:value="-0.0969806128442391" calcext:value-type="float">
            <text:p>-0.096980612844239</text:p>
          </table:table-cell>
          <table:table-cell table:formula="of:=SIN([.C279])" office:value-type="float" office:value="-0.0864844780500764" calcext:value-type="float">
            <text:p>-0.08648447805007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84.3106" calcext:value-type="float">
            <text:p>184.3106</text:p>
          </table:table-cell>
          <table:table-cell office:value-type="float" office:value="-3.0625" calcext:value-type="float">
            <text:p>-3.0625</text:p>
          </table:table-cell>
          <table:table-cell table:formula="of:=[.C280]/3.1415*180" office:value-type="float" office:value="-175.47349992042" calcext:value-type="float">
            <text:p>-175.47349992042</text:p>
          </table:table-cell>
          <table:table-cell table:formula="of:=([.B280]/180)*3.1415" office:value-type="float" office:value="3.21673194388889" calcext:value-type="float">
            <text:p>3.21673194388889</text:p>
          </table:table-cell>
          <table:table-cell table:formula="of:=SIN([.E280])" office:value-type="float" office:value="-0.0750686052741375" calcext:value-type="float">
            <text:p>-0.075068605274138</text:p>
          </table:table-cell>
          <table:table-cell table:formula="of:=SIN([.C280])" office:value-type="float" office:value="-0.0790102167473897" calcext:value-type="float">
            <text:p>-0.0790102167473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4.0348" calcext:value-type="float">
            <text:p>184.0348</text:p>
          </table:table-cell>
          <table:table-cell office:value-type="float" office:value="-3.069" calcext:value-type="float">
            <text:p>-3.069</text:p>
          </table:table-cell>
          <table:table-cell table:formula="of:=[.C281]/3.1415*180" office:value-type="float" office:value="-175.845933471272" calcext:value-type="float">
            <text:p>-175.845933471272</text:p>
          </table:table-cell>
          <table:table-cell table:formula="of:=([.B281]/180)*3.1415" office:value-type="float" office:value="3.21191846777778" calcext:value-type="float">
            <text:p>3.21191846777778</text:p>
          </table:table-cell>
          <table:table-cell table:formula="of:=SIN([.E281])" office:value-type="float" office:value="-0.0702678598885156" calcext:value-type="float">
            <text:p>-0.070267859888516</text:p>
          </table:table-cell>
          <table:table-cell table:formula="of:=SIN([.C281])" office:value-type="float" office:value="-0.0725289135492583" calcext:value-type="float">
            <text:p>-0.07252891354925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83.2095" calcext:value-type="float">
            <text:p>183.2095</text:p>
          </table:table-cell>
          <table:table-cell office:value-type="float" office:value="-3.0813" calcext:value-type="float">
            <text:p>-3.0813</text:p>
          </table:table-cell>
          <table:table-cell table:formula="of:=[.C282]/3.1415*180" office:value-type="float" office:value="-176.550692344421" calcext:value-type="float">
            <text:p>-176.550692344421</text:p>
          </table:table-cell>
          <table:table-cell table:formula="of:=([.B282]/180)*3.1415" office:value-type="float" office:value="3.19751469027778" calcext:value-type="float">
            <text:p>3.19751469027778</text:p>
          </table:table-cell>
          <table:table-cell table:formula="of:=SIN([.E282])" office:value-type="float" office:value="-0.0558928939882458" calcext:value-type="float">
            <text:p>-0.055892893988246</text:p>
          </table:table-cell>
          <table:table-cell table:formula="of:=SIN([.C282])" office:value-type="float" office:value="-0.0602561308787778" calcext:value-type="float">
            <text:p>-0.06025613087877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83.6685" calcext:value-type="float">
            <text:p>183.6685</text:p>
          </table:table-cell>
          <table:table-cell office:value-type="float" office:value="-3.0897" calcext:value-type="float">
            <text:p>-3.0897</text:p>
          </table:table-cell>
          <table:table-cell table:formula="of:=[.C283]/3.1415*180" office:value-type="float" office:value="-177.03199108706" calcext:value-type="float">
            <text:p>-177.03199108706</text:p>
          </table:table-cell>
          <table:table-cell table:formula="of:=([.B283]/180)*3.1415" office:value-type="float" office:value="3.20552551527778" calcext:value-type="float">
            <text:p>3.20552551527778</text:p>
          </table:table-cell>
          <table:table-cell table:formula="of:=SIN([.E283])" office:value-type="float" office:value="-0.0638893172765374" calcext:value-type="float">
            <text:p>-0.063889317276538</text:p>
          </table:table-cell>
          <table:table-cell table:formula="of:=SIN([.C283])" office:value-type="float" office:value="-0.0518693668916722" calcext:value-type="float">
            <text:p>-0.05186936689167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82.2081" calcext:value-type="float">
            <text:p>182.2081</text:p>
          </table:table-cell>
          <table:table-cell office:value-type="float" office:value="-3.098" calcext:value-type="float">
            <text:p>-3.098</text:p>
          </table:table-cell>
          <table:table-cell table:formula="of:=[.C284]/3.1415*180" office:value-type="float" office:value="-177.507560082763" calcext:value-type="float">
            <text:p>-177.507560082763</text:p>
          </table:table-cell>
          <table:table-cell table:formula="of:=([.B284]/180)*3.1415" office:value-type="float" office:value="3.18003747861111" calcext:value-type="float">
            <text:p>3.18003747861111</text:p>
          </table:table-cell>
          <table:table-cell table:formula="of:=SIN([.E284])" office:value-type="float" office:value="-0.0384353554499636" calcext:value-type="float">
            <text:p>-0.038435355449964</text:p>
          </table:table-cell>
          <table:table-cell table:formula="of:=SIN([.C284])" office:value-type="float" office:value="-0.0435788482403602" calcext:value-type="float">
            <text:p>-0.0435788482403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82.8127" calcext:value-type="float">
            <text:p>182.8127</text:p>
          </table:table-cell>
          <table:table-cell office:value-type="float" office:value="-3.0981" calcext:value-type="float">
            <text:p>-3.0981</text:p>
          </table:table-cell>
          <table:table-cell table:formula="of:=[.C285]/3.1415*180" office:value-type="float" office:value="-177.513289829699" calcext:value-type="float">
            <text:p>-177.513289829699</text:p>
          </table:table-cell>
          <table:table-cell table:formula="of:=([.B285]/180)*3.1415" office:value-type="float" office:value="3.19058942805556" calcext:value-type="float">
            <text:p>3.19058942805556</text:p>
          </table:table-cell>
          <table:table-cell table:formula="of:=SIN([.E285])" office:value-type="float" office:value="-0.0489771725241459" calcext:value-type="float">
            <text:p>-0.048977172524146</text:p>
          </table:table-cell>
          <table:table-cell table:formula="of:=SIN([.C285])" office:value-type="float" office:value="-0.0434789430235588" calcext:value-type="float">
            <text:p>-0.04347894302355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2.7787" calcext:value-type="float">
            <text:p>182.7787</text:p>
          </table:table-cell>
          <table:table-cell office:value-type="float" office:value="-3.0967" calcext:value-type="float">
            <text:p>-3.0967</text:p>
          </table:table-cell>
          <table:table-cell table:formula="of:=[.C286]/3.1415*180" office:value-type="float" office:value="-177.433073372593" calcext:value-type="float">
            <text:p>-177.433073372593</text:p>
          </table:table-cell>
          <table:table-cell table:formula="of:=([.B286]/180)*3.1415" office:value-type="float" office:value="3.18999603361111" calcext:value-type="float">
            <text:p>3.18999603361111</text:p>
          </table:table-cell>
          <table:table-cell table:formula="of:=SIN([.E286])" office:value-type="float" office:value="-0.0483844816253997" calcext:value-type="float">
            <text:p>-0.0483844816254</text:p>
          </table:table-cell>
          <table:table-cell table:formula="of:=SIN([.C286])" office:value-type="float" office:value="-0.0448775760383744" calcext:value-type="float">
            <text:p>-0.04487757603837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82.8105" calcext:value-type="float">
            <text:p>182.8105</text:p>
          </table:table-cell>
          <table:table-cell office:value-type="float" office:value="-3.1207" calcext:value-type="float">
            <text:p>-3.1207</text:p>
          </table:table-cell>
          <table:table-cell table:formula="of:=[.C287]/3.1415*180" office:value-type="float" office:value="-178.808212637275" calcext:value-type="float">
            <text:p>-178.808212637275</text:p>
          </table:table-cell>
          <table:table-cell table:formula="of:=([.B287]/180)*3.1415" office:value-type="float" office:value="3.19055103194444" calcext:value-type="float">
            <text:p>3.19055103194444</text:p>
          </table:table-cell>
          <table:table-cell table:formula="of:=SIN([.E287])" office:value-type="float" office:value="-0.0489388224561852" calcext:value-type="float">
            <text:p>-0.048938822456185</text:p>
          </table:table-cell>
          <table:table-cell table:formula="of:=SIN([.C287])" office:value-type="float" office:value="-0.0208911336720617" calcext:value-type="float">
            <text:p>-0.02089113367206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80.814" calcext:value-type="float">
            <text:p>180.814</text:p>
          </table:table-cell>
          <table:table-cell office:value-type="float" office:value="3.1296" calcext:value-type="float">
            <text:p>3.1296</text:p>
          </table:table-cell>
          <table:table-cell table:formula="of:=[.C288]/3.1415*180" office:value-type="float" office:value="179.318160114595" calcext:value-type="float">
            <text:p>179.318160114595</text:p>
          </table:table-cell>
          <table:table-cell table:formula="of:=([.B288]/180)*3.1415" office:value-type="float" office:value="3.15570656111111" calcext:value-type="float">
            <text:p>3.15570656111111</text:p>
          </table:table-cell>
          <table:table-cell table:formula="of:=SIN([.E288])" office:value-type="float" office:value="-0.0141134389386435" calcext:value-type="float">
            <text:p>-0.014113438938644</text:p>
          </table:table-cell>
          <table:table-cell table:formula="of:=SIN([.C288])" office:value-type="float" office:value="0.0119923661204783" calcext:value-type="float">
            <text:p>0.01199236612047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9.1504" calcext:value-type="float">
            <text:p>179.1504</text:p>
          </table:table-cell>
          <table:table-cell office:value-type="float" office:value="3.1182" calcext:value-type="float">
            <text:p>3.1182</text:p>
          </table:table-cell>
          <table:table-cell table:formula="of:=[.C289]/3.1415*180" office:value-type="float" office:value="178.664968963871" calcext:value-type="float">
            <text:p>178.664968963871</text:p>
          </table:table-cell>
          <table:table-cell table:formula="of:=([.B289]/180)*3.1415" office:value-type="float" office:value="3.12667212" calcext:value-type="float">
            <text:p>3.12667212</text:p>
          </table:table-cell>
          <table:table-cell table:formula="of:=SIN([.E289])" office:value-type="float" office:value="0.0149199799886486" calcext:value-type="float">
            <text:p>0.014919979988649</text:p>
          </table:table-cell>
          <table:table-cell table:formula="of:=SIN([.C289])" office:value-type="float" office:value="0.023390520174835" calcext:value-type="float">
            <text:p>0.02339052017483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78.7959" calcext:value-type="float">
            <text:p>178.7959</text:p>
          </table:table-cell>
          <table:table-cell office:value-type="float" office:value="3.1003" calcext:value-type="float">
            <text:p>3.1003</text:p>
          </table:table-cell>
          <table:table-cell table:formula="of:=[.C290]/3.1415*180" office:value-type="float" office:value="177.639344262295" calcext:value-type="float">
            <text:p>177.639344262295</text:p>
          </table:table-cell>
          <table:table-cell table:formula="of:=([.B290]/180)*3.1415" office:value-type="float" office:value="3.12048511027778" calcext:value-type="float">
            <text:p>3.12048511027778</text:p>
          </table:table-cell>
          <table:table-cell table:formula="of:=SIN([.E290])" office:value-type="float" office:value="0.0211059760119839" calcext:value-type="float">
            <text:p>0.021105976011984</text:p>
          </table:table-cell>
          <table:table-cell table:formula="of:=SIN([.C290])" office:value-type="float" office:value="0.0412809200215751" calcext:value-type="float">
            <text:p>0.04128092002157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7.2151" calcext:value-type="float">
            <text:p>177.2151</text:p>
          </table:table-cell>
          <table:table-cell office:value-type="float" office:value="3.0666" calcext:value-type="float">
            <text:p>3.0666</text:p>
          </table:table-cell>
          <table:table-cell table:formula="of:=[.C291]/3.1415*180" office:value-type="float" office:value="175.708419544803" calcext:value-type="float">
            <text:p>175.708419544803</text:p>
          </table:table-cell>
          <table:table-cell table:formula="of:=([.B291]/180)*3.1415" office:value-type="float" office:value="3.09289575916667" calcext:value-type="float">
            <text:p>3.09289575916667</text:p>
          </table:table-cell>
          <table:table-cell table:formula="of:=SIN([.E291])" office:value-type="float" office:value="0.0486776501703785" calcext:value-type="float">
            <text:p>0.048677650170379</text:p>
          </table:table-cell>
          <table:table-cell table:formula="of:=SIN([.C291])" office:value-type="float" office:value="0.0749223815126088" calcext:value-type="float">
            <text:p>0.07492238151260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5.4412" calcext:value-type="float">
            <text:p>175.4412</text:p>
          </table:table-cell>
          <table:table-cell office:value-type="float" office:value="3.0382" calcext:value-type="float">
            <text:p>3.0382</text:p>
          </table:table-cell>
          <table:table-cell table:formula="of:=[.C292]/3.1415*180" office:value-type="float" office:value="174.081171414929" calcext:value-type="float">
            <text:p>174.081171414929</text:p>
          </table:table-cell>
          <table:table-cell table:formula="of:=([.B292]/180)*3.1415" office:value-type="float" office:value="3.06193627666667" calcext:value-type="float">
            <text:p>3.06193627666667</text:p>
          </table:table-cell>
          <table:table-cell table:formula="of:=SIN([.E292])" office:value-type="float" office:value="0.0795721651885242" calcext:value-type="float">
            <text:p>0.079572165188524</text:p>
          </table:table-cell>
          <table:table-cell table:formula="of:=SIN([.C292])" office:value-type="float" office:value="0.103208540078568" calcext:value-type="float">
            <text:p>0.10320854007856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74.0027" calcext:value-type="float">
            <text:p>174.0027</text:p>
          </table:table-cell>
          <table:table-cell office:value-type="float" office:value="3.0238" calcext:value-type="float">
            <text:p>3.0238</text:p>
          </table:table-cell>
          <table:table-cell table:formula="of:=[.C293]/3.1415*180" office:value-type="float" office:value="173.25608785612" calcext:value-type="float">
            <text:p>173.25608785612</text:p>
          </table:table-cell>
          <table:table-cell table:formula="of:=([.B293]/180)*3.1415" office:value-type="float" office:value="3.03683045583333" calcext:value-type="float">
            <text:p>3.03683045583333</text:p>
          </table:table-cell>
          <table:table-cell table:formula="of:=SIN([.E293])" office:value-type="float" office:value="0.104570673305088" calcext:value-type="float">
            <text:p>0.104570673305088</text:p>
          </table:table-cell>
          <table:table-cell table:formula="of:=SIN([.C293])" office:value-type="float" office:value="0.117520444848704" calcext:value-type="float">
            <text:p>0.11752044484870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72.5203" calcext:value-type="float">
            <text:p>172.5203</text:p>
          </table:table-cell>
          <table:table-cell office:value-type="float" office:value="3.013" calcext:value-type="float">
            <text:p>3.013</text:p>
          </table:table-cell>
          <table:table-cell table:formula="of:=[.C294]/3.1415*180" office:value-type="float" office:value="172.637275187013" calcext:value-type="float">
            <text:p>172.637275187013</text:p>
          </table:table-cell>
          <table:table-cell table:formula="of:=([.B294]/180)*3.1415" office:value-type="float" office:value="3.01095845805556" calcext:value-type="float">
            <text:p>3.01095845805556</text:p>
          </table:table-cell>
          <table:table-cell table:formula="of:=SIN([.E294])" office:value-type="float" office:value="0.130262960632772" calcext:value-type="float">
            <text:p>0.130262960632772</text:p>
          </table:table-cell>
          <table:table-cell table:formula="of:=SIN([.C294])" office:value-type="float" office:value="0.128238543630508" calcext:value-type="float">
            <text:p>0.12823854363050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3.0658" calcext:value-type="float">
            <text:p>173.0658</text:p>
          </table:table-cell>
          <table:table-cell office:value-type="float" office:value="3.0321" calcext:value-type="float">
            <text:p>3.0321</text:p>
          </table:table-cell>
          <table:table-cell table:formula="of:=[.C295]/3.1415*180" office:value-type="float" office:value="173.731656851822" calcext:value-type="float">
            <text:p>173.731656851822</text:p>
          </table:table-cell>
          <table:table-cell table:formula="of:=([.B295]/180)*3.1415" office:value-type="float" office:value="3.02047894833333" calcext:value-type="float">
            <text:p>3.02047894833333</text:p>
          </table:table-cell>
          <table:table-cell table:formula="of:=SIN([.E295])" office:value-type="float" office:value="0.12081782901488" calcext:value-type="float">
            <text:p>0.12081782901488</text:p>
          </table:table-cell>
          <table:table-cell table:formula="of:=SIN([.C295])" office:value-type="float" office:value="0.109274006672119" calcext:value-type="float">
            <text:p>0.10927400667211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4.6855" calcext:value-type="float">
            <text:p>174.6855</text:p>
          </table:table-cell>
          <table:table-cell office:value-type="float" office:value="3.0526" calcext:value-type="float">
            <text:p>3.0526</text:p>
          </table:table-cell>
          <table:table-cell table:formula="of:=[.C296]/3.1415*180" office:value-type="float" office:value="174.906254973739" calcext:value-type="float">
            <text:p>174.906254973739</text:p>
          </table:table-cell>
          <table:table-cell table:formula="of:=([.B296]/180)*3.1415" office:value-type="float" office:value="3.0487472125" calcext:value-type="float">
            <text:p>3.0487472125</text:p>
          </table:table-cell>
          <table:table-cell table:formula="of:=SIN([.E296])" office:value-type="float" office:value="0.092712106351691" calcext:value-type="float">
            <text:p>0.092712106351691</text:p>
          </table:table-cell>
          <table:table-cell table:formula="of:=SIN([.C296])" office:value-type="float" office:value="0.0888752343553724" calcext:value-type="float">
            <text:p>0.08887523435537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3.403" calcext:value-type="float">
            <text:p>173.403</text:p>
          </table:table-cell>
          <table:table-cell office:value-type="float" office:value="3.0157" calcext:value-type="float">
            <text:p>3.0157</text:p>
          </table:table-cell>
          <table:table-cell table:formula="of:=[.C297]/3.1415*180" office:value-type="float" office:value="172.791978354289" calcext:value-type="float">
            <text:p>172.791978354289</text:p>
          </table:table-cell>
          <table:table-cell table:formula="of:=([.B297]/180)*3.1415" office:value-type="float" office:value="3.026364025" calcext:value-type="float">
            <text:p>3.026364025</text:p>
          </table:table-cell>
          <table:table-cell table:formula="of:=SIN([.E297])" office:value-type="float" office:value="0.114973803841367" calcext:value-type="float">
            <text:p>0.114973803841367</text:p>
          </table:table-cell>
          <table:table-cell table:formula="of:=SIN([.C297])" office:value-type="float" office:value="0.125560372404733" calcext:value-type="float">
            <text:p>0.12556037240473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71.0482" calcext:value-type="float">
            <text:p>171.0482</text:p>
          </table:table-cell>
          <table:table-cell office:value-type="float" office:value="2.9843" calcext:value-type="float">
            <text:p>2.9843</text:p>
          </table:table-cell>
          <table:table-cell table:formula="of:=[.C298]/3.1415*180" office:value-type="float" office:value="170.99283781633" calcext:value-type="float">
            <text:p>170.99283781633</text:p>
          </table:table-cell>
          <table:table-cell table:formula="of:=([.B298]/180)*3.1415" office:value-type="float" office:value="2.98526622388889" calcext:value-type="float">
            <text:p>2.98526622388889</text:p>
          </table:table-cell>
          <table:table-cell table:formula="of:=SIN([.E298])" office:value-type="float" office:value="0.155690490936735" calcext:value-type="float">
            <text:p>0.155690490936735</text:p>
          </table:table-cell>
          <table:table-cell table:formula="of:=SIN([.C298])" office:value-type="float" office:value="0.156644859758715" calcext:value-type="float">
            <text:p>0.15664485975871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70.9485" calcext:value-type="float">
            <text:p>170.9485</text:p>
          </table:table-cell>
          <table:table-cell office:value-type="float" office:value="2.9869" calcext:value-type="float">
            <text:p>2.9869</text:p>
          </table:table-cell>
          <table:table-cell table:formula="of:=[.C299]/3.1415*180" office:value-type="float" office:value="171.14181123667" calcext:value-type="float">
            <text:p>171.14181123667</text:p>
          </table:table-cell>
          <table:table-cell table:formula="of:=([.B299]/180)*3.1415" office:value-type="float" office:value="2.98352618194444" calcext:value-type="float">
            <text:p>2.98352618194444</text:p>
          </table:table-cell>
          <table:table-cell table:formula="of:=SIN([.E299])" office:value-type="float" office:value="0.157409078050719" calcext:value-type="float">
            <text:p>0.157409078050719</text:p>
          </table:table-cell>
          <table:table-cell table:formula="of:=SIN([.C299])" office:value-type="float" office:value="0.154076430207186" calcext:value-type="float">
            <text:p>0.15407643020718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71.7554" calcext:value-type="float">
            <text:p>171.7554</text:p>
          </table:table-cell>
          <table:table-cell office:value-type="float" office:value="3.011" calcext:value-type="float">
            <text:p>3.011</text:p>
          </table:table-cell>
          <table:table-cell table:formula="of:=[.C300]/3.1415*180" office:value-type="float" office:value="172.522680248289" calcext:value-type="float">
            <text:p>172.522680248289</text:p>
          </table:table-cell>
          <table:table-cell table:formula="of:=([.B300]/180)*3.1415" office:value-type="float" office:value="2.99760882833333" calcext:value-type="float">
            <text:p>2.99760882833333</text:p>
          </table:table-cell>
          <table:table-cell table:formula="of:=SIN([.E300])" office:value-type="float" office:value="0.143486844371208" calcext:value-type="float">
            <text:p>0.143486844371208</text:p>
          </table:table-cell>
          <table:table-cell table:formula="of:=SIN([.C300])" office:value-type="float" office:value="0.13022177253487" calcext:value-type="float">
            <text:p>0.130221772534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3.1076" calcext:value-type="float">
            <text:p>173.1076</text:p>
          </table:table-cell>
          <table:table-cell office:value-type="float" office:value="3.0325" calcext:value-type="float">
            <text:p>3.0325</text:p>
          </table:table-cell>
          <table:table-cell table:formula="of:=[.C301]/3.1415*180" office:value-type="float" office:value="173.754575839567" calcext:value-type="float">
            <text:p>173.754575839567</text:p>
          </table:table-cell>
          <table:table-cell table:formula="of:=([.B301]/180)*3.1415" office:value-type="float" office:value="3.02120847444444" calcext:value-type="float">
            <text:p>3.02120847444444</text:p>
          </table:table-cell>
          <table:table-cell table:formula="of:=SIN([.E301])" office:value-type="float" office:value="0.120093614818376" calcext:value-type="float">
            <text:p>0.120093614818376</text:p>
          </table:table-cell>
          <table:table-cell table:formula="of:=SIN([.C301])" office:value-type="float" office:value="0.108876393274538" calcext:value-type="float">
            <text:p>0.10887639327453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4.2524" calcext:value-type="float">
            <text:p>174.2524</text:p>
          </table:table-cell>
          <table:table-cell office:value-type="float" office:value="3.0461" calcext:value-type="float">
            <text:p>3.0461</text:p>
          </table:table-cell>
          <table:table-cell table:formula="of:=[.C302]/3.1415*180" office:value-type="float" office:value="174.533821422887" calcext:value-type="float">
            <text:p>174.533821422887</text:p>
          </table:table-cell>
          <table:table-cell table:formula="of:=([.B302]/180)*3.1415" office:value-type="float" office:value="3.04118841444444" calcext:value-type="float">
            <text:p>3.04118841444444</text:p>
          </table:table-cell>
          <table:table-cell table:formula="of:=SIN([.E302])" office:value-type="float" office:value="0.100235628112411" calcext:value-type="float">
            <text:p>0.100235628112411</text:p>
          </table:table-cell>
          <table:table-cell table:formula="of:=SIN([.C302])" office:value-type="float" office:value="0.0953475892653653" calcext:value-type="float">
            <text:p>0.09534758926536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4.9467" calcext:value-type="float">
            <text:p>174.9467</text:p>
          </table:table-cell>
          <table:table-cell office:value-type="float" office:value="3.0568" calcext:value-type="float">
            <text:p>3.0568</text:p>
          </table:table-cell>
          <table:table-cell table:formula="of:=[.C303]/3.1415*180" office:value-type="float" office:value="175.146904345058" calcext:value-type="float">
            <text:p>175.146904345058</text:p>
          </table:table-cell>
          <table:table-cell table:formula="of:=([.B303]/180)*3.1415" office:value-type="float" office:value="3.05330587805556" calcext:value-type="float">
            <text:p>3.05330587805556</text:p>
          </table:table-cell>
          <table:table-cell table:formula="of:=SIN([.E303])" office:value-type="float" office:value="0.0881721275408285" calcext:value-type="float">
            <text:p>0.088172127540829</text:p>
          </table:table-cell>
          <table:table-cell table:formula="of:=SIN([.C303])" office:value-type="float" office:value="0.084691083156738" calcext:value-type="float">
            <text:p>0.08469108315673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4.6773" calcext:value-type="float">
            <text:p>174.6773</text:p>
          </table:table-cell>
          <table:table-cell office:value-type="float" office:value="3.0442" calcext:value-type="float">
            <text:p>3.0442</text:p>
          </table:table-cell>
          <table:table-cell table:formula="of:=[.C304]/3.1415*180" office:value-type="float" office:value="174.4249562311" calcext:value-type="float">
            <text:p>174.4249562311</text:p>
          </table:table-cell>
          <table:table-cell table:formula="of:=([.B304]/180)*3.1415" office:value-type="float" office:value="3.04860409972222" calcext:value-type="float">
            <text:p>3.04860409972222</text:p>
          </table:table-cell>
          <table:table-cell table:formula="of:=SIN([.E304])" office:value-type="float" office:value="0.092854601786715" calcext:value-type="float">
            <text:p>0.092854601786715</text:p>
          </table:table-cell>
          <table:table-cell table:formula="of:=SIN([.C304])" office:value-type="float" office:value="0.0972387597014894" calcext:value-type="float">
            <text:p>0.0972387597014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3.7344" calcext:value-type="float">
            <text:p>173.7344</text:p>
          </table:table-cell>
          <table:table-cell office:value-type="float" office:value="3.0329" calcext:value-type="float">
            <text:p>3.0329</text:p>
          </table:table-cell>
          <table:table-cell table:formula="of:=[.C305]/3.1415*180" office:value-type="float" office:value="173.777494827312" calcext:value-type="float">
            <text:p>173.777494827312</text:p>
          </table:table-cell>
          <table:table-cell table:formula="of:=([.B305]/180)*3.1415" office:value-type="float" office:value="3.03214787555556" calcext:value-type="float">
            <text:p>3.03214787555556</text:p>
          </table:table-cell>
          <table:table-cell table:formula="of:=SIN([.E305])" office:value-type="float" office:value="0.109226417686183" calcext:value-type="float">
            <text:p>0.109226417686183</text:p>
          </table:table-cell>
          <table:table-cell table:formula="of:=SIN([.C305])" office:value-type="float" office:value="0.108478762456734" calcext:value-type="float">
            <text:p>0.10847876245673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3.1249" calcext:value-type="float">
            <text:p>173.1249</text:p>
          </table:table-cell>
          <table:table-cell office:value-type="float" office:value="3.0256" calcext:value-type="float">
            <text:p>3.0256</text:p>
          </table:table-cell>
          <table:table-cell table:formula="of:=[.C306]/3.1415*180" office:value-type="float" office:value="173.359223300971" calcext:value-type="float">
            <text:p>173.359223300971</text:p>
          </table:table-cell>
          <table:table-cell table:formula="of:=([.B306]/180)*3.1415" office:value-type="float" office:value="3.0215104075" calcext:value-type="float">
            <text:p>3.0215104075</text:p>
          </table:table-cell>
          <table:table-cell table:formula="of:=SIN([.E306])" office:value-type="float" office:value="0.119793861512147" calcext:value-type="float">
            <text:p>0.119793861512147</text:p>
          </table:table-cell>
          <table:table-cell table:formula="of:=SIN([.C306])" office:value-type="float" office:value="0.115732728596992" calcext:value-type="float">
            <text:p>0.11573272859699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3.5866" calcext:value-type="float">
            <text:p>173.5866</text:p>
          </table:table-cell>
          <table:table-cell office:value-type="float" office:value="3.0255" calcext:value-type="float">
            <text:p>3.0255</text:p>
          </table:table-cell>
          <table:table-cell table:formula="of:=[.C307]/3.1415*180" office:value-type="float" office:value="173.353493554035" calcext:value-type="float">
            <text:p>173.353493554035</text:p>
          </table:table-cell>
          <table:table-cell table:formula="of:=([.B307]/180)*3.1415" office:value-type="float" office:value="3.029568355" calcext:value-type="float">
            <text:p>3.029568355</text:p>
          </table:table-cell>
          <table:table-cell table:formula="of:=SIN([.E307])" office:value-type="float" office:value="0.111790138466569" calcext:value-type="float">
            <text:p>0.111790138466569</text:p>
          </table:table-cell>
          <table:table-cell table:formula="of:=SIN([.C307])" office:value-type="float" office:value="0.115832056057282" calcext:value-type="float">
            <text:p>0.11583205605728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72.6186" calcext:value-type="float">
            <text:p>172.6186</text:p>
          </table:table-cell>
          <table:table-cell office:value-type="float" office:value="3.0145" calcext:value-type="float">
            <text:p>3.0145</text:p>
          </table:table-cell>
          <table:table-cell table:formula="of:=[.C308]/3.1415*180" office:value-type="float" office:value="172.723221391055" calcext:value-type="float">
            <text:p>172.723221391055</text:p>
          </table:table-cell>
          <table:table-cell table:formula="of:=([.B308]/180)*3.1415" office:value-type="float" office:value="3.01267406611111" calcext:value-type="float">
            <text:p>3.01267406611111</text:p>
          </table:table-cell>
          <table:table-cell table:formula="of:=SIN([.E308])" office:value-type="float" office:value="0.128561779580655" calcext:value-type="float">
            <text:p>0.128561779580655</text:p>
          </table:table-cell>
          <table:table-cell table:formula="of:=SIN([.C308])" office:value-type="float" office:value="0.126750784892262" calcext:value-type="float">
            <text:p>0.12675078489226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1.6312" calcext:value-type="float">
            <text:p>171.6312</text:p>
          </table:table-cell>
          <table:table-cell office:value-type="float" office:value="2.9964" calcext:value-type="float">
            <text:p>2.9964</text:p>
          </table:table-cell>
          <table:table-cell table:formula="of:=[.C309]/3.1415*180" office:value-type="float" office:value="171.686137195607" calcext:value-type="float">
            <text:p>171.686137195607</text:p>
          </table:table-cell>
          <table:table-cell table:formula="of:=([.B309]/180)*3.1415" office:value-type="float" office:value="2.99544119333333" calcext:value-type="float">
            <text:p>2.99544119333333</text:p>
          </table:table-cell>
          <table:table-cell table:formula="of:=SIN([.E309])" office:value-type="float" office:value="0.145631710394487" calcext:value-type="float">
            <text:p>0.145631710394487</text:p>
          </table:table-cell>
          <table:table-cell table:formula="of:=SIN([.C309])" office:value-type="float" office:value="0.144683058892788" calcext:value-type="float">
            <text:p>0.14468305889278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71.6437" calcext:value-type="float">
            <text:p>171.6437</text:p>
          </table:table-cell>
          <table:table-cell office:value-type="float" office:value="2.9808" calcext:value-type="float">
            <text:p>2.9808</text:p>
          </table:table-cell>
          <table:table-cell table:formula="of:=[.C310]/3.1415*180" office:value-type="float" office:value="170.792296673564" calcext:value-type="float">
            <text:p>170.792296673564</text:p>
          </table:table-cell>
          <table:table-cell table:formula="of:=([.B310]/180)*3.1415" office:value-type="float" office:value="2.99565935305556" calcext:value-type="float">
            <text:p>2.99565935305556</text:p>
          </table:table-cell>
          <table:table-cell table:formula="of:=SIN([.E310])" office:value-type="float" office:value="0.145415873036986" calcext:value-type="float">
            <text:p>0.145415873036986</text:p>
          </table:table-cell>
          <table:table-cell table:formula="of:=SIN([.C310])" office:value-type="float" office:value="0.160100685732623" calcext:value-type="float">
            <text:p>0.16010068573262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70.5873" calcext:value-type="float">
            <text:p>170.5873</text:p>
          </table:table-cell>
          <table:table-cell office:value-type="float" office:value="2.953" calcext:value-type="float">
            <text:p>2.953</text:p>
          </table:table-cell>
          <table:table-cell table:formula="of:=[.C311]/3.1415*180" office:value-type="float" office:value="169.199427025306" calcext:value-type="float">
            <text:p>169.199427025306</text:p>
          </table:table-cell>
          <table:table-cell table:formula="of:=([.B311]/180)*3.1415" office:value-type="float" office:value="2.97722223861111" calcext:value-type="float">
            <text:p>2.97722223861111</text:p>
          </table:table-cell>
          <table:table-cell table:formula="of:=SIN([.E311])" office:value-type="float" office:value="0.163631264257282" calcext:value-type="float">
            <text:p>0.163631264257282</text:p>
          </table:table-cell>
          <table:table-cell table:formula="of:=SIN([.C311])" office:value-type="float" office:value="0.187476688268419" calcext:value-type="float">
            <text:p>0.18747668826841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68.759" calcext:value-type="float">
            <text:p>168.759</text:p>
          </table:table-cell>
          <table:table-cell office:value-type="float" office:value="2.9222" calcext:value-type="float">
            <text:p>2.9222</text:p>
          </table:table-cell>
          <table:table-cell table:formula="of:=[.C312]/3.1415*180" office:value-type="float" office:value="167.434664968964" calcext:value-type="float">
            <text:p>167.434664968964</text:p>
          </table:table-cell>
          <table:table-cell table:formula="of:=([.B312]/180)*3.1415" office:value-type="float" office:value="2.945313325" calcext:value-type="float">
            <text:p>2.945313325</text:p>
          </table:table-cell>
          <table:table-cell table:formula="of:=SIN([.E312])" office:value-type="float" office:value="0.195021458384622" calcext:value-type="float">
            <text:p>0.195021458384622</text:p>
          </table:table-cell>
          <table:table-cell table:formula="of:=SIN([.C312])" office:value-type="float" office:value="0.217636875055584" calcext:value-type="float">
            <text:p>0.21763687505558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67.2394" calcext:value-type="float">
            <text:p>167.2394</text:p>
          </table:table-cell>
          <table:table-cell office:value-type="float" office:value="2.8978" calcext:value-type="float">
            <text:p>2.8978</text:p>
          </table:table-cell>
          <table:table-cell table:formula="of:=[.C313]/3.1415*180" office:value-type="float" office:value="166.036606716537" calcext:value-type="float">
            <text:p>166.036606716537</text:p>
          </table:table-cell>
          <table:table-cell table:formula="of:=([.B313]/180)*3.1415" office:value-type="float" office:value="2.91879208388889" calcext:value-type="float">
            <text:p>2.91879208388889</text:p>
          </table:table-cell>
          <table:table-cell table:formula="of:=SIN([.E313])" office:value-type="float" office:value="0.220961832528282" calcext:value-type="float">
            <text:p>0.220961832528282</text:p>
          </table:table-cell>
          <table:table-cell table:formula="of:=SIN([.C313])" office:value-type="float" office:value="0.241384856471041" calcext:value-type="float">
            <text:p>0.24138485647104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64.8568" calcext:value-type="float">
            <text:p>164.8568</text:p>
          </table:table-cell>
          <table:table-cell office:value-type="float" office:value="2.8734" calcext:value-type="float">
            <text:p>2.8734</text:p>
          </table:table-cell>
          <table:table-cell table:formula="of:=[.C314]/3.1415*180" office:value-type="float" office:value="164.63854846411" calcext:value-type="float">
            <text:p>164.63854846411</text:p>
          </table:table-cell>
          <table:table-cell table:formula="of:=([.B314]/180)*3.1415" office:value-type="float" office:value="2.87720909555556" calcext:value-type="float">
            <text:p>2.87720909555556</text:p>
          </table:table-cell>
          <table:table-cell table:formula="of:=SIN([.E314])" office:value-type="float" office:value="0.261314294905966" calcext:value-type="float">
            <text:p>0.261314294905966</text:p>
          </table:table-cell>
          <table:table-cell table:formula="of:=SIN([.C314])" office:value-type="float" office:value="0.264989134128184" calcext:value-type="float">
            <text:p>0.26498913412818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63.4886" calcext:value-type="float">
            <text:p>163.4886</text:p>
          </table:table-cell>
          <table:table-cell office:value-type="float" office:value="2.8532" calcext:value-type="float">
            <text:p>2.8532</text:p>
          </table:table-cell>
          <table:table-cell table:formula="of:=[.C315]/3.1415*180" office:value-type="float" office:value="163.481139583002" calcext:value-type="float">
            <text:p>163.481139583002</text:p>
          </table:table-cell>
          <table:table-cell table:formula="of:=([.B315]/180)*3.1415" office:value-type="float" office:value="2.853330205" calcext:value-type="float">
            <text:p>2.853330205</text:p>
          </table:table-cell>
          <table:table-cell table:formula="of:=SIN([.E315])" office:value-type="float" office:value="0.284286796288497" calcext:value-type="float">
            <text:p>0.284286796288497</text:p>
          </table:table-cell>
          <table:table-cell table:formula="of:=SIN([.C315])" office:value-type="float" office:value="0.284411626527" calcext:value-type="float">
            <text:p>0.28441162652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63.3799" calcext:value-type="float">
            <text:p>163.3799</text:p>
          </table:table-cell>
          <table:table-cell office:value-type="float" office:value="2.8363" calcext:value-type="float">
            <text:p>2.8363</text:p>
          </table:table-cell>
          <table:table-cell table:formula="of:=[.C316]/3.1415*180" office:value-type="float" office:value="162.512812350788" calcext:value-type="float">
            <text:p>162.512812350788</text:p>
          </table:table-cell>
          <table:table-cell table:formula="of:=([.B316]/180)*3.1415" office:value-type="float" office:value="2.85143308805556" calcext:value-type="float">
            <text:p>2.85143308805556</text:p>
          </table:table-cell>
          <table:table-cell table:formula="of:=SIN([.E316])" office:value-type="float" office:value="0.286105124159775" calcext:value-type="float">
            <text:p>0.286105124159775</text:p>
          </table:table-cell>
          <table:table-cell table:formula="of:=SIN([.C316])" office:value-type="float" office:value="0.300572309080586" calcext:value-type="float">
            <text:p>0.30057230908058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61.648" calcext:value-type="float">
            <text:p>161.648</text:p>
          </table:table-cell>
          <table:table-cell office:value-type="float" office:value="2.8206" calcext:value-type="float">
            <text:p>2.8206</text:p>
          </table:table-cell>
          <table:table-cell table:formula="of:=[.C317]/3.1415*180" office:value-type="float" office:value="161.613242081808" calcext:value-type="float">
            <text:p>161.613242081808</text:p>
          </table:table-cell>
          <table:table-cell table:formula="of:=([.B317]/180)*3.1415" office:value-type="float" office:value="2.82120662222222" calcext:value-type="float">
            <text:p>2.82120662222222</text:p>
          </table:table-cell>
          <table:table-cell table:formula="of:=SIN([.E317])" office:value-type="float" office:value="0.314932971815218" calcext:value-type="float">
            <text:p>0.314932971815218</text:p>
          </table:table-cell>
          <table:table-cell table:formula="of:=SIN([.C317])" office:value-type="float" office:value="0.31550866742587" calcext:value-type="float">
            <text:p>0.3155086674258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61.0386" calcext:value-type="float">
            <text:p>161.0386</text:p>
          </table:table-cell>
          <table:table-cell office:value-type="float" office:value="2.8117" calcext:value-type="float">
            <text:p>2.8117</text:p>
          </table:table-cell>
          <table:table-cell table:formula="of:=[.C318]/3.1415*180" office:value-type="float" office:value="161.103294604488" calcext:value-type="float">
            <text:p>161.103294604488</text:p>
          </table:table-cell>
          <table:table-cell table:formula="of:=([.B318]/180)*3.1415" office:value-type="float" office:value="2.81057089944444" calcext:value-type="float">
            <text:p>2.81057089944444</text:p>
          </table:table-cell>
          <table:table-cell table:formula="of:=SIN([.E318])" office:value-type="float" office:value="0.3250094817654" calcext:value-type="float">
            <text:p>0.3250094817654</text:p>
          </table:table-cell>
          <table:table-cell table:formula="of:=SIN([.C318])" office:value-type="float" office:value="0.323941472278567" calcext:value-type="float">
            <text:p>0.32394147227856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60.7929" calcext:value-type="float">
            <text:p>160.7929</text:p>
          </table:table-cell>
          <table:table-cell office:value-type="float" office:value="2.8099" calcext:value-type="float">
            <text:p>2.8099</text:p>
          </table:table-cell>
          <table:table-cell table:formula="of:=[.C319]/3.1415*180" office:value-type="float" office:value="161.000159159637" calcext:value-type="float">
            <text:p>161.000159159637</text:p>
          </table:table-cell>
          <table:table-cell table:formula="of:=([.B319]/180)*3.1415" office:value-type="float" office:value="2.80628275194444" calcext:value-type="float">
            <text:p>2.80628275194444</text:p>
          </table:table-cell>
          <table:table-cell table:formula="of:=SIN([.E319])" office:value-type="float" office:value="0.329061828390722" calcext:value-type="float">
            <text:p>0.329061828390722</text:p>
          </table:table-cell>
          <table:table-cell table:formula="of:=SIN([.C319])" office:value-type="float" office:value="0.325643885395217" calcext:value-type="float">
            <text:p>0.32564388539521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61.1039" calcext:value-type="float">
            <text:p>161.1039</text:p>
          </table:table-cell>
          <table:table-cell office:value-type="float" office:value="2.8043" calcext:value-type="float">
            <text:p>2.8043</text:p>
          </table:table-cell>
          <table:table-cell table:formula="of:=[.C320]/3.1415*180" office:value-type="float" office:value="160.679293331211" calcext:value-type="float">
            <text:p>160.679293331211</text:p>
          </table:table-cell>
          <table:table-cell table:formula="of:=([.B320]/180)*3.1415" office:value-type="float" office:value="2.81171056583333" calcext:value-type="float">
            <text:p>2.81171056583333</text:p>
          </table:table-cell>
          <table:table-cell table:formula="of:=SIN([.E320])" office:value-type="float" office:value="0.323931476167284" calcext:value-type="float">
            <text:p>0.323931476167284</text:p>
          </table:table-cell>
          <table:table-cell table:formula="of:=SIN([.C320])" office:value-type="float" office:value="0.330933509615887" calcext:value-type="float">
            <text:p>0.33093350961588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0.2488" calcext:value-type="float">
            <text:p>160.2488</text:p>
          </table:table-cell>
          <table:table-cell office:value-type="float" office:value="2.8005" calcext:value-type="float">
            <text:p>2.8005</text:p>
          </table:table-cell>
          <table:table-cell table:formula="of:=[.C321]/3.1415*180" office:value-type="float" office:value="160.461562947636" calcext:value-type="float">
            <text:p>160.461562947636</text:p>
          </table:table-cell>
          <table:table-cell table:formula="of:=([.B321]/180)*3.1415" office:value-type="float" office:value="2.79678669555556" calcext:value-type="float">
            <text:p>2.79678669555556</text:p>
          </table:table-cell>
          <table:table-cell table:formula="of:=SIN([.E321])" office:value-type="float" office:value="0.338014062751244" calcext:value-type="float">
            <text:p>0.338014062751244</text:p>
          </table:table-cell>
          <table:table-cell table:formula="of:=SIN([.C321])" office:value-type="float" office:value="0.334516997131682" calcext:value-type="float">
            <text:p>0.33451699713168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0.6203" calcext:value-type="float">
            <text:p>160.6203</text:p>
          </table:table-cell>
          <table:table-cell office:value-type="float" office:value="2.7981" calcext:value-type="float">
            <text:p>2.7981</text:p>
          </table:table-cell>
          <table:table-cell table:formula="of:=[.C322]/3.1415*180" office:value-type="float" office:value="160.324049021168" calcext:value-type="float">
            <text:p>160.324049021168</text:p>
          </table:table-cell>
          <table:table-cell table:formula="of:=([.B322]/180)*3.1415" office:value-type="float" office:value="2.8032704025" calcext:value-type="float">
            <text:p>2.8032704025</text:p>
          </table:table-cell>
          <table:table-cell table:formula="of:=SIN([.E322])" office:value-type="float" office:value="0.331904917913646" calcext:value-type="float">
            <text:p>0.331904917913646</text:p>
          </table:table-cell>
          <table:table-cell table:formula="of:=SIN([.C322])" office:value-type="float" office:value="0.336777766872629" calcext:value-type="float">
            <text:p>0.33677776687262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60.4533" calcext:value-type="float">
            <text:p>160.4533</text:p>
          </table:table-cell>
          <table:table-cell office:value-type="float" office:value="2.7931" calcext:value-type="float">
            <text:p>2.7931</text:p>
          </table:table-cell>
          <table:table-cell table:formula="of:=[.C323]/3.1415*180" office:value-type="float" office:value="160.037561674359" calcext:value-type="float">
            <text:p>160.037561674359</text:p>
          </table:table-cell>
          <table:table-cell table:formula="of:=([.B323]/180)*3.1415" office:value-type="float" office:value="2.80035578861111" calcext:value-type="float">
            <text:p>2.80035578861111</text:p>
          </table:table-cell>
          <table:table-cell table:formula="of:=SIN([.E323])" office:value-type="float" office:value="0.334652896982706" calcext:value-type="float">
            <text:p>0.334652896982706</text:p>
          </table:table-cell>
          <table:table-cell table:formula="of:=SIN([.C323])" office:value-type="float" office:value="0.341481458357279" calcext:value-type="float">
            <text:p>0.34148145835727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0.0217" calcext:value-type="float">
            <text:p>160.0217</text:p>
          </table:table-cell>
          <table:table-cell office:value-type="float" office:value="2.7933" calcext:value-type="float">
            <text:p>2.7933</text:p>
          </table:table-cell>
          <table:table-cell table:formula="of:=[.C324]/3.1415*180" office:value-type="float" office:value="160.049021168232" calcext:value-type="float">
            <text:p>160.049021168232</text:p>
          </table:table-cell>
          <table:table-cell table:formula="of:=([.B324]/180)*3.1415" office:value-type="float" office:value="2.79282316972222" calcext:value-type="float">
            <text:p>2.79282316972222</text:p>
          </table:table-cell>
          <table:table-cell table:formula="of:=SIN([.E324])" office:value-type="float" office:value="0.341741634866891" calcext:value-type="float">
            <text:p>0.341741634866891</text:p>
          </table:table-cell>
          <table:table-cell table:formula="of:=SIN([.C324])" office:value-type="float" office:value="0.341293473826651" calcext:value-type="float">
            <text:p>0.34129347382665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60.4688" calcext:value-type="float">
            <text:p>160.4688</text:p>
          </table:table-cell>
          <table:table-cell office:value-type="float" office:value="2.8103" calcext:value-type="float">
            <text:p>2.8103</text:p>
          </table:table-cell>
          <table:table-cell table:formula="of:=[.C325]/3.1415*180" office:value-type="float" office:value="161.023078147382" calcext:value-type="float">
            <text:p>161.023078147382</text:p>
          </table:table-cell>
          <table:table-cell table:formula="of:=([.B325]/180)*3.1415" office:value-type="float" office:value="2.80062630666667" calcext:value-type="float">
            <text:p>2.80062630666667</text:p>
          </table:table-cell>
          <table:table-cell table:formula="of:=SIN([.E325])" office:value-type="float" office:value="0.334397964359811" calcext:value-type="float">
            <text:p>0.334397964359811</text:p>
          </table:table-cell>
          <table:table-cell table:formula="of:=SIN([.C325])" office:value-type="float" office:value="0.325265662355411" calcext:value-type="float">
            <text:p>0.32526566235541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0.8752" calcext:value-type="float">
            <text:p>160.8752</text:p>
          </table:table-cell>
          <table:table-cell office:value-type="float" office:value="2.808" calcext:value-type="float">
            <text:p>2.808</text:p>
          </table:table-cell>
          <table:table-cell table:formula="of:=[.C326]/3.1415*180" office:value-type="float" office:value="160.89129396785" calcext:value-type="float">
            <text:p>160.89129396785</text:p>
          </table:table-cell>
          <table:table-cell table:formula="of:=([.B326]/180)*3.1415" office:value-type="float" office:value="2.80771911555556" calcext:value-type="float">
            <text:p>2.80771911555556</text:p>
          </table:table-cell>
          <table:table-cell table:formula="of:=SIN([.E326])" office:value-type="float" office:value="0.327705119214716" calcext:value-type="float">
            <text:p>0.327705119214716</text:p>
          </table:table-cell>
          <table:table-cell table:formula="of:=SIN([.C326])" office:value-type="float" office:value="0.327439732269638" calcext:value-type="float">
            <text:p>0.32743973226963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60.5256" calcext:value-type="float">
            <text:p>160.5256</text:p>
          </table:table-cell>
          <table:table-cell office:value-type="float" office:value="2.8036" calcext:value-type="float">
            <text:p>2.8036</text:p>
          </table:table-cell>
          <table:table-cell table:formula="of:=[.C327]/3.1415*180" office:value-type="float" office:value="160.639185102658" calcext:value-type="float">
            <text:p>160.639185102658</text:p>
          </table:table-cell>
          <table:table-cell table:formula="of:=([.B327]/180)*3.1415" office:value-type="float" office:value="2.80161762444444" calcext:value-type="float">
            <text:p>2.80161762444444</text:p>
          </table:table-cell>
          <table:table-cell table:formula="of:=SIN([.E327])" office:value-type="float" office:value="0.33346355064712" calcext:value-type="float">
            <text:p>0.33346355064712</text:p>
          </table:table-cell>
          <table:table-cell table:formula="of:=SIN([.C327])" office:value-type="float" office:value="0.331593986335345" calcext:value-type="float">
            <text:p>0.33159398633534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60.6913" calcext:value-type="float">
            <text:p>160.6913</text:p>
          </table:table-cell>
          <table:table-cell office:value-type="float" office:value="2.7965" calcext:value-type="float">
            <text:p>2.7965</text:p>
          </table:table-cell>
          <table:table-cell table:formula="of:=[.C328]/3.1415*180" office:value-type="float" office:value="160.232373070189" calcext:value-type="float">
            <text:p>160.232373070189</text:p>
          </table:table-cell>
          <table:table-cell table:formula="of:=([.B328]/180)*3.1415" office:value-type="float" office:value="2.80450954972222" calcext:value-type="float">
            <text:p>2.80450954972222</text:p>
          </table:table-cell>
          <table:table-cell table:formula="of:=SIN([.E328])" office:value-type="float" office:value="0.330735759902336" calcext:value-type="float">
            <text:p>0.330735759902336</text:p>
          </table:table-cell>
          <table:table-cell table:formula="of:=SIN([.C328])" office:value-type="float" office:value="0.33828386981496" calcext:value-type="float">
            <text:p>0.3382838698149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60.1606" calcext:value-type="float">
            <text:p>160.1606</text:p>
          </table:table-cell>
          <table:table-cell office:value-type="float" office:value="2.7859" calcext:value-type="float">
            <text:p>2.7859</text:p>
          </table:table-cell>
          <table:table-cell table:formula="of:=[.C329]/3.1415*180" office:value-type="float" office:value="159.625019894955" calcext:value-type="float">
            <text:p>159.625019894955</text:p>
          </table:table-cell>
          <table:table-cell table:formula="of:=([.B329]/180)*3.1415" office:value-type="float" office:value="2.79524736055556" calcext:value-type="float">
            <text:p>2.79524736055556</text:p>
          </table:table-cell>
          <table:table-cell table:formula="of:=SIN([.E329])" office:value-type="float" office:value="0.339462393080613" calcext:value-type="float">
            <text:p>0.339462393080613</text:p>
          </table:table-cell>
          <table:table-cell table:formula="of:=SIN([.C329])" office:value-type="float" office:value="0.348239746008753" calcext:value-type="float">
            <text:p>0.34823974600875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8.2762" calcext:value-type="float">
            <text:p>158.2762</text:p>
          </table:table-cell>
          <table:table-cell office:value-type="float" office:value="2.7556" calcext:value-type="float">
            <text:p>2.7556</text:p>
          </table:table-cell>
          <table:table-cell table:formula="of:=[.C330]/3.1415*180" office:value-type="float" office:value="157.888906573293" calcext:value-type="float">
            <text:p>157.888906573293</text:p>
          </table:table-cell>
          <table:table-cell table:formula="of:=([.B330]/180)*3.1415" office:value-type="float" office:value="2.76235934611111" calcext:value-type="float">
            <text:p>2.76235934611111</text:p>
          </table:table-cell>
          <table:table-cell table:formula="of:=SIN([.E330])" office:value-type="float" office:value="0.370208360235077" calcext:value-type="float">
            <text:p>0.370208360235077</text:p>
          </table:table-cell>
          <table:table-cell table:formula="of:=SIN([.C330])" office:value-type="float" office:value="0.376478941356946" calcext:value-type="float">
            <text:p>0.37647894135694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7.6538" calcext:value-type="float">
            <text:p>157.6538</text:p>
          </table:table-cell>
          <table:table-cell office:value-type="float" office:value="2.7379" calcext:value-type="float">
            <text:p>2.7379</text:p>
          </table:table-cell>
          <table:table-cell table:formula="of:=[.C331]/3.1415*180" office:value-type="float" office:value="156.87474136559" calcext:value-type="float">
            <text:p>156.87474136559</text:p>
          </table:table-cell>
          <table:table-cell table:formula="of:=([.B331]/180)*3.1415" office:value-type="float" office:value="2.75149673722222" calcext:value-type="float">
            <text:p>2.75149673722222</text:p>
          </table:table-cell>
          <table:table-cell table:formula="of:=SIN([.E331])" office:value-type="float" office:value="0.380277127291523" calcext:value-type="float">
            <text:p>0.380277127291523</text:p>
          </table:table-cell>
          <table:table-cell table:formula="of:=SIN([.C331])" office:value-type="float" office:value="0.392816838774068" calcext:value-type="float">
            <text:p>0.39281683877406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6.6643" calcext:value-type="float">
            <text:p>156.6643</text:p>
          </table:table-cell>
          <table:table-cell office:value-type="float" office:value="2.7186" calcext:value-type="float">
            <text:p>2.7186</text:p>
          </table:table-cell>
          <table:table-cell table:formula="of:=[.C332]/3.1415*180" office:value-type="float" office:value="155.768900206908" calcext:value-type="float">
            <text:p>155.768900206908</text:p>
          </table:table-cell>
          <table:table-cell table:formula="of:=([.B332]/180)*3.1415" office:value-type="float" office:value="2.73422721361111" calcext:value-type="float">
            <text:p>2.73422721361111</text:p>
          </table:table-cell>
          <table:table-cell table:formula="of:=SIN([.E332])" office:value-type="float" office:value="0.396191737570787" calcext:value-type="float">
            <text:p>0.396191737570787</text:p>
          </table:table-cell>
          <table:table-cell table:formula="of:=SIN([.C332])" office:value-type="float" office:value="0.410491181930857" calcext:value-type="float">
            <text:p>0.41049118193085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4.4295" calcext:value-type="float">
            <text:p>154.4295</text:p>
          </table:table-cell>
          <table:table-cell office:value-type="float" office:value="2.6905" calcext:value-type="float">
            <text:p>2.6905</text:p>
          </table:table-cell>
          <table:table-cell table:formula="of:=[.C333]/3.1415*180" office:value-type="float" office:value="154.158841317842" calcext:value-type="float">
            <text:p>154.158841317842</text:p>
          </table:table-cell>
          <table:table-cell table:formula="of:=([.B333]/180)*3.1415" office:value-type="float" office:value="2.69522374583333" calcext:value-type="float">
            <text:p>2.69522374583333</text:p>
          </table:table-cell>
          <table:table-cell table:formula="of:=SIN([.E333])" office:value-type="float" office:value="0.43169306733667" calcext:value-type="float">
            <text:p>0.43169306733667</text:p>
          </table:table-cell>
          <table:table-cell table:formula="of:=SIN([.C333])" office:value-type="float" office:value="0.43594915102338" calcext:value-type="float">
            <text:p>0.4359491510233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2.7696" calcext:value-type="float">
            <text:p>152.7696</text:p>
          </table:table-cell>
          <table:table-cell office:value-type="float" office:value="2.6637" calcext:value-type="float">
            <text:p>2.6637</text:p>
          </table:table-cell>
          <table:table-cell table:formula="of:=[.C334]/3.1415*180" office:value-type="float" office:value="152.623269138946" calcext:value-type="float">
            <text:p>152.623269138946</text:p>
          </table:table-cell>
          <table:table-cell table:formula="of:=([.B334]/180)*3.1415" office:value-type="float" office:value="2.66625388" calcext:value-type="float">
            <text:p>2.66625388</text:p>
          </table:table-cell>
          <table:table-cell table:formula="of:=SIN([.E334])" office:value-type="float" office:value="0.457639689817069" calcext:value-type="float">
            <text:p>0.457639689817069</text:p>
          </table:table-cell>
          <table:table-cell table:formula="of:=SIN([.C334])" office:value-type="float" office:value="0.459908945999343" calcext:value-type="float">
            <text:p>0.45990894599934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2.2364" calcext:value-type="float">
            <text:p>152.2364</text:p>
          </table:table-cell>
          <table:table-cell office:value-type="float" office:value="2.6425" calcext:value-type="float">
            <text:p>2.6425</text:p>
          </table:table-cell>
          <table:table-cell table:formula="of:=[.C335]/3.1415*180" office:value-type="float" office:value="151.408562788477" calcext:value-type="float">
            <text:p>151.408562788477</text:p>
          </table:table-cell>
          <table:table-cell table:formula="of:=([.B335]/180)*3.1415" office:value-type="float" office:value="2.65694805888889" calcext:value-type="float">
            <text:p>2.65694805888889</text:p>
          </table:table-cell>
          <table:table-cell table:formula="of:=SIN([.E335])" office:value-type="float" office:value="0.46589391184633" calcext:value-type="float">
            <text:p>0.46589391184633</text:p>
          </table:table-cell>
          <table:table-cell table:formula="of:=SIN([.C335])" office:value-type="float" office:value="0.478629069976152" calcext:value-type="float">
            <text:p>0.47862906997615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51.1153" calcext:value-type="float">
            <text:p>151.1153</text:p>
          </table:table-cell>
          <table:table-cell office:value-type="float" office:value="2.6118" calcext:value-type="float">
            <text:p>2.6118</text:p>
          </table:table-cell>
          <table:table-cell table:formula="of:=[.C336]/3.1415*180" office:value-type="float" office:value="149.649530479071" calcext:value-type="float">
            <text:p>149.649530479071</text:p>
          </table:table-cell>
          <table:table-cell table:formula="of:=([.B336]/180)*3.1415" office:value-type="float" office:value="2.63738174972222" calcext:value-type="float">
            <text:p>2.63738174972222</text:p>
          </table:table-cell>
          <table:table-cell table:formula="of:=SIN([.E336])" office:value-type="float" office:value="0.483116692975823" calcext:value-type="float">
            <text:p>0.483116692975823</text:p>
          </table:table-cell>
          <table:table-cell table:formula="of:=SIN([.C336])" office:value-type="float" office:value="0.505354430390277" calcext:value-type="float">
            <text:p>0.50535443039027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9.2956" calcext:value-type="float">
            <text:p>149.2956</text:p>
          </table:table-cell>
          <table:table-cell office:value-type="float" office:value="2.5853" calcext:value-type="float">
            <text:p>2.5853</text:p>
          </table:table-cell>
          <table:table-cell table:formula="of:=[.C337]/3.1415*180" office:value-type="float" office:value="148.131147540984" calcext:value-type="float">
            <text:p>148.131147540984</text:p>
          </table:table-cell>
          <table:table-cell table:formula="of:=([.B337]/180)*3.1415" office:value-type="float" office:value="2.60562293" calcext:value-type="float">
            <text:p>2.60562293</text:p>
          </table:table-cell>
          <table:table-cell table:formula="of:=SIN([.E337])" office:value-type="float" office:value="0.510675022363297" calcext:value-type="float">
            <text:p>0.510675022363297</text:p>
          </table:table-cell>
          <table:table-cell table:formula="of:=SIN([.C337])" office:value-type="float" office:value="0.528041486503661" calcext:value-type="float">
            <text:p>0.52804148650366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7.9323" calcext:value-type="float">
            <text:p>147.9323</text:p>
          </table:table-cell>
          <table:table-cell office:value-type="float" office:value="2.5726" calcext:value-type="float">
            <text:p>2.5726</text:p>
          </table:table-cell>
          <table:table-cell table:formula="of:=[.C338]/3.1415*180" office:value-type="float" office:value="147.403469680089" calcext:value-type="float">
            <text:p>147.403469680089</text:p>
          </table:table-cell>
          <table:table-cell table:formula="of:=([.B338]/180)*3.1415" office:value-type="float" office:value="2.58182955805556" calcext:value-type="float">
            <text:p>2.58182955805556</text:p>
          </table:table-cell>
          <table:table-cell table:formula="of:=SIN([.E338])" office:value-type="float" office:value="0.530985464497248" calcext:value-type="float">
            <text:p>0.530985464497248</text:p>
          </table:table-cell>
          <table:table-cell table:formula="of:=SIN([.C338])" office:value-type="float" office:value="0.538783689157401" calcext:value-type="float">
            <text:p>0.5387836891574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7.3447" calcext:value-type="float">
            <text:p>147.3447</text:p>
          </table:table-cell>
          <table:table-cell office:value-type="float" office:value="2.5658" calcext:value-type="float">
            <text:p>2.5658</text:p>
          </table:table-cell>
          <table:table-cell table:formula="of:=[.C339]/3.1415*180" office:value-type="float" office:value="147.013846888429" calcext:value-type="float">
            <text:p>147.013846888429</text:p>
          </table:table-cell>
          <table:table-cell table:formula="of:=([.B339]/180)*3.1415" office:value-type="float" office:value="2.57157430583333" calcext:value-type="float">
            <text:p>2.57157430583333</text:p>
          </table:table-cell>
          <table:table-cell table:formula="of:=SIN([.E339])" office:value-type="float" office:value="0.539647495637193" calcext:value-type="float">
            <text:p>0.539647495637193</text:p>
          </table:table-cell>
          <table:table-cell table:formula="of:=SIN([.C339])" office:value-type="float" office:value="0.544499808559414" calcext:value-type="float">
            <text:p>0.54449980855941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7.0634" calcext:value-type="float">
            <text:p>147.0634</text:p>
          </table:table-cell>
          <table:table-cell office:value-type="float" office:value="2.5598" calcext:value-type="float">
            <text:p>2.5598</text:p>
          </table:table-cell>
          <table:table-cell table:formula="of:=[.C340]/3.1415*180" office:value-type="float" office:value="146.670062072258" calcext:value-type="float">
            <text:p>146.670062072258</text:p>
          </table:table-cell>
          <table:table-cell table:formula="of:=([.B340]/180)*3.1415" office:value-type="float" office:value="2.56666483944444" calcext:value-type="float">
            <text:p>2.56666483944444</text:p>
          </table:table-cell>
          <table:table-cell table:formula="of:=SIN([.E340])" office:value-type="float" office:value="0.543774211453222" calcext:value-type="float">
            <text:p>0.543774211453222</text:p>
          </table:table-cell>
          <table:table-cell table:formula="of:=SIN([.C340])" office:value-type="float" office:value="0.54952254319433" calcext:value-type="float">
            <text:p>0.549522543194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6.0743" calcext:value-type="float">
            <text:p>146.0743</text:p>
          </table:table-cell>
          <table:table-cell office:value-type="float" office:value="2.5496" calcext:value-type="float">
            <text:p>2.5496</text:p>
          </table:table-cell>
          <table:table-cell table:formula="of:=[.C341]/3.1415*180" office:value-type="float" office:value="146.085627884768" calcext:value-type="float">
            <text:p>146.085627884768</text:p>
          </table:table-cell>
          <table:table-cell table:formula="of:=([.B341]/180)*3.1415" office:value-type="float" office:value="2.54940229694444" calcext:value-type="float">
            <text:p>2.54940229694444</text:p>
          </table:table-cell>
          <table:table-cell table:formula="of:=SIN([.E341])" office:value-type="float" office:value="0.558179743280205" calcext:value-type="float">
            <text:p>0.558179743280205</text:p>
          </table:table-cell>
          <table:table-cell table:formula="of:=SIN([.C341])" office:value-type="float" office:value="0.55801569418196" calcext:value-type="float">
            <text:p>0.5580156941819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.9445" calcext:value-type="float">
            <text:p>144.9445</text:p>
          </table:table-cell>
          <table:table-cell office:value-type="float" office:value="2.5276" calcext:value-type="float">
            <text:p>2.5276</text:p>
          </table:table-cell>
          <table:table-cell table:formula="of:=[.C342]/3.1415*180" office:value-type="float" office:value="144.82508355881" calcext:value-type="float">
            <text:p>144.82508355881</text:p>
          </table:table-cell>
          <table:table-cell table:formula="of:=([.B342]/180)*3.1415" office:value-type="float" office:value="2.52968414861111" calcext:value-type="float">
            <text:p>2.52968414861111</text:p>
          </table:table-cell>
          <table:table-cell table:formula="of:=SIN([.E342])" office:value-type="float" office:value="0.574430718170276" calcext:value-type="float">
            <text:p>0.574430718170276</text:p>
          </table:table-cell>
          <table:table-cell table:formula="of:=SIN([.C342])" office:value-type="float" office:value="0.576135455891481" calcext:value-type="float">
            <text:p>0.57613545589148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.572" calcext:value-type="float">
            <text:p>144.572</text:p>
          </table:table-cell>
          <table:table-cell office:value-type="float" office:value="2.4998" calcext:value-type="float">
            <text:p>2.4998</text:p>
          </table:table-cell>
          <table:table-cell table:formula="of:=[.C343]/3.1415*180" office:value-type="float" office:value="143.232213910552" calcext:value-type="float">
            <text:p>143.232213910552</text:p>
          </table:table-cell>
          <table:table-cell table:formula="of:=([.B343]/180)*3.1415" office:value-type="float" office:value="2.52318298888889" calcext:value-type="float">
            <text:p>2.52318298888889</text:p>
          </table:table-cell>
          <table:table-cell table:formula="of:=SIN([.E343])" office:value-type="float" office:value="0.579740086676964" calcext:value-type="float">
            <text:p>0.579740086676964</text:p>
          </table:table-cell>
          <table:table-cell table:formula="of:=SIN([.C343])" office:value-type="float" office:value="0.598632360856555" calcext:value-type="float">
            <text:p>0.59863236085655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1.9561" calcext:value-type="float">
            <text:p>141.9561</text:p>
          </table:table-cell>
          <table:table-cell office:value-type="float" office:value="2.4741" calcext:value-type="float">
            <text:p>2.4741</text:p>
          </table:table-cell>
          <table:table-cell table:formula="of:=[.C344]/3.1415*180" office:value-type="float" office:value="141.759668947955" calcext:value-type="float">
            <text:p>141.759668947955</text:p>
          </table:table-cell>
          <table:table-cell table:formula="of:=([.B344]/180)*3.1415" office:value-type="float" office:value="2.4775282675" calcext:value-type="float">
            <text:p>2.4775282675</text:p>
          </table:table-cell>
          <table:table-cell table:formula="of:=SIN([.E344])" office:value-type="float" office:value="0.616322612466609" calcext:value-type="float">
            <text:p>0.616322612466609</text:p>
          </table:table-cell>
          <table:table-cell table:formula="of:=SIN([.C344])" office:value-type="float" office:value="0.619018724653632" calcext:value-type="float">
            <text:p>0.61901872465363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0.7275" calcext:value-type="float">
            <text:p>140.7275</text:p>
          </table:table-cell>
          <table:table-cell office:value-type="float" office:value="2.4532" calcext:value-type="float">
            <text:p>2.4532</text:p>
          </table:table-cell>
          <table:table-cell table:formula="of:=[.C345]/3.1415*180" office:value-type="float" office:value="140.562151838294" calcext:value-type="float">
            <text:p>140.562151838294</text:p>
          </table:table-cell>
          <table:table-cell table:formula="of:=([.B345]/180)*3.1415" office:value-type="float" office:value="2.45608578472222" calcext:value-type="float">
            <text:p>2.45608578472222</text:p>
          </table:table-cell>
          <table:table-cell table:formula="of:=SIN([.E345])" office:value-type="float" office:value="0.63306545913308" calcext:value-type="float">
            <text:p>0.63306545913308</text:p>
          </table:table-cell>
          <table:table-cell table:formula="of:=SIN([.C345])" office:value-type="float" office:value="0.635296700975551" calcext:value-type="float">
            <text:p>0.63529670097555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39.3653" calcext:value-type="float">
            <text:p>139.3653</text:p>
          </table:table-cell>
          <table:table-cell office:value-type="float" office:value="2.4319" calcext:value-type="float">
            <text:p>2.4319</text:p>
          </table:table-cell>
          <table:table-cell table:formula="of:=[.C346]/3.1415*180" office:value-type="float" office:value="139.341715740888" calcext:value-type="float">
            <text:p>139.341715740888</text:p>
          </table:table-cell>
          <table:table-cell table:formula="of:=([.B346]/180)*3.1415" office:value-type="float" office:value="2.43231161083333" calcext:value-type="float">
            <text:p>2.43231161083333</text:p>
          </table:table-cell>
          <table:table-cell table:formula="of:=SIN([.E346])" office:value-type="float" office:value="0.651288372838266" calcext:value-type="float">
            <text:p>0.651288372838266</text:p>
          </table:table-cell>
          <table:table-cell table:formula="of:=SIN([.C346])" office:value-type="float" office:value="0.651600660438282" calcext:value-type="float">
            <text:p>0.65160066043828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39.2467" calcext:value-type="float">
            <text:p>139.2467</text:p>
          </table:table-cell>
          <table:table-cell office:value-type="float" office:value="2.413" calcext:value-type="float">
            <text:p>2.413</text:p>
          </table:table-cell>
          <table:table-cell table:formula="of:=[.C347]/3.1415*180" office:value-type="float" office:value="138.258793569951" calcext:value-type="float">
            <text:p>138.258793569951</text:p>
          </table:table-cell>
          <table:table-cell table:formula="of:=([.B347]/180)*3.1415" office:value-type="float" office:value="2.43024171138889" calcext:value-type="float">
            <text:p>2.43024171138889</text:p>
          </table:table-cell>
          <table:table-cell table:formula="of:=SIN([.E347])" office:value-type="float" office:value="0.652857678958905" calcext:value-type="float">
            <text:p>0.652857678958905</text:p>
          </table:table-cell>
          <table:table-cell table:formula="of:=SIN([.C347])" office:value-type="float" office:value="0.6658202564209" calcext:value-type="float">
            <text:p>0.665820256420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8.1516" calcext:value-type="float">
            <text:p>138.1516</text:p>
          </table:table-cell>
          <table:table-cell office:value-type="float" office:value="2.3916" calcext:value-type="float">
            <text:p>2.3916</text:p>
          </table:table-cell>
          <table:table-cell table:formula="of:=[.C348]/3.1415*180" office:value-type="float" office:value="137.032627725609" calcext:value-type="float">
            <text:p>137.032627725609</text:p>
          </table:table-cell>
          <table:table-cell table:formula="of:=([.B348]/180)*3.1415" office:value-type="float" office:value="2.41112917444444" calcext:value-type="float">
            <text:p>2.41112917444444</text:p>
          </table:table-cell>
          <table:table-cell table:formula="of:=SIN([.E348])" office:value-type="float" office:value="0.667214936160362" calcext:value-type="float">
            <text:p>0.667214936160362</text:p>
          </table:table-cell>
          <table:table-cell table:formula="of:=SIN([.C348])" office:value-type="float" office:value="0.681633384718366" calcext:value-type="float">
            <text:p>0.68163338471836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6.0933" calcext:value-type="float">
            <text:p>136.0933</text:p>
          </table:table-cell>
          <table:table-cell office:value-type="float" office:value="2.3767" calcext:value-type="float">
            <text:p>2.3767</text:p>
          </table:table-cell>
          <table:table-cell table:formula="of:=[.C349]/3.1415*180" office:value-type="float" office:value="136.178895432118" calcext:value-type="float">
            <text:p>136.178895432118</text:p>
          </table:table-cell>
          <table:table-cell table:formula="of:=([.B349]/180)*3.1415" office:value-type="float" office:value="2.37520612194444" calcext:value-type="float">
            <text:p>2.37520612194444</text:p>
          </table:table-cell>
          <table:table-cell table:formula="of:=SIN([.E349])" office:value-type="float" office:value="0.693536552019205" calcext:value-type="float">
            <text:p>0.693536552019205</text:p>
          </table:table-cell>
          <table:table-cell table:formula="of:=SIN([.C349])" office:value-type="float" office:value="0.692459556766954" calcext:value-type="float">
            <text:p>0.69245955676695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36.2158" calcext:value-type="float">
            <text:p>136.2158</text:p>
          </table:table-cell>
          <table:table-cell office:value-type="float" office:value="2.3737" calcext:value-type="float">
            <text:p>2.3737</text:p>
          </table:table-cell>
          <table:table-cell table:formula="of:=[.C350]/3.1415*180" office:value-type="float" office:value="136.007003024033" calcext:value-type="float">
            <text:p>136.007003024033</text:p>
          </table:table-cell>
          <table:table-cell table:formula="of:=([.B350]/180)*3.1415" office:value-type="float" office:value="2.37734408722222" calcext:value-type="float">
            <text:p>2.37734408722222</text:p>
          </table:table-cell>
          <table:table-cell table:formula="of:=SIN([.E350])" office:value-type="float" office:value="0.69199473212783" calcext:value-type="float">
            <text:p>0.69199473212783</text:p>
          </table:table-cell>
          <table:table-cell table:formula="of:=SIN([.C350])" office:value-type="float" office:value="0.694620807538654" calcext:value-type="float">
            <text:p>0.69462080753865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36.1893" calcext:value-type="float">
            <text:p>136.1893</text:p>
          </table:table-cell>
          <table:table-cell office:value-type="float" office:value="2.3778" calcext:value-type="float">
            <text:p>2.3778</text:p>
          </table:table-cell>
          <table:table-cell table:formula="of:=[.C351]/3.1415*180" office:value-type="float" office:value="136.241922648416" calcext:value-type="float">
            <text:p>136.241922648416</text:p>
          </table:table-cell>
          <table:table-cell table:formula="of:=([.B351]/180)*3.1415" office:value-type="float" office:value="2.37688158861111" calcext:value-type="float">
            <text:p>2.37688158861111</text:p>
          </table:table-cell>
          <table:table-cell table:formula="of:=SIN([.E351])" office:value-type="float" office:value="0.69232853703179" calcext:value-type="float">
            <text:p>0.69232853703179</text:p>
          </table:table-cell>
          <table:table-cell table:formula="of:=SIN([.C351])" office:value-type="float" office:value="0.691665535624902" calcext:value-type="float">
            <text:p>0.69166553562490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36.5296" calcext:value-type="float">
            <text:p>136.5296</text:p>
          </table:table-cell>
          <table:table-cell office:value-type="float" office:value="2.3867" calcext:value-type="float">
            <text:p>2.3867</text:p>
          </table:table-cell>
          <table:table-cell table:formula="of:=[.C352]/3.1415*180" office:value-type="float" office:value="136.751870125736" calcext:value-type="float">
            <text:p>136.751870125736</text:p>
          </table:table-cell>
          <table:table-cell table:formula="of:=([.B352]/180)*3.1415" office:value-type="float" office:value="2.38282076888889" calcext:value-type="float">
            <text:p>2.38282076888889</text:p>
          </table:table-cell>
          <table:table-cell table:formula="of:=SIN([.E352])" office:value-type="float" office:value="0.688030743601457" calcext:value-type="float">
            <text:p>0.688030743601457</text:p>
          </table:table-cell>
          <table:table-cell table:formula="of:=SIN([.C352])" office:value-type="float" office:value="0.685210487373412" calcext:value-type="float">
            <text:p>0.68521048737341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36.3713" calcext:value-type="float">
            <text:p>136.3713</text:p>
          </table:table-cell>
          <table:table-cell office:value-type="float" office:value="2.3823" calcext:value-type="float">
            <text:p>2.3823</text:p>
          </table:table-cell>
          <table:table-cell table:formula="of:=[.C353]/3.1415*180" office:value-type="float" office:value="136.499761260544" calcext:value-type="float">
            <text:p>136.499761260544</text:p>
          </table:table-cell>
          <table:table-cell table:formula="of:=([.B353]/180)*3.1415" office:value-type="float" office:value="2.38005799416667" calcext:value-type="float">
            <text:p>2.38005799416667</text:p>
          </table:table-cell>
          <table:table-cell table:formula="of:=SIN([.E353])" office:value-type="float" office:value="0.690033009821327" calcext:value-type="float">
            <text:p>0.690033009821327</text:p>
          </table:table-cell>
          <table:table-cell table:formula="of:=SIN([.C353])" office:value-type="float" office:value="0.688408562656013" calcext:value-type="float">
            <text:p>0.68840856265601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36.758" calcext:value-type="float">
            <text:p>136.758</text:p>
          </table:table-cell>
          <table:table-cell office:value-type="float" office:value="2.3898" calcext:value-type="float">
            <text:p>2.3898</text:p>
          </table:table-cell>
          <table:table-cell table:formula="of:=[.C354]/3.1415*180" office:value-type="float" office:value="136.929492280758" calcext:value-type="float">
            <text:p>136.929492280758</text:p>
          </table:table-cell>
          <table:table-cell table:formula="of:=([.B354]/180)*3.1415" office:value-type="float" office:value="2.38680698333333" calcext:value-type="float">
            <text:p>2.38680698333333</text:p>
          </table:table-cell>
          <table:table-cell table:formula="of:=SIN([.E354])" office:value-type="float" office:value="0.685132562665437" calcext:value-type="float">
            <text:p>0.685132562665437</text:p>
          </table:table-cell>
          <table:table-cell table:formula="of:=SIN([.C354])" office:value-type="float" office:value="0.682949328738988" calcext:value-type="float">
            <text:p>0.68294932873898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37.1371" calcext:value-type="float">
            <text:p>137.1371</text:p>
          </table:table-cell>
          <table:table-cell office:value-type="float" office:value="2.3903" calcext:value-type="float">
            <text:p>2.3903</text:p>
          </table:table-cell>
          <table:table-cell table:formula="of:=[.C355]/3.1415*180" office:value-type="float" office:value="136.958141015438" calcext:value-type="float">
            <text:p>136.958141015438</text:p>
          </table:table-cell>
          <table:table-cell table:formula="of:=([.B355]/180)*3.1415" office:value-type="float" office:value="2.39342333138889" calcext:value-type="float">
            <text:p>2.39342333138889</text:p>
          </table:table-cell>
          <table:table-cell table:formula="of:=SIN([.E355])" office:value-type="float" office:value="0.680298131988084" calcext:value-type="float">
            <text:p>0.680298131988084</text:p>
          </table:table-cell>
          <table:table-cell table:formula="of:=SIN([.C355])" office:value-type="float" office:value="0.682584010509703" calcext:value-type="float">
            <text:p>0.68258401050970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37.0147" calcext:value-type="float">
            <text:p>137.0147</text:p>
          </table:table-cell>
          <table:table-cell office:value-type="float" office:value="2.3822" calcext:value-type="float">
            <text:p>2.3822</text:p>
          </table:table-cell>
          <table:table-cell table:formula="of:=[.C356]/3.1415*180" office:value-type="float" office:value="136.494031513608" calcext:value-type="float">
            <text:p>136.494031513608</text:p>
          </table:table-cell>
          <table:table-cell table:formula="of:=([.B356]/180)*3.1415" office:value-type="float" office:value="2.39128711138889" calcext:value-type="float">
            <text:p>2.39128711138889</text:p>
          </table:table-cell>
          <table:table-cell table:formula="of:=SIN([.E356])" office:value-type="float" office:value="0.681862290029682" calcext:value-type="float">
            <text:p>0.681862290029682</text:p>
          </table:table-cell>
          <table:table-cell table:formula="of:=SIN([.C356])" office:value-type="float" office:value="0.688481091527397" calcext:value-type="float">
            <text:p>0.68848109152739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36.4551" calcext:value-type="float">
            <text:p>136.4551</text:p>
          </table:table-cell>
          <table:table-cell office:value-type="float" office:value="2.3685" calcext:value-type="float">
            <text:p>2.3685</text:p>
          </table:table-cell>
          <table:table-cell table:formula="of:=[.C357]/3.1415*180" office:value-type="float" office:value="135.709056183352" calcext:value-type="float">
            <text:p>135.709056183352</text:p>
          </table:table-cell>
          <table:table-cell table:formula="of:=([.B357]/180)*3.1415" office:value-type="float" office:value="2.38152053694444" calcext:value-type="float">
            <text:p>2.38152053694444</text:p>
          </table:table-cell>
          <table:table-cell table:formula="of:=SIN([.E357])" office:value-type="float" office:value="0.688973716060554" calcext:value-type="float">
            <text:p>0.688973716060554</text:p>
          </table:table-cell>
          <table:table-cell table:formula="of:=SIN([.C357])" office:value-type="float" office:value="0.698352155005359" calcext:value-type="float">
            <text:p>0.69835215500535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35.0486" calcext:value-type="float">
            <text:p>135.0486</text:p>
          </table:table-cell>
          <table:table-cell office:value-type="float" office:value="2.3579" calcext:value-type="float">
            <text:p>2.3579</text:p>
          </table:table-cell>
          <table:table-cell table:formula="of:=[.C358]/3.1415*180" office:value-type="float" office:value="135.101703008117" calcext:value-type="float">
            <text:p>135.101703008117</text:p>
          </table:table-cell>
          <table:table-cell table:formula="of:=([.B358]/180)*3.1415" office:value-type="float" office:value="2.356973205" calcext:value-type="float">
            <text:p>2.356973205</text:p>
          </table:table-cell>
          <table:table-cell table:formula="of:=SIN([.E358])" office:value-type="float" office:value="0.706555932327478" calcext:value-type="float">
            <text:p>0.706555932327478</text:p>
          </table:table-cell>
          <table:table-cell table:formula="of:=SIN([.C358])" office:value-type="float" office:value="0.705899775817804" calcext:value-type="float">
            <text:p>0.70589977581780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35.0363" calcext:value-type="float">
            <text:p>135.0363</text:p>
          </table:table-cell>
          <table:table-cell office:value-type="float" office:value="2.3389" calcext:value-type="float">
            <text:p>2.3389</text:p>
          </table:table-cell>
          <table:table-cell table:formula="of:=[.C359]/3.1415*180" office:value-type="float" office:value="134.013051090244" calcext:value-type="float">
            <text:p>134.013051090244</text:p>
          </table:table-cell>
          <table:table-cell table:formula="of:=([.B359]/180)*3.1415" office:value-type="float" office:value="2.35675853583333" calcext:value-type="float">
            <text:p>2.35675853583333</text:p>
          </table:table-cell>
          <table:table-cell table:formula="of:=SIN([.E359])" office:value-type="float" office:value="0.706707828227935" calcext:value-type="float">
            <text:p>0.706707828227935</text:p>
          </table:table-cell>
          <table:table-cell table:formula="of:=SIN([.C359])" office:value-type="float" office:value="0.71922947790278" calcext:value-type="float">
            <text:p>0.7192294779027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32.9599" calcext:value-type="float">
            <text:p>132.9599</text:p>
          </table:table-cell>
          <table:table-cell office:value-type="float" office:value="2.323" calcext:value-type="float">
            <text:p>2.323</text:p>
          </table:table-cell>
          <table:table-cell table:formula="of:=[.C360]/3.1415*180" office:value-type="float" office:value="133.102021327391" calcext:value-type="float">
            <text:p>133.102021327391</text:p>
          </table:table-cell>
          <table:table-cell table:formula="of:=([.B360]/180)*3.1415" office:value-type="float" office:value="2.32051958805556" calcext:value-type="float">
            <text:p>2.32051958805556</text:p>
          </table:table-cell>
          <table:table-cell table:formula="of:=SIN([.E360])" office:value-type="float" office:value="0.731877476704597" calcext:value-type="float">
            <text:p>0.731877476704597</text:p>
          </table:table-cell>
          <table:table-cell table:formula="of:=SIN([.C360])" office:value-type="float" office:value="0.730184984414453" calcext:value-type="float">
            <text:p>0.7301849844144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3.2309" calcext:value-type="float">
            <text:p>133.2309</text:p>
          </table:table-cell>
          <table:table-cell office:value-type="float" office:value="2.3085" calcext:value-type="float">
            <text:p>2.3085</text:p>
          </table:table-cell>
          <table:table-cell table:formula="of:=[.C361]/3.1415*180" office:value-type="float" office:value="132.271208021646" calcext:value-type="float">
            <text:p>132.271208021646</text:p>
          </table:table-cell>
          <table:table-cell table:formula="of:=([.B361]/180)*3.1415" office:value-type="float" office:value="2.32524929083333" calcext:value-type="float">
            <text:p>2.32524929083333</text:p>
          </table:table-cell>
          <table:table-cell table:formula="of:=SIN([.E361])" office:value-type="float" office:value="0.728646311742774" calcext:value-type="float">
            <text:p>0.728646311742774</text:p>
          </table:table-cell>
          <table:table-cell table:formula="of:=SIN([.C361])" office:value-type="float" office:value="0.740014995753125" calcext:value-type="float">
            <text:p>0.7400149957531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32.0395" calcext:value-type="float">
            <text:p>132.0395</text:p>
          </table:table-cell>
          <table:table-cell office:value-type="float" office:value="2.2817" calcext:value-type="float">
            <text:p>2.2817</text:p>
          </table:table-cell>
          <table:table-cell table:formula="of:=[.C362]/3.1415*180" office:value-type="float" office:value="130.73563584275" calcext:value-type="float">
            <text:p>130.73563584275</text:p>
          </table:table-cell>
          <table:table-cell table:formula="of:=([.B362]/180)*3.1415" office:value-type="float" office:value="2.30445605138889" calcext:value-type="float">
            <text:p>2.30445605138889</text:p>
          </table:table-cell>
          <table:table-cell table:formula="of:=SIN([.E362])" office:value-type="float" office:value="0.742728858316184" calcext:value-type="float">
            <text:p>0.742728858316184</text:p>
          </table:table-cell>
          <table:table-cell table:formula="of:=SIN([.C362])" office:value-type="float" office:value="0.757772521708914" calcext:value-type="float">
            <text:p>0.75777252170891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30.4245" calcext:value-type="float">
            <text:p>130.4245</text:p>
          </table:table-cell>
          <table:table-cell office:value-type="float" office:value="2.2506" calcext:value-type="float">
            <text:p>2.2506</text:p>
          </table:table-cell>
          <table:table-cell table:formula="of:=[.C363]/3.1415*180" office:value-type="float" office:value="128.953684545599" calcext:value-type="float">
            <text:p>128.953684545599</text:p>
          </table:table-cell>
          <table:table-cell table:formula="of:=([.B363]/180)*3.1415" office:value-type="float" office:value="2.27626981527778" calcext:value-type="float">
            <text:p>2.27626981527778</text:p>
          </table:table-cell>
          <table:table-cell table:formula="of:=SIN([.E363])" office:value-type="float" office:value="0.761304629845367" calcext:value-type="float">
            <text:p>0.761304629845367</text:p>
          </table:table-cell>
          <table:table-cell table:formula="of:=SIN([.C363])" office:value-type="float" office:value="0.777696152683731" calcext:value-type="float">
            <text:p>0.77769615268373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28.527" calcext:value-type="float">
            <text:p>128.527</text:p>
          </table:table-cell>
          <table:table-cell office:value-type="float" office:value="2.2277" calcext:value-type="float">
            <text:p>2.2277</text:p>
          </table:table-cell>
          <table:table-cell table:formula="of:=[.C364]/3.1415*180" office:value-type="float" office:value="127.641572497215" calcext:value-type="float">
            <text:p>127.641572497215</text:p>
          </table:table-cell>
          <table:table-cell table:formula="of:=([.B364]/180)*3.1415" office:value-type="float" office:value="2.24315316944444" calcext:value-type="float">
            <text:p>2.24315316944444</text:p>
          </table:table-cell>
          <table:table-cell table:formula="of:=SIN([.E364])" office:value-type="float" office:value="0.78235592402783" calcext:value-type="float">
            <text:p>0.78235592402783</text:p>
          </table:table-cell>
          <table:table-cell table:formula="of:=SIN([.C364])" office:value-type="float" office:value="0.79188685168173" calcext:value-type="float">
            <text:p>0.7918868516817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7.5535" calcext:value-type="float">
            <text:p>127.5535</text:p>
          </table:table-cell>
          <table:table-cell office:value-type="float" office:value="2.2163" calcext:value-type="float">
            <text:p>2.2163</text:p>
          </table:table-cell>
          <table:table-cell table:formula="of:=[.C365]/3.1415*180" office:value-type="float" office:value="126.988381346491" calcext:value-type="float">
            <text:p>126.988381346491</text:p>
          </table:table-cell>
          <table:table-cell table:formula="of:=([.B365]/180)*3.1415" office:value-type="float" office:value="2.22616289027778" calcext:value-type="float">
            <text:p>2.22616289027778</text:p>
          </table:table-cell>
          <table:table-cell table:formula="of:=SIN([.E365])" office:value-type="float" office:value="0.792824579292353" calcext:value-type="float">
            <text:p>0.792824579292353</text:p>
          </table:table-cell>
          <table:table-cell table:formula="of:=SIN([.C365])" office:value-type="float" office:value="0.798796858050836" calcext:value-type="float">
            <text:p>0.79879685805083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6.8003" calcext:value-type="float">
            <text:p>126.8003</text:p>
          </table:table-cell>
          <table:table-cell office:value-type="float" office:value="2.1859" calcext:value-type="float">
            <text:p>2.1859</text:p>
          </table:table-cell>
          <table:table-cell table:formula="of:=[.C366]/3.1415*180" office:value-type="float" office:value="125.246538277893" calcext:value-type="float">
            <text:p>125.246538277893</text:p>
          </table:table-cell>
          <table:table-cell table:formula="of:=([.B366]/180)*3.1415" office:value-type="float" office:value="2.21301745805556" calcext:value-type="float">
            <text:p>2.21301745805556</text:p>
          </table:table-cell>
          <table:table-cell table:formula="of:=SIN([.E366])" office:value-type="float" office:value="0.800767330972967" calcext:value-type="float">
            <text:p>0.800767330972967</text:p>
          </table:table-cell>
          <table:table-cell table:formula="of:=SIN([.C366])" office:value-type="float" office:value="0.816713627372318" calcext:value-type="float">
            <text:p>0.8167136273723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4.9479" calcext:value-type="float">
            <text:p>124.9479</text:p>
          </table:table-cell>
          <table:table-cell office:value-type="float" office:value="2.1555" calcext:value-type="float">
            <text:p>2.1555</text:p>
          </table:table-cell>
          <table:table-cell table:formula="of:=[.C367]/3.1415*180" office:value-type="float" office:value="123.504695209295" calcext:value-type="float">
            <text:p>123.504695209295</text:p>
          </table:table-cell>
          <table:table-cell table:formula="of:=([.B367]/180)*3.1415" office:value-type="float" office:value="2.1806879325" calcext:value-type="float">
            <text:p>2.1806879325</text:p>
          </table:table-cell>
          <table:table-cell table:formula="of:=SIN([.E367])" office:value-type="float" office:value="0.81971010859461" calcext:value-type="float">
            <text:p>0.81971010859461</text:p>
          </table:table-cell>
          <table:table-cell table:formula="of:=SIN([.C367])" office:value-type="float" office:value="0.833875680753803" calcext:value-type="float">
            <text:p>0.83387568075380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21.7463" calcext:value-type="float">
            <text:p>121.7463</text:p>
          </table:table-cell>
          <table:table-cell office:value-type="float" office:value="2.121" calcext:value-type="float">
            <text:p>2.121</text:p>
          </table:table-cell>
          <table:table-cell table:formula="of:=[.C368]/3.1415*180" office:value-type="float" office:value="121.527932516314" calcext:value-type="float">
            <text:p>121.527932516314</text:p>
          </table:table-cell>
          <table:table-cell table:formula="of:=([.B368]/180)*3.1415" office:value-type="float" office:value="2.12481111916667" calcext:value-type="float">
            <text:p>2.12481111916667</text:p>
          </table:table-cell>
          <table:table-cell table:formula="of:=SIN([.E368])" office:value-type="float" office:value="0.850419176273724" calcext:value-type="float">
            <text:p>0.850419176273724</text:p>
          </table:table-cell>
          <table:table-cell table:formula="of:=SIN([.C368])" office:value-type="float" office:value="0.852418046994518" calcext:value-type="float">
            <text:p>0.8524180469945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21.2177" calcext:value-type="float">
            <text:p>121.2177</text:p>
          </table:table-cell>
          <table:table-cell office:value-type="float" office:value="2.0925" calcext:value-type="float">
            <text:p>2.0925</text:p>
          </table:table-cell>
          <table:table-cell table:formula="of:=[.C369]/3.1415*180" office:value-type="float" office:value="119.894954639503" calcext:value-type="float">
            <text:p>119.894954639503</text:p>
          </table:table-cell>
          <table:table-cell table:formula="of:=([.B369]/180)*3.1415" office:value-type="float" office:value="2.11558558083333" calcext:value-type="float">
            <text:p>2.11558558083333</text:p>
          </table:table-cell>
          <table:table-cell table:formula="of:=SIN([.E369])" office:value-type="float" office:value="0.855236526308945" calcext:value-type="float">
            <text:p>0.855236526308945</text:p>
          </table:table-cell>
          <table:table-cell table:formula="of:=SIN([.C369])" office:value-type="float" office:value="0.866971399286846" calcext:value-type="float">
            <text:p>0.86697139928684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9.8769" calcext:value-type="float">
            <text:p>119.8769</text:p>
          </table:table-cell>
          <table:table-cell office:value-type="float" office:value="2.0755" calcext:value-type="float">
            <text:p>2.0755</text:p>
          </table:table-cell>
          <table:table-cell table:formula="of:=[.C370]/3.1415*180" office:value-type="float" office:value="118.920897660353" calcext:value-type="float">
            <text:p>118.920897660353</text:p>
          </table:table-cell>
          <table:table-cell table:formula="of:=([.B370]/180)*3.1415" office:value-type="float" office:value="2.09218489638889" calcext:value-type="float">
            <text:p>2.09218489638889</text:p>
          </table:table-cell>
          <table:table-cell table:formula="of:=SIN([.E370])" office:value-type="float" office:value="0.867128390616083" calcext:value-type="float">
            <text:p>0.867128390616083</text:p>
          </table:table-cell>
          <table:table-cell table:formula="of:=SIN([.C370])" office:value-type="float" office:value="0.875317801107895" calcext:value-type="float">
            <text:p>0.87531780110789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8.8452" calcext:value-type="float">
            <text:p>118.8452</text:p>
          </table:table-cell>
          <table:table-cell office:value-type="float" office:value="2.0652" calcext:value-type="float">
            <text:p>2.0652</text:p>
          </table:table-cell>
          <table:table-cell table:formula="of:=[.C371]/3.1415*180" office:value-type="float" office:value="118.330733725927" calcext:value-type="float">
            <text:p>118.330733725927</text:p>
          </table:table-cell>
          <table:table-cell table:formula="of:=([.B371]/180)*3.1415" office:value-type="float" office:value="2.07417886555556" calcext:value-type="float">
            <text:p>2.07417886555556</text:p>
          </table:table-cell>
          <table:table-cell table:formula="of:=SIN([.E371])" office:value-type="float" office:value="0.875955869059914" calcext:value-type="float">
            <text:p>0.875955869059914</text:p>
          </table:table-cell>
          <table:table-cell table:formula="of:=SIN([.C371])" office:value-type="float" office:value="0.880251827460576" calcext:value-type="float">
            <text:p>0.88025182746057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8.3994" calcext:value-type="float">
            <text:p>118.3994</text:p>
          </table:table-cell>
          <table:table-cell office:value-type="float" office:value="2.0553" calcext:value-type="float">
            <text:p>2.0553</text:p>
          </table:table-cell>
          <table:table-cell table:formula="of:=[.C372]/3.1415*180" office:value-type="float" office:value="117.763488779246" calcext:value-type="float">
            <text:p>117.763488779246</text:p>
          </table:table-cell>
          <table:table-cell table:formula="of:=([.B372]/180)*3.1415" office:value-type="float" office:value="2.06639841722222" calcext:value-type="float">
            <text:p>2.06639841722222</text:p>
          </table:table-cell>
          <table:table-cell table:formula="of:=SIN([.E372])" office:value-type="float" office:value="0.879682538343586" calcext:value-type="float">
            <text:p>0.879682538343586</text:p>
          </table:table-cell>
          <table:table-cell table:formula="of:=SIN([.C372])" office:value-type="float" office:value="0.884906231834289" calcext:value-type="float">
            <text:p>0.88490623183428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7.7534" calcext:value-type="float">
            <text:p>117.7534</text:p>
          </table:table-cell>
          <table:table-cell office:value-type="float" office:value="2.0408" calcext:value-type="float">
            <text:p>2.0408</text:p>
          </table:table-cell>
          <table:table-cell table:formula="of:=[.C373]/3.1415*180" office:value-type="float" office:value="116.9326754735" calcext:value-type="float">
            <text:p>116.9326754735</text:p>
          </table:table-cell>
          <table:table-cell table:formula="of:=([.B373]/180)*3.1415" office:value-type="float" office:value="2.05512392277778" calcext:value-type="float">
            <text:p>2.05512392277778</text:p>
          </table:table-cell>
          <table:table-cell table:formula="of:=SIN([.E373])" office:value-type="float" office:value="0.884988229465834" calcext:value-type="float">
            <text:p>0.884988229465834</text:p>
          </table:table-cell>
          <table:table-cell table:formula="of:=SIN([.C373])" office:value-type="float" office:value="0.891566624645099" calcext:value-type="float">
            <text:p>0.89156662464509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6.9951" calcext:value-type="float">
            <text:p>116.9951</text:p>
          </table:table-cell>
          <table:table-cell office:value-type="float" office:value="2.0285" calcext:value-type="float">
            <text:p>2.0285</text:p>
          </table:table-cell>
          <table:table-cell table:formula="of:=[.C374]/3.1415*180" office:value-type="float" office:value="116.22791660035" calcext:value-type="float">
            <text:p>116.22791660035</text:p>
          </table:table-cell>
          <table:table-cell table:formula="of:=([.B374]/180)*3.1415" office:value-type="float" office:value="2.04188948138889" calcext:value-type="float">
            <text:p>2.04188948138889</text:p>
          </table:table-cell>
          <table:table-cell table:formula="of:=SIN([.E374])" office:value-type="float" office:value="0.891072680864323" calcext:value-type="float">
            <text:p>0.891072680864323</text:p>
          </table:table-cell>
          <table:table-cell table:formula="of:=SIN([.C374])" office:value-type="float" office:value="0.897069584069469" calcext:value-type="float">
            <text:p>0.89706958406946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6.0089" calcext:value-type="float">
            <text:p>116.0089</text:p>
          </table:table-cell>
          <table:table-cell office:value-type="float" office:value="2.0036" calcext:value-type="float">
            <text:p>2.0036</text:p>
          </table:table-cell>
          <table:table-cell table:formula="of:=[.C375]/3.1415*180" office:value-type="float" office:value="114.801209613242" calcext:value-type="float">
            <text:p>114.801209613242</text:p>
          </table:table-cell>
          <table:table-cell table:formula="of:=([.B375]/180)*3.1415" office:value-type="float" office:value="2.02467755194444" calcext:value-type="float">
            <text:p>2.02467755194444</text:p>
          </table:table-cell>
          <table:table-cell table:formula="of:=SIN([.E375])" office:value-type="float" office:value="0.898752125303036" calcext:value-type="float">
            <text:p>0.898752125303036</text:p>
          </table:table-cell>
          <table:table-cell table:formula="of:=SIN([.C375])" office:value-type="float" office:value="0.907793409209105" calcext:value-type="float">
            <text:p>0.90779340920910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4.9006" calcext:value-type="float">
            <text:p>114.9006</text:p>
          </table:table-cell>
          <table:table-cell office:value-type="float" office:value="2.0061" calcext:value-type="float">
            <text:p>2.0061</text:p>
          </table:table-cell>
          <table:table-cell table:formula="of:=[.C376]/3.1415*180" office:value-type="float" office:value="114.944453286647" calcext:value-type="float">
            <text:p>114.944453286647</text:p>
          </table:table-cell>
          <table:table-cell table:formula="of:=([.B376]/180)*3.1415" office:value-type="float" office:value="2.00533463833333" calcext:value-type="float">
            <text:p>2.00533463833333</text:p>
          </table:table-cell>
          <table:table-cell table:formula="of:=SIN([.E376])" office:value-type="float" office:value="0.907064505959818" calcext:value-type="float">
            <text:p>0.907064505959818</text:p>
          </table:table-cell>
          <table:table-cell table:formula="of:=SIN([.C376])" office:value-type="float" office:value="0.906742029439451" calcext:value-type="float">
            <text:p>0.90674202943945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5.5763" calcext:value-type="float">
            <text:p>115.5763</text:p>
          </table:table-cell>
          <table:table-cell office:value-type="float" office:value="2.0192" calcext:value-type="float">
            <text:p>2.0192</text:p>
          </table:table-cell>
          <table:table-cell table:formula="of:=[.C377]/3.1415*180" office:value-type="float" office:value="115.695050135286" calcext:value-type="float">
            <text:p>115.695050135286</text:p>
          </table:table-cell>
          <table:table-cell table:formula="of:=([.B377]/180)*3.1415" office:value-type="float" office:value="2.01712748027778" calcext:value-type="float">
            <text:p>2.01712748027778</text:p>
          </table:table-cell>
          <table:table-cell table:formula="of:=SIN([.E377])" office:value-type="float" office:value="0.902036860359551" calcext:value-type="float">
            <text:p>0.902036860359551</text:p>
          </table:table-cell>
          <table:table-cell table:formula="of:=SIN([.C377])" office:value-type="float" office:value="0.90114030190866" calcext:value-type="float">
            <text:p>0.9011403019086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6.1919" calcext:value-type="float">
            <text:p>116.1919</text:p>
          </table:table-cell>
          <table:table-cell office:value-type="float" office:value="2.0318" calcext:value-type="float">
            <text:p>2.0318</text:p>
          </table:table-cell>
          <table:table-cell table:formula="of:=[.C378]/3.1415*180" office:value-type="float" office:value="116.416998249244" calcext:value-type="float">
            <text:p>116.416998249244</text:p>
          </table:table-cell>
          <table:table-cell table:formula="of:=([.B378]/180)*3.1415" office:value-type="float" office:value="2.02787141027778" calcext:value-type="float">
            <text:p>2.02787141027778</text:p>
          </table:table-cell>
          <table:table-cell table:formula="of:=SIN([.E378])" office:value-type="float" office:value="0.897347173901803" calcext:value-type="float">
            <text:p>0.897347173901803</text:p>
          </table:table-cell>
          <table:table-cell table:formula="of:=SIN([.C378])" office:value-type="float" office:value="0.895606467457277" calcext:value-type="float">
            <text:p>0.8956064674572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7.1018" calcext:value-type="float">
            <text:p>117.1018</text:p>
          </table:table-cell>
          <table:table-cell office:value-type="float" office:value="2.0464" calcext:value-type="float">
            <text:p>2.0464</text:p>
          </table:table-cell>
          <table:table-cell table:formula="of:=[.C379]/3.1415*180" office:value-type="float" office:value="117.253541301926" calcext:value-type="float">
            <text:p>117.253541301926</text:p>
          </table:table-cell>
          <table:table-cell table:formula="of:=([.B379]/180)*3.1415" office:value-type="float" office:value="2.04375169277778" calcext:value-type="float">
            <text:p>2.04375169277778</text:p>
          </table:table-cell>
          <table:table-cell table:formula="of:=SIN([.E379])" office:value-type="float" office:value="0.890225951862047" calcext:value-type="float">
            <text:p>0.890225951862047</text:p>
          </table:table-cell>
          <table:table-cell table:formula="of:=SIN([.C379])" office:value-type="float" office:value="0.889016476635094" calcext:value-type="float">
            <text:p>0.88901647663509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7.6106" calcext:value-type="float">
            <text:p>117.6106</text:p>
          </table:table-cell>
          <table:table-cell office:value-type="float" office:value="2.0494" calcext:value-type="float">
            <text:p>2.0494</text:p>
          </table:table-cell>
          <table:table-cell table:formula="of:=[.C380]/3.1415*180" office:value-type="float" office:value="117.425433710011" calcext:value-type="float">
            <text:p>117.425433710011</text:p>
          </table:table-cell>
          <table:table-cell table:formula="of:=([.B380]/180)*3.1415" office:value-type="float" office:value="2.05263166611111" calcext:value-type="float">
            <text:p>2.05263166611111</text:p>
          </table:table-cell>
          <table:table-cell table:formula="of:=SIN([.E380])" office:value-type="float" office:value="0.886145907871158" calcext:value-type="float">
            <text:p>0.886145907871158</text:p>
          </table:table-cell>
          <table:table-cell table:formula="of:=SIN([.C380])" office:value-type="float" office:value="0.887638852506381" calcext:value-type="float">
            <text:p>0.88763885250638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6.9333" calcext:value-type="float">
            <text:p>116.9333</text:p>
          </table:table-cell>
          <table:table-cell office:value-type="float" office:value="2.0474" calcext:value-type="float">
            <text:p>2.0474</text:p>
          </table:table-cell>
          <table:table-cell table:formula="of:=[.C381]/3.1415*180" office:value-type="float" office:value="117.310838771288" calcext:value-type="float">
            <text:p>117.310838771288</text:p>
          </table:table-cell>
          <table:table-cell table:formula="of:=([.B381]/180)*3.1415" office:value-type="float" office:value="2.04081089972222" calcext:value-type="float">
            <text:p>2.04081089972222</text:p>
          </table:table-cell>
          <table:table-cell table:formula="of:=SIN([.E381])" office:value-type="float" office:value="0.891561688221734" calcext:value-type="float">
            <text:p>0.891561688221734</text:p>
          </table:table-cell>
          <table:table-cell table:formula="of:=SIN([.C381])" office:value-type="float" office:value="0.888558156997203" calcext:value-type="float">
            <text:p>0.88855815699720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7.5698" calcext:value-type="float">
            <text:p>117.5698</text:p>
          </table:table-cell>
          <table:table-cell office:value-type="float" office:value="2.0436" calcext:value-type="float">
            <text:p>2.0436</text:p>
          </table:table-cell>
          <table:table-cell table:formula="of:=[.C382]/3.1415*180" office:value-type="float" office:value="117.093108387713" calcext:value-type="float">
            <text:p>117.093108387713</text:p>
          </table:table-cell>
          <table:table-cell table:formula="of:=([.B382]/180)*3.1415" office:value-type="float" office:value="2.05191959277778" calcext:value-type="float">
            <text:p>2.05191959277778</text:p>
          </table:table-cell>
          <table:table-cell table:formula="of:=SIN([.E382])" office:value-type="float" office:value="0.886475662476445" calcext:value-type="float">
            <text:p>0.886475662476445</text:p>
          </table:table-cell>
          <table:table-cell table:formula="of:=SIN([.C382])" office:value-type="float" office:value="0.890295040594376" calcext:value-type="float">
            <text:p>0.89029504059437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16.8116" calcext:value-type="float">
            <text:p>116.8116</text:p>
          </table:table-cell>
          <table:table-cell office:value-type="float" office:value="2.0447" calcext:value-type="float">
            <text:p>2.0447</text:p>
          </table:table-cell>
          <table:table-cell table:formula="of:=[.C383]/3.1415*180" office:value-type="float" office:value="117.156135604011" calcext:value-type="float">
            <text:p>117.156135604011</text:p>
          </table:table-cell>
          <table:table-cell table:formula="of:=([.B383]/180)*3.1415" office:value-type="float" office:value="2.03868689666667" calcext:value-type="float">
            <text:p>2.03868689666667</text:p>
          </table:table-cell>
          <table:table-cell table:formula="of:=SIN([.E383])" office:value-type="float" office:value="0.892521635858931" calcext:value-type="float">
            <text:p>0.892521635858931</text:p>
          </table:table-cell>
          <table:table-cell table:formula="of:=SIN([.C383])" office:value-type="float" office:value="0.889793579481874" calcext:value-type="float">
            <text:p>0.88979357948187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17.1145" calcext:value-type="float">
            <text:p>117.1145</text:p>
          </table:table-cell>
          <table:table-cell office:value-type="float" office:value="2.0553" calcext:value-type="float">
            <text:p>2.0553</text:p>
          </table:table-cell>
          <table:table-cell table:formula="of:=[.C384]/3.1415*180" office:value-type="float" office:value="117.763488779246" calcext:value-type="float">
            <text:p>117.763488779246</text:p>
          </table:table-cell>
          <table:table-cell table:formula="of:=([.B384]/180)*3.1415" office:value-type="float" office:value="2.04397334305556" calcext:value-type="float">
            <text:p>2.04397334305556</text:p>
          </table:table-cell>
          <table:table-cell table:formula="of:=SIN([.E384])" office:value-type="float" office:value="0.890124964034596" calcext:value-type="float">
            <text:p>0.890124964034596</text:p>
          </table:table-cell>
          <table:table-cell table:formula="of:=SIN([.C384])" office:value-type="float" office:value="0.884906231834289" calcext:value-type="float">
            <text:p>0.88490623183428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18.3423" calcext:value-type="float">
            <text:p>118.3423</text:p>
          </table:table-cell>
          <table:table-cell office:value-type="float" office:value="2.0629" calcext:value-type="float">
            <text:p>2.0629</text:p>
          </table:table-cell>
          <table:table-cell table:formula="of:=[.C385]/3.1415*180" office:value-type="float" office:value="118.198949546395" calcext:value-type="float">
            <text:p>118.198949546395</text:p>
          </table:table-cell>
          <table:table-cell table:formula="of:=([.B385]/180)*3.1415" office:value-type="float" office:value="2.06540186361111" calcext:value-type="float">
            <text:p>2.06540186361111</text:p>
          </table:table-cell>
          <table:table-cell table:formula="of:=SIN([.E385])" office:value-type="float" office:value="0.88015602386681" calcext:value-type="float">
            <text:p>0.88015602386681</text:p>
          </table:table-cell>
          <table:table-cell table:formula="of:=SIN([.C385])" office:value-type="float" office:value="0.881340863914513" calcext:value-type="float">
            <text:p>0.88134086391451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17.8785" calcext:value-type="float">
            <text:p>117.8785</text:p>
          </table:table-cell>
          <table:table-cell office:value-type="float" office:value="2.0691" calcext:value-type="float">
            <text:p>2.0691</text:p>
          </table:table-cell>
          <table:table-cell table:formula="of:=[.C386]/3.1415*180" office:value-type="float" office:value="118.554193856438" calcext:value-type="float">
            <text:p>118.554193856438</text:p>
          </table:table-cell>
          <table:table-cell table:formula="of:=([.B386]/180)*3.1415" office:value-type="float" office:value="2.05730726527778" calcext:value-type="float">
            <text:p>2.05730726527778</text:p>
          </table:table-cell>
          <table:table-cell table:formula="of:=SIN([.E386])" office:value-type="float" office:value="0.883969527397663" calcext:value-type="float">
            <text:p>0.883969527397663</text:p>
          </table:table-cell>
          <table:table-cell table:formula="of:=SIN([.C386])" office:value-type="float" office:value="0.878394561255234" calcext:value-type="float">
            <text:p>0.87839456125523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19.2375" calcext:value-type="float">
            <text:p>119.2375</text:p>
          </table:table-cell>
          <table:table-cell office:value-type="float" office:value="2.097" calcext:value-type="float">
            <text:p>2.097</text:p>
          </table:table-cell>
          <table:table-cell table:formula="of:=[.C387]/3.1415*180" office:value-type="float" office:value="120.152793251631" calcext:value-type="float">
            <text:p>120.152793251631</text:p>
          </table:table-cell>
          <table:table-cell table:formula="of:=([.B387]/180)*3.1415" office:value-type="float" office:value="2.08102559027778" calcext:value-type="float">
            <text:p>2.08102559027778</text:p>
          </table:table-cell>
          <table:table-cell table:formula="of:=SIN([.E387])" office:value-type="float" office:value="0.872632563494361" calcext:value-type="float">
            <text:p>0.872632563494361</text:p>
          </table:table-cell>
          <table:table-cell table:formula="of:=SIN([.C387])" office:value-type="float" office:value="0.86472001825163" calcext:value-type="float">
            <text:p>0.8647200182516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1.0706" calcext:value-type="float">
            <text:p>121.0706</text:p>
          </table:table-cell>
          <table:table-cell office:value-type="float" office:value="2.1285" calcext:value-type="float">
            <text:p>2.1285</text:p>
          </table:table-cell>
          <table:table-cell table:formula="of:=[.C388]/3.1415*180" office:value-type="float" office:value="121.957663536527" calcext:value-type="float">
            <text:p>121.957663536527</text:p>
          </table:table-cell>
          <table:table-cell table:formula="of:=([.B388]/180)*3.1415" office:value-type="float" office:value="2.11301827722222" calcext:value-type="float">
            <text:p>2.11301827722222</text:p>
          </table:table-cell>
          <table:table-cell table:formula="of:=SIN([.E388])" office:value-type="float" office:value="0.856564180337143" calcext:value-type="float">
            <text:p>0.856564180337143</text:p>
          </table:table-cell>
          <table:table-cell table:formula="of:=SIN([.C388])" office:value-type="float" office:value="0.8484726532042" calcext:value-type="float">
            <text:p>0.848472653204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2.8939" calcext:value-type="float">
            <text:p>122.8939</text:p>
          </table:table-cell>
          <table:table-cell office:value-type="float" office:value="2.158" calcext:value-type="float">
            <text:p>2.158</text:p>
          </table:table-cell>
          <table:table-cell table:formula="of:=[.C389]/3.1415*180" office:value-type="float" office:value="123.647938882699" calcext:value-type="float">
            <text:p>123.647938882699</text:p>
          </table:table-cell>
          <table:table-cell table:formula="of:=([.B389]/180)*3.1415" office:value-type="float" office:value="2.14483992694444" calcext:value-type="float">
            <text:p>2.14483992694444</text:p>
          </table:table-cell>
          <table:table-cell table:formula="of:=SIN([.E389])" office:value-type="float" office:value="0.839712042048989" calcext:value-type="float">
            <text:p>0.839712042048989</text:p>
          </table:table-cell>
          <table:table-cell table:formula="of:=SIN([.C389])" office:value-type="float" office:value="0.832493195563885" calcext:value-type="float">
            <text:p>0.83249319556388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23.8688" calcext:value-type="float">
            <text:p>123.8688</text:p>
          </table:table-cell>
          <table:table-cell office:value-type="float" office:value="2.1807" calcext:value-type="float">
            <text:p>2.1807</text:p>
          </table:table-cell>
          <table:table-cell table:formula="of:=[.C390]/3.1415*180" office:value-type="float" office:value="124.948591437212" calcext:value-type="float">
            <text:p>124.948591437212</text:p>
          </table:table-cell>
          <table:table-cell table:formula="of:=([.B390]/180)*3.1415" office:value-type="float" office:value="2.16185464" calcext:value-type="float">
            <text:p>2.16185464</text:p>
          </table:table-cell>
          <table:table-cell table:formula="of:=SIN([.E390])" office:value-type="float" office:value="0.830351409654835" calcext:value-type="float">
            <text:p>0.830351409654835</text:p>
          </table:table-cell>
          <table:table-cell table:formula="of:=SIN([.C390])" office:value-type="float" office:value="0.81970319652903" calcext:value-type="float">
            <text:p>0.8197031965290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5.5735" calcext:value-type="float">
            <text:p>125.5735</text:p>
          </table:table-cell>
          <table:table-cell office:value-type="float" office:value="2.1958" calcext:value-type="float">
            <text:p>2.1958</text:p>
          </table:table-cell>
          <table:table-cell table:formula="of:=[.C391]/3.1415*180" office:value-type="float" office:value="125.813783224574" calcext:value-type="float">
            <text:p>125.813783224574</text:p>
          </table:table-cell>
          <table:table-cell table:formula="of:=([.B391]/180)*3.1415" office:value-type="float" office:value="2.19160639027778" calcext:value-type="float">
            <text:p>2.19160639027778</text:p>
          </table:table-cell>
          <table:table-cell table:formula="of:=SIN([.E391])" office:value-type="float" office:value="0.813407514313524" calcext:value-type="float">
            <text:p>0.813407514313524</text:p>
          </table:table-cell>
          <table:table-cell table:formula="of:=SIN([.C391])" office:value-type="float" office:value="0.810960970317458" calcext:value-type="float">
            <text:p>0.81096097031745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6.3445" calcext:value-type="float">
            <text:p>126.3445</text:p>
          </table:table-cell>
          <table:table-cell office:value-type="float" office:value="2.2228" calcext:value-type="float">
            <text:p>2.2228</text:p>
          </table:table-cell>
          <table:table-cell table:formula="of:=[.C392]/3.1415*180" office:value-type="float" office:value="127.360814897342" calcext:value-type="float">
            <text:p>127.360814897342</text:p>
          </table:table-cell>
          <table:table-cell table:formula="of:=([.B392]/180)*3.1415" office:value-type="float" office:value="2.20506248194444" calcext:value-type="float">
            <text:p>2.20506248194444</text:p>
          </table:table-cell>
          <table:table-cell table:formula="of:=SIN([.E392])" office:value-type="float" office:value="0.805506779921785" calcext:value-type="float">
            <text:p>0.805506779921785</text:p>
          </table:table-cell>
          <table:table-cell table:formula="of:=SIN([.C392])" office:value-type="float" office:value="0.794869605554368" calcext:value-type="float">
            <text:p>0.79486960555436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8.4654" calcext:value-type="float">
            <text:p>128.4654</text:p>
          </table:table-cell>
          <table:table-cell office:value-type="float" office:value="2.2607" calcext:value-type="float">
            <text:p>2.2607</text:p>
          </table:table-cell>
          <table:table-cell table:formula="of:=[.C393]/3.1415*180" office:value-type="float" office:value="129.532388986153" calcext:value-type="float">
            <text:p>129.532388986153</text:p>
          </table:table-cell>
          <table:table-cell table:formula="of:=([.B393]/180)*3.1415" office:value-type="float" office:value="2.24207807833333" calcext:value-type="float">
            <text:p>2.24207807833333</text:p>
          </table:table-cell>
          <table:table-cell table:formula="of:=SIN([.E393])" office:value-type="float" office:value="0.783025072489433" calcext:value-type="float">
            <text:p>0.783025072489433</text:p>
          </table:table-cell>
          <table:table-cell table:formula="of:=SIN([.C393])" office:value-type="float" office:value="0.771307327005469" calcext:value-type="float">
            <text:p>0.77130732700546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30.2325" calcext:value-type="float">
            <text:p>130.2325</text:p>
          </table:table-cell>
          <table:table-cell office:value-type="float" office:value="2.2709" calcext:value-type="float">
            <text:p>2.2709</text:p>
          </table:table-cell>
          <table:table-cell table:formula="of:=[.C394]/3.1415*180" office:value-type="float" office:value="130.116823173643" calcext:value-type="float">
            <text:p>130.116823173643</text:p>
          </table:table-cell>
          <table:table-cell table:formula="of:=([.B394]/180)*3.1415" office:value-type="float" office:value="2.27291888194444" calcext:value-type="float">
            <text:p>2.27291888194444</text:p>
          </table:table-cell>
          <table:table-cell table:formula="of:=SIN([.E394])" office:value-type="float" office:value="0.763473077843447" calcext:value-type="float">
            <text:p>0.763473077843447</text:p>
          </table:table-cell>
          <table:table-cell table:formula="of:=SIN([.C394])" office:value-type="float" office:value="0.764775395061875" calcext:value-type="float">
            <text:p>0.76477539506187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30.7436" calcext:value-type="float">
            <text:p>130.7436</text:p>
          </table:table-cell>
          <table:table-cell office:value-type="float" office:value="2.29" calcext:value-type="float">
            <text:p>2.29</text:p>
          </table:table-cell>
          <table:table-cell table:formula="of:=[.C395]/3.1415*180" office:value-type="float" office:value="131.211204838453" calcext:value-type="float">
            <text:p>131.211204838453</text:p>
          </table:table-cell>
          <table:table-cell table:formula="of:=([.B395]/180)*3.1415" office:value-type="float" office:value="2.28183899666667" calcext:value-type="float">
            <text:p>2.28183899666667</text:p>
          </table:table-cell>
          <table:table-cell table:formula="of:=SIN([.E395])" office:value-type="float" office:value="0.757681816448723" calcext:value-type="float">
            <text:p>0.757681816448723</text:p>
          </table:table-cell>
          <table:table-cell table:formula="of:=SIN([.C395])" office:value-type="float" office:value="0.752330576394171" calcext:value-type="float">
            <text:p>0.75233057639417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32.1232" calcext:value-type="float">
            <text:p>132.1232</text:p>
          </table:table-cell>
          <table:table-cell office:value-type="float" office:value="2.3128" calcext:value-type="float">
            <text:p>2.3128</text:p>
          </table:table-cell>
          <table:table-cell table:formula="of:=[.C396]/3.1415*180" office:value-type="float" office:value="132.517587139901" calcext:value-type="float">
            <text:p>132.517587139901</text:p>
          </table:table-cell>
          <table:table-cell table:formula="of:=([.B396]/180)*3.1415" office:value-type="float" office:value="2.30591684888889" calcext:value-type="float">
            <text:p>2.30591684888889</text:p>
          </table:table-cell>
          <table:table-cell table:formula="of:=SIN([.E396])" office:value-type="float" office:value="0.741749927446563" calcext:value-type="float">
            <text:p>0.741749927446563</text:p>
          </table:table-cell>
          <table:table-cell table:formula="of:=SIN([.C396])" office:value-type="float" office:value="0.73711602464585" calcext:value-type="float">
            <text:p>0.7371160246458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2.952" calcext:value-type="float">
            <text:p>132.952</text:p>
          </table:table-cell>
          <table:table-cell office:value-type="float" office:value="2.3255" calcext:value-type="float">
            <text:p>2.3255</text:p>
          </table:table-cell>
          <table:table-cell table:formula="of:=[.C397]/3.1415*180" office:value-type="float" office:value="133.245265000796" calcext:value-type="float">
            <text:p>133.245265000796</text:p>
          </table:table-cell>
          <table:table-cell table:formula="of:=([.B397]/180)*3.1415" office:value-type="float" office:value="2.32038171111111" calcext:value-type="float">
            <text:p>2.32038171111111</text:p>
          </table:table-cell>
          <table:table-cell table:formula="of:=SIN([.E397])" office:value-type="float" office:value="0.731971424095392" calcext:value-type="float">
            <text:p>0.731971424095392</text:p>
          </table:table-cell>
          <table:table-cell table:formula="of:=SIN([.C397])" office:value-type="float" office:value="0.728474580599873" calcext:value-type="float">
            <text:p>0.72847458059987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33.091" calcext:value-type="float">
            <text:p>133.091</text:p>
          </table:table-cell>
          <table:table-cell office:value-type="float" office:value="2.336" calcext:value-type="float">
            <text:p>2.336</text:p>
          </table:table-cell>
          <table:table-cell table:formula="of:=[.C398]/3.1415*180" office:value-type="float" office:value="133.846888429094" calcext:value-type="float">
            <text:p>133.846888429094</text:p>
          </table:table-cell>
          <table:table-cell table:formula="of:=([.B398]/180)*3.1415" office:value-type="float" office:value="2.32280764722222" calcext:value-type="float">
            <text:p>2.32280764722222</text:p>
          </table:table-cell>
          <table:table-cell table:formula="of:=SIN([.E398])" office:value-type="float" office:value="0.730316395845917" calcext:value-type="float">
            <text:p>0.730316395845917</text:p>
          </table:table-cell>
          <table:table-cell table:formula="of:=SIN([.C398])" office:value-type="float" office:value="0.721241291244961" calcext:value-type="float">
            <text:p>0.72124129124496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34.7655" calcext:value-type="float">
            <text:p>134.7655</text:p>
          </table:table-cell>
          <table:table-cell office:value-type="float" office:value="2.3579" calcext:value-type="float">
            <text:p>2.3579</text:p>
          </table:table-cell>
          <table:table-cell table:formula="of:=[.C399]/3.1415*180" office:value-type="float" office:value="135.101703008117" calcext:value-type="float">
            <text:p>135.101703008117</text:p>
          </table:table-cell>
          <table:table-cell table:formula="of:=([.B399]/180)*3.1415" office:value-type="float" office:value="2.35203232361111" calcext:value-type="float">
            <text:p>2.35203232361111</text:p>
          </table:table-cell>
          <table:table-cell table:formula="of:=SIN([.E399])" office:value-type="float" office:value="0.710043744083543" calcext:value-type="float">
            <text:p>0.710043744083543</text:p>
          </table:table-cell>
          <table:table-cell table:formula="of:=SIN([.C399])" office:value-type="float" office:value="0.705899775817804" calcext:value-type="float">
            <text:p>0.70589977581780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35.7255" calcext:value-type="float">
            <text:p>135.7255</text:p>
          </table:table-cell>
          <table:table-cell office:value-type="float" office:value="2.394" calcext:value-type="float">
            <text:p>2.394</text:p>
          </table:table-cell>
          <table:table-cell table:formula="of:=[.C400]/3.1415*180" office:value-type="float" office:value="137.170141652077" calcext:value-type="float">
            <text:p>137.170141652077</text:p>
          </table:table-cell>
          <table:table-cell table:formula="of:=([.B400]/180)*3.1415" office:value-type="float" office:value="2.36878699027778" calcext:value-type="float">
            <text:p>2.36878699027778</text:p>
          </table:table-cell>
          <table:table-cell table:formula="of:=SIN([.E400])" office:value-type="float" office:value="0.698146711713515" calcext:value-type="float">
            <text:p>0.698146711713515</text:p>
          </table:table-cell>
          <table:table-cell table:formula="of:=SIN([.C400])" office:value-type="float" office:value="0.679875357997497" calcext:value-type="float">
            <text:p>0.6798753579974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8.6285" calcext:value-type="float">
            <text:p>138.6285</text:p>
          </table:table-cell>
          <table:table-cell office:value-type="float" office:value="2.4454" calcext:value-type="float">
            <text:p>2.4454</text:p>
          </table:table-cell>
          <table:table-cell table:formula="of:=[.C401]/3.1415*180" office:value-type="float" office:value="140.115231577272" calcext:value-type="float">
            <text:p>140.115231577272</text:p>
          </table:table-cell>
          <table:table-cell table:formula="of:=([.B401]/180)*3.1415" office:value-type="float" office:value="2.41945240416667" calcext:value-type="float">
            <text:p>2.41945240416667</text:p>
          </table:table-cell>
          <table:table-cell table:formula="of:=SIN([.E401])" office:value-type="float" office:value="0.660992212310726" calcext:value-type="float">
            <text:p>0.660992212310726</text:p>
          </table:table-cell>
          <table:table-cell table:formula="of:=SIN([.C401])" office:value-type="float" office:value="0.641301005869279" calcext:value-type="float">
            <text:p>0.64130100586927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1.3347" calcext:value-type="float">
            <text:p>141.3347</text:p>
          </table:table-cell>
          <table:table-cell office:value-type="float" office:value="2.485" calcext:value-type="float">
            <text:p>2.485</text:p>
          </table:table-cell>
          <table:table-cell table:formula="of:=[.C402]/3.1415*180" office:value-type="float" office:value="142.384211363998" calcext:value-type="float">
            <text:p>142.384211363998</text:p>
          </table:table-cell>
          <table:table-cell table:formula="of:=([.B402]/180)*3.1415" office:value-type="float" office:value="2.46668311138889" calcext:value-type="float">
            <text:p>2.46668311138889</text:p>
          </table:table-cell>
          <table:table-cell table:formula="of:=SIN([.E402])" office:value-type="float" office:value="0.624826693138611" calcext:value-type="float">
            <text:p>0.624826693138611</text:p>
          </table:table-cell>
          <table:table-cell table:formula="of:=SIN([.C402])" office:value-type="float" office:value="0.610421520845128" calcext:value-type="float">
            <text:p>0.61042152084512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3.1455" calcext:value-type="float">
            <text:p>143.1455</text:p>
          </table:table-cell>
          <table:table-cell office:value-type="float" office:value="2.5089" calcext:value-type="float">
            <text:p>2.5089</text:p>
          </table:table-cell>
          <table:table-cell table:formula="of:=[.C403]/3.1415*180" office:value-type="float" office:value="143.753620881744" calcext:value-type="float">
            <text:p>143.753620881744</text:p>
          </table:table-cell>
          <table:table-cell table:formula="of:=([.B403]/180)*3.1415" office:value-type="float" office:value="2.49828660138889" calcext:value-type="float">
            <text:p>2.49828660138889</text:p>
          </table:table-cell>
          <table:table-cell table:formula="of:=SIN([.E403])" office:value-type="float" office:value="0.599843943312963" calcext:value-type="float">
            <text:p>0.599843943312963</text:p>
          </table:table-cell>
          <table:table-cell table:formula="of:=SIN([.C403])" office:value-type="float" office:value="0.59131835772264" calcext:value-type="float">
            <text:p>0.5913183577226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.123" calcext:value-type="float">
            <text:p>144.123</text:p>
          </table:table-cell>
          <table:table-cell office:value-type="float" office:value="2.5293" calcext:value-type="float">
            <text:p>2.5293</text:p>
          </table:table-cell>
          <table:table-cell table:formula="of:=[.C404]/3.1415*180" office:value-type="float" office:value="144.922489256724" calcext:value-type="float">
            <text:p>144.922489256724</text:p>
          </table:table-cell>
          <table:table-cell table:formula="of:=([.B404]/180)*3.1415" office:value-type="float" office:value="2.51534669166667" calcext:value-type="float">
            <text:p>2.51534669166667</text:p>
          </table:table-cell>
          <table:table-cell table:formula="of:=SIN([.E404])" office:value-type="float" office:value="0.586107247688369" calcext:value-type="float">
            <text:p>0.586107247688369</text:p>
          </table:table-cell>
          <table:table-cell table:formula="of:=SIN([.C404])" office:value-type="float" office:value="0.574745121855092" calcext:value-type="float">
            <text:p>0.57474512185509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.7232" calcext:value-type="float">
            <text:p>145.7232</text:p>
          </table:table-cell>
          <table:table-cell office:value-type="float" office:value="2.5528" calcext:value-type="float">
            <text:p>2.5528</text:p>
          </table:table-cell>
          <table:table-cell table:formula="of:=[.C405]/3.1415*180" office:value-type="float" office:value="146.268979786726" calcext:value-type="float">
            <text:p>146.268979786726</text:p>
          </table:table-cell>
          <table:table-cell table:formula="of:=([.B405]/180)*3.1415" office:value-type="float" office:value="2.54327462666667" calcext:value-type="float">
            <text:p>2.54327462666667</text:p>
          </table:table-cell>
          <table:table-cell table:formula="of:=SIN([.E405])" office:value-type="float" office:value="0.563253483069884" calcext:value-type="float">
            <text:p>0.563253483069884</text:p>
          </table:table-cell>
          <table:table-cell table:formula="of:=SIN([.C405])" office:value-type="float" office:value="0.555357384410902" calcext:value-type="float">
            <text:p>0.55535738441090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6.6361" calcext:value-type="float">
            <text:p>146.6361</text:p>
          </table:table-cell>
          <table:table-cell office:value-type="float" office:value="2.5795" calcext:value-type="float">
            <text:p>2.5795</text:p>
          </table:table-cell>
          <table:table-cell table:formula="of:=[.C406]/3.1415*180" office:value-type="float" office:value="147.798822218685" calcext:value-type="float">
            <text:p>147.798822218685</text:p>
          </table:table-cell>
          <table:table-cell table:formula="of:=([.B406]/180)*3.1415" office:value-type="float" office:value="2.5592072675" calcext:value-type="float">
            <text:p>2.5592072675</text:p>
          </table:table-cell>
          <table:table-cell table:formula="of:=SIN([.E406])" office:value-type="float" office:value="0.55001766212373" calcext:value-type="float">
            <text:p>0.55001766212373</text:p>
          </table:table-cell>
          <table:table-cell table:formula="of:=SIN([.C406])" office:value-type="float" office:value="0.532958044991734" calcext:value-type="float">
            <text:p>0.53295804499173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9.0499" calcext:value-type="float">
            <text:p>149.0499</text:p>
          </table:table-cell>
          <table:table-cell office:value-type="float" office:value="2.6235" calcext:value-type="float">
            <text:p>2.6235</text:p>
          </table:table-cell>
          <table:table-cell table:formula="of:=[.C407]/3.1415*180" office:value-type="float" office:value="150.319910870603" calcext:value-type="float">
            <text:p>150.319910870603</text:p>
          </table:table-cell>
          <table:table-cell table:formula="of:=([.B407]/180)*3.1415" office:value-type="float" office:value="2.6013347825" calcext:value-type="float">
            <text:p>2.6013347825</text:p>
          </table:table-cell>
          <table:table-cell table:formula="of:=SIN([.E407])" office:value-type="float" office:value="0.514357152828671" calcext:value-type="float">
            <text:p>0.514357152828671</text:p>
          </table:table-cell>
          <table:table-cell table:formula="of:=SIN([.C407])" office:value-type="float" office:value="0.495224003232959" calcext:value-type="float">
            <text:p>0.49522400323295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51.0463" calcext:value-type="float">
            <text:p>151.0463</text:p>
          </table:table-cell>
          <table:table-cell office:value-type="float" office:value="2.6561" calcext:value-type="float">
            <text:p>2.6561</text:p>
          </table:table-cell>
          <table:table-cell table:formula="of:=[.C408]/3.1415*180" office:value-type="float" office:value="152.187808371797" calcext:value-type="float">
            <text:p>152.187808371797</text:p>
          </table:table-cell>
          <table:table-cell table:formula="of:=([.B408]/180)*3.1415" office:value-type="float" office:value="2.63617750805556" calcext:value-type="float">
            <text:p>2.63617750805556</text:p>
          </table:table-cell>
          <table:table-cell table:formula="of:=SIN([.E408])" office:value-type="float" office:value="0.484170723397167" calcext:value-type="float">
            <text:p>0.484170723397167</text:p>
          </table:table-cell>
          <table:table-cell table:formula="of:=SIN([.C408])" office:value-type="float" office:value="0.466644141144376" calcext:value-type="float">
            <text:p>0.46664414114437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3.2409" calcext:value-type="float">
            <text:p>153.2409</text:p>
          </table:table-cell>
          <table:table-cell office:value-type="float" office:value="2.6895" calcext:value-type="float">
            <text:p>2.6895</text:p>
          </table:table-cell>
          <table:table-cell table:formula="of:=[.C409]/3.1415*180" office:value-type="float" office:value="154.10154384848" calcext:value-type="float">
            <text:p>154.10154384848</text:p>
          </table:table-cell>
          <table:table-cell table:formula="of:=([.B409]/180)*3.1415" office:value-type="float" office:value="2.67447937416667" calcext:value-type="float">
            <text:p>2.67447937416667</text:p>
          </table:table-cell>
          <table:table-cell table:formula="of:=SIN([.E409])" office:value-type="float" office:value="0.450310693445712" calcext:value-type="float">
            <text:p>0.450310693445712</text:p>
          </table:table-cell>
          <table:table-cell table:formula="of:=SIN([.C409])" office:value-type="float" office:value="0.436848904197104" calcext:value-type="float">
            <text:p>0.4368489041971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55.2692" calcext:value-type="float">
            <text:p>155.2692</text:p>
          </table:table-cell>
          <table:table-cell office:value-type="float" office:value="2.7228" calcext:value-type="float">
            <text:p>2.7228</text:p>
          </table:table-cell>
          <table:table-cell table:formula="of:=[.C410]/3.1415*180" office:value-type="float" office:value="156.009549578227" calcext:value-type="float">
            <text:p>156.009549578227</text:p>
          </table:table-cell>
          <table:table-cell table:formula="of:=([.B410]/180)*3.1415" office:value-type="float" office:value="2.70987884333333" calcext:value-type="float">
            <text:p>2.70987884333333</text:p>
          </table:table-cell>
          <table:table-cell table:formula="of:=SIN([.E410])" office:value-type="float" office:value="0.418427984286225" calcext:value-type="float">
            <text:p>0.418427984286225</text:p>
          </table:table-cell>
          <table:table-cell table:formula="of:=SIN([.C410])" office:value-type="float" office:value="0.40665774147993" calcext:value-type="float">
            <text:p>0.4066577414799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57.1883" calcext:value-type="float">
            <text:p>157.1883</text:p>
          </table:table-cell>
          <table:table-cell office:value-type="float" office:value="2.7621" calcext:value-type="float">
            <text:p>2.7621</text:p>
          </table:table-cell>
          <table:table-cell table:formula="of:=[.C411]/3.1415*180" office:value-type="float" office:value="158.261340124145" calcext:value-type="float">
            <text:p>158.261340124145</text:p>
          </table:table-cell>
          <table:table-cell table:formula="of:=([.B411]/180)*3.1415" office:value-type="float" office:value="2.74337246916667" calcext:value-type="float">
            <text:p>2.74337246916667</text:p>
          </table:table-cell>
          <table:table-cell table:formula="of:=SIN([.E411])" office:value-type="float" office:value="0.387778407681217" calcext:value-type="float">
            <text:p>0.387778407681217</text:p>
          </table:table-cell>
          <table:table-cell table:formula="of:=SIN([.C411])" office:value-type="float" office:value="0.370449267026515" calcext:value-type="float">
            <text:p>0.37044926702651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59.5131" calcext:value-type="float">
            <text:p>159.5131</text:p>
          </table:table-cell>
          <table:table-cell office:value-type="float" office:value="2.806" calcext:value-type="float">
            <text:p>2.806</text:p>
          </table:table-cell>
          <table:table-cell table:formula="of:=[.C412]/3.1415*180" office:value-type="float" office:value="160.776699029126" calcext:value-type="float">
            <text:p>160.776699029126</text:p>
          </table:table-cell>
          <table:table-cell table:formula="of:=([.B412]/180)*3.1415" office:value-type="float" office:value="2.78394668694444" calcext:value-type="float">
            <text:p>2.78394668694444</text:p>
          </table:table-cell>
          <table:table-cell table:formula="of:=SIN([.E412])" office:value-type="float" office:value="0.350070126911774" calcext:value-type="float">
            <text:p>0.350070126911774</text:p>
          </table:table-cell>
          <table:table-cell table:formula="of:=SIN([.C412])" office:value-type="float" office:value="0.329328820263223" calcext:value-type="float">
            <text:p>0.32932882026322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62.3235" calcext:value-type="float">
            <text:p>162.3235</text:p>
          </table:table-cell>
          <table:table-cell office:value-type="float" office:value="2.8592" calcext:value-type="float">
            <text:p>2.8592</text:p>
          </table:table-cell>
          <table:table-cell table:formula="of:=[.C413]/3.1415*180" office:value-type="float" office:value="163.824924399172" calcext:value-type="float">
            <text:p>163.824924399172</text:p>
          </table:table-cell>
          <table:table-cell table:formula="of:=([.B413]/180)*3.1415" office:value-type="float" office:value="2.83299597361111" calcext:value-type="float">
            <text:p>2.83299597361111</text:p>
          </table:table-cell>
          <table:table-cell table:formula="of:=SIN([.E413])" office:value-type="float" office:value="0.303721907739472" calcext:value-type="float">
            <text:p>0.303721907739472</text:p>
          </table:table-cell>
          <table:table-cell table:formula="of:=SIN([.C413])" office:value-type="float" office:value="0.278654328075764" calcext:value-type="float">
            <text:p>0.27865432807576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65.2783" calcext:value-type="float">
            <text:p>165.2783</text:p>
          </table:table-cell>
          <table:table-cell office:value-type="float" office:value="2.8986" calcext:value-type="float">
            <text:p>2.8986</text:p>
          </table:table-cell>
          <table:table-cell table:formula="of:=[.C414]/3.1415*180" office:value-type="float" office:value="166.082444692026" calcext:value-type="float">
            <text:p>166.082444692026</text:p>
          </table:table-cell>
          <table:table-cell table:formula="of:=([.B414]/180)*3.1415" office:value-type="float" office:value="2.88456544138889" calcext:value-type="float">
            <text:p>2.88456544138889</text:p>
          </table:table-cell>
          <table:table-cell table:formula="of:=SIN([.E414])" office:value-type="float" office:value="0.254206547817824" calcext:value-type="float">
            <text:p>0.254206547817824</text:p>
          </table:table-cell>
          <table:table-cell table:formula="of:=SIN([.C414])" office:value-type="float" office:value="0.240608435736836" calcext:value-type="float">
            <text:p>0.24060843573683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67.2118" calcext:value-type="float">
            <text:p>167.2118</text:p>
          </table:table-cell>
          <table:table-cell office:value-type="float" office:value="2.9222" calcext:value-type="float">
            <text:p>2.9222</text:p>
          </table:table-cell>
          <table:table-cell table:formula="of:=[.C415]/3.1415*180" office:value-type="float" office:value="167.434664968964" calcext:value-type="float">
            <text:p>167.434664968964</text:p>
          </table:table-cell>
          <table:table-cell table:formula="of:=([.B415]/180)*3.1415" office:value-type="float" office:value="2.91831038722222" calcext:value-type="float">
            <text:p>2.91831038722222</text:p>
          </table:table-cell>
          <table:table-cell table:formula="of:=SIN([.E415])" office:value-type="float" office:value="0.221431597183053" calcext:value-type="float">
            <text:p>0.221431597183053</text:p>
          </table:table-cell>
          <table:table-cell table:formula="of:=SIN([.C415])" office:value-type="float" office:value="0.217636875055584" calcext:value-type="float">
            <text:p>0.21763687505558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67.4096" calcext:value-type="float">
            <text:p>167.4096</text:p>
          </table:table-cell>
          <table:table-cell office:value-type="float" office:value="2.9386" calcext:value-type="float">
            <text:p>2.9386</text:p>
          </table:table-cell>
          <table:table-cell table:formula="of:=[.C416]/3.1415*180" office:value-type="float" office:value="168.374343466497" calcext:value-type="float">
            <text:p>168.374343466497</text:p>
          </table:table-cell>
          <table:table-cell table:formula="of:=([.B416]/180)*3.1415" office:value-type="float" office:value="2.92176254666667" calcext:value-type="float">
            <text:p>2.92176254666667</text:p>
          </table:table-cell>
          <table:table-cell table:formula="of:=SIN([.E416])" office:value-type="float" office:value="0.218063821711834" calcext:value-type="float">
            <text:p>0.218063821711834</text:p>
          </table:table-cell>
          <table:table-cell table:formula="of:=SIN([.C416])" office:value-type="float" office:value="0.201601436541331" calcext:value-type="float">
            <text:p>0.20160143654133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69.521" calcext:value-type="float">
            <text:p>169.521</text:p>
          </table:table-cell>
          <table:table-cell office:value-type="float" office:value="2.9695" calcext:value-type="float">
            <text:p>2.9695</text:p>
          </table:table-cell>
          <table:table-cell table:formula="of:=[.C417]/3.1415*180" office:value-type="float" office:value="170.144835269776" calcext:value-type="float">
            <text:p>170.144835269776</text:p>
          </table:table-cell>
          <table:table-cell table:formula="of:=([.B417]/180)*3.1415" office:value-type="float" office:value="2.95861234166667" calcext:value-type="float">
            <text:p>2.95861234166667</text:p>
          </table:table-cell>
          <table:table-cell table:formula="of:=SIN([.E417])" office:value-type="float" office:value="0.181960935080287" calcext:value-type="float">
            <text:p>0.181960935080287</text:p>
          </table:table-cell>
          <table:table-cell table:formula="of:=SIN([.C417])" office:value-type="float" office:value="0.171244464620719" calcext:value-type="float">
            <text:p>0.17124446462071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71.0559" calcext:value-type="float">
            <text:p>171.0559</text:p>
          </table:table-cell>
          <table:table-cell office:value-type="float" office:value="2.9881" calcext:value-type="float">
            <text:p>2.9881</text:p>
          </table:table-cell>
          <table:table-cell table:formula="of:=[.C418]/3.1415*180" office:value-type="float" office:value="171.210568199904" calcext:value-type="float">
            <text:p>171.210568199904</text:p>
          </table:table-cell>
          <table:table-cell table:formula="of:=([.B418]/180)*3.1415" office:value-type="float" office:value="2.98540061027778" calcext:value-type="float">
            <text:p>2.98540061027778</text:p>
          </table:table-cell>
          <table:table-cell table:formula="of:=SIN([.E418])" office:value-type="float" office:value="0.155557741865152" calcext:value-type="float">
            <text:p>0.155557741865152</text:p>
          </table:table-cell>
          <table:table-cell table:formula="of:=SIN([.C418])" office:value-type="float" office:value="0.152890648837996" calcext:value-type="float">
            <text:p>0.15289064883799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71.4391" calcext:value-type="float">
            <text:p>171.4391</text:p>
          </table:table-cell>
          <table:table-cell office:value-type="float" office:value="3.0104" calcext:value-type="float">
            <text:p>3.0104</text:p>
          </table:table-cell>
          <table:table-cell table:formula="of:=[.C419]/3.1415*180" office:value-type="float" office:value="172.488301766672" calcext:value-type="float">
            <text:p>172.488301766672</text:p>
          </table:table-cell>
          <table:table-cell table:formula="of:=([.B419]/180)*3.1415" office:value-type="float" office:value="2.99208851472222" calcext:value-type="float">
            <text:p>2.99208851472222</text:p>
          </table:table-cell>
          <table:table-cell table:formula="of:=SIN([.E419])" office:value-type="float" office:value="0.148947820975479" calcext:value-type="float">
            <text:p>0.148947820975479</text:p>
          </table:table-cell>
          <table:table-cell table:formula="of:=SIN([.C419])" office:value-type="float" office:value="0.130816639994124" calcext:value-type="float">
            <text:p>0.13081663999412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73.5378" calcext:value-type="float">
            <text:p>173.5378</text:p>
          </table:table-cell>
          <table:table-cell office:value-type="float" office:value="3.0431" calcext:value-type="float">
            <text:p>3.0431</text:p>
          </table:table-cell>
          <table:table-cell table:formula="of:=[.C420]/3.1415*180" office:value-type="float" office:value="174.361929014802" calcext:value-type="float">
            <text:p>174.361929014802</text:p>
          </table:table-cell>
          <table:table-cell table:formula="of:=([.B420]/180)*3.1415" office:value-type="float" office:value="3.02871665944444" calcext:value-type="float">
            <text:p>3.02871665944444</text:p>
          </table:table-cell>
          <table:table-cell table:formula="of:=SIN([.E420])" office:value-type="float" office:value="0.112636454808233" calcext:value-type="float">
            <text:p>0.112636454808233</text:p>
          </table:table-cell>
          <table:table-cell table:formula="of:=SIN([.C420])" office:value-type="float" office:value="0.0983334878427171" calcext:value-type="float">
            <text:p>0.09833348784271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75.3865" calcext:value-type="float">
            <text:p>175.3865</text:p>
          </table:table-cell>
          <table:table-cell office:value-type="float" office:value="3.0731" calcext:value-type="float">
            <text:p>3.0731</text:p>
          </table:table-cell>
          <table:table-cell table:formula="of:=[.C421]/3.1415*180" office:value-type="float" office:value="176.080853095655" calcext:value-type="float">
            <text:p>176.080853095655</text:p>
          </table:table-cell>
          <table:table-cell table:formula="of:=([.B421]/180)*3.1415" office:value-type="float" office:value="3.06098160972222" calcext:value-type="float">
            <text:p>3.06098160972222</text:p>
          </table:table-cell>
          <table:table-cell table:formula="of:=SIN([.E421])" office:value-type="float" office:value="0.0805237685820316" calcext:value-type="float">
            <text:p>0.080523768582032</text:p>
          </table:table-cell>
          <table:table-cell table:formula="of:=SIN([.C421])" office:value-type="float" office:value="0.0684391135293911" calcext:value-type="float">
            <text:p>0.06843911352939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77.1885" calcext:value-type="float">
            <text:p>177.1885</text:p>
          </table:table-cell>
          <table:table-cell office:value-type="float" office:value="3.1045" calcext:value-type="float">
            <text:p>3.1045</text:p>
          </table:table-cell>
          <table:table-cell table:formula="of:=[.C422]/3.1415*180" office:value-type="float" office:value="177.879993633615" calcext:value-type="float">
            <text:p>177.879993633615</text:p>
          </table:table-cell>
          <table:table-cell table:formula="of:=([.B422]/180)*3.1415" office:value-type="float" office:value="3.09243151527778" calcext:value-type="float">
            <text:p>3.09243151527778</text:p>
          </table:table-cell>
          <table:table-cell table:formula="of:=SIN([.E422])" office:value-type="float" office:value="0.0491413384547349" calcext:value-type="float">
            <text:p>0.049141338454735</text:p>
          </table:table-cell>
          <table:table-cell table:formula="of:=SIN([.C422])" office:value-type="float" office:value="0.037084148427914" calcext:value-type="float">
            <text:p>0.03708414842791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78.5223" calcext:value-type="float">
            <text:p>178.5223</text:p>
          </table:table-cell>
          <table:table-cell office:value-type="float" office:value="3.1328" calcext:value-type="float">
            <text:p>3.1328</text:p>
          </table:table-cell>
          <table:table-cell table:formula="of:=[.C423]/3.1415*180" office:value-type="float" office:value="179.501512016553" calcext:value-type="float">
            <text:p>179.501512016553</text:p>
          </table:table-cell>
          <table:table-cell table:formula="of:=([.B423]/180)*3.1415" office:value-type="float" office:value="3.11571003027778" calcext:value-type="float">
            <text:p>3.11571003027778</text:p>
          </table:table-cell>
          <table:table-cell table:formula="of:=SIN([.E423])" office:value-type="float" office:value="0.0258797335699627" calcext:value-type="float">
            <text:p>0.025879733569963</text:p>
          </table:table-cell>
          <table:table-cell table:formula="of:=SIN([.C423])" office:value-type="float" office:value="0.00879254029578009" calcext:value-type="float">
            <text:p>0.0087925402957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80.4078" calcext:value-type="float">
            <text:p>180.4078</text:p>
          </table:table-cell>
          <table:table-cell office:value-type="float" office:value="-3.1285" calcext:value-type="float">
            <text:p>-3.1285</text:p>
          </table:table-cell>
          <table:table-cell table:formula="of:=[.C424]/3.1415*180" office:value-type="float" office:value="-179.255132898297" calcext:value-type="float">
            <text:p>-179.255132898297</text:p>
          </table:table-cell>
          <table:table-cell table:formula="of:=([.B424]/180)*3.1415" office:value-type="float" office:value="3.14861724277778" calcext:value-type="float">
            <text:p>3.14861724277778</text:p>
          </table:table-cell>
          <table:table-cell table:formula="of:=SIN([.E424])" office:value-type="float" office:value="-0.00702453141690651" calcext:value-type="float">
            <text:p>-0.007024531416907</text:p>
          </table:table-cell>
          <table:table-cell table:formula="of:=SIN([.C424])" office:value-type="float" office:value="-0.0130922795411713" calcext:value-type="float">
            <text:p>-0.01309227954117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81.7704" calcext:value-type="float">
            <text:p>181.7704</text:p>
          </table:table-cell>
          <table:table-cell office:value-type="float" office:value="-3.1127" calcext:value-type="float">
            <text:p>-3.1127</text:p>
          </table:table-cell>
          <table:table-cell table:formula="of:=[.C425]/3.1415*180" office:value-type="float" office:value="-178.349832882381" calcext:value-type="float">
            <text:p>-178.349832882381</text:p>
          </table:table-cell>
          <table:table-cell table:formula="of:=([.B425]/180)*3.1415" office:value-type="float" office:value="3.17239839777778" calcext:value-type="float">
            <text:p>3.17239839777778</text:p>
          </table:table-cell>
          <table:table-cell table:formula="of:=SIN([.E425])" office:value-type="float" office:value="-0.0308008720087493" calcext:value-type="float">
            <text:p>-0.030800872008749</text:p>
          </table:table-cell>
          <table:table-cell table:formula="of:=SIN([.C425])" office:value-type="float" office:value="-0.0288886338965273" calcext:value-type="float">
            <text:p>-0.02888863389652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82.1728" calcext:value-type="float">
            <text:p>182.1728</text:p>
          </table:table-cell>
          <table:table-cell office:value-type="float" office:value="-3.1022" calcext:value-type="float">
            <text:p>-3.1022</text:p>
          </table:table-cell>
          <table:table-cell table:formula="of:=[.C426]/3.1415*180" office:value-type="float" office:value="-177.748209454082" calcext:value-type="float">
            <text:p>-177.748209454082</text:p>
          </table:table-cell>
          <table:table-cell table:formula="of:=([.B426]/180)*3.1415" office:value-type="float" office:value="3.17942139555556" calcext:value-type="float">
            <text:p>3.17942139555556</text:p>
          </table:table-cell>
          <table:table-cell table:formula="of:=SIN([.E426])" office:value-type="float" office:value="-0.0378197203698358" calcext:value-type="float">
            <text:p>-0.037819720369836</text:p>
          </table:table-cell>
          <table:table-cell table:formula="of:=SIN([.C426])" office:value-type="float" office:value="-0.0393824662506584" calcext:value-type="float">
            <text:p>-0.03938246625065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83.3462" calcext:value-type="float">
            <text:p>183.3462</text:p>
          </table:table-cell>
          <table:table-cell office:value-type="float" office:value="-3.0827" calcext:value-type="float">
            <text:p>-3.0827</text:p>
          </table:table-cell>
          <table:table-cell table:formula="of:=[.C427]/3.1415*180" office:value-type="float" office:value="-176.630908801528" calcext:value-type="float">
            <text:p>-176.630908801528</text:p>
          </table:table-cell>
          <table:table-cell table:formula="of:=([.B427]/180)*3.1415" office:value-type="float" office:value="3.199900485" calcext:value-type="float">
            <text:p>3.199900485</text:p>
          </table:table-cell>
          <table:table-cell table:formula="of:=SIN([.E427])" office:value-type="float" office:value="-0.0582747978340848" calcext:value-type="float">
            <text:p>-0.058274797834085</text:p>
          </table:table-cell>
          <table:table-cell table:formula="of:=SIN([.C427])" office:value-type="float" office:value="-0.0588586161563708" calcext:value-type="float">
            <text:p>-0.05885861615637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84.1109" calcext:value-type="float">
            <text:p>184.1109</text:p>
          </table:table-cell>
          <table:table-cell office:value-type="float" office:value="-3.0623" calcext:value-type="float">
            <text:p>-3.0623</text:p>
          </table:table-cell>
          <table:table-cell table:formula="of:=[.C428]/3.1415*180" office:value-type="float" office:value="-175.462040426548" calcext:value-type="float">
            <text:p>-175.462040426548</text:p>
          </table:table-cell>
          <table:table-cell table:formula="of:=([.B428]/180)*3.1415" office:value-type="float" office:value="3.21324662416667" calcext:value-type="float">
            <text:p>3.21324662416667</text:p>
          </table:table-cell>
          <table:table-cell table:formula="of:=SIN([.E428])" office:value-type="float" office:value="-0.0715926709201661" calcext:value-type="float">
            <text:p>-0.071592670920166</text:p>
          </table:table-cell>
          <table:table-cell table:formula="of:=SIN([.C428])" office:value-type="float" office:value="-0.0792095899271124" calcext:value-type="float">
            <text:p>-0.07920958992711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85.3951" calcext:value-type="float">
            <text:p>185.3951</text:p>
          </table:table-cell>
          <table:table-cell office:value-type="float" office:value="-3.0409" calcext:value-type="float">
            <text:p>-3.0409</text:p>
          </table:table-cell>
          <table:table-cell table:formula="of:=[.C429]/3.1415*180" office:value-type="float" office:value="-174.235874582206" calcext:value-type="float">
            <text:p>-174.235874582206</text:p>
          </table:table-cell>
          <table:table-cell table:formula="of:=([.B429]/180)*3.1415" office:value-type="float" office:value="3.23565948138889" calcext:value-type="float">
            <text:p>3.23565948138889</text:p>
          </table:table-cell>
          <table:table-cell table:formula="of:=SIN([.E429])" office:value-type="float" office:value="-0.0939281630407109" calcext:value-type="float">
            <text:p>-0.093928163040711</text:p>
          </table:table-cell>
          <table:table-cell table:formula="of:=SIN([.C429])" office:value-type="float" office:value="-0.10052258585017" calcext:value-type="float">
            <text:p>-0.1005225858501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86.7865" calcext:value-type="float">
            <text:p>186.7865</text:p>
          </table:table-cell>
          <table:table-cell office:value-type="float" office:value="-3.0121" calcext:value-type="float">
            <text:p>-3.0121</text:p>
          </table:table-cell>
          <table:table-cell table:formula="of:=[.C430]/3.1415*180" office:value-type="float" office:value="-172.585707464587" calcext:value-type="float">
            <text:p>-172.585707464587</text:p>
          </table:table-cell>
          <table:table-cell table:formula="of:=([.B430]/180)*3.1415" office:value-type="float" office:value="3.25994327638889" calcext:value-type="float">
            <text:p>3.25994327638889</text:p>
          </table:table-cell>
          <table:table-cell table:formula="of:=SIN([.E430])" office:value-type="float" office:value="-0.118074529267333" calcext:value-type="float">
            <text:p>-0.118074529267333</text:p>
          </table:table-cell>
          <table:table-cell table:formula="of:=SIN([.C430])" office:value-type="float" office:value="-0.129131060590064" calcext:value-type="float">
            <text:p>-0.12913106059006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88.5484" calcext:value-type="float">
            <text:p>188.5484</text:p>
          </table:table-cell>
          <table:table-cell office:value-type="float" office:value="-2.9779" calcext:value-type="float">
            <text:p>-2.9779</text:p>
          </table:table-cell>
          <table:table-cell table:formula="of:=[.C431]/3.1415*180" office:value-type="float" office:value="-170.626134012414" calcext:value-type="float">
            <text:p>-170.626134012414</text:p>
          </table:table-cell>
          <table:table-cell table:formula="of:=([.B431]/180)*3.1415" office:value-type="float" office:value="3.29069332555555" calcext:value-type="float">
            <text:p>3.29069332555555</text:p>
          </table:table-cell>
          <table:table-cell table:formula="of:=SIN([.E431])" office:value-type="float" office:value="-0.148548842611536" calcext:value-type="float">
            <text:p>-0.148548842611536</text:p>
          </table:table-cell>
          <table:table-cell table:formula="of:=SIN([.C431])" office:value-type="float" office:value="-0.162962600495712" calcext:value-type="float">
            <text:p>-0.16296260049571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89.6626" calcext:value-type="float">
            <text:p>189.6626</text:p>
          </table:table-cell>
          <table:table-cell office:value-type="float" office:value="-2.9538" calcext:value-type="float">
            <text:p>-2.9538</text:p>
          </table:table-cell>
          <table:table-cell table:formula="of:=[.C432]/3.1415*180" office:value-type="float" office:value="-169.245265000796" calcext:value-type="float">
            <text:p>-169.245265000796</text:p>
          </table:table-cell>
          <table:table-cell table:formula="of:=([.B432]/180)*3.1415" office:value-type="float" office:value="3.31013921055556" calcext:value-type="float">
            <text:p>3.31013921055556</text:p>
          </table:table-cell>
          <table:table-cell table:formula="of:=SIN([.E432])" office:value-type="float" office:value="-0.167749679558694" calcext:value-type="float">
            <text:p>-0.167749679558694</text:p>
          </table:table-cell>
          <table:table-cell table:formula="of:=SIN([.C432])" office:value-type="float" office:value="-0.186690813117761" calcext:value-type="float">
            <text:p>-0.18669081311776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91.8777" calcext:value-type="float">
            <text:p>191.8777</text:p>
          </table:table-cell>
          <table:table-cell office:value-type="float" office:value="-2.9298" calcext:value-type="float">
            <text:p>-2.9298</text:p>
          </table:table-cell>
          <table:table-cell table:formula="of:=[.C433]/3.1415*180" office:value-type="float" office:value="-167.870125736113" calcext:value-type="float">
            <text:p>-167.870125736113</text:p>
          </table:table-cell>
          <table:table-cell table:formula="of:=([.B433]/180)*3.1415" office:value-type="float" office:value="3.34879885861111" calcext:value-type="float">
            <text:p>3.34879885861111</text:p>
          </table:table-cell>
          <table:table-cell table:formula="of:=SIN([.E433])" office:value-type="float" office:value="-0.205726671997602" calcext:value-type="float">
            <text:p>-0.205726671997602</text:p>
          </table:table-cell>
          <table:table-cell table:formula="of:=SIN([.C433])" office:value-type="float" office:value="-0.210212834583259" calcext:value-type="float">
            <text:p>-0.21021283458325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91.9254" calcext:value-type="float">
            <text:p>191.9254</text:p>
          </table:table-cell>
          <table:table-cell office:value-type="float" office:value="-2.9275" calcext:value-type="float">
            <text:p>-2.9275</text:p>
          </table:table-cell>
          <table:table-cell table:formula="of:=[.C434]/3.1415*180" office:value-type="float" office:value="-167.738341556581" calcext:value-type="float">
            <text:p>-167.738341556581</text:p>
          </table:table-cell>
          <table:table-cell table:formula="of:=([.B434]/180)*3.1415" office:value-type="float" office:value="3.34963135611111" calcext:value-type="float">
            <text:p>3.34963135611111</text:p>
          </table:table-cell>
          <table:table-cell table:formula="of:=SIN([.E434])" office:value-type="float" office:value="-0.206541290568822" calcext:value-type="float">
            <text:p>-0.206541290568822</text:p>
          </table:table-cell>
          <table:table-cell table:formula="of:=SIN([.C434])" office:value-type="float" office:value="-0.212460884576211" calcext:value-type="float">
            <text:p>-0.21246088457621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92.2615" calcext:value-type="float">
            <text:p>192.2615</text:p>
          </table:table-cell>
          <table:table-cell office:value-type="float" office:value="-2.9487" calcext:value-type="float">
            <text:p>-2.9487</text:p>
          </table:table-cell>
          <table:table-cell table:formula="of:=[.C435]/3.1415*180" office:value-type="float" office:value="-168.953047907051" calcext:value-type="float">
            <text:p>-168.953047907051</text:p>
          </table:table-cell>
          <table:table-cell table:formula="of:=([.B435]/180)*3.1415" office:value-type="float" office:value="3.35549723472222" calcext:value-type="float">
            <text:p>3.35549723472222</text:p>
          </table:table-cell>
          <table:table-cell table:formula="of:=SIN([.E435])" office:value-type="float" office:value="-0.212277102137117" calcext:value-type="float">
            <text:p>-0.212277102137117</text:p>
          </table:table-cell>
          <table:table-cell table:formula="of:=SIN([.C435])" office:value-type="float" office:value="-0.191698698958344" calcext:value-type="float">
            <text:p>-0.19169869895834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91.2682" calcext:value-type="float">
            <text:p>191.2682</text:p>
          </table:table-cell>
          <table:table-cell office:value-type="float" office:value="-2.9491" calcext:value-type="float">
            <text:p>-2.9491</text:p>
          </table:table-cell>
          <table:table-cell table:formula="of:=[.C436]/3.1415*180" office:value-type="float" office:value="-168.975966894795" calcext:value-type="float">
            <text:p>-168.975966894795</text:p>
          </table:table-cell>
          <table:table-cell table:formula="of:=([.B436]/180)*3.1415" office:value-type="float" office:value="3.33816139055556" calcext:value-type="float">
            <text:p>3.33816139055556</text:p>
          </table:table-cell>
          <table:table-cell table:formula="of:=SIN([.E436])" office:value-type="float" office:value="-0.195305301652148" calcext:value-type="float">
            <text:p>-0.195305301652148</text:p>
          </table:table-cell>
          <table:table-cell table:formula="of:=SIN([.C436])" office:value-type="float" office:value="-0.191306102103282" calcext:value-type="float">
            <text:p>-0.19130610210328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91.606" calcext:value-type="float">
            <text:p>191.606</text:p>
          </table:table-cell>
          <table:table-cell office:value-type="float" office:value="-2.9447" calcext:value-type="float">
            <text:p>-2.9447</text:p>
          </table:table-cell>
          <table:table-cell table:formula="of:=[.C437]/3.1415*180" office:value-type="float" office:value="-168.723858029604" calcext:value-type="float">
            <text:p>-168.723858029604</text:p>
          </table:table-cell>
          <table:table-cell table:formula="of:=([.B437]/180)*3.1415" office:value-type="float" office:value="3.34405693888889" calcext:value-type="float">
            <text:p>3.34405693888889</text:p>
          </table:table-cell>
          <table:table-cell table:formula="of:=SIN([.E437])" office:value-type="float" office:value="-0.201083888781024" calcext:value-type="float">
            <text:p>-0.201083888781024</text:p>
          </table:table-cell>
          <table:table-cell table:formula="of:=SIN([.C437])" office:value-type="float" office:value="-0.195622970198318" calcext:value-type="float">
            <text:p>-0.1956229701983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91.8898" calcext:value-type="float">
            <text:p>191.8898</text:p>
          </table:table-cell>
          <table:table-cell office:value-type="float" office:value="-2.9367" calcext:value-type="float">
            <text:p>-2.9367</text:p>
          </table:table-cell>
          <table:table-cell table:formula="of:=[.C438]/3.1415*180" office:value-type="float" office:value="-168.26547827471" calcext:value-type="float">
            <text:p>-168.26547827471</text:p>
          </table:table-cell>
          <table:table-cell table:formula="of:=([.B438]/180)*3.1415" office:value-type="float" office:value="3.34901003722222" calcext:value-type="float">
            <text:p>3.34901003722222</text:p>
          </table:table-cell>
          <table:table-cell table:formula="of:=SIN([.E438])" office:value-type="float" office:value="-0.20593332880192" calcext:value-type="float">
            <text:p>-0.20593332880192</text:p>
          </table:table-cell>
          <table:table-cell table:formula="of:=SIN([.C438])" office:value-type="float" office:value="-0.20346206005004" calcext:value-type="float">
            <text:p>-0.2034620600500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91.6073" calcext:value-type="float">
            <text:p>191.6073</text:p>
          </table:table-cell>
          <table:table-cell office:value-type="float" office:value="-2.9243" calcext:value-type="float">
            <text:p>-2.9243</text:p>
          </table:table-cell>
          <table:table-cell table:formula="of:=[.C439]/3.1415*180" office:value-type="float" office:value="-167.554989654624" calcext:value-type="float">
            <text:p>-167.554989654624</text:p>
          </table:table-cell>
          <table:table-cell table:formula="of:=([.B439]/180)*3.1415" office:value-type="float" office:value="3.3440796275" calcext:value-type="float">
            <text:p>3.3440796275</text:p>
          </table:table-cell>
          <table:table-cell table:formula="of:=SIN([.E439])" office:value-type="float" office:value="-0.201106113903365" calcext:value-type="float">
            <text:p>-0.201106113903365</text:p>
          </table:table-cell>
          <table:table-cell table:formula="of:=SIN([.C439])" office:value-type="float" office:value="-0.2155867340713" calcext:value-type="float">
            <text:p>-0.215586734071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92.6376" calcext:value-type="float">
            <text:p>192.6376</text:p>
          </table:table-cell>
          <table:table-cell office:value-type="float" office:value="-2.9063" calcext:value-type="float">
            <text:p>-2.9063</text:p>
          </table:table-cell>
          <table:table-cell table:formula="of:=[.C440]/3.1415*180" office:value-type="float" office:value="-166.523635206112" calcext:value-type="float">
            <text:p>-166.523635206112</text:p>
          </table:table-cell>
          <table:table-cell table:formula="of:=([.B440]/180)*3.1415" office:value-type="float" office:value="3.36206122444444" calcext:value-type="float">
            <text:p>3.36206122444444</text:p>
          </table:table-cell>
          <table:table-cell table:formula="of:=SIN([.E440])" office:value-type="float" office:value="-0.218686876208921" calcext:value-type="float">
            <text:p>-0.218686876208921</text:p>
          </table:table-cell>
          <table:table-cell table:formula="of:=SIN([.C440])" office:value-type="float" office:value="-0.233127585350421" calcext:value-type="float">
            <text:p>-0.23312758535042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94.0023" calcext:value-type="float">
            <text:p>194.0023</text:p>
          </table:table-cell>
          <table:table-cell office:value-type="float" office:value="-2.8789" calcext:value-type="float">
            <text:p>-2.8789</text:p>
          </table:table-cell>
          <table:table-cell table:formula="of:=[.C441]/3.1415*180" office:value-type="float" office:value="-164.953684545599" calcext:value-type="float">
            <text:p>-164.953684545599</text:p>
          </table:table-cell>
          <table:table-cell table:formula="of:=([.B441]/180)*3.1415" office:value-type="float" office:value="3.38587903027778" calcext:value-type="float">
            <text:p>3.38587903027778</text:p>
          </table:table-cell>
          <table:table-cell table:formula="of:=SIN([.E441])" office:value-type="float" office:value="-0.241863950474477" calcext:value-type="float">
            <text:p>-0.241863950474477</text:p>
          </table:table-cell>
          <table:table-cell table:formula="of:=SIN([.C441])" office:value-type="float" office:value="-0.259681770225771" calcext:value-type="float">
            <text:p>-0.25968177022577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95.5468" calcext:value-type="float">
            <text:p>195.5468</text:p>
          </table:table-cell>
          <table:table-cell office:value-type="float" office:value="-2.8537" calcext:value-type="float">
            <text:p>-2.8537</text:p>
          </table:table-cell>
          <table:table-cell table:formula="of:=[.C442]/3.1415*180" office:value-type="float" office:value="-163.509788317683" calcext:value-type="float">
            <text:p>-163.509788317683</text:p>
          </table:table-cell>
          <table:table-cell table:formula="of:=([.B442]/180)*3.1415" office:value-type="float" office:value="3.41283484555555" calcext:value-type="float">
            <text:p>3.41283484555555</text:p>
          </table:table-cell>
          <table:table-cell table:formula="of:=SIN([.E442])" office:value-type="float" office:value="-0.267928419056518" calcext:value-type="float">
            <text:p>-0.267928419056518</text:p>
          </table:table-cell>
          <table:table-cell table:formula="of:=SIN([.C442])" office:value-type="float" office:value="-0.283932239864643" calcext:value-type="float">
            <text:p>-0.28393223986464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97.4081" calcext:value-type="float">
            <text:p>197.4081</text:p>
          </table:table-cell>
          <table:table-cell office:value-type="float" office:value="-2.8283" calcext:value-type="float">
            <text:p>-2.8283</text:p>
          </table:table-cell>
          <table:table-cell table:formula="of:=[.C443]/3.1415*180" office:value-type="float" office:value="-162.054432595894" calcext:value-type="float">
            <text:p>-162.054432595894</text:p>
          </table:table-cell>
          <table:table-cell table:formula="of:=([.B443]/180)*3.1415" office:value-type="float" office:value="3.44531970083333" calcext:value-type="float">
            <text:p>3.44531970083333</text:p>
          </table:table-cell>
          <table:table-cell table:formula="of:=SIN([.E443])" office:value-type="float" office:value="-0.29907873013086" calcext:value-type="float">
            <text:p>-0.29907873013086</text:p>
          </table:table-cell>
          <table:table-cell table:formula="of:=SIN([.C443])" office:value-type="float" office:value="-0.308192681669589" calcext:value-type="float">
            <text:p>-0.30819268166958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98.8618" calcext:value-type="float">
            <text:p>198.8618</text:p>
          </table:table-cell>
          <table:table-cell office:value-type="float" office:value="-2.8058" calcext:value-type="float">
            <text:p>-2.8058</text:p>
          </table:table-cell>
          <table:table-cell table:formula="of:=[.C444]/3.1415*180" office:value-type="float" office:value="-160.765239535254" calcext:value-type="float">
            <text:p>-160.765239535254</text:p>
          </table:table-cell>
          <table:table-cell table:formula="of:=([.B444]/180)*3.1415" office:value-type="float" office:value="3.47069080388889" calcext:value-type="float">
            <text:p>3.47069080388889</text:p>
          </table:table-cell>
          <table:table-cell table:formula="of:=SIN([.E444])" office:value-type="float" office:value="-0.323189708728553" calcext:value-type="float">
            <text:p>-0.323189708728553</text:p>
          </table:table-cell>
          <table:table-cell table:formula="of:=SIN([.C444])" office:value-type="float" office:value="-0.329517656734899" calcext:value-type="float">
            <text:p>-0.32951765673489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99.9976" calcext:value-type="float">
            <text:p>199.9976</text:p>
          </table:table-cell>
          <table:table-cell office:value-type="float" office:value="-2.7846" calcext:value-type="float">
            <text:p>-2.7846</text:p>
          </table:table-cell>
          <table:table-cell table:formula="of:=[.C445]/3.1415*180" office:value-type="float" office:value="-159.550533184784" calcext:value-type="float">
            <text:p>-159.550533184784</text:p>
          </table:table-cell>
          <table:table-cell table:formula="of:=([.B445]/180)*3.1415" office:value-type="float" office:value="3.49051366888889" calcext:value-type="float">
            <text:p>3.49051366888889</text:p>
          </table:table-cell>
          <table:table-cell table:formula="of:=SIN([.E445])" office:value-type="float" office:value="-0.341884039264346" calcext:value-type="float">
            <text:p>-0.341884039264346</text:p>
          </table:table-cell>
          <table:table-cell table:formula="of:=SIN([.C445])" office:value-type="float" office:value="-0.349458078558419" calcext:value-type="float">
            <text:p>-0.34945807855841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00.8991" calcext:value-type="float">
            <text:p>200.8991</text:p>
          </table:table-cell>
          <table:table-cell office:value-type="float" office:value="-2.7625" calcext:value-type="float">
            <text:p>-2.7625</text:p>
          </table:table-cell>
          <table:table-cell table:formula="of:=[.C446]/3.1415*180" office:value-type="float" office:value="-158.284259111889" calcext:value-type="float">
            <text:p>-158.284259111889</text:p>
          </table:table-cell>
          <table:table-cell table:formula="of:=([.B446]/180)*3.1415" office:value-type="float" office:value="3.50624734805556" calcext:value-type="float">
            <text:p>3.50624734805556</text:p>
          </table:table-cell>
          <table:table-cell table:formula="of:=SIN([.E446])" office:value-type="float" office:value="-0.356626715098342" calcext:value-type="float">
            <text:p>-0.356626715098342</text:p>
          </table:table-cell>
          <table:table-cell table:formula="of:=SIN([.C446])" office:value-type="float" office:value="-0.370077696319995" calcext:value-type="float">
            <text:p>-0.37007769631999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2.4693" calcext:value-type="float">
            <text:p>202.4693</text:p>
          </table:table-cell>
          <table:table-cell office:value-type="float" office:value="-2.7398" calcext:value-type="float">
            <text:p>-2.7398</text:p>
          </table:table-cell>
          <table:table-cell table:formula="of:=[.C447]/3.1415*180" office:value-type="float" office:value="-156.983606557377" calcext:value-type="float">
            <text:p>-156.983606557377</text:p>
          </table:table-cell>
          <table:table-cell table:formula="of:=([.B447]/180)*3.1415" office:value-type="float" office:value="3.53365169972222" calcext:value-type="float">
            <text:p>3.53365169972222</text:p>
          </table:table-cell>
          <table:table-cell table:formula="of:=SIN([.E447])" office:value-type="float" office:value="-0.382092038263407" calcext:value-type="float">
            <text:p>-0.382092038263407</text:p>
          </table:table-cell>
          <table:table-cell table:formula="of:=SIN([.C447])" office:value-type="float" office:value="-0.391068859003047" calcext:value-type="float">
            <text:p>-0.39106885900304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3.8942" calcext:value-type="float">
            <text:p>203.8942</text:p>
          </table:table-cell>
          <table:table-cell office:value-type="float" office:value="-2.7051" calcext:value-type="float">
            <text:p>-2.7051</text:p>
          </table:table-cell>
          <table:table-cell table:formula="of:=[.C448]/3.1415*180" office:value-type="float" office:value="-154.995384370524" calcext:value-type="float">
            <text:p>-154.995384370524</text:p>
          </table:table-cell>
          <table:table-cell table:formula="of:=([.B448]/180)*3.1415" office:value-type="float" office:value="3.55852016277778" calcext:value-type="float">
            <text:p>3.55852016277778</text:p>
          </table:table-cell>
          <table:table-cell table:formula="of:=SIN([.E448])" office:value-type="float" office:value="-0.404953075425362" calcext:value-type="float">
            <text:p>-0.404953075425362</text:p>
          </table:table-cell>
          <table:table-cell table:formula="of:=SIN([.C448])" office:value-type="float" office:value="-0.422763574233901" calcext:value-type="float">
            <text:p>-0.42276357423390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06.0362" calcext:value-type="float">
            <text:p>206.0362</text:p>
          </table:table-cell>
          <table:table-cell office:value-type="float" office:value="-2.6656" calcext:value-type="float">
            <text:p>-2.6656</text:p>
          </table:table-cell>
          <table:table-cell table:formula="of:=[.C449]/3.1415*180" office:value-type="float" office:value="-152.732134330734" calcext:value-type="float">
            <text:p>-152.732134330734</text:p>
          </table:table-cell>
          <table:table-cell table:formula="of:=([.B449]/180)*3.1415" office:value-type="float" office:value="3.59590401277778" calcext:value-type="float">
            <text:p>3.59590401277778</text:p>
          </table:table-cell>
          <table:table-cell table:formula="of:=SIN([.E449])" office:value-type="float" office:value="-0.438843630448638" calcext:value-type="float">
            <text:p>-0.438843630448638</text:p>
          </table:table-cell>
          <table:table-cell table:formula="of:=SIN([.C449])" office:value-type="float" office:value="-0.458220981324728" calcext:value-type="float">
            <text:p>-0.45822098132472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08.4016" calcext:value-type="float">
            <text:p>208.4016</text:p>
          </table:table-cell>
          <table:table-cell office:value-type="float" office:value="-2.6164" calcext:value-type="float">
            <text:p>-2.6164</text:p>
          </table:table-cell>
          <table:table-cell table:formula="of:=[.C450]/3.1415*180" office:value-type="float" office:value="-149.913098838135" calcext:value-type="float">
            <text:p>-149.913098838135</text:p>
          </table:table-cell>
          <table:table-cell table:formula="of:=([.B450]/180)*3.1415" office:value-type="float" office:value="3.63718681333333" calcext:value-type="float">
            <text:p>3.63718681333333</text:p>
          </table:table-cell>
          <table:table-cell table:formula="of:=SIN([.E450])" office:value-type="float" office:value="-0.475554409373936" calcext:value-type="float">
            <text:p>-0.475554409373936</text:p>
          </table:table-cell>
          <table:table-cell table:formula="of:=SIN([.C450])" office:value-type="float" office:value="-0.501379703135092" calcext:value-type="float">
            <text:p>-0.50137970313509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1.4738" calcext:value-type="float">
            <text:p>211.4738</text:p>
          </table:table-cell>
          <table:table-cell office:value-type="float" office:value="-2.5537" calcext:value-type="float">
            <text:p>-2.5537</text:p>
          </table:table-cell>
          <table:table-cell table:formula="of:=[.C451]/3.1415*180" office:value-type="float" office:value="-146.320547509152" calcext:value-type="float">
            <text:p>-146.320547509152</text:p>
          </table:table-cell>
          <table:table-cell table:formula="of:=([.B451]/180)*3.1415" office:value-type="float" office:value="3.69080523722222" calcext:value-type="float">
            <text:p>3.69080523722222</text:p>
          </table:table-cell>
          <table:table-cell table:formula="of:=SIN([.E451])" office:value-type="float" office:value="-0.522015775198159" calcext:value-type="float">
            <text:p>-0.522015775198159</text:p>
          </table:table-cell>
          <table:table-cell table:formula="of:=SIN([.C451])" office:value-type="float" office:value="-0.554608708977801" calcext:value-type="float">
            <text:p>-0.55460870897780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15.9866" calcext:value-type="float">
            <text:p>215.9866</text:p>
          </table:table-cell>
          <table:table-cell office:value-type="float" office:value="-2.4883" calcext:value-type="float">
            <text:p>-2.4883</text:p>
          </table:table-cell>
          <table:table-cell table:formula="of:=[.C452]/3.1415*180" office:value-type="float" office:value="-142.573293012892" calcext:value-type="float">
            <text:p>-142.573293012892</text:p>
          </table:table-cell>
          <table:table-cell table:formula="of:=([.B452]/180)*3.1415" office:value-type="float" office:value="3.76956613277778" calcext:value-type="float">
            <text:p>3.76956613277778</text:p>
          </table:table-cell>
          <table:table-cell table:formula="of:=SIN([.E452])" office:value-type="float" office:value="-0.587506064755309" calcext:value-type="float">
            <text:p>-0.587506064755309</text:p>
          </table:table-cell>
          <table:table-cell table:formula="of:=SIN([.C452])" office:value-type="float" office:value="-0.607804348595021" calcext:value-type="float">
            <text:p>-0.60780434859502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19.6675" calcext:value-type="float">
            <text:p>219.6675</text:p>
          </table:table-cell>
          <table:table-cell office:value-type="float" office:value="-2.4236" calcext:value-type="float">
            <text:p>-2.4236</text:p>
          </table:table-cell>
          <table:table-cell table:formula="of:=[.C453]/3.1415*180" office:value-type="float" office:value="-138.866146745185" calcext:value-type="float">
            <text:p>-138.866146745185</text:p>
          </table:table-cell>
          <table:table-cell table:formula="of:=([.B453]/180)*3.1415" office:value-type="float" office:value="3.8338080625" calcext:value-type="float">
            <text:p>3.8338080625</text:p>
          </table:table-cell>
          <table:table-cell table:formula="of:=SIN([.E453])" office:value-type="float" office:value="-0.638244244044621" calcext:value-type="float">
            <text:p>-0.638244244044621</text:p>
          </table:table-cell>
          <table:table-cell table:formula="of:=SIN([.C453])" office:value-type="float" office:value="-0.657874209978492" calcext:value-type="float">
            <text:p>-0.65787420997849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22.4581" calcext:value-type="float">
            <text:p>222.4581</text:p>
          </table:table-cell>
          <table:table-cell office:value-type="float" office:value="-2.3734" calcext:value-type="float">
            <text:p>-2.3734</text:p>
          </table:table-cell>
          <table:table-cell table:formula="of:=[.C454]/3.1415*180" office:value-type="float" office:value="-135.989813783225" calcext:value-type="float">
            <text:p>-135.989813783225</text:p>
          </table:table-cell>
          <table:table-cell table:formula="of:=([.B454]/180)*3.1415" office:value-type="float" office:value="3.88251178416667" calcext:value-type="float">
            <text:p>3.88251178416667</text:p>
          </table:table-cell>
          <table:table-cell table:formula="of:=SIN([.E454])" office:value-type="float" office:value="-0.674966375745429" calcext:value-type="float">
            <text:p>-0.674966375745429</text:p>
          </table:table-cell>
          <table:table-cell table:formula="of:=SIN([.C454])" office:value-type="float" office:value="-0.694836589099241" calcext:value-type="float">
            <text:p>-0.69483658909924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25.1877" calcext:value-type="float">
            <text:p>225.1877</text:p>
          </table:table-cell>
          <table:table-cell office:value-type="float" office:value="-2.3001" calcext:value-type="float">
            <text:p>-2.3001</text:p>
          </table:table-cell>
          <table:table-cell table:formula="of:=[.C455]/3.1415*180" office:value-type="float" office:value="-131.789909279007" calcext:value-type="float">
            <text:p>-131.789909279007</text:p>
          </table:table-cell>
          <table:table-cell table:formula="of:=([.B455]/180)*3.1415" office:value-type="float" office:value="3.93015088638889" calcext:value-type="float">
            <text:p>3.93015088638889</text:p>
          </table:table-cell>
          <table:table-cell table:formula="of:=SIN([.E455])" office:value-type="float" office:value="-0.70933775337562" calcext:value-type="float">
            <text:p>-0.70933775337562</text:p>
          </table:table-cell>
          <table:table-cell table:formula="of:=SIN([.C455])" office:value-type="float" office:value="-0.745638580846177" calcext:value-type="float">
            <text:p>-0.74563858084617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30.925" calcext:value-type="float">
            <text:p>230.925</text:p>
          </table:table-cell>
          <table:table-cell office:value-type="float" office:value="-2.2313" calcext:value-type="float">
            <text:p>-2.2313</text:p>
          </table:table-cell>
          <table:table-cell table:formula="of:=[.C456]/3.1415*180" office:value-type="float" office:value="-127.847843386917" calcext:value-type="float">
            <text:p>-127.847843386917</text:p>
          </table:table-cell>
          <table:table-cell table:formula="of:=([.B456]/180)*3.1415" office:value-type="float" office:value="4.03028270833333" calcext:value-type="float">
            <text:p>4.03028270833333</text:p>
          </table:table-cell>
          <table:table-cell table:formula="of:=SIN([.E456])" office:value-type="float" office:value="-0.776246585753463" calcext:value-type="float">
            <text:p>-0.776246585753463</text:p>
          </table:table-cell>
          <table:table-cell table:formula="of:=SIN([.C456])" office:value-type="float" office:value="-0.789683320775228" calcext:value-type="float">
            <text:p>-0.78968332077522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33.5604" calcext:value-type="float">
            <text:p>233.5604</text:p>
          </table:table-cell>
          <table:table-cell office:value-type="float" office:value="-2.1473" calcext:value-type="float">
            <text:p>-2.1473</text:p>
          </table:table-cell>
          <table:table-cell table:formula="of:=[.C457]/3.1415*180" office:value-type="float" office:value="-123.034855960528" calcext:value-type="float">
            <text:p>-123.034855960528</text:p>
          </table:table-cell>
          <table:table-cell table:formula="of:=([.B457]/180)*3.1415" office:value-type="float" office:value="4.07627775888889" calcext:value-type="float">
            <text:p>4.07627775888889</text:p>
          </table:table-cell>
          <table:table-cell table:formula="of:=SIN([.E457])" office:value-type="float" office:value="-0.804412047947807" calcext:value-type="float">
            <text:p>-0.804412047947807</text:p>
          </table:table-cell>
          <table:table-cell table:formula="of:=SIN([.C457])" office:value-type="float" office:value="-0.838373604205449" calcext:value-type="float">
            <text:p>-0.83837360420544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38.5821" calcext:value-type="float">
            <text:p>238.5821</text:p>
          </table:table-cell>
          <table:table-cell office:value-type="float" office:value="-2.0867" calcext:value-type="float">
            <text:p>-2.0867</text:p>
          </table:table-cell>
          <table:table-cell table:formula="of:=[.C458]/3.1415*180" office:value-type="float" office:value="-119.562629317205" calcext:value-type="float">
            <text:p>-119.562629317205</text:p>
          </table:table-cell>
          <table:table-cell table:formula="of:=([.B458]/180)*3.1415" office:value-type="float" office:value="4.16392037305556" calcext:value-type="float">
            <text:p>4.16392037305556</text:p>
          </table:table-cell>
          <table:table-cell table:formula="of:=SIN([.E458])" office:value-type="float" office:value="-0.85332396148368" calcext:value-type="float">
            <text:p>-0.85332396148368</text:p>
          </table:table-cell>
          <table:table-cell table:formula="of:=SIN([.C458])" office:value-type="float" office:value="-0.869847276461504" calcext:value-type="float">
            <text:p>-0.86984727646150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41.7108" calcext:value-type="float">
            <text:p>241.7108</text:p>
          </table:table-cell>
          <table:table-cell office:value-type="float" office:value="-2.0177" calcext:value-type="float">
            <text:p>-2.0177</text:p>
          </table:table-cell>
          <table:table-cell table:formula="of:=[.C459]/3.1415*180" office:value-type="float" office:value="-115.609103931243" calcext:value-type="float">
            <text:p>-115.609103931243</text:p>
          </table:table-cell>
          <table:table-cell table:formula="of:=([.B459]/180)*3.1415" office:value-type="float" office:value="4.21852487888889" calcext:value-type="float">
            <text:p>4.21852487888889</text:p>
          </table:table-cell>
          <table:table-cell table:formula="of:=SIN([.E459])" office:value-type="float" office:value="-0.880507729765761" calcext:value-type="float">
            <text:p>-0.880507729765761</text:p>
          </table:table-cell>
          <table:table-cell table:formula="of:=SIN([.C459])" office:value-type="float" office:value="-0.901789579241175" calcext:value-type="float">
            <text:p>-0.90178957924117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45.9672" calcext:value-type="float">
            <text:p>245.9672</text:p>
          </table:table-cell>
          <table:table-cell office:value-type="float" office:value="-1.9767" calcext:value-type="float">
            <text:p>-1.9767</text:p>
          </table:table-cell>
          <table:table-cell table:formula="of:=[.C460]/3.1415*180" office:value-type="float" office:value="-113.25990768741" calcext:value-type="float">
            <text:p>-113.25990768741</text:p>
          </table:table-cell>
          <table:table-cell table:formula="of:=([.B460]/180)*3.1415" office:value-type="float" office:value="4.29281088222222" calcext:value-type="float">
            <text:p>4.29281088222222</text:p>
          </table:table-cell>
          <table:table-cell table:formula="of:=SIN([.E460])" office:value-type="float" office:value="-0.913260893926179" calcext:value-type="float">
            <text:p>-0.913260893926179</text:p>
          </table:table-cell>
          <table:table-cell table:formula="of:=SIN([.C460])" office:value-type="float" office:value="-0.918745957737089" calcext:value-type="float">
            <text:p>-0.91874595773708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48.811" calcext:value-type="float">
            <text:p>248.811</text:p>
          </table:table-cell>
          <table:table-cell office:value-type="float" office:value="-1.9243" calcext:value-type="float">
            <text:p>-1.9243</text:p>
          </table:table-cell>
          <table:table-cell table:formula="of:=[.C461]/3.1415*180" office:value-type="float" office:value="-110.257520292854" calcext:value-type="float">
            <text:p>-110.257520292854</text:p>
          </table:table-cell>
          <table:table-cell table:formula="of:=([.B461]/180)*3.1415" office:value-type="float" office:value="4.34244309166667" calcext:value-type="float">
            <text:p>4.34244309166667</text:p>
          </table:table-cell>
          <table:table-cell table:formula="of:=SIN([.E461])" office:value-type="float" office:value="-0.932346911715689" calcext:value-type="float">
            <text:p>-0.932346911715689</text:p>
          </table:table-cell>
          <table:table-cell table:formula="of:=SIN([.C461])" office:value-type="float" office:value="-0.938165547710235" calcext:value-type="float">
            <text:p>-0.93816554771023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50.6511" calcext:value-type="float">
            <text:p>250.6511</text:p>
          </table:table-cell>
          <table:table-cell office:value-type="float" office:value="-1.8837" calcext:value-type="float">
            <text:p>-1.8837</text:p>
          </table:table-cell>
          <table:table-cell table:formula="of:=[.C462]/3.1415*180" office:value-type="float" office:value="-107.931243036766" calcext:value-type="float">
            <text:p>-107.931243036766</text:p>
          </table:table-cell>
          <table:table-cell table:formula="of:=([.B462]/180)*3.1415" office:value-type="float" office:value="4.37455794805556" calcext:value-type="float">
            <text:p>4.37455794805556</text:p>
          </table:table-cell>
          <table:table-cell table:formula="of:=SIN([.E462])" office:value-type="float" office:value="-0.943475770126276" calcext:value-type="float">
            <text:p>-0.943475770126276</text:p>
          </table:table-cell>
          <table:table-cell table:formula="of:=SIN([.C462])" office:value-type="float" office:value="-0.951443765831014" calcext:value-type="float">
            <text:p>-0.95144376583101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4.9579" calcext:value-type="float">
            <text:p>254.9579</text:p>
          </table:table-cell>
          <table:table-cell office:value-type="float" office:value="-1.8116" calcext:value-type="float">
            <text:p>-1.8116</text:p>
          </table:table-cell>
          <table:table-cell table:formula="of:=[.C463]/3.1415*180" office:value-type="float" office:value="-103.800095495782" calcext:value-type="float">
            <text:p>-103.800095495782</text:p>
          </table:table-cell>
          <table:table-cell table:formula="of:=([.B463]/180)*3.1415" office:value-type="float" office:value="4.44972357138889" calcext:value-type="float">
            <text:p>4.44972357138889</text:p>
          </table:table-cell>
          <table:table-cell table:formula="of:=SIN([.E463])" office:value-type="float" office:value="-0.965701321319287" calcext:value-type="float">
            <text:p>-0.965701321319287</text:p>
          </table:table-cell>
          <table:table-cell table:formula="of:=SIN([.C463])" office:value-type="float" office:value="-0.971146625951925" calcext:value-type="float">
            <text:p>-0.97114662595192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57.5325" calcext:value-type="float">
            <text:p>257.5325</text:p>
          </table:table-cell>
          <table:table-cell office:value-type="float" office:value="-1.7521" calcext:value-type="float">
            <text:p>-1.7521</text:p>
          </table:table-cell>
          <table:table-cell table:formula="of:=[.C464]/3.1415*180" office:value-type="float" office:value="-100.390896068757" calcext:value-type="float">
            <text:p>-100.390896068757</text:p>
          </table:table-cell>
          <table:table-cell table:formula="of:=([.B464]/180)*3.1415" office:value-type="float" office:value="4.49465749305556" calcext:value-type="float">
            <text:p>4.49465749305556</text:p>
          </table:table-cell>
          <table:table-cell table:formula="of:=SIN([.E464])" office:value-type="float" office:value="-0.976389994514992" calcext:value-type="float">
            <text:p>-0.976389994514992</text:p>
          </table:table-cell>
          <table:table-cell table:formula="of:=SIN([.C464])" office:value-type="float" office:value="-0.98360946074398" calcext:value-type="float">
            <text:p>-0.9836094607439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60.697" calcext:value-type="float">
            <text:p>260.697</text:p>
          </table:table-cell>
          <table:table-cell office:value-type="float" office:value="-1.6951" calcext:value-type="float">
            <text:p>-1.6951</text:p>
          </table:table-cell>
          <table:table-cell table:formula="of:=[.C465]/3.1415*180" office:value-type="float" office:value="-97.1249403151361" calcext:value-type="float">
            <text:p>-97.1249403151361</text:p>
          </table:table-cell>
          <table:table-cell table:formula="of:=([.B465]/180)*3.1415" office:value-type="float" office:value="4.54988680833333" calcext:value-type="float">
            <text:p>4.54988680833333</text:p>
          </table:table-cell>
          <table:table-cell table:formula="of:=SIN([.E465])" office:value-type="float" office:value="-0.98682555178099" calcext:value-type="float">
            <text:p>-0.98682555178099</text:p>
          </table:table-cell>
          <table:table-cell table:formula="of:=SIN([.C465])" office:value-type="float" office:value="-0.992284241035886" calcext:value-type="float">
            <text:p>-0.99228424103588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63.7517" calcext:value-type="float">
            <text:p>263.7517</text:p>
          </table:table-cell>
          <table:table-cell office:value-type="float" office:value="-1.6626" calcext:value-type="float">
            <text:p>-1.6626</text:p>
          </table:table-cell>
          <table:table-cell table:formula="of:=[.C466]/3.1415*180" office:value-type="float" office:value="-95.2627725608786" calcext:value-type="float">
            <text:p>-95.2627725608786</text:p>
          </table:table-cell>
          <table:table-cell table:formula="of:=([.B466]/180)*3.1415" office:value-type="float" office:value="4.60319980861111" calcext:value-type="float">
            <text:p>4.60319980861111</text:p>
          </table:table-cell>
          <table:table-cell table:formula="of:=SIN([.E466])" office:value-type="float" office:value="-0.994044782557481" calcext:value-type="float">
            <text:p>-0.994044782557481</text:p>
          </table:table-cell>
          <table:table-cell table:formula="of:=SIN([.C466])" office:value-type="float" office:value="-0.995789001534273" calcext:value-type="float">
            <text:p>-0.99578900153427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65.3361" calcext:value-type="float">
            <text:p>265.3361</text:p>
          </table:table-cell>
          <table:table-cell office:value-type="float" office:value="-1.6238" calcext:value-type="float">
            <text:p>-1.6238</text:p>
          </table:table-cell>
          <table:table-cell table:formula="of:=[.C467]/3.1415*180" office:value-type="float" office:value="-93.0396307496419" calcext:value-type="float">
            <text:p>-93.0396307496419</text:p>
          </table:table-cell>
          <table:table-cell table:formula="of:=([.B467]/180)*3.1415" office:value-type="float" office:value="4.63085198972222" calcext:value-type="float">
            <text:p>4.63085198972222</text:p>
          </table:table-cell>
          <table:table-cell table:formula="of:=SIN([.E467])" office:value-type="float" office:value="-0.996677700820368" calcext:value-type="float">
            <text:p>-0.996677700820368</text:p>
          </table:table-cell>
          <table:table-cell table:formula="of:=SIN([.C467])" office:value-type="float" office:value="-0.998595634143782" calcext:value-type="float">
            <text:p>-0.99859563414378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67.6168" calcext:value-type="float">
            <text:p>267.6168</text:p>
          </table:table-cell>
          <table:table-cell office:value-type="float" office:value="-1.6082" calcext:value-type="float">
            <text:p>-1.6082</text:p>
          </table:table-cell>
          <table:table-cell table:formula="of:=[.C468]/3.1415*180" office:value-type="float" office:value="-92.1457902275983" calcext:value-type="float">
            <text:p>-92.1457902275983</text:p>
          </table:table-cell>
          <table:table-cell table:formula="of:=([.B468]/180)*3.1415" office:value-type="float" office:value="4.67065654" calcext:value-type="float">
            <text:p>4.67065654</text:p>
          </table:table-cell>
          <table:table-cell table:formula="of:=SIN([.E468])" office:value-type="float" office:value="-0.999129328084043" calcext:value-type="float">
            <text:p>-0.999129328084043</text:p>
          </table:table-cell>
          <table:table-cell table:formula="of:=SIN([.C468])" office:value-type="float" office:value="-0.999300564165675" calcext:value-type="float">
            <text:p>-0.99930056416567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68.9069" calcext:value-type="float">
            <text:p>268.9069</text:p>
          </table:table-cell>
          <table:table-cell office:value-type="float" office:value="-1.5808" calcext:value-type="float">
            <text:p>-1.5808</text:p>
          </table:table-cell>
          <table:table-cell table:formula="of:=[.C469]/3.1415*180" office:value-type="float" office:value="-90.5758395670858" calcext:value-type="float">
            <text:p>-90.5758395670858</text:p>
          </table:table-cell>
          <table:table-cell table:formula="of:=([.B469]/180)*3.1415" office:value-type="float" office:value="4.69317236861111" calcext:value-type="float">
            <text:p>4.69317236861111</text:p>
          </table:table-cell>
          <table:table-cell table:formula="of:=SIN([.E469])" office:value-type="float" office:value="-0.999815366597834" calcext:value-type="float">
            <text:p>-0.999815366597834</text:p>
          </table:table-cell>
          <table:table-cell table:formula="of:=SIN([.C469])" office:value-type="float" office:value="-0.99994996367848" calcext:value-type="float">
            <text:p>-0.9999499636784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70.7012" calcext:value-type="float">
            <text:p>270.7012</text:p>
          </table:table-cell>
          <table:table-cell office:value-type="float" office:value="-1.5502" calcext:value-type="float">
            <text:p>-1.5502</text:p>
          </table:table-cell>
          <table:table-cell table:formula="of:=[.C470]/3.1415*180" office:value-type="float" office:value="-88.8225370046156" calcext:value-type="float">
            <text:p>-88.8225370046156</text:p>
          </table:table-cell>
          <table:table-cell table:formula="of:=([.B470]/180)*3.1415" office:value-type="float" office:value="4.72448788777778" calcext:value-type="float">
            <text:p>4.72448788777778</text:p>
          </table:table-cell>
          <table:table-cell table:formula="of:=SIN([.E470])" office:value-type="float" office:value="-0.999926809112782" calcext:value-type="float">
            <text:p>-0.999926809112782</text:p>
          </table:table-cell>
          <table:table-cell table:formula="of:=SIN([.C470])" office:value-type="float" office:value="-0.999787903159215" calcext:value-type="float">
            <text:p>-0.99978790315921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71.5973" calcext:value-type="float">
            <text:p>271.5973</text:p>
          </table:table-cell>
          <table:table-cell office:value-type="float" office:value="-1.5273" calcext:value-type="float">
            <text:p>-1.5273</text:p>
          </table:table-cell>
          <table:table-cell table:formula="of:=[.C471]/3.1415*180" office:value-type="float" office:value="-87.5104249562311" calcext:value-type="float">
            <text:p>-87.5104249562311</text:p>
          </table:table-cell>
          <table:table-cell table:formula="of:=([.B471]/180)*3.1415" office:value-type="float" office:value="4.74012732194445" calcext:value-type="float">
            <text:p>4.74012732194445</text:p>
          </table:table-cell>
          <table:table-cell table:formula="of:=SIN([.E471])" office:value-type="float" office:value="-0.999615316869806" calcext:value-type="float">
            <text:p>-0.999615316869806</text:p>
          </table:table-cell>
          <table:table-cell table:formula="of:=SIN([.C471])" office:value-type="float" office:value="-0.999054183909971" calcext:value-type="float">
            <text:p>-0.99905418390997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73.7755" calcext:value-type="float">
            <text:p>273.7755</text:p>
          </table:table-cell>
          <table:table-cell office:value-type="float" office:value="-1.4949" calcext:value-type="float">
            <text:p>-1.4949</text:p>
          </table:table-cell>
          <table:table-cell table:formula="of:=[.C472]/3.1415*180" office:value-type="float" office:value="-85.6539869489098" calcext:value-type="float">
            <text:p>-85.6539869489098</text:p>
          </table:table-cell>
          <table:table-cell table:formula="of:=([.B472]/180)*3.1415" office:value-type="float" office:value="4.7781429625" calcext:value-type="float">
            <text:p>4.7781429625</text:p>
          </table:table-cell>
          <table:table-cell table:formula="of:=SIN([.E472])" office:value-type="float" office:value="-0.9978389856973" calcext:value-type="float">
            <text:p>-0.9978389856973</text:p>
          </table:table-cell>
          <table:table-cell table:formula="of:=SIN([.C472])" office:value-type="float" office:value="-0.997121256045257" calcext:value-type="float">
            <text:p>-0.99712125604525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75.0757" calcext:value-type="float">
            <text:p>275.0757</text:p>
          </table:table-cell>
          <table:table-cell office:value-type="float" office:value="-1.4567" calcext:value-type="float">
            <text:p>-1.4567</text:p>
          </table:table-cell>
          <table:table-cell table:formula="of:=[.C473]/3.1415*180" office:value-type="float" office:value="-83.4652236192902" calcext:value-type="float">
            <text:p>-83.4652236192902</text:p>
          </table:table-cell>
          <table:table-cell table:formula="of:=([.B473]/180)*3.1415" office:value-type="float" office:value="4.80083506416667" calcext:value-type="float">
            <text:p>4.80083506416667</text:p>
          </table:table-cell>
          <table:table-cell table:formula="of:=SIN([.E473])" office:value-type="float" office:value="-0.996091194249852" calcext:value-type="float">
            <text:p>-0.996091194249852</text:p>
          </table:table-cell>
          <table:table-cell table:formula="of:=SIN([.C473])" office:value-type="float" office:value="-0.993498072192168" calcext:value-type="float">
            <text:p>-0.99349807219216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78.0289" calcext:value-type="float">
            <text:p>278.0289</text:p>
          </table:table-cell>
          <table:table-cell office:value-type="float" office:value="-1.4238" calcext:value-type="float">
            <text:p>-1.4238</text:p>
          </table:table-cell>
          <table:table-cell table:formula="of:=[.C474]/3.1415*180" office:value-type="float" office:value="-81.5801368772879" calcext:value-type="float">
            <text:p>-81.5801368772879</text:p>
          </table:table-cell>
          <table:table-cell table:formula="of:=([.B474]/180)*3.1415" office:value-type="float" office:value="4.8523766075" calcext:value-type="float">
            <text:p>4.8523766075</text:p>
          </table:table-cell>
          <table:table-cell table:formula="of:=SIN([.E474])" office:value-type="float" office:value="-0.990217722687708" calcext:value-type="float">
            <text:p>-0.990217722687708</text:p>
          </table:table-cell>
          <table:table-cell table:formula="of:=SIN([.C474])" office:value-type="float" office:value="-0.989215480206385" calcext:value-type="float">
            <text:p>-0.98921548020638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78.9256" calcext:value-type="float">
            <text:p>278.9256</text:p>
          </table:table-cell>
          <table:table-cell office:value-type="float" office:value="-1.394" calcext:value-type="float">
            <text:p>-1.394</text:p>
          </table:table-cell>
          <table:table-cell table:formula="of:=[.C475]/3.1415*180" office:value-type="float" office:value="-79.8726722903072" calcext:value-type="float">
            <text:p>-79.8726722903072</text:p>
          </table:table-cell>
          <table:table-cell table:formula="of:=([.B475]/180)*3.1415" office:value-type="float" office:value="4.86802651333333" calcext:value-type="float">
            <text:p>4.86802651333333</text:p>
          </table:table-cell>
          <table:table-cell table:formula="of:=SIN([.E475])" office:value-type="float" office:value="-0.987912907593217" calcext:value-type="float">
            <text:p>-0.987912907593217</text:p>
          </table:table-cell>
          <table:table-cell table:formula="of:=SIN([.C475])" office:value-type="float" office:value="-0.984412195207939" calcext:value-type="float">
            <text:p>-0.98441219520793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80.3892" calcext:value-type="float">
            <text:p>280.3892</text:p>
          </table:table-cell>
          <table:table-cell office:value-type="float" office:value="-1.3732" calcext:value-type="float">
            <text:p>-1.3732</text:p>
          </table:table-cell>
          <table:table-cell table:formula="of:=[.C476]/3.1415*180" office:value-type="float" office:value="-78.6808849275824" calcext:value-type="float">
            <text:p>-78.6808849275824</text:p>
          </table:table-cell>
          <table:table-cell table:formula="of:=([.B476]/180)*3.1415" office:value-type="float" office:value="4.89357039888889" calcext:value-type="float">
            <text:p>4.89357039888889</text:p>
          </table:table-cell>
          <table:table-cell table:formula="of:=SIN([.E476])" office:value-type="float" office:value="-0.983631497386799" calcext:value-type="float">
            <text:p>-0.983631497386799</text:p>
          </table:table-cell>
          <table:table-cell table:formula="of:=SIN([.C476])" office:value-type="float" office:value="-0.980541282291552" calcext:value-type="float">
            <text:p>-0.98054128229155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82.3219" calcext:value-type="float">
            <text:p>282.3219</text:p>
          </table:table-cell>
          <table:table-cell office:value-type="float" office:value="-1.3543" calcext:value-type="float">
            <text:p>-1.3543</text:p>
          </table:table-cell>
          <table:table-cell table:formula="of:=[.C477]/3.1415*180" office:value-type="float" office:value="-77.5979627566449" calcext:value-type="float">
            <text:p>-77.5979627566449</text:p>
          </table:table-cell>
          <table:table-cell table:formula="of:=([.B477]/180)*3.1415" office:value-type="float" office:value="4.9273013825" calcext:value-type="float">
            <text:p>4.9273013825</text:p>
          </table:table-cell>
          <table:table-cell table:formula="of:=SIN([.E477])" office:value-type="float" office:value="-0.976995079241901" calcext:value-type="float">
            <text:p>-0.976995079241901</text:p>
          </table:table-cell>
          <table:table-cell table:formula="of:=SIN([.C477])" office:value-type="float" office:value="-0.976656063130524" calcext:value-type="float">
            <text:p>-0.97665606313052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82.815" calcext:value-type="float">
            <text:p>282.815</text:p>
          </table:table-cell>
          <table:table-cell office:value-type="float" office:value="-1.3162" calcext:value-type="float">
            <text:p>-1.3162</text:p>
          </table:table-cell>
          <table:table-cell table:formula="of:=[.C478]/3.1415*180" office:value-type="float" office:value="-75.4149291739615" calcext:value-type="float">
            <text:p>-75.4149291739615</text:p>
          </table:table-cell>
          <table:table-cell table:formula="of:=([.B478]/180)*3.1415" office:value-type="float" office:value="4.93590734722222" calcext:value-type="float">
            <text:p>4.93590734722222</text:p>
          </table:table-cell>
          <table:table-cell table:formula="of:=SIN([.E478])" office:value-type="float" office:value="-0.975123598781126" calcext:value-type="float">
            <text:p>-0.975123598781126</text:p>
          </table:table-cell>
          <table:table-cell table:formula="of:=SIN([.C478])" office:value-type="float" office:value="-0.967765041557025" calcext:value-type="float">
            <text:p>-0.96776504155702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84.8906" calcext:value-type="float">
            <text:p>284.8906</text:p>
          </table:table-cell>
          <table:table-cell office:value-type="float" office:value="-1.2892" calcext:value-type="float">
            <text:p>-1.2892</text:p>
          </table:table-cell>
          <table:table-cell table:formula="of:=[.C479]/3.1415*180" office:value-type="float" office:value="-73.8678975011937" calcext:value-type="float">
            <text:p>-73.8678975011937</text:p>
          </table:table-cell>
          <table:table-cell table:formula="of:=([.B479]/180)*3.1415" office:value-type="float" office:value="4.97213233277778" calcext:value-type="float">
            <text:p>4.97213233277778</text:p>
          </table:table-cell>
          <table:table-cell table:formula="of:=SIN([.E479])" office:value-type="float" office:value="-0.966455925415131" calcext:value-type="float">
            <text:p>-0.966455925415131</text:p>
          </table:table-cell>
          <table:table-cell table:formula="of:=SIN([.C479])" office:value-type="float" office:value="-0.960613060062471" calcext:value-type="float">
            <text:p>-0.96061306006247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86.1993" calcext:value-type="float">
            <text:p>286.1993</text:p>
          </table:table-cell>
          <table:table-cell office:value-type="float" office:value="-1.2766" calcext:value-type="float">
            <text:p>-1.2766</text:p>
          </table:table-cell>
          <table:table-cell table:formula="of:=[.C480]/3.1415*180" office:value-type="float" office:value="-73.1459493872354" calcext:value-type="float">
            <text:p>-73.1459493872354</text:p>
          </table:table-cell>
          <table:table-cell table:formula="of:=([.B480]/180)*3.1415" office:value-type="float" office:value="4.99497278305556" calcext:value-type="float">
            <text:p>4.99497278305556</text:p>
          </table:table-cell>
          <table:table-cell table:formula="of:=SIN([.E480])" office:value-type="float" office:value="-0.96033818262372" calcext:value-type="float">
            <text:p>-0.96033818262372</text:p>
          </table:table-cell>
          <table:table-cell table:formula="of:=SIN([.C480])" office:value-type="float" office:value="-0.957035493128313" calcext:value-type="float">
            <text:p>-0.95703549312831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87.6591" calcext:value-type="float">
            <text:p>287.6591</text:p>
          </table:table-cell>
          <table:table-cell office:value-type="float" office:value="-1.2716" calcext:value-type="float">
            <text:p>-1.2716</text:p>
          </table:table-cell>
          <table:table-cell table:formula="of:=[.C481]/3.1415*180" office:value-type="float" office:value="-72.8594620404266" calcext:value-type="float">
            <text:p>-72.8594620404266</text:p>
          </table:table-cell>
          <table:table-cell table:formula="of:=([.B481]/180)*3.1415" office:value-type="float" office:value="5.02045034805556" calcext:value-type="float">
            <text:p>5.02045034805556</text:p>
          </table:table-cell>
          <table:table-cell table:formula="of:=SIN([.E481])" office:value-type="float" office:value="-0.952923176475331" calcext:value-type="float">
            <text:p>-0.952923176475331</text:p>
          </table:table-cell>
          <table:table-cell table:formula="of:=SIN([.C481])" office:value-type="float" office:value="-0.955573682250277" calcext:value-type="float">
            <text:p>-0.95557368225027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87.2854" calcext:value-type="float">
            <text:p>287.2854</text:p>
          </table:table-cell>
          <table:table-cell office:value-type="float" office:value="-1.2479" calcext:value-type="float">
            <text:p>-1.2479</text:p>
          </table:table-cell>
          <table:table-cell table:formula="of:=[.C482]/3.1415*180" office:value-type="float" office:value="-71.5015120165526" calcext:value-type="float">
            <text:p>-71.5015120165526</text:p>
          </table:table-cell>
          <table:table-cell table:formula="of:=([.B482]/180)*3.1415" office:value-type="float" office:value="5.013928245" calcext:value-type="float">
            <text:p>5.013928245</text:p>
          </table:table-cell>
          <table:table-cell table:formula="of:=SIN([.E482])" office:value-type="float" office:value="-0.95488047375188" calcext:value-type="float">
            <text:p>-0.95488047375188</text:p>
          </table:table-cell>
          <table:table-cell table:formula="of:=SIN([.C482])" office:value-type="float" office:value="-0.948320350370939" calcext:value-type="float">
            <text:p>-0.94832035037093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88.3786" calcext:value-type="float">
            <text:p>288.3786</text:p>
          </table:table-cell>
          <table:table-cell office:value-type="float" office:value="-1.2468" calcext:value-type="float">
            <text:p>-1.2468</text:p>
          </table:table-cell>
          <table:table-cell table:formula="of:=[.C483]/3.1415*180" office:value-type="float" office:value="-71.4384848002547" calcext:value-type="float">
            <text:p>-71.4384848002547</text:p>
          </table:table-cell>
          <table:table-cell table:formula="of:=([.B483]/180)*3.1415" office:value-type="float" office:value="5.03300762166667" calcext:value-type="float">
            <text:p>5.03300762166667</text:p>
          </table:table-cell>
          <table:table-cell table:formula="of:=SIN([.E483])" office:value-type="float" office:value="-0.94904063259025" calcext:value-type="float">
            <text:p>-0.94904063259025</text:p>
          </table:table-cell>
          <table:table-cell table:formula="of:=SIN([.C483])" office:value-type="float" office:value="-0.947970730720896" calcext:value-type="float">
            <text:p>-0.94797073072089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88.0373" calcext:value-type="float">
            <text:p>288.0373</text:p>
          </table:table-cell>
          <table:table-cell office:value-type="float" office:value="-1.2534" calcext:value-type="float">
            <text:p>-1.2534</text:p>
          </table:table-cell>
          <table:table-cell table:formula="of:=[.C484]/3.1415*180" office:value-type="float" office:value="-71.8166480980423" calcext:value-type="float">
            <text:p>-71.8166480980423</text:p>
          </table:table-cell>
          <table:table-cell table:formula="of:=([.B484]/180)*3.1415" office:value-type="float" office:value="5.02705098861111" calcext:value-type="float">
            <text:p>5.02705098861111</text:p>
          </table:table-cell>
          <table:table-cell table:formula="of:=SIN([.E484])" office:value-type="float" office:value="-0.950901040021907" calcext:value-type="float">
            <text:p>-0.950901040021907</text:p>
          </table:table-cell>
          <table:table-cell table:formula="of:=SIN([.C484])" office:value-type="float" office:value="-0.950051228196344" calcext:value-type="float">
            <text:p>-0.95005122819634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88.3025" calcext:value-type="float">
            <text:p>288.3025</text:p>
          </table:table-cell>
          <table:table-cell office:value-type="float" office:value="-1.2638" calcext:value-type="float">
            <text:p>-1.2638</text:p>
          </table:table-cell>
          <table:table-cell table:formula="of:=[.C485]/3.1415*180" office:value-type="float" office:value="-72.4125417794047" calcext:value-type="float">
            <text:p>-72.4125417794047</text:p>
          </table:table-cell>
          <table:table-cell table:formula="of:=([.B485]/180)*3.1415" office:value-type="float" office:value="5.03167946527778" calcext:value-type="float">
            <text:p>5.03167946527778</text:p>
          </table:table-cell>
          <table:table-cell table:formula="of:=SIN([.E485])" office:value-type="float" office:value="-0.94945836886251" calcext:value-type="float">
            <text:p>-0.94945836886251</text:p>
          </table:table-cell>
          <table:table-cell table:formula="of:=SIN([.C485])" office:value-type="float" office:value="-0.953245568961563" calcext:value-type="float">
            <text:p>-0.95324556896156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86.8791" calcext:value-type="float">
            <text:p>286.8791</text:p>
          </table:table-cell>
          <table:table-cell office:value-type="float" office:value="-1.2867" calcext:value-type="float">
            <text:p>-1.2867</text:p>
          </table:table-cell>
          <table:table-cell table:formula="of:=[.C486]/3.1415*180" office:value-type="float" office:value="-73.7246538277893" calcext:value-type="float">
            <text:p>-73.7246538277893</text:p>
          </table:table-cell>
          <table:table-cell table:formula="of:=([.B486]/180)*3.1415" office:value-type="float" office:value="5.00683718138889" calcext:value-type="float">
            <text:p>5.00683718138889</text:p>
          </table:table-cell>
          <table:table-cell table:formula="of:=SIN([.E486])" office:value-type="float" office:value="-0.956962426605636" calcext:value-type="float">
            <text:p>-0.956962426605636</text:p>
          </table:table-cell>
          <table:table-cell table:formula="of:=SIN([.C486])" office:value-type="float" office:value="-0.959915335236024" calcext:value-type="float">
            <text:p>-0.95991533523602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85.3107" calcext:value-type="float">
            <text:p>285.3107</text:p>
          </table:table-cell>
          <table:table-cell office:value-type="float" office:value="-1.3213" calcext:value-type="float">
            <text:p>-1.3213</text:p>
          </table:table-cell>
          <table:table-cell table:formula="of:=[.C487]/3.1415*180" office:value-type="float" office:value="-75.7071462677065" calcext:value-type="float">
            <text:p>-75.7071462677065</text:p>
          </table:table-cell>
          <table:table-cell table:formula="of:=([.B487]/180)*3.1415" office:value-type="float" office:value="4.97946424472222" calcext:value-type="float">
            <text:p>4.97946424472222</text:p>
          </table:table-cell>
          <table:table-cell table:formula="of:=SIN([.E487])" office:value-type="float" office:value="-0.964546892115769" calcext:value-type="float">
            <text:p>-0.964546892115769</text:p>
          </table:table-cell>
          <table:table-cell table:formula="of:=SIN([.C487])" office:value-type="float" office:value="-0.969036909550395" calcext:value-type="float">
            <text:p>-0.96903690955039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82.8504" calcext:value-type="float">
            <text:p>282.8504</text:p>
          </table:table-cell>
          <table:table-cell office:value-type="float" office:value="-1.3628" calcext:value-type="float">
            <text:p>-1.3628</text:p>
          </table:table-cell>
          <table:table-cell table:formula="of:=[.C488]/3.1415*180" office:value-type="float" office:value="-78.08499124622" calcext:value-type="float">
            <text:p>-78.08499124622</text:p>
          </table:table-cell>
          <table:table-cell table:formula="of:=([.B488]/180)*3.1415" office:value-type="float" office:value="4.93652517555556" calcext:value-type="float">
            <text:p>4.93652517555556</text:p>
          </table:table-cell>
          <table:table-cell table:formula="of:=SIN([.E488])" office:value-type="float" office:value="-0.974986463722427" calcext:value-type="float">
            <text:p>-0.974986463722427</text:p>
          </table:table-cell>
          <table:table-cell table:formula="of:=SIN([.C488])" office:value-type="float" office:value="-0.978446636707541" calcext:value-type="float">
            <text:p>-0.97844663670754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80.474" calcext:value-type="float">
            <text:p>280.474</text:p>
          </table:table-cell>
          <table:table-cell office:value-type="float" office:value="-1.4148" calcext:value-type="float">
            <text:p>-1.4148</text:p>
          </table:table-cell>
          <table:table-cell table:formula="of:=[.C489]/3.1415*180" office:value-type="float" office:value="-81.064459653032" calcext:value-type="float">
            <text:p>-81.064459653032</text:p>
          </table:table-cell>
          <table:table-cell table:formula="of:=([.B489]/180)*3.1415" office:value-type="float" office:value="4.89505039444444" calcext:value-type="float">
            <text:p>4.89505039444444</text:p>
          </table:table-cell>
          <table:table-cell table:formula="of:=SIN([.E489])" office:value-type="float" office:value="-0.983363737185007" calcext:value-type="float">
            <text:p>-0.983363737185007</text:p>
          </table:table-cell>
          <table:table-cell table:formula="of:=SIN([.C489])" office:value-type="float" office:value="-0.987857227386944" calcext:value-type="float">
            <text:p>-0.98785722738694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77.2795" calcext:value-type="float">
            <text:p>277.2795</text:p>
          </table:table-cell>
          <table:table-cell office:value-type="float" office:value="-1.4499" calcext:value-type="float">
            <text:p>-1.4499</text:p>
          </table:table-cell>
          <table:table-cell table:formula="of:=[.C490]/3.1415*180" office:value-type="float" office:value="-83.0756008276301" calcext:value-type="float">
            <text:p>-83.0756008276301</text:p>
          </table:table-cell>
          <table:table-cell table:formula="of:=([.B490]/180)*3.1415" office:value-type="float" office:value="4.83929749583333" calcext:value-type="float">
            <text:p>4.83929749583333</text:p>
          </table:table-cell>
          <table:table-cell table:formula="of:=SIN([.E490])" office:value-type="float" office:value="-0.991957916713727" calcext:value-type="float">
            <text:p>-0.991957916713727</text:p>
          </table:table-cell>
          <table:table-cell table:formula="of:=SIN([.C490])" office:value-type="float" office:value="-0.992700935797107" calcext:value-type="float">
            <text:p>-0.99270093579710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76.4371" calcext:value-type="float">
            <text:p>276.4371</text:p>
          </table:table-cell>
          <table:table-cell office:value-type="float" office:value="-1.4435" calcext:value-type="float">
            <text:p>-1.4435</text:p>
          </table:table-cell>
          <table:table-cell table:formula="of:=[.C491]/3.1415*180" office:value-type="float" office:value="-82.7088970237148" calcext:value-type="float">
            <text:p>-82.7088970237148</text:p>
          </table:table-cell>
          <table:table-cell table:formula="of:=([.B491]/180)*3.1415" office:value-type="float" office:value="4.82459527583333" calcext:value-type="float">
            <text:p>4.82459527583333</text:p>
          </table:table-cell>
          <table:table-cell table:formula="of:=SIN([.E491])" office:value-type="float" office:value="-0.993711475628946" calcext:value-type="float">
            <text:p>-0.993711475628946</text:p>
          </table:table-cell>
          <table:table-cell table:formula="of:=SIN([.C491])" office:value-type="float" office:value="-0.991908757564101" calcext:value-type="float">
            <text:p>-0.99190875756410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6.804" calcext:value-type="float">
            <text:p>276.804</text:p>
          </table:table-cell>
          <table:table-cell office:value-type="float" office:value="-1.4012" calcext:value-type="float">
            <text:p>-1.4012</text:p>
          </table:table-cell>
          <table:table-cell table:formula="of:=[.C492]/3.1415*180" office:value-type="float" office:value="-80.2852140697119" calcext:value-type="float">
            <text:p>-80.2852140697119</text:p>
          </table:table-cell>
          <table:table-cell table:formula="of:=([.B492]/180)*3.1415" office:value-type="float" office:value="4.8309987" calcext:value-type="float">
            <text:p>4.8309987</text:p>
          </table:table-cell>
          <table:table-cell table:formula="of:=SIN([.E492])" office:value-type="float" office:value="-0.992974109844253" calcext:value-type="float">
            <text:p>-0.992974109844253</text:p>
          </table:table-cell>
          <table:table-cell table:formula="of:=SIN([.C492])" office:value-type="float" office:value="-0.98565298098727" calcext:value-type="float">
            <text:p>-0.9856529809872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9.8315" calcext:value-type="float">
            <text:p>279.8315</text:p>
          </table:table-cell>
          <table:table-cell office:value-type="float" office:value="-1.3643" calcext:value-type="float">
            <text:p>-1.3643</text:p>
          </table:table-cell>
          <table:table-cell table:formula="of:=[.C493]/3.1415*180" office:value-type="float" office:value="-78.1709374502626" calcext:value-type="float">
            <text:p>-78.1709374502626</text:p>
          </table:table-cell>
          <table:table-cell table:formula="of:=([.B493]/180)*3.1415" office:value-type="float" office:value="4.88383698472222" calcext:value-type="float">
            <text:p>4.88383698472222</text:p>
          </table:table-cell>
          <table:table-cell table:formula="of:=SIN([.E493])" office:value-type="float" office:value="-0.985338756974114" calcext:value-type="float">
            <text:p>-0.985338756974114</text:p>
          </table:table-cell>
          <table:table-cell table:formula="of:=SIN([.C493])" office:value-type="float" office:value="-0.978755285581676" calcext:value-type="float">
            <text:p>-0.97875528558167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1.6356" calcext:value-type="float">
            <text:p>281.6356</text:p>
          </table:table-cell>
          <table:table-cell office:value-type="float" office:value="-1.3322" calcext:value-type="float">
            <text:p>-1.3322</text:p>
          </table:table-cell>
          <table:table-cell table:formula="of:=[.C494]/3.1415*180" office:value-type="float" office:value="-76.3316886837498" calcext:value-type="float">
            <text:p>-76.3316886837498</text:p>
          </table:table-cell>
          <table:table-cell table:formula="of:=([.B494]/180)*3.1415" office:value-type="float" office:value="4.91532354111111" calcext:value-type="float">
            <text:p>4.91532354111111</text:p>
          </table:table-cell>
          <table:table-cell table:formula="of:=SIN([.E494])" office:value-type="float" office:value="-0.979479351471815" calcext:value-type="float">
            <text:p>-0.979479351471815</text:p>
          </table:table-cell>
          <table:table-cell table:formula="of:=SIN([.C494])" office:value-type="float" office:value="-0.971670674637257" calcext:value-type="float">
            <text:p>-0.97167067463725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82.9907" calcext:value-type="float">
            <text:p>282.9907</text:p>
          </table:table-cell>
          <table:table-cell office:value-type="float" office:value="-1.3417" calcext:value-type="float">
            <text:p>-1.3417</text:p>
          </table:table-cell>
          <table:table-cell table:formula="of:=[.C495]/3.1415*180" office:value-type="float" office:value="-76.8760146426866" calcext:value-type="float">
            <text:p>-76.8760146426866</text:p>
          </table:table-cell>
          <table:table-cell table:formula="of:=([.B495]/180)*3.1415" office:value-type="float" office:value="4.93897380027778" calcext:value-type="float">
            <text:p>4.93897380027778</text:p>
          </table:table-cell>
          <table:table-cell table:formula="of:=SIN([.E495])" office:value-type="float" office:value="-0.974439299643427" calcext:value-type="float">
            <text:p>-0.974439299643427</text:p>
          </table:table-cell>
          <table:table-cell table:formula="of:=SIN([.C495])" office:value-type="float" office:value="-0.973872014596459" calcext:value-type="float">
            <text:p>-0.97387201459645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81.6391" calcext:value-type="float">
            <text:p>281.6391</text:p>
          </table:table-cell>
          <table:table-cell office:value-type="float" office:value="-1.372" calcext:value-type="float">
            <text:p>-1.372</text:p>
          </table:table-cell>
          <table:table-cell table:formula="of:=[.C496]/3.1415*180" office:value-type="float" office:value="-78.6121279643483" calcext:value-type="float">
            <text:p>-78.6121279643483</text:p>
          </table:table-cell>
          <table:table-cell table:formula="of:=([.B496]/180)*3.1415" office:value-type="float" office:value="4.91538462583333" calcext:value-type="float">
            <text:p>4.91538462583333</text:p>
          </table:table-cell>
          <table:table-cell table:formula="of:=SIN([.E496])" office:value-type="float" office:value="-0.979467038352431" calcext:value-type="float">
            <text:p>-0.979467038352431</text:p>
          </table:table-cell>
          <table:table-cell table:formula="of:=SIN([.C496])" office:value-type="float" office:value="-0.980305000759207" calcext:value-type="float">
            <text:p>-0.98030500075920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79.5638" calcext:value-type="float">
            <text:p>279.5638</text:p>
          </table:table-cell>
          <table:table-cell office:value-type="float" office:value="-1.4248" calcext:value-type="float">
            <text:p>-1.4248</text:p>
          </table:table-cell>
          <table:table-cell table:formula="of:=[.C497]/3.1415*180" office:value-type="float" office:value="-81.6374343466497" calcext:value-type="float">
            <text:p>-81.6374343466497</text:p>
          </table:table-cell>
          <table:table-cell table:formula="of:=([.B497]/180)*3.1415" office:value-type="float" office:value="4.87916487611111" calcext:value-type="float">
            <text:p>4.87916487611111</text:p>
          </table:table-cell>
          <table:table-cell table:formula="of:=SIN([.E497])" office:value-type="float" office:value="-0.986125105001539" calcext:value-type="float">
            <text:p>-0.986125105001539</text:p>
          </table:table-cell>
          <table:table-cell table:formula="of:=SIN([.C497])" office:value-type="float" office:value="-0.989361453091903" calcext:value-type="float">
            <text:p>-0.98936145309190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76.7312" calcext:value-type="float">
            <text:p>276.7312</text:p>
          </table:table-cell>
          <table:table-cell office:value-type="float" office:value="-1.4575" calcext:value-type="float">
            <text:p>-1.4575</text:p>
          </table:table-cell>
          <table:table-cell table:formula="of:=[.C498]/3.1415*180" office:value-type="float" office:value="-83.5110615947796" calcext:value-type="float">
            <text:p>-83.5110615947796</text:p>
          </table:table-cell>
          <table:table-cell table:formula="of:=([.B498]/180)*3.1415" office:value-type="float" office:value="4.82972813777778" calcext:value-type="float">
            <text:p>4.82972813777778</text:p>
          </table:table-cell>
          <table:table-cell table:formula="of:=SIN([.E498])" office:value-type="float" office:value="-0.993123656237825" calcext:value-type="float">
            <text:p>-0.993123656237825</text:p>
          </table:table-cell>
          <table:table-cell table:formula="of:=SIN([.C498])" office:value-type="float" office:value="-0.993588833413019" calcext:value-type="float">
            <text:p>-0.99358883341301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75.2309" calcext:value-type="float">
            <text:p>275.2309</text:p>
          </table:table-cell>
          <table:table-cell office:value-type="float" office:value="-1.4697" calcext:value-type="float">
            <text:p>-1.4697</text:p>
          </table:table-cell>
          <table:table-cell table:formula="of:=[.C499]/3.1415*180" office:value-type="float" office:value="-84.2100907209932" calcext:value-type="float">
            <text:p>-84.2100907209932</text:p>
          </table:table-cell>
          <table:table-cell table:formula="of:=([.B499]/180)*3.1415" office:value-type="float" office:value="4.80354373527778" calcext:value-type="float">
            <text:p>4.80354373527778</text:p>
          </table:table-cell>
          <table:table-cell table:formula="of:=SIN([.E499])" office:value-type="float" office:value="-0.995848281309664" calcext:value-type="float">
            <text:p>-0.995848281309664</text:p>
          </table:table-cell>
          <table:table-cell table:formula="of:=SIN([.C499])" office:value-type="float" office:value="-0.994894117286422" calcext:value-type="float">
            <text:p>-0.99489411728642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74.9122" calcext:value-type="float">
            <text:p>274.9122</text:p>
          </table:table-cell>
          <table:table-cell office:value-type="float" office:value="-1.4906" calcext:value-type="float">
            <text:p>-1.4906</text:p>
          </table:table-cell>
          <table:table-cell table:formula="of:=[.C500]/3.1415*180" office:value-type="float" office:value="-85.4076078306541" calcext:value-type="float">
            <text:p>-85.4076078306541</text:p>
          </table:table-cell>
          <table:table-cell table:formula="of:=([.B500]/180)*3.1415" office:value-type="float" office:value="4.797981535" calcext:value-type="float">
            <text:p>4.797981535</text:p>
          </table:table-cell>
          <table:table-cell table:formula="of:=SIN([.E500])" office:value-type="float" office:value="-0.99633919306481" calcext:value-type="float">
            <text:p>-0.99633919306481</text:p>
          </table:table-cell>
          <table:table-cell table:formula="of:=SIN([.C500])" office:value-type="float" office:value="-0.996785997696521" calcext:value-type="float">
            <text:p>-0.9967859976965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3.2164" calcext:value-type="float">
            <text:p>273.2164</text:p>
          </table:table-cell>
          <table:table-cell office:value-type="float" office:value="-1.5147" calcext:value-type="float">
            <text:p>-1.5147</text:p>
          </table:table-cell>
          <table:table-cell table:formula="of:=[.C501]/3.1415*180" office:value-type="float" office:value="-86.7884768422728" calcext:value-type="float">
            <text:p>-86.7884768422728</text:p>
          </table:table-cell>
          <table:table-cell table:formula="of:=([.B501]/180)*3.1415" office:value-type="float" office:value="4.76838511444444" calcext:value-type="float">
            <text:p>4.76838511444444</text:p>
          </table:table-cell>
          <table:table-cell table:formula="of:=SIN([.E501])" office:value-type="float" office:value="-0.998432626099891" calcext:value-type="float">
            <text:p>-0.998432626099891</text:p>
          </table:table-cell>
          <table:table-cell table:formula="of:=SIN([.C501])" office:value-type="float" office:value="-0.998427013614155" calcext:value-type="float">
            <text:p>-0.99842701361415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71.8642" calcext:value-type="float">
            <text:p>271.8642</text:p>
          </table:table-cell>
          <table:table-cell office:value-type="float" office:value="-1.5599" calcext:value-type="float">
            <text:p>-1.5599</text:p>
          </table:table-cell>
          <table:table-cell table:formula="of:=[.C502]/3.1415*180" office:value-type="float" office:value="-89.3783224574248" calcext:value-type="float">
            <text:p>-89.3783224574248</text:p>
          </table:table-cell>
          <table:table-cell table:formula="of:=([.B502]/180)*3.1415" office:value-type="float" office:value="4.74478546833333" calcext:value-type="float">
            <text:p>4.74478546833333</text:p>
          </table:table-cell>
          <table:table-cell table:formula="of:=SIN([.E502])" office:value-type="float" office:value="-0.999475279679288" calcext:value-type="float">
            <text:p>-0.999475279679288</text:p>
          </table:table-cell>
          <table:table-cell table:formula="of:=SIN([.C502])" office:value-type="float" office:value="-0.999940635618554" calcext:value-type="float">
            <text:p>-0.99994063561855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68.8671" calcext:value-type="float">
            <text:p>268.8671</text:p>
          </table:table-cell>
          <table:table-cell office:value-type="float" office:value="-1.5793" calcext:value-type="float">
            <text:p>-1.5793</text:p>
          </table:table-cell>
          <table:table-cell table:formula="of:=[.C503]/3.1415*180" office:value-type="float" office:value="-90.4898933630431" calcext:value-type="float">
            <text:p>-90.4898933630431</text:p>
          </table:table-cell>
          <table:table-cell table:formula="of:=([.B503]/180)*3.1415" office:value-type="float" office:value="4.69247774805556" calcext:value-type="float">
            <text:p>4.69247774805556</text:p>
          </table:table-cell>
          <table:table-cell table:formula="of:=SIN([.E503])" office:value-type="float" office:value="-0.999801777962576" calcext:value-type="float">
            <text:p>-0.999801777962576</text:p>
          </table:table-cell>
          <table:table-cell table:formula="of:=SIN([.C503])" office:value-type="float" office:value="-0.999963843988889" calcext:value-type="float">
            <text:p>-0.99996384398888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70.6277" calcext:value-type="float">
            <text:p>270.6277</text:p>
          </table:table-cell>
          <table:table-cell office:value-type="float" office:value="-1.582" calcext:value-type="float">
            <text:p>-1.582</text:p>
          </table:table-cell>
          <table:table-cell table:formula="of:=[.C504]/3.1415*180" office:value-type="float" office:value="-90.6445965303199" calcext:value-type="float">
            <text:p>-90.6445965303199</text:p>
          </table:table-cell>
          <table:table-cell table:formula="of:=([.B504]/180)*3.1415" office:value-type="float" office:value="4.72320510861111" calcext:value-type="float">
            <text:p>4.72320510861111</text:p>
          </table:table-cell>
          <table:table-cell table:formula="of:=SIN([.E504])" office:value-type="float" office:value="-0.999941506255357" calcext:value-type="float">
            <text:p>-0.999941506255357</text:p>
          </table:table-cell>
          <table:table-cell table:formula="of:=SIN([.C504])" office:value-type="float" office:value="-0.999937239509847" calcext:value-type="float">
            <text:p>-0.99993723950984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67.7173" calcext:value-type="float">
            <text:p>267.7173</text:p>
          </table:table-cell>
          <table:table-cell office:value-type="float" office:value="-1.648" calcext:value-type="float">
            <text:p>-1.648</text:p>
          </table:table-cell>
          <table:table-cell table:formula="of:=[.C505]/3.1415*180" office:value-type="float" office:value="-94.4262295081967" calcext:value-type="float">
            <text:p>-94.4262295081967</text:p>
          </table:table-cell>
          <table:table-cell table:formula="of:=([.B505]/180)*3.1415" office:value-type="float" office:value="4.67241054416667" calcext:value-type="float">
            <text:p>4.67241054416667</text:p>
          </table:table-cell>
          <table:table-cell table:formula="of:=SIN([.E505])" office:value-type="float" office:value="-0.999200968749949" calcext:value-type="float">
            <text:p>-0.999200968749949</text:p>
          </table:table-cell>
          <table:table-cell table:formula="of:=SIN([.C505])" office:value-type="float" office:value="-0.997021276396645" calcext:value-type="float">
            <text:p>-0.99702127639664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63.9623" calcext:value-type="float">
            <text:p>263.9623</text:p>
          </table:table-cell>
          <table:table-cell office:value-type="float" office:value="-1.7031" calcext:value-type="float">
            <text:p>-1.7031</text:p>
          </table:table-cell>
          <table:table-cell table:formula="of:=[.C506]/3.1415*180" office:value-type="float" office:value="-97.5833200700302" calcext:value-type="float">
            <text:p>-97.5833200700302</text:p>
          </table:table-cell>
          <table:table-cell table:formula="of:=([.B506]/180)*3.1415" office:value-type="float" office:value="4.60687536361111" calcext:value-type="float">
            <text:p>4.60687536361111</text:p>
          </table:table-cell>
          <table:table-cell table:formula="of:=SIN([.E506])" office:value-type="float" office:value="-0.994438600856307" calcext:value-type="float">
            <text:p>-0.994438600856307</text:p>
          </table:table-cell>
          <table:table-cell table:formula="of:=SIN([.C506])" office:value-type="float" office:value="-0.991260628214288" calcext:value-type="float">
            <text:p>-0.99126062821428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60.8628" calcext:value-type="float">
            <text:p>260.8628</text:p>
          </table:table-cell>
          <table:table-cell office:value-type="float" office:value="-1.7453" calcext:value-type="float">
            <text:p>-1.7453</text:p>
          </table:table-cell>
          <table:table-cell table:formula="of:=[.C507]/3.1415*180" office:value-type="float" office:value="-100.001273277097" calcext:value-type="float">
            <text:p>-100.001273277097</text:p>
          </table:table-cell>
          <table:table-cell table:formula="of:=([.B507]/180)*3.1415" office:value-type="float" office:value="4.55278047888889" calcext:value-type="float">
            <text:p>4.55278047888889</text:p>
          </table:table-cell>
          <table:table-cell table:formula="of:=SIN([.E507])" office:value-type="float" office:value="-0.98728958055692" calcext:value-type="float">
            <text:p>-0.98728958055692</text:p>
          </table:table-cell>
          <table:table-cell table:formula="of:=SIN([.C507])" office:value-type="float" office:value="-0.984812832146376" calcext:value-type="float">
            <text:p>-0.98481283214637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58.4817" calcext:value-type="float">
            <text:p>258.4817</text:p>
          </table:table-cell>
          <table:table-cell office:value-type="float" office:value="-1.7976" calcext:value-type="float">
            <text:p>-1.7976</text:p>
          </table:table-cell>
          <table:table-cell table:formula="of:=[.C508]/3.1415*180" office:value-type="float" office:value="-102.997930924717" calcext:value-type="float">
            <text:p>-102.997930924717</text:p>
          </table:table-cell>
          <table:table-cell table:formula="of:=([.B508]/180)*3.1415" office:value-type="float" office:value="4.51122366972222" calcext:value-type="float">
            <text:p>4.51122366972222</text:p>
          </table:table-cell>
          <table:table-cell table:formula="of:=SIN([.E508])" office:value-type="float" office:value="-0.979834400964048" calcext:value-type="float">
            <text:p>-0.979834400964048</text:p>
          </table:table-cell>
          <table:table-cell table:formula="of:=SIN([.C508])" office:value-type="float" office:value="-0.974390110702154" calcext:value-type="float">
            <text:p>-0.97439011070215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55.5009" calcext:value-type="float">
            <text:p>255.5009</text:p>
          </table:table-cell>
          <table:table-cell office:value-type="float" office:value="-1.825" calcext:value-type="float">
            <text:p>-1.825</text:p>
          </table:table-cell>
          <table:table-cell table:formula="of:=[.C509]/3.1415*180" office:value-type="float" office:value="-104.56788158523" calcext:value-type="float">
            <text:p>-104.56788158523</text:p>
          </table:table-cell>
          <table:table-cell table:formula="of:=([.B509]/180)*3.1415" office:value-type="float" office:value="4.45920042972222" calcext:value-type="float">
            <text:p>4.45920042972222</text:p>
          </table:table-cell>
          <table:table-cell table:formula="of:=SIN([.E509])" office:value-type="float" office:value="-0.968118637597135" calcext:value-type="float">
            <text:p>-0.968118637597135</text:p>
          </table:table-cell>
          <table:table-cell table:formula="of:=SIN([.C509])" office:value-type="float" office:value="-0.967863858629905" calcext:value-type="float">
            <text:p>-0.96786385862990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54.2444" calcext:value-type="float">
            <text:p>254.2444</text:p>
          </table:table-cell>
          <table:table-cell office:value-type="float" office:value="-1.8664" calcext:value-type="float">
            <text:p>-1.8664</text:p>
          </table:table-cell>
          <table:table-cell table:formula="of:=[.C510]/3.1415*180" office:value-type="float" office:value="-106.939996816807" calcext:value-type="float">
            <text:p>-106.939996816807</text:p>
          </table:table-cell>
          <table:table-cell table:formula="of:=([.B510]/180)*3.1415" office:value-type="float" office:value="4.43727101444445" calcext:value-type="float">
            <text:p>4.43727101444445</text:p>
          </table:table-cell>
          <table:table-cell table:formula="of:=SIN([.E510])" office:value-type="float" office:value="-0.962393157642037" calcext:value-type="float">
            <text:p>-0.962393157642037</text:p>
          </table:table-cell>
          <table:table-cell table:formula="of:=SIN([.C510])" office:value-type="float" office:value="-0.956626456134945" calcext:value-type="float">
            <text:p>-0.95662645613494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51.3812" calcext:value-type="float">
            <text:p>251.3812</text:p>
          </table:table-cell>
          <table:table-cell office:value-type="float" office:value="-1.9243" calcext:value-type="float">
            <text:p>-1.9243</text:p>
          </table:table-cell>
          <table:table-cell table:formula="of:=[.C511]/3.1415*180" office:value-type="float" office:value="-110.257520292854" calcext:value-type="float">
            <text:p>-110.257520292854</text:p>
          </table:table-cell>
          <table:table-cell table:formula="of:=([.B511]/180)*3.1415" office:value-type="float" office:value="4.38730022111111" calcext:value-type="float">
            <text:p>4.38730022111111</text:p>
          </table:table-cell>
          <table:table-cell table:formula="of:=SIN([.E511])" office:value-type="float" office:value="-0.947622381066078" calcext:value-type="float">
            <text:p>-0.947622381066078</text:p>
          </table:table-cell>
          <table:table-cell table:formula="of:=SIN([.C511])" office:value-type="float" office:value="-0.938165547710235" calcext:value-type="float">
            <text:p>-0.93816554771023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48.0973" calcext:value-type="float">
            <text:p>248.0973</text:p>
          </table:table-cell>
          <table:table-cell office:value-type="float" office:value="-1.9811" calcext:value-type="float">
            <text:p>-1.9811</text:p>
          </table:table-cell>
          <table:table-cell table:formula="of:=[.C512]/3.1415*180" office:value-type="float" office:value="-113.512016552602" calcext:value-type="float">
            <text:p>-113.512016552602</text:p>
          </table:table-cell>
          <table:table-cell table:formula="of:=([.B512]/180)*3.1415" office:value-type="float" office:value="4.32998704416667" calcext:value-type="float">
            <text:p>4.32998704416667</text:p>
          </table:table-cell>
          <table:table-cell table:formula="of:=SIN([.E512])" office:value-type="float" office:value="-0.927771030253655" calcext:value-type="float">
            <text:p>-0.927771030253655</text:p>
          </table:table-cell>
          <table:table-cell table:formula="of:=SIN([.C512])" office:value-type="float" office:value="-0.916999733558997" calcext:value-type="float">
            <text:p>-0.9169997335589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45.2856" calcext:value-type="float">
            <text:p>245.2856</text:p>
          </table:table-cell>
          <table:table-cell office:value-type="float" office:value="-2.0244" calcext:value-type="float">
            <text:p>-2.0244</text:p>
          </table:table-cell>
          <table:table-cell table:formula="of:=[.C513]/3.1415*180" office:value-type="float" office:value="-115.992996975967" calcext:value-type="float">
            <text:p>-115.992996975967</text:p>
          </table:table-cell>
          <table:table-cell table:formula="of:=([.B513]/180)*3.1415" office:value-type="float" office:value="4.28091506888889" calcext:value-type="float">
            <text:p>4.28091506888889</text:p>
          </table:table-cell>
          <table:table-cell table:formula="of:=SIN([.E513])" office:value-type="float" office:value="-0.908350331904108" calcext:value-type="float">
            <text:p>-0.908350331904108</text:p>
          </table:table-cell>
          <table:table-cell table:formula="of:=SIN([.C513])" office:value-type="float" office:value="-0.898873785300843" calcext:value-type="float">
            <text:p>-0.89887378530084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42.9133" calcext:value-type="float">
            <text:p>242.9133</text:p>
          </table:table-cell>
          <table:table-cell office:value-type="float" office:value="-2.0578" calcext:value-type="float">
            <text:p>-2.0578</text:p>
          </table:table-cell>
          <table:table-cell table:formula="of:=[.C514]/3.1415*180" office:value-type="float" office:value="-117.90673245265" calcext:value-type="float">
            <text:p>-117.90673245265</text:p>
          </table:table-cell>
          <table:table-cell table:formula="of:=([.B514]/180)*3.1415" office:value-type="float" office:value="4.23951184416667" calcext:value-type="float">
            <text:p>4.23951184416667</text:p>
          </table:table-cell>
          <table:table-cell table:formula="of:=SIN([.E514])" office:value-type="float" office:value="-0.890261584298992" calcext:value-type="float">
            <text:p>-0.890261584298992</text:p>
          </table:table-cell>
          <table:table-cell table:formula="of:=SIN([.C514])" office:value-type="float" office:value="-0.883739044681291" calcext:value-type="float">
            <text:p>-0.88373904468129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40.8202" calcext:value-type="float">
            <text:p>240.8202</text:p>
          </table:table-cell>
          <table:table-cell office:value-type="float" office:value="-2.0942" calcext:value-type="float">
            <text:p>-2.0942</text:p>
          </table:table-cell>
          <table:table-cell table:formula="of:=[.C515]/3.1415*180" office:value-type="float" office:value="-119.992360337418" calcext:value-type="float">
            <text:p>-119.992360337418</text:p>
          </table:table-cell>
          <table:table-cell table:formula="of:=([.B515]/180)*3.1415" office:value-type="float" office:value="4.202981435" calcext:value-type="float">
            <text:p>4.202981435</text:p>
          </table:table-cell>
          <table:table-cell table:formula="of:=SIN([.E515])" office:value-type="float" office:value="-0.873033577324102" calcext:value-type="float">
            <text:p>-0.873033577324102</text:p>
          </table:table-cell>
          <table:table-cell table:formula="of:=SIN([.C515])" office:value-type="float" office:value="-0.866122938497814" calcext:value-type="float">
            <text:p>-0.8661229384978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38.8308" calcext:value-type="float">
            <text:p>238.8308</text:p>
          </table:table-cell>
          <table:table-cell office:value-type="float" office:value="-2.1271" calcext:value-type="float">
            <text:p>-2.1271</text:p>
          </table:table-cell>
          <table:table-cell table:formula="of:=[.C516]/3.1415*180" office:value-type="float" office:value="-121.877447079421" calcext:value-type="float">
            <text:p>-121.877447079421</text:p>
          </table:table-cell>
          <table:table-cell table:formula="of:=([.B516]/180)*3.1415" office:value-type="float" office:value="4.16826087888889" calcext:value-type="float">
            <text:p>4.16826087888889</text:p>
          </table:table-cell>
          <table:table-cell table:formula="of:=SIN([.E516])" office:value-type="float" office:value="-0.855578973644065" calcext:value-type="float">
            <text:p>-0.855578973644065</text:p>
          </table:table-cell>
          <table:table-cell table:formula="of:=SIN([.C516])" office:value-type="float" office:value="-0.849212756373417" calcext:value-type="float">
            <text:p>-0.84921275637341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36.9876" calcext:value-type="float">
            <text:p>236.9876</text:p>
          </table:table-cell>
          <table:table-cell office:value-type="float" office:value="-2.1609" calcext:value-type="float">
            <text:p>-2.1609</text:p>
          </table:table-cell>
          <table:table-cell table:formula="of:=[.C517]/3.1415*180" office:value-type="float" office:value="-123.814101543848" calcext:value-type="float">
            <text:p>-123.814101543848</text:p>
          </table:table-cell>
          <table:table-cell table:formula="of:=([.B517]/180)*3.1415" office:value-type="float" office:value="4.13609191888889" calcext:value-type="float">
            <text:p>4.13609191888889</text:p>
          </table:table-cell>
          <table:table-cell table:formula="of:=SIN([.E517])" office:value-type="float" office:value="-0.83848620953611" calcext:value-type="float">
            <text:p>-0.83848620953611</text:p>
          </table:table-cell>
          <table:table-cell table:formula="of:=SIN([.C517])" office:value-type="float" office:value="-0.830882994904296" calcext:value-type="float">
            <text:p>-0.83088299490429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35.0956" calcext:value-type="float">
            <text:p>235.0956</text:p>
          </table:table-cell>
          <table:table-cell office:value-type="float" office:value="-2.1918" calcext:value-type="float">
            <text:p>-2.1918</text:p>
          </table:table-cell>
          <table:table-cell table:formula="of:=[.C518]/3.1415*180" office:value-type="float" office:value="-125.584593347127" calcext:value-type="float">
            <text:p>-125.584593347127</text:p>
          </table:table-cell>
          <table:table-cell table:formula="of:=([.B518]/180)*3.1415" office:value-type="float" office:value="4.10307126333333" calcext:value-type="float">
            <text:p>4.10307126333333</text:p>
          </table:table-cell>
          <table:table-cell table:formula="of:=SIN([.E518])" office:value-type="float" office:value="-0.820038684737838" calcext:value-type="float">
            <text:p>-0.820038684737838</text:p>
          </table:table-cell>
          <table:table-cell table:formula="of:=SIN([.C518])" office:value-type="float" office:value="-0.813294877404363" calcext:value-type="float">
            <text:p>-0.81329487740436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33.576" calcext:value-type="float">
            <text:p>233.576</text:p>
          </table:table-cell>
          <table:table-cell office:value-type="float" office:value="-2.2159" calcext:value-type="float">
            <text:p>-2.2159</text:p>
          </table:table-cell>
          <table:table-cell table:formula="of:=[.C519]/3.1415*180" office:value-type="float" office:value="-126.965462358746" calcext:value-type="float">
            <text:p>-126.965462358746</text:p>
          </table:table-cell>
          <table:table-cell table:formula="of:=([.B519]/180)*3.1415" office:value-type="float" office:value="4.07655002222222" calcext:value-type="float">
            <text:p>4.07655002222222</text:p>
          </table:table-cell>
          <table:table-cell table:formula="of:=SIN([.E519])" office:value-type="float" office:value="-0.804573762089219" calcext:value-type="float">
            <text:p>-0.804573762089219</text:p>
          </table:table-cell>
          <table:table-cell table:formula="of:=SIN([.C519])" office:value-type="float" office:value="-0.799037434479623" calcext:value-type="float">
            <text:p>-0.79903743447962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32.0614" calcext:value-type="float">
            <text:p>232.0614</text:p>
          </table:table-cell>
          <table:table-cell office:value-type="float" office:value="-2.2421" calcext:value-type="float">
            <text:p>-2.2421</text:p>
          </table:table-cell>
          <table:table-cell table:formula="of:=[.C520]/3.1415*180" office:value-type="float" office:value="-128.466656056024" calcext:value-type="float">
            <text:p>-128.466656056024</text:p>
          </table:table-cell>
          <table:table-cell table:formula="of:=([.B520]/180)*3.1415" office:value-type="float" office:value="4.050116045" calcext:value-type="float">
            <text:p>4.050116045</text:p>
          </table:table-cell>
          <table:table-cell table:formula="of:=SIN([.E520])" office:value-type="float" office:value="-0.788596617067504" calcext:value-type="float">
            <text:p>-0.788596617067504</text:p>
          </table:table-cell>
          <table:table-cell table:formula="of:=SIN([.C520])" office:value-type="float" office:value="-0.783011437240742" calcext:value-type="float">
            <text:p>-0.78301143724074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30.6356" calcext:value-type="float">
            <text:p>230.6356</text:p>
          </table:table-cell>
          <table:table-cell office:value-type="float" office:value="-2.2533" calcext:value-type="float">
            <text:p>-2.2533</text:p>
          </table:table-cell>
          <table:table-cell table:formula="of:=[.C521]/3.1415*180" office:value-type="float" office:value="-129.108387712876" calcext:value-type="float">
            <text:p>-129.108387712876</text:p>
          </table:table-cell>
          <table:table-cell table:formula="of:=([.B521]/180)*3.1415" office:value-type="float" office:value="4.02523187444445" calcext:value-type="float">
            <text:p>4.02523187444445</text:p>
          </table:table-cell>
          <table:table-cell table:formula="of:=SIN([.E521])" office:value-type="float" office:value="-0.773052503712673" calcext:value-type="float">
            <text:p>-0.773052503712673</text:p>
          </table:table-cell>
          <table:table-cell table:formula="of:=SIN([.C521])" office:value-type="float" office:value="-0.775995991090668" calcext:value-type="float">
            <text:p>-0.77599599109066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30.3842" calcext:value-type="float">
            <text:p>230.3842</text:p>
          </table:table-cell>
          <table:table-cell office:value-type="float" office:value="-2.2564" calcext:value-type="float">
            <text:p>-2.2564</text:p>
          </table:table-cell>
          <table:table-cell table:formula="of:=[.C522]/3.1415*180" office:value-type="float" office:value="-129.286009867897" calcext:value-type="float">
            <text:p>-129.286009867897</text:p>
          </table:table-cell>
          <table:table-cell table:formula="of:=([.B522]/180)*3.1415" office:value-type="float" office:value="4.02084424611111" calcext:value-type="float">
            <text:p>4.02084424611111</text:p>
          </table:table-cell>
          <table:table-cell table:formula="of:=SIN([.E522])" office:value-type="float" office:value="-0.770261814411402" calcext:value-type="float">
            <text:p>-0.770261814411402</text:p>
          </table:table-cell>
          <table:table-cell table:formula="of:=SIN([.C522])" office:value-type="float" office:value="-0.774036978263083" calcext:value-type="float">
            <text:p>-0.77403697826308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30.0991" calcext:value-type="float">
            <text:p>230.0991</text:p>
          </table:table-cell>
          <table:table-cell office:value-type="float" office:value="-2.2604" calcext:value-type="float">
            <text:p>-2.2604</text:p>
          </table:table-cell>
          <table:table-cell table:formula="of:=[.C523]/3.1415*180" office:value-type="float" office:value="-129.515199745345" calcext:value-type="float">
            <text:p>-129.515199745345</text:p>
          </table:table-cell>
          <table:table-cell table:formula="of:=([.B523]/180)*3.1415" office:value-type="float" office:value="4.01586845916667" calcext:value-type="float">
            <text:p>4.01586845916667</text:p>
          </table:table-cell>
          <table:table-cell table:formula="of:=SIN([.E523])" office:value-type="float" office:value="-0.767079094654691" calcext:value-type="float">
            <text:p>-0.767079094654691</text:p>
          </table:table-cell>
          <table:table-cell table:formula="of:=SIN([.C523])" office:value-type="float" office:value="-0.771498231160059" calcext:value-type="float">
            <text:p>-0.77149823116005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30.0662" calcext:value-type="float">
            <text:p>230.0662</text:p>
          </table:table-cell>
          <table:table-cell office:value-type="float" office:value="-2.2585" calcext:value-type="float">
            <text:p>-2.2585</text:p>
          </table:table-cell>
          <table:table-cell table:formula="of:=[.C524]/3.1415*180" office:value-type="float" office:value="-129.406334553557" calcext:value-type="float">
            <text:p>-129.406334553557</text:p>
          </table:table-cell>
          <table:table-cell table:formula="of:=([.B524]/180)*3.1415" office:value-type="float" office:value="4.01529426277778" calcext:value-type="float">
            <text:p>4.01529426277778</text:p>
          </table:table-cell>
          <table:table-cell table:formula="of:=SIN([.E524])" office:value-type="float" office:value="-0.766710591069194" calcext:value-type="float">
            <text:p>-0.766710591069194</text:p>
          </table:table-cell>
          <table:table-cell table:formula="of:=SIN([.C524])" office:value-type="float" office:value="-0.772705677665728" calcext:value-type="float">
            <text:p>-0.77270567766572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30.2729" calcext:value-type="float">
            <text:p>230.2729</text:p>
          </table:table-cell>
          <table:table-cell office:value-type="float" office:value="-2.2594" calcext:value-type="float">
            <text:p>-2.2594</text:p>
          </table:table-cell>
          <table:table-cell table:formula="of:=[.C525]/3.1415*180" office:value-type="float" office:value="-129.457902275983" calcext:value-type="float">
            <text:p>-129.457902275983</text:p>
          </table:table-cell>
          <table:table-cell table:formula="of:=([.B525]/180)*3.1415" office:value-type="float" office:value="4.01890175194445" calcext:value-type="float">
            <text:p>4.01890175194445</text:p>
          </table:table-cell>
          <table:table-cell table:formula="of:=SIN([.E525])" office:value-type="float" office:value="-0.769021579466024" calcext:value-type="float">
            <text:p>-0.769021579466024</text:p>
          </table:table-cell>
          <table:table-cell table:formula="of:=SIN([.C525])" office:value-type="float" office:value="-0.772134076771714" calcext:value-type="float">
            <text:p>-0.77213407677171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29.8984" calcext:value-type="float">
            <text:p>229.8984</text:p>
          </table:table-cell>
          <table:table-cell office:value-type="float" office:value="-2.2799" calcext:value-type="float">
            <text:p>-2.2799</text:p>
          </table:table-cell>
          <table:table-cell table:formula="of:=[.C526]/3.1415*180" office:value-type="float" office:value="-130.632500397899" calcext:value-type="float">
            <text:p>-130.632500397899</text:p>
          </table:table-cell>
          <table:table-cell table:formula="of:=([.B526]/180)*3.1415" office:value-type="float" office:value="4.01236568666667" calcext:value-type="float">
            <text:p>4.01236568666667</text:p>
          </table:table-cell>
          <table:table-cell table:formula="of:=SIN([.E526])" office:value-type="float" office:value="-0.764827180851837" calcext:value-type="float">
            <text:p>-0.764827180851837</text:p>
          </table:table-cell>
          <table:table-cell table:formula="of:=SIN([.C526])" office:value-type="float" office:value="-0.758945827352463" calcext:value-type="float">
            <text:p>-0.75894582735246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28.7681" calcext:value-type="float">
            <text:p>228.7681</text:p>
          </table:table-cell>
          <table:table-cell office:value-type="float" office:value="-2.2739" calcext:value-type="float">
            <text:p>-2.2739</text:p>
          </table:table-cell>
          <table:table-cell table:formula="of:=[.C527]/3.1415*180" office:value-type="float" office:value="-130.288715581728" calcext:value-type="float">
            <text:p>-130.288715581728</text:p>
          </table:table-cell>
          <table:table-cell table:formula="of:=([.B527]/180)*3.1415" office:value-type="float" office:value="3.99263881194444" calcext:value-type="float">
            <text:p>3.99263881194444</text:p>
          </table:table-cell>
          <table:table-cell table:formula="of:=SIN([.E527])" office:value-type="float" office:value="-0.751970440777977" calcext:value-type="float">
            <text:p>-0.751970440777977</text:p>
          </table:table-cell>
          <table:table-cell table:formula="of:=SIN([.C527])" office:value-type="float" office:value="-0.762839065542264" calcext:value-type="float">
            <text:p>-0.76283906554226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29.5458" calcext:value-type="float">
            <text:p>229.5458</text:p>
          </table:table-cell>
          <table:table-cell office:value-type="float" office:value="-2.2607" calcext:value-type="float">
            <text:p>-2.2607</text:p>
          </table:table-cell>
          <table:table-cell table:formula="of:=[.C528]/3.1415*180" office:value-type="float" office:value="-129.532388986153" calcext:value-type="float">
            <text:p>-129.532388986153</text:p>
          </table:table-cell>
          <table:table-cell table:formula="of:=([.B528]/180)*3.1415" office:value-type="float" office:value="4.00621183722222" calcext:value-type="float">
            <text:p>4.00621183722222</text:p>
          </table:table-cell>
          <table:table-cell table:formula="of:=SIN([.E528])" office:value-type="float" office:value="-0.760848195677183" calcext:value-type="float">
            <text:p>-0.760848195677183</text:p>
          </table:table-cell>
          <table:table-cell table:formula="of:=SIN([.C528])" office:value-type="float" office:value="-0.771307327005469" calcext:value-type="float">
            <text:p>-0.77130732700546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30.4402" calcext:value-type="float">
            <text:p>230.4402</text:p>
          </table:table-cell>
          <table:table-cell office:value-type="float" office:value="-2.2429" calcext:value-type="float">
            <text:p>-2.2429</text:p>
          </table:table-cell>
          <table:table-cell table:formula="of:=[.C529]/3.1415*180" office:value-type="float" office:value="-128.512494031514" calcext:value-type="float">
            <text:p>-128.512494031514</text:p>
          </table:table-cell>
          <table:table-cell table:formula="of:=([.B529]/180)*3.1415" office:value-type="float" office:value="4.02182160166667" calcext:value-type="float">
            <text:p>4.02182160166667</text:p>
          </table:table-cell>
          <table:table-cell table:formula="of:=SIN([.E529])" office:value-type="float" office:value="-0.770884733226842" calcext:value-type="float">
            <text:p>-0.770884733226842</text:p>
          </table:table-cell>
          <table:table-cell table:formula="of:=SIN([.C529])" office:value-type="float" office:value="-0.782513580885095" calcext:value-type="float">
            <text:p>-0.78251358088509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33.053" calcext:value-type="float">
            <text:p>233.053</text:p>
          </table:table-cell>
          <table:table-cell office:value-type="float" office:value="-2.2203" calcext:value-type="float">
            <text:p>-2.2203</text:p>
          </table:table-cell>
          <table:table-cell table:formula="of:=[.C530]/3.1415*180" office:value-type="float" office:value="-127.217571223938" calcext:value-type="float">
            <text:p>-127.217571223938</text:p>
          </table:table-cell>
          <table:table-cell table:formula="of:=([.B530]/180)*3.1415" office:value-type="float" office:value="4.06742221944444" calcext:value-type="float">
            <text:p>4.06742221944444</text:p>
          </table:table-cell>
          <table:table-cell table:formula="of:=SIN([.E530])" office:value-type="float" office:value="-0.799119749772333" calcext:value-type="float">
            <text:p>-0.799119749772333</text:p>
          </table:table-cell>
          <table:table-cell table:formula="of:=SIN([.C530])" office:value-type="float" office:value="-0.796384070712044" calcext:value-type="float">
            <text:p>-0.79638407071204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32.5792" calcext:value-type="float">
            <text:p>232.5792</text:p>
          </table:table-cell>
          <table:table-cell office:value-type="float" office:value="-2.2201" calcext:value-type="float">
            <text:p>-2.2201</text:p>
          </table:table-cell>
          <table:table-cell table:formula="of:=[.C531]/3.1415*180" office:value-type="float" office:value="-127.206111730065" calcext:value-type="float">
            <text:p>-127.206111730065</text:p>
          </table:table-cell>
          <table:table-cell table:formula="of:=([.B531]/180)*3.1415" office:value-type="float" office:value="4.05915309333333" calcext:value-type="float">
            <text:p>4.05915309333333</text:p>
          </table:table-cell>
          <table:table-cell table:formula="of:=SIN([.E531])" office:value-type="float" office:value="-0.794121319233487" calcext:value-type="float">
            <text:p>-0.794121319233487</text:p>
          </table:table-cell>
          <table:table-cell table:formula="of:=SIN([.C531])" office:value-type="float" office:value="-0.796505013026254" calcext:value-type="float">
            <text:p>-0.79650501302625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32.3163" calcext:value-type="float">
            <text:p>232.3163</text:p>
          </table:table-cell>
          <table:table-cell office:value-type="float" office:value="-2.2212" calcext:value-type="float">
            <text:p>-2.2212</text:p>
          </table:table-cell>
          <table:table-cell table:formula="of:=[.C532]/3.1415*180" office:value-type="float" office:value="-127.269138946363" calcext:value-type="float">
            <text:p>-127.269138946363</text:p>
          </table:table-cell>
          <table:table-cell table:formula="of:=([.B532]/180)*3.1415" office:value-type="float" office:value="4.05456475805556" calcext:value-type="float">
            <text:p>4.05456475805556</text:p>
          </table:table-cell>
          <table:table-cell table:formula="of:=SIN([.E532])" office:value-type="float" office:value="-0.791324366486767" calcext:value-type="float">
            <text:p>-0.791324366486767</text:p>
          </table:table-cell>
          <table:table-cell table:formula="of:=SIN([.C532])" office:value-type="float" office:value="-0.795839436157857" calcext:value-type="float">
            <text:p>-0.79583943615785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32.1692" calcext:value-type="float">
            <text:p>232.1692</text:p>
          </table:table-cell>
          <table:table-cell office:value-type="float" office:value="-2.2577" calcext:value-type="float">
            <text:p>-2.2577</text:p>
          </table:table-cell>
          <table:table-cell table:formula="of:=[.C533]/3.1415*180" office:value-type="float" office:value="-129.360496578068" calcext:value-type="float">
            <text:p>-129.360496578068</text:p>
          </table:table-cell>
          <table:table-cell table:formula="of:=([.B533]/180)*3.1415" office:value-type="float" office:value="4.05199745444445" calcext:value-type="float">
            <text:p>4.05199745444445</text:p>
          </table:table-cell>
          <table:table-cell table:formula="of:=SIN([.E533])" office:value-type="float" office:value="-0.789752119801583" calcext:value-type="float">
            <text:p>-0.789752119801583</text:p>
          </table:table-cell>
          <table:table-cell table:formula="of:=SIN([.C533])" office:value-type="float" office:value="-0.773213241923856" calcext:value-type="float">
            <text:p>-0.77321324192385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29.244" calcext:value-type="float">
            <text:p>229.244</text:p>
          </table:table-cell>
          <table:table-cell office:value-type="float" office:value="-2.2941" calcext:value-type="float">
            <text:p>-2.2941</text:p>
          </table:table-cell>
          <table:table-cell table:formula="of:=[.C534]/3.1415*180" office:value-type="float" office:value="-131.446124462836" calcext:value-type="float">
            <text:p>-131.446124462836</text:p>
          </table:table-cell>
          <table:table-cell table:formula="of:=([.B534]/180)*3.1415" office:value-type="float" office:value="4.00094458888889" calcext:value-type="float">
            <text:p>4.00094458888889</text:p>
          </table:table-cell>
          <table:table-cell table:formula="of:=SIN([.E534])" office:value-type="float" office:value="-0.757419582089878" calcext:value-type="float">
            <text:p>-0.757419582089878</text:p>
          </table:table-cell>
          <table:table-cell table:formula="of:=SIN([.C534])" office:value-type="float" office:value="-0.749623238934226" calcext:value-type="float">
            <text:p>-0.74962323893422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27.8595" calcext:value-type="float">
            <text:p>227.8595</text:p>
          </table:table-cell>
          <table:table-cell office:value-type="float" office:value="-2.2955" calcext:value-type="float">
            <text:p>-2.2955</text:p>
          </table:table-cell>
          <table:table-cell table:formula="of:=[.C535]/3.1415*180" office:value-type="float" office:value="-131.526340919943" calcext:value-type="float">
            <text:p>-131.526340919943</text:p>
          </table:table-cell>
          <table:table-cell table:formula="of:=([.B535]/180)*3.1415" office:value-type="float" office:value="3.97678121805556" calcext:value-type="float">
            <text:p>3.97678121805556</text:p>
          </table:table-cell>
          <table:table-cell table:formula="of:=SIN([.E535])" office:value-type="float" office:value="-0.741423058808939" calcext:value-type="float">
            <text:p>-0.741423058808939</text:p>
          </table:table-cell>
          <table:table-cell table:formula="of:=SIN([.C535])" office:value-type="float" office:value="-0.74869589390089" calcext:value-type="float">
            <text:p>-0.7486958939008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29.3088" calcext:value-type="float">
            <text:p>229.3088</text:p>
          </table:table-cell>
          <table:table-cell office:value-type="float" office:value="-2.2888" calcext:value-type="float">
            <text:p>-2.2888</text:p>
          </table:table-cell>
          <table:table-cell table:formula="of:=[.C536]/3.1415*180" office:value-type="float" office:value="-131.142447875219" calcext:value-type="float">
            <text:p>-131.142447875219</text:p>
          </table:table-cell>
          <table:table-cell table:formula="of:=([.B536]/180)*3.1415" office:value-type="float" office:value="4.00207552888889" calcext:value-type="float">
            <text:p>4.00207552888889</text:p>
          </table:table-cell>
          <table:table-cell table:formula="of:=SIN([.E536])" office:value-type="float" office:value="-0.758157520468089" calcext:value-type="float">
            <text:p>-0.758157520468089</text:p>
          </table:table-cell>
          <table:table-cell table:formula="of:=SIN([.C536])" office:value-type="float" office:value="-0.753120577462392" calcext:value-type="float">
            <text:p>-0.75312057746239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28.5143" calcext:value-type="float">
            <text:p>228.5143</text:p>
          </table:table-cell>
          <table:table-cell office:value-type="float" office:value="-2.2835" calcext:value-type="float">
            <text:p>-2.2835</text:p>
          </table:table-cell>
          <table:table-cell table:formula="of:=[.C537]/3.1415*180" office:value-type="float" office:value="-130.838771287601" calcext:value-type="float">
            <text:p>-130.838771287601</text:p>
          </table:table-cell>
          <table:table-cell table:formula="of:=([.B537]/180)*3.1415" office:value-type="float" office:value="3.98820929694444" calcext:value-type="float">
            <text:p>3.98820929694444</text:p>
          </table:table-cell>
          <table:table-cell table:formula="of:=SIN([.E537])" office:value-type="float" office:value="-0.749043151050309" calcext:value-type="float">
            <text:p>-0.749043151050309</text:p>
          </table:table-cell>
          <table:table-cell table:formula="of:=SIN([.C537])" office:value-type="float" office:value="-0.756596760883059" calcext:value-type="float">
            <text:p>-0.75659676088305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28.9209" calcext:value-type="float">
            <text:p>228.9209</text:p>
          </table:table-cell>
          <table:table-cell office:value-type="float" office:value="-2.2819" calcext:value-type="float">
            <text:p>-2.2819</text:p>
          </table:table-cell>
          <table:table-cell table:formula="of:=[.C538]/3.1415*180" office:value-type="float" office:value="-130.747095336623" calcext:value-type="float">
            <text:p>-130.747095336623</text:p>
          </table:table-cell>
          <table:table-cell table:formula="of:=([.B538]/180)*3.1415" office:value-type="float" office:value="3.99530559638889" calcext:value-type="float">
            <text:p>3.99530559638889</text:p>
          </table:table-cell>
          <table:table-cell table:formula="of:=SIN([.E538])" office:value-type="float" office:value="-0.753725700630038" calcext:value-type="float">
            <text:p>-0.753725700630038</text:p>
          </table:table-cell>
          <table:table-cell table:formula="of:=SIN([.C538])" office:value-type="float" office:value="-0.757642002791117" calcext:value-type="float">
            <text:p>-0.75764200279111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28.9309" calcext:value-type="float">
            <text:p>228.9309</text:p>
          </table:table-cell>
          <table:table-cell office:value-type="float" office:value="-2.2807" calcext:value-type="float">
            <text:p>-2.2807</text:p>
          </table:table-cell>
          <table:table-cell table:formula="of:=[.C539]/3.1415*180" office:value-type="float" office:value="-130.678338373389" calcext:value-type="float">
            <text:p>-130.678338373389</text:p>
          </table:table-cell>
          <table:table-cell table:formula="of:=([.B539]/180)*3.1415" office:value-type="float" office:value="3.99548012416667" calcext:value-type="float">
            <text:p>3.99548012416667</text:p>
          </table:table-cell>
          <table:table-cell table:formula="of:=SIN([.E539])" office:value-type="float" office:value="-0.753840386910747" calcext:value-type="float">
            <text:p>-0.753840386910747</text:p>
          </table:table-cell>
          <table:table-cell table:formula="of:=SIN([.C539])" office:value-type="float" office:value="-0.758424661530015" calcext:value-type="float">
            <text:p>-0.75842466153001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28.9752" calcext:value-type="float">
            <text:p>228.9752</text:p>
          </table:table-cell>
          <table:table-cell office:value-type="float" office:value="-2.277" calcext:value-type="float">
            <text:p>-2.277</text:p>
          </table:table-cell>
          <table:table-cell table:formula="of:=[.C540]/3.1415*180" office:value-type="float" office:value="-130.46633773675" calcext:value-type="float">
            <text:p>-130.46633773675</text:p>
          </table:table-cell>
          <table:table-cell table:formula="of:=([.B540]/180)*3.1415" office:value-type="float" office:value="3.99625328222222" calcext:value-type="float">
            <text:p>3.99625328222222</text:p>
          </table:table-cell>
          <table:table-cell table:formula="of:=SIN([.E540])" office:value-type="float" office:value="-0.754348170912716" calcext:value-type="float">
            <text:p>-0.754348170912716</text:p>
          </table:table-cell>
          <table:table-cell table:formula="of:=SIN([.C540])" office:value-type="float" office:value="-0.760830979271347" calcext:value-type="float">
            <text:p>-0.76083097927134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29.3515" calcext:value-type="float">
            <text:p>229.3515</text:p>
          </table:table-cell>
          <table:table-cell office:value-type="float" office:value="-2.2845" calcext:value-type="float">
            <text:p>-2.2845</text:p>
          </table:table-cell>
          <table:table-cell table:formula="of:=[.C541]/3.1415*180" office:value-type="float" office:value="-130.896068756963" calcext:value-type="float">
            <text:p>-130.896068756963</text:p>
          </table:table-cell>
          <table:table-cell table:formula="of:=([.B541]/180)*3.1415" office:value-type="float" office:value="4.0028207625" calcext:value-type="float">
            <text:p>4.0028207625</text:p>
          </table:table-cell>
          <table:table-cell table:formula="of:=SIN([.E541])" office:value-type="float" office:value="-0.758643255453346" calcext:value-type="float">
            <text:p>-0.758643255453346</text:p>
          </table:table-cell>
          <table:table-cell table:formula="of:=SIN([.C541])" office:value-type="float" office:value="-0.755942500944884" calcext:value-type="float">
            <text:p>-0.75594250094488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28.4293" calcext:value-type="float">
            <text:p>228.4293</text:p>
          </table:table-cell>
          <table:table-cell office:value-type="float" office:value="-2.2849" calcext:value-type="float">
            <text:p>-2.2849</text:p>
          </table:table-cell>
          <table:table-cell table:formula="of:=[.C542]/3.1415*180" office:value-type="float" office:value="-130.918987744708" calcext:value-type="float">
            <text:p>-130.918987744708</text:p>
          </table:table-cell>
          <table:table-cell table:formula="of:=([.B542]/180)*3.1415" office:value-type="float" office:value="3.98672581083333" calcext:value-type="float">
            <text:p>3.98672581083333</text:p>
          </table:table-cell>
          <table:table-cell table:formula="of:=SIN([.E542])" office:value-type="float" office:value="-0.748059486171684" calcext:value-type="float">
            <text:p>-0.748059486171684</text:p>
          </table:table-cell>
          <table:table-cell table:formula="of:=SIN([.C542])" office:value-type="float" office:value="-0.755680585269068" calcext:value-type="float">
            <text:p>-0.75568058526906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30.9548" calcext:value-type="float">
            <text:p>230.9548</text:p>
          </table:table-cell>
          <table:table-cell office:value-type="float" office:value="-2.2523" calcext:value-type="float">
            <text:p>-2.2523</text:p>
          </table:table-cell>
          <table:table-cell table:formula="of:=[.C543]/3.1415*180" office:value-type="float" office:value="-129.051090243514" calcext:value-type="float">
            <text:p>-129.051090243514</text:p>
          </table:table-cell>
          <table:table-cell table:formula="of:=([.B543]/180)*3.1415" office:value-type="float" office:value="4.03080280111111" calcext:value-type="float">
            <text:p>4.03080280111111</text:p>
          </table:table-cell>
          <table:table-cell table:formula="of:=SIN([.E543])" office:value-type="float" office:value="-0.776574362534541" calcext:value-type="float">
            <text:p>-0.776574362534541</text:p>
          </table:table-cell>
          <table:table-cell table:formula="of:=SIN([.C543])" office:value-type="float" office:value="-0.776626340826792" calcext:value-type="float">
            <text:p>-0.77662634082679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31.6267" calcext:value-type="float">
            <text:p>231.6267</text:p>
          </table:table-cell>
          <table:table-cell office:value-type="float" office:value="-2.2115" calcext:value-type="float">
            <text:p>-2.2115</text:p>
          </table:table-cell>
          <table:table-cell table:formula="of:=[.C544]/3.1415*180" office:value-type="float" office:value="-126.713353493554" calcext:value-type="float">
            <text:p>-126.713353493554</text:p>
          </table:table-cell>
          <table:table-cell table:formula="of:=([.B544]/180)*3.1415" office:value-type="float" office:value="4.0425293225" calcext:value-type="float">
            <text:p>4.0425293225</text:p>
          </table:table-cell>
          <table:table-cell table:formula="of:=SIN([.E544])" office:value-type="float" office:value="-0.783908808648522" calcext:value-type="float">
            <text:p>-0.783908808648522</text:p>
          </table:table-cell>
          <table:table-cell table:formula="of:=SIN([.C544])" office:value-type="float" office:value="-0.801675328907429" calcext:value-type="float">
            <text:p>-0.80167532890742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33.2748" calcext:value-type="float">
            <text:p>233.2748</text:p>
          </table:table-cell>
          <table:table-cell office:value-type="float" office:value="-2.1993" calcext:value-type="float">
            <text:p>-2.1993</text:p>
          </table:table-cell>
          <table:table-cell table:formula="of:=[.C545]/3.1415*180" office:value-type="float" office:value="-126.01432436734" calcext:value-type="float">
            <text:p>-126.01432436734</text:p>
          </table:table-cell>
          <table:table-cell table:formula="of:=([.B545]/180)*3.1415" office:value-type="float" office:value="4.07129324555556" calcext:value-type="float">
            <text:p>4.07129324555556</text:p>
          </table:table-cell>
          <table:table-cell table:formula="of:=SIN([.E545])" office:value-type="float" office:value="-0.801440908658337" calcext:value-type="float">
            <text:p>-0.801440908658337</text:p>
          </table:table-cell>
          <table:table-cell table:formula="of:=SIN([.C545])" office:value-type="float" office:value="-0.808908156486415" calcext:value-type="float">
            <text:p>-0.80890815648641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33.9045" calcext:value-type="float">
            <text:p>233.9045</text:p>
          </table:table-cell>
          <table:table-cell office:value-type="float" office:value="-2.179" calcext:value-type="float">
            <text:p>-2.179</text:p>
          </table:table-cell>
          <table:table-cell table:formula="of:=[.C546]/3.1415*180" office:value-type="float" office:value="-124.851185739297" calcext:value-type="float">
            <text:p>-124.851185739297</text:p>
          </table:table-cell>
          <table:table-cell table:formula="of:=([.B546]/180)*3.1415" office:value-type="float" office:value="4.08228325972222" calcext:value-type="float">
            <text:p>4.08228325972222</text:p>
          </table:table-cell>
          <table:table-cell table:formula="of:=SIN([.E546])" office:value-type="float" office:value="-0.807965219022565" calcext:value-type="float">
            <text:p>-0.807965219022565</text:p>
          </table:table-cell>
          <table:table-cell table:formula="of:=SIN([.C546])" office:value-type="float" office:value="-0.820675752044918" calcext:value-type="float">
            <text:p>-0.82067575204491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35.0734" calcext:value-type="float">
            <text:p>235.0734</text:p>
          </table:table-cell>
          <table:table-cell office:value-type="float" office:value="-2.1684" calcext:value-type="float">
            <text:p>-2.1684</text:p>
          </table:table-cell>
          <table:table-cell table:formula="of:=[.C547]/3.1415*180" office:value-type="float" office:value="-124.243832564062" calcext:value-type="float">
            <text:p>-124.243832564062</text:p>
          </table:table-cell>
          <table:table-cell table:formula="of:=([.B547]/180)*3.1415" office:value-type="float" office:value="4.10268381166667" calcext:value-type="float">
            <text:p>4.10268381166667</text:p>
          </table:table-cell>
          <table:table-cell table:formula="of:=SIN([.E547])" office:value-type="float" office:value="-0.819816881466547" calcext:value-type="float">
            <text:p>-0.819816881466547</text:p>
          </table:table-cell>
          <table:table-cell table:formula="of:=SIN([.C547])" office:value-type="float" office:value="-0.82668631180814" calcext:value-type="float">
            <text:p>-0.8266863118081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35.6276" calcext:value-type="float">
            <text:p>235.6276</text:p>
          </table:table-cell>
          <table:table-cell office:value-type="float" office:value="-2.173" calcext:value-type="float">
            <text:p>-2.173</text:p>
          </table:table-cell>
          <table:table-cell table:formula="of:=[.C548]/3.1415*180" office:value-type="float" office:value="-124.507400923126" calcext:value-type="float">
            <text:p>-124.507400923126</text:p>
          </table:table-cell>
          <table:table-cell table:formula="of:=([.B548]/180)*3.1415" office:value-type="float" office:value="4.11235614111111" calcext:value-type="float">
            <text:p>4.11235614111111</text:p>
          </table:table-cell>
          <table:table-cell table:formula="of:=SIN([.E548])" office:value-type="float" office:value="-0.825317072015995" calcext:value-type="float">
            <text:p>-0.825317072015995</text:p>
          </table:table-cell>
          <table:table-cell table:formula="of:=SIN([.C548])" office:value-type="float" office:value="-0.824089324441149" calcext:value-type="float">
            <text:p>-0.82408932444114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36.9144" calcext:value-type="float">
            <text:p>236.9144</text:p>
          </table:table-cell>
          <table:table-cell office:value-type="float" office:value="-2.1528" calcext:value-type="float">
            <text:p>-2.1528</text:p>
          </table:table-cell>
          <table:table-cell table:formula="of:=[.C549]/3.1415*180" office:value-type="float" office:value="-123.349992042018" calcext:value-type="float">
            <text:p>-123.349992042018</text:p>
          </table:table-cell>
          <table:table-cell table:formula="of:=([.B549]/180)*3.1415" office:value-type="float" office:value="4.13481437555556" calcext:value-type="float">
            <text:p>4.13481437555556</text:p>
          </table:table-cell>
          <table:table-cell table:formula="of:=SIN([.E549])" office:value-type="float" office:value="-0.837789362959829" calcext:value-type="float">
            <text:p>-0.837789362959829</text:p>
          </table:table-cell>
          <table:table-cell table:formula="of:=SIN([.C549])" office:value-type="float" office:value="-0.835362910696635" calcext:value-type="float">
            <text:p>-0.83536291069663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37.5623" calcext:value-type="float">
            <text:p>237.5623</text:p>
          </table:table-cell>
          <table:table-cell office:value-type="float" office:value="-2.1368" calcext:value-type="float">
            <text:p>-2.1368</text:p>
          </table:table-cell>
          <table:table-cell table:formula="of:=[.C550]/3.1415*180" office:value-type="float" office:value="-122.43323253223" calcext:value-type="float">
            <text:p>-122.43323253223</text:p>
          </table:table-cell>
          <table:table-cell table:formula="of:=([.B550]/180)*3.1415" office:value-type="float" office:value="4.14612203027778" calcext:value-type="float">
            <text:p>4.14612203027778</text:p>
          </table:table-cell>
          <table:table-cell table:formula="of:=SIN([.E550])" office:value-type="float" office:value="-0.843909577628576" calcext:value-type="float">
            <text:p>-0.843909577628576</text:p>
          </table:table-cell>
          <table:table-cell table:formula="of:=SIN([.C550])" office:value-type="float" office:value="-0.844050792603148" calcext:value-type="float">
            <text:p>-0.84405079260314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38.9454" calcext:value-type="float">
            <text:p>238.9454</text:p>
          </table:table-cell>
          <table:table-cell office:value-type="float" office:value="-2.1145" calcext:value-type="float">
            <text:p>-2.1145</text:p>
          </table:table-cell>
          <table:table-cell table:formula="of:=[.C551]/3.1415*180" office:value-type="float" office:value="-121.155498965462" calcext:value-type="float">
            <text:p>-121.155498965462</text:p>
          </table:table-cell>
          <table:table-cell table:formula="of:=([.B551]/180)*3.1415" office:value-type="float" office:value="4.17026096722222" calcext:value-type="float">
            <text:p>4.17026096722222</text:p>
          </table:table-cell>
          <table:table-cell table:formula="of:=SIN([.E551])" office:value-type="float" office:value="-0.856612651991614" calcext:value-type="float">
            <text:p>-0.856612651991614</text:p>
          </table:table-cell>
          <table:table-cell table:formula="of:=SIN([.C551])" office:value-type="float" office:value="-0.855798611349134" calcext:value-type="float">
            <text:p>-0.85579861134913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38.8553" calcext:value-type="float">
            <text:p>238.8553</text:p>
          </table:table-cell>
          <table:table-cell office:value-type="float" office:value="-2.0928" calcext:value-type="float">
            <text:p>-2.0928</text:p>
          </table:table-cell>
          <table:table-cell table:formula="of:=[.C552]/3.1415*180" office:value-type="float" office:value="-119.912143880312" calcext:value-type="float">
            <text:p>-119.912143880312</text:p>
          </table:table-cell>
          <table:table-cell table:formula="of:=([.B552]/180)*3.1415" office:value-type="float" office:value="4.16868847194445" calcext:value-type="float">
            <text:p>4.16868847194445</text:p>
          </table:table-cell>
          <table:table-cell table:formula="of:=SIN([.E552])" office:value-type="float" office:value="-0.855800248506607" calcext:value-type="float">
            <text:p>-0.855800248506607</text:p>
          </table:table-cell>
          <table:table-cell table:formula="of:=SIN([.C552])" office:value-type="float" office:value="-0.866821852906481" calcext:value-type="float">
            <text:p>-0.86682185290648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41.318" calcext:value-type="float">
            <text:p>241.318</text:p>
          </table:table-cell>
          <table:table-cell office:value-type="float" office:value="-2.0742" calcext:value-type="float">
            <text:p>-2.0742</text:p>
          </table:table-cell>
          <table:table-cell table:formula="of:=[.C553]/3.1415*180" office:value-type="float" office:value="-118.846410950183" calcext:value-type="float">
            <text:p>-118.846410950183</text:p>
          </table:table-cell>
          <table:table-cell table:formula="of:=([.B553]/180)*3.1415" office:value-type="float" office:value="4.21166942777778" calcext:value-type="float">
            <text:p>4.21166942777778</text:p>
          </table:table-cell>
          <table:table-cell table:formula="of:=SIN([.E553])" office:value-type="float" office:value="-0.87723736283723" calcext:value-type="float">
            <text:p>-0.87723736283723</text:p>
          </table:table-cell>
          <table:table-cell table:formula="of:=SIN([.C553])" office:value-type="float" office:value="-0.875945673793269" calcext:value-type="float">
            <text:p>-0.87594567379326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40.9993" calcext:value-type="float">
            <text:p>240.9993</text:p>
          </table:table-cell>
          <table:table-cell office:value-type="float" office:value="-2.0699" calcext:value-type="float">
            <text:p>-2.0699</text:p>
          </table:table-cell>
          <table:table-cell table:formula="of:=[.C554]/3.1415*180" office:value-type="float" office:value="-118.600031831927" calcext:value-type="float">
            <text:p>-118.600031831927</text:p>
          </table:table-cell>
          <table:table-cell table:formula="of:=([.B554]/180)*3.1415" office:value-type="float" office:value="4.2061072275" calcext:value-type="float">
            <text:p>4.2061072275</text:p>
          </table:table-cell>
          <table:table-cell table:formula="of:=SIN([.E554])" office:value-type="float" office:value="-0.874553634105933" calcext:value-type="float">
            <text:p>-0.874553634105933</text:p>
          </table:table-cell>
          <table:table-cell table:formula="of:=SIN([.C554])" office:value-type="float" office:value="-0.878011931263594" calcext:value-type="float">
            <text:p>-0.87801193126359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41.1525" calcext:value-type="float">
            <text:p>241.1525</text:p>
          </table:table-cell>
          <table:table-cell office:value-type="float" office:value="-2.0661" calcext:value-type="float">
            <text:p>-2.0661</text:p>
          </table:table-cell>
          <table:table-cell table:formula="of:=[.C555]/3.1415*180" office:value-type="float" office:value="-118.382301448353" calcext:value-type="float">
            <text:p>-118.382301448353</text:p>
          </table:table-cell>
          <table:table-cell table:formula="of:=([.B555]/180)*3.1415" office:value-type="float" office:value="4.20878099305556" calcext:value-type="float">
            <text:p>4.20878099305556</text:p>
          </table:table-cell>
          <table:table-cell table:formula="of:=SIN([.E555])" office:value-type="float" office:value="-0.87584709238356" calcext:value-type="float">
            <text:p>-0.87584709238356</text:p>
          </table:table-cell>
          <table:table-cell table:formula="of:=SIN([.C555])" office:value-type="float" office:value="-0.879824414880135" calcext:value-type="float">
            <text:p>-0.87982441488013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41.2989" calcext:value-type="float">
            <text:p>241.2989</text:p>
          </table:table-cell>
          <table:table-cell office:value-type="float" office:value="-2.0677" calcext:value-type="float">
            <text:p>-2.0677</text:p>
          </table:table-cell>
          <table:table-cell table:formula="of:=[.C556]/3.1415*180" office:value-type="float" office:value="-118.473977399332" calcext:value-type="float">
            <text:p>-118.473977399332</text:p>
          </table:table-cell>
          <table:table-cell table:formula="of:=([.B556]/180)*3.1415" office:value-type="float" office:value="4.21133607972222" calcext:value-type="float">
            <text:p>4.21133607972222</text:p>
          </table:table-cell>
          <table:table-cell table:formula="of:=SIN([.E556])" office:value-type="float" office:value="-0.877077288072557" calcext:value-type="float">
            <text:p>-0.877077288072557</text:p>
          </table:table-cell>
          <table:table-cell table:formula="of:=SIN([.C556])" office:value-type="float" office:value="-0.879062810865943" calcext:value-type="float">
            <text:p>-0.87906281086594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41.6453" calcext:value-type="float">
            <text:p>241.6453</text:p>
          </table:table-cell>
          <table:table-cell office:value-type="float" office:value="-2.0746" calcext:value-type="float">
            <text:p>-2.0746</text:p>
          </table:table-cell>
          <table:table-cell table:formula="of:=[.C557]/3.1415*180" office:value-type="float" office:value="-118.869329937928" calcext:value-type="float">
            <text:p>-118.869329937928</text:p>
          </table:table-cell>
          <table:table-cell table:formula="of:=([.B557]/180)*3.1415" office:value-type="float" office:value="4.21738172194444" calcext:value-type="float">
            <text:p>4.21738172194444</text:p>
          </table:table-cell>
          <table:table-cell table:formula="of:=SIN([.E557])" office:value-type="float" office:value="-0.879965261824168" calcext:value-type="float">
            <text:p>-0.879965261824168</text:p>
          </table:table-cell>
          <table:table-cell table:formula="of:=SIN([.C557])" office:value-type="float" office:value="-0.875752639818754" calcext:value-type="float">
            <text:p>-0.87575263981875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40.7412" calcext:value-type="float">
            <text:p>240.7412</text:p>
          </table:table-cell>
          <table:table-cell office:value-type="float" office:value="-2.0682" calcext:value-type="float">
            <text:p>-2.0682</text:p>
          </table:table-cell>
          <table:table-cell table:formula="of:=[.C558]/3.1415*180" office:value-type="float" office:value="-118.502626134012" calcext:value-type="float">
            <text:p>-118.502626134012</text:p>
          </table:table-cell>
          <table:table-cell table:formula="of:=([.B558]/180)*3.1415" office:value-type="float" office:value="4.20160266555556" calcext:value-type="float">
            <text:p>4.20160266555556</text:p>
          </table:table-cell>
          <table:table-cell table:formula="of:=SIN([.E558])" office:value-type="float" office:value="-0.87236037687181" calcext:value-type="float">
            <text:p>-0.87236037687181</text:p>
          </table:table-cell>
          <table:table-cell table:formula="of:=SIN([.C558])" office:value-type="float" office:value="-0.878824348011844" calcext:value-type="float">
            <text:p>-0.87882434801184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42.6648" calcext:value-type="float">
            <text:p>242.6648</text:p>
          </table:table-cell>
          <table:table-cell office:value-type="float" office:value="-2.0506" calcext:value-type="float">
            <text:p>-2.0506</text:p>
          </table:table-cell>
          <table:table-cell table:formula="of:=[.C559]/3.1415*180" office:value-type="float" office:value="-117.494190673245" calcext:value-type="float">
            <text:p>-117.494190673245</text:p>
          </table:table-cell>
          <table:table-cell table:formula="of:=([.B559]/180)*3.1415" office:value-type="float" office:value="4.23517482888889" calcext:value-type="float">
            <text:p>4.23517482888889</text:p>
          </table:table-cell>
          <table:table-cell table:formula="of:=SIN([.E559])" office:value-type="float" office:value="-0.888277925980495" calcext:value-type="float">
            <text:p>-0.888277925980495</text:p>
          </table:table-cell>
          <table:table-cell table:formula="of:=SIN([.C559])" office:value-type="float" office:value="-0.887085565309926" calcext:value-type="float">
            <text:p>-0.88708556530992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42.5174" calcext:value-type="float">
            <text:p>242.5174</text:p>
          </table:table-cell>
          <table:table-cell office:value-type="float" office:value="-2.0366" calcext:value-type="float">
            <text:p>-2.0366</text:p>
          </table:table-cell>
          <table:table-cell table:formula="of:=[.C560]/3.1415*180" office:value-type="float" office:value="-116.69202610218" calcext:value-type="float">
            <text:p>-116.69202610218</text:p>
          </table:table-cell>
          <table:table-cell table:formula="of:=([.B560]/180)*3.1415" office:value-type="float" office:value="4.23260228944445" calcext:value-type="float">
            <text:p>4.23260228944445</text:p>
          </table:table-cell>
          <table:table-cell table:formula="of:=SIN([.E560])" office:value-type="float" office:value="-0.887093404280817" calcext:value-type="float">
            <text:p>-0.887093404280817</text:p>
          </table:table-cell>
          <table:table-cell table:formula="of:=SIN([.C560])" office:value-type="float" office:value="-0.893460891599969" calcext:value-type="float">
            <text:p>-0.89346089159996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44.0951" calcext:value-type="float">
            <text:p>244.0951</text:p>
          </table:table-cell>
          <table:table-cell office:value-type="float" office:value="-2.0273" calcext:value-type="float">
            <text:p>-2.0273</text:p>
          </table:table-cell>
          <table:table-cell table:formula="of:=[.C561]/3.1415*180" office:value-type="float" office:value="-116.159159637116" calcext:value-type="float">
            <text:p>-116.159159637116</text:p>
          </table:table-cell>
          <table:table-cell table:formula="of:=([.B561]/180)*3.1415" office:value-type="float" office:value="4.26013753694445" calcext:value-type="float">
            <text:p>4.26013753694445</text:p>
          </table:table-cell>
          <table:table-cell table:formula="of:=SIN([.E561])" office:value-type="float" office:value="-0.899465520700394" calcext:value-type="float">
            <text:p>-0.899465520700394</text:p>
          </table:table-cell>
          <table:table-cell table:formula="of:=SIN([.C561])" office:value-type="float" office:value="-0.897599205222886" calcext:value-type="float">
            <text:p>-0.89759920522288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43.6305" calcext:value-type="float">
            <text:p>243.6305</text:p>
          </table:table-cell>
          <table:table-cell office:value-type="float" office:value="-2.0281" calcext:value-type="float">
            <text:p>-2.0281</text:p>
          </table:table-cell>
          <table:table-cell table:formula="of:=[.C562]/3.1415*180" office:value-type="float" office:value="-116.204997612605" calcext:value-type="float">
            <text:p>-116.204997612605</text:p>
          </table:table-cell>
          <table:table-cell table:formula="of:=([.B562]/180)*3.1415" office:value-type="float" office:value="4.25202897638889" calcext:value-type="float">
            <text:p>4.25202897638889</text:p>
          </table:table-cell>
          <table:table-cell table:formula="of:=SIN([.E562])" office:value-type="float" office:value="-0.895892616371052" calcext:value-type="float">
            <text:p>-0.895892616371052</text:p>
          </table:table-cell>
          <table:table-cell table:formula="of:=SIN([.C562])" office:value-type="float" office:value="-0.897246268022758" calcext:value-type="float">
            <text:p>-0.89724626802275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44.0089" calcext:value-type="float">
            <text:p>244.0089</text:p>
          </table:table-cell>
          <table:table-cell office:value-type="float" office:value="-2.0294" calcext:value-type="float">
            <text:p>-2.0294</text:p>
          </table:table-cell>
          <table:table-cell table:formula="of:=[.C563]/3.1415*180" office:value-type="float" office:value="-116.279484322776" calcext:value-type="float">
            <text:p>-116.279484322776</text:p>
          </table:table-cell>
          <table:table-cell table:formula="of:=([.B563]/180)*3.1415" office:value-type="float" office:value="4.2586331075" calcext:value-type="float">
            <text:p>4.2586331075</text:p>
          </table:table-cell>
          <table:table-cell table:formula="of:=SIN([.E563])" office:value-type="float" office:value="-0.898807079830677" calcext:value-type="float">
            <text:p>-0.898807079830677</text:p>
          </table:table-cell>
          <table:table-cell table:formula="of:=SIN([.C563])" office:value-type="float" office:value="-0.896671520431974" calcext:value-type="float">
            <text:p>-0.89667152043197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44.0426" calcext:value-type="float">
            <text:p>244.0426</text:p>
          </table:table-cell>
          <table:table-cell office:value-type="float" office:value="-2.0285" calcext:value-type="float">
            <text:p>-2.0285</text:p>
          </table:table-cell>
          <table:table-cell table:formula="of:=[.C564]/3.1415*180" office:value-type="float" office:value="-116.22791660035" calcext:value-type="float">
            <text:p>-116.22791660035</text:p>
          </table:table-cell>
          <table:table-cell table:formula="of:=([.B564]/180)*3.1415" office:value-type="float" office:value="4.25922126611111" calcext:value-type="float">
            <text:p>4.25922126611111</text:p>
          </table:table-cell>
          <table:table-cell table:formula="of:=SIN([.E564])" office:value-type="float" office:value="-0.89906474040047" calcext:value-type="float">
            <text:p>-0.89906474040047</text:p>
          </table:table-cell>
          <table:table-cell table:formula="of:=SIN([.C564])" office:value-type="float" office:value="-0.897069584069469" calcext:value-type="float">
            <text:p>-0.89706958406946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43.467" calcext:value-type="float">
            <text:p>243.467</text:p>
          </table:table-cell>
          <table:table-cell office:value-type="float" office:value="-2.0314" calcext:value-type="float">
            <text:p>-2.0314</text:p>
          </table:table-cell>
          <table:table-cell table:formula="of:=[.C565]/3.1415*180" office:value-type="float" office:value="-116.394079261499" calcext:value-type="float">
            <text:p>-116.394079261499</text:p>
          </table:table-cell>
          <table:table-cell table:formula="of:=([.B565]/180)*3.1415" office:value-type="float" office:value="4.24917544722222" calcext:value-type="float">
            <text:p>4.24917544722222</text:p>
          </table:table-cell>
          <table:table-cell table:formula="of:=SIN([.E565])" office:value-type="float" office:value="-0.894621231345398" calcext:value-type="float">
            <text:p>-0.894621231345398</text:p>
          </table:table-cell>
          <table:table-cell table:formula="of:=SIN([.C565])" office:value-type="float" office:value="-0.895784334694851" calcext:value-type="float">
            <text:p>-0.89578433469485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43.4206" calcext:value-type="float">
            <text:p>243.4206</text:p>
          </table:table-cell>
          <table:table-cell office:value-type="float" office:value="-2.0249" calcext:value-type="float">
            <text:p>-2.0249</text:p>
          </table:table-cell>
          <table:table-cell table:formula="of:=[.C566]/3.1415*180" office:value-type="float" office:value="-116.021645710648" calcext:value-type="float">
            <text:p>-116.021645710648</text:p>
          </table:table-cell>
          <table:table-cell table:formula="of:=([.B566]/180)*3.1415" office:value-type="float" office:value="4.24836563833333" calcext:value-type="float">
            <text:p>4.24836563833333</text:p>
          </table:table-cell>
          <table:table-cell table:formula="of:=SIN([.E566])" office:value-type="float" office:value="-0.894259094939861" calcext:value-type="float">
            <text:p>-0.894259094939861</text:p>
          </table:table-cell>
          <table:table-cell table:formula="of:=SIN([.C566])" office:value-type="float" office:value="-0.898654569140824" calcext:value-type="float">
            <text:p>-0.89865456914082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44.693" calcext:value-type="float">
            <text:p>244.693</text:p>
          </table:table-cell>
          <table:table-cell office:value-type="float" office:value="-2.0165" calcext:value-type="float">
            <text:p>-2.0165</text:p>
          </table:table-cell>
          <table:table-cell table:formula="of:=[.C567]/3.1415*180" office:value-type="float" office:value="-115.540346968009" calcext:value-type="float">
            <text:p>-115.540346968009</text:p>
          </table:table-cell>
          <table:table-cell table:formula="of:=([.B567]/180)*3.1415" office:value-type="float" office:value="4.27057255277778" calcext:value-type="float">
            <text:p>4.27057255277778</text:p>
          </table:table-cell>
          <table:table-cell table:formula="of:=SIN([.E567])" office:value-type="float" office:value="-0.903976482869603" calcext:value-type="float">
            <text:p>-0.903976482869603</text:p>
          </table:table-cell>
          <table:table-cell table:formula="of:=SIN([.C567])" office:value-type="float" office:value="-0.902307540278311" calcext:value-type="float">
            <text:p>-0.90230754027831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44.7208" calcext:value-type="float">
            <text:p>244.7208</text:p>
          </table:table-cell>
          <table:table-cell office:value-type="float" office:value="-2.0179" calcext:value-type="float">
            <text:p>-2.0179</text:p>
          </table:table-cell>
          <table:table-cell table:formula="of:=[.C568]/3.1415*180" office:value-type="float" office:value="-115.620563425115" calcext:value-type="float">
            <text:p>-115.620563425115</text:p>
          </table:table-cell>
          <table:table-cell table:formula="of:=([.B568]/180)*3.1415" office:value-type="float" office:value="4.27105774" calcext:value-type="float">
            <text:p>4.27105774</text:p>
          </table:table-cell>
          <table:table-cell table:formula="of:=SIN([.E568])" office:value-type="float" office:value="-0.90418383386935" calcext:value-type="float">
            <text:p>-0.90418383386935</text:p>
          </table:table-cell>
          <table:table-cell table:formula="of:=SIN([.C568])" office:value-type="float" office:value="-0.901703126130956" calcext:value-type="float">
            <text:p>-0.90170312613095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44.13" calcext:value-type="float">
            <text:p>244.13</text:p>
          </table:table-cell>
          <table:table-cell office:value-type="float" office:value="-2.0196" calcext:value-type="float">
            <text:p>-2.0196</text:p>
          </table:table-cell>
          <table:table-cell table:formula="of:=[.C569]/3.1415*180" office:value-type="float" office:value="-115.71796912303" calcext:value-type="float">
            <text:p>-115.71796912303</text:p>
          </table:table-cell>
          <table:table-cell table:formula="of:=([.B569]/180)*3.1415" office:value-type="float" office:value="4.26074663888889" calcext:value-type="float">
            <text:p>4.26074663888889</text:p>
          </table:table-cell>
          <table:table-cell table:formula="of:=SIN([.E569])" office:value-type="float" office:value="-0.899731526346679" calcext:value-type="float">
            <text:p>-0.899731526346679</text:p>
          </table:table-cell>
          <table:table-cell table:formula="of:=SIN([.C569])" office:value-type="float" office:value="-0.900966818792988" calcext:value-type="float">
            <text:p>-0.90096681879298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44.0336" calcext:value-type="float">
            <text:p>244.0336</text:p>
          </table:table-cell>
          <table:table-cell office:value-type="float" office:value="-2.0236" calcext:value-type="float">
            <text:p>-2.0236</text:p>
          </table:table-cell>
          <table:table-cell table:formula="of:=[.C570]/3.1415*180" office:value-type="float" office:value="-115.947159000477" calcext:value-type="float">
            <text:p>-115.947159000477</text:p>
          </table:table-cell>
          <table:table-cell table:formula="of:=([.B570]/180)*3.1415" office:value-type="float" office:value="4.25906419111111" calcext:value-type="float">
            <text:p>4.25906419111111</text:p>
          </table:table-cell>
          <table:table-cell table:formula="of:=SIN([.E570])" office:value-type="float" office:value="-0.898995959407594" calcext:value-type="float">
            <text:p>-0.898995959407594</text:p>
          </table:table-cell>
          <table:table-cell table:formula="of:=SIN([.C570])" office:value-type="float" office:value="-0.899224063719737" calcext:value-type="float">
            <text:p>-0.89922406371973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43.8181" calcext:value-type="float">
            <text:p>243.8181</text:p>
          </table:table-cell>
          <table:table-cell office:value-type="float" office:value="-2.0198" calcext:value-type="float">
            <text:p>-2.0198</text:p>
          </table:table-cell>
          <table:table-cell table:formula="of:=[.C571]/3.1415*180" office:value-type="float" office:value="-115.729428616903" calcext:value-type="float">
            <text:p>-115.729428616903</text:p>
          </table:table-cell>
          <table:table-cell table:formula="of:=([.B571]/180)*3.1415" office:value-type="float" office:value="4.2553031175" calcext:value-type="float">
            <text:p>4.2553031175</text:p>
          </table:table-cell>
          <table:table-cell table:formula="of:=SIN([.E571])" office:value-type="float" office:value="-0.897342416626577" calcext:value-type="float">
            <text:p>-0.897342416626577</text:p>
          </table:table-cell>
          <table:table-cell table:formula="of:=SIN([.C571])" office:value-type="float" office:value="-0.900880023175408" calcext:value-type="float">
            <text:p>-0.90088002317540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44.4423" calcext:value-type="float">
            <text:p>244.4423</text:p>
          </table:table-cell>
          <table:table-cell office:value-type="float" office:value="-2.0236" calcext:value-type="float">
            <text:p>-2.0236</text:p>
          </table:table-cell>
          <table:table-cell table:formula="of:=[.C572]/3.1415*180" office:value-type="float" office:value="-115.947159000477" calcext:value-type="float">
            <text:p>-115.947159000477</text:p>
          </table:table-cell>
          <table:table-cell table:formula="of:=([.B572]/180)*3.1415" office:value-type="float" office:value="4.26619714138889" calcext:value-type="float">
            <text:p>4.26619714138889</text:p>
          </table:table-cell>
          <table:table-cell table:formula="of:=SIN([.E572])" office:value-type="float" office:value="-0.90209698795959" calcext:value-type="float">
            <text:p>-0.90209698795959</text:p>
          </table:table-cell>
          <table:table-cell table:formula="of:=SIN([.C572])" office:value-type="float" office:value="-0.899224063719737" calcext:value-type="float">
            <text:p>-0.89922406371973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43.6984" calcext:value-type="float">
            <text:p>243.6984</text:p>
          </table:table-cell>
          <table:table-cell office:value-type="float" office:value="-2.0314" calcext:value-type="float">
            <text:p>-2.0314</text:p>
          </table:table-cell>
          <table:table-cell table:formula="of:=[.C573]/3.1415*180" office:value-type="float" office:value="-116.394079261499" calcext:value-type="float">
            <text:p>-116.394079261499</text:p>
          </table:table-cell>
          <table:table-cell table:formula="of:=([.B573]/180)*3.1415" office:value-type="float" office:value="4.25321402" calcext:value-type="float">
            <text:p>4.25321402</text:p>
          </table:table-cell>
          <table:table-cell table:formula="of:=SIN([.E573])" office:value-type="float" office:value="-0.896418467292226" calcext:value-type="float">
            <text:p>-0.896418467292226</text:p>
          </table:table-cell>
          <table:table-cell table:formula="of:=SIN([.C573])" office:value-type="float" office:value="-0.895784334694851" calcext:value-type="float">
            <text:p>-0.89578433469485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43.2845" calcext:value-type="float">
            <text:p>243.2845</text:p>
          </table:table-cell>
          <table:table-cell office:value-type="float" office:value="-2.03" calcext:value-type="float">
            <text:p>-2.03</text:p>
          </table:table-cell>
          <table:table-cell table:formula="of:=[.C574]/3.1415*180" office:value-type="float" office:value="-116.313862804393" calcext:value-type="float">
            <text:p>-116.313862804393</text:p>
          </table:table-cell>
          <table:table-cell table:formula="of:=([.B574]/180)*3.1415" office:value-type="float" office:value="4.24599031527778" calcext:value-type="float">
            <text:p>4.24599031527778</text:p>
          </table:table-cell>
          <table:table-cell table:formula="of:=SIN([.E574])" office:value-type="float" office:value="-0.893193498210318" calcext:value-type="float">
            <text:p>-0.893193498210318</text:p>
          </table:table-cell>
          <table:table-cell table:formula="of:=SIN([.C574])" office:value-type="float" office:value="-0.89640574115156" calcext:value-type="float">
            <text:p>-0.8964057411515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43.9922" calcext:value-type="float">
            <text:p>243.9922</text:p>
          </table:table-cell>
          <table:table-cell office:value-type="float" office:value="-1.9918" calcext:value-type="float">
            <text:p>-1.9918</text:p>
          </table:table-cell>
          <table:table-cell table:formula="of:=[.C575]/3.1415*180" office:value-type="float" office:value="-114.125099474773" calcext:value-type="float">
            <text:p>-114.125099474773</text:p>
          </table:table-cell>
          <table:table-cell table:formula="of:=([.B575]/180)*3.1415" office:value-type="float" office:value="4.25834164611111" calcext:value-type="float">
            <text:p>4.25834164611111</text:p>
          </table:table-cell>
          <table:table-cell table:formula="of:=SIN([.E575])" office:value-type="float" office:value="-0.898679281181408" calcext:value-type="float">
            <text:p>-0.898679281181408</text:p>
          </table:table-cell>
          <table:table-cell table:formula="of:=SIN([.C575])" office:value-type="float" office:value="-0.912679222235629" calcext:value-type="float">
            <text:p>-0.91267922223562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47.2181" calcext:value-type="float">
            <text:p>247.2181</text:p>
          </table:table-cell>
          <table:table-cell office:value-type="float" office:value="-1.965" calcext:value-type="float">
            <text:p>-1.965</text:p>
          </table:table-cell>
          <table:table-cell table:formula="of:=[.C576]/3.1415*180" office:value-type="float" office:value="-112.589527295878" calcext:value-type="float">
            <text:p>-112.589527295878</text:p>
          </table:table-cell>
          <table:table-cell table:formula="of:=([.B576]/180)*3.1415" office:value-type="float" office:value="4.31464256194445" calcext:value-type="float">
            <text:p>4.31464256194445</text:p>
          </table:table-cell>
          <table:table-cell table:formula="of:=SIN([.E576])" office:value-type="float" office:value="-0.921936240392382" calcext:value-type="float">
            <text:p>-0.921936240392382</text:p>
          </table:table-cell>
          <table:table-cell table:formula="of:=SIN([.C576])" office:value-type="float" office:value="-0.923302704749547" calcext:value-type="float">
            <text:p>-0.92330270474954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48.9966" calcext:value-type="float">
            <text:p>248.9966</text:p>
          </table:table-cell>
          <table:table-cell office:value-type="float" office:value="-1.9315" calcext:value-type="float">
            <text:p>-1.9315</text:p>
          </table:table-cell>
          <table:table-cell table:formula="of:=[.C577]/3.1415*180" office:value-type="float" office:value="-110.670062072258" calcext:value-type="float">
            <text:p>-110.670062072258</text:p>
          </table:table-cell>
          <table:table-cell table:formula="of:=([.B577]/180)*3.1415" office:value-type="float" office:value="4.34568232722222" calcext:value-type="float">
            <text:p>4.34568232722222</text:p>
          </table:table-cell>
          <table:table-cell table:formula="of:=SIN([.E577])" office:value-type="float" office:value="-0.933513212423671" calcext:value-type="float">
            <text:p>-0.933513212423671</text:p>
          </table:table-cell>
          <table:table-cell table:formula="of:=SIN([.C577])" office:value-type="float" office:value="-0.935648706052143" calcext:value-type="float">
            <text:p>-0.93564870605214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51.3759" calcext:value-type="float">
            <text:p>251.3759</text:p>
          </table:table-cell>
          <table:table-cell office:value-type="float" office:value="-1.8906" calcext:value-type="float">
            <text:p>-1.8906</text:p>
          </table:table-cell>
          <table:table-cell table:formula="of:=[.C578]/3.1415*180" office:value-type="float" office:value="-108.326595575362" calcext:value-type="float">
            <text:p>-108.326595575362</text:p>
          </table:table-cell>
          <table:table-cell table:formula="of:=([.B578]/180)*3.1415" office:value-type="float" office:value="4.38720772138889" calcext:value-type="float">
            <text:p>4.38720772138889</text:p>
          </table:table-cell>
          <table:table-cell table:formula="of:=SIN([.E578])" office:value-type="float" office:value="-0.947592833257809" calcext:value-type="float">
            <text:p>-0.947592833257809</text:p>
          </table:table-cell>
          <table:table-cell table:formula="of:=SIN([.C578])" office:value-type="float" office:value="-0.949297157632907" calcext:value-type="float">
            <text:p>-0.94929715763290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52.2387" calcext:value-type="float">
            <text:p>252.2387</text:p>
          </table:table-cell>
          <table:table-cell office:value-type="float" office:value="-1.8419" calcext:value-type="float">
            <text:p>-1.8419</text:p>
          </table:table-cell>
          <table:table-cell table:formula="of:=[.C579]/3.1415*180" office:value-type="float" office:value="-105.536208817444" calcext:value-type="float">
            <text:p>-105.536208817444</text:p>
          </table:table-cell>
          <table:table-cell table:formula="of:=([.B579]/180)*3.1415" office:value-type="float" office:value="4.40226597805556" calcext:value-type="float">
            <text:p>4.40226597805556</text:p>
          </table:table-cell>
          <table:table-cell table:formula="of:=SIN([.E579])" office:value-type="float" office:value="-0.952296039758803" calcext:value-type="float">
            <text:p>-0.952296039758803</text:p>
          </table:table-cell>
          <table:table-cell table:formula="of:=SIN([.C579])" office:value-type="float" office:value="-0.963475925104047" calcext:value-type="float">
            <text:p>-0.96347592510404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56.9223" calcext:value-type="float">
            <text:p>256.9223</text:p>
          </table:table-cell>
          <table:table-cell office:value-type="float" office:value="-1.7879" calcext:value-type="float">
            <text:p>-1.7879</text:p>
          </table:table-cell>
          <table:table-cell table:formula="of:=[.C580]/3.1415*180" office:value-type="float" office:value="-102.442145471908" calcext:value-type="float">
            <text:p>-102.442145471908</text:p>
          </table:table-cell>
          <table:table-cell table:formula="of:=([.B580]/180)*3.1415" office:value-type="float" office:value="4.48400780805556" calcext:value-type="float">
            <text:p>4.48400780805556</text:p>
          </table:table-cell>
          <table:table-cell table:formula="of:=SIN([.E580])" office:value-type="float" office:value="-0.974034175371345" calcext:value-type="float">
            <text:p>-0.974034175371345</text:p>
          </table:table-cell>
          <table:table-cell table:formula="of:=SIN([.C580])" office:value-type="float" office:value="-0.976525419494725" calcext:value-type="float">
            <text:p>-0.97652541949472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59.5959" calcext:value-type="float">
            <text:p>259.5959</text:p>
          </table:table-cell>
          <table:table-cell office:value-type="float" office:value="-1.7491" calcext:value-type="float">
            <text:p>-1.7491</text:p>
          </table:table-cell>
          <table:table-cell table:formula="of:=[.C581]/3.1415*180" office:value-type="float" office:value="-100.219003660672" calcext:value-type="float">
            <text:p>-100.219003660672</text:p>
          </table:table-cell>
          <table:table-cell table:formula="of:=([.B581]/180)*3.1415" office:value-type="float" office:value="4.53066955472222" calcext:value-type="float">
            <text:p>4.53066955472222</text:p>
          </table:table-cell>
          <table:table-cell table:formula="of:=SIN([.E581])" office:value-type="float" office:value="-0.983534410567417" calcext:value-type="float">
            <text:p>-0.983534410567417</text:p>
          </table:table-cell>
          <table:table-cell table:formula="of:=SIN([.C581])" office:value-type="float" office:value="-0.984145969788083" calcext:value-type="float">
            <text:p>-0.98414596978808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59.917" calcext:value-type="float">
            <text:p>259.917</text:p>
          </table:table-cell>
          <table:table-cell office:value-type="float" office:value="-1.722" calcext:value-type="float">
            <text:p>-1.722</text:p>
          </table:table-cell>
          <table:table-cell table:formula="of:=[.C582]/3.1415*180" office:value-type="float" office:value="-98.6662422409677" calcext:value-type="float">
            <text:p>-98.6662422409677</text:p>
          </table:table-cell>
          <table:table-cell table:formula="of:=([.B582]/180)*3.1415" office:value-type="float" office:value="4.53627364166667" calcext:value-type="float">
            <text:p>4.53627364166667</text:p>
          </table:table-cell>
          <table:table-cell table:formula="of:=SIN([.E582])" office:value-type="float" office:value="-0.984531736907993" calcext:value-type="float">
            <text:p>-0.984531736907993</text:p>
          </table:table-cell>
          <table:table-cell table:formula="of:=SIN([.C582])" office:value-type="float" office:value="-0.988590487023487" calcext:value-type="float">
            <text:p>-0.98859048702348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61.5191" calcext:value-type="float">
            <text:p>261.5191</text:p>
          </table:table-cell>
          <table:table-cell office:value-type="float" office:value="-1.6939" calcext:value-type="float">
            <text:p>-1.6939</text:p>
          </table:table-cell>
          <table:table-cell table:formula="of:=[.C583]/3.1415*180" office:value-type="float" office:value="-97.056183351902" calcext:value-type="float">
            <text:p>-97.056183351902</text:p>
          </table:table-cell>
          <table:table-cell table:formula="of:=([.B583]/180)*3.1415" office:value-type="float" office:value="4.56423473694445" calcext:value-type="float">
            <text:p>4.56423473694445</text:p>
          </table:table-cell>
          <table:table-cell table:formula="of:=SIN([.E583])" office:value-type="float" office:value="-0.989045219912" calcext:value-type="float">
            <text:p>-0.989045219912</text:p>
          </table:table-cell>
          <table:table-cell table:formula="of:=SIN([.C583])" office:value-type="float" office:value="-0.992432307126883" calcext:value-type="float">
            <text:p>-0.99243230712688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63.3316" calcext:value-type="float">
            <text:p>263.3316</text:p>
          </table:table-cell>
          <table:table-cell office:value-type="float" office:value="-1.6699" calcext:value-type="float">
            <text:p>-1.6699</text:p>
          </table:table-cell>
          <table:table-cell table:formula="of:=[.C584]/3.1415*180" office:value-type="float" office:value="-95.6810440872195" calcext:value-type="float">
            <text:p>-95.6810440872195</text:p>
          </table:table-cell>
          <table:table-cell table:formula="of:=([.B584]/180)*3.1415" office:value-type="float" office:value="4.59586789666667" calcext:value-type="float">
            <text:p>4.59586789666667</text:p>
          </table:table-cell>
          <table:table-cell table:formula="of:=SIN([.E584])" office:value-type="float" office:value="-0.993219095855721" calcext:value-type="float">
            <text:p>-0.993219095855721</text:p>
          </table:table-cell>
          <table:table-cell table:formula="of:=SIN([.C584])" office:value-type="float" office:value="-0.995093248938407" calcext:value-type="float">
            <text:p>-0.99509324893840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64.3593" calcext:value-type="float">
            <text:p>264.3593</text:p>
          </table:table-cell>
          <table:table-cell office:value-type="float" office:value="-1.6402" calcext:value-type="float">
            <text:p>-1.6402</text:p>
          </table:table-cell>
          <table:table-cell table:formula="of:=[.C585]/3.1415*180" office:value-type="float" office:value="-93.9793092471749" calcext:value-type="float">
            <text:p>-93.9793092471749</text:p>
          </table:table-cell>
          <table:table-cell table:formula="of:=([.B585]/180)*3.1415" office:value-type="float" office:value="4.61380411638889" calcext:value-type="float">
            <text:p>4.61380411638889</text:p>
          </table:table-cell>
          <table:table-cell table:formula="of:=SIN([.E585])" office:value-type="float" office:value="-0.995144446790756" calcext:value-type="float">
            <text:p>-0.995144446790756</text:p>
          </table:table-cell>
          <table:table-cell table:formula="of:=SIN([.C585])" office:value-type="float" office:value="-0.997592531677407" calcext:value-type="float">
            <text:p>-0.99759253167740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67.1094" calcext:value-type="float">
            <text:p>267.1094</text:p>
          </table:table-cell>
          <table:table-cell office:value-type="float" office:value="-1.6272" calcext:value-type="float">
            <text:p>-1.6272</text:p>
          </table:table-cell>
          <table:table-cell table:formula="of:=[.C586]/3.1415*180" office:value-type="float" office:value="-93.2344421454719" calcext:value-type="float">
            <text:p>-93.2344421454719</text:p>
          </table:table-cell>
          <table:table-cell table:formula="of:=([.B586]/180)*3.1415" office:value-type="float" office:value="4.66180100055556" calcext:value-type="float">
            <text:p>4.66180100055556</text:p>
          </table:table-cell>
          <table:table-cell table:formula="of:=SIN([.E586])" office:value-type="float" office:value="-0.998720701009147" calcext:value-type="float">
            <text:p>-0.998720701009147</text:p>
          </table:table-cell>
          <table:table-cell table:formula="of:=SIN([.C586])" office:value-type="float" office:value="-0.998409734494049" calcext:value-type="float">
            <text:p>-0.99840973449404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66.442" calcext:value-type="float">
            <text:p>266.442</text:p>
          </table:table-cell>
          <table:table-cell office:value-type="float" office:value="-1.6408" calcext:value-type="float">
            <text:p>-1.6408</text:p>
          </table:table-cell>
          <table:table-cell table:formula="of:=[.C587]/3.1415*180" office:value-type="float" office:value="-94.013687728792" calcext:value-type="float">
            <text:p>-94.013687728792</text:p>
          </table:table-cell>
          <table:table-cell table:formula="of:=([.B587]/180)*3.1415" office:value-type="float" office:value="4.65015301666667" calcext:value-type="float">
            <text:p>4.65015301666667</text:p>
          </table:table-cell>
          <table:table-cell table:formula="of:=SIN([.E587])" office:value-type="float" office:value="-0.998063967436445" calcext:value-type="float">
            <text:p>-0.998063967436445</text:p>
          </table:table-cell>
          <table:table-cell table:formula="of:=SIN([.C587])" office:value-type="float" office:value="-0.997550743332126" calcext:value-type="float">
            <text:p>-0.99755074333212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65.5676" calcext:value-type="float">
            <text:p>265.5676</text:p>
          </table:table-cell>
          <table:table-cell office:value-type="float" office:value="-1.6535" calcext:value-type="float">
            <text:p>-1.6535</text:p>
          </table:table-cell>
          <table:table-cell table:formula="of:=[.C588]/3.1415*180" office:value-type="float" office:value="-94.7413655896865" calcext:value-type="float">
            <text:p>-94.7413655896865</text:p>
          </table:table-cell>
          <table:table-cell table:formula="of:=([.B588]/180)*3.1415" office:value-type="float" office:value="4.63489230777778" calcext:value-type="float">
            <text:p>4.63489230777778</text:p>
          </table:table-cell>
          <table:table-cell table:formula="of:=SIN([.E588])" office:value-type="float" office:value="-0.996998635435102" calcext:value-type="float">
            <text:p>-0.996998635435102</text:p>
          </table:table-cell>
          <table:table-cell table:formula="of:=SIN([.C588])" office:value-type="float" office:value="-0.996582000116413" calcext:value-type="float">
            <text:p>-0.99658200011641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64.8093" calcext:value-type="float">
            <text:p>264.8093</text:p>
          </table:table-cell>
          <table:table-cell office:value-type="float" office:value="-1.6558" calcext:value-type="float">
            <text:p>-1.6558</text:p>
          </table:table-cell>
          <table:table-cell table:formula="of:=[.C589]/3.1415*180" office:value-type="float" office:value="-94.8731497692185" calcext:value-type="float">
            <text:p>-94.8731497692185</text:p>
          </table:table-cell>
          <table:table-cell table:formula="of:=([.B589]/180)*3.1415" office:value-type="float" office:value="4.62165786638889" calcext:value-type="float">
            <text:p>4.62165786638889</text:p>
          </table:table-cell>
          <table:table-cell table:formula="of:=SIN([.E589])" office:value-type="float" office:value="-0.99588675537047" calcext:value-type="float">
            <text:p>-0.99588675537047</text:p>
          </table:table-cell>
          <table:table-cell table:formula="of:=SIN([.C589])" office:value-type="float" office:value="-0.996389362648967" calcext:value-type="float">
            <text:p>-0.99638936264896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66.2657" calcext:value-type="float">
            <text:p>266.2657</text:p>
          </table:table-cell>
          <table:table-cell office:value-type="float" office:value="-1.6329" calcext:value-type="float">
            <text:p>-1.6329</text:p>
          </table:table-cell>
          <table:table-cell table:formula="of:=[.C590]/3.1415*180" office:value-type="float" office:value="-93.561037720834" calcext:value-type="float">
            <text:p>-93.561037720834</text:p>
          </table:table-cell>
          <table:table-cell table:formula="of:=([.B590]/180)*3.1415" office:value-type="float" office:value="4.64707609194444" calcext:value-type="float">
            <text:p>4.64707609194444</text:p>
          </table:table-cell>
          <table:table-cell table:formula="of:=SIN([.E590])" office:value-type="float" office:value="-0.997867871394938" calcext:value-type="float">
            <text:p>-0.997867871394938</text:p>
          </table:table-cell>
          <table:table-cell table:formula="of:=SIN([.C590])" office:value-type="float" office:value="-0.998072186616583" calcext:value-type="float">
            <text:p>-0.99807218661658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68.4182" calcext:value-type="float">
            <text:p>268.4182</text:p>
          </table:table-cell>
          <table:table-cell office:value-type="float" office:value="-1.5913" calcext:value-type="float">
            <text:p>-1.5913</text:p>
          </table:table-cell>
          <table:table-cell table:formula="of:=[.C591]/3.1415*180" office:value-type="float" office:value="-91.1774629953844" calcext:value-type="float">
            <text:p>-91.1774629953844</text:p>
          </table:table-cell>
          <table:table-cell table:formula="of:=([.B591]/180)*3.1415" office:value-type="float" office:value="4.68464319611111" calcext:value-type="float">
            <text:p>4.68464319611111</text:p>
          </table:table-cell>
          <table:table-cell table:formula="of:=SIN([.E591])" office:value-type="float" office:value="-0.999615110420054" calcext:value-type="float">
            <text:p>-0.999615110420054</text:p>
          </table:table-cell>
          <table:table-cell table:formula="of:=SIN([.C591])" office:value-type="float" office:value="-0.999789807056474" calcext:value-type="float">
            <text:p>-0.99978980705647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69.4397" calcext:value-type="float">
            <text:p>269.4397</text:p>
          </table:table-cell>
          <table:table-cell office:value-type="float" office:value="-1.5515" calcext:value-type="float">
            <text:p>-1.5515</text:p>
          </table:table-cell>
          <table:table-cell table:formula="of:=[.C592]/3.1415*180" office:value-type="float" office:value="-88.8970237147859" calcext:value-type="float">
            <text:p>-88.8970237147859</text:p>
          </table:table-cell>
          <table:table-cell table:formula="of:=([.B592]/180)*3.1415" office:value-type="float" office:value="4.70247120861111" calcext:value-type="float">
            <text:p>4.70247120861111</text:p>
          </table:table-cell>
          <table:table-cell table:formula="of:=SIN([.E592])" office:value-type="float" office:value="-0.999950819304652" calcext:value-type="float">
            <text:p>-0.999950819304652</text:p>
          </table:table-cell>
          <table:table-cell table:formula="of:=SIN([.C592])" office:value-type="float" office:value="-0.999813831662841" calcext:value-type="float">
            <text:p>-0.99981383166284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73.3933" calcext:value-type="float">
            <text:p>273.3933</text:p>
          </table:table-cell>
          <table:table-cell office:value-type="float" office:value="-1.5047" calcext:value-type="float">
            <text:p>-1.5047</text:p>
          </table:table-cell>
          <table:table-cell table:formula="of:=[.C593]/3.1415*180" office:value-type="float" office:value="-86.2155021486551" calcext:value-type="float">
            <text:p>-86.2155021486551</text:p>
          </table:table-cell>
          <table:table-cell table:formula="of:=([.B593]/180)*3.1415" office:value-type="float" office:value="4.77147251083333" calcext:value-type="float">
            <text:p>4.77147251083333</text:p>
          </table:table-cell>
          <table:table-cell table:formula="of:=SIN([.E593])" office:value-type="float" office:value="-0.998255075911135" calcext:value-type="float">
            <text:p>-0.998255075911135</text:p>
          </table:table-cell>
          <table:table-cell table:formula="of:=SIN([.C593])" office:value-type="float" office:value="-0.997816432916023" calcext:value-type="float">
            <text:p>-0.99781643291602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74.3173" calcext:value-type="float">
            <text:p>274.3173</text:p>
          </table:table-cell>
          <table:table-cell office:value-type="float" office:value="-1.4562" calcext:value-type="float">
            <text:p>-1.4562</text:p>
          </table:table-cell>
          <table:table-cell table:formula="of:=[.C594]/3.1415*180" office:value-type="float" office:value="-83.4365748846093" calcext:value-type="float">
            <text:p>-83.4365748846093</text:p>
          </table:table-cell>
          <table:table-cell table:formula="of:=([.B594]/180)*3.1415" office:value-type="float" office:value="4.7875988775" calcext:value-type="float">
            <text:p>4.7875988775</text:p>
          </table:table-cell>
          <table:table-cell table:formula="of:=SIN([.E594])" office:value-type="float" office:value="-0.997173068616442" calcext:value-type="float">
            <text:p>-0.997173068616442</text:p>
          </table:table-cell>
          <table:table-cell table:formula="of:=SIN([.C594])" office:value-type="float" office:value="-0.993441023538576" calcext:value-type="float">
            <text:p>-0.99344102353857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79.5952" calcext:value-type="float">
            <text:p>279.5952</text:p>
          </table:table-cell>
          <table:table-cell office:value-type="float" office:value="-1.3917" calcext:value-type="float">
            <text:p>-1.3917</text:p>
          </table:table-cell>
          <table:table-cell table:formula="of:=[.C595]/3.1415*180" office:value-type="float" office:value="-79.7408881107751" calcext:value-type="float">
            <text:p>-79.7408881107751</text:p>
          </table:table-cell>
          <table:table-cell table:formula="of:=([.B595]/180)*3.1415" office:value-type="float" office:value="4.87971289333333" calcext:value-type="float">
            <text:p>4.87971289333333</text:p>
          </table:table-cell>
          <table:table-cell table:formula="of:=SIN([.E595])" office:value-type="float" office:value="-0.986033983960911" calcext:value-type="float">
            <text:p>-0.986033983960911</text:p>
          </table:table-cell>
          <table:table-cell table:formula="of:=SIN([.C595])" office:value-type="float" office:value="-0.984005075278749" calcext:value-type="float">
            <text:p>-0.98400507527874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80.892" calcext:value-type="float">
            <text:p>280.892</text:p>
          </table:table-cell>
          <table:table-cell office:value-type="float" office:value="-1.3403" calcext:value-type="float">
            <text:p>-1.3403</text:p>
          </table:table-cell>
          <table:table-cell table:formula="of:=[.C596]/3.1415*180" office:value-type="float" office:value="-76.7957981855801" calcext:value-type="float">
            <text:p>-76.7957981855801</text:p>
          </table:table-cell>
          <table:table-cell table:formula="of:=([.B596]/180)*3.1415" office:value-type="float" office:value="4.90234565555556" calcext:value-type="float">
            <text:p>4.90234565555556</text:p>
          </table:table-cell>
          <table:table-cell table:formula="of:=SIN([.E596])" office:value-type="float" office:value="-0.982012416474992" calcext:value-type="float">
            <text:p>-0.982012416474992</text:p>
          </table:table-cell>
          <table:table-cell table:formula="of:=SIN([.C596])" office:value-type="float" office:value="-0.973553123729828" calcext:value-type="float">
            <text:p>-0.97355312372982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83.6821" calcext:value-type="float">
            <text:p>283.6821</text:p>
          </table:table-cell>
          <table:table-cell office:value-type="float" office:value="-1.2926" calcext:value-type="float">
            <text:p>-1.2926</text:p>
          </table:table-cell>
          <table:table-cell table:formula="of:=[.C597]/3.1415*180" office:value-type="float" office:value="-74.0627088970237" calcext:value-type="float">
            <text:p>-74.0627088970237</text:p>
          </table:table-cell>
          <table:table-cell table:formula="of:=([.B597]/180)*3.1415" office:value-type="float" office:value="4.95104065083333" calcext:value-type="float">
            <text:p>4.95104065083333</text:p>
          </table:table-cell>
          <table:table-cell table:formula="of:=SIN([.E597])" office:value-type="float" office:value="-0.971657593288083" calcext:value-type="float">
            <text:p>-0.971657593288083</text:p>
          </table:table-cell>
          <table:table-cell table:formula="of:=SIN([.C597])" office:value-type="float" office:value="-0.961552330048753" calcext:value-type="float">
            <text:p>-0.96155233004875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88.888" calcext:value-type="float">
            <text:p>288.888</text:p>
          </table:table-cell>
          <table:table-cell office:value-type="float" office:value="-1.2275" calcext:value-type="float">
            <text:p>-1.2275</text:p>
          </table:table-cell>
          <table:table-cell table:formula="of:=[.C598]/3.1415*180" office:value-type="float" office:value="-70.3326436415725" calcext:value-type="float">
            <text:p>-70.3326436415725</text:p>
          </table:table-cell>
          <table:table-cell table:formula="of:=([.B598]/180)*3.1415" office:value-type="float" office:value="5.04189806666667" calcext:value-type="float">
            <text:p>5.04189806666667</text:p>
          </table:table-cell>
          <table:table-cell table:formula="of:=SIN([.E598])" office:value-type="float" office:value="-0.946201306693527" calcext:value-type="float">
            <text:p>-0.946201306693527</text:p>
          </table:table-cell>
          <table:table-cell table:formula="of:=SIN([.C598])" office:value-type="float" office:value="-0.941650263208325" calcext:value-type="float">
            <text:p>-0.94165026320832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92.1397" calcext:value-type="float">
            <text:p>292.1397</text:p>
          </table:table-cell>
          <table:table-cell office:value-type="float" office:value="-1.1807" calcext:value-type="float">
            <text:p>-1.1807</text:p>
          </table:table-cell>
          <table:table-cell table:formula="of:=[.C599]/3.1415*180" office:value-type="float" office:value="-67.6511220754417" calcext:value-type="float">
            <text:p>-67.6511220754417</text:p>
          </table:table-cell>
          <table:table-cell table:formula="of:=([.B599]/180)*3.1415" office:value-type="float" office:value="5.09864926416667" calcext:value-type="float">
            <text:p>5.09864926416667</text:p>
          </table:table-cell>
          <table:table-cell table:formula="of:=SIN([.E599])" office:value-type="float" office:value="-0.926324385685336" calcext:value-type="float">
            <text:p>-0.926324385685336</text:p>
          </table:table-cell>
          <table:table-cell table:formula="of:=SIN([.C599])" office:value-type="float" office:value="-0.924872433234837" calcext:value-type="float">
            <text:p>-0.92487243323483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92.5599" calcext:value-type="float">
            <text:p>292.5599</text:p>
          </table:table-cell>
          <table:table-cell office:value-type="float" office:value="-1.1603" calcext:value-type="float">
            <text:p>-1.1603</text:p>
          </table:table-cell>
          <table:table-cell table:formula="of:=[.C600]/3.1415*180" office:value-type="float" office:value="-66.4822537004616" calcext:value-type="float">
            <text:p>-66.4822537004616</text:p>
          </table:table-cell>
          <table:table-cell table:formula="of:=([.B600]/180)*3.1415" office:value-type="float" office:value="5.10598292138889" calcext:value-type="float">
            <text:p>5.10598292138889</text:p>
          </table:table-cell>
          <table:table-cell table:formula="of:=SIN([.E600])" office:value-type="float" office:value="-0.923536714817538" calcext:value-type="float">
            <text:p>-0.923536714817538</text:p>
          </table:table-cell>
          <table:table-cell table:formula="of:=SIN([.C600])" office:value-type="float" office:value="-0.916922869372652" calcext:value-type="float">
            <text:p>-0.91692286937265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94.6529" calcext:value-type="float">
            <text:p>294.6529</text:p>
          </table:table-cell>
          <table:table-cell office:value-type="float" office:value="-1.14" calcext:value-type="float">
            <text:p>-1.14</text:p>
          </table:table-cell>
          <table:table-cell table:formula="of:=[.C601]/3.1415*180" office:value-type="float" office:value="-65.3191150724176" calcext:value-type="float">
            <text:p>-65.3191150724176</text:p>
          </table:table-cell>
          <table:table-cell table:formula="of:=([.B601]/180)*3.1415" office:value-type="float" office:value="5.14251158527778" calcext:value-type="float">
            <text:p>5.14251158527778</text:p>
          </table:table-cell>
          <table:table-cell table:formula="of:=SIN([.E601])" office:value-type="float" office:value="-0.908914632443081" calcext:value-type="float">
            <text:p>-0.908914632443081</text:p>
          </table:table-cell>
          <table:table-cell table:formula="of:=SIN([.C601])" office:value-type="float" office:value="-0.908633496115883" calcext:value-type="float">
            <text:p>-0.90863349611588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96.0651" calcext:value-type="float">
            <text:p>296.0651</text:p>
          </table:table-cell>
          <table:table-cell office:value-type="float" office:value="-1.1134" calcext:value-type="float">
            <text:p>-1.1134</text:p>
          </table:table-cell>
          <table:table-cell table:formula="of:=[.C602]/3.1415*180" office:value-type="float" office:value="-63.7950023873946" calcext:value-type="float">
            <text:p>-63.7950023873946</text:p>
          </table:table-cell>
          <table:table-cell table:formula="of:=([.B602]/180)*3.1415" office:value-type="float" office:value="5.16715839805556" calcext:value-type="float">
            <text:p>5.16715839805556</text:p>
          </table:table-cell>
          <table:table-cell table:formula="of:=SIN([.E602])" office:value-type="float" office:value="-0.898362336542082" calcext:value-type="float">
            <text:p>-0.898362336542082</text:p>
          </table:table-cell>
          <table:table-cell table:formula="of:=SIN([.C602])" office:value-type="float" office:value="-0.897205354790726" calcext:value-type="float">
            <text:p>-0.89720535479072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97.5795" calcext:value-type="float">
            <text:p>297.5795</text:p>
          </table:table-cell>
          <table:table-cell office:value-type="float" office:value="-1.0902" calcext:value-type="float">
            <text:p>-1.0902</text:p>
          </table:table-cell>
          <table:table-cell table:formula="of:=[.C603]/3.1415*180" office:value-type="float" office:value="-62.4657010982015" calcext:value-type="float">
            <text:p>-62.4657010982015</text:p>
          </table:table-cell>
          <table:table-cell table:formula="of:=([.B603]/180)*3.1415" office:value-type="float" office:value="5.19358888472222" calcext:value-type="float">
            <text:p>5.19358888472222</text:p>
          </table:table-cell>
          <table:table-cell table:formula="of:=SIN([.E603])" office:value-type="float" office:value="-0.886440193542081" calcext:value-type="float">
            <text:p>-0.886440193542081</text:p>
          </table:table-cell>
          <table:table-cell table:formula="of:=SIN([.C603])" office:value-type="float" office:value="-0.886719393789707" calcext:value-type="float">
            <text:p>-0.88671939378970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97.6633" calcext:value-type="float">
            <text:p>297.6633</text:p>
          </table:table-cell>
          <table:table-cell office:value-type="float" office:value="-1.055" calcext:value-type="float">
            <text:p>-1.055</text:p>
          </table:table-cell>
          <table:table-cell table:formula="of:=[.C604]/3.1415*180" office:value-type="float" office:value="-60.4488301766672" calcext:value-type="float">
            <text:p>-60.4488301766672</text:p>
          </table:table-cell>
          <table:table-cell table:formula="of:=([.B604]/180)*3.1415" office:value-type="float" office:value="5.1950514275" calcext:value-type="float">
            <text:p>5.1950514275</text:p>
          </table:table-cell>
          <table:table-cell table:formula="of:=SIN([.E604])" office:value-type="float" office:value="-0.88576231781281" calcext:value-type="float">
            <text:p>-0.88576231781281</text:p>
          </table:table-cell>
          <table:table-cell table:formula="of:=SIN([.C604])" office:value-type="float" office:value="-0.869900227699694" calcext:value-type="float">
            <text:p>-0.86990022769969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99.9026" calcext:value-type="float">
            <text:p>299.9026</text:p>
          </table:table-cell>
          <table:table-cell office:value-type="float" office:value="-1.0287" calcext:value-type="float">
            <text:p>-1.0287</text:p>
          </table:table-cell>
          <table:table-cell table:formula="of:=[.C605]/3.1415*180" office:value-type="float" office:value="-58.9419067324526" calcext:value-type="float">
            <text:p>-58.9419067324526</text:p>
          </table:table-cell>
          <table:table-cell table:formula="of:=([.B605]/180)*3.1415" office:value-type="float" office:value="5.23413343277778" calcext:value-type="float">
            <text:p>5.23413343277778</text:p>
          </table:table-cell>
          <table:table-cell table:formula="of:=SIN([.E605])" office:value-type="float" office:value="-0.866951075935652" calcext:value-type="float">
            <text:p>-0.866951075935652</text:p>
          </table:table-cell>
          <table:table-cell table:formula="of:=SIN([.C605])" office:value-type="float" office:value="-0.856629000461108" calcext:value-type="float">
            <text:p>-0.85662900046110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02.5584" calcext:value-type="float">
            <text:p>302.5584</text:p>
          </table:table-cell>
          <table:table-cell office:value-type="float" office:value="-1.001" calcext:value-type="float">
            <text:p>-1.001</text:p>
          </table:table-cell>
          <table:table-cell table:formula="of:=[.C606]/3.1415*180" office:value-type="float" office:value="-57.3547668311316" calcext:value-type="float">
            <text:p>-57.3547668311316</text:p>
          </table:table-cell>
          <table:table-cell table:formula="of:=([.B606]/180)*3.1415" office:value-type="float" office:value="5.28048452" calcext:value-type="float">
            <text:p>5.28048452</text:p>
          </table:table-cell>
          <table:table-cell table:formula="of:=SIN([.E606])" office:value-type="float" office:value="-0.84292715562609" calcext:value-type="float">
            <text:p>-0.84292715562609</text:p>
          </table:table-cell>
          <table:table-cell table:formula="of:=SIN([.C606])" office:value-type="float" office:value="-0.842010866288257" calcext:value-type="float">
            <text:p>-0.84201086628825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02.842" calcext:value-type="float">
            <text:p>302.842</text:p>
          </table:table-cell>
          <table:table-cell office:value-type="float" office:value="-0.982" calcext:value-type="float">
            <text:p>-0.982</text:p>
          </table:table-cell>
          <table:table-cell table:formula="of:=[.C607]/3.1415*180" office:value-type="float" office:value="-56.266114913258" calcext:value-type="float">
            <text:p>-56.266114913258</text:p>
          </table:table-cell>
          <table:table-cell table:formula="of:=([.B607]/180)*3.1415" office:value-type="float" office:value="5.28543412777778" calcext:value-type="float">
            <text:p>5.28543412777778</text:p>
          </table:table-cell>
          <table:table-cell table:formula="of:=SIN([.E607])" office:value-type="float" office:value="-0.840253815137182" calcext:value-type="float">
            <text:p>-0.840253815137182</text:p>
          </table:table-cell>
          <table:table-cell table:formula="of:=SIN([.C607])" office:value-type="float" office:value="-0.831609753848619" calcext:value-type="float">
            <text:p>-0.83160975384861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03.5827" calcext:value-type="float">
            <text:p>303.5827</text:p>
          </table:table-cell>
          <table:table-cell office:value-type="float" office:value="-0.9595" calcext:value-type="float">
            <text:p>-0.9595</text:p>
          </table:table-cell>
          <table:table-cell table:formula="of:=[.C608]/3.1415*180" office:value-type="float" office:value="-54.9769218526182" calcext:value-type="float">
            <text:p>-54.9769218526182</text:p>
          </table:table-cell>
          <table:table-cell table:formula="of:=([.B608]/180)*3.1415" office:value-type="float" office:value="5.29836140027778" calcext:value-type="float">
            <text:p>5.29836140027778</text:p>
          </table:table-cell>
          <table:table-cell table:formula="of:=SIN([.E608])" office:value-type="float" office:value="-0.833174722128105" calcext:value-type="float">
            <text:p>-0.833174722128105</text:p>
          </table:table-cell>
          <table:table-cell table:formula="of:=SIN([.C608])" office:value-type="float" office:value="-0.818904705920967" calcext:value-type="float">
            <text:p>-0.81890470592096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06.661" calcext:value-type="float">
            <text:p>306.661</text:p>
          </table:table-cell>
          <table:table-cell office:value-type="float" office:value="-0.9298" calcext:value-type="float">
            <text:p>-0.9298</text:p>
          </table:table-cell>
          <table:table-cell table:formula="of:=[.C609]/3.1415*180" office:value-type="float" office:value="-53.2751870125736" calcext:value-type="float">
            <text:p>-53.2751870125736</text:p>
          </table:table-cell>
          <table:table-cell table:formula="of:=([.B609]/180)*3.1415" office:value-type="float" office:value="5.35208628611111" calcext:value-type="float">
            <text:p>5.35208628611111</text:p>
          </table:table-cell>
          <table:table-cell table:formula="of:=SIN([.E609])" office:value-type="float" office:value="-0.8022764887763" calcext:value-type="float">
            <text:p>-0.8022764887763</text:p>
          </table:table-cell>
          <table:table-cell table:formula="of:=SIN([.C609])" office:value-type="float" office:value="-0.801500358055718" calcext:value-type="float">
            <text:p>-0.8015003580557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07.6621" calcext:value-type="float">
            <text:p>307.6621</text:p>
          </table:table-cell>
          <table:table-cell office:value-type="float" office:value="-0.9153" calcext:value-type="float">
            <text:p>-0.9153</text:p>
          </table:table-cell>
          <table:table-cell table:formula="of:=[.C610]/3.1415*180" office:value-type="float" office:value="-52.4443737068279" calcext:value-type="float">
            <text:p>-52.4443737068279</text:p>
          </table:table-cell>
          <table:table-cell table:formula="of:=([.B610]/180)*3.1415" office:value-type="float" office:value="5.36955826194445" calcext:value-type="float">
            <text:p>5.36955826194445</text:p>
          </table:table-cell>
          <table:table-cell table:formula="of:=SIN([.E610])" office:value-type="float" office:value="-0.791724625269757" calcext:value-type="float">
            <text:p>-0.791724625269757</text:p>
          </table:table-cell>
          <table:table-cell table:formula="of:=SIN([.C610])" office:value-type="float" office:value="-0.792745488379424" calcext:value-type="float">
            <text:p>-0.79274548837942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07.6171" calcext:value-type="float">
            <text:p>307.6171</text:p>
          </table:table-cell>
          <table:table-cell office:value-type="float" office:value="-0.8884" calcext:value-type="float">
            <text:p>-0.8884</text:p>
          </table:table-cell>
          <table:table-cell table:formula="of:=[.C611]/3.1415*180" office:value-type="float" office:value="-50.9030717809963" calcext:value-type="float">
            <text:p>-50.9030717809963</text:p>
          </table:table-cell>
          <table:table-cell table:formula="of:=([.B611]/180)*3.1415" office:value-type="float" office:value="5.36877288694445" calcext:value-type="float">
            <text:p>5.36877288694445</text:p>
          </table:table-cell>
          <table:table-cell table:formula="of:=SIN([.E611])" office:value-type="float" office:value="-0.792204149476442" calcext:value-type="float">
            <text:p>-0.792204149476442</text:p>
          </table:table-cell>
          <table:table-cell table:formula="of:=SIN([.C611])" office:value-type="float" office:value="-0.77606369406236" calcext:value-type="float">
            <text:p>-0.7760636940623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10.7233" calcext:value-type="float">
            <text:p>310.7233</text:p>
          </table:table-cell>
          <table:table-cell office:value-type="float" office:value="-0.8587" calcext:value-type="float">
            <text:p>-0.8587</text:p>
          </table:table-cell>
          <table:table-cell table:formula="of:=[.C612]/3.1415*180" office:value-type="float" office:value="-49.2013369409518" calcext:value-type="float">
            <text:p>-49.2013369409518</text:p>
          </table:table-cell>
          <table:table-cell table:formula="of:=([.B612]/180)*3.1415" office:value-type="float" office:value="5.42298470527778" calcext:value-type="float">
            <text:p>5.42298470527778</text:p>
          </table:table-cell>
          <table:table-cell table:formula="of:=SIN([.E612])" office:value-type="float" office:value="-0.757973427843106" calcext:value-type="float">
            <text:p>-0.757973427843106</text:p>
          </table:table-cell>
          <table:table-cell table:formula="of:=SIN([.C612])" office:value-type="float" office:value="-0.756993754048689" calcext:value-type="float">
            <text:p>-0.75699375404868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12.304" calcext:value-type="float">
            <text:p>312.304</text:p>
          </table:table-cell>
          <table:table-cell office:value-type="float" office:value="-0.8318" calcext:value-type="float">
            <text:p>-0.8318</text:p>
          </table:table-cell>
          <table:table-cell table:formula="of:=[.C613]/3.1415*180" office:value-type="float" office:value="-47.6600350151202" calcext:value-type="float">
            <text:p>-47.6600350151202</text:p>
          </table:table-cell>
          <table:table-cell table:formula="of:=([.B613]/180)*3.1415" office:value-type="float" office:value="5.45057231111111" calcext:value-type="float">
            <text:p>5.45057231111111</text:p>
          </table:table-cell>
          <table:table-cell table:formula="of:=SIN([.E613])" office:value-type="float" office:value="-0.739692297607554" calcext:value-type="float">
            <text:p>-0.739692297607554</text:p>
          </table:table-cell>
          <table:table-cell table:formula="of:=SIN([.C613])" office:value-type="float" office:value="-0.739144951373613" calcext:value-type="float">
            <text:p>-0.73914495137361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12.3961" calcext:value-type="float">
            <text:p>312.3961</text:p>
          </table:table-cell>
          <table:table-cell office:value-type="float" office:value="-0.8108" calcext:value-type="float">
            <text:p>-0.8108</text:p>
          </table:table-cell>
          <table:table-cell table:formula="of:=[.C614]/3.1415*180" office:value-type="float" office:value="-46.456788158523" calcext:value-type="float">
            <text:p>-46.456788158523</text:p>
          </table:table-cell>
          <table:table-cell table:formula="of:=([.B614]/180)*3.1415" office:value-type="float" office:value="5.45217971194445" calcext:value-type="float">
            <text:p>5.45217971194445</text:p>
          </table:table-cell>
          <table:table-cell table:formula="of:=SIN([.E614])" office:value-type="float" office:value="-0.73860964973812" calcext:value-type="float">
            <text:p>-0.73860964973812</text:p>
          </table:table-cell>
          <table:table-cell table:formula="of:=SIN([.C614])" office:value-type="float" office:value="-0.724838541285783" calcext:value-type="float">
            <text:p>-0.72483854128578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15.4372" calcext:value-type="float">
            <text:p>315.4372</text:p>
          </table:table-cell>
          <table:table-cell office:value-type="float" office:value="-0.777" calcext:value-type="float">
            <text:p>-0.777</text:p>
          </table:table-cell>
          <table:table-cell table:formula="of:=[.C615]/3.1415*180" office:value-type="float" office:value="-44.5201336940952" calcext:value-type="float">
            <text:p>-44.5201336940952</text:p>
          </table:table-cell>
          <table:table-cell table:formula="of:=([.B615]/180)*3.1415" office:value-type="float" office:value="5.50525535444445" calcext:value-type="float">
            <text:p>5.50525535444445</text:p>
          </table:table-cell>
          <table:table-cell table:formula="of:=SIN([.E615])" office:value-type="float" office:value="-0.701806288817243" calcext:value-type="float">
            <text:p>-0.701806288817243</text:p>
          </table:table-cell>
          <table:table-cell table:formula="of:=SIN([.C615])" office:value-type="float" office:value="-0.70114351703047" calcext:value-type="float">
            <text:p>-0.7011435170304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15.6305" calcext:value-type="float">
            <text:p>315.6305</text:p>
          </table:table-cell>
          <table:table-cell office:value-type="float" office:value="-0.7524" calcext:value-type="float">
            <text:p>-0.7524</text:p>
          </table:table-cell>
          <table:table-cell table:formula="of:=[.C616]/3.1415*180" office:value-type="float" office:value="-43.1106159477956" calcext:value-type="float">
            <text:p>-43.1106159477956</text:p>
          </table:table-cell>
          <table:table-cell table:formula="of:=([.B616]/180)*3.1415" office:value-type="float" office:value="5.50862897638889" calcext:value-type="float">
            <text:p>5.50862897638889</text:p>
          </table:table-cell>
          <table:table-cell table:formula="of:=SIN([.E616])" office:value-type="float" office:value="-0.699399039874831" calcext:value-type="float">
            <text:p>-0.699399039874831</text:p>
          </table:table-cell>
          <table:table-cell table:formula="of:=SIN([.C616])" office:value-type="float" office:value="-0.683392848504134" calcext:value-type="float">
            <text:p>-0.68339284850413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16.7917" calcext:value-type="float">
            <text:p>316.7917</text:p>
          </table:table-cell>
          <table:table-cell office:value-type="float" office:value="-0.7329" calcext:value-type="float">
            <text:p>-0.7329</text:p>
          </table:table-cell>
          <table:table-cell table:formula="of:=[.C617]/3.1415*180" office:value-type="float" office:value="-41.9933152952411" calcext:value-type="float">
            <text:p>-41.9933152952411</text:p>
          </table:table-cell>
          <table:table-cell table:formula="of:=([.B617]/180)*3.1415" office:value-type="float" office:value="5.52889514194445" calcext:value-type="float">
            <text:p>5.52889514194445</text:p>
          </table:table-cell>
          <table:table-cell table:formula="of:=SIN([.E617])" office:value-type="float" office:value="-0.684771543594644" calcext:value-type="float">
            <text:p>-0.684771543594644</text:p>
          </table:table-cell>
          <table:table-cell table:formula="of:=SIN([.C617])" office:value-type="float" office:value="-0.66902783355664" calcext:value-type="float">
            <text:p>-0.6690278335566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18.4309" calcext:value-type="float">
            <text:p>318.4309</text:p>
          </table:table-cell>
          <table:table-cell office:value-type="float" office:value="-0.6989" calcext:value-type="float">
            <text:p>-0.6989</text:p>
          </table:table-cell>
          <table:table-cell table:formula="of:=[.C618]/3.1415*180" office:value-type="float" office:value="-40.045201336941" calcext:value-type="float">
            <text:p>-40.045201336941</text:p>
          </table:table-cell>
          <table:table-cell table:formula="of:=([.B618]/180)*3.1415" office:value-type="float" office:value="5.55750373527778" calcext:value-type="float">
            <text:p>5.55750373527778</text:p>
          </table:table-cell>
          <table:table-cell table:formula="of:=SIN([.E618])" office:value-type="float" office:value="-0.663645444771835" calcext:value-type="float">
            <text:p>-0.663645444771835</text:p>
          </table:table-cell>
          <table:table-cell table:formula="of:=SIN([.C618])" office:value-type="float" office:value="-0.643375971249684" calcext:value-type="float">
            <text:p>-0.64337597124968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21.6715" calcext:value-type="float">
            <text:p>321.6715</text:p>
          </table:table-cell>
          <table:table-cell office:value-type="float" office:value="-0.669" calcext:value-type="float">
            <text:p>-0.669</text:p>
          </table:table-cell>
          <table:table-cell table:formula="of:=[.C619]/3.1415*180" office:value-type="float" office:value="-38.332007003024" calcext:value-type="float">
            <text:p>-38.332007003024</text:p>
          </table:table-cell>
          <table:table-cell table:formula="of:=([.B619]/180)*3.1415" office:value-type="float" office:value="5.61406120694444" calcext:value-type="float">
            <text:p>5.61406120694444</text:p>
          </table:table-cell>
          <table:table-cell table:formula="of:=SIN([.E619])" office:value-type="float" office:value="-0.620299199701178" calcext:value-type="float">
            <text:p>-0.620299199701178</text:p>
          </table:table-cell>
          <table:table-cell table:formula="of:=SIN([.C619])" office:value-type="float" office:value="-0.620201855008348" calcext:value-type="float">
            <text:p>-0.62020185500834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21.6797" calcext:value-type="float">
            <text:p>321.6797</text:p>
          </table:table-cell>
          <table:table-cell office:value-type="float" office:value="-0.6469" calcext:value-type="float">
            <text:p>-0.6469</text:p>
          </table:table-cell>
          <table:table-cell table:formula="of:=[.C620]/3.1415*180" office:value-type="float" office:value="-37.0657329301289" calcext:value-type="float">
            <text:p>-37.0657329301289</text:p>
          </table:table-cell>
          <table:table-cell table:formula="of:=([.B620]/180)*3.1415" office:value-type="float" office:value="5.61420431972222" calcext:value-type="float">
            <text:p>5.61420431972222</text:p>
          </table:table-cell>
          <table:table-cell table:formula="of:=SIN([.E620])" office:value-type="float" office:value="-0.620186940654343" calcext:value-type="float">
            <text:p>-0.620186940654343</text:p>
          </table:table-cell>
          <table:table-cell table:formula="of:=SIN([.C620])" office:value-type="float" office:value="-0.602715641994874" calcext:value-type="float">
            <text:p>-0.60271564199487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23.0211" calcext:value-type="float">
            <text:p>323.0211</text:p>
          </table:table-cell>
          <table:table-cell office:value-type="float" office:value="-0.6315" calcext:value-type="float">
            <text:p>-0.6315</text:p>
          </table:table-cell>
          <table:table-cell table:formula="of:=[.C621]/3.1415*180" office:value-type="float" office:value="-36.1833519019577" calcext:value-type="float">
            <text:p>-36.1833519019577</text:p>
          </table:table-cell>
          <table:table-cell table:formula="of:=([.B621]/180)*3.1415" office:value-type="float" office:value="5.63761547583333" calcext:value-type="float">
            <text:p>5.63761547583333</text:p>
          </table:table-cell>
          <table:table-cell table:formula="of:=SIN([.E621])" office:value-type="float" office:value="-0.601653692978488" calcext:value-type="float">
            <text:p>-0.601653692978488</text:p>
          </table:table-cell>
          <table:table-cell table:formula="of:=SIN([.C621])" office:value-type="float" office:value="-0.590356135962494" calcext:value-type="float">
            <text:p>-0.59035613596249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24.965" calcext:value-type="float">
            <text:p>324.965</text:p>
          </table:table-cell>
          <table:table-cell office:value-type="float" office:value="-0.6139" calcext:value-type="float">
            <text:p>-0.6139</text:p>
          </table:table-cell>
          <table:table-cell table:formula="of:=[.C622]/3.1415*180" office:value-type="float" office:value="-35.1749164411905" calcext:value-type="float">
            <text:p>-35.1749164411905</text:p>
          </table:table-cell>
          <table:table-cell table:formula="of:=([.B622]/180)*3.1415" office:value-type="float" office:value="5.67154193055556" calcext:value-type="float">
            <text:p>5.67154193055556</text:p>
          </table:table-cell>
          <table:table-cell table:formula="of:=SIN([.E622])" office:value-type="float" office:value="-0.574213676319043" calcext:value-type="float">
            <text:p>-0.574213676319043</text:p>
          </table:table-cell>
          <table:table-cell table:formula="of:=SIN([.C622])" office:value-type="float" office:value="-0.576059722615123" calcext:value-type="float">
            <text:p>-0.57605972261512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25.9737" calcext:value-type="float">
            <text:p>325.9737</text:p>
          </table:table-cell>
          <table:table-cell office:value-type="float" office:value="-0.5985" calcext:value-type="float">
            <text:p>-0.5985</text:p>
          </table:table-cell>
          <table:table-cell table:formula="of:=[.C623]/3.1415*180" office:value-type="float" office:value="-34.2925354130193" calcext:value-type="float">
            <text:p>-34.2925354130193</text:p>
          </table:table-cell>
          <table:table-cell table:formula="of:=([.B623]/180)*3.1415" office:value-type="float" office:value="5.6891465475" calcext:value-type="float">
            <text:p>5.6891465475</text:p>
          </table:table-cell>
          <table:table-cell table:formula="of:=SIN([.E623])" office:value-type="float" office:value="-0.559712445942712" calcext:value-type="float">
            <text:p>-0.559712445942712</text:p>
          </table:table-cell>
          <table:table-cell table:formula="of:=SIN([.C623])" office:value-type="float" office:value="-0.563403835214259" calcext:value-type="float">
            <text:p>-0.56340383521425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25.414" calcext:value-type="float">
            <text:p>325.414</text:p>
          </table:table-cell>
          <table:table-cell office:value-type="float" office:value="-0.6002" calcext:value-type="float">
            <text:p>-0.6002</text:p>
          </table:table-cell>
          <table:table-cell table:formula="of:=[.C624]/3.1415*180" office:value-type="float" office:value="-34.3899411109343" calcext:value-type="float">
            <text:p>-34.3899411109343</text:p>
          </table:table-cell>
          <table:table-cell table:formula="of:=([.B624]/180)*3.1415" office:value-type="float" office:value="5.67937822777778" calcext:value-type="float">
            <text:p>5.67937822777778</text:p>
          </table:table-cell>
          <table:table-cell table:formula="of:=SIN([.E624])" office:value-type="float" office:value="-0.567780492106187" calcext:value-type="float">
            <text:p>-0.567780492106187</text:p>
          </table:table-cell>
          <table:table-cell table:formula="of:=SIN([.C624])" office:value-type="float" office:value="-0.564807529224067" calcext:value-type="float">
            <text:p>-0.56480752922406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24.9324" calcext:value-type="float">
            <text:p>324.9324</text:p>
          </table:table-cell>
          <table:table-cell office:value-type="float" office:value="-0.5981" calcext:value-type="float">
            <text:p>-0.5981</text:p>
          </table:table-cell>
          <table:table-cell table:formula="of:=[.C625]/3.1415*180" office:value-type="float" office:value="-34.2696164252745" calcext:value-type="float">
            <text:p>-34.2696164252745</text:p>
          </table:table-cell>
          <table:table-cell table:formula="of:=([.B625]/180)*3.1415" office:value-type="float" office:value="5.67097297" calcext:value-type="float">
            <text:p>5.67097297</text:p>
          </table:table-cell>
          <table:table-cell table:formula="of:=SIN([.E625])" office:value-type="float" office:value="-0.574679394474395" calcext:value-type="float">
            <text:p>-0.574679394474395</text:p>
          </table:table-cell>
          <table:table-cell table:formula="of:=SIN([.C625])" office:value-type="float" office:value="-0.563073317490845" calcext:value-type="float">
            <text:p>-0.56307331749084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26.6508" calcext:value-type="float">
            <text:p>326.6508</text:p>
          </table:table-cell>
          <table:table-cell office:value-type="float" office:value="-0.6029" calcext:value-type="float">
            <text:p>-0.6029</text:p>
          </table:table-cell>
          <table:table-cell table:formula="of:=[.C626]/3.1415*180" office:value-type="float" office:value="-34.544644278211" calcext:value-type="float">
            <text:p>-34.544644278211</text:p>
          </table:table-cell>
          <table:table-cell table:formula="of:=([.B626]/180)*3.1415" office:value-type="float" office:value="5.70096382333333" calcext:value-type="float">
            <text:p>5.70096382333333</text:p>
          </table:table-cell>
          <table:table-cell table:formula="of:=SIN([.E626])" office:value-type="float" office:value="-0.549880771282398" calcext:value-type="float">
            <text:p>-0.549880771282398</text:p>
          </table:table-cell>
          <table:table-cell table:formula="of:=SIN([.C626])" office:value-type="float" office:value="-0.567033569003486" calcext:value-type="float">
            <text:p>-0.56703356900348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24.5918" calcext:value-type="float">
            <text:p>324.5918</text:p>
          </table:table-cell>
          <table:table-cell office:value-type="float" office:value="-0.6302" calcext:value-type="float">
            <text:p>-0.6302</text:p>
          </table:table-cell>
          <table:table-cell table:formula="of:=[.C627]/3.1415*180" office:value-type="float" office:value="-36.1088651917874" calcext:value-type="float">
            <text:p>-36.1088651917874</text:p>
          </table:table-cell>
          <table:table-cell table:formula="of:=([.B627]/180)*3.1415" office:value-type="float" office:value="5.66502855388889" calcext:value-type="float">
            <text:p>5.66502855388889</text:p>
          </table:table-cell>
          <table:table-cell table:formula="of:=SIN([.E627])" office:value-type="float" office:value="-0.579533995549606" calcext:value-type="float">
            <text:p>-0.579533995549606</text:p>
          </table:table-cell>
          <table:table-cell table:formula="of:=SIN([.C627])" office:value-type="float" office:value="-0.58930635165996" calcext:value-type="float">
            <text:p>-0.5893063516599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22.1163" calcext:value-type="float">
            <text:p>322.1163</text:p>
          </table:table-cell>
          <table:table-cell office:value-type="float" office:value="-0.6825" calcext:value-type="float">
            <text:p>-0.6825</text:p>
          </table:table-cell>
          <table:table-cell table:formula="of:=[.C628]/3.1415*180" office:value-type="float" office:value="-39.1055228394079" calcext:value-type="float">
            <text:p>-39.1055228394079</text:p>
          </table:table-cell>
          <table:table-cell table:formula="of:=([.B628]/180)*3.1415" office:value-type="float" office:value="5.6218242025" calcext:value-type="float">
            <text:p>5.6218242025</text:p>
          </table:table-cell>
          <table:table-cell table:formula="of:=SIN([.E628])" office:value-type="float" office:value="-0.614191545832679" calcext:value-type="float">
            <text:p>-0.614191545832679</text:p>
          </table:table-cell>
          <table:table-cell table:formula="of:=SIN([.C628])" office:value-type="float" office:value="-0.630734988813241" calcext:value-type="float">
            <text:p>-0.63073498881324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19.8324" calcext:value-type="float">
            <text:p>319.8324</text:p>
          </table:table-cell>
          <table:table-cell office:value-type="float" office:value="-0.7381" calcext:value-type="float">
            <text:p>-0.7381</text:p>
          </table:table-cell>
          <table:table-cell table:formula="of:=[.C629]/3.1415*180" office:value-type="float" office:value="-42.2912621359223" calcext:value-type="float">
            <text:p>-42.2912621359223</text:p>
          </table:table-cell>
          <table:table-cell table:formula="of:=([.B629]/180)*3.1415" office:value-type="float" office:value="5.58196380333333" calcext:value-type="float">
            <text:p>5.58196380333333</text:p>
          </table:table-cell>
          <table:table-cell table:formula="of:=SIN([.E629])" office:value-type="float" office:value="-0.645151464069492" calcext:value-type="float">
            <text:p>-0.645151464069492</text:p>
          </table:table-cell>
          <table:table-cell table:formula="of:=SIN([.C629])" office:value-type="float" office:value="-0.672883605121437" calcext:value-type="float">
            <text:p>-0.67288360512143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15.5626" calcext:value-type="float">
            <text:p>315.5626</text:p>
          </table:table-cell>
          <table:table-cell office:value-type="float" office:value="-0.7935" calcext:value-type="float">
            <text:p>-0.7935</text:p>
          </table:table-cell>
          <table:table-cell table:formula="of:=[.C630]/3.1415*180" office:value-type="float" office:value="-45.4655419385644" calcext:value-type="float">
            <text:p>-45.4655419385644</text:p>
          </table:table-cell>
          <table:table-cell table:formula="of:=([.B630]/180)*3.1415" office:value-type="float" office:value="5.50744393277778" calcext:value-type="float">
            <text:p>5.50744393277778</text:p>
          </table:table-cell>
          <table:table-cell table:formula="of:=SIN([.E630])" office:value-type="float" office:value="-0.700245536470283" calcext:value-type="float">
            <text:p>-0.700245536470283</text:p>
          </table:table-cell>
          <table:table-cell table:formula="of:=SIN([.C630])" office:value-type="float" office:value="-0.71281237508348" calcext:value-type="float">
            <text:p>-0.7128123750834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12.9367" calcext:value-type="float">
            <text:p>312.9367</text:p>
          </table:table-cell>
          <table:table-cell office:value-type="float" office:value="-0.8581" calcext:value-type="float">
            <text:p>-0.8581</text:p>
          </table:table-cell>
          <table:table-cell table:formula="of:=[.C631]/3.1415*180" office:value-type="float" office:value="-49.1669584593347" calcext:value-type="float">
            <text:p>-49.1669584593347</text:p>
          </table:table-cell>
          <table:table-cell table:formula="of:=([.B631]/180)*3.1415" office:value-type="float" office:value="5.46161468361111" calcext:value-type="float">
            <text:p>5.46161468361111</text:p>
          </table:table-cell>
          <table:table-cell table:formula="of:=SIN([.E631])" office:value-type="float" office:value="-0.732216440177002" calcext:value-type="float">
            <text:p>-0.732216440177002</text:p>
          </table:table-cell>
          <table:table-cell table:formula="of:=SIN([.C631])" office:value-type="float" office:value="-0.756601564546195" calcext:value-type="float">
            <text:p>-0.75660156454619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08.6773" calcext:value-type="float">
            <text:p>308.6773</text:p>
          </table:table-cell>
          <table:table-cell office:value-type="float" office:value="-0.9283" calcext:value-type="float">
            <text:p>-0.9283</text:p>
          </table:table-cell>
          <table:table-cell table:formula="of:=[.C632]/3.1415*180" office:value-type="float" office:value="-53.189240808531" calcext:value-type="float">
            <text:p>-53.189240808531</text:p>
          </table:table-cell>
          <table:table-cell table:formula="of:=([.B632]/180)*3.1415" office:value-type="float" office:value="5.38727632194444" calcext:value-type="float">
            <text:p>5.38727632194444</text:p>
          </table:table-cell>
          <table:table-cell table:formula="of:=SIN([.E632])" office:value-type="float" office:value="-0.780777346134977" calcext:value-type="float">
            <text:p>-0.780777346134977</text:p>
          </table:table-cell>
          <table:table-cell table:formula="of:=SIN([.C632])" office:value-type="float" office:value="-0.800602465262879" calcext:value-type="float">
            <text:p>-0.80060246526287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04.0551" calcext:value-type="float">
            <text:p>304.0551</text:p>
          </table:table-cell>
          <table:table-cell office:value-type="float" office:value="-1.0231" calcext:value-type="float">
            <text:p>-1.0231</text:p>
          </table:table-cell>
          <table:table-cell table:formula="of:=[.C633]/3.1415*180" office:value-type="float" office:value="-58.6210409040267" calcext:value-type="float">
            <text:p>-58.6210409040267</text:p>
          </table:table-cell>
          <table:table-cell table:formula="of:=([.B633]/180)*3.1415" office:value-type="float" office:value="5.3066060925" calcext:value-type="float">
            <text:p>5.3066060925</text:p>
          </table:table-cell>
          <table:table-cell table:formula="of:=SIN([.E633])" office:value-type="float" office:value="-0.828587060516264" calcext:value-type="float">
            <text:p>-0.828587060516264</text:p>
          </table:table-cell>
          <table:table-cell table:formula="of:=SIN([.C633])" office:value-type="float" office:value="-0.853726359423879" calcext:value-type="float">
            <text:p>-0.85372635942387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98.7345" calcext:value-type="float">
            <text:p>298.7345</text:p>
          </table:table-cell>
          <table:table-cell office:value-type="float" office:value="-1.088" calcext:value-type="float">
            <text:p>-1.088</text:p>
          </table:table-cell>
          <table:table-cell table:formula="of:=[.C634]/3.1415*180" office:value-type="float" office:value="-62.3396466656056" calcext:value-type="float">
            <text:p>-62.3396466656056</text:p>
          </table:table-cell>
          <table:table-cell table:formula="of:=([.B634]/180)*3.1415" office:value-type="float" office:value="5.21374684305556" calcext:value-type="float">
            <text:p>5.21374684305556</text:p>
          </table:table-cell>
          <table:table-cell table:formula="of:=SIN([.E634])" office:value-type="float" office:value="-0.876930759008787" calcext:value-type="float">
            <text:p>-0.876930759008787</text:p>
          </table:table-cell>
          <table:table-cell table:formula="of:=SIN([.C634])" office:value-type="float" office:value="-0.885700171079146" calcext:value-type="float">
            <text:p>-0.88570017107914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95.9184" calcext:value-type="float">
            <text:p>295.9184</text:p>
          </table:table-cell>
          <table:table-cell office:value-type="float" office:value="-1.1446" calcext:value-type="float">
            <text:p>-1.1446</text:p>
          </table:table-cell>
          <table:table-cell table:formula="of:=[.C635]/3.1415*180" office:value-type="float" office:value="-65.5826834314818" calcext:value-type="float">
            <text:p>-65.5826834314818</text:p>
          </table:table-cell>
          <table:table-cell table:formula="of:=([.B635]/180)*3.1415" office:value-type="float" office:value="5.16459807555556" calcext:value-type="float">
            <text:p>5.16459807555556</text:p>
          </table:table-cell>
          <table:table-cell table:formula="of:=SIN([.E635])" office:value-type="float" office:value="-0.899484025737588" calcext:value-type="float">
            <text:p>-0.899484025737588</text:p>
          </table:table-cell>
          <table:table-cell table:formula="of:=SIN([.C635])" office:value-type="float" office:value="-0.910544810734165" calcext:value-type="float">
            <text:p>-0.91054481073416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92.4442" calcext:value-type="float">
            <text:p>292.4442</text:p>
          </table:table-cell>
          <table:table-cell office:value-type="float" office:value="-1.2215" calcext:value-type="float">
            <text:p>-1.2215</text:p>
          </table:table-cell>
          <table:table-cell table:formula="of:=[.C636]/3.1415*180" office:value-type="float" office:value="-69.9888588254019" calcext:value-type="float">
            <text:p>-69.9888588254019</text:p>
          </table:table-cell>
          <table:table-cell table:formula="of:=([.B636]/180)*3.1415" office:value-type="float" office:value="5.103963635" calcext:value-type="float">
            <text:p>5.103963635</text:p>
          </table:table-cell>
          <table:table-cell table:formula="of:=SIN([.E636])" office:value-type="float" office:value="-0.9243092479892" calcext:value-type="float">
            <text:p>-0.9243092479892</text:p>
          </table:table-cell>
          <table:table-cell table:formula="of:=SIN([.C636])" office:value-type="float" office:value="-0.939613768258663" calcext:value-type="float">
            <text:p>-0.93961376825866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88.5128" calcext:value-type="float">
            <text:p>288.5128</text:p>
          </table:table-cell>
          <table:table-cell office:value-type="float" office:value="-1.2858" calcext:value-type="float">
            <text:p>-1.2858</text:p>
          </table:table-cell>
          <table:table-cell table:formula="of:=[.C637]/3.1415*180" office:value-type="float" office:value="-73.6730861053637" calcext:value-type="float">
            <text:p>-73.6730861053637</text:p>
          </table:table-cell>
          <table:table-cell table:formula="of:=([.B637]/180)*3.1415" office:value-type="float" office:value="5.03534978444445" calcext:value-type="float">
            <text:p>5.03534978444445</text:p>
          </table:table-cell>
          <table:table-cell table:formula="of:=SIN([.E637])" office:value-type="float" office:value="-0.948299888826509" calcext:value-type="float">
            <text:p>-0.948299888826509</text:p>
          </table:table-cell>
          <table:table-cell table:formula="of:=SIN([.C637])" office:value-type="float" office:value="-0.959662685399912" calcext:value-type="float">
            <text:p>-0.95966268539991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84.9297" calcext:value-type="float">
            <text:p>284.9297</text:p>
          </table:table-cell>
          <table:table-cell office:value-type="float" office:value="-1.3517" calcext:value-type="float">
            <text:p>-1.3517</text:p>
          </table:table-cell>
          <table:table-cell table:formula="of:=[.C638]/3.1415*180" office:value-type="float" office:value="-77.4489893363043" calcext:value-type="float">
            <text:p>-77.4489893363043</text:p>
          </table:table-cell>
          <table:table-cell table:formula="of:=([.B638]/180)*3.1415" office:value-type="float" office:value="4.97281473638889" calcext:value-type="float">
            <text:p>4.97281473638889</text:p>
          </table:table-cell>
          <table:table-cell table:formula="of:=SIN([.E638])" office:value-type="float" office:value="-0.966280436961416" calcext:value-type="float">
            <text:p>-0.966280436961416</text:p>
          </table:table-cell>
          <table:table-cell table:formula="of:=SIN([.C638])" office:value-type="float" office:value="-0.976094259095475" calcext:value-type="float">
            <text:p>-0.97609425909547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80.2496" calcext:value-type="float">
            <text:p>280.2496</text:p>
          </table:table-cell>
          <table:table-cell office:value-type="float" office:value="-1.414" calcext:value-type="float">
            <text:p>-1.414</text:p>
          </table:table-cell>
          <table:table-cell table:formula="of:=[.C639]/3.1415*180" office:value-type="float" office:value="-81.0186216775426" calcext:value-type="float">
            <text:p>-81.0186216775426</text:p>
          </table:table-cell>
          <table:table-cell table:formula="of:=([.B639]/180)*3.1415" office:value-type="float" office:value="4.89113399111111" calcext:value-type="float">
            <text:p>4.89113399111111</text:p>
          </table:table-cell>
          <table:table-cell table:formula="of:=SIN([.E639])" office:value-type="float" office:value="-0.984067598147585" calcext:value-type="float">
            <text:p>-0.984067598147585</text:p>
          </table:table-cell>
          <table:table-cell table:formula="of:=SIN([.C639])" office:value-type="float" office:value="-0.987732619762013" calcext:value-type="float">
            <text:p>-0.98773261976201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76.8877" calcext:value-type="float">
            <text:p>276.8877</text:p>
          </table:table-cell>
          <table:table-cell office:value-type="float" office:value="-1.4815" calcext:value-type="float">
            <text:p>-1.4815</text:p>
          </table:table-cell>
          <table:table-cell table:formula="of:=[.C640]/3.1415*180" office:value-type="float" office:value="-84.886200859462" calcext:value-type="float">
            <text:p>-84.886200859462</text:p>
          </table:table-cell>
          <table:table-cell table:formula="of:=([.B640]/180)*3.1415" office:value-type="float" office:value="4.8324594975" calcext:value-type="float">
            <text:p>4.8324594975</text:p>
          </table:table-cell>
          <table:table-cell table:formula="of:=SIN([.E640])" office:value-type="float" office:value="-0.992800191625896" calcext:value-type="float">
            <text:p>-0.992800191625896</text:p>
          </table:table-cell>
          <table:table-cell table:formula="of:=SIN([.C640])" office:value-type="float" office:value="-0.996015731557594" calcext:value-type="float">
            <text:p>-0.99601573155759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72.9832" calcext:value-type="float">
            <text:p>272.9832</text:p>
          </table:table-cell>
          <table:table-cell office:value-type="float" office:value="-1.5434" calcext:value-type="float">
            <text:p>-1.5434</text:p>
          </table:table-cell>
          <table:table-cell table:formula="of:=[.C641]/3.1415*180" office:value-type="float" office:value="-88.4329142129556" calcext:value-type="float">
            <text:p>-88.4329142129556</text:p>
          </table:table-cell>
          <table:table-cell table:formula="of:=([.B641]/180)*3.1415" office:value-type="float" office:value="4.76431512666667" calcext:value-type="float">
            <text:p>4.76431512666667</text:p>
          </table:table-cell>
          <table:table-cell table:formula="of:=SIN([.E641])" office:value-type="float" office:value="-0.99865214056254" calcext:value-type="float">
            <text:p>-0.99865214056254</text:p>
          </table:table-cell>
          <table:table-cell table:formula="of:=SIN([.C641])" office:value-type="float" office:value="-0.999624744110919" calcext:value-type="float">
            <text:p>-0.99962474411091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70.6206" calcext:value-type="float">
            <text:p>270.6206</text:p>
          </table:table-cell>
          <table:table-cell office:value-type="float" office:value="-1.5914" calcext:value-type="float">
            <text:p>-1.5914</text:p>
          </table:table-cell>
          <table:table-cell table:formula="of:=[.C642]/3.1415*180" office:value-type="float" office:value="-91.1831927423205" calcext:value-type="float">
            <text:p>-91.1831927423205</text:p>
          </table:table-cell>
          <table:table-cell table:formula="of:=([.B642]/180)*3.1415" office:value-type="float" office:value="4.72308119388889" calcext:value-type="float">
            <text:p>4.72308119388889</text:p>
          </table:table-cell>
          <table:table-cell table:formula="of:=SIN([.E642])" office:value-type="float" office:value="-0.999942838829765" calcext:value-type="float">
            <text:p>-0.999942838829765</text:p>
          </table:table-cell>
          <table:table-cell table:formula="of:=SIN([.C642])" office:value-type="float" office:value="-0.999787751833868" calcext:value-type="float">
            <text:p>-0.99978775183386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67.4073" calcext:value-type="float">
            <text:p>267.4073</text:p>
          </table:table-cell>
          <table:table-cell office:value-type="float" office:value="-1.6487" calcext:value-type="float">
            <text:p>-1.6487</text:p>
          </table:table-cell>
          <table:table-cell table:formula="of:=[.C643]/3.1415*180" office:value-type="float" office:value="-94.4663377367499" calcext:value-type="float">
            <text:p>-94.4663377367499</text:p>
          </table:table-cell>
          <table:table-cell table:formula="of:=([.B643]/180)*3.1415" office:value-type="float" office:value="4.66700018305556" calcext:value-type="float">
            <text:p>4.66700018305556</text:p>
          </table:table-cell>
          <table:table-cell table:formula="of:=SIN([.E643])" office:value-type="float" office:value="-0.998970105367567" calcext:value-type="float">
            <text:p>-0.998970105367567</text:p>
          </table:table-cell>
          <table:table-cell table:formula="of:=SIN([.C643])" office:value-type="float" office:value="-0.996967043229566" calcext:value-type="float">
            <text:p>-0.99696704322956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64.1656" calcext:value-type="float">
            <text:p>264.1656</text:p>
          </table:table-cell>
          <table:table-cell office:value-type="float" office:value="-1.7089" calcext:value-type="float">
            <text:p>-1.7089</text:p>
          </table:table-cell>
          <table:table-cell table:formula="of:=[.C644]/3.1415*180" office:value-type="float" office:value="-97.9156453923285" calcext:value-type="float">
            <text:p>-97.9156453923285</text:p>
          </table:table-cell>
          <table:table-cell table:formula="of:=([.B644]/180)*3.1415" office:value-type="float" office:value="4.61042351333333" calcext:value-type="float">
            <text:p>4.61042351333333</text:p>
          </table:table-cell>
          <table:table-cell table:formula="of:=SIN([.E644])" office:value-type="float" office:value="-0.994806024233177" calcext:value-type="float">
            <text:p>-0.994806024233177</text:p>
          </table:table-cell>
          <table:table-cell table:formula="of:=SIN([.C644])" office:value-type="float" office:value="-0.990478834966169" calcext:value-type="float">
            <text:p>-0.99047883496616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60.0997" calcext:value-type="float">
            <text:p>260.0997</text:p>
          </table:table-cell>
          <table:table-cell office:value-type="float" office:value="-1.7686" calcext:value-type="float">
            <text:p>-1.7686</text:p>
          </table:table-cell>
          <table:table-cell table:formula="of:=[.C645]/3.1415*180" office:value-type="float" office:value="-101.336304313226" calcext:value-type="float">
            <text:p>-101.336304313226</text:p>
          </table:table-cell>
          <table:table-cell table:formula="of:=([.B645]/180)*3.1415" office:value-type="float" office:value="4.53946226416667" calcext:value-type="float">
            <text:p>4.53946226416667</text:p>
          </table:table-cell>
          <table:table-cell table:formula="of:=SIN([.E645])" office:value-type="float" office:value="-0.985085397798775" calcext:value-type="float">
            <text:p>-0.985085397798775</text:p>
          </table:table-cell>
          <table:table-cell table:formula="of:=SIN([.C645])" office:value-type="float" office:value="-0.980500556418171" calcext:value-type="float">
            <text:p>-0.98050055641817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57.7574" calcext:value-type="float">
            <text:p>257.7574</text:p>
          </table:table-cell>
          <table:table-cell office:value-type="float" office:value="-1.8125" calcext:value-type="float">
            <text:p>-1.8125</text:p>
          </table:table-cell>
          <table:table-cell table:formula="of:=[.C646]/3.1415*180" office:value-type="float" office:value="-103.851663218208" calcext:value-type="float">
            <text:p>-103.851663218208</text:p>
          </table:table-cell>
          <table:table-cell table:formula="of:=([.B646]/180)*3.1415" office:value-type="float" office:value="4.49858262277778" calcext:value-type="float">
            <text:p>4.49858262277778</text:p>
          </table:table-cell>
          <table:table-cell table:formula="of:=SIN([.E646])" office:value-type="float" office:value="-0.977230358692079" calcext:value-type="float">
            <text:p>-0.977230358692079</text:p>
          </table:table-cell>
          <table:table-cell table:formula="of:=SIN([.C646])" office:value-type="float" office:value="-0.970931597797451" calcext:value-type="float">
            <text:p>-0.97093159779745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54.6547" calcext:value-type="float">
            <text:p>254.6547</text:p>
          </table:table-cell>
          <table:table-cell office:value-type="float" office:value="-1.8538" calcext:value-type="float">
            <text:p>-1.8538</text:p>
          </table:table-cell>
          <table:table-cell table:formula="of:=[.C647]/3.1415*180" office:value-type="float" office:value="-106.218048702849" calcext:value-type="float">
            <text:p>-106.218048702849</text:p>
          </table:table-cell>
          <table:table-cell table:formula="of:=([.B647]/180)*3.1415" office:value-type="float" office:value="4.44443188916667" calcext:value-type="float">
            <text:p>4.44443188916667</text:p>
          </table:table-cell>
          <table:table-cell table:formula="of:=SIN([.E647])" office:value-type="float" office:value="-0.964313792844511" calcext:value-type="float">
            <text:p>-0.964313792844511</text:p>
          </table:table-cell>
          <table:table-cell table:formula="of:=SIN([.C647])" office:value-type="float" office:value="-0.960221022159116" calcext:value-type="float">
            <text:p>-0.96022102215911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52.2838" calcext:value-type="float">
            <text:p>252.2838</text:p>
          </table:table-cell>
          <table:table-cell office:value-type="float" office:value="-1.892" calcext:value-type="float">
            <text:p>-1.892</text:p>
          </table:table-cell>
          <table:table-cell table:formula="of:=[.C648]/3.1415*180" office:value-type="float" office:value="-108.406812032469" calcext:value-type="float">
            <text:p>-108.406812032469</text:p>
          </table:table-cell>
          <table:table-cell table:formula="of:=([.B648]/180)*3.1415" office:value-type="float" office:value="4.40305309833333" calcext:value-type="float">
            <text:p>4.40305309833333</text:p>
          </table:table-cell>
          <table:table-cell table:formula="of:=SIN([.E648])" office:value-type="float" office:value="-0.952535954772057" calcext:value-type="float">
            <text:p>-0.952535954772057</text:p>
          </table:table-cell>
          <table:table-cell table:formula="of:=SIN([.C648])" office:value-type="float" office:value="-0.94885609519373" calcext:value-type="float">
            <text:p>-0.9488560951937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50.2307" calcext:value-type="float">
            <text:p>250.2307</text:p>
          </table:table-cell>
          <table:table-cell office:value-type="float" office:value="-1.9462" calcext:value-type="float">
            <text:p>-1.9462</text:p>
          </table:table-cell>
          <table:table-cell table:formula="of:=[.C649]/3.1415*180" office:value-type="float" office:value="-111.512334871876" calcext:value-type="float">
            <text:p>-111.512334871876</text:p>
          </table:table-cell>
          <table:table-cell table:formula="of:=([.B649]/180)*3.1415" office:value-type="float" office:value="4.36722080027778" calcext:value-type="float">
            <text:p>4.36722080027778</text:p>
          </table:table-cell>
          <table:table-cell table:formula="of:=SIN([.E649])" office:value-type="float" office:value="-0.941018561344498" calcext:value-type="float">
            <text:p>-0.941018561344498</text:p>
          </table:table-cell>
          <table:table-cell table:formula="of:=SIN([.C649])" office:value-type="float" office:value="-0.930359691696508" calcext:value-type="float">
            <text:p>-0.93035969169650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46.7937" calcext:value-type="float">
            <text:p>246.7937</text:p>
          </table:table-cell>
          <table:table-cell office:value-type="float" office:value="-2.001" calcext:value-type="float">
            <text:p>-2.001</text:p>
          </table:table-cell>
          <table:table-cell table:formula="of:=[.C650]/3.1415*180" office:value-type="float" office:value="-114.652236192901" calcext:value-type="float">
            <text:p>-114.652236192901</text:p>
          </table:table-cell>
          <table:table-cell table:formula="of:=([.B650]/180)*3.1415" office:value-type="float" office:value="4.30723560305556" calcext:value-type="float">
            <text:p>4.30723560305556</text:p>
          </table:table-cell>
          <table:table-cell table:formula="of:=SIN([.E650])" office:value-type="float" office:value="-0.919041952810157" calcext:value-type="float">
            <text:p>-0.919041952810157</text:p>
          </table:table-cell>
          <table:table-cell table:formula="of:=SIN([.C650])" office:value-type="float" office:value="-0.908880825409817" calcext:value-type="float">
            <text:p>-0.90888082540981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43.6005" calcext:value-type="float">
            <text:p>243.6005</text:p>
          </table:table-cell>
          <table:table-cell office:value-type="float" office:value="-2.0599" calcext:value-type="float">
            <text:p>-2.0599</text:p>
          </table:table-cell>
          <table:table-cell table:formula="of:=[.C651]/3.1415*180" office:value-type="float" office:value="-118.02705713831" calcext:value-type="float">
            <text:p>-118.02705713831</text:p>
          </table:table-cell>
          <table:table-cell table:formula="of:=([.B651]/180)*3.1415" office:value-type="float" office:value="4.25150539305556" calcext:value-type="float">
            <text:p>4.25150539305556</text:p>
          </table:table-cell>
          <table:table-cell table:formula="of:=SIN([.E651])" office:value-type="float" office:value="-0.895659880868487" calcext:value-type="float">
            <text:p>-0.895659880868487</text:p>
          </table:table-cell>
          <table:table-cell table:formula="of:=SIN([.C651])" office:value-type="float" office:value="-0.882754338713732" calcext:value-type="float">
            <text:p>-0.88275433871373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40.4971" calcext:value-type="float">
            <text:p>240.4971</text:p>
          </table:table-cell>
          <table:table-cell office:value-type="float" office:value="-2.1108" calcext:value-type="float">
            <text:p>-2.1108</text:p>
          </table:table-cell>
          <table:table-cell table:formula="of:=[.C652]/3.1415*180" office:value-type="float" office:value="-120.943498328824" calcext:value-type="float">
            <text:p>-120.943498328824</text:p>
          </table:table-cell>
          <table:table-cell table:formula="of:=([.B652]/180)*3.1415" office:value-type="float" office:value="4.1973424425" calcext:value-type="float">
            <text:p>4.1973424425</text:p>
          </table:table-cell>
          <table:table-cell table:formula="of:=SIN([.E652])" office:value-type="float" office:value="-0.870269799825635" calcext:value-type="float">
            <text:p>-0.870269799825635</text:p>
          </table:table-cell>
          <table:table-cell table:formula="of:=SIN([.C652])" office:value-type="float" office:value="-0.85770679283109" calcext:value-type="float">
            <text:p>-0.8577067928310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37.8529" calcext:value-type="float">
            <text:p>237.8529</text:p>
          </table:table-cell>
          <table:table-cell office:value-type="float" office:value="-2.1551" calcext:value-type="float">
            <text:p>-2.1551</text:p>
          </table:table-cell>
          <table:table-cell table:formula="of:=[.C653]/3.1415*180" office:value-type="float" office:value="-123.48177622155" calcext:value-type="float">
            <text:p>-123.48177622155</text:p>
          </table:table-cell>
          <table:table-cell table:formula="of:=([.B653]/180)*3.1415" office:value-type="float" office:value="4.1511938075" calcext:value-type="float">
            <text:p>4.1511938075</text:p>
          </table:table-cell>
          <table:table-cell table:formula="of:=SIN([.E653])" office:value-type="float" office:value="-0.846619646698361" calcext:value-type="float">
            <text:p>-0.846619646698361</text:p>
          </table:table-cell>
          <table:table-cell table:formula="of:=SIN([.C653])" office:value-type="float" office:value="-0.834096394960606" calcext:value-type="float">
            <text:p>-0.83409639496060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35.3422" calcext:value-type="float">
            <text:p>235.3422</text:p>
          </table:table-cell>
          <table:table-cell office:value-type="float" office:value="-2.2001" calcext:value-type="float">
            <text:p>-2.2001</text:p>
          </table:table-cell>
          <table:table-cell table:formula="of:=[.C654]/3.1415*180" office:value-type="float" office:value="-126.06016234283" calcext:value-type="float">
            <text:p>-126.06016234283</text:p>
          </table:table-cell>
          <table:table-cell table:formula="of:=([.B654]/180)*3.1415" office:value-type="float" office:value="4.10737511833333" calcext:value-type="float">
            <text:p>4.10737511833333</text:p>
          </table:table-cell>
          <table:table-cell table:formula="of:=SIN([.E654])" office:value-type="float" office:value="-0.822494213344245" calcext:value-type="float">
            <text:p>-0.822494213344245</text:p>
          </table:table-cell>
          <table:table-cell table:formula="of:=SIN([.C654])" office:value-type="float" office:value="-0.808437549665481" calcext:value-type="float">
            <text:p>-0.80843754966548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32.6069" calcext:value-type="float">
            <text:p>232.6069</text:p>
          </table:table-cell>
          <table:table-cell office:value-type="float" office:value="-2.2469" calcext:value-type="float">
            <text:p>-2.2469</text:p>
          </table:table-cell>
          <table:table-cell table:formula="of:=[.C655]/3.1415*180" office:value-type="float" office:value="-128.741683908961" calcext:value-type="float">
            <text:p>-128.741683908961</text:p>
          </table:table-cell>
          <table:table-cell table:formula="of:=([.B655]/180)*3.1415" office:value-type="float" office:value="4.05963653527778" calcext:value-type="float">
            <text:p>4.05963653527778</text:p>
          </table:table-cell>
          <table:table-cell table:formula="of:=SIN([.E655])" office:value-type="float" office:value="-0.79441504274584" calcext:value-type="float">
            <text:p>-0.79441504274584</text:p>
          </table:table-cell>
          <table:table-cell table:formula="of:=SIN([.C655])" office:value-type="float" office:value="-0.780016793360659" calcext:value-type="float">
            <text:p>-0.78001679336065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30.6777" calcext:value-type="float">
            <text:p>230.6777</text:p>
          </table:table-cell>
          <table:table-cell office:value-type="float" office:value="-2.2805" calcext:value-type="float">
            <text:p>-2.2805</text:p>
          </table:table-cell>
          <table:table-cell table:formula="of:=[.C656]/3.1415*180" office:value-type="float" office:value="-130.666878879516" calcext:value-type="float">
            <text:p>-130.666878879516</text:p>
          </table:table-cell>
          <table:table-cell table:formula="of:=([.B656]/180)*3.1415" office:value-type="float" office:value="4.02596663638889" calcext:value-type="float">
            <text:p>4.02596663638889</text:p>
          </table:table-cell>
          <table:table-cell table:formula="of:=SIN([.E656])" office:value-type="float" office:value="-0.773518385387209" calcext:value-type="float">
            <text:p>-0.773518385387209</text:p>
          </table:table-cell>
          <table:table-cell table:formula="of:=SIN([.C656])" office:value-type="float" office:value="-0.758554998504139" calcext:value-type="float">
            <text:p>-0.75855499850413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28.9577" calcext:value-type="float">
            <text:p>228.9577</text:p>
          </table:table-cell>
          <table:table-cell office:value-type="float" office:value="-2.3005" calcext:value-type="float">
            <text:p>-2.3005</text:p>
          </table:table-cell>
          <table:table-cell table:formula="of:=[.C657]/3.1415*180" office:value-type="float" office:value="-131.812828266752" calcext:value-type="float">
            <text:p>-131.812828266752</text:p>
          </table:table-cell>
          <table:table-cell table:formula="of:=([.B657]/180)*3.1415" office:value-type="float" office:value="3.99594785861111" calcext:value-type="float">
            <text:p>3.99594785861111</text:p>
          </table:table-cell>
          <table:table-cell table:formula="of:=SIN([.E657])" office:value-type="float" office:value="-0.754147632903499" calcext:value-type="float">
            <text:p>-0.754147632903499</text:p>
          </table:table-cell>
          <table:table-cell table:formula="of:=SIN([.C657])" office:value-type="float" office:value="-0.745371980966811" calcext:value-type="float">
            <text:p>-0.74537198096681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27.9772" calcext:value-type="float">
            <text:p>227.9772</text:p>
          </table:table-cell>
          <table:table-cell office:value-type="float" office:value="-2.3222" calcext:value-type="float">
            <text:p>-2.3222</text:p>
          </table:table-cell>
          <table:table-cell table:formula="of:=[.C658]/3.1415*180" office:value-type="float" office:value="-133.056183351902" calcext:value-type="float">
            <text:p>-133.056183351902</text:p>
          </table:table-cell>
          <table:table-cell table:formula="of:=([.B658]/180)*3.1415" office:value-type="float" office:value="3.97883541" calcext:value-type="float">
            <text:p>3.97883541</text:p>
          </table:table-cell>
          <table:table-cell table:formula="of:=SIN([.E658])" office:value-type="float" office:value="-0.742799934172001" calcext:value-type="float">
            <text:p>-0.742799934172001</text:p>
          </table:table-cell>
          <table:table-cell table:formula="of:=SIN([.C658])" office:value-type="float" office:value="-0.730731350302403" calcext:value-type="float">
            <text:p>-0.73073135030240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25.7906" calcext:value-type="float">
            <text:p>225.7906</text:p>
          </table:table-cell>
          <table:table-cell office:value-type="float" office:value="-2.3491" calcext:value-type="float">
            <text:p>-2.3491</text:p>
          </table:table-cell>
          <table:table-cell table:formula="of:=[.C659]/3.1415*180" office:value-type="float" office:value="-134.597485277734" calcext:value-type="float">
            <text:p>-134.597485277734</text:p>
          </table:table-cell>
          <table:table-cell table:formula="of:=([.B659]/180)*3.1415" office:value-type="float" office:value="3.94067316611111" calcext:value-type="float">
            <text:p>3.94067316611111</text:p>
          </table:table-cell>
          <table:table-cell table:formula="of:=SIN([.E659])" office:value-type="float" office:value="-0.71671517464731" calcext:value-type="float">
            <text:p>-0.71671517464731</text:p>
          </table:table-cell>
          <table:table-cell table:formula="of:=SIN([.C659])" office:value-type="float" office:value="-0.712105506327873" calcext:value-type="float">
            <text:p>-0.71210550632787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24.5882" calcext:value-type="float">
            <text:p>224.5882</text:p>
          </table:table-cell>
          <table:table-cell office:value-type="float" office:value="-2.3734" calcext:value-type="float">
            <text:p>-2.3734</text:p>
          </table:table-cell>
          <table:table-cell table:formula="of:=[.C660]/3.1415*180" office:value-type="float" office:value="-135.989813783225" calcext:value-type="float">
            <text:p>-135.989813783225</text:p>
          </table:table-cell>
          <table:table-cell table:formula="of:=([.B660]/180)*3.1415" office:value-type="float" office:value="3.91968794611111" calcext:value-type="float">
            <text:p>3.91968794611111</text:p>
          </table:table-cell>
          <table:table-cell table:formula="of:=SIN([.E660])" office:value-type="float" office:value="-0.701924061969574" calcext:value-type="float">
            <text:p>-0.701924061969574</text:p>
          </table:table-cell>
          <table:table-cell table:formula="of:=SIN([.C660])" office:value-type="float" office:value="-0.694836589099241" calcext:value-type="float">
            <text:p>-0.69483658909924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23.1396" calcext:value-type="float">
            <text:p>223.1396</text:p>
          </table:table-cell>
          <table:table-cell office:value-type="float" office:value="-2.3946" calcext:value-type="float">
            <text:p>-2.3946</text:p>
          </table:table-cell>
          <table:table-cell table:formula="of:=[.C661]/3.1415*180" office:value-type="float" office:value="-137.204520133694" calcext:value-type="float">
            <text:p>-137.204520133694</text:p>
          </table:table-cell>
          <table:table-cell table:formula="of:=([.B661]/180)*3.1415" office:value-type="float" office:value="3.89440585222222" calcext:value-type="float">
            <text:p>3.89440585222222</text:p>
          </table:table-cell>
          <table:table-cell table:formula="of:=SIN([.E661])" office:value-type="float" office:value="-0.683694446161283" calcext:value-type="float">
            <text:p>-0.683694446161283</text:p>
          </table:table-cell>
          <table:table-cell table:formula="of:=SIN([.C661])" office:value-type="float" office:value="-0.6794352390337" calcext:value-type="float">
            <text:p>-0.679435239033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22.0001" calcext:value-type="float">
            <text:p>222.0001</text:p>
          </table:table-cell>
          <table:table-cell office:value-type="float" office:value="-2.4092" calcext:value-type="float">
            <text:p>-2.4092</text:p>
          </table:table-cell>
          <table:table-cell table:formula="of:=[.C662]/3.1415*180" office:value-type="float" office:value="-138.041063186376" calcext:value-type="float">
            <text:p>-138.041063186376</text:p>
          </table:table-cell>
          <table:table-cell table:formula="of:=([.B662]/180)*3.1415" office:value-type="float" office:value="3.87451841194444" calcext:value-type="float">
            <text:p>3.87451841194444</text:p>
          </table:table-cell>
          <table:table-cell table:formula="of:=SIN([.E662])" office:value-type="float" office:value="-0.669046977905933" calcext:value-type="float">
            <text:p>-0.669046977905933</text:p>
          </table:table-cell>
          <table:table-cell table:formula="of:=SIN([.C662])" office:value-type="float" office:value="-0.668650668667529" calcext:value-type="float">
            <text:p>-0.66865066866752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21.1131" calcext:value-type="float">
            <text:p>221.1131</text:p>
          </table:table-cell>
          <table:table-cell office:value-type="float" office:value="-2.4257" calcext:value-type="float">
            <text:p>-2.4257</text:p>
          </table:table-cell>
          <table:table-cell table:formula="of:=[.C663]/3.1415*180" office:value-type="float" office:value="-138.986471430845" calcext:value-type="float">
            <text:p>-138.986471430845</text:p>
          </table:table-cell>
          <table:table-cell table:formula="of:=([.B663]/180)*3.1415" office:value-type="float" office:value="3.85903779805556" calcext:value-type="float">
            <text:p>3.85903779805556</text:p>
          </table:table-cell>
          <table:table-cell table:formula="of:=SIN([.E663])" office:value-type="float" office:value="-0.657461767037996" calcext:value-type="float">
            <text:p>-0.657461767037996</text:p>
          </table:table-cell>
          <table:table-cell table:formula="of:=SIN([.C663])" office:value-type="float" office:value="-0.656291192092084" calcext:value-type="float">
            <text:p>-0.65629119209208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20.2355" calcext:value-type="float">
            <text:p>220.2355</text:p>
          </table:table-cell>
          <table:table-cell office:value-type="float" office:value="-2.4361" calcext:value-type="float">
            <text:p>-2.4361</text:p>
          </table:table-cell>
          <table:table-cell table:formula="of:=[.C664]/3.1415*180" office:value-type="float" office:value="-139.582365112208" calcext:value-type="float">
            <text:p>-139.582365112208</text:p>
          </table:table-cell>
          <table:table-cell table:formula="of:=([.B664]/180)*3.1415" office:value-type="float" office:value="3.84372124027778" calcext:value-type="float">
            <text:p>3.84372124027778</text:p>
          </table:table-cell>
          <table:table-cell table:formula="of:=SIN([.E664])" office:value-type="float" office:value="-0.645844259470169" calcext:value-type="float">
            <text:p>-0.645844259470169</text:p>
          </table:table-cell>
          <table:table-cell table:formula="of:=SIN([.C664])" office:value-type="float" office:value="-0.64840896154408" calcext:value-type="float">
            <text:p>-0.6484089615440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21.0035" calcext:value-type="float">
            <text:p>221.0035</text:p>
          </table:table-cell>
          <table:table-cell office:value-type="float" office:value="-2.4375" calcext:value-type="float">
            <text:p>-2.4375</text:p>
          </table:table-cell>
          <table:table-cell table:formula="of:=[.C665]/3.1415*180" office:value-type="float" office:value="-139.662581569314" calcext:value-type="float">
            <text:p>-139.662581569314</text:p>
          </table:table-cell>
          <table:table-cell table:formula="of:=([.B665]/180)*3.1415" office:value-type="float" office:value="3.85712497361111" calcext:value-type="float">
            <text:p>3.85712497361111</text:p>
          </table:table-cell>
          <table:table-cell table:formula="of:=SIN([.E665])" office:value-type="float" office:value="-0.656019275039033" calcext:value-type="float">
            <text:p>-0.656019275039033</text:p>
          </table:table-cell>
          <table:table-cell table:formula="of:=SIN([.C665])" office:value-type="float" office:value="-0.647342517367144" calcext:value-type="float">
            <text:p>-0.64734251736714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19.7345" calcext:value-type="float">
            <text:p>219.7345</text:p>
          </table:table-cell>
          <table:table-cell office:value-type="float" office:value="-2.449" calcext:value-type="float">
            <text:p>-2.449</text:p>
          </table:table-cell>
          <table:table-cell table:formula="of:=[.C666]/3.1415*180" office:value-type="float" office:value="-140.321502466974" calcext:value-type="float">
            <text:p>-140.321502466974</text:p>
          </table:table-cell>
          <table:table-cell table:formula="of:=([.B666]/180)*3.1415" office:value-type="float" office:value="3.83497739861111" calcext:value-type="float">
            <text:p>3.83497739861111</text:p>
          </table:table-cell>
          <table:table-cell table:formula="of:=SIN([.E666])" office:value-type="float" office:value="-0.639144002106697" calcext:value-type="float">
            <text:p>-0.639144002106697</text:p>
          </table:table-cell>
          <table:table-cell table:formula="of:=SIN([.C666])" office:value-type="float" office:value="-0.638534614377855" calcext:value-type="float">
            <text:p>-0.63853461437785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19.4894" calcext:value-type="float">
            <text:p>219.4894</text:p>
          </table:table-cell>
          <table:table-cell office:value-type="float" office:value="-2.4676" calcext:value-type="float">
            <text:p>-2.4676</text:p>
          </table:table-cell>
          <table:table-cell table:formula="of:=[.C667]/3.1415*180" office:value-type="float" office:value="-141.387235397103" calcext:value-type="float">
            <text:p>-141.387235397103</text:p>
          </table:table-cell>
          <table:table-cell table:formula="of:=([.B667]/180)*3.1415" office:value-type="float" office:value="3.83069972277778" calcext:value-type="float">
            <text:p>3.83069972277778</text:p>
          </table:table-cell>
          <table:table-cell table:formula="of:=SIN([.E667])" office:value-type="float" office:value="-0.635848259219422" calcext:value-type="float">
            <text:p>-0.635848259219422</text:p>
          </table:table-cell>
          <table:table-cell table:formula="of:=SIN([.C667])" office:value-type="float" office:value="-0.624110557459813" calcext:value-type="float">
            <text:p>-0.62411055745981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17.8787" calcext:value-type="float">
            <text:p>217.8787</text:p>
          </table:table-cell>
          <table:table-cell office:value-type="float" office:value="-2.4817" calcext:value-type="float">
            <text:p>-2.4817</text:p>
          </table:table-cell>
          <table:table-cell table:formula="of:=[.C668]/3.1415*180" office:value-type="float" office:value="-142.195129715104" calcext:value-type="float">
            <text:p>-142.195129715104</text:p>
          </table:table-cell>
          <table:table-cell table:formula="of:=([.B668]/180)*3.1415" office:value-type="float" office:value="3.80258853361111" calcext:value-type="float">
            <text:p>3.80258853361111</text:p>
          </table:table-cell>
          <table:table-cell table:formula="of:=SIN([.E668])" office:value-type="float" office:value="-0.613903285286157" calcext:value-type="float">
            <text:p>-0.613903285286157</text:p>
          </table:table-cell>
          <table:table-cell table:formula="of:=SIN([.C668])" office:value-type="float" office:value="-0.613032045610904" calcext:value-type="float">
            <text:p>-0.61303204561090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18.1406" calcext:value-type="float">
            <text:p>218.1406</text:p>
          </table:table-cell>
          <table:table-cell office:value-type="float" office:value="-2.4833" calcext:value-type="float">
            <text:p>-2.4833</text:p>
          </table:table-cell>
          <table:table-cell table:formula="of:=[.C669]/3.1415*180" office:value-type="float" office:value="-142.286805666083" calcext:value-type="float">
            <text:p>-142.286805666083</text:p>
          </table:table-cell>
          <table:table-cell table:formula="of:=([.B669]/180)*3.1415" office:value-type="float" office:value="3.80715941611111" calcext:value-type="float">
            <text:p>3.80715941611111</text:p>
          </table:table-cell>
          <table:table-cell table:formula="of:=SIN([.E669])" office:value-type="float" office:value="-0.617505028539627" calcext:value-type="float">
            <text:p>-0.617505028539627</text:p>
          </table:table-cell>
          <table:table-cell table:formula="of:=SIN([.C669])" office:value-type="float" office:value="-0.611767168600858" calcext:value-type="float">
            <text:p>-0.61176716860085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17.1609" calcext:value-type="float">
            <text:p>217.1609</text:p>
          </table:table-cell>
          <table:table-cell office:value-type="float" office:value="-2.4761" calcext:value-type="float">
            <text:p>-2.4761</text:p>
          </table:table-cell>
          <table:table-cell table:formula="of:=[.C670]/3.1415*180" office:value-type="float" office:value="-141.874263886678" calcext:value-type="float">
            <text:p>-141.874263886678</text:p>
          </table:table-cell>
          <table:table-cell table:formula="of:=([.B670]/180)*3.1415" office:value-type="float" office:value="3.79006092972222" calcext:value-type="float">
            <text:p>3.79006092972222</text:p>
          </table:table-cell>
          <table:table-cell table:formula="of:=SIN([.E670])" office:value-type="float" office:value="-0.603966315720651" calcext:value-type="float">
            <text:p>-0.603966315720651</text:p>
          </table:table-cell>
          <table:table-cell table:formula="of:=SIN([.C670])" office:value-type="float" office:value="-0.61744673520901" calcext:value-type="float">
            <text:p>-0.6174467352090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18.4156" calcext:value-type="float">
            <text:p>218.4156</text:p>
          </table:table-cell>
          <table:table-cell office:value-type="float" office:value="-2.435" calcext:value-type="float">
            <text:p>-2.435</text:p>
          </table:table-cell>
          <table:table-cell table:formula="of:=[.C671]/3.1415*180" office:value-type="float" office:value="-139.51933789591" calcext:value-type="float">
            <text:p>-139.51933789591</text:p>
          </table:table-cell>
          <table:table-cell table:formula="of:=([.B671]/180)*3.1415" office:value-type="float" office:value="3.81195893" calcext:value-type="float">
            <text:p>3.81195893</text:p>
          </table:table-cell>
          <table:table-cell table:formula="of:=SIN([.E671])" office:value-type="float" office:value="-0.621273040760917" calcext:value-type="float">
            <text:p>-0.621273040760917</text:p>
          </table:table-cell>
          <table:table-cell table:formula="of:=SIN([.C671])" office:value-type="float" office:value="-0.649245990511292" calcext:value-type="float">
            <text:p>-0.64924599051129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20.5688" calcext:value-type="float">
            <text:p>220.5688</text:p>
          </table:table-cell>
          <table:table-cell office:value-type="float" office:value="-2.404" calcext:value-type="float">
            <text:p>-2.404</text:p>
          </table:table-cell>
          <table:table-cell table:formula="of:=[.C672]/3.1415*180" office:value-type="float" office:value="-137.743116345695" calcext:value-type="float">
            <text:p>-137.743116345695</text:p>
          </table:table-cell>
          <table:table-cell table:formula="of:=([.B672]/180)*3.1415" office:value-type="float" office:value="3.84953825111111" calcext:value-type="float">
            <text:p>3.84953825111111</text:p>
          </table:table-cell>
          <table:table-cell table:formula="of:=SIN([.E672])" office:value-type="float" office:value="-0.650274416045294" calcext:value-type="float">
            <text:p>-0.650274416045294</text:p>
          </table:table-cell>
          <table:table-cell table:formula="of:=SIN([.C672])" office:value-type="float" office:value="-0.672508209856273" calcext:value-type="float">
            <text:p>-0.67250820985627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22.6087" calcext:value-type="float">
            <text:p>222.6087</text:p>
          </table:table-cell>
          <table:table-cell office:value-type="float" office:value="-2.3717" calcext:value-type="float">
            <text:p>-2.3717</text:p>
          </table:table-cell>
          <table:table-cell table:formula="of:=[.C673]/3.1415*180" office:value-type="float" office:value="-135.89240808531" calcext:value-type="float">
            <text:p>-135.89240808531</text:p>
          </table:table-cell>
          <table:table-cell table:formula="of:=([.B673]/180)*3.1415" office:value-type="float" office:value="3.8851401725" calcext:value-type="float">
            <text:p>3.8851401725</text:p>
          </table:table-cell>
          <table:table-cell table:formula="of:=SIN([.E673])" office:value-type="float" office:value="-0.676903394394707" calcext:value-type="float">
            <text:p>-0.676903394394707</text:p>
          </table:table-cell>
          <table:table-cell table:formula="of:=SIN([.C673])" office:value-type="float" office:value="-0.696058169483402" calcext:value-type="float">
            <text:p>-0.69605816948340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24.2259" calcext:value-type="float">
            <text:p>224.2259</text:p>
          </table:table-cell>
          <table:table-cell office:value-type="float" office:value="-2.3339" calcext:value-type="float">
            <text:p>-2.3339</text:p>
          </table:table-cell>
          <table:table-cell table:formula="of:=[.C674]/3.1415*180" office:value-type="float" office:value="-133.726563743435" calcext:value-type="float">
            <text:p>-133.726563743435</text:p>
          </table:table-cell>
          <table:table-cell table:formula="of:=([.B674]/180)*3.1415" office:value-type="float" office:value="3.91336480472222" calcext:value-type="float">
            <text:p>3.91336480472222</text:p>
          </table:table-cell>
          <table:table-cell table:formula="of:=SIN([.E674])" office:value-type="float" office:value="-0.697406391054665" calcext:value-type="float">
            <text:p>-0.697406391054665</text:p>
          </table:table-cell>
          <table:table-cell table:formula="of:=SIN([.C674])" office:value-type="float" office:value="-0.722694336051296" calcext:value-type="float">
            <text:p>-0.72269433605129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26.7253" calcext:value-type="float">
            <text:p>226.7253</text:p>
          </table:table-cell>
          <table:table-cell office:value-type="float" office:value="-2.3111" calcext:value-type="float">
            <text:p>-2.3111</text:p>
          </table:table-cell>
          <table:table-cell table:formula="of:=[.C675]/3.1415*180" office:value-type="float" office:value="-132.420181441986" calcext:value-type="float">
            <text:p>-132.420181441986</text:p>
          </table:table-cell>
          <table:table-cell table:formula="of:=([.B675]/180)*3.1415" office:value-type="float" office:value="3.9569862775" calcext:value-type="float">
            <text:p>3.9569862775</text:p>
          </table:table-cell>
          <table:table-cell table:formula="of:=SIN([.E675])" office:value-type="float" office:value="-0.727995516414676" calcext:value-type="float">
            <text:p>-0.727995516414676</text:p>
          </table:table-cell>
          <table:table-cell table:formula="of:=SIN([.C675])" office:value-type="float" office:value="-0.738263761511618" calcext:value-type="float">
            <text:p>-0.73826376151161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27.2291" calcext:value-type="float">
            <text:p>227.2291</text:p>
          </table:table-cell>
          <table:table-cell office:value-type="float" office:value="-2.3026" calcext:value-type="float">
            <text:p>-2.3026</text:p>
          </table:table-cell>
          <table:table-cell table:formula="of:=[.C676]/3.1415*180" office:value-type="float" office:value="-131.933152952411" calcext:value-type="float">
            <text:p>-131.933152952411</text:p>
          </table:table-cell>
          <table:table-cell table:formula="of:=([.B676]/180)*3.1415" office:value-type="float" office:value="3.96577898694444" calcext:value-type="float">
            <text:p>3.96577898694444</text:p>
          </table:table-cell>
          <table:table-cell table:formula="of:=SIN([.E676])" office:value-type="float" office:value="-0.733995419982685" calcext:value-type="float">
            <text:p>-0.733995419982685</text:p>
          </table:table-cell>
          <table:table-cell table:formula="of:=SIN([.C676])" office:value-type="float" office:value="-0.743970375990939" calcext:value-type="float">
            <text:p>-0.74397037599093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28.031" calcext:value-type="float">
            <text:p>228.031</text:p>
          </table:table-cell>
          <table:table-cell office:value-type="float" office:value="-2.2885" calcext:value-type="float">
            <text:p>-2.2885</text:p>
          </table:table-cell>
          <table:table-cell table:formula="of:=[.C677]/3.1415*180" office:value-type="float" office:value="-131.12525863441" calcext:value-type="float">
            <text:p>-131.12525863441</text:p>
          </table:table-cell>
          <table:table-cell table:formula="of:=([.B677]/180)*3.1415" office:value-type="float" office:value="3.97977436944444" calcext:value-type="float">
            <text:p>3.97977436944444</text:p>
          </table:table-cell>
          <table:table-cell table:formula="of:=SIN([.E677])" office:value-type="float" office:value="-0.743428252612489" calcext:value-type="float">
            <text:p>-0.743428252612489</text:p>
          </table:table-cell>
          <table:table-cell table:formula="of:=SIN([.C677])" office:value-type="float" office:value="-0.753317908321741" calcext:value-type="float">
            <text:p>-0.75331790832174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28.6303" calcext:value-type="float">
            <text:p>228.6303</text:p>
          </table:table-cell>
          <table:table-cell office:value-type="float" office:value="-2.2796" calcext:value-type="float">
            <text:p>-2.2796</text:p>
          </table:table-cell>
          <table:table-cell table:formula="of:=[.C678]/3.1415*180" office:value-type="float" office:value="-130.615311157091" calcext:value-type="float">
            <text:p>-130.615311157091</text:p>
          </table:table-cell>
          <table:table-cell table:formula="of:=([.B678]/180)*3.1415" office:value-type="float" office:value="3.99023381916667" calcext:value-type="float">
            <text:p>3.99023381916667</text:p>
          </table:table-cell>
          <table:table-cell table:formula="of:=SIN([.E678])" office:value-type="float" office:value="-0.750382904005359" calcext:value-type="float">
            <text:p>-0.750382904005359</text:p>
          </table:table-cell>
          <table:table-cell table:formula="of:=SIN([.C678])" office:value-type="float" office:value="-0.759141139327731" calcext:value-type="float">
            <text:p>-0.75914113932773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29.248" calcext:value-type="float">
            <text:p>229.248</text:p>
          </table:table-cell>
          <table:table-cell office:value-type="float" office:value="-2.2595" calcext:value-type="float">
            <text:p>-2.2595</text:p>
          </table:table-cell>
          <table:table-cell table:formula="of:=[.C679]/3.1415*180" office:value-type="float" office:value="-129.463632022919" calcext:value-type="float">
            <text:p>-129.463632022919</text:p>
          </table:table-cell>
          <table:table-cell table:formula="of:=([.B679]/180)*3.1415" office:value-type="float" office:value="4.0010144" calcext:value-type="float">
            <text:p>4.0010144</text:p>
          </table:table-cell>
          <table:table-cell table:formula="of:=SIN([.E679])" office:value-type="float" office:value="-0.757465161905582" calcext:value-type="float">
            <text:p>-0.757465161905582</text:p>
          </table:table-cell>
          <table:table-cell table:formula="of:=SIN([.C679])" office:value-type="float" office:value="-0.772070526946094" calcext:value-type="float">
            <text:p>-0.77207052694609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31.4678" calcext:value-type="float">
            <text:p>231.4678</text:p>
          </table:table-cell>
          <table:table-cell office:value-type="float" office:value="-2.2454" calcext:value-type="float">
            <text:p>-2.2454</text:p>
          </table:table-cell>
          <table:table-cell table:formula="of:=[.C680]/3.1415*180" office:value-type="float" office:value="-128.655737704918" calcext:value-type="float">
            <text:p>-128.655737704918</text:p>
          </table:table-cell>
          <table:table-cell table:formula="of:=([.B680]/180)*3.1415" office:value-type="float" office:value="4.03975607611111" calcext:value-type="float">
            <text:p>4.03975607611111</text:p>
          </table:table-cell>
          <table:table-cell table:formula="of:=SIN([.E680])" office:value-type="float" office:value="-0.78218395431397" calcext:value-type="float">
            <text:p>-0.78218395431397</text:p>
          </table:table-cell>
          <table:table-cell table:formula="of:=SIN([.C680])" office:value-type="float" office:value="-0.780954553361898" calcext:value-type="float">
            <text:p>-0.78095455336189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32.7417" calcext:value-type="float">
            <text:p>232.7417</text:p>
          </table:table-cell>
          <table:table-cell office:value-type="float" office:value="-2.2268" calcext:value-type="float">
            <text:p>-2.2268</text:p>
          </table:table-cell>
          <table:table-cell table:formula="of:=[.C681]/3.1415*180" office:value-type="float" office:value="-127.590004774789" calcext:value-type="float">
            <text:p>-127.590004774789</text:p>
          </table:table-cell>
          <table:table-cell table:formula="of:=([.B681]/180)*3.1415" office:value-type="float" office:value="4.06198916972222" calcext:value-type="float">
            <text:p>4.06198916972222</text:p>
          </table:table-cell>
          <table:table-cell table:formula="of:=SIN([.E681])" office:value-type="float" office:value="-0.795841774951283" calcext:value-type="float">
            <text:p>-0.795841774951283</text:p>
          </table:table-cell>
          <table:table-cell table:formula="of:=SIN([.C681])" office:value-type="float" office:value="-0.79243613195183" calcext:value-type="float">
            <text:p>-0.7924361319518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32.0911" calcext:value-type="float">
            <text:p>232.0911</text:p>
          </table:table-cell>
          <table:table-cell office:value-type="float" office:value="-2.2127" calcext:value-type="float">
            <text:p>-2.2127</text:p>
          </table:table-cell>
          <table:table-cell table:formula="of:=[.C682]/3.1415*180" office:value-type="float" office:value="-126.782110456788" calcext:value-type="float">
            <text:p>-126.782110456788</text:p>
          </table:table-cell>
          <table:table-cell table:formula="of:=([.B682]/180)*3.1415" office:value-type="float" office:value="4.0506343925" calcext:value-type="float">
            <text:p>4.0506343925</text:p>
          </table:table-cell>
          <table:table-cell table:formula="of:=SIN([.E682])" office:value-type="float" office:value="-0.788915248622671" calcext:value-type="float">
            <text:p>-0.788915248622671</text:p>
          </table:table-cell>
          <table:table-cell table:formula="of:=SIN([.C682])" office:value-type="float" office:value="-0.800957440225309" calcext:value-type="float">
            <text:p>-0.80095744022530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32.2785" calcext:value-type="float">
            <text:p>232.2785</text:p>
          </table:table-cell>
          <table:table-cell office:value-type="float" office:value="-2.2513" calcext:value-type="float">
            <text:p>-2.2513</text:p>
          </table:table-cell>
          <table:table-cell table:formula="of:=[.C683]/3.1415*180" office:value-type="float" office:value="-128.993792774152" calcext:value-type="float">
            <text:p>-128.993792774152</text:p>
          </table:table-cell>
          <table:table-cell table:formula="of:=([.B683]/180)*3.1415" office:value-type="float" office:value="4.05390504305556" calcext:value-type="float">
            <text:p>4.05390504305556</text:p>
          </table:table-cell>
          <table:table-cell table:formula="of:=SIN([.E683])" office:value-type="float" office:value="-0.790920846836367" calcext:value-type="float">
            <text:p>-0.790920846836367</text:p>
          </table:table-cell>
          <table:table-cell table:formula="of:=SIN([.C683])" office:value-type="float" office:value="-0.777255913936639" calcext:value-type="float">
            <text:p>-0.77725591393663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31.2996" calcext:value-type="float">
            <text:p>231.2996</text:p>
          </table:table-cell>
          <table:table-cell office:value-type="float" office:value="-2.2476" calcext:value-type="float">
            <text:p>-2.2476</text:p>
          </table:table-cell>
          <table:table-cell table:formula="of:=[.C684]/3.1415*180" office:value-type="float" office:value="-128.781792137514" calcext:value-type="float">
            <text:p>-128.781792137514</text:p>
          </table:table-cell>
          <table:table-cell table:formula="of:=([.B684]/180)*3.1415" office:value-type="float" office:value="4.03682051888889" calcext:value-type="float">
            <text:p>4.03682051888889</text:p>
          </table:table-cell>
          <table:table-cell table:formula="of:=SIN([.E684])" office:value-type="float" office:value="-0.780351594946064" calcext:value-type="float">
            <text:p>-0.780351594946064</text:p>
          </table:table-cell>
          <table:table-cell table:formula="of:=SIN([.C684])" office:value-type="float" office:value="-0.779578571285413" calcext:value-type="float">
            <text:p>-0.77957857128541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31.2451" calcext:value-type="float">
            <text:p>231.2451</text:p>
          </table:table-cell>
          <table:table-cell office:value-type="float" office:value="-2.2224" calcext:value-type="float">
            <text:p>-2.2224</text:p>
          </table:table-cell>
          <table:table-cell table:formula="of:=[.C685]/3.1415*180" office:value-type="float" office:value="-127.337895909597" calcext:value-type="float">
            <text:p>-127.337895909597</text:p>
          </table:table-cell>
          <table:table-cell table:formula="of:=([.B685]/180)*3.1415" office:value-type="float" office:value="4.0358693425" calcext:value-type="float">
            <text:p>4.0358693425</text:p>
          </table:table-cell>
          <table:table-cell table:formula="of:=SIN([.E685])" office:value-type="float" office:value="-0.779756432418564" calcext:value-type="float">
            <text:p>-0.779756432418564</text:p>
          </table:table-cell>
          <table:table-cell table:formula="of:=SIN([.C685])" office:value-type="float" office:value="-0.795112254070977" calcext:value-type="float">
            <text:p>-0.79511225407097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33.0573" calcext:value-type="float">
            <text:p>233.0573</text:p>
          </table:table-cell>
          <table:table-cell office:value-type="float" office:value="-2.1901" calcext:value-type="float">
            <text:p>-2.1901</text:p>
          </table:table-cell>
          <table:table-cell table:formula="of:=[.C686]/3.1415*180" office:value-type="float" office:value="-125.487187649212" calcext:value-type="float">
            <text:p>-125.487187649212</text:p>
          </table:table-cell>
          <table:table-cell table:formula="of:=([.B686]/180)*3.1415" office:value-type="float" office:value="4.06749726638889" calcext:value-type="float">
            <text:p>4.06749726638889</text:p>
          </table:table-cell>
          <table:table-cell table:formula="of:=SIN([.E686])" office:value-type="float" office:value="-0.799164863634396" calcext:value-type="float">
            <text:p>-0.799164863634396</text:p>
          </table:table-cell>
          <table:table-cell table:formula="of:=SIN([.C686])" office:value-type="float" office:value="-0.814282849667872" calcext:value-type="float">
            <text:p>-0.81428284966787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34.6168" calcext:value-type="float">
            <text:p>234.6168</text:p>
          </table:table-cell>
          <table:table-cell office:value-type="float" office:value="-2.188" calcext:value-type="float">
            <text:p>-2.188</text:p>
          </table:table-cell>
          <table:table-cell table:formula="of:=[.C687]/3.1415*180" office:value-type="float" office:value="-125.366862963552" calcext:value-type="float">
            <text:p>-125.366862963552</text:p>
          </table:table-cell>
          <table:table-cell table:formula="of:=([.B687]/180)*3.1415" office:value-type="float" office:value="4.09471487333333" calcext:value-type="float">
            <text:p>4.09471487333333</text:p>
          </table:table-cell>
          <table:table-cell table:formula="of:=SIN([.E687])" office:value-type="float" office:value="-0.815227679576961" calcext:value-type="float">
            <text:p>-0.815227679576961</text:p>
          </table:table-cell>
          <table:table-cell table:formula="of:=SIN([.C687])" office:value-type="float" office:value="-0.815500036697015" calcext:value-type="float">
            <text:p>-0.81550003669701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34.2037" calcext:value-type="float">
            <text:p>234.2037</text:p>
          </table:table-cell>
          <table:table-cell office:value-type="float" office:value="-2.1992" calcext:value-type="float">
            <text:p>-2.1992</text:p>
          </table:table-cell>
          <table:table-cell table:formula="of:=[.C688]/3.1415*180" office:value-type="float" office:value="-126.008594620404" calcext:value-type="float">
            <text:p>-126.008594620404</text:p>
          </table:table-cell>
          <table:table-cell table:formula="of:=([.B688]/180)*3.1415" office:value-type="float" office:value="4.08750513083333" calcext:value-type="float">
            <text:p>4.08750513083333</text:p>
          </table:table-cell>
          <table:table-cell table:formula="of:=SIN([.E688])" office:value-type="float" office:value="-0.811031073345495" calcext:value-type="float">
            <text:p>-0.811031073345495</text:p>
          </table:table-cell>
          <table:table-cell table:formula="of:=SIN([.C688])" office:value-type="float" office:value="-0.80896694594434" calcext:value-type="float">
            <text:p>-0.8089669459443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33.4499" calcext:value-type="float">
            <text:p>233.4499</text:p>
          </table:table-cell>
          <table:table-cell office:value-type="float" office:value="-2.2063" calcext:value-type="float">
            <text:p>-2.2063</text:p>
          </table:table-cell>
          <table:table-cell table:formula="of:=[.C689]/3.1415*180" office:value-type="float" office:value="-126.415406652873" calcext:value-type="float">
            <text:p>-126.415406652873</text:p>
          </table:table-cell>
          <table:table-cell table:formula="of:=([.B689]/180)*3.1415" office:value-type="float" office:value="4.07434922694444" calcext:value-type="float">
            <text:p>4.07434922694444</text:p>
          </table:table-cell>
          <table:table-cell table:formula="of:=SIN([.E689])" office:value-type="float" office:value="-0.803264866391326" calcext:value-type="float">
            <text:p>-0.803264866391326</text:p>
          </table:table-cell>
          <table:table-cell table:formula="of:=SIN([.C689])" office:value-type="float" office:value="-0.804772826748256" calcext:value-type="float">
            <text:p>-0.80477282674825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33.0079" calcext:value-type="float">
            <text:p>233.0079</text:p>
          </table:table-cell>
          <table:table-cell office:value-type="float" office:value="-2.2141" calcext:value-type="float">
            <text:p>-2.2141</text:p>
          </table:table-cell>
          <table:table-cell table:formula="of:=[.C690]/3.1415*180" office:value-type="float" office:value="-126.862326913895" calcext:value-type="float">
            <text:p>-126.862326913895</text:p>
          </table:table-cell>
          <table:table-cell table:formula="of:=([.B690]/180)*3.1415" office:value-type="float" office:value="4.06663509916667" calcext:value-type="float">
            <text:p>4.06663509916667</text:p>
          </table:table-cell>
          <table:table-cell table:formula="of:=SIN([.E690])" office:value-type="float" office:value="-0.798646307695855" calcext:value-type="float">
            <text:p>-0.798646307695855</text:p>
          </table:table-cell>
          <table:table-cell table:formula="of:=SIN([.C690])" office:value-type="float" office:value="-0.800118445759814" calcext:value-type="float">
            <text:p>-0.80011844575981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32.6885" calcext:value-type="float">
            <text:p>232.6885</text:p>
          </table:table-cell>
          <table:table-cell office:value-type="float" office:value="-2.2124" calcext:value-type="float">
            <text:p>-2.2124</text:p>
          </table:table-cell>
          <table:table-cell table:formula="of:=[.C691]/3.1415*180" office:value-type="float" office:value="-126.76492121598" calcext:value-type="float">
            <text:p>-126.76492121598</text:p>
          </table:table-cell>
          <table:table-cell table:formula="of:=([.B691]/180)*3.1415" office:value-type="float" office:value="4.06106068194445" calcext:value-type="float">
            <text:p>4.06106068194445</text:p>
          </table:table-cell>
          <table:table-cell table:formula="of:=SIN([.E691])" office:value-type="float" office:value="-0.795279228330879" calcext:value-type="float">
            <text:p>-0.795279228330879</text:p>
          </table:table-cell>
          <table:table-cell table:formula="of:=SIN([.C691])" office:value-type="float" office:value="-0.80113702056549" calcext:value-type="float">
            <text:p>-0.8011370205654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32.9836" calcext:value-type="float">
            <text:p>232.9836</text:p>
          </table:table-cell>
          <table:table-cell office:value-type="float" office:value="-2.2119" calcext:value-type="float">
            <text:p>-2.2119</text:p>
          </table:table-cell>
          <table:table-cell table:formula="of:=[.C692]/3.1415*180" office:value-type="float" office:value="-126.736272481299" calcext:value-type="float">
            <text:p>-126.736272481299</text:p>
          </table:table-cell>
          <table:table-cell table:formula="of:=([.B692]/180)*3.1415" office:value-type="float" office:value="4.06621099666667" calcext:value-type="float">
            <text:p>4.06621099666667</text:p>
          </table:table-cell>
          <table:table-cell table:formula="of:=SIN([.E692])" office:value-type="float" office:value="-0.79839101070128" calcext:value-type="float">
            <text:p>-0.79839101070128</text:p>
          </table:table-cell>
          <table:table-cell table:formula="of:=SIN([.C692])" office:value-type="float" office:value="-0.801436160897077" calcext:value-type="float">
            <text:p>-0.80143616089707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33.0021" calcext:value-type="float">
            <text:p>233.0021</text:p>
          </table:table-cell>
          <table:table-cell office:value-type="float" office:value="-2.1964" calcext:value-type="float">
            <text:p>-2.1964</text:p>
          </table:table-cell>
          <table:table-cell table:formula="of:=[.C693]/3.1415*180" office:value-type="float" office:value="-125.848161706191" calcext:value-type="float">
            <text:p>-125.848161706191</text:p>
          </table:table-cell>
          <table:table-cell table:formula="of:=([.B693]/180)*3.1415" office:value-type="float" office:value="4.06653387305556" calcext:value-type="float">
            <text:p>4.06653387305556</text:p>
          </table:table-cell>
          <table:table-cell table:formula="of:=SIN([.E693])" office:value-type="float" office:value="-0.798585385660294" calcext:value-type="float">
            <text:p>-0.798585385660294</text:p>
          </table:table-cell>
          <table:table-cell table:formula="of:=SIN([.C693])" office:value-type="float" office:value="-0.810609764214489" calcext:value-type="float">
            <text:p>-0.81060976421448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34.2006" calcext:value-type="float">
            <text:p>234.2006</text:p>
          </table:table-cell>
          <table:table-cell office:value-type="float" office:value="-2.1627" calcext:value-type="float">
            <text:p>-2.1627</text:p>
          </table:table-cell>
          <table:table-cell table:formula="of:=[.C694]/3.1415*180" office:value-type="float" office:value="-123.9172369887" calcext:value-type="float">
            <text:p>-123.9172369887</text:p>
          </table:table-cell>
          <table:table-cell table:formula="of:=([.B694]/180)*3.1415" office:value-type="float" office:value="4.08745102722222" calcext:value-type="float">
            <text:p>4.08745102722222</text:p>
          </table:table-cell>
          <table:table-cell table:formula="of:=SIN([.E694])" office:value-type="float" office:value="-0.810999421379603" calcext:value-type="float">
            <text:p>-0.810999421379603</text:p>
          </table:table-cell>
          <table:table-cell table:formula="of:=SIN([.C694])" office:value-type="float" office:value="-0.829880044515903" calcext:value-type="float">
            <text:p>-0.82988004451590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37.5458" calcext:value-type="float">
            <text:p>237.5458</text:p>
          </table:table-cell>
          <table:table-cell office:value-type="float" office:value="-2.1365" calcext:value-type="float">
            <text:p>-2.1365</text:p>
          </table:table-cell>
          <table:table-cell table:formula="of:=[.C695]/3.1415*180" office:value-type="float" office:value="-122.416043291421" calcext:value-type="float">
            <text:p>-122.416043291421</text:p>
          </table:table-cell>
          <table:table-cell table:formula="of:=([.B695]/180)*3.1415" office:value-type="float" office:value="4.14583405944445" calcext:value-type="float">
            <text:p>4.14583405944445</text:p>
          </table:table-cell>
          <table:table-cell table:formula="of:=SIN([.E695])" office:value-type="float" office:value="-0.843755050480637" calcext:value-type="float">
            <text:p>-0.843755050480637</text:p>
          </table:table-cell>
          <table:table-cell table:formula="of:=SIN([.C695])" office:value-type="float" office:value="-0.844211633589591" calcext:value-type="float">
            <text:p>-0.84421163358959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37.4052" calcext:value-type="float">
            <text:p>237.4052</text:p>
          </table:table-cell>
          <table:table-cell office:value-type="float" office:value="-2.1364" calcext:value-type="float">
            <text:p>-2.1364</text:p>
          </table:table-cell>
          <table:table-cell table:formula="of:=[.C696]/3.1415*180" office:value-type="float" office:value="-122.410313544485" calcext:value-type="float">
            <text:p>-122.410313544485</text:p>
          </table:table-cell>
          <table:table-cell table:formula="of:=([.B696]/180)*3.1415" office:value-type="float" office:value="4.14338019888889" calcext:value-type="float">
            <text:p>4.14338019888889</text:p>
          </table:table-cell>
          <table:table-cell table:formula="of:=SIN([.E696])" office:value-type="float" office:value="-0.842435454757077" calcext:value-type="float">
            <text:p>-0.842435454757077</text:p>
          </table:table-cell>
          <table:table-cell table:formula="of:=SIN([.C696])" office:value-type="float" office:value="-0.84426523036822" calcext:value-type="float">
            <text:p>-0.8442652303682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38.4455" calcext:value-type="float">
            <text:p>238.4455</text:p>
          </table:table-cell>
          <table:table-cell office:value-type="float" office:value="-2.1262" calcext:value-type="float">
            <text:p>-2.1262</text:p>
          </table:table-cell>
          <table:table-cell table:formula="of:=[.C697]/3.1415*180" office:value-type="float" office:value="-121.825879356995" calcext:value-type="float">
            <text:p>-121.825879356995</text:p>
          </table:table-cell>
          <table:table-cell table:formula="of:=([.B697]/180)*3.1415" office:value-type="float" office:value="4.16153632361111" calcext:value-type="float">
            <text:p>4.16153632361111</text:p>
          </table:table-cell>
          <table:table-cell table:formula="of:=SIN([.E697])" office:value-type="float" office:value="-0.852078539404604" calcext:value-type="float">
            <text:p>-0.852078539404604</text:p>
          </table:table-cell>
          <table:table-cell table:formula="of:=SIN([.C697])" office:value-type="float" office:value="-0.849687658138196" calcext:value-type="float">
            <text:p>-0.84968765813819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38.1315" calcext:value-type="float">
            <text:p>238.1315</text:p>
          </table:table-cell>
          <table:table-cell office:value-type="float" office:value="-2.1171" calcext:value-type="float">
            <text:p>-2.1171</text:p>
          </table:table-cell>
          <table:table-cell table:formula="of:=[.C698]/3.1415*180" office:value-type="float" office:value="-121.304472385803" calcext:value-type="float">
            <text:p>-121.304472385803</text:p>
          </table:table-cell>
          <table:table-cell table:formula="of:=([.B698]/180)*3.1415" office:value-type="float" office:value="4.15605615138889" calcext:value-type="float">
            <text:p>4.15605615138889</text:p>
          </table:table-cell>
          <table:table-cell table:formula="of:=SIN([.E698])" office:value-type="float" office:value="-0.849197360272578" calcext:value-type="float">
            <text:p>-0.849197360272578</text:p>
          </table:table-cell>
          <table:table-cell table:formula="of:=SIN([.C698])" office:value-type="float" office:value="-0.854450716526738" calcext:value-type="float">
            <text:p>-0.85445071652673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39.7536" calcext:value-type="float">
            <text:p>239.7536</text:p>
          </table:table-cell>
          <table:table-cell office:value-type="float" office:value="-2.097" calcext:value-type="float">
            <text:p>-2.097</text:p>
          </table:table-cell>
          <table:table-cell table:formula="of:=[.C699]/3.1415*180" office:value-type="float" office:value="-120.152793251631" calcext:value-type="float">
            <text:p>-120.152793251631</text:p>
          </table:table-cell>
          <table:table-cell table:formula="of:=([.B699]/180)*3.1415" office:value-type="float" office:value="4.18436630222222" calcext:value-type="float">
            <text:p>4.18436630222222</text:p>
          </table:table-cell>
          <table:table-cell table:formula="of:=SIN([.E699])" office:value-type="float" office:value="-0.863804985276848" calcext:value-type="float">
            <text:p>-0.863804985276848</text:p>
          </table:table-cell>
          <table:table-cell table:formula="of:=SIN([.C699])" office:value-type="float" office:value="-0.86472001825163" calcext:value-type="float">
            <text:p>-0.8647200182516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41.0093" calcext:value-type="float">
            <text:p>241.0093</text:p>
          </table:table-cell>
          <table:table-cell office:value-type="float" office:value="-2.0779" calcext:value-type="float">
            <text:p>-2.0779</text:p>
          </table:table-cell>
          <table:table-cell table:formula="of:=[.C700]/3.1415*180" office:value-type="float" office:value="-119.058411586822" calcext:value-type="float">
            <text:p>-119.058411586822</text:p>
          </table:table-cell>
          <table:table-cell table:formula="of:=([.B700]/180)*3.1415" office:value-type="float" office:value="4.20628175527778" calcext:value-type="float">
            <text:p>4.20628175527778</text:p>
          </table:table-cell>
          <table:table-cell table:formula="of:=SIN([.E700])" office:value-type="float" office:value="-0.87463825433192" calcext:value-type="float">
            <text:p>-0.87463825433192</text:p>
          </table:table-cell>
          <table:table-cell table:formula="of:=SIN([.C700])" office:value-type="float" office:value="-0.874154765912478" calcext:value-type="float">
            <text:p>-0.87415476591247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1.4727" calcext:value-type="float">
            <text:p>241.4727</text:p>
          </table:table-cell>
          <table:table-cell office:value-type="float" office:value="-2.076" calcext:value-type="float">
            <text:p>-2.076</text:p>
          </table:table-cell>
          <table:table-cell table:formula="of:=[.C701]/3.1415*180" office:value-type="float" office:value="-118.949546395034" calcext:value-type="float">
            <text:p>-118.949546395034</text:p>
          </table:table-cell>
          <table:table-cell table:formula="of:=([.B701]/180)*3.1415" office:value-type="float" office:value="4.2143693725" calcext:value-type="float">
            <text:p>4.2143693725</text:p>
          </table:table-cell>
          <table:table-cell table:formula="of:=SIN([.E701])" office:value-type="float" office:value="-0.878530290908099" calcext:value-type="float">
            <text:p>-0.878530290908099</text:p>
          </table:table-cell>
          <table:table-cell table:formula="of:=SIN([.C701])" office:value-type="float" office:value="-0.875075917662526" calcext:value-type="float">
            <text:p>-0.87507591766252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40.7754" calcext:value-type="float">
            <text:p>240.7754</text:p>
          </table:table-cell>
          <table:table-cell office:value-type="float" office:value="-2.0703" calcext:value-type="float">
            <text:p>-2.0703</text:p>
          </table:table-cell>
          <table:table-cell table:formula="of:=[.C702]/3.1415*180" office:value-type="float" office:value="-118.622950819672" calcext:value-type="float">
            <text:p>-118.622950819672</text:p>
          </table:table-cell>
          <table:table-cell table:formula="of:=([.B702]/180)*3.1415" office:value-type="float" office:value="4.20219955055556" calcext:value-type="float">
            <text:p>4.20219955055556</text:p>
          </table:table-cell>
          <table:table-cell table:formula="of:=SIN([.E702])" office:value-type="float" office:value="-0.872652016655207" calcext:value-type="float">
            <text:p>-0.872652016655207</text:p>
          </table:table-cell>
          <table:table-cell table:formula="of:=SIN([.C702])" office:value-type="float" office:value="-0.877820405529602" calcext:value-type="float">
            <text:p>-0.87782040552960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41.3451" calcext:value-type="float">
            <text:p>241.3451</text:p>
          </table:table-cell>
          <table:table-cell office:value-type="float" office:value="-2.0573" calcext:value-type="float">
            <text:p>-2.0573</text:p>
          </table:table-cell>
          <table:table-cell table:formula="of:=[.C703]/3.1415*180" office:value-type="float" office:value="-117.878083717969" calcext:value-type="float">
            <text:p>-117.878083717969</text:p>
          </table:table-cell>
          <table:table-cell table:formula="of:=([.B703]/180)*3.1415" office:value-type="float" office:value="4.21214239805556" calcext:value-type="float">
            <text:p>4.21214239805556</text:p>
          </table:table-cell>
          <table:table-cell table:formula="of:=SIN([.E703])" office:value-type="float" office:value="-0.877464317345857" calcext:value-type="float">
            <text:p>-0.877464317345857</text:p>
          </table:table-cell>
          <table:table-cell table:formula="of:=SIN([.C703])" office:value-type="float" office:value="-0.883972924215117" calcext:value-type="float">
            <text:p>-0.88397292421511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42.0275" calcext:value-type="float">
            <text:p>242.0275</text:p>
          </table:table-cell>
          <table:table-cell office:value-type="float" office:value="-2.0456" calcext:value-type="float">
            <text:p>-2.0456</text:p>
          </table:table-cell>
          <table:table-cell table:formula="of:=[.C704]/3.1415*180" office:value-type="float" office:value="-117.207703326436" calcext:value-type="float">
            <text:p>-117.207703326436</text:p>
          </table:table-cell>
          <table:table-cell table:formula="of:=([.B704]/180)*3.1415" office:value-type="float" office:value="4.22405217361111" calcext:value-type="float">
            <text:p>4.22405217361111</text:p>
          </table:table-cell>
          <table:table-cell table:formula="of:=SIN([.E704])" office:value-type="float" office:value="-0.883114379679174" calcext:value-type="float">
            <text:p>-0.883114379679174</text:p>
          </table:table-cell>
          <table:table-cell table:formula="of:=SIN([.C704])" office:value-type="float" office:value="-0.889382492275566" calcext:value-type="float">
            <text:p>-0.88938249227556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43.0567" calcext:value-type="float">
            <text:p>243.0567</text:p>
          </table:table-cell>
          <table:table-cell office:value-type="float" office:value="-2.0496" calcext:value-type="float">
            <text:p>-2.0496</text:p>
          </table:table-cell>
          <table:table-cell table:formula="of:=[.C705]/3.1415*180" office:value-type="float" office:value="-117.436893203883" calcext:value-type="float">
            <text:p>-117.436893203883</text:p>
          </table:table-cell>
          <table:table-cell table:formula="of:=([.B705]/180)*3.1415" office:value-type="float" office:value="4.2420145725" calcext:value-type="float">
            <text:p>4.2420145725</text:p>
          </table:table-cell>
          <table:table-cell table:formula="of:=SIN([.E705])" office:value-type="float" office:value="-0.891398661512593" calcext:value-type="float">
            <text:p>-0.891398661512593</text:p>
          </table:table-cell>
          <table:table-cell table:formula="of:=SIN([.C705])" office:value-type="float" office:value="-0.88754672671602" calcext:value-type="float">
            <text:p>-0.8875467267160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41.9201" calcext:value-type="float">
            <text:p>241.9201</text:p>
          </table:table-cell>
          <table:table-cell office:value-type="float" office:value="-2.0697" calcext:value-type="float">
            <text:p>-2.0697</text:p>
          </table:table-cell>
          <table:table-cell table:formula="of:=[.C706]/3.1415*180" office:value-type="float" office:value="-118.588572338055" calcext:value-type="float">
            <text:p>-118.588572338055</text:p>
          </table:table-cell>
          <table:table-cell table:formula="of:=([.B706]/180)*3.1415" office:value-type="float" office:value="4.22217774527778" calcext:value-type="float">
            <text:p>4.22217774527778</text:p>
          </table:table-cell>
          <table:table-cell table:formula="of:=SIN([.E706])" office:value-type="float" office:value="-0.882233426216092" calcext:value-type="float">
            <text:p>-0.882233426216092</text:p>
          </table:table-cell>
          <table:table-cell table:formula="of:=SIN([.C706])" office:value-type="float" office:value="-0.878107641451789" calcext:value-type="float">
            <text:p>-0.87810764145178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40.9244" calcext:value-type="float">
            <text:p>240.9244</text:p>
          </table:table-cell>
          <table:table-cell office:value-type="float" office:value="-2.0766" calcext:value-type="float">
            <text:p>-2.0766</text:p>
          </table:table-cell>
          <table:table-cell table:formula="of:=[.C707]/3.1415*180" office:value-type="float" office:value="-118.983924876651" calcext:value-type="float">
            <text:p>-118.983924876651</text:p>
          </table:table-cell>
          <table:table-cell table:formula="of:=([.B707]/180)*3.1415" office:value-type="float" office:value="4.20480001444444" calcext:value-type="float">
            <text:p>4.20480001444444</text:p>
          </table:table-cell>
          <table:table-cell table:formula="of:=SIN([.E707])" office:value-type="float" office:value="-0.87391898180696" calcext:value-type="float">
            <text:p>-0.87391898180696</text:p>
          </table:table-cell>
          <table:table-cell table:formula="of:=SIN([.C707])" office:value-type="float" office:value="-0.874785368758363" calcext:value-type="float">
            <text:p>-0.87478536875836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41.2461" calcext:value-type="float">
            <text:p>241.2461</text:p>
          </table:table-cell>
          <table:table-cell office:value-type="float" office:value="-2.0796" calcext:value-type="float">
            <text:p>-2.0796</text:p>
          </table:table-cell>
          <table:table-cell table:formula="of:=[.C708]/3.1415*180" office:value-type="float" office:value="-119.155817284737" calcext:value-type="float">
            <text:p>-119.155817284737</text:p>
          </table:table-cell>
          <table:table-cell table:formula="of:=([.B708]/180)*3.1415" office:value-type="float" office:value="4.21041457305556" calcext:value-type="float">
            <text:p>4.21041457305556</text:p>
          </table:table-cell>
          <table:table-cell table:formula="of:=SIN([.E708])" office:value-type="float" office:value="-0.876634270675579" calcext:value-type="float">
            <text:p>-0.876634270675579</text:p>
          </table:table-cell>
          <table:table-cell table:formula="of:=SIN([.C708])" office:value-type="float" office:value="-0.873327902492613" calcext:value-type="float">
            <text:p>-0.87332790249261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40.4769" calcext:value-type="float">
            <text:p>240.4769</text:p>
          </table:table-cell>
          <table:table-cell office:value-type="float" office:value="-2.0839" calcext:value-type="float">
            <text:p>-2.0839</text:p>
          </table:table-cell>
          <table:table-cell table:formula="of:=[.C709]/3.1415*180" office:value-type="float" office:value="-119.402196402992" calcext:value-type="float">
            <text:p>-119.402196402992</text:p>
          </table:table-cell>
          <table:table-cell table:formula="of:=([.B709]/180)*3.1415" office:value-type="float" office:value="4.19698989638889" calcext:value-type="float">
            <text:p>4.19698989638889</text:p>
          </table:table-cell>
          <table:table-cell table:formula="of:=SIN([.E709])" office:value-type="float" office:value="-0.870096090222753" calcext:value-type="float">
            <text:p>-0.870096090222753</text:p>
          </table:table-cell>
          <table:table-cell table:formula="of:=SIN([.C709])" office:value-type="float" office:value="-0.871225163960008" calcext:value-type="float">
            <text:p>-0.87122516396000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40.3087" calcext:value-type="float">
            <text:p>240.3087</text:p>
          </table:table-cell>
          <table:table-cell office:value-type="float" office:value="-2.0828" calcext:value-type="float">
            <text:p>-2.0828</text:p>
          </table:table-cell>
          <table:table-cell table:formula="of:=[.C710]/3.1415*180" office:value-type="float" office:value="-119.339169186694" calcext:value-type="float">
            <text:p>-119.339169186694</text:p>
          </table:table-cell>
          <table:table-cell table:formula="of:=([.B710]/180)*3.1415" office:value-type="float" office:value="4.19405433916667" calcext:value-type="float">
            <text:p>4.19405433916667</text:p>
          </table:table-cell>
          <table:table-cell table:formula="of:=SIN([.E710])" office:value-type="float" office:value="-0.868645459583103" calcext:value-type="float">
            <text:p>-0.868645459583103</text:p>
          </table:table-cell>
          <table:table-cell table:formula="of:=SIN([.C710])" office:value-type="float" office:value="-0.87176460872547" calcext:value-type="float">
            <text:p>-0.8717646087254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40.7543" calcext:value-type="float">
            <text:p>240.7543</text:p>
          </table:table-cell>
          <table:table-cell office:value-type="float" office:value="-2.0708" calcext:value-type="float">
            <text:p>-2.0708</text:p>
          </table:table-cell>
          <table:table-cell table:formula="of:=[.C711]/3.1415*180" office:value-type="float" office:value="-118.651599554353" calcext:value-type="float">
            <text:p>-118.651599554353</text:p>
          </table:table-cell>
          <table:table-cell table:formula="of:=([.B711]/180)*3.1415" office:value-type="float" office:value="4.20183129694444" calcext:value-type="float">
            <text:p>4.20183129694444</text:p>
          </table:table-cell>
          <table:table-cell table:formula="of:=SIN([.E711])" office:value-type="float" office:value="-0.872472123576883" calcext:value-type="float">
            <text:p>-0.872472123576883</text:p>
          </table:table-cell>
          <table:table-cell table:formula="of:=SIN([.C711])" office:value-type="float" office:value="-0.877580800856117" calcext:value-type="float">
            <text:p>-0.87758080085611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41.1109" calcext:value-type="float">
            <text:p>241.1109</text:p>
          </table:table-cell>
          <table:table-cell office:value-type="float" office:value="-2.086" calcext:value-type="float">
            <text:p>-2.086</text:p>
          </table:table-cell>
          <table:table-cell table:formula="of:=[.C712]/3.1415*180" office:value-type="float" office:value="-119.522521088652" calcext:value-type="float">
            <text:p>-119.522521088652</text:p>
          </table:table-cell>
          <table:table-cell table:formula="of:=([.B712]/180)*3.1415" office:value-type="float" office:value="4.2080549575" calcext:value-type="float">
            <text:p>4.2080549575</text:p>
          </table:table-cell>
          <table:table-cell table:formula="of:=SIN([.E712])" office:value-type="float" office:value="-0.875496485004757" calcext:value-type="float">
            <text:p>-0.875496485004757</text:p>
          </table:table-cell>
          <table:table-cell table:formula="of:=SIN([.C712])" office:value-type="float" office:value="-0.870192388096352" calcext:value-type="float">
            <text:p>-0.87019238809635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39.7873" calcext:value-type="float">
            <text:p>239.7873</text:p>
          </table:table-cell>
          <table:table-cell office:value-type="float" office:value="-2.1083" calcext:value-type="float">
            <text:p>-2.1083</text:p>
          </table:table-cell>
          <table:table-cell table:formula="of:=[.C713]/3.1415*180" office:value-type="float" office:value="-120.800254655419" calcext:value-type="float">
            <text:p>-120.800254655419</text:p>
          </table:table-cell>
          <table:table-cell table:formula="of:=([.B713]/180)*3.1415" office:value-type="float" office:value="4.18495446083333" calcext:value-type="float">
            <text:p>4.18495446083333</text:p>
          </table:table-cell>
          <table:table-cell table:formula="of:=SIN([.E713])" office:value-type="float" office:value="-0.864101165632341" calcext:value-type="float">
            <text:p>-0.864101165632341</text:p>
          </table:table-cell>
          <table:table-cell table:formula="of:=SIN([.C713])" office:value-type="float" office:value="-0.858989459015328" calcext:value-type="float">
            <text:p>-0.85898945901532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38.7031" calcext:value-type="float">
            <text:p>238.7031</text:p>
          </table:table-cell>
          <table:table-cell office:value-type="float" office:value="-2.1181" calcext:value-type="float">
            <text:p>-2.1181</text:p>
          </table:table-cell>
          <table:table-cell table:formula="of:=[.C714]/3.1415*180" office:value-type="float" office:value="-121.361769855165" calcext:value-type="float">
            <text:p>-121.361769855165</text:p>
          </table:table-cell>
          <table:table-cell table:formula="of:=([.B714]/180)*3.1415" office:value-type="float" office:value="4.16603215916667" calcext:value-type="float">
            <text:p>4.16603215916667</text:p>
          </table:table-cell>
          <table:table-cell table:formula="of:=SIN([.E714])" office:value-type="float" office:value="-0.85442310320227" calcext:value-type="float">
            <text:p>-0.85442310320227</text:p>
          </table:table-cell>
          <table:table-cell table:formula="of:=SIN([.C714])" office:value-type="float" office:value="-0.853930756931822" calcext:value-type="float">
            <text:p>-0.85393075693182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38.9622" calcext:value-type="float">
            <text:p>238.9622</text:p>
          </table:table-cell>
          <table:table-cell office:value-type="float" office:value="-2.1179" calcext:value-type="float">
            <text:p>-2.1179</text:p>
          </table:table-cell>
          <table:table-cell table:formula="of:=[.C715]/3.1415*180" office:value-type="float" office:value="-121.350310361292" calcext:value-type="float">
            <text:p>-121.350310361292</text:p>
          </table:table-cell>
          <table:table-cell table:formula="of:=([.B715]/180)*3.1415" office:value-type="float" office:value="4.17055417388889" calcext:value-type="float">
            <text:p>4.17055417388889</text:p>
          </table:table-cell>
          <table:table-cell table:formula="of:=SIN([.E715])" office:value-type="float" office:value="-0.856763898091796" calcext:value-type="float">
            <text:p>-0.856763898091796</text:p>
          </table:table-cell>
          <table:table-cell table:formula="of:=SIN([.C715])" office:value-type="float" office:value="-0.854034817181911" calcext:value-type="float">
            <text:p>-0.85403481718191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38.255" calcext:value-type="float">
            <text:p>238.255</text:p>
          </table:table-cell>
          <table:table-cell office:value-type="float" office:value="-2.1274" calcext:value-type="float">
            <text:p>-2.1274</text:p>
          </table:table-cell>
          <table:table-cell table:formula="of:=[.C716]/3.1415*180" office:value-type="float" office:value="-121.894636320229" calcext:value-type="float">
            <text:p>-121.894636320229</text:p>
          </table:table-cell>
          <table:table-cell table:formula="of:=([.B716]/180)*3.1415" office:value-type="float" office:value="4.15821156944444" calcext:value-type="float">
            <text:p>4.15821156944444</text:p>
          </table:table-cell>
          <table:table-cell table:formula="of:=SIN([.E716])" office:value-type="float" office:value="-0.850333610471083" calcext:value-type="float">
            <text:p>-0.850333610471083</text:p>
          </table:table-cell>
          <table:table-cell table:formula="of:=SIN([.C716])" office:value-type="float" office:value="-0.84905430290786" calcext:value-type="float">
            <text:p>-0.8490543029078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37.7135" calcext:value-type="float">
            <text:p>237.7135</text:p>
          </table:table-cell>
          <table:table-cell office:value-type="float" office:value="-2.1389" calcext:value-type="float">
            <text:p>-2.1389</text:p>
          </table:table-cell>
          <table:table-cell table:formula="of:=[.C717]/3.1415*180" office:value-type="float" office:value="-122.55355721789" calcext:value-type="float">
            <text:p>-122.55355721789</text:p>
          </table:table-cell>
          <table:table-cell table:formula="of:=([.B717]/180)*3.1415" office:value-type="float" office:value="4.14876089027778" calcext:value-type="float">
            <text:p>4.14876089027778</text:p>
          </table:table-cell>
          <table:table-cell table:formula="of:=SIN([.E717])" office:value-type="float" office:value="-0.845322347632338" calcext:value-type="float">
            <text:p>-0.845322347632338</text:p>
          </table:table-cell>
          <table:table-cell table:formula="of:=SIN([.C717])" office:value-type="float" office:value="-0.842922779501566" calcext:value-type="float">
            <text:p>-0.84292277950156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37.1215" calcext:value-type="float">
            <text:p>237.1215</text:p>
          </table:table-cell>
          <table:table-cell office:value-type="float" office:value="-2.1407" calcext:value-type="float">
            <text:p>-2.1407</text:p>
          </table:table-cell>
          <table:table-cell table:formula="of:=[.C718]/3.1415*180" office:value-type="float" office:value="-122.656692662741" calcext:value-type="float">
            <text:p>-122.656692662741</text:p>
          </table:table-cell>
          <table:table-cell table:formula="of:=([.B718]/180)*3.1415" office:value-type="float" office:value="4.13842884583333" calcext:value-type="float">
            <text:p>4.13842884583333</text:p>
          </table:table-cell>
          <table:table-cell table:formula="of:=SIN([.E718])" office:value-type="float" office:value="-0.839757363609606" calcext:value-type="float">
            <text:p>-0.839757363609606</text:p>
          </table:table-cell>
          <table:table-cell table:formula="of:=SIN([.C718])" office:value-type="float" office:value="-0.841952952281929" calcext:value-type="float">
            <text:p>-0.84195295228192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37.5846" calcext:value-type="float">
            <text:p>237.5846</text:p>
          </table:table-cell>
          <table:table-cell office:value-type="float" office:value="-2.1404" calcext:value-type="float">
            <text:p>-2.1404</text:p>
          </table:table-cell>
          <table:table-cell table:formula="of:=[.C719]/3.1415*180" office:value-type="float" office:value="-122.639503421932" calcext:value-type="float">
            <text:p>-122.639503421932</text:p>
          </table:table-cell>
          <table:table-cell table:formula="of:=([.B719]/180)*3.1415" office:value-type="float" office:value="4.14651122722222" calcext:value-type="float">
            <text:p>4.14651122722222</text:p>
          </table:table-cell>
          <table:table-cell table:formula="of:=SIN([.E719])" office:value-type="float" office:value="-0.84411831220108" calcext:value-type="float">
            <text:p>-0.84411831220108</text:p>
          </table:table-cell>
          <table:table-cell table:formula="of:=SIN([.C719])" office:value-type="float" office:value="-0.842114779676201" calcext:value-type="float">
            <text:p>-0.84211477967620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37.0774" calcext:value-type="float">
            <text:p>237.0774</text:p>
          </table:table-cell>
          <table:table-cell office:value-type="float" office:value="-2.1376" calcext:value-type="float">
            <text:p>-2.1376</text:p>
          </table:table-cell>
          <table:table-cell table:formula="of:=[.C720]/3.1415*180" office:value-type="float" office:value="-122.479070507719" calcext:value-type="float">
            <text:p>-122.479070507719</text:p>
          </table:table-cell>
          <table:table-cell table:formula="of:=([.B720]/180)*3.1415" office:value-type="float" office:value="4.13765917833333" calcext:value-type="float">
            <text:p>4.13765917833333</text:p>
          </table:table-cell>
          <table:table-cell table:formula="of:=SIN([.E720])" office:value-type="float" office:value="-0.839339214830283" calcext:value-type="float">
            <text:p>-0.839339214830283</text:p>
          </table:table-cell>
          <table:table-cell table:formula="of:=SIN([.C720])" office:value-type="float" office:value="-0.843621511962959" calcext:value-type="float">
            <text:p>-0.84362151196295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37.4417" calcext:value-type="float">
            <text:p>237.4417</text:p>
          </table:table-cell>
          <table:table-cell office:value-type="float" office:value="-2.1361" calcext:value-type="float">
            <text:p>-2.1361</text:p>
          </table:table-cell>
          <table:table-cell table:formula="of:=[.C721]/3.1415*180" office:value-type="float" office:value="-122.393124303677" calcext:value-type="float">
            <text:p>-122.393124303677</text:p>
          </table:table-cell>
          <table:table-cell table:formula="of:=([.B721]/180)*3.1415" office:value-type="float" office:value="4.14401722527778" calcext:value-type="float">
            <text:p>4.14401722527778</text:p>
          </table:table-cell>
          <table:table-cell table:formula="of:=SIN([.E721])" office:value-type="float" office:value="-0.842778511885652" calcext:value-type="float">
            <text:p>-0.842778511885652</text:p>
          </table:table-cell>
          <table:table-cell table:formula="of:=SIN([.C721])" office:value-type="float" office:value="-0.844425970046052" calcext:value-type="float">
            <text:p>-0.84442597004605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37.3608" calcext:value-type="float">
            <text:p>237.3608</text:p>
          </table:table-cell>
          <table:table-cell office:value-type="float" office:value="-2.1577" calcext:value-type="float">
            <text:p>-2.1577</text:p>
          </table:table-cell>
          <table:table-cell table:formula="of:=[.C722]/3.1415*180" office:value-type="float" office:value="-123.630749641891" calcext:value-type="float">
            <text:p>-123.630749641891</text:p>
          </table:table-cell>
          <table:table-cell table:formula="of:=([.B722]/180)*3.1415" office:value-type="float" office:value="4.14260529555556" calcext:value-type="float">
            <text:p>4.14260529555556</text:p>
          </table:table-cell>
          <table:table-cell table:formula="of:=SIN([.E722])" office:value-type="float" office:value="-0.842017686062963" calcext:value-type="float">
            <text:p>-0.842017686062963</text:p>
          </table:table-cell>
          <table:table-cell table:formula="of:=SIN([.C722])" office:value-type="float" office:value="-0.83265936867991" calcext:value-type="float">
            <text:p>-0.8326593686799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35.2685" calcext:value-type="float">
            <text:p>235.2685</text:p>
          </table:table-cell>
          <table:table-cell office:value-type="float" office:value="-2.2028" calcext:value-type="float">
            <text:p>-2.2028</text:p>
          </table:table-cell>
          <table:table-cell table:formula="of:=[.C723]/3.1415*180" office:value-type="float" office:value="-126.214865510107" calcext:value-type="float">
            <text:p>-126.214865510107</text:p>
          </table:table-cell>
          <table:table-cell table:formula="of:=([.B723]/180)*3.1415" office:value-type="float" office:value="4.10608884861111" calcext:value-type="float">
            <text:p>4.10608884861111</text:p>
          </table:table-cell>
          <table:table-cell table:formula="of:=SIN([.E723])" office:value-type="float" office:value="-0.821761937038674" calcext:value-type="float">
            <text:p>-0.821761937038674</text:p>
          </table:table-cell>
          <table:table-cell table:formula="of:=SIN([.C723])" office:value-type="float" office:value="-0.806845433540572" calcext:value-type="float">
            <text:p>-0.80684543354057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36.1818" calcext:value-type="float">
            <text:p>236.1818</text:p>
          </table:table-cell>
          <table:table-cell office:value-type="float" office:value="-2.1492" calcext:value-type="float">
            <text:p>-2.1492</text:p>
          </table:table-cell>
          <table:table-cell table:formula="of:=[.C724]/3.1415*180" office:value-type="float" office:value="-123.143721152316" calcext:value-type="float">
            <text:p>-123.143721152316</text:p>
          </table:table-cell>
          <table:table-cell table:formula="of:=([.B724]/180)*3.1415" office:value-type="float" office:value="4.12202847055556" calcext:value-type="float">
            <text:p>4.12202847055556</text:p>
          </table:table-cell>
          <table:table-cell table:formula="of:=SIN([.E724])" office:value-type="float" office:value="-0.830740051489628" calcext:value-type="float">
            <text:p>-0.830740051489628</text:p>
          </table:table-cell>
          <table:table-cell table:formula="of:=SIN([.C724])" office:value-type="float" office:value="-0.837336409076575" calcext:value-type="float">
            <text:p>-0.83733640907657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38.2795" calcext:value-type="float">
            <text:p>238.2795</text:p>
          </table:table-cell>
          <table:table-cell office:value-type="float" office:value="-2.1214" calcext:value-type="float">
            <text:p>-2.1214</text:p>
          </table:table-cell>
          <table:table-cell table:formula="of:=[.C725]/3.1415*180" office:value-type="float" office:value="-121.550851504059" calcext:value-type="float">
            <text:p>-121.550851504059</text:p>
          </table:table-cell>
          <table:table-cell table:formula="of:=([.B725]/180)*3.1415" office:value-type="float" office:value="4.1586391625" calcext:value-type="float">
            <text:p>4.1586391625</text:p>
          </table:table-cell>
          <table:table-cell table:formula="of:=SIN([.E725])" office:value-type="float" office:value="-0.850558551009801" calcext:value-type="float">
            <text:p>-0.850558551009801</text:p>
          </table:table-cell>
          <table:table-cell table:formula="of:=SIN([.C725])" office:value-type="float" office:value="-0.852208834464856" calcext:value-type="float">
            <text:p>-0.85220883446485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38.6905" calcext:value-type="float">
            <text:p>238.6905</text:p>
          </table:table-cell>
          <table:table-cell office:value-type="float" office:value="-2.0972" calcext:value-type="float">
            <text:p>-2.0972</text:p>
          </table:table-cell>
          <table:table-cell table:formula="of:=[.C726]/3.1415*180" office:value-type="float" office:value="-120.164252745504" calcext:value-type="float">
            <text:p>-120.164252745504</text:p>
          </table:table-cell>
          <table:table-cell table:formula="of:=([.B726]/180)*3.1415" office:value-type="float" office:value="4.16581225416667" calcext:value-type="float">
            <text:p>4.16581225416667</text:p>
          </table:table-cell>
          <table:table-cell table:formula="of:=SIN([.E726])" office:value-type="float" office:value="-0.854308824772985" calcext:value-type="float">
            <text:p>-0.854308824772985</text:p>
          </table:table-cell>
          <table:table-cell table:formula="of:=SIN([.C726])" office:value-type="float" office:value="-0.864619550116184" calcext:value-type="float">
            <text:p>-0.86461955011618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41.0759" calcext:value-type="float">
            <text:p>241.0759</text:p>
          </table:table-cell>
          <table:table-cell office:value-type="float" office:value="-2.0727" calcext:value-type="float">
            <text:p>-2.0727</text:p>
          </table:table-cell>
          <table:table-cell table:formula="of:=[.C727]/3.1415*180" office:value-type="float" office:value="-118.76046474614" calcext:value-type="float">
            <text:p>-118.76046474614</text:p>
          </table:table-cell>
          <table:table-cell table:formula="of:=([.B727]/180)*3.1415" office:value-type="float" office:value="4.20744411027778" calcext:value-type="float">
            <text:p>4.20744411027778</text:p>
          </table:table-cell>
          <table:table-cell table:formula="of:=SIN([.E727])" office:value-type="float" office:value="-0.875201145348687" calcext:value-type="float">
            <text:p>-0.875201145348687</text:p>
          </table:table-cell>
          <table:table-cell table:formula="of:=SIN([.C727])" office:value-type="float" office:value="-0.876668302723246" calcext:value-type="float">
            <text:p>-0.87666830272324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41.5635" calcext:value-type="float">
            <text:p>241.5635</text:p>
          </table:table-cell>
          <table:table-cell office:value-type="float" office:value="-2.0443" calcext:value-type="float">
            <text:p>-2.0443</text:p>
          </table:table-cell>
          <table:table-cell table:formula="of:=[.C728]/3.1415*180" office:value-type="float" office:value="-117.133216616266" calcext:value-type="float">
            <text:p>-117.133216616266</text:p>
          </table:table-cell>
          <table:table-cell table:formula="of:=([.B728]/180)*3.1415" office:value-type="float" office:value="4.21595408472222" calcext:value-type="float">
            <text:p>4.21595408472222</text:p>
          </table:table-cell>
          <table:table-cell table:formula="of:=SIN([.E728])" office:value-type="float" office:value="-0.879286183319282" calcext:value-type="float">
            <text:p>-0.879286183319282</text:p>
          </table:table-cell>
          <table:table-cell table:formula="of:=SIN([.C728])" office:value-type="float" office:value="-0.889976053580357" calcext:value-type="float">
            <text:p>-0.88997605358035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43.0978" calcext:value-type="float">
            <text:p>243.0978</text:p>
          </table:table-cell>
          <table:table-cell office:value-type="float" office:value="-2.0177" calcext:value-type="float">
            <text:p>-2.0177</text:p>
          </table:table-cell>
          <table:table-cell table:formula="of:=[.C729]/3.1415*180" office:value-type="float" office:value="-115.609103931243" calcext:value-type="float">
            <text:p>-115.609103931243</text:p>
          </table:table-cell>
          <table:table-cell table:formula="of:=([.B729]/180)*3.1415" office:value-type="float" office:value="4.24273188166667" calcext:value-type="float">
            <text:p>4.24273188166667</text:p>
          </table:table-cell>
          <table:table-cell table:formula="of:=SIN([.E729])" office:value-type="float" office:value="-0.891723531064258" calcext:value-type="float">
            <text:p>-0.891723531064258</text:p>
          </table:table-cell>
          <table:table-cell table:formula="of:=SIN([.C729])" office:value-type="float" office:value="-0.901789579241175" calcext:value-type="float">
            <text:p>-0.90178957924117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45.7995" calcext:value-type="float">
            <text:p>245.7995</text:p>
          </table:table-cell>
          <table:table-cell office:value-type="float" office:value="-1.9895" calcext:value-type="float">
            <text:p>-1.9895</text:p>
          </table:table-cell>
          <table:table-cell table:formula="of:=[.C730]/3.1415*180" office:value-type="float" office:value="-113.993315295241" calcext:value-type="float">
            <text:p>-113.993315295241</text:p>
          </table:table-cell>
          <table:table-cell table:formula="of:=([.B730]/180)*3.1415" office:value-type="float" office:value="4.28988405138889" calcext:value-type="float">
            <text:p>4.28988405138889</text:p>
          </table:table-cell>
          <table:table-cell table:formula="of:=SIN([.E730])" office:value-type="float" office:value="-0.912064665734206" calcext:value-type="float">
            <text:p>-0.912064665734206</text:p>
          </table:table-cell>
          <table:table-cell table:formula="of:=SIN([.C730])" office:value-type="float" office:value="-0.913616763759407" calcext:value-type="float">
            <text:p>-0.91361676375940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46.8665" calcext:value-type="float">
            <text:p>246.8665</text:p>
          </table:table-cell>
          <table:table-cell office:value-type="float" office:value="-1.9765" calcext:value-type="float">
            <text:p>-1.9765</text:p>
          </table:table-cell>
          <table:table-cell table:formula="of:=[.C731]/3.1415*180" office:value-type="float" office:value="-113.248448193538" calcext:value-type="float">
            <text:p>-113.248448193538</text:p>
          </table:table-cell>
          <table:table-cell table:formula="of:=([.B731]/180)*3.1415" office:value-type="float" office:value="4.30850616527778" calcext:value-type="float">
            <text:p>4.30850616527778</text:p>
          </table:table-cell>
          <table:table-cell table:formula="of:=SIN([.E731])" office:value-type="float" office:value="-0.919542015314137" calcext:value-type="float">
            <text:p>-0.919542015314137</text:p>
          </table:table-cell>
          <table:table-cell table:formula="of:=SIN([.C731])" office:value-type="float" office:value="-0.91882490919516" calcext:value-type="float">
            <text:p>-0.9188249091951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46.5334" calcext:value-type="float">
            <text:p>246.5334</text:p>
          </table:table-cell>
          <table:table-cell office:value-type="float" office:value="-1.9815" calcext:value-type="float">
            <text:p>-1.9815</text:p>
          </table:table-cell>
          <table:table-cell table:formula="of:=[.C732]/3.1415*180" office:value-type="float" office:value="-113.534935540347" calcext:value-type="float">
            <text:p>-113.534935540347</text:p>
          </table:table-cell>
          <table:table-cell table:formula="of:=([.B732]/180)*3.1415" office:value-type="float" office:value="4.302692645" calcext:value-type="float">
            <text:p>4.302692645</text:p>
          </table:table-cell>
          <table:table-cell table:formula="of:=SIN([.E732])" office:value-type="float" office:value="-0.917241824078123" calcext:value-type="float">
            <text:p>-0.917241824078123</text:p>
          </table:table-cell>
          <table:table-cell table:formula="of:=SIN([.C732])" office:value-type="float" office:value="-0.916840105077426" calcext:value-type="float">
            <text:p>-0.91684010507742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46.7469" calcext:value-type="float">
            <text:p>246.7469</text:p>
          </table:table-cell>
          <table:table-cell office:value-type="float" office:value="-1.9775" calcext:value-type="float">
            <text:p>-1.9775</text:p>
          </table:table-cell>
          <table:table-cell table:formula="of:=[.C733]/3.1415*180" office:value-type="float" office:value="-113.3057456629" calcext:value-type="float">
            <text:p>-113.3057456629</text:p>
          </table:table-cell>
          <table:table-cell table:formula="of:=([.B733]/180)*3.1415" office:value-type="float" office:value="4.30641881305556" calcext:value-type="float">
            <text:p>4.30641881305556</text:p>
          </table:table-cell>
          <table:table-cell table:formula="of:=SIN([.E733])" office:value-type="float" office:value="-0.918719700556483" calcext:value-type="float">
            <text:p>-0.918719700556483</text:p>
          </table:table-cell>
          <table:table-cell table:formula="of:=SIN([.C733])" office:value-type="float" office:value="-0.918429784438025" calcext:value-type="float">
            <text:p>-0.91842978443802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46.8651" calcext:value-type="float">
            <text:p>246.8651</text:p>
          </table:table-cell>
          <table:table-cell office:value-type="float" office:value="-1.9541" calcext:value-type="float">
            <text:p>-1.9541</text:p>
          </table:table-cell>
          <table:table-cell table:formula="of:=[.C734]/3.1415*180" office:value-type="float" office:value="-111.964984879834" calcext:value-type="float">
            <text:p>-111.964984879834</text:p>
          </table:table-cell>
          <table:table-cell table:formula="of:=([.B734]/180)*3.1415" office:value-type="float" office:value="4.30848173138889" calcext:value-type="float">
            <text:p>4.30848173138889</text:p>
          </table:table-cell>
          <table:table-cell table:formula="of:=SIN([.E734])" office:value-type="float" office:value="-0.919532412723936" calcext:value-type="float">
            <text:p>-0.919532412723936</text:p>
          </table:table-cell>
          <table:table-cell table:formula="of:=SIN([.C734])" office:value-type="float" office:value="-0.927434169952064" calcext:value-type="float">
            <text:p>-0.92743416995206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48.1678" calcext:value-type="float">
            <text:p>248.1678</text:p>
          </table:table-cell>
          <table:table-cell office:value-type="float" office:value="-1.9402" calcext:value-type="float">
            <text:p>-1.9402</text:p>
          </table:table-cell>
          <table:table-cell table:formula="of:=[.C735]/3.1415*180" office:value-type="float" office:value="-111.168550055706" calcext:value-type="float">
            <text:p>-111.168550055706</text:p>
          </table:table-cell>
          <table:table-cell table:formula="of:=([.B735]/180)*3.1415" office:value-type="float" office:value="4.331217465" calcext:value-type="float">
            <text:p>4.331217465</text:p>
          </table:table-cell>
          <table:table-cell table:formula="of:=SIN([.E735])" office:value-type="float" office:value="-0.928229459367468" calcext:value-type="float">
            <text:p>-0.928229459367468</text:p>
          </table:table-cell>
          <table:table-cell table:formula="of:=SIN([.C735])" office:value-type="float" office:value="-0.932542820794354" calcext:value-type="float">
            <text:p>-0.93254282079435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49.5731" calcext:value-type="float">
            <text:p>249.5731</text:p>
          </table:table-cell>
          <table:table-cell office:value-type="float" office:value="-1.928" calcext:value-type="float">
            <text:p>-1.928</text:p>
          </table:table-cell>
          <table:table-cell table:formula="of:=[.C736]/3.1415*180" office:value-type="float" office:value="-110.469520929492" calcext:value-type="float">
            <text:p>-110.469520929492</text:p>
          </table:table-cell>
          <table:table-cell table:formula="of:=([.B736]/180)*3.1415" office:value-type="float" office:value="4.35574385361111" calcext:value-type="float">
            <text:p>4.35574385361111</text:p>
          </table:table-cell>
          <table:table-cell table:formula="of:=SIN([.E736])" office:value-type="float" office:value="-0.937073390018519" calcext:value-type="float">
            <text:p>-0.937073390018519</text:p>
          </table:table-cell>
          <table:table-cell table:formula="of:=SIN([.C736])" office:value-type="float" office:value="-0.936878237178002" calcext:value-type="float">
            <text:p>-0.93687823717800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50.452" calcext:value-type="float">
            <text:p>250.452</text:p>
          </table:table-cell>
          <table:table-cell office:value-type="float" office:value="-1.9099" calcext:value-type="float">
            <text:p>-1.9099</text:p>
          </table:table-cell>
          <table:table-cell table:formula="of:=[.C737]/3.1415*180" office:value-type="float" office:value="-109.432436734044" calcext:value-type="float">
            <text:p>-109.432436734044</text:p>
          </table:table-cell>
          <table:table-cell table:formula="of:=([.B737]/180)*3.1415" office:value-type="float" office:value="4.3710831" calcext:value-type="float">
            <text:p>4.3710831</text:p>
          </table:table-cell>
          <table:table-cell table:formula="of:=SIN([.E737])" office:value-type="float" office:value="-0.942318367549183" calcext:value-type="float">
            <text:p>-0.942318367549183</text:p>
          </table:table-cell>
          <table:table-cell table:formula="of:=SIN([.C737])" office:value-type="float" office:value="-0.943053200199424" calcext:value-type="float">
            <text:p>-0.94305320019942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50.6326" calcext:value-type="float">
            <text:p>250.6326</text:p>
          </table:table-cell>
          <table:table-cell office:value-type="float" office:value="-1.8968" calcext:value-type="float">
            <text:p>-1.8968</text:p>
          </table:table-cell>
          <table:table-cell table:formula="of:=[.C738]/3.1415*180" office:value-type="float" office:value="-108.681839885405" calcext:value-type="float">
            <text:p>-108.681839885405</text:p>
          </table:table-cell>
          <table:table-cell table:formula="of:=([.B738]/180)*3.1415" office:value-type="float" office:value="4.37423507166667" calcext:value-type="float">
            <text:p>4.37423507166667</text:p>
          </table:table-cell>
          <table:table-cell table:formula="of:=SIN([.E738])" office:value-type="float" office:value="-0.943368706313619" calcext:value-type="float">
            <text:p>-0.943368706313619</text:p>
          </table:table-cell>
          <table:table-cell table:formula="of:=SIN([.C738])" office:value-type="float" office:value="-0.947329767483472" calcext:value-type="float">
            <text:p>-0.94732976748347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52.0607" calcext:value-type="float">
            <text:p>252.0607</text:p>
          </table:table-cell>
          <table:table-cell office:value-type="float" office:value="-1.8855" calcext:value-type="float">
            <text:p>-1.8855</text:p>
          </table:table-cell>
          <table:table-cell table:formula="of:=[.C739]/3.1415*180" office:value-type="float" office:value="-108.034378481617" calcext:value-type="float">
            <text:p>-108.034378481617</text:p>
          </table:table-cell>
          <table:table-cell table:formula="of:=([.B739]/180)*3.1415" office:value-type="float" office:value="4.39915938361111" calcext:value-type="float">
            <text:p>4.39915938361111</text:p>
          </table:table-cell>
          <table:table-cell table:formula="of:=SIN([.E739])" office:value-type="float" office:value="-0.951343388654514" calcext:value-type="float">
            <text:p>-0.951343388654514</text:p>
          </table:table-cell>
          <table:table-cell table:formula="of:=SIN([.C739])" office:value-type="float" office:value="-0.950888144090125" calcext:value-type="float">
            <text:p>-0.95088814409012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51.9706" calcext:value-type="float">
            <text:p>251.9706</text:p>
          </table:table-cell>
          <table:table-cell office:value-type="float" office:value="-1.8692" calcext:value-type="float">
            <text:p>-1.8692</text:p>
          </table:table-cell>
          <table:table-cell table:formula="of:=[.C740]/3.1415*180" office:value-type="float" office:value="-107.10042973102" calcext:value-type="float">
            <text:p>-107.10042973102</text:p>
          </table:table-cell>
          <table:table-cell table:formula="of:=([.B740]/180)*3.1415" office:value-type="float" office:value="4.39758688833333" calcext:value-type="float">
            <text:p>4.39758688833333</text:p>
          </table:table-cell>
          <table:table-cell table:formula="of:=SIN([.E740])" office:value-type="float" office:value="-0.950857675435744" calcext:value-type="float">
            <text:p>-0.950857675435744</text:p>
          </table:table-cell>
          <table:table-cell table:formula="of:=SIN([.C740])" office:value-type="float" office:value="-0.95580701852732" calcext:value-type="float">
            <text:p>-0.9558070185273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53.2784" calcext:value-type="float">
            <text:p>253.2784</text:p>
          </table:table-cell>
          <table:table-cell office:value-type="float" office:value="-1.8677" calcext:value-type="float">
            <text:p>-1.8677</text:p>
          </table:table-cell>
          <table:table-cell table:formula="of:=[.C741]/3.1415*180" office:value-type="float" office:value="-107.014483526978" calcext:value-type="float">
            <text:p>-107.014483526978</text:p>
          </table:table-cell>
          <table:table-cell table:formula="of:=([.B741]/180)*3.1415" office:value-type="float" office:value="4.42041163111111" calcext:value-type="float">
            <text:p>4.42041163111111</text:p>
          </table:table-cell>
          <table:table-cell table:formula="of:=SIN([.E741])" office:value-type="float" office:value="-0.957676575133453" calcext:value-type="float">
            <text:p>-0.957676575133453</text:p>
          </table:table-cell>
          <table:table-cell table:formula="of:=SIN([.C741])" office:value-type="float" office:value="-0.956246935281567" calcext:value-type="float">
            <text:p>-0.95624693528156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52.6242" calcext:value-type="float">
            <text:p>252.6242</text:p>
          </table:table-cell>
          <table:table-cell office:value-type="float" office:value="-1.8756" calcext:value-type="float">
            <text:p>-1.8756</text:p>
          </table:table-cell>
          <table:table-cell table:formula="of:=[.C742]/3.1415*180" office:value-type="float" office:value="-107.467133534936" calcext:value-type="float">
            <text:p>-107.467133534936</text:p>
          </table:table-cell>
          <table:table-cell table:formula="of:=([.B742]/180)*3.1415" office:value-type="float" office:value="4.40899402388889" calcext:value-type="float">
            <text:p>4.40899402388889</text:p>
          </table:table-cell>
          <table:table-cell table:formula="of:=SIN([.E742])" office:value-type="float" office:value="-0.95432770733787" calcext:value-type="float">
            <text:p>-0.95432770733787</text:p>
          </table:table-cell>
          <table:table-cell table:formula="of:=SIN([.C742])" office:value-type="float" office:value="-0.953905889781328" calcext:value-type="float">
            <text:p>-0.95390588978132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53.2429" calcext:value-type="float">
            <text:p>253.2429</text:p>
          </table:table-cell>
          <table:table-cell office:value-type="float" office:value="-1.8652" calcext:value-type="float">
            <text:p>-1.8652</text:p>
          </table:table-cell>
          <table:table-cell table:formula="of:=[.C743]/3.1415*180" office:value-type="float" office:value="-106.871239853573" calcext:value-type="float">
            <text:p>-106.871239853573</text:p>
          </table:table-cell>
          <table:table-cell table:formula="of:=([.B743]/180)*3.1415" office:value-type="float" office:value="4.4197920575" calcext:value-type="float">
            <text:p>4.4197920575</text:p>
          </table:table-cell>
          <table:table-cell table:formula="of:=SIN([.E743])" office:value-type="float" office:value="-0.957498049269483" calcext:value-type="float">
            <text:p>-0.957498049269483</text:p>
          </table:table-cell>
          <table:table-cell table:formula="of:=SIN([.C743])" office:value-type="float" office:value="-0.956975348151594" calcext:value-type="float">
            <text:p>-0.95697534815159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52.9498" calcext:value-type="float">
            <text:p>252.9498</text:p>
          </table:table-cell>
          <table:table-cell office:value-type="float" office:value="-1.8676" calcext:value-type="float">
            <text:p>-1.8676</text:p>
          </table:table-cell>
          <table:table-cell table:formula="of:=[.C744]/3.1415*180" office:value-type="float" office:value="-107.008753780041" calcext:value-type="float">
            <text:p>-107.008753780041</text:p>
          </table:table-cell>
          <table:table-cell table:formula="of:=([.B744]/180)*3.1415" office:value-type="float" office:value="4.41467664833333" calcext:value-type="float">
            <text:p>4.41467664833333</text:p>
          </table:table-cell>
          <table:table-cell table:formula="of:=SIN([.E744])" office:value-type="float" office:value="-0.956010040801212" calcext:value-type="float">
            <text:p>-0.956010040801212</text:p>
          </table:table-cell>
          <table:table-cell table:formula="of:=SIN([.C744])" office:value-type="float" office:value="-0.956276186576364" calcext:value-type="float">
            <text:p>-0.95627618657636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52.8199" calcext:value-type="float">
            <text:p>252.8199</text:p>
          </table:table-cell>
          <table:table-cell office:value-type="float" office:value="-1.8652" calcext:value-type="float">
            <text:p>-1.8652</text:p>
          </table:table-cell>
          <table:table-cell table:formula="of:=[.C745]/3.1415*180" office:value-type="float" office:value="-106.871239853573" calcext:value-type="float">
            <text:p>-106.871239853573</text:p>
          </table:table-cell>
          <table:table-cell table:formula="of:=([.B745]/180)*3.1415" office:value-type="float" office:value="4.4124095325" calcext:value-type="float">
            <text:p>4.4124095325</text:p>
          </table:table-cell>
          <table:table-cell table:formula="of:=SIN([.E745])" office:value-type="float" office:value="-0.955342562489207" calcext:value-type="float">
            <text:p>-0.955342562489207</text:p>
          </table:table-cell>
          <table:table-cell table:formula="of:=SIN([.C745])" office:value-type="float" office:value="-0.956975348151594" calcext:value-type="float">
            <text:p>-0.95697534815159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53.122" calcext:value-type="float">
            <text:p>253.122</text:p>
          </table:table-cell>
          <table:table-cell office:value-type="float" office:value="-1.859" calcext:value-type="float">
            <text:p>-1.859</text:p>
          </table:table-cell>
          <table:table-cell table:formula="of:=[.C746]/3.1415*180" office:value-type="float" office:value="-106.51599554353" calcext:value-type="float">
            <text:p>-106.51599554353</text:p>
          </table:table-cell>
          <table:table-cell table:formula="of:=([.B746]/180)*3.1415" office:value-type="float" office:value="4.41768201666667" calcext:value-type="float">
            <text:p>4.41768201666667</text:p>
          </table:table-cell>
          <table:table-cell table:formula="of:=SIN([.E746])" office:value-type="float" office:value="-0.956887298564072" calcext:value-type="float">
            <text:p>-0.956887298564072</text:p>
          </table:table-cell>
          <table:table-cell table:formula="of:=SIN([.C746])" office:value-type="float" office:value="-0.958755992855026" calcext:value-type="float">
            <text:p>-0.95875599285502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53.7694" calcext:value-type="float">
            <text:p>253.7694</text:p>
          </table:table-cell>
          <table:table-cell office:value-type="float" office:value="-1.8571" calcext:value-type="float">
            <text:p>-1.8571</text:p>
          </table:table-cell>
          <table:table-cell table:formula="of:=[.C747]/3.1415*180" office:value-type="float" office:value="-106.407130351743" calcext:value-type="float">
            <text:p>-106.407130351743</text:p>
          </table:table-cell>
          <table:table-cell table:formula="of:=([.B747]/180)*3.1415" office:value-type="float" office:value="4.428980945" calcext:value-type="float">
            <text:p>4.428980945</text:p>
          </table:table-cell>
          <table:table-cell table:formula="of:=SIN([.E747])" office:value-type="float" office:value="-0.960108029122495" calcext:value-type="float">
            <text:p>-0.960108029122495</text:p>
          </table:table-cell>
          <table:table-cell table:formula="of:=SIN([.C747])" office:value-type="float" office:value="-0.959294299822559" calcext:value-type="float">
            <text:p>-0.95929429982255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53.4292" calcext:value-type="float">
            <text:p>253.4292</text:p>
          </table:table-cell>
          <table:table-cell office:value-type="float" office:value="-1.8565" calcext:value-type="float">
            <text:p>-1.8565</text:p>
          </table:table-cell>
          <table:table-cell table:formula="of:=[.C748]/3.1415*180" office:value-type="float" office:value="-106.372751870126" calcext:value-type="float">
            <text:p>-106.372751870126</text:p>
          </table:table-cell>
          <table:table-cell table:formula="of:=([.B748]/180)*3.1415" office:value-type="float" office:value="4.42304351" calcext:value-type="float">
            <text:p>4.42304351</text:p>
          </table:table-cell>
          <table:table-cell table:formula="of:=SIN([.E748])" office:value-type="float" office:value="-0.958430834439077" calcext:value-type="float">
            <text:p>-0.958430834439077</text:p>
          </table:table-cell>
          <table:table-cell table:formula="of:=SIN([.C748])" office:value-type="float" office:value="-0.959463572117743" calcext:value-type="float">
            <text:p>-0.95946357211774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53.6029" calcext:value-type="float">
            <text:p>253.6029</text:p>
          </table:table-cell>
          <table:table-cell office:value-type="float" office:value="-1.8419" calcext:value-type="float">
            <text:p>-1.8419</text:p>
          </table:table-cell>
          <table:table-cell table:formula="of:=[.C749]/3.1415*180" office:value-type="float" office:value="-105.536208817444" calcext:value-type="float">
            <text:p>-105.536208817444</text:p>
          </table:table-cell>
          <table:table-cell table:formula="of:=([.B749]/180)*3.1415" office:value-type="float" office:value="4.4260750575" calcext:value-type="float">
            <text:p>4.4260750575</text:p>
          </table:table-cell>
          <table:table-cell table:formula="of:=SIN([.E749])" office:value-type="float" office:value="-0.95929140517761" calcext:value-type="float">
            <text:p>-0.95929140517761</text:p>
          </table:table-cell>
          <table:table-cell table:formula="of:=SIN([.C749])" office:value-type="float" office:value="-0.963475925104047" calcext:value-type="float">
            <text:p>-0.96347592510404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54.6894" calcext:value-type="float">
            <text:p>254.6894</text:p>
          </table:table-cell>
          <table:table-cell office:value-type="float" office:value="-1.8248" calcext:value-type="float">
            <text:p>-1.8248</text:p>
          </table:table-cell>
          <table:table-cell table:formula="of:=[.C750]/3.1415*180" office:value-type="float" office:value="-104.556422091358" calcext:value-type="float">
            <text:p>-104.556422091358</text:p>
          </table:table-cell>
          <table:table-cell table:formula="of:=([.B750]/180)*3.1415" office:value-type="float" office:value="4.44503750055556" calcext:value-type="float">
            <text:p>4.44503750055556</text:p>
          </table:table-cell>
          <table:table-cell table:formula="of:=SIN([.E750])" office:value-type="float" office:value="-0.964473958870089" calcext:value-type="float">
            <text:p>-0.964473958870089</text:p>
          </table:table-cell>
          <table:table-cell table:formula="of:=SIN([.C750])" office:value-type="float" office:value="-0.967914134222798" calcext:value-type="float">
            <text:p>-0.96791413422279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55.7043" calcext:value-type="float">
            <text:p>255.7043</text:p>
          </table:table-cell>
          <table:table-cell office:value-type="float" office:value="-1.7972" calcext:value-type="float">
            <text:p>-1.7972</text:p>
          </table:table-cell>
          <table:table-cell table:formula="of:=[.C751]/3.1415*180" office:value-type="float" office:value="-102.975011936973" calcext:value-type="float">
            <text:p>-102.975011936973</text:p>
          </table:table-cell>
          <table:table-cell table:formula="of:=([.B751]/180)*3.1415" office:value-type="float" office:value="4.46275032472222" calcext:value-type="float">
            <text:p>4.46275032472222</text:p>
          </table:table-cell>
          <table:table-cell table:formula="of:=SIN([.E751])" office:value-type="float" office:value="-0.969001756473143" calcext:value-type="float">
            <text:p>-0.969001756473143</text:p>
          </table:table-cell>
          <table:table-cell table:formula="of:=SIN([.C751])" office:value-type="float" office:value="-0.974479978431861" calcext:value-type="float">
            <text:p>-0.97447997843186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57.3846" calcext:value-type="float">
            <text:p>257.3846</text:p>
          </table:table-cell>
          <table:table-cell office:value-type="float" office:value="-1.7781" calcext:value-type="float">
            <text:p>-1.7781</text:p>
          </table:table-cell>
          <table:table-cell table:formula="of:=[.C752]/3.1415*180" office:value-type="float" office:value="-101.880630272163" calcext:value-type="float">
            <text:p>-101.880630272163</text:p>
          </table:table-cell>
          <table:table-cell table:formula="of:=([.B752]/180)*3.1415" office:value-type="float" office:value="4.49207622722222" calcext:value-type="float">
            <text:p>4.49207622722222</text:p>
          </table:table-cell>
          <table:table-cell table:formula="of:=SIN([.E752])" office:value-type="float" office:value="-0.975829149598476" calcext:value-type="float">
            <text:p>-0.975829149598476</text:p>
          </table:table-cell>
          <table:table-cell table:formula="of:=SIN([.C752])" office:value-type="float" office:value="-0.978589434829343" calcext:value-type="float">
            <text:p>-0.97858943482934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58.1292" calcext:value-type="float">
            <text:p>258.1292</text:p>
          </table:table-cell>
          <table:table-cell office:value-type="float" office:value="-1.7772" calcext:value-type="float">
            <text:p>-1.7772</text:p>
          </table:table-cell>
          <table:table-cell table:formula="of:=[.C753]/3.1415*180" office:value-type="float" office:value="-101.829062549737" calcext:value-type="float">
            <text:p>-101.829062549737</text:p>
          </table:table-cell>
          <table:table-cell table:formula="of:=([.B753]/180)*3.1415" office:value-type="float" office:value="4.50507156555556" calcext:value-type="float">
            <text:p>4.50507156555556</text:p>
          </table:table-cell>
          <table:table-cell table:formula="of:=SIN([.E753])" office:value-type="float" office:value="-0.978586606407661" calcext:value-type="float">
            <text:p>-0.978586606407661</text:p>
          </table:table-cell>
          <table:table-cell table:formula="of:=SIN([.C753])" office:value-type="float" office:value="-0.978774278324521" calcext:value-type="float">
            <text:p>-0.97877427832452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57.9756" calcext:value-type="float">
            <text:p>257.9756</text:p>
          </table:table-cell>
          <table:table-cell office:value-type="float" office:value="-1.7735" calcext:value-type="float">
            <text:p>-1.7735</text:p>
          </table:table-cell>
          <table:table-cell table:formula="of:=[.C754]/3.1415*180" office:value-type="float" office:value="-101.617061913099" calcext:value-type="float">
            <text:p>-101.617061913099</text:p>
          </table:table-cell>
          <table:table-cell table:formula="of:=([.B754]/180)*3.1415" office:value-type="float" office:value="4.50239081888889" calcext:value-type="float">
            <text:p>4.50239081888889</text:p>
          </table:table-cell>
          <table:table-cell table:formula="of:=SIN([.E754])" office:value-type="float" office:value="-0.978031297976897" calcext:value-type="float">
            <text:p>-0.978031297976897</text:p>
          </table:table-cell>
          <table:table-cell table:formula="of:=SIN([.C754])" office:value-type="float" office:value="-0.979525859482226" calcext:value-type="float">
            <text:p>-0.97952585948222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58.3945" calcext:value-type="float">
            <text:p>258.3945</text:p>
          </table:table-cell>
          <table:table-cell office:value-type="float" office:value="-1.7625" calcext:value-type="float">
            <text:p>-1.7625</text:p>
          </table:table-cell>
          <table:table-cell table:formula="of:=[.C755]/3.1415*180" office:value-type="float" office:value="-100.986789750119" calcext:value-type="float">
            <text:p>-100.986789750119</text:p>
          </table:table-cell>
          <table:table-cell table:formula="of:=([.B755]/180)*3.1415" office:value-type="float" office:value="4.5097017875" calcext:value-type="float">
            <text:p>4.5097017875</text:p>
          </table:table-cell>
          <table:table-cell table:formula="of:=SIN([.E755])" office:value-type="float" office:value="-0.979529177140633" calcext:value-type="float">
            <text:p>-0.979529177140633</text:p>
          </table:table-cell>
          <table:table-cell table:formula="of:=SIN([.C755])" office:value-type="float" office:value="-0.981681056299527" calcext:value-type="float">
            <text:p>-0.98168105629952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59.0558" calcext:value-type="float">
            <text:p>259.0558</text:p>
          </table:table-cell>
          <table:table-cell office:value-type="float" office:value="-1.7606" calcext:value-type="float">
            <text:p>-1.7606</text:p>
          </table:table-cell>
          <table:table-cell table:formula="of:=[.C756]/3.1415*180" office:value-type="float" office:value="-100.877924558332" calcext:value-type="float">
            <text:p>-100.877924558332</text:p>
          </table:table-cell>
          <table:table-cell table:formula="of:=([.B756]/180)*3.1415" office:value-type="float" office:value="4.52124330944444" calcext:value-type="float">
            <text:p>4.52124330944444</text:p>
          </table:table-cell>
          <table:table-cell table:formula="of:=SIN([.E756])" office:value-type="float" office:value="-0.981787220546219" calcext:value-type="float">
            <text:p>-0.981787220546219</text:p>
          </table:table-cell>
          <table:table-cell table:formula="of:=SIN([.C756])" office:value-type="float" office:value="-0.982041294253282" calcext:value-type="float">
            <text:p>-0.98204129425328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60.0091" calcext:value-type="float">
            <text:p>260.0091</text:p>
          </table:table-cell>
          <table:table-cell office:value-type="float" office:value="-1.7411" calcext:value-type="float">
            <text:p>-1.7411</text:p>
          </table:table-cell>
          <table:table-cell table:formula="of:=[.C757]/3.1415*180" office:value-type="float" office:value="-99.7606239057775" calcext:value-type="float">
            <text:p>-99.7606239057775</text:p>
          </table:table-cell>
          <table:table-cell table:formula="of:=([.B757]/180)*3.1415" office:value-type="float" office:value="4.5378810425" calcext:value-type="float">
            <text:p>4.5378810425</text:p>
          </table:table-cell>
          <table:table-cell table:formula="of:=SIN([.E757])" office:value-type="float" office:value="-0.984812091706437" calcext:value-type="float">
            <text:p>-0.984812091706437</text:p>
          </table:table-cell>
          <table:table-cell table:formula="of:=SIN([.C757])" office:value-type="float" office:value="-0.985533345320123" calcext:value-type="float">
            <text:p>-0.98553334532012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60.4921" calcext:value-type="float">
            <text:p>260.4921</text:p>
          </table:table-cell>
          <table:table-cell office:value-type="float" office:value="-1.7242" calcext:value-type="float">
            <text:p>-1.7242</text:p>
          </table:table-cell>
          <table:table-cell table:formula="of:=[.C758]/3.1415*180" office:value-type="float" office:value="-98.7922966735636" calcext:value-type="float">
            <text:p>-98.7922966735636</text:p>
          </table:table-cell>
          <table:table-cell table:formula="of:=([.B758]/180)*3.1415" office:value-type="float" office:value="4.54631073416667" calcext:value-type="float">
            <text:p>4.54631073416667</text:p>
          </table:table-cell>
          <table:table-cell table:formula="of:=SIN([.E758])" office:value-type="float" office:value="-0.986240677513687" calcext:value-type="float">
            <text:p>-0.986240677513687</text:p>
          </table:table-cell>
          <table:table-cell table:formula="of:=SIN([.C758])" office:value-type="float" office:value="-0.988256712904184" calcext:value-type="float">
            <text:p>-0.98825671290418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61.3114" calcext:value-type="float">
            <text:p>261.3114</text:p>
          </table:table-cell>
          <table:table-cell office:value-type="float" office:value="-1.7095" calcext:value-type="float">
            <text:p>-1.7095</text:p>
          </table:table-cell>
          <table:table-cell table:formula="of:=[.C759]/3.1415*180" office:value-type="float" office:value="-97.9500238739456" calcext:value-type="float">
            <text:p>-97.9500238739456</text:p>
          </table:table-cell>
          <table:table-cell table:formula="of:=([.B759]/180)*3.1415" office:value-type="float" office:value="4.560609795" calcext:value-type="float">
            <text:p>4.560609795</text:p>
          </table:table-cell>
          <table:table-cell table:formula="of:=SIN([.E759])" office:value-type="float" office:value="-0.988503634957779" calcext:value-type="float">
            <text:p>-0.988503634957779</text:p>
          </table:table-cell>
          <table:table-cell table:formula="of:=SIN([.C759])" office:value-type="float" office:value="-0.990396057629896" calcext:value-type="float">
            <text:p>-0.99039605762989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62.2483" calcext:value-type="float">
            <text:p>262.2483</text:p>
          </table:table-cell>
          <table:table-cell office:value-type="float" office:value="-1.6914" calcext:value-type="float">
            <text:p>-1.6914</text:p>
          </table:table-cell>
          <table:table-cell table:formula="of:=[.C760]/3.1415*180" office:value-type="float" office:value="-96.9129396784975" calcext:value-type="float">
            <text:p>-96.9129396784975</text:p>
          </table:table-cell>
          <table:table-cell table:formula="of:=([.B760]/180)*3.1415" office:value-type="float" office:value="4.5769613025" calcext:value-type="float">
            <text:p>4.5769613025</text:p>
          </table:table-cell>
          <table:table-cell table:formula="of:=SIN([.E760])" office:value-type="float" office:value="-0.990843679284717" calcext:value-type="float">
            <text:p>-0.990843679284717</text:p>
          </table:table-cell>
          <table:table-cell table:formula="of:=SIN([.C760])" office:value-type="float" office:value="-0.992736187906071" calcext:value-type="float">
            <text:p>-0.99273618790607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63.5576" calcext:value-type="float">
            <text:p>263.5576</text:p>
          </table:table-cell>
          <table:table-cell office:value-type="float" office:value="-1.6604" calcext:value-type="float">
            <text:p>-1.6604</text:p>
          </table:table-cell>
          <table:table-cell table:formula="of:=[.C761]/3.1415*180" office:value-type="float" office:value="-95.1367181282827" calcext:value-type="float">
            <text:p>-95.1367181282827</text:p>
          </table:table-cell>
          <table:table-cell table:formula="of:=([.B761]/180)*3.1415" office:value-type="float" office:value="4.59981222444444" calcext:value-type="float">
            <text:p>4.59981222444444</text:p>
          </table:table-cell>
          <table:table-cell table:formula="of:=SIN([.E761])" office:value-type="float" office:value="-0.993669926611933" calcext:value-type="float">
            <text:p>-0.993669926611933</text:p>
          </table:table-cell>
          <table:table-cell table:formula="of:=SIN([.C761])" office:value-type="float" office:value="-0.995988276068794" calcext:value-type="float">
            <text:p>-0.99598827606879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65.2084" calcext:value-type="float">
            <text:p>265.2084</text:p>
          </table:table-cell>
          <table:table-cell office:value-type="float" office:value="-1.6335" calcext:value-type="float">
            <text:p>-1.6335</text:p>
          </table:table-cell>
          <table:table-cell table:formula="of:=[.C762]/3.1415*180" office:value-type="float" office:value="-93.5954162024511" calcext:value-type="float">
            <text:p>-93.5954162024511</text:p>
          </table:table-cell>
          <table:table-cell table:formula="of:=([.B762]/180)*3.1415" office:value-type="float" office:value="4.62862327" calcext:value-type="float">
            <text:p>4.62862327</text:p>
          </table:table-cell>
          <table:table-cell table:formula="of:=SIN([.E762])" office:value-type="float" office:value="-0.996493703818712" calcext:value-type="float">
            <text:p>-0.996493703818712</text:p>
          </table:table-cell>
          <table:table-cell table:formula="of:=SIN([.C762])" office:value-type="float" office:value="-0.998034768709844" calcext:value-type="float">
            <text:p>-0.99803476870984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66.5764" calcext:value-type="float">
            <text:p>266.5764</text:p>
          </table:table-cell>
          <table:table-cell office:value-type="float" office:value="-1.6178" calcext:value-type="float">
            <text:p>-1.6178</text:p>
          </table:table-cell>
          <table:table-cell table:formula="of:=[.C763]/3.1415*180" office:value-type="float" office:value="-92.6958459334713" calcext:value-type="float">
            <text:p>-92.6958459334713</text:p>
          </table:table-cell>
          <table:table-cell table:formula="of:=([.B763]/180)*3.1415" office:value-type="float" office:value="4.65249867" calcext:value-type="float">
            <text:p>4.65249867</text:p>
          </table:table-cell>
          <table:table-cell table:formula="of:=SIN([.E763])" office:value-type="float" office:value="-0.998207111358914" calcext:value-type="float">
            <text:p>-0.998207111358914</text:p>
          </table:table-cell>
          <table:table-cell table:formula="of:=SIN([.C763])" office:value-type="float" office:value="-0.998895530721246" calcext:value-type="float">
            <text:p>-0.99889553072124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68.0499" calcext:value-type="float">
            <text:p>268.0499</text:p>
          </table:table-cell>
          <table:table-cell office:value-type="float" office:value="-1.6054" calcext:value-type="float">
            <text:p>-1.6054</text:p>
          </table:table-cell>
          <table:table-cell table:formula="of:=[.C764]/3.1415*180" office:value-type="float" office:value="-91.9853573133853" calcext:value-type="float">
            <text:p>-91.9853573133853</text:p>
          </table:table-cell>
          <table:table-cell table:formula="of:=([.B764]/180)*3.1415" office:value-type="float" office:value="4.67821533805556" calcext:value-type="float">
            <text:p>4.67821533805556</text:p>
          </table:table-cell>
          <table:table-cell table:formula="of:=SIN([.E764])" office:value-type="float" office:value="-0.999416137909651" calcext:value-type="float">
            <text:p>-0.999416137909651</text:p>
          </table:table-cell>
          <table:table-cell table:formula="of:=SIN([.C764])" office:value-type="float" office:value="-0.999401352639671" calcext:value-type="float">
            <text:p>-0.99940135263967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68.0359" calcext:value-type="float">
            <text:p>268.0359</text:p>
          </table:table-cell>
          <table:table-cell office:value-type="float" office:value="-1.5933" calcext:value-type="float">
            <text:p>-1.5933</text:p>
          </table:table-cell>
          <table:table-cell table:formula="of:=[.C765]/3.1415*180" office:value-type="float" office:value="-91.2920579341079" calcext:value-type="float">
            <text:p>-91.2920579341079</text:p>
          </table:table-cell>
          <table:table-cell table:formula="of:=([.B765]/180)*3.1415" office:value-type="float" office:value="4.67797099916667" calcext:value-type="float">
            <text:p>4.67797099916667</text:p>
          </table:table-cell>
          <table:table-cell table:formula="of:=SIN([.E765])" office:value-type="float" office:value="-0.999407759751757" calcext:value-type="float">
            <text:p>-0.999407759751757</text:p>
          </table:table-cell>
          <table:table-cell table:formula="of:=SIN([.C765])" office:value-type="float" office:value="-0.999746803031644" calcext:value-type="float">
            <text:p>-0.99974680303164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69.0267" calcext:value-type="float">
            <text:p>269.0267</text:p>
          </table:table-cell>
          <table:table-cell office:value-type="float" office:value="-1.5729" calcext:value-type="float">
            <text:p>-1.5729</text:p>
          </table:table-cell>
          <table:table-cell table:formula="of:=[.C766]/3.1415*180" office:value-type="float" office:value="-90.1231895591278" calcext:value-type="float">
            <text:p>-90.1231895591278</text:p>
          </table:table-cell>
          <table:table-cell table:formula="of:=([.B766]/180)*3.1415" office:value-type="float" office:value="4.69526321138889" calcext:value-type="float">
            <text:p>4.69526321138889</text:p>
          </table:table-cell>
          <table:table-cell table:formula="of:=SIN([.E766])" office:value-type="float" office:value="-0.99985335760229" calcext:value-type="float">
            <text:p>-0.99985335760229</text:p>
          </table:table-cell>
          <table:table-cell table:formula="of:=SIN([.C766])" office:value-type="float" office:value="-0.999997787280339" calcext:value-type="float">
            <text:p>-0.99999778728033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70.0375" calcext:value-type="float">
            <text:p>270.0375</text:p>
          </table:table-cell>
          <table:table-cell office:value-type="float" office:value="-1.5493" calcext:value-type="float">
            <text:p>-1.5493</text:p>
          </table:table-cell>
          <table:table-cell table:formula="of:=[.C767]/3.1415*180" office:value-type="float" office:value="-88.77096928219" calcext:value-type="float">
            <text:p>-88.77096928219</text:p>
          </table:table-cell>
          <table:table-cell table:formula="of:=([.B767]/180)*3.1415" office:value-type="float" office:value="4.71290447916667" calcext:value-type="float">
            <text:p>4.71290447916667</text:p>
          </table:table-cell>
          <table:table-cell table:formula="of:=SIN([.E767])" office:value-type="float" office:value="-0.999999867130506" calcext:value-type="float">
            <text:p>-0.999999867130506</text:p>
          </table:table-cell>
          <table:table-cell table:formula="of:=SIN([.C767])" office:value-type="float" office:value="-0.999768962864071" calcext:value-type="float">
            <text:p>-0.99976896286407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71.4392" calcext:value-type="float">
            <text:p>271.4392</text:p>
          </table:table-cell>
          <table:table-cell office:value-type="float" office:value="-1.5323" calcext:value-type="float">
            <text:p>-1.5323</text:p>
          </table:table-cell>
          <table:table-cell table:formula="of:=[.C768]/3.1415*180" office:value-type="float" office:value="-87.7969123030399" calcext:value-type="float">
            <text:p>-87.7969123030399</text:p>
          </table:table-cell>
          <table:table-cell table:formula="of:=([.B768]/180)*3.1415" office:value-type="float" office:value="4.73736803777778" calcext:value-type="float">
            <text:p>4.73736803777778</text:p>
          </table:table-cell>
          <table:table-cell table:formula="of:=SIN([.E768])" office:value-type="float" office:value="-0.999688039567111" calcext:value-type="float">
            <text:p>-0.999688039567111</text:p>
          </table:table-cell>
          <table:table-cell table:formula="of:=SIN([.C768])" office:value-type="float" office:value="-0.999259107916576" calcext:value-type="float">
            <text:p>-0.99925910791657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72.27" calcext:value-type="float">
            <text:p>272.27</text:p>
          </table:table-cell>
          <table:table-cell office:value-type="float" office:value="-1.5238" calcext:value-type="float">
            <text:p>-1.5238</text:p>
          </table:table-cell>
          <table:table-cell table:formula="of:=[.C769]/3.1415*180" office:value-type="float" office:value="-87.3098838134649" calcext:value-type="float">
            <text:p>-87.3098838134649</text:p>
          </table:table-cell>
          <table:table-cell table:formula="of:=([.B769]/180)*3.1415" office:value-type="float" office:value="4.75186780555556" calcext:value-type="float">
            <text:p>4.75186780555556</text:p>
          </table:table-cell>
          <table:table-cell table:formula="of:=SIN([.E769])" office:value-type="float" office:value="-0.999220812391483" calcext:value-type="float">
            <text:p>-0.999220812391483</text:p>
          </table:table-cell>
          <table:table-cell table:formula="of:=SIN([.C769])" office:value-type="float" office:value="-0.998895875875419" calcext:value-type="float">
            <text:p>-0.99889587587541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72.6769" calcext:value-type="float">
            <text:p>272.6769</text:p>
          </table:table-cell>
          <table:table-cell office:value-type="float" office:value="-1.5128" calcext:value-type="float">
            <text:p>-1.5128</text:p>
          </table:table-cell>
          <table:table-cell table:formula="of:=[.C770]/3.1415*180" office:value-type="float" office:value="-86.6796116504854" calcext:value-type="float">
            <text:p>-86.6796116504854</text:p>
          </table:table-cell>
          <table:table-cell table:formula="of:=([.B770]/180)*3.1415" office:value-type="float" office:value="4.75896934083333" calcext:value-type="float">
            <text:p>4.75896934083333</text:p>
          </table:table-cell>
          <table:table-cell table:formula="of:=SIN([.E770])" office:value-type="float" office:value="-0.998915331151392" calcext:value-type="float">
            <text:p>-0.998915331151392</text:p>
          </table:table-cell>
          <table:table-cell table:formula="of:=SIN([.C770])" office:value-type="float" office:value="-0.99831868438753" calcext:value-type="float">
            <text:p>-0.9983186843875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73.442" calcext:value-type="float">
            <text:p>273.442</text:p>
          </table:table-cell>
          <table:table-cell office:value-type="float" office:value="-1.5007" calcext:value-type="float">
            <text:p>-1.5007</text:p>
          </table:table-cell>
          <table:table-cell table:formula="of:=[.C771]/3.1415*180" office:value-type="float" office:value="-85.986312271208" calcext:value-type="float">
            <text:p>-85.986312271208</text:p>
          </table:table-cell>
          <table:table-cell table:formula="of:=([.B771]/180)*3.1415" office:value-type="float" office:value="4.77232246111111" calcext:value-type="float">
            <text:p>4.77232246111111</text:p>
          </table:table-cell>
          <table:table-cell table:formula="of:=SIN([.E771])" office:value-type="float" office:value="-0.998204526488927" calcext:value-type="float">
            <text:p>-0.998204526488927</text:p>
          </table:table-cell>
          <table:table-cell table:formula="of:=SIN([.C771])" office:value-type="float" office:value="-0.997544258254916" calcext:value-type="float">
            <text:p>-0.99754425825491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74.0869" calcext:value-type="float">
            <text:p>274.0869</text:p>
          </table:table-cell>
          <table:table-cell office:value-type="float" office:value="-1.4856" calcext:value-type="float">
            <text:p>-1.4856</text:p>
          </table:table-cell>
          <table:table-cell table:formula="of:=[.C772]/3.1415*180" office:value-type="float" office:value="-85.1211204838453" calcext:value-type="float">
            <text:p>-85.1211204838453</text:p>
          </table:table-cell>
          <table:table-cell table:formula="of:=([.B772]/180)*3.1415" office:value-type="float" office:value="4.7835777575" calcext:value-type="float">
            <text:p>4.7835777575</text:p>
          </table:table-cell>
          <table:table-cell table:formula="of:=SIN([.E772])" office:value-type="float" office:value="-0.997467148951589" calcext:value-type="float">
            <text:p>-0.997467148951589</text:p>
          </table:table-cell>
          <table:table-cell table:formula="of:=SIN([.C772])" office:value-type="float" office:value="-0.996372987609912" calcext:value-type="float">
            <text:p>-0.99637298760991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74.9306" calcext:value-type="float">
            <text:p>274.9306</text:p>
          </table:table-cell>
          <table:table-cell office:value-type="float" office:value="-1.4731" calcext:value-type="float">
            <text:p>-1.4731</text:p>
          </table:table-cell>
          <table:table-cell table:formula="of:=[.C773]/3.1415*180" office:value-type="float" office:value="-84.4049021168232" calcext:value-type="float">
            <text:p>-84.4049021168232</text:p>
          </table:table-cell>
          <table:table-cell table:formula="of:=([.B773]/180)*3.1415" office:value-type="float" office:value="4.79830266611111" calcext:value-type="float">
            <text:p>4.79830266611111</text:p>
          </table:table-cell>
          <table:table-cell table:formula="of:=SIN([.E773])" office:value-type="float" office:value="-0.996311688808315" calcext:value-type="float">
            <text:p>-0.996311688808315</text:p>
          </table:table-cell>
          <table:table-cell table:formula="of:=SIN([.C773])" office:value-type="float" office:value="-0.995231508443785" calcext:value-type="float">
            <text:p>-0.99523150844378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75.5673" calcext:value-type="float">
            <text:p>275.5673</text:p>
          </table:table-cell>
          <table:table-cell office:value-type="float" office:value="-1.4637" calcext:value-type="float">
            <text:p>-1.4637</text:p>
          </table:table-cell>
          <table:table-cell table:formula="of:=[.C774]/3.1415*180" office:value-type="float" office:value="-83.8663059048225" calcext:value-type="float">
            <text:p>-83.8663059048225</text:p>
          </table:table-cell>
          <table:table-cell table:formula="of:=([.B774]/180)*3.1415" office:value-type="float" office:value="4.80941484972222" calcext:value-type="float">
            <text:p>4.80941484972222</text:p>
          </table:table-cell>
          <table:table-cell table:formula="of:=SIN([.E774])" office:value-type="float" office:value="-0.995296681837742" calcext:value-type="float">
            <text:p>-0.995296681837742</text:p>
          </table:table-cell>
          <table:table-cell table:formula="of:=SIN([.C774])" office:value-type="float" office:value="-0.994270667642345" calcext:value-type="float">
            <text:p>-0.99427066764234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76.1554" calcext:value-type="float">
            <text:p>276.1554</text:p>
          </table:table-cell>
          <table:table-cell office:value-type="float" office:value="-1.4506" calcext:value-type="float">
            <text:p>-1.4506</text:p>
          </table:table-cell>
          <table:table-cell table:formula="of:=[.C775]/3.1415*180" office:value-type="float" office:value="-83.1157090561833" calcext:value-type="float">
            <text:p>-83.1157090561833</text:p>
          </table:table-cell>
          <table:table-cell table:formula="of:=([.B775]/180)*3.1415" office:value-type="float" office:value="4.81967882833333" calcext:value-type="float">
            <text:p>4.81967882833333</text:p>
          </table:table-cell>
          <table:table-cell table:formula="of:=SIN([.E775])" office:value-type="float" office:value="-0.994249963215865" calcext:value-type="float">
            <text:p>-0.994249963215865</text:p>
          </table:table-cell>
          <table:table-cell table:formula="of:=SIN([.C775])" office:value-type="float" office:value="-0.992785114006538" calcext:value-type="float">
            <text:p>-0.99278511400653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78.1868" calcext:value-type="float">
            <text:p>278.1868</text:p>
          </table:table-cell>
          <table:table-cell office:value-type="float" office:value="-1.4217" calcext:value-type="float">
            <text:p>-1.4217</text:p>
          </table:table-cell>
          <table:table-cell table:formula="of:=[.C776]/3.1415*180" office:value-type="float" office:value="-81.4598121916282" calcext:value-type="float">
            <text:p>-81.4598121916282</text:p>
          </table:table-cell>
          <table:table-cell table:formula="of:=([.B776]/180)*3.1415" office:value-type="float" office:value="4.85513240111111" calcext:value-type="float">
            <text:p>4.85513240111111</text:p>
          </table:table-cell>
          <table:table-cell table:formula="of:=SIN([.E776])" office:value-type="float" office:value="-0.989829444862556" calcext:value-type="float">
            <text:p>-0.989829444862556</text:p>
          </table:table-cell>
          <table:table-cell table:formula="of:=SIN([.C776])" office:value-type="float" office:value="-0.988905717426107" calcext:value-type="float">
            <text:p>-0.98890571742610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79.8939" calcext:value-type="float">
            <text:p>279.8939</text:p>
          </table:table-cell>
          <table:table-cell office:value-type="float" office:value="-1.3963" calcext:value-type="float">
            <text:p>-1.3963</text:p>
          </table:table-cell>
          <table:table-cell table:formula="of:=[.C777]/3.1415*180" office:value-type="float" office:value="-80.0044564698393" calcext:value-type="float">
            <text:p>-80.0044564698393</text:p>
          </table:table-cell>
          <table:table-cell table:formula="of:=([.B777]/180)*3.1415" office:value-type="float" office:value="4.88492603805556" calcext:value-type="float">
            <text:p>4.88492603805556</text:p>
          </table:table-cell>
          <table:table-cell table:formula="of:=SIN([.E777])" office:value-type="float" office:value="-0.985152370057426" calcext:value-type="float">
            <text:p>-0.985152370057426</text:p>
          </table:table-cell>
          <table:table-cell table:formula="of:=SIN([.C777])" office:value-type="float" office:value="-0.984814107598913" calcext:value-type="float">
            <text:p>-0.98481410759891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80.1412" calcext:value-type="float">
            <text:p>280.1412</text:p>
          </table:table-cell>
          <table:table-cell office:value-type="float" office:value="-1.3803" calcext:value-type="float">
            <text:p>-1.3803</text:p>
          </table:table-cell>
          <table:table-cell table:formula="of:=[.C778]/3.1415*180" office:value-type="float" office:value="-79.0876969600509" calcext:value-type="float">
            <text:p>-79.0876969600509</text:p>
          </table:table-cell>
          <table:table-cell table:formula="of:=([.B778]/180)*3.1415" office:value-type="float" office:value="4.88924211" calcext:value-type="float">
            <text:p>4.88924211</text:p>
          </table:table-cell>
          <table:table-cell table:formula="of:=SIN([.E778])" office:value-type="float" office:value="-0.984402203324571" calcext:value-type="float">
            <text:p>-0.984402203324571</text:p>
          </table:table-cell>
          <table:table-cell table:formula="of:=SIN([.C778])" office:value-type="float" office:value="-0.981910378437487" calcext:value-type="float">
            <text:p>-0.98191037843748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82.0224" calcext:value-type="float">
            <text:p>282.0224</text:p>
          </table:table-cell>
          <table:table-cell office:value-type="float" office:value="-1.3571" calcext:value-type="float">
            <text:p>-1.3571</text:p>
          </table:table-cell>
          <table:table-cell table:formula="of:=[.C779]/3.1415*180" office:value-type="float" office:value="-77.7583956708579" calcext:value-type="float">
            <text:p>-77.7583956708579</text:p>
          </table:table-cell>
          <table:table-cell table:formula="of:=([.B779]/180)*3.1415" office:value-type="float" office:value="4.92207427555556" calcext:value-type="float">
            <text:p>4.92207427555556</text:p>
          </table:table-cell>
          <table:table-cell table:formula="of:=SIN([.E779])" office:value-type="float" office:value="-0.978096469628563" calcext:value-type="float">
            <text:p>-0.978096469628563</text:p>
          </table:table-cell>
          <table:table-cell table:formula="of:=SIN([.C779])" office:value-type="float" office:value="-0.97725369923698" calcext:value-type="float">
            <text:p>-0.9772536992369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83.3159" calcext:value-type="float">
            <text:p>283.3159</text:p>
          </table:table-cell>
          <table:table-cell office:value-type="float" office:value="-1.3374" calcext:value-type="float">
            <text:p>-1.3374</text:p>
          </table:table-cell>
          <table:table-cell table:formula="of:=[.C780]/3.1415*180" office:value-type="float" office:value="-76.629635524431" calcext:value-type="float">
            <text:p>-76.629635524431</text:p>
          </table:table-cell>
          <table:table-cell table:formula="of:=([.B780]/180)*3.1415" office:value-type="float" office:value="4.94464944361111" calcext:value-type="float">
            <text:p>4.94464944361111</text:p>
          </table:table-cell>
          <table:table-cell table:formula="of:=SIN([.E780])" office:value-type="float" office:value="-0.973148573068232" calcext:value-type="float">
            <text:p>-0.973148573068232</text:p>
          </table:table-cell>
          <table:table-cell table:formula="of:=SIN([.C780])" office:value-type="float" office:value="-0.972886494689213" calcext:value-type="float">
            <text:p>-0.97288649468921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83.5237" calcext:value-type="float">
            <text:p>283.5237</text:p>
          </table:table-cell>
          <table:table-cell office:value-type="float" office:value="-1.3209" calcext:value-type="float">
            <text:p>-1.3209</text:p>
          </table:table-cell>
          <table:table-cell table:formula="of:=[.C781]/3.1415*180" office:value-type="float" office:value="-75.6842272799618" calcext:value-type="float">
            <text:p>-75.6842272799618</text:p>
          </table:table-cell>
          <table:table-cell table:formula="of:=([.B781]/180)*3.1415" office:value-type="float" office:value="4.94827613083333" calcext:value-type="float">
            <text:p>4.94827613083333</text:p>
          </table:table-cell>
          <table:table-cell table:formula="of:=SIN([.E781])" office:value-type="float" office:value="-0.972307391898844" calcext:value-type="float">
            <text:p>-0.972307391898844</text:p>
          </table:table-cell>
          <table:table-cell table:formula="of:=SIN([.C781])" office:value-type="float" office:value="-0.96893806566501" calcext:value-type="float">
            <text:p>-0.9689380656650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84.3801" calcext:value-type="float">
            <text:p>284.3801</text:p>
          </table:table-cell>
          <table:table-cell office:value-type="float" office:value="-1.3099" calcext:value-type="float">
            <text:p>-1.3099</text:p>
          </table:table-cell>
          <table:table-cell table:formula="of:=[.C782]/3.1415*180" office:value-type="float" office:value="-75.0539551169823" calcext:value-type="float">
            <text:p>-75.0539551169823</text:p>
          </table:table-cell>
          <table:table-cell table:formula="of:=([.B782]/180)*3.1415" office:value-type="float" office:value="4.96322268972222" calcext:value-type="float">
            <text:p>4.96322268972222</text:p>
          </table:table-cell>
          <table:table-cell table:formula="of:=SIN([.E782])" office:value-type="float" office:value="-0.968705822011997" calcext:value-type="float">
            <text:p>-0.968705822011997</text:p>
          </table:table-cell>
          <table:table-cell table:formula="of:=SIN([.C782])" office:value-type="float" office:value="-0.966159161778599" calcext:value-type="float">
            <text:p>-0.96615916177859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85.963" calcext:value-type="float">
            <text:p>285.963</text:p>
          </table:table-cell>
          <table:table-cell office:value-type="float" office:value="-1.2901" calcext:value-type="float">
            <text:p>-1.2901</text:p>
          </table:table-cell>
          <table:table-cell table:formula="of:=[.C783]/3.1415*180" office:value-type="float" office:value="-73.9194652236193" calcext:value-type="float">
            <text:p>-73.9194652236193</text:p>
          </table:table-cell>
          <table:table-cell table:formula="of:=([.B783]/180)*3.1415" office:value-type="float" office:value="4.99084869166667" calcext:value-type="float">
            <text:p>4.99084869166667</text:p>
          </table:table-cell>
          <table:table-cell table:formula="of:=SIN([.E783])" office:value-type="float" office:value="-0.961479965583437" calcext:value-type="float">
            <text:p>-0.961479965583437</text:p>
          </table:table-cell>
          <table:table-cell table:formula="of:=SIN([.C783])" office:value-type="float" office:value="-0.960862771489357" calcext:value-type="float">
            <text:p>-0.96086277148935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86.9272" calcext:value-type="float">
            <text:p>286.9272</text:p>
          </table:table-cell>
          <table:table-cell office:value-type="float" office:value="-1.274" calcext:value-type="float">
            <text:p>-1.274</text:p>
          </table:table-cell>
          <table:table-cell table:formula="of:=[.C784]/3.1415*180" office:value-type="float" office:value="-72.9969759668948" calcext:value-type="float">
            <text:p>-72.9969759668948</text:p>
          </table:table-cell>
          <table:table-cell table:formula="of:=([.B784]/180)*3.1415" office:value-type="float" office:value="5.00767666" calcext:value-type="float">
            <text:p>5.00767666</text:p>
          </table:table-cell>
          <table:table-cell table:formula="of:=SIN([.E784])" office:value-type="float" office:value="-0.956718462801666" calcext:value-type="float">
            <text:p>-0.956718462801666</text:p>
          </table:table-cell>
          <table:table-cell table:formula="of:=SIN([.C784])" office:value-type="float" office:value="-0.95627833511941" calcext:value-type="float">
            <text:p>-0.9562783351194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88.1078" calcext:value-type="float">
            <text:p>288.1078</text:p>
          </table:table-cell>
          <table:table-cell office:value-type="float" office:value="-1.2542" calcext:value-type="float">
            <text:p>-1.2542</text:p>
          </table:table-cell>
          <table:table-cell table:formula="of:=[.C785]/3.1415*180" office:value-type="float" office:value="-71.8624860735317" calcext:value-type="float">
            <text:p>-71.8624860735317</text:p>
          </table:table-cell>
          <table:table-cell table:formula="of:=([.B785]/180)*3.1415" office:value-type="float" office:value="5.02828140944444" calcext:value-type="float">
            <text:p>5.02828140944444</text:p>
          </table:table-cell>
          <table:table-cell table:formula="of:=SIN([.E785])" office:value-type="float" office:value="-0.950519511107462" calcext:value-type="float">
            <text:p>-0.950519511107462</text:p>
          </table:table-cell>
          <table:table-cell table:formula="of:=SIN([.C785])" office:value-type="float" office:value="-0.950300599352011" calcext:value-type="float">
            <text:p>-0.95030059935201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88.3021" calcext:value-type="float">
            <text:p>288.3021</text:p>
          </table:table-cell>
          <table:table-cell office:value-type="float" office:value="-1.2263" calcext:value-type="float">
            <text:p>-1.2263</text:p>
          </table:table-cell>
          <table:table-cell table:formula="of:=[.C786]/3.1415*180" office:value-type="float" office:value="-70.2638866783384" calcext:value-type="float">
            <text:p>-70.2638866783384</text:p>
          </table:table-cell>
          <table:table-cell table:formula="of:=([.B786]/180)*3.1415" office:value-type="float" office:value="5.03167248416667" calcext:value-type="float">
            <text:p>5.03167248416667</text:p>
          </table:table-cell>
          <table:table-cell table:formula="of:=SIN([.E786])" office:value-type="float" office:value="-0.949460560161176" calcext:value-type="float">
            <text:p>-0.949460560161176</text:p>
          </table:table-cell>
          <table:table-cell table:formula="of:=SIN([.C786])" office:value-type="float" office:value="-0.941245673834536" calcext:value-type="float">
            <text:p>-0.94124567383453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91.5015" calcext:value-type="float">
            <text:p>291.5015</text:p>
          </table:table-cell>
          <table:table-cell office:value-type="float" office:value="-1.19" calcext:value-type="float">
            <text:p>-1.19</text:p>
          </table:table-cell>
          <table:table-cell table:formula="of:=[.C787]/3.1415*180" office:value-type="float" office:value="-68.1839885405061" calcext:value-type="float">
            <text:p>-68.1839885405061</text:p>
          </table:table-cell>
          <table:table-cell table:formula="of:=([.B787]/180)*3.1415" office:value-type="float" office:value="5.08751090138889" calcext:value-type="float">
            <text:p>5.08751090138889</text:p>
          </table:table-cell>
          <table:table-cell table:formula="of:=SIN([.E787])" office:value-type="float" office:value="-0.930462958681995" calcext:value-type="float">
            <text:p>-0.930462958681995</text:p>
          </table:table-cell>
          <table:table-cell table:formula="of:=SIN([.C787])" office:value-type="float" office:value="-0.928368967249167" calcext:value-type="float">
            <text:p>-0.92836896724916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93.0106" calcext:value-type="float">
            <text:p>293.0106</text:p>
          </table:table-cell>
          <table:table-cell office:value-type="float" office:value="-1.1641" calcext:value-type="float">
            <text:p>-1.1641</text:p>
          </table:table-cell>
          <table:table-cell table:formula="of:=[.C788]/3.1415*180" office:value-type="float" office:value="-66.6999840840363" calcext:value-type="float">
            <text:p>-66.6999840840363</text:p>
          </table:table-cell>
          <table:table-cell table:formula="of:=([.B788]/180)*3.1415" office:value-type="float" office:value="5.11384888833333" calcext:value-type="float">
            <text:p>5.11384888833333</text:p>
          </table:table-cell>
          <table:table-cell table:formula="of:=SIN([.E788])" office:value-type="float" office:value="-0.920491497728699" calcext:value-type="float">
            <text:p>-0.920491497728699</text:p>
          </table:table-cell>
          <table:table-cell table:formula="of:=SIN([.C788])" office:value-type="float" office:value="-0.918432690535855" calcext:value-type="float">
            <text:p>-0.91843269053585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95.2942" calcext:value-type="float">
            <text:p>295.2942</text:p>
          </table:table-cell>
          <table:table-cell office:value-type="float" office:value="-1.1258" calcext:value-type="float">
            <text:p>-1.1258</text:p>
          </table:table-cell>
          <table:table-cell table:formula="of:=[.C789]/3.1415*180" office:value-type="float" office:value="-64.5054910074805" calcext:value-type="float">
            <text:p>-64.5054910074805</text:p>
          </table:table-cell>
          <table:table-cell table:formula="of:=([.B789]/180)*3.1415" office:value-type="float" office:value="5.15370405166667" calcext:value-type="float">
            <text:p>5.15370405166667</text:p>
          </table:table-cell>
          <table:table-cell table:formula="of:=SIN([.E789])" office:value-type="float" office:value="-0.904190740278752" calcext:value-type="float">
            <text:p>-0.904190740278752</text:p>
          </table:table-cell>
          <table:table-cell table:formula="of:=SIN([.C789])" office:value-type="float" office:value="-0.902612246550126" calcext:value-type="float">
            <text:p>-0.90261224655012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96.808" calcext:value-type="float">
            <text:p>296.808</text:p>
          </table:table-cell>
          <table:table-cell office:value-type="float" office:value="-1.1046" calcext:value-type="float">
            <text:p>-1.1046</text:p>
          </table:table-cell>
          <table:table-cell table:formula="of:=[.C790]/3.1415*180" office:value-type="float" office:value="-63.290784657011" calcext:value-type="float">
            <text:p>-63.290784657011</text:p>
          </table:table-cell>
          <table:table-cell table:formula="of:=([.B790]/180)*3.1415" office:value-type="float" office:value="5.18012406666667" calcext:value-type="float">
            <text:p>5.18012406666667</text:p>
          </table:table-cell>
          <table:table-cell table:formula="of:=SIN([.E790])" office:value-type="float" office:value="-0.892591748881054" calcext:value-type="float">
            <text:p>-0.892591748881054</text:p>
          </table:table-cell>
          <table:table-cell table:formula="of:=SIN([.C790])" office:value-type="float" office:value="-0.893284465904219" calcext:value-type="float">
            <text:p>-0.89328446590421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96.7419" calcext:value-type="float">
            <text:p>296.7419</text:p>
          </table:table-cell>
          <table:table-cell office:value-type="float" office:value="-1.0937" calcext:value-type="float">
            <text:p>-1.0937</text:p>
          </table:table-cell>
          <table:table-cell table:formula="of:=[.C791]/3.1415*180" office:value-type="float" office:value="-62.6662422409677" calcext:value-type="float">
            <text:p>-62.6662422409677</text:p>
          </table:table-cell>
          <table:table-cell table:formula="of:=([.B791]/180)*3.1415" office:value-type="float" office:value="5.17897043805556" calcext:value-type="float">
            <text:p>5.17897043805556</text:p>
          </table:table-cell>
          <table:table-cell table:formula="of:=SIN([.E791])" office:value-type="float" office:value="-0.893111286495814" calcext:value-type="float">
            <text:p>-0.893111286495814</text:p>
          </table:table-cell>
          <table:table-cell table:formula="of:=SIN([.C791])" office:value-type="float" office:value="-0.888332037448244" calcext:value-type="float">
            <text:p>-0.88833203744824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97.3131" calcext:value-type="float">
            <text:p>297.3131</text:p>
          </table:table-cell>
          <table:table-cell office:value-type="float" office:value="-1.08" calcext:value-type="float">
            <text:p>-1.08</text:p>
          </table:table-cell>
          <table:table-cell table:formula="of:=[.C792]/3.1415*180" office:value-type="float" office:value="-61.8812669107114" calcext:value-type="float">
            <text:p>-61.8812669107114</text:p>
          </table:table-cell>
          <table:table-cell table:formula="of:=([.B792]/180)*3.1415" office:value-type="float" office:value="5.18893946472222" calcext:value-type="float">
            <text:p>5.18893946472222</text:p>
          </table:table-cell>
          <table:table-cell table:formula="of:=SIN([.E792])" office:value-type="float" office:value="-0.888582556877592" calcext:value-type="float">
            <text:p>-0.888582556877592</text:p>
          </table:table-cell>
          <table:table-cell table:formula="of:=SIN([.C792])" office:value-type="float" office:value="-0.881957806884948" calcext:value-type="float">
            <text:p>-0.88195780688494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97.9713" calcext:value-type="float">
            <text:p>297.9713</text:p>
          </table:table-cell>
          <table:table-cell office:value-type="float" office:value="-1.0803" calcext:value-type="float">
            <text:p>-1.0803</text:p>
          </table:table-cell>
          <table:table-cell table:formula="of:=[.C793]/3.1415*180" office:value-type="float" office:value="-61.89845615152" calcext:value-type="float">
            <text:p>-61.89845615152</text:p>
          </table:table-cell>
          <table:table-cell table:formula="of:=([.B793]/180)*3.1415" office:value-type="float" office:value="5.20042688305556" calcext:value-type="float">
            <text:p>5.20042688305556</text:p>
          </table:table-cell>
          <table:table-cell table:formula="of:=SIN([.E793])" office:value-type="float" office:value="-0.883254573402413" calcext:value-type="float">
            <text:p>-0.883254573402413</text:p>
          </table:table-cell>
          <table:table-cell table:formula="of:=SIN([.C793])" office:value-type="float" office:value="-0.882099165703978" calcext:value-type="float">
            <text:p>-0.88209916570397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97.9162" calcext:value-type="float">
            <text:p>297.9162</text:p>
          </table:table-cell>
          <table:table-cell office:value-type="float" office:value="-1.0772" calcext:value-type="float">
            <text:p>-1.0772</text:p>
          </table:table-cell>
          <table:table-cell table:formula="of:=[.C794]/3.1415*180" office:value-type="float" office:value="-61.7208339964985" calcext:value-type="float">
            <text:p>-61.7208339964985</text:p>
          </table:table-cell>
          <table:table-cell table:formula="of:=([.B794]/180)*3.1415" office:value-type="float" office:value="5.199465235" calcext:value-type="float">
            <text:p>5.199465235</text:p>
          </table:table-cell>
          <table:table-cell table:formula="of:=SIN([.E794])" office:value-type="float" office:value="-0.883705075703586" calcext:value-type="float">
            <text:p>-0.883705075703586</text:p>
          </table:table-cell>
          <table:table-cell table:formula="of:=SIN([.C794])" office:value-type="float" office:value="-0.880634631917349" calcext:value-type="float">
            <text:p>-0.88063463191734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98.1418" calcext:value-type="float">
            <text:p>298.1418</text:p>
          </table:table-cell>
          <table:table-cell office:value-type="float" office:value="-1.0745" calcext:value-type="float">
            <text:p>-1.0745</text:p>
          </table:table-cell>
          <table:table-cell table:formula="of:=[.C795]/3.1415*180" office:value-type="float" office:value="-61.5661308292217" calcext:value-type="float">
            <text:p>-61.5661308292217</text:p>
          </table:table-cell>
          <table:table-cell table:formula="of:=([.B795]/180)*3.1415" office:value-type="float" office:value="5.20340258166667" calcext:value-type="float">
            <text:p>5.20340258166667</text:p>
          </table:table-cell>
          <table:table-cell table:formula="of:=SIN([.E795])" office:value-type="float" office:value="-0.88185537843936" calcext:value-type="float">
            <text:p>-0.88185537843936</text:p>
          </table:table-cell>
          <table:table-cell table:formula="of:=SIN([.C795])" office:value-type="float" office:value="-0.879352174373313" calcext:value-type="float">
            <text:p>-0.87935217437331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98.266" calcext:value-type="float">
            <text:p>298.266</text:p>
          </table:table-cell>
          <table:table-cell office:value-type="float" office:value="-1.0779" calcext:value-type="float">
            <text:p>-1.0779</text:p>
          </table:table-cell>
          <table:table-cell table:formula="of:=[.C796]/3.1415*180" office:value-type="float" office:value="-61.7609422250517" calcext:value-type="float">
            <text:p>-61.7609422250517</text:p>
          </table:table-cell>
          <table:table-cell table:formula="of:=([.B796]/180)*3.1415" office:value-type="float" office:value="5.20557021666667" calcext:value-type="float">
            <text:p>5.20557021666667</text:p>
          </table:table-cell>
          <table:table-cell table:formula="of:=SIN([.E796])" office:value-type="float" office:value="-0.880831224267637" calcext:value-type="float">
            <text:p>-0.880831224267637</text:p>
          </table:table-cell>
          <table:table-cell table:formula="of:=SIN([.C796])" office:value-type="float" office:value="-0.880966073331428" calcext:value-type="float">
            <text:p>-0.88096607333142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98.2353" calcext:value-type="float">
            <text:p>298.2353</text:p>
          </table:table-cell>
          <table:table-cell office:value-type="float" office:value="-1.0868" calcext:value-type="float">
            <text:p>-1.0868</text:p>
          </table:table-cell>
          <table:table-cell table:formula="of:=[.C797]/3.1415*180" office:value-type="float" office:value="-62.2708897023715" calcext:value-type="float">
            <text:p>-62.2708897023715</text:p>
          </table:table-cell>
          <table:table-cell table:formula="of:=([.B797]/180)*3.1415" office:value-type="float" office:value="5.20503441638889" calcext:value-type="float">
            <text:p>5.20503441638889</text:p>
          </table:table-cell>
          <table:table-cell table:formula="of:=SIN([.E797])" office:value-type="float" office:value="-0.881084761966025" calcext:value-type="float">
            <text:p>-0.881084761966025</text:p>
          </table:table-cell>
          <table:table-cell table:formula="of:=SIN([.C797])" office:value-type="float" office:value="-0.885142424275344" calcext:value-type="float">
            <text:p>-0.88514242427534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97.2124" calcext:value-type="float">
            <text:p>297.2124</text:p>
          </table:table-cell>
          <table:table-cell office:value-type="float" office:value="-1.1049" calcext:value-type="float">
            <text:p>-1.1049</text:p>
          </table:table-cell>
          <table:table-cell table:formula="of:=[.C798]/3.1415*180" office:value-type="float" office:value="-63.3079738978195" calcext:value-type="float">
            <text:p>-63.3079738978195</text:p>
          </table:table-cell>
          <table:table-cell table:formula="of:=([.B798]/180)*3.1415" office:value-type="float" office:value="5.18718197" calcext:value-type="float">
            <text:p>5.18718197</text:p>
          </table:table-cell>
          <table:table-cell table:formula="of:=SIN([.E798])" office:value-type="float" office:value="-0.889387376375812" calcext:value-type="float">
            <text:p>-0.889387376375812</text:p>
          </table:table-cell>
          <table:table-cell table:formula="of:=SIN([.C798])" office:value-type="float" office:value="-0.893419273239292" calcext:value-type="float">
            <text:p>-0.89341927323929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96.1643" calcext:value-type="float">
            <text:p>296.1643</text:p>
          </table:table-cell>
          <table:table-cell office:value-type="float" office:value="-1.1257" calcext:value-type="float">
            <text:p>-1.1257</text:p>
          </table:table-cell>
          <table:table-cell table:formula="of:=[.C799]/3.1415*180" office:value-type="float" office:value="-64.4997612605443" calcext:value-type="float">
            <text:p>-64.4997612605443</text:p>
          </table:table-cell>
          <table:table-cell table:formula="of:=([.B799]/180)*3.1415" office:value-type="float" office:value="5.16888971361111" calcext:value-type="float">
            <text:p>5.16888971361111</text:p>
          </table:table-cell>
          <table:table-cell table:formula="of:=SIN([.E799])" office:value-type="float" office:value="-0.897600501198381" calcext:value-type="float">
            <text:p>-0.897600501198381</text:p>
          </table:table-cell>
          <table:table-cell table:formula="of:=SIN([.C799])" office:value-type="float" office:value="-0.902569196580654" calcext:value-type="float">
            <text:p>-0.90256919658065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94.6793" calcext:value-type="float">
            <text:p>294.6793</text:p>
          </table:table-cell>
          <table:table-cell office:value-type="float" office:value="-1.1722" calcext:value-type="float">
            <text:p>-1.1722</text:p>
          </table:table-cell>
          <table:table-cell table:formula="of:=[.C800]/3.1415*180" office:value-type="float" office:value="-67.1640935858666" calcext:value-type="float">
            <text:p>-67.1640935858666</text:p>
          </table:table-cell>
          <table:table-cell table:formula="of:=([.B800]/180)*3.1415" office:value-type="float" office:value="5.14297233861111" calcext:value-type="float">
            <text:p>5.14297233861111</text:p>
          </table:table-cell>
          <table:table-cell table:formula="of:=SIN([.E800])" office:value-type="float" office:value="-0.908722410013108" calcext:value-type="float">
            <text:p>-0.908722410013108</text:p>
          </table:table-cell>
          <table:table-cell table:formula="of:=SIN([.C800])" office:value-type="float" office:value="-0.921606702533677" calcext:value-type="float">
            <text:p>-0.92160670253367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91.7622" calcext:value-type="float">
            <text:p>291.7622</text:p>
          </table:table-cell>
          <table:table-cell office:value-type="float" office:value="-1.2262" calcext:value-type="float">
            <text:p>-1.2262</text:p>
          </table:table-cell>
          <table:table-cell table:formula="of:=[.C801]/3.1415*180" office:value-type="float" office:value="-70.2581569314022" calcext:value-type="float">
            <text:p>-70.2581569314022</text:p>
          </table:table-cell>
          <table:table-cell table:formula="of:=([.B801]/180)*3.1415" office:value-type="float" office:value="5.09206084055556" calcext:value-type="float">
            <text:p>5.09206084055556</text:p>
          </table:table-cell>
          <table:table-cell table:formula="of:=SIN([.E801])" office:value-type="float" office:value="-0.928786299356453" calcext:value-type="float">
            <text:p>-0.928786299356453</text:p>
          </table:table-cell>
          <table:table-cell table:formula="of:=SIN([.C801])" office:value-type="float" office:value="-0.941211896864376" calcext:value-type="float">
            <text:p>-0.94121189686437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88.4127" calcext:value-type="float">
            <text:p>288.4127</text:p>
          </table:table-cell>
          <table:table-cell office:value-type="float" office:value="-1.2872" calcext:value-type="float">
            <text:p>-1.2872</text:p>
          </table:table-cell>
          <table:table-cell table:formula="of:=[.C802]/3.1415*180" office:value-type="float" office:value="-73.7533025624701" calcext:value-type="float">
            <text:p>-73.7533025624701</text:p>
          </table:table-cell>
          <table:table-cell table:formula="of:=([.B802]/180)*3.1415" office:value-type="float" office:value="5.03360276138889" calcext:value-type="float">
            <text:p>5.03360276138889</text:p>
          </table:table-cell>
          <table:table-cell table:formula="of:=SIN([.E802])" office:value-type="float" office:value="-0.948852904023108" calcext:value-type="float">
            <text:p>-0.948852904023108</text:p>
          </table:table-cell>
          <table:table-cell table:formula="of:=SIN([.C802])" office:value-type="float" office:value="-0.960055360298816" calcext:value-type="float">
            <text:p>-0.96005536029881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83.9979" calcext:value-type="float">
            <text:p>283.9979</text:p>
          </table:table-cell>
          <table:table-cell office:value-type="float" office:value="-1.3441" calcext:value-type="float">
            <text:p>-1.3441</text:p>
          </table:table-cell>
          <table:table-cell table:formula="of:=[.C803]/3.1415*180" office:value-type="float" office:value="-77.0135285691549" calcext:value-type="float">
            <text:p>-77.0135285691549</text:p>
          </table:table-cell>
          <table:table-cell table:formula="of:=([.B803]/180)*3.1415" office:value-type="float" office:value="4.95655223805556" calcext:value-type="float">
            <text:p>4.95655223805556</text:p>
          </table:table-cell>
          <table:table-cell table:formula="of:=SIN([.E803])" office:value-type="float" office:value="-0.970339942478252" calcext:value-type="float">
            <text:p>-0.970339942478252</text:p>
          </table:table-cell>
          <table:table-cell table:formula="of:=SIN([.C803])" office:value-type="float" office:value="-0.97441424345358" calcext:value-type="float">
            <text:p>-0.9744142434535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81.5227" calcext:value-type="float">
            <text:p>281.5227</text:p>
          </table:table-cell>
          <table:table-cell office:value-type="float" office:value="-1.3873" calcext:value-type="float">
            <text:p>-1.3873</text:p>
          </table:table-cell>
          <table:table-cell table:formula="of:=[.C804]/3.1415*180" office:value-type="float" office:value="-79.4887792455833" calcext:value-type="float">
            <text:p>-79.4887792455833</text:p>
          </table:table-cell>
          <table:table-cell table:formula="of:=([.B804]/180)*3.1415" office:value-type="float" office:value="4.9133531225" calcext:value-type="float">
            <text:p>4.9133531225</text:p>
          </table:table-cell>
          <table:table-cell table:formula="of:=SIN([.E804])" office:value-type="float" office:value="-0.979874576881859" calcext:value-type="float">
            <text:p>-0.979874576881859</text:p>
          </table:table-cell>
          <table:table-cell table:formula="of:=SIN([.C804])" office:value-type="float" office:value="-0.983211734774144" calcext:value-type="float">
            <text:p>-0.98321173477414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79.6446" calcext:value-type="float">
            <text:p>279.6446</text:p>
          </table:table-cell>
          <table:table-cell office:value-type="float" office:value="-1.437" calcext:value-type="float">
            <text:p>-1.437</text:p>
          </table:table-cell>
          <table:table-cell table:formula="of:=[.C805]/3.1415*180" office:value-type="float" office:value="-82.3364634728633" calcext:value-type="float">
            <text:p>-82.3364634728633</text:p>
          </table:table-cell>
          <table:table-cell table:formula="of:=([.B805]/180)*3.1415" office:value-type="float" office:value="4.88057506055556" calcext:value-type="float">
            <text:p>4.88057506055556</text:p>
          </table:table-cell>
          <table:table-cell table:formula="of:=SIN([.E805])" office:value-type="float" office:value="-0.985890028522112" calcext:value-type="float">
            <text:p>-0.985890028522112</text:p>
          </table:table-cell>
          <table:table-cell table:formula="of:=SIN([.C805])" office:value-type="float" office:value="-0.991062616093158" calcext:value-type="float">
            <text:p>-0.99106261609315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76.6091" calcext:value-type="float">
            <text:p>276.6091</text:p>
          </table:table-cell>
          <table:table-cell office:value-type="float" office:value="-1.4908" calcext:value-type="float">
            <text:p>-1.4908</text:p>
          </table:table-cell>
          <table:table-cell table:formula="of:=[.C806]/3.1415*180" office:value-type="float" office:value="-85.4190673245265" calcext:value-type="float">
            <text:p>-85.4190673245265</text:p>
          </table:table-cell>
          <table:table-cell table:formula="of:=([.B806]/180)*3.1415" office:value-type="float" office:value="4.82759715361111" calcext:value-type="float">
            <text:p>4.82759715361111</text:p>
          </table:table-cell>
          <table:table-cell table:formula="of:=SIN([.E806])" office:value-type="float" office:value="-0.99337087560112" calcext:value-type="float">
            <text:p>-0.99337087560112</text:p>
          </table:table-cell>
          <table:table-cell table:formula="of:=SIN([.C806])" office:value-type="float" office:value="-0.996801999838957" calcext:value-type="float">
            <text:p>-0.99680199983895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73.6073" calcext:value-type="float">
            <text:p>273.6073</text:p>
          </table:table-cell>
          <table:table-cell office:value-type="float" office:value="-1.5431" calcext:value-type="float">
            <text:p>-1.5431</text:p>
          </table:table-cell>
          <table:table-cell table:formula="of:=[.C807]/3.1415*180" office:value-type="float" office:value="-88.415724972147" calcext:value-type="float">
            <text:p>-88.415724972147</text:p>
          </table:table-cell>
          <table:table-cell table:formula="of:=([.B807]/180)*3.1415" office:value-type="float" office:value="4.77520740527778" calcext:value-type="float">
            <text:p>4.77520740527778</text:p>
          </table:table-cell>
          <table:table-cell table:formula="of:=SIN([.E807])" office:value-type="float" office:value="-0.998027571500609" calcext:value-type="float">
            <text:p>-0.998027571500609</text:p>
          </table:table-cell>
          <table:table-cell table:formula="of:=SIN([.C807])" office:value-type="float" office:value="-0.99961648125798" calcext:value-type="float">
            <text:p>-0.9996164812579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69.5022" calcext:value-type="float">
            <text:p>269.5022</text:p>
          </table:table-cell>
          <table:table-cell office:value-type="float" office:value="-1.5959" calcext:value-type="float">
            <text:p>-1.5959</text:p>
          </table:table-cell>
          <table:table-cell table:formula="of:=[.C808]/3.1415*180" office:value-type="float" office:value="-91.4410313544485" calcext:value-type="float">
            <text:p>-91.4410313544485</text:p>
          </table:table-cell>
          <table:table-cell table:formula="of:=([.B808]/180)*3.1415" office:value-type="float" office:value="4.70356200722222" calcext:value-type="float">
            <text:p>4.70356200722222</text:p>
          </table:table-cell>
          <table:table-cell table:formula="of:=SIN([.E808])" office:value-type="float" office:value="-0.999961042525345" calcext:value-type="float">
            <text:p>-0.999961042525345</text:p>
          </table:table-cell>
          <table:table-cell table:formula="of:=SIN([.C808])" office:value-type="float" office:value="-0.999684919343166" calcext:value-type="float">
            <text:p>-0.99968491934316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67.1031" calcext:value-type="float">
            <text:p>267.1031</text:p>
          </table:table-cell>
          <table:table-cell office:value-type="float" office:value="-1.6333" calcext:value-type="float">
            <text:p>-1.6333</text:p>
          </table:table-cell>
          <table:table-cell table:formula="of:=[.C809]/3.1415*180" office:value-type="float" office:value="-93.5839567085787" calcext:value-type="float">
            <text:p>-93.5839567085787</text:p>
          </table:table-cell>
          <table:table-cell table:formula="of:=([.B809]/180)*3.1415" office:value-type="float" office:value="4.66169104805556" calcext:value-type="float">
            <text:p>4.66169104805556</text:p>
          </table:table-cell>
          <table:table-cell table:formula="of:=SIN([.E809])" office:value-type="float" office:value="-0.998715135069403" calcext:value-type="float">
            <text:p>-0.998715135069403</text:p>
          </table:table-cell>
          <table:table-cell table:formula="of:=SIN([.C809])" office:value-type="float" office:value="-0.998047281267481" calcext:value-type="float">
            <text:p>-0.99804728126748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65.4858" calcext:value-type="float">
            <text:p>265.4858</text:p>
          </table:table-cell>
          <table:table-cell office:value-type="float" office:value="-1.6932" calcext:value-type="float">
            <text:p>-1.6932</text:p>
          </table:table-cell>
          <table:table-cell table:formula="of:=[.C810]/3.1415*180" office:value-type="float" office:value="-97.0160751233487" calcext:value-type="float">
            <text:p>-97.0160751233487</text:p>
          </table:table-cell>
          <table:table-cell table:formula="of:=([.B810]/180)*3.1415" office:value-type="float" office:value="4.63346467055556" calcext:value-type="float">
            <text:p>4.63346467055556</text:p>
          </table:table-cell>
          <table:table-cell table:formula="of:=SIN([.E810])" office:value-type="float" office:value="-0.996887093032623" calcext:value-type="float">
            <text:p>-0.996887093032623</text:p>
          </table:table-cell>
          <table:table-cell table:formula="of:=SIN([.C810])" office:value-type="float" office:value="-0.992518019059484" calcext:value-type="float">
            <text:p>-0.99251801905948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59.7077" calcext:value-type="float">
            <text:p>259.7077</text:p>
          </table:table-cell>
          <table:table-cell office:value-type="float" office:value="-1.7707" calcext:value-type="float">
            <text:p>-1.7707</text:p>
          </table:table-cell>
          <table:table-cell table:formula="of:=[.C811]/3.1415*180" office:value-type="float" office:value="-101.456628998886" calcext:value-type="float">
            <text:p>-101.456628998886</text:p>
          </table:table-cell>
          <table:table-cell table:formula="of:=([.B811]/180)*3.1415" office:value-type="float" office:value="4.53262077527778" calcext:value-type="float">
            <text:p>4.53262077527778</text:p>
          </table:table-cell>
          <table:table-cell table:formula="of:=SIN([.E811])" office:value-type="float" office:value="-0.983885164498176" calcext:value-type="float">
            <text:p>-0.983885164498176</text:p>
          </table:table-cell>
          <table:table-cell table:formula="of:=SIN([.C811])" office:value-type="float" office:value="-0.980085710474146" calcext:value-type="float">
            <text:p>-0.98008571047414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56.9959" calcext:value-type="float">
            <text:p>256.9959</text:p>
          </table:table-cell>
          <table:table-cell office:value-type="float" office:value="-1.8329" calcext:value-type="float">
            <text:p>-1.8329</text:p>
          </table:table-cell>
          <table:table-cell table:formula="of:=[.C812]/3.1415*180" office:value-type="float" office:value="-105.020531593188" calcext:value-type="float">
            <text:p>-105.020531593188</text:p>
          </table:table-cell>
          <table:table-cell table:formula="of:=([.B812]/180)*3.1415" office:value-type="float" office:value="4.4852923325" calcext:value-type="float">
            <text:p>4.4852923325</text:p>
          </table:table-cell>
          <table:table-cell table:formula="of:=SIN([.E812])" office:value-type="float" office:value="-0.974324189365746" calcext:value-type="float">
            <text:p>-0.974324189365746</text:p>
          </table:table-cell>
          <table:table-cell table:formula="of:=SIN([.C812])" office:value-type="float" office:value="-0.965847026714729" calcext:value-type="float">
            <text:p>-0.96584702671472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54.1444" calcext:value-type="float">
            <text:p>254.1444</text:p>
          </table:table-cell>
          <table:table-cell office:value-type="float" office:value="-1.8724" calcext:value-type="float">
            <text:p>-1.8724</text:p>
          </table:table-cell>
          <table:table-cell table:formula="of:=[.C813]/3.1415*180" office:value-type="float" office:value="-107.283781632978" calcext:value-type="float">
            <text:p>-107.283781632978</text:p>
          </table:table-cell>
          <table:table-cell table:formula="of:=([.B813]/180)*3.1415" office:value-type="float" office:value="4.43552573666667" calcext:value-type="float">
            <text:p>4.43552573666667</text:p>
          </table:table-cell>
          <table:table-cell table:formula="of:=SIN([.E813])" office:value-type="float" office:value="-0.961917569182258" calcext:value-type="float">
            <text:p>-0.961917569182258</text:p>
          </table:table-cell>
          <table:table-cell table:formula="of:=SIN([.C813])" office:value-type="float" office:value="-0.954861343040228" calcext:value-type="float">
            <text:p>-0.95486134304022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51.3394" calcext:value-type="float">
            <text:p>251.3394</text:p>
          </table:table-cell>
          <table:table-cell office:value-type="float" office:value="-1.903" calcext:value-type="float">
            <text:p>-1.903</text:p>
          </table:table-cell>
          <table:table-cell table:formula="of:=[.C814]/3.1415*180" office:value-type="float" office:value="-109.037084195448" calcext:value-type="float">
            <text:p>-109.037084195448</text:p>
          </table:table-cell>
          <table:table-cell table:formula="of:=([.B814]/180)*3.1415" office:value-type="float" office:value="4.386570695" calcext:value-type="float">
            <text:p>4.386570695</text:p>
          </table:table-cell>
          <table:table-cell table:formula="of:=SIN([.E814])" office:value-type="float" office:value="-0.947389123462138" calcext:value-type="float">
            <text:p>-0.947389123462138</text:p>
          </table:table-cell>
          <table:table-cell table:formula="of:=SIN([.C814])" office:value-type="float" office:value="-0.945325962094426" calcext:value-type="float">
            <text:p>-0.94532596209442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50.4917" calcext:value-type="float">
            <text:p>250.4917</text:p>
          </table:table-cell>
          <table:table-cell office:value-type="float" office:value="-1.9356" calcext:value-type="float">
            <text:p>-1.9356</text:p>
          </table:table-cell>
          <table:table-cell table:formula="of:=[.C815]/3.1415*180" office:value-type="float" office:value="-110.904981696642" calcext:value-type="float">
            <text:p>-110.904981696642</text:p>
          </table:table-cell>
          <table:table-cell table:formula="of:=([.B815]/180)*3.1415" office:value-type="float" office:value="4.37177597527778" calcext:value-type="float">
            <text:p>4.37177597527778</text:p>
          </table:table-cell>
          <table:table-cell table:formula="of:=SIN([.E815])" office:value-type="float" office:value="-0.942550059118643" calcext:value-type="float">
            <text:p>-0.942550059118643</text:p>
          </table:table-cell>
          <table:table-cell table:formula="of:=SIN([.C815])" office:value-type="float" office:value="-0.934193821872617" calcext:value-type="float">
            <text:p>-0.93419382187261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47.4342" calcext:value-type="float">
            <text:p>247.4342</text:p>
          </table:table-cell>
          <table:table-cell office:value-type="float" office:value="-1.9738" calcext:value-type="float">
            <text:p>-1.9738</text:p>
          </table:table-cell>
          <table:table-cell table:formula="of:=[.C816]/3.1415*180" office:value-type="float" office:value="-113.093745026261" calcext:value-type="float">
            <text:p>-113.093745026261</text:p>
          </table:table-cell>
          <table:table-cell table:formula="of:=([.B816]/180)*3.1415" office:value-type="float" office:value="4.31841410722222" calcext:value-type="float">
            <text:p>4.31841410722222</text:p>
          </table:table-cell>
          <table:table-cell table:formula="of:=SIN([.E816])" office:value-type="float" office:value="-0.92339055651408" calcext:value-type="float">
            <text:p>-0.92339055651408</text:p>
          </table:table-cell>
          <table:table-cell table:formula="of:=SIN([.C816])" office:value-type="float" office:value="-0.919887155394043" calcext:value-type="float">
            <text:p>-0.91988715539404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46.2106" calcext:value-type="float">
            <text:p>246.2106</text:p>
          </table:table-cell>
          <table:table-cell office:value-type="float" office:value="-2.0348" calcext:value-type="float">
            <text:p>-2.0348</text:p>
          </table:table-cell>
          <table:table-cell table:formula="of:=[.C817]/3.1415*180" office:value-type="float" office:value="-116.588890657329" calcext:value-type="float">
            <text:p>-116.588890657329</text:p>
          </table:table-cell>
          <table:table-cell table:formula="of:=([.B817]/180)*3.1415" office:value-type="float" office:value="4.29705888833333" calcext:value-type="float">
            <text:p>4.29705888833333</text:p>
          </table:table-cell>
          <table:table-cell table:formula="of:=SIN([.E817])" office:value-type="float" office:value="-0.914983180849956" calcext:value-type="float">
            <text:p>-0.914983180849956</text:p>
          </table:table-cell>
          <table:table-cell table:formula="of:=SIN([.C817])" office:value-type="float" office:value="-0.894267897551741" calcext:value-type="float">
            <text:p>-0.89426789755174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42.421" calcext:value-type="float">
            <text:p>242.421</text:p>
          </table:table-cell>
          <table:table-cell office:value-type="float" office:value="-2.0945" calcext:value-type="float">
            <text:p>-2.0945</text:p>
          </table:table-cell>
          <table:table-cell table:formula="of:=[.C818]/3.1415*180" office:value-type="float" office:value="-120.009549578227" calcext:value-type="float">
            <text:p>-120.009549578227</text:p>
          </table:table-cell>
          <table:table-cell table:formula="of:=([.B818]/180)*3.1415" office:value-type="float" office:value="4.23091984166667" calcext:value-type="float">
            <text:p>4.23091984166667</text:p>
          </table:table-cell>
          <table:table-cell table:formula="of:=SIN([.E818])" office:value-type="float" office:value="-0.886315548126554" calcext:value-type="float">
            <text:p>-0.886315548126554</text:p>
          </table:table-cell>
          <table:table-cell table:formula="of:=SIN([.C818])" office:value-type="float" office:value="-0.865972950216474" calcext:value-type="float">
            <text:p>-0.86597295021647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38.9433" calcext:value-type="float">
            <text:p>238.9433</text:p>
          </table:table-cell>
          <table:table-cell office:value-type="float" office:value="-2.1556" calcext:value-type="float">
            <text:p>-2.1556</text:p>
          </table:table-cell>
          <table:table-cell table:formula="of:=[.C819]/3.1415*180" office:value-type="float" office:value="-123.510424956231" calcext:value-type="float">
            <text:p>-123.510424956231</text:p>
          </table:table-cell>
          <table:table-cell table:formula="of:=([.B819]/180)*3.1415" office:value-type="float" office:value="4.17022431638889" calcext:value-type="float">
            <text:p>4.17022431638889</text:p>
          </table:table-cell>
          <table:table-cell table:formula="of:=SIN([.E819])" office:value-type="float" office:value="-0.856593741050792" calcext:value-type="float">
            <text:p>-0.856593741050792</text:p>
          </table:table-cell>
          <table:table-cell table:formula="of:=SIN([.C819])" office:value-type="float" office:value="-0.833820481353831" calcext:value-type="float">
            <text:p>-0.83382048135383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35.6483" calcext:value-type="float">
            <text:p>235.6483</text:p>
          </table:table-cell>
          <table:table-cell office:value-type="float" office:value="-2.207" calcext:value-type="float">
            <text:p>-2.207</text:p>
          </table:table-cell>
          <table:table-cell table:formula="of:=[.C820]/3.1415*180" office:value-type="float" office:value="-126.455514881426" calcext:value-type="float">
            <text:p>-126.455514881426</text:p>
          </table:table-cell>
          <table:table-cell table:formula="of:=([.B820]/180)*3.1415" office:value-type="float" office:value="4.11271741361111" calcext:value-type="float">
            <text:p>4.11271741361111</text:p>
          </table:table-cell>
          <table:table-cell table:formula="of:=SIN([.E820])" office:value-type="float" office:value="-0.825521017741847" calcext:value-type="float">
            <text:p>-0.825521017741847</text:p>
          </table:table-cell>
          <table:table-cell table:formula="of:=SIN([.C820])" office:value-type="float" office:value="-0.804357121560357" calcext:value-type="float">
            <text:p>-0.80435712156035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31.2895" calcext:value-type="float">
            <text:p>231.2895</text:p>
          </table:table-cell>
          <table:table-cell office:value-type="float" office:value="-2.2611" calcext:value-type="float">
            <text:p>-2.2611</text:p>
          </table:table-cell>
          <table:table-cell table:formula="of:=[.C821]/3.1415*180" office:value-type="float" office:value="-129.555307973898" calcext:value-type="float">
            <text:p>-129.555307973898</text:p>
          </table:table-cell>
          <table:table-cell table:formula="of:=([.B821]/180)*3.1415" office:value-type="float" office:value="4.03664424583333" calcext:value-type="float">
            <text:p>4.03664424583333</text:p>
          </table:table-cell>
          <table:table-cell table:formula="of:=SIN([.E821])" office:value-type="float" office:value="-0.780241352051086" calcext:value-type="float">
            <text:p>-0.780241352051086</text:p>
          </table:table-cell>
          <table:table-cell table:formula="of:=SIN([.C821])" office:value-type="float" office:value="-0.771052680152628" calcext:value-type="float">
            <text:p>-0.77105268015262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28.0203" calcext:value-type="float">
            <text:p>228.0203</text:p>
          </table:table-cell>
          <table:table-cell office:value-type="float" office:value="-2.3122" calcext:value-type="float">
            <text:p>-2.3122</text:p>
          </table:table-cell>
          <table:table-cell table:formula="of:=[.C822]/3.1415*180" office:value-type="float" office:value="-132.483208658284" calcext:value-type="float">
            <text:p>-132.483208658284</text:p>
          </table:table-cell>
          <table:table-cell table:formula="of:=([.B822]/180)*3.1415" office:value-type="float" office:value="3.97958762472222" calcext:value-type="float">
            <text:p>3.97958762472222</text:p>
          </table:table-cell>
          <table:table-cell table:formula="of:=SIN([.E822])" office:value-type="float" office:value="-0.74330334184912" calcext:value-type="float">
            <text:p>-0.74330334184912</text:p>
          </table:table-cell>
          <table:table-cell table:formula="of:=SIN([.C822])" office:value-type="float" office:value="-0.737521351664703" calcext:value-type="float">
            <text:p>-0.73752135166470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26.9137" calcext:value-type="float">
            <text:p>226.9137</text:p>
          </table:table-cell>
          <table:table-cell office:value-type="float" office:value="-2.3564" calcext:value-type="float">
            <text:p>-2.3564</text:p>
          </table:table-cell>
          <table:table-cell table:formula="of:=[.C823]/3.1415*180" office:value-type="float" office:value="-135.015756804074" calcext:value-type="float">
            <text:p>-135.015756804074</text:p>
          </table:table-cell>
          <table:table-cell table:formula="of:=([.B823]/180)*3.1415" office:value-type="float" office:value="3.96027438083333" calcext:value-type="float">
            <text:p>3.96027438083333</text:p>
          </table:table-cell>
          <table:table-cell table:formula="of:=SIN([.E823])" office:value-type="float" office:value="-0.730245841047678" calcext:value-type="float">
            <text:p>-0.730245841047678</text:p>
          </table:table-cell>
          <table:table-cell table:formula="of:=SIN([.C823])" office:value-type="float" office:value="-0.706961448876904" calcext:value-type="float">
            <text:p>-0.70696144887690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22.9015" calcext:value-type="float">
            <text:p>222.9015</text:p>
          </table:table-cell>
          <table:table-cell office:value-type="float" office:value="-2.401" calcext:value-type="float">
            <text:p>-2.401</text:p>
          </table:table-cell>
          <table:table-cell table:formula="of:=[.C824]/3.1415*180" office:value-type="float" office:value="-137.571223937609" calcext:value-type="float">
            <text:p>-137.571223937609</text:p>
          </table:table-cell>
          <table:table-cell table:formula="of:=([.B824]/180)*3.1415" office:value-type="float" office:value="3.89025034583333" calcext:value-type="float">
            <text:p>3.89025034583333</text:p>
          </table:table-cell>
          <table:table-cell table:formula="of:=SIN([.E824])" office:value-type="float" office:value="-0.680655994589371" calcext:value-type="float">
            <text:p>-0.680655994589371</text:p>
          </table:table-cell>
          <table:table-cell table:formula="of:=SIN([.C824])" office:value-type="float" office:value="-0.674725449226947" calcext:value-type="float">
            <text:p>-0.67472544922694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21.2662" calcext:value-type="float">
            <text:p>221.2662</text:p>
          </table:table-cell>
          <table:table-cell office:value-type="float" office:value="-2.4253" calcext:value-type="float">
            <text:p>-2.4253</text:p>
          </table:table-cell>
          <table:table-cell table:formula="of:=[.C825]/3.1415*180" office:value-type="float" office:value="-138.9635524431" calcext:value-type="float">
            <text:p>-138.9635524431</text:p>
          </table:table-cell>
          <table:table-cell table:formula="of:=([.B825]/180)*3.1415" office:value-type="float" office:value="3.86170981833333" calcext:value-type="float">
            <text:p>3.86170981833333</text:p>
          </table:table-cell>
          <table:table-cell table:formula="of:=SIN([.E825])" office:value-type="float" office:value="-0.659472752570841" calcext:value-type="float">
            <text:p>-0.659472752570841</text:p>
          </table:table-cell>
          <table:table-cell table:formula="of:=SIN([.C825])" office:value-type="float" office:value="-0.656592942661224" calcext:value-type="float">
            <text:p>-0.65659294266122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20.907" calcext:value-type="float">
            <text:p>220.907</text:p>
          </table:table-cell>
          <table:table-cell office:value-type="float" office:value="-2.4381" calcext:value-type="float">
            <text:p>-2.4381</text:p>
          </table:table-cell>
          <table:table-cell table:formula="of:=[.C826]/3.1415*180" office:value-type="float" office:value="-139.696960050931" calcext:value-type="float">
            <text:p>-139.696960050931</text:p>
          </table:table-cell>
          <table:table-cell table:formula="of:=([.B826]/180)*3.1415" office:value-type="float" office:value="3.85544078055556" calcext:value-type="float">
            <text:p>3.85544078055556</text:p>
          </table:table-cell>
          <table:table-cell table:formula="of:=SIN([.E826])" office:value-type="float" office:value="-0.654747210406279" calcext:value-type="float">
            <text:p>-0.654747210406279</text:p>
          </table:table-cell>
          <table:table-cell table:formula="of:=SIN([.C826])" office:value-type="float" office:value="-0.646885081335329" calcext:value-type="float">
            <text:p>-0.64688508133532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20.2786" calcext:value-type="float">
            <text:p>220.2786</text:p>
          </table:table-cell>
          <table:table-cell office:value-type="float" office:value="-2.4482" calcext:value-type="float">
            <text:p>-2.4482</text:p>
          </table:table-cell>
          <table:table-cell table:formula="of:=[.C827]/3.1415*180" office:value-type="float" office:value="-140.275664491485" calcext:value-type="float">
            <text:p>-140.275664491485</text:p>
          </table:table-cell>
          <table:table-cell table:formula="of:=([.B827]/180)*3.1415" office:value-type="float" office:value="3.844473455" calcext:value-type="float">
            <text:p>3.844473455</text:p>
          </table:table-cell>
          <table:table-cell table:formula="of:=SIN([.E827])" office:value-type="float" office:value="-0.646418369456944" calcext:value-type="float">
            <text:p>-0.646418369456944</text:p>
          </table:table-cell>
          <table:table-cell table:formula="of:=SIN([.C827])" office:value-type="float" office:value="-0.639150084464586" calcext:value-type="float">
            <text:p>-0.63915008446458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19.7029" calcext:value-type="float">
            <text:p>219.7029</text:p>
          </table:table-cell>
          <table:table-cell office:value-type="float" office:value="-2.4612" calcext:value-type="float">
            <text:p>-2.4612</text:p>
          </table:table-cell>
          <table:table-cell table:formula="of:=[.C828]/3.1415*180" office:value-type="float" office:value="-141.020531593188" calcext:value-type="float">
            <text:p>-141.020531593188</text:p>
          </table:table-cell>
          <table:table-cell table:formula="of:=([.B828]/180)*3.1415" office:value-type="float" office:value="3.83442589083333" calcext:value-type="float">
            <text:p>3.83442589083333</text:p>
          </table:table-cell>
          <table:table-cell table:formula="of:=SIN([.E828])" office:value-type="float" office:value="-0.638719747417659" calcext:value-type="float">
            <text:p>-0.638719747417659</text:p>
          </table:table-cell>
          <table:table-cell table:formula="of:=SIN([.C828])" office:value-type="float" office:value="-0.629098292257305" calcext:value-type="float">
            <text:p>-0.62909829225730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18.9456" calcext:value-type="float">
            <text:p>218.9456</text:p>
          </table:table-cell>
          <table:table-cell office:value-type="float" office:value="-2.4803" calcext:value-type="float">
            <text:p>-2.4803</text:p>
          </table:table-cell>
          <table:table-cell table:formula="of:=[.C829]/3.1415*180" office:value-type="float" office:value="-142.114913257998" calcext:value-type="float">
            <text:p>-142.114913257998</text:p>
          </table:table-cell>
          <table:table-cell table:formula="of:=([.B829]/180)*3.1415" office:value-type="float" office:value="3.82120890222222" calcext:value-type="float">
            <text:p>3.82120890222222</text:p>
          </table:table-cell>
          <table:table-cell table:formula="of:=SIN([.E829])" office:value-type="float" office:value="-0.628494583131949" calcext:value-type="float">
            <text:p>-0.628494583131949</text:p>
          </table:table-cell>
          <table:table-cell table:formula="of:=SIN([.C829])" office:value-type="float" office:value="-0.614137525738252" calcext:value-type="float">
            <text:p>-0.61413752573825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17.5016" calcext:value-type="float">
            <text:p>217.5016</text:p>
          </table:table-cell>
          <table:table-cell office:value-type="float" office:value="-2.5096" calcext:value-type="float">
            <text:p>-2.5096</text:p>
          </table:table-cell>
          <table:table-cell table:formula="of:=[.C830]/3.1415*180" office:value-type="float" office:value="-143.793729110298" calcext:value-type="float">
            <text:p>-143.793729110298</text:p>
          </table:table-cell>
          <table:table-cell table:formula="of:=([.B830]/180)*3.1415" office:value-type="float" office:value="3.79600709111111" calcext:value-type="float">
            <text:p>3.79600709111111</text:p>
          </table:table-cell>
          <table:table-cell table:formula="of:=SIN([.E830])" office:value-type="float" office:value="-0.608694759810162" calcext:value-type="float">
            <text:p>-0.608694759810162</text:p>
          </table:table-cell>
          <table:table-cell table:formula="of:=SIN([.C830])" office:value-type="float" office:value="-0.59075370614299" calcext:value-type="float">
            <text:p>-0.5907537061429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15.9378" calcext:value-type="float">
            <text:p>215.9378</text:p>
          </table:table-cell>
          <table:table-cell office:value-type="float" office:value="-2.5331" calcext:value-type="float">
            <text:p>-2.5331</text:p>
          </table:table-cell>
          <table:table-cell table:formula="of:=[.C831]/3.1415*180" office:value-type="float" office:value="-145.140219640299" calcext:value-type="float">
            <text:p>-145.140219640299</text:p>
          </table:table-cell>
          <table:table-cell table:formula="of:=([.B831]/180)*3.1415" office:value-type="float" office:value="3.76871443722222" calcext:value-type="float">
            <text:p>3.76871443722222</text:p>
          </table:table-cell>
          <table:table-cell table:formula="of:=SIN([.E831])" office:value-type="float" office:value="-0.586816642879396" calcext:value-type="float">
            <text:p>-0.586816642879396</text:p>
          </table:table-cell>
          <table:table-cell table:formula="of:=SIN([.C831])" office:value-type="float" office:value="-0.571631316267001" calcext:value-type="float">
            <text:p>-0.57163131626700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14.5435" calcext:value-type="float">
            <text:p>214.5435</text:p>
          </table:table-cell>
          <table:table-cell office:value-type="float" office:value="-2.5547" calcext:value-type="float">
            <text:p>-2.5547</text:p>
          </table:table-cell>
          <table:table-cell table:formula="of:=[.C832]/3.1415*180" office:value-type="float" office:value="-146.377844978513" calcext:value-type="float">
            <text:p>-146.377844978513</text:p>
          </table:table-cell>
          <table:table-cell table:formula="of:=([.B832]/180)*3.1415" office:value-type="float" office:value="3.74438002916667" calcext:value-type="float">
            <text:p>3.74438002916667</text:p>
          </table:table-cell>
          <table:table-cell table:formula="of:=SIN([.E832])" office:value-type="float" office:value="-0.566940797268921" calcext:value-type="float">
            <text:p>-0.566940797268921</text:p>
          </table:table-cell>
          <table:table-cell table:formula="of:=SIN([.C832])" office:value-type="float" office:value="-0.553776320533584" calcext:value-type="float">
            <text:p>-0.55377632053358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13.3708" calcext:value-type="float">
            <text:p>213.3708</text:p>
          </table:table-cell>
          <table:table-cell office:value-type="float" office:value="-2.5753" calcext:value-type="float">
            <text:p>-2.5753</text:p>
          </table:table-cell>
          <table:table-cell table:formula="of:=[.C833]/3.1415*180" office:value-type="float" office:value="-147.558172847366" calcext:value-type="float">
            <text:p>-147.558172847366</text:p>
          </table:table-cell>
          <table:table-cell table:formula="of:=([.B833]/180)*3.1415" office:value-type="float" office:value="3.72391315666667" calcext:value-type="float">
            <text:p>3.72391315666667</text:p>
          </table:table-cell>
          <table:table-cell table:formula="of:=SIN([.E833])" office:value-type="float" office:value="-0.549963473721672" calcext:value-type="float">
            <text:p>-0.549963473721672</text:p>
          </table:table-cell>
          <table:table-cell table:formula="of:=SIN([.C833])" office:value-type="float" office:value="-0.536507128866021" calcext:value-type="float">
            <text:p>-0.53650712886602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12.2779" calcext:value-type="float">
            <text:p>212.2779</text:p>
          </table:table-cell>
          <table:table-cell office:value-type="float" office:value="-2.6016" calcext:value-type="float">
            <text:p>-2.6016</text:p>
          </table:table-cell>
          <table:table-cell table:formula="of:=[.C834]/3.1415*180" office:value-type="float" office:value="-149.06509629158" calcext:value-type="float">
            <text:p>-149.06509629158</text:p>
          </table:table-cell>
          <table:table-cell table:formula="of:=([.B834]/180)*3.1415" office:value-type="float" office:value="3.70483901583333" calcext:value-type="float">
            <text:p>3.70483901583333</text:p>
          </table:table-cell>
          <table:table-cell table:formula="of:=SIN([.E834])" office:value-type="float" office:value="-0.533933891044634" calcext:value-type="float">
            <text:p>-0.533933891044634</text:p>
          </table:table-cell>
          <table:table-cell table:formula="of:=SIN([.C834])" office:value-type="float" office:value="-0.514129690559428" calcext:value-type="float">
            <text:p>-0.51412969055942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09.6878" calcext:value-type="float">
            <text:p>209.6878</text:p>
          </table:table-cell>
          <table:table-cell office:value-type="float" office:value="-2.625" calcext:value-type="float">
            <text:p>-2.625</text:p>
          </table:table-cell>
          <table:table-cell table:formula="of:=[.C835]/3.1415*180" office:value-type="float" office:value="-150.405857074646" calcext:value-type="float">
            <text:p>-150.405857074646</text:p>
          </table:table-cell>
          <table:table-cell table:formula="of:=([.B835]/180)*3.1415" office:value-type="float" office:value="3.65963457611111" calcext:value-type="float">
            <text:p>3.65963457611111</text:p>
          </table:table-cell>
          <table:table-cell table:formula="of:=SIN([.E835])" office:value-type="float" office:value="-0.495179929202618" calcext:value-type="float">
            <text:p>-0.495179929202618</text:p>
          </table:table-cell>
          <table:table-cell table:formula="of:=SIN([.C835])" office:value-type="float" office:value="-0.493920298610089" calcext:value-type="float">
            <text:p>-0.49392029861008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09.5191" calcext:value-type="float">
            <text:p>209.5191</text:p>
          </table:table-cell>
          <table:table-cell office:value-type="float" office:value="-2.635" calcext:value-type="float">
            <text:p>-2.635</text:p>
          </table:table-cell>
          <table:table-cell table:formula="of:=[.C836]/3.1415*180" office:value-type="float" office:value="-150.978831768264" calcext:value-type="float">
            <text:p>-150.978831768264</text:p>
          </table:table-cell>
          <table:table-cell table:formula="of:=([.B836]/180)*3.1415" office:value-type="float" office:value="3.6566902925" calcext:value-type="float">
            <text:p>3.6566902925</text:p>
          </table:table-cell>
          <table:table-cell table:formula="of:=SIN([.E836])" office:value-type="float" office:value="-0.492619821121185" calcext:value-type="float">
            <text:p>-0.492619821121185</text:p>
          </table:table-cell>
          <table:table-cell table:formula="of:=SIN([.C836])" office:value-type="float" office:value="-0.485200675903437" calcext:value-type="float">
            <text:p>-0.48520067590343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09.0587" calcext:value-type="float">
            <text:p>209.0587</text:p>
          </table:table-cell>
          <table:table-cell office:value-type="float" office:value="-2.6386" calcext:value-type="float">
            <text:p>-2.6386</text:p>
          </table:table-cell>
          <table:table-cell table:formula="of:=[.C837]/3.1415*180" office:value-type="float" office:value="-151.185102657966" calcext:value-type="float">
            <text:p>-151.185102657966</text:p>
          </table:table-cell>
          <table:table-cell table:formula="of:=([.B837]/180)*3.1415" office:value-type="float" office:value="3.64865503361111" calcext:value-type="float">
            <text:p>3.64865503361111</text:p>
          </table:table-cell>
          <table:table-cell table:formula="of:=SIN([.E837])" office:value-type="float" office:value="-0.485611352479993" calcext:value-type="float">
            <text:p>-0.485611352479993</text:p>
          </table:table-cell>
          <table:table-cell table:formula="of:=SIN([.C837])" office:value-type="float" office:value="-0.482049688428117" calcext:value-type="float">
            <text:p>-0.48204968842811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08.5202" calcext:value-type="float">
            <text:p>208.5202</text:p>
          </table:table-cell>
          <table:table-cell office:value-type="float" office:value="-2.6416" calcext:value-type="float">
            <text:p>-2.6416</text:p>
          </table:table-cell>
          <table:table-cell table:formula="of:=[.C838]/3.1415*180" office:value-type="float" office:value="-151.356995066051" calcext:value-type="float">
            <text:p>-151.356995066051</text:p>
          </table:table-cell>
          <table:table-cell table:formula="of:=([.B838]/180)*3.1415" office:value-type="float" office:value="3.63925671277778" calcext:value-type="float">
            <text:p>3.63925671277778</text:p>
          </table:table-cell>
          <table:table-cell table:formula="of:=SIN([.E838])" office:value-type="float" office:value="-0.477374251525526" calcext:value-type="float">
            <text:p>-0.477374251525526</text:p>
          </table:table-cell>
          <table:table-cell table:formula="of:=SIN([.C838])" office:value-type="float" office:value="-0.479419091509776" calcext:value-type="float">
            <text:p>-0.47941909150977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07.8694" calcext:value-type="float">
            <text:p>207.8694</text:p>
          </table:table-cell>
          <table:table-cell office:value-type="float" office:value="-2.6571" calcext:value-type="float">
            <text:p>-2.6571</text:p>
          </table:table-cell>
          <table:table-cell table:formula="of:=[.C839]/3.1415*180" office:value-type="float" office:value="-152.245105841159" calcext:value-type="float">
            <text:p>-152.245105841159</text:p>
          </table:table-cell>
          <table:table-cell table:formula="of:=([.B839]/180)*3.1415" office:value-type="float" office:value="3.627898445" calcext:value-type="float">
            <text:p>3.627898445</text:p>
          </table:table-cell>
          <table:table-cell table:formula="of:=SIN([.E839])" office:value-type="float" office:value="-0.467363162605926" calcext:value-type="float">
            <text:p>-0.467363162605926</text:p>
          </table:table-cell>
          <table:table-cell table:formula="of:=SIN([.C839])" office:value-type="float" office:value="-0.465759462807195" calcext:value-type="float">
            <text:p>-0.46575946280719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07.7558" calcext:value-type="float">
            <text:p>207.7558</text:p>
          </table:table-cell>
          <table:table-cell office:value-type="float" office:value="-2.6656" calcext:value-type="float">
            <text:p>-2.6656</text:p>
          </table:table-cell>
          <table:table-cell table:formula="of:=[.C840]/3.1415*180" office:value-type="float" office:value="-152.732134330734" calcext:value-type="float">
            <text:p>-152.732134330734</text:p>
          </table:table-cell>
          <table:table-cell table:formula="of:=([.B840]/180)*3.1415" office:value-type="float" office:value="3.62591580944444" calcext:value-type="float">
            <text:p>3.62591580944444</text:p>
          </table:table-cell>
          <table:table-cell table:formula="of:=SIN([.E840])" office:value-type="float" office:value="-0.465609465645335" calcext:value-type="float">
            <text:p>-0.465609465645335</text:p>
          </table:table-cell>
          <table:table-cell table:formula="of:=SIN([.C840])" office:value-type="float" office:value="-0.458220981324728" calcext:value-type="float">
            <text:p>-0.45822098132472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06.0588" calcext:value-type="float">
            <text:p>206.0588</text:p>
          </table:table-cell>
          <table:table-cell office:value-type="float" office:value="-2.6891" calcext:value-type="float">
            <text:p>-2.6891</text:p>
          </table:table-cell>
          <table:table-cell table:formula="of:=[.C841]/3.1415*180" office:value-type="float" office:value="-154.078624860735" calcext:value-type="float">
            <text:p>-154.078624860735</text:p>
          </table:table-cell>
          <table:table-cell table:formula="of:=([.B841]/180)*3.1415" office:value-type="float" office:value="3.59629844555555" calcext:value-type="float">
            <text:p>3.59629844555555</text:p>
          </table:table-cell>
          <table:table-cell table:formula="of:=SIN([.E841])" office:value-type="float" office:value="-0.439198019178763" calcext:value-type="float">
            <text:p>-0.439198019178763</text:p>
          </table:table-cell>
          <table:table-cell table:formula="of:=SIN([.C841])" office:value-type="float" office:value="-0.437208683199283" calcext:value-type="float">
            <text:p>-0.43720868319928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05.6927" calcext:value-type="float">
            <text:p>205.6927</text:p>
          </table:table-cell>
          <table:table-cell office:value-type="float" office:value="-2.7129" calcext:value-type="float">
            <text:p>-2.7129</text:p>
          </table:table-cell>
          <table:table-cell table:formula="of:=[.C842]/3.1415*180" office:value-type="float" office:value="-155.442304631545" calcext:value-type="float">
            <text:p>-155.442304631545</text:p>
          </table:table-cell>
          <table:table-cell table:formula="of:=([.B842]/180)*3.1415" office:value-type="float" office:value="3.58990898361111" calcext:value-type="float">
            <text:p>3.58990898361111</text:p>
          </table:table-cell>
          <table:table-cell table:formula="of:=SIN([.E842])" office:value-type="float" office:value="-0.433448862565927" calcext:value-type="float">
            <text:p>-0.433448862565927</text:p>
          </table:table-cell>
          <table:table-cell table:formula="of:=SIN([.C842])" office:value-type="float" office:value="-0.415682113409598" calcext:value-type="float">
            <text:p>-0.41568211340959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03.1595" calcext:value-type="float">
            <text:p>203.1595</text:p>
          </table:table-cell>
          <table:table-cell office:value-type="float" office:value="-2.7412" calcext:value-type="float">
            <text:p>-2.7412</text:p>
          </table:table-cell>
          <table:table-cell table:formula="of:=[.C843]/3.1415*180" office:value-type="float" office:value="-157.063823014484" calcext:value-type="float">
            <text:p>-157.063823014484</text:p>
          </table:table-cell>
          <table:table-cell table:formula="of:=([.B843]/180)*3.1415" office:value-type="float" office:value="3.54569760694444" calcext:value-type="float">
            <text:p>3.54569760694444</text:p>
          </table:table-cell>
          <table:table-cell table:formula="of:=SIN([.E843])" office:value-type="float" office:value="-0.393195963137425" calcext:value-type="float">
            <text:p>-0.393195963137425</text:p>
          </table:table-cell>
          <table:table-cell table:formula="of:=SIN([.C843])" office:value-type="float" office:value="-0.389779970185426" calcext:value-type="float">
            <text:p>-0.38977997018542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02.6515" calcext:value-type="float">
            <text:p>202.6515</text:p>
          </table:table-cell>
          <table:table-cell office:value-type="float" office:value="-2.7715" calcext:value-type="float">
            <text:p>-2.7715</text:p>
          </table:table-cell>
          <table:table-cell table:formula="of:=[.C844]/3.1415*180" office:value-type="float" office:value="-158.799936336145" calcext:value-type="float">
            <text:p>-158.799936336145</text:p>
          </table:table-cell>
          <table:table-cell table:formula="of:=([.B844]/180)*3.1415" office:value-type="float" office:value="3.53683159583333" calcext:value-type="float">
            <text:p>3.53683159583333</text:p>
          </table:table-cell>
          <table:table-cell table:formula="of:=SIN([.E844])" office:value-type="float" office:value="-0.385028720691012" calcext:value-type="float">
            <text:p>-0.385028720691012</text:p>
          </table:table-cell>
          <table:table-cell table:formula="of:=SIN([.C844])" office:value-type="float" office:value="-0.361701813888093" calcext:value-type="float">
            <text:p>-0.36170181388809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99.6743" calcext:value-type="float">
            <text:p>199.6743</text:p>
          </table:table-cell>
          <table:table-cell office:value-type="float" office:value="-2.8034" calcext:value-type="float">
            <text:p>-2.8034</text:p>
          </table:table-cell>
          <table:table-cell table:formula="of:=[.C845]/3.1415*180" office:value-type="float" office:value="-160.627725608786" calcext:value-type="float">
            <text:p>-160.627725608786</text:p>
          </table:table-cell>
          <table:table-cell table:formula="of:=([.B845]/180)*3.1415" office:value-type="float" office:value="3.48487118583333" calcext:value-type="float">
            <text:p>3.48487118583333</text:p>
          </table:table-cell>
          <table:table-cell table:formula="of:=SIN([.E845])" office:value-type="float" office:value="-0.336576145885323" calcext:value-type="float">
            <text:p>-0.336576145885323</text:p>
          </table:table-cell>
          <table:table-cell table:formula="of:=SIN([.C845])" office:value-type="float" office:value="-0.33178266414017" calcext:value-type="float">
            <text:p>-0.3317826641401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98.386" calcext:value-type="float">
            <text:p>198.386</text:p>
          </table:table-cell>
          <table:table-cell office:value-type="float" office:value="-2.8258" calcext:value-type="float">
            <text:p>-2.8258</text:p>
          </table:table-cell>
          <table:table-cell table:formula="of:=[.C846]/3.1415*180" office:value-type="float" office:value="-161.911188922489" calcext:value-type="float">
            <text:p>-161.911188922489</text:p>
          </table:table-cell>
          <table:table-cell table:formula="of:=([.B846]/180)*3.1415" office:value-type="float" office:value="3.46238677222222" calcext:value-type="float">
            <text:p>3.46238677222222</text:p>
          </table:table-cell>
          <table:table-cell table:formula="of:=SIN([.E846])" office:value-type="float" office:value="-0.315320266882281" calcext:value-type="float">
            <text:p>-0.315320266882281</text:p>
          </table:table-cell>
          <table:table-cell table:formula="of:=SIN([.C846])" office:value-type="float" office:value="-0.310570025982796" calcext:value-type="float">
            <text:p>-0.31057002598279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97.878" calcext:value-type="float">
            <text:p>197.878</text:p>
          </table:table-cell>
          <table:table-cell office:value-type="float" office:value="-2.8462" calcext:value-type="float">
            <text:p>-2.8462</text:p>
          </table:table-cell>
          <table:table-cell table:formula="of:=[.C847]/3.1415*180" office:value-type="float" office:value="-163.080057297469" calcext:value-type="float">
            <text:p>-163.080057297469</text:p>
          </table:table-cell>
          <table:table-cell table:formula="of:=([.B847]/180)*3.1415" office:value-type="float" office:value="3.45352076111111" calcext:value-type="float">
            <text:p>3.45352076111111</text:p>
          </table:table-cell>
          <table:table-cell table:formula="of:=SIN([.E847])" office:value-type="float" office:value="-0.306894269782027" calcext:value-type="float">
            <text:p>-0.306894269782027</text:p>
          </table:table-cell>
          <table:table-cell table:formula="of:=SIN([.C847])" office:value-type="float" office:value="-0.291115519497217" calcext:value-type="float">
            <text:p>-0.29111551949721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96.8288" calcext:value-type="float">
            <text:p>196.8288</text:p>
          </table:table-cell>
          <table:table-cell office:value-type="float" office:value="-2.8516" calcext:value-type="float">
            <text:p>-2.8516</text:p>
          </table:table-cell>
          <table:table-cell table:formula="of:=[.C848]/3.1415*180" office:value-type="float" office:value="-163.389463632023" calcext:value-type="float">
            <text:p>-163.389463632023</text:p>
          </table:table-cell>
          <table:table-cell table:formula="of:=([.B848]/180)*3.1415" office:value-type="float" office:value="3.43520930666667" calcext:value-type="float">
            <text:p>3.43520930666667</text:p>
          </table:table-cell>
          <table:table-cell table:formula="of:=SIN([.E848])" office:value-type="float" office:value="-0.289415983059245" calcext:value-type="float">
            <text:p>-0.289415983059245</text:p>
          </table:table-cell>
          <table:table-cell table:formula="of:=SIN([.C848])" office:value-type="float" office:value="-0.285945185444532" calcext:value-type="float">
            <text:p>-0.28594518544453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94.2189" calcext:value-type="float">
            <text:p>194.2189</text:p>
          </table:table-cell>
          <table:table-cell office:value-type="float" office:value="-2.896" calcext:value-type="float">
            <text:p>-2.896</text:p>
          </table:table-cell>
          <table:table-cell table:formula="of:=[.C849]/3.1415*180" office:value-type="float" office:value="-165.933471271685" calcext:value-type="float">
            <text:p>-165.933471271685</text:p>
          </table:table-cell>
          <table:table-cell table:formula="of:=([.B849]/180)*3.1415" office:value-type="float" office:value="3.38965930194444" calcext:value-type="float">
            <text:p>3.38965930194444</text:p>
          </table:table-cell>
          <table:table-cell table:formula="of:=SIN([.E849])" office:value-type="float" office:value="-0.245530249617671" calcext:value-type="float">
            <text:p>-0.245530249617671</text:p>
          </table:table-cell>
          <table:table-cell table:formula="of:=SIN([.C849])" office:value-type="float" office:value="-0.24313123752562" calcext:value-type="float">
            <text:p>-0.2431312375256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93.8663" calcext:value-type="float">
            <text:p>193.8663</text:p>
          </table:table-cell>
          <table:table-cell office:value-type="float" office:value="-2.9164" calcext:value-type="float">
            <text:p>-2.9164</text:p>
          </table:table-cell>
          <table:table-cell table:formula="of:=[.C850]/3.1415*180" office:value-type="float" office:value="-167.102339646666" calcext:value-type="float">
            <text:p>-167.102339646666</text:p>
          </table:table-cell>
          <table:table-cell table:formula="of:=([.B850]/180)*3.1415" office:value-type="float" office:value="3.3835054525" calcext:value-type="float">
            <text:p>3.3835054525</text:p>
          </table:table-cell>
          <table:table-cell table:formula="of:=SIN([.E850])" office:value-type="float" office:value="-0.239560164660869" calcext:value-type="float">
            <text:p>-0.239560164660869</text:p>
          </table:table-cell>
          <table:table-cell table:formula="of:=SIN([.C850])" office:value-type="float" office:value="-0.223294155574278" calcext:value-type="float">
            <text:p>-0.22329415557427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92.6597" calcext:value-type="float">
            <text:p>192.6597</text:p>
          </table:table-cell>
          <table:table-cell office:value-type="float" office:value="-2.9528" calcext:value-type="float">
            <text:p>-2.9528</text:p>
          </table:table-cell>
          <table:table-cell table:formula="of:=[.C851]/3.1415*180" office:value-type="float" office:value="-169.187967531434" calcext:value-type="float">
            <text:p>-169.187967531434</text:p>
          </table:table-cell>
          <table:table-cell table:formula="of:=([.B851]/180)*3.1415" office:value-type="float" office:value="3.36244693083333" calcext:value-type="float">
            <text:p>3.36244693083333</text:p>
          </table:table-cell>
          <table:table-cell table:formula="of:=SIN([.E851])" office:value-type="float" office:value="-0.219063230331608" calcext:value-type="float">
            <text:p>-0.219063230331608</text:p>
          </table:table-cell>
          <table:table-cell table:formula="of:=SIN([.C851])" office:value-type="float" office:value="-0.187673138328061" calcext:value-type="float">
            <text:p>-0.18767313832806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90.3378" calcext:value-type="float">
            <text:p>190.3378</text:p>
          </table:table-cell>
          <table:table-cell office:value-type="float" office:value="-3.0055" calcext:value-type="float">
            <text:p>-3.0055</text:p>
          </table:table-cell>
          <table:table-cell table:formula="of:=[.C852]/3.1415*180" office:value-type="float" office:value="-172.207544166799" calcext:value-type="float">
            <text:p>-172.207544166799</text:p>
          </table:table-cell>
          <table:table-cell table:formula="of:=([.B852]/180)*3.1415" office:value-type="float" office:value="3.32192332611111" calcext:value-type="float">
            <text:p>3.32192332611111</text:p>
          </table:table-cell>
          <table:table-cell table:formula="of:=SIN([.E852])" office:value-type="float" office:value="-0.179354893706439" calcext:value-type="float">
            <text:p>-0.179354893706439</text:p>
          </table:table-cell>
          <table:table-cell table:formula="of:=SIN([.C852])" office:value-type="float" office:value="-0.135672942345449" calcext:value-type="float">
            <text:p>-0.13567294234544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85.2085" calcext:value-type="float">
            <text:p>185.2085</text:p>
          </table:table-cell>
          <table:table-cell office:value-type="float" office:value="-3.0612" calcext:value-type="float">
            <text:p>-3.0612</text:p>
          </table:table-cell>
          <table:table-cell table:formula="of:=[.C853]/3.1415*180" office:value-type="float" office:value="-175.39901321025" calcext:value-type="float">
            <text:p>-175.39901321025</text:p>
          </table:table-cell>
          <table:table-cell table:formula="of:=([.B853]/180)*3.1415" office:value-type="float" office:value="3.23240279305556" calcext:value-type="float">
            <text:p>3.23240279305556</text:p>
          </table:table-cell>
          <table:table-cell table:formula="of:=SIN([.E853])" office:value-type="float" office:value="-0.0906853802299865" calcext:value-type="float">
            <text:p>-0.090685380229987</text:p>
          </table:table-cell>
          <table:table-cell table:formula="of:=SIN([.C853])" office:value-type="float" office:value="-0.0803060855669096" calcext:value-type="float">
            <text:p>-0.0803060855669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82.0947" calcext:value-type="float">
            <text:p>182.0947</text:p>
          </table:table-cell>
          <table:table-cell office:value-type="float" office:value="-3.1188" calcext:value-type="float">
            <text:p>-3.1188</text:p>
          </table:table-cell>
          <table:table-cell table:formula="of:=[.C854]/3.1415*180" office:value-type="float" office:value="-178.699347445488" calcext:value-type="float">
            <text:p>-178.699347445488</text:p>
          </table:table-cell>
          <table:table-cell table:formula="of:=([.B854]/180)*3.1415" office:value-type="float" office:value="3.17805833361111" calcext:value-type="float">
            <text:p>3.17805833361111</text:p>
          </table:table-cell>
          <table:table-cell table:formula="of:=SIN([.E854])" office:value-type="float" office:value="-0.0364575988777028" calcext:value-type="float">
            <text:p>-0.036457598877703</text:p>
          </table:table-cell>
          <table:table-cell table:formula="of:=SIN([.C854])" office:value-type="float" office:value="-0.0227906801579183" calcext:value-type="float">
            <text:p>-0.02279068015791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78.9787" calcext:value-type="float">
            <text:p>178.9787</text:p>
          </table:table-cell>
          <table:table-cell office:value-type="float" office:value="3.1067" calcext:value-type="float">
            <text:p>3.1067</text:p>
          </table:table-cell>
          <table:table-cell table:formula="of:=[.C855]/3.1415*180" office:value-type="float" office:value="178.00604806621" calcext:value-type="float">
            <text:p>178.00604806621</text:p>
          </table:table-cell>
          <table:table-cell table:formula="of:=([.B855]/180)*3.1415" office:value-type="float" office:value="3.12367547805556" calcext:value-type="float">
            <text:p>3.12367547805556</text:p>
          </table:table-cell>
          <table:table-cell table:formula="of:=SIN([.E855])" office:value-type="float" office:value="0.0179162169055437" calcext:value-type="float">
            <text:p>0.017916216905544</text:p>
          </table:table-cell>
          <table:table-cell table:formula="of:=SIN([.C855])" office:value-type="float" office:value="0.0348855737356843" calcext:value-type="float">
            <text:p>0.03488557373568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7.2477" calcext:value-type="float">
            <text:p>177.2477</text:p>
          </table:table-cell>
          <table:table-cell office:value-type="float" office:value="3.0508" calcext:value-type="float">
            <text:p>3.0508</text:p>
          </table:table-cell>
          <table:table-cell table:formula="of:=[.C856]/3.1415*180" office:value-type="float" office:value="174.803119528887" calcext:value-type="float">
            <text:p>174.803119528887</text:p>
          </table:table-cell>
          <table:table-cell table:formula="of:=([.B856]/180)*3.1415" office:value-type="float" office:value="3.09346471972222" calcext:value-type="float">
            <text:p>3.09346471972222</text:p>
          </table:table-cell>
          <table:table-cell table:formula="of:=SIN([.E856])" office:value-type="float" office:value="0.0481093562462922" calcext:value-type="float">
            <text:p>0.048109356246292</text:p>
          </table:table-cell>
          <table:table-cell table:formula="of:=SIN([.C856])" office:value-type="float" office:value="0.0906679663890973" calcext:value-type="float">
            <text:p>0.09066796638909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73.9208" calcext:value-type="float">
            <text:p>173.9208</text:p>
          </table:table-cell>
          <table:table-cell office:value-type="float" office:value="2.9902" calcext:value-type="float">
            <text:p>2.9902</text:p>
          </table:table-cell>
          <table:table-cell table:formula="of:=[.C857]/3.1415*180" office:value-type="float" office:value="171.330892885564" calcext:value-type="float">
            <text:p>171.330892885564</text:p>
          </table:table-cell>
          <table:table-cell table:formula="of:=([.B857]/180)*3.1415" office:value-type="float" office:value="3.03540107333333" calcext:value-type="float">
            <text:p>3.03540107333333</text:p>
          </table:table-cell>
          <table:table-cell table:formula="of:=SIN([.E857])" office:value-type="float" office:value="0.105992111845494" calcext:value-type="float">
            <text:p>0.105992111845494</text:p>
          </table:table-cell>
          <table:table-cell table:formula="of:=SIN([.C857])" office:value-type="float" office:value="0.150815002703242" calcext:value-type="float">
            <text:p>0.15081500270324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70.7544" calcext:value-type="float">
            <text:p>170.7544</text:p>
          </table:table-cell>
          <table:table-cell office:value-type="float" office:value="2.9644" calcext:value-type="float">
            <text:p>2.9644</text:p>
          </table:table-cell>
          <table:table-cell table:formula="of:=[.C858]/3.1415*180" office:value-type="float" office:value="169.852618176031" calcext:value-type="float">
            <text:p>169.852618176031</text:p>
          </table:table-cell>
          <table:table-cell table:formula="of:=([.B858]/180)*3.1415" office:value-type="float" office:value="2.98013859777778" calcext:value-type="float">
            <text:p>2.98013859777778</text:p>
          </table:table-cell>
          <table:table-cell table:formula="of:=SIN([.E858])" office:value-type="float" office:value="0.160753521256099" calcext:value-type="float">
            <text:p>0.160753521256099</text:p>
          </table:table-cell>
          <table:table-cell table:formula="of:=SIN([.C858])" office:value-type="float" office:value="0.176266881511708" calcext:value-type="float">
            <text:p>0.17626688151170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69.7888" calcext:value-type="float">
            <text:p>169.7888</text:p>
          </table:table-cell>
          <table:table-cell office:value-type="float" office:value="2.9518" calcext:value-type="float">
            <text:p>2.9518</text:p>
          </table:table-cell>
          <table:table-cell table:formula="of:=[.C859]/3.1415*180" office:value-type="float" office:value="169.130670062072" calcext:value-type="float">
            <text:p>169.130670062072</text:p>
          </table:table-cell>
          <table:table-cell table:formula="of:=([.B859]/180)*3.1415" office:value-type="float" office:value="2.96328619555556" calcext:value-type="float">
            <text:p>2.96328619555556</text:p>
          </table:table-cell>
          <table:table-cell table:formula="of:=SIN([.E859])" office:value-type="float" office:value="0.177363136904893" calcext:value-type="float">
            <text:p>0.177363136904893</text:p>
          </table:table-cell>
          <table:table-cell table:formula="of:=SIN([.C859])" office:value-type="float" office:value="0.188655275865239" calcext:value-type="float">
            <text:p>0.18865527586523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69.0071" calcext:value-type="float">
            <text:p>169.0071</text:p>
          </table:table-cell>
          <table:table-cell office:value-type="float" office:value="2.9207" calcext:value-type="float">
            <text:p>2.9207</text:p>
          </table:table-cell>
          <table:table-cell table:formula="of:=[.C860]/3.1415*180" office:value-type="float" office:value="167.348718764921" calcext:value-type="float">
            <text:p>167.348718764921</text:p>
          </table:table-cell>
          <table:table-cell table:formula="of:=([.B860]/180)*3.1415" office:value-type="float" office:value="2.94964335916667" calcext:value-type="float">
            <text:p>2.94964335916667</text:p>
          </table:table-cell>
          <table:table-cell table:formula="of:=SIN([.E860])" office:value-type="float" office:value="0.190772750335184" calcext:value-type="float">
            <text:p>0.190772750335184</text:p>
          </table:table-cell>
          <table:table-cell table:formula="of:=SIN([.C860])" office:value-type="float" office:value="0.219100674380596" calcext:value-type="float">
            <text:p>0.21910067438059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65.3583" calcext:value-type="float">
            <text:p>165.3583</text:p>
          </table:table-cell>
          <table:table-cell office:value-type="float" office:value="2.8759" calcext:value-type="float">
            <text:p>2.8759</text:p>
          </table:table-cell>
          <table:table-cell table:formula="of:=[.C861]/3.1415*180" office:value-type="float" office:value="164.781792137514" calcext:value-type="float">
            <text:p>164.781792137514</text:p>
          </table:table-cell>
          <table:table-cell table:formula="of:=([.B861]/180)*3.1415" office:value-type="float" office:value="2.88596166361111" calcext:value-type="float">
            <text:p>2.88596166361111</text:p>
          </table:table-cell>
          <table:table-cell table:formula="of:=SIN([.E861])" office:value-type="float" office:value="0.252855944220633" calcext:value-type="float">
            <text:p>0.252855944220633</text:p>
          </table:table-cell>
          <table:table-cell table:formula="of:=SIN([.C861])" office:value-type="float" office:value="0.262577680053319" calcext:value-type="float">
            <text:p>0.26257768005331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62.814" calcext:value-type="float">
            <text:p>162.814</text:p>
          </table:table-cell>
          <table:table-cell office:value-type="float" office:value="2.8354" calcext:value-type="float">
            <text:p>2.8354</text:p>
          </table:table-cell>
          <table:table-cell table:formula="of:=[.C862]/3.1415*180" office:value-type="float" office:value="162.461244628362" calcext:value-type="float">
            <text:p>162.461244628362</text:p>
          </table:table-cell>
          <table:table-cell table:formula="of:=([.B862]/180)*3.1415" office:value-type="float" office:value="2.84155656111111" calcext:value-type="float">
            <text:p>2.84155656111111</text:p>
          </table:table-cell>
          <table:table-cell table:formula="of:=SIN([.E862])" office:value-type="float" office:value="0.295554686930718" calcext:value-type="float">
            <text:p>0.295554686930718</text:p>
          </table:table-cell>
          <table:table-cell table:formula="of:=SIN([.C862])" office:value-type="float" office:value="0.301430570359789" calcext:value-type="float">
            <text:p>0.30143057035978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61.959" calcext:value-type="float">
            <text:p>161.959</text:p>
          </table:table-cell>
          <table:table-cell office:value-type="float" office:value="2.7992" calcext:value-type="float">
            <text:p>2.7992</text:p>
          </table:table-cell>
          <table:table-cell table:formula="of:=[.C863]/3.1415*180" office:value-type="float" office:value="160.387076237466" calcext:value-type="float">
            <text:p>160.387076237466</text:p>
          </table:table-cell>
          <table:table-cell table:formula="of:=([.B863]/180)*3.1415" office:value-type="float" office:value="2.82663443611111" calcext:value-type="float">
            <text:p>2.82663443611111</text:p>
          </table:table-cell>
          <table:table-cell table:formula="of:=SIN([.E863])" office:value-type="float" office:value="0.309776744287208" calcext:value-type="float">
            <text:p>0.309776744287208</text:p>
          </table:table-cell>
          <table:table-cell table:formula="of:=SIN([.C863])" office:value-type="float" office:value="0.335741820751835" calcext:value-type="float">
            <text:p>0.33574182075183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59.0154" calcext:value-type="float">
            <text:p>159.0154</text:p>
          </table:table-cell>
          <table:table-cell office:value-type="float" office:value="2.7705" calcext:value-type="float">
            <text:p>2.7705</text:p>
          </table:table-cell>
          <table:table-cell table:formula="of:=[.C864]/3.1415*180" office:value-type="float" office:value="158.742638866783" calcext:value-type="float">
            <text:p>158.742638866783</text:p>
          </table:table-cell>
          <table:table-cell table:formula="of:=([.B864]/180)*3.1415" office:value-type="float" office:value="2.77526043944444" calcext:value-type="float">
            <text:p>2.77526043944444</text:p>
          </table:table-cell>
          <table:table-cell table:formula="of:=SIN([.E864])" office:value-type="float" office:value="0.358193430241152" calcext:value-type="float">
            <text:p>0.358193430241152</text:p>
          </table:table-cell>
          <table:table-cell table:formula="of:=SIN([.C864])" office:value-type="float" office:value="0.362633926718455" calcext:value-type="float">
            <text:p>0.36263392671845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57.199" calcext:value-type="float">
            <text:p>157.199</text:p>
          </table:table-cell>
          <table:table-cell office:value-type="float" office:value="2.7363" calcext:value-type="float">
            <text:p>2.7363</text:p>
          </table:table-cell>
          <table:table-cell table:formula="of:=[.C865]/3.1415*180" office:value-type="float" office:value="156.783065414611" calcext:value-type="float">
            <text:p>156.783065414611</text:p>
          </table:table-cell>
          <table:table-cell table:formula="of:=([.B865]/180)*3.1415" office:value-type="float" office:value="2.74355921388889" calcext:value-type="float">
            <text:p>2.74355921388889</text:p>
          </table:table-cell>
          <table:table-cell table:formula="of:=SIN([.E865])" office:value-type="float" office:value="0.387606268482201" calcext:value-type="float">
            <text:p>0.387606268482201</text:p>
          </table:table-cell>
          <table:table-cell table:formula="of:=SIN([.C865])" office:value-type="float" office:value="0.394287722109769" calcext:value-type="float">
            <text:p>0.39428772210976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56.4918" calcext:value-type="float">
            <text:p>156.4918</text:p>
          </table:table-cell>
          <table:table-cell office:value-type="float" office:value="2.7076" calcext:value-type="float">
            <text:p>2.7076</text:p>
          </table:table-cell>
          <table:table-cell table:formula="of:=[.C866]/3.1415*180" office:value-type="float" office:value="155.138628043928" calcext:value-type="float">
            <text:p>155.138628043928</text:p>
          </table:table-cell>
          <table:table-cell table:formula="of:=([.B866]/180)*3.1415" office:value-type="float" office:value="2.73121660944444" calcext:value-type="float">
            <text:p>2.73121660944444</text:p>
          </table:table-cell>
          <table:table-cell table:formula="of:=SIN([.E866])" office:value-type="float" office:value="0.39895417770878" calcext:value-type="float">
            <text:p>0.39895417770878</text:p>
          </table:table-cell>
          <table:table-cell table:formula="of:=SIN([.C866])" office:value-type="float" office:value="0.420496655427107" calcext:value-type="float">
            <text:p>0.42049665542710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54.893" calcext:value-type="float">
            <text:p>154.893</text:p>
          </table:table-cell>
          <table:table-cell office:value-type="float" office:value="2.6846" calcext:value-type="float">
            <text:p>2.6846</text:p>
          </table:table-cell>
          <table:table-cell table:formula="of:=[.C867]/3.1415*180" office:value-type="float" office:value="153.820786248607" calcext:value-type="float">
            <text:p>153.820786248607</text:p>
          </table:table-cell>
          <table:table-cell table:formula="of:=([.B867]/180)*3.1415" office:value-type="float" office:value="2.70331310833333" calcext:value-type="float">
            <text:p>2.70331310833333</text:p>
          </table:table-cell>
          <table:table-cell table:formula="of:=SIN([.E867])" office:value-type="float" office:value="0.424382251160495" calcext:value-type="float">
            <text:p>0.424382251160495</text:p>
          </table:table-cell>
          <table:table-cell table:formula="of:=SIN([.C867])" office:value-type="float" office:value="0.441251363204436" calcext:value-type="float">
            <text:p>0.44125136320443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53.5791" calcext:value-type="float">
            <text:p>153.5791</text:p>
          </table:table-cell>
          <table:table-cell office:value-type="float" office:value="2.6548" calcext:value-type="float">
            <text:p>2.6548</text:p>
          </table:table-cell>
          <table:table-cell table:formula="of:=[.C868]/3.1415*180" office:value-type="float" office:value="152.113321661627" calcext:value-type="float">
            <text:p>152.113321661627</text:p>
          </table:table-cell>
          <table:table-cell table:formula="of:=([.B868]/180)*3.1415" office:value-type="float" office:value="2.68038190361111" calcext:value-type="float">
            <text:p>2.68038190361111</text:p>
          </table:table-cell>
          <table:table-cell table:formula="of:=SIN([.E868])" office:value-type="float" office:value="0.445032676847567" calcext:value-type="float">
            <text:p>0.445032676847567</text:p>
          </table:table-cell>
          <table:table-cell table:formula="of:=SIN([.C868])" office:value-type="float" office:value="0.467793525217576" calcext:value-type="float">
            <text:p>0.46779352521757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51.7026" calcext:value-type="float">
            <text:p>151.7026</text:p>
          </table:table-cell>
          <table:table-cell office:value-type="float" office:value="2.6016" calcext:value-type="float">
            <text:p>2.6016</text:p>
          </table:table-cell>
          <table:table-cell table:formula="of:=[.C869]/3.1415*180" office:value-type="float" office:value="149.06509629158" calcext:value-type="float">
            <text:p>149.06509629158</text:p>
          </table:table-cell>
          <table:table-cell table:formula="of:=([.B869]/180)*3.1415" office:value-type="float" office:value="2.64763176611111" calcext:value-type="float">
            <text:p>2.64763176611111</text:p>
          </table:table-cell>
          <table:table-cell table:formula="of:=SIN([.E869])" office:value-type="float" office:value="0.474117008471907" calcext:value-type="float">
            <text:p>0.474117008471907</text:p>
          </table:table-cell>
          <table:table-cell table:formula="of:=SIN([.C869])" office:value-type="float" office:value="0.514129690559428" calcext:value-type="float">
            <text:p>0.51412969055942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5.9526" calcext:value-type="float">
            <text:p>145.9526</text:p>
          </table:table-cell>
          <table:table-cell office:value-type="float" office:value="2.5298" calcext:value-type="float">
            <text:p>2.5298</text:p>
          </table:table-cell>
          <table:table-cell table:formula="of:=[.C870]/3.1415*180" office:value-type="float" office:value="144.951137991405" calcext:value-type="float">
            <text:p>144.951137991405</text:p>
          </table:table-cell>
          <table:table-cell table:formula="of:=([.B870]/180)*3.1415" office:value-type="float" office:value="2.54727829388889" calcext:value-type="float">
            <text:p>2.54727829388889</text:p>
          </table:table-cell>
          <table:table-cell table:formula="of:=SIN([.E870])" office:value-type="float" office:value="0.559940810810481" calcext:value-type="float">
            <text:p>0.559940810810481</text:p>
          </table:table-cell>
          <table:table-cell table:formula="of:=SIN([.C870])" office:value-type="float" office:value="0.574335883789894" calcext:value-type="float">
            <text:p>0.57433588378989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4.0964" calcext:value-type="float">
            <text:p>144.0964</text:p>
          </table:table-cell>
          <table:table-cell office:value-type="float" office:value="2.4645" calcext:value-type="float">
            <text:p>2.4645</text:p>
          </table:table-cell>
          <table:table-cell table:formula="of:=[.C871]/3.1415*180" office:value-type="float" office:value="141.209613242082" calcext:value-type="float">
            <text:p>141.209613242082</text:p>
          </table:table-cell>
          <table:table-cell table:formula="of:=([.B871]/180)*3.1415" office:value-type="float" office:value="2.51488244777778" calcext:value-type="float">
            <text:p>2.51488244777778</text:p>
          </table:table-cell>
          <table:table-cell table:formula="of:=SIN([.E871])" office:value-type="float" office:value="0.586483330457505" calcext:value-type="float">
            <text:p>0.586483330457505</text:p>
          </table:table-cell>
          <table:table-cell table:formula="of:=SIN([.C871])" office:value-type="float" office:value="0.626529696464777" calcext:value-type="float">
            <text:p>0.62652969646477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0.4668" calcext:value-type="float">
            <text:p>140.4668</text:p>
          </table:table-cell>
          <table:table-cell office:value-type="float" office:value="2.4168" calcext:value-type="float">
            <text:p>2.4168</text:p>
          </table:table-cell>
          <table:table-cell table:formula="of:=[.C872]/3.1415*180" office:value-type="float" office:value="138.476523953525" calcext:value-type="float">
            <text:p>138.476523953525</text:p>
          </table:table-cell>
          <table:table-cell table:formula="of:=([.B872]/180)*3.1415" office:value-type="float" office:value="2.45153584555556" calcext:value-type="float">
            <text:p>2.45153584555556</text:p>
          </table:table-cell>
          <table:table-cell table:formula="of:=SIN([.E872])" office:value-type="float" office:value="0.636580994164869" calcext:value-type="float">
            <text:p>0.636580994164869</text:p>
          </table:table-cell>
          <table:table-cell table:formula="of:=SIN([.C872])" office:value-type="float" office:value="0.662980229741339" calcext:value-type="float">
            <text:p>0.66298022974133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36.1398" calcext:value-type="float">
            <text:p>136.1398</text:p>
          </table:table-cell>
          <table:table-cell office:value-type="float" office:value="2.3668" calcext:value-type="float">
            <text:p>2.3668</text:p>
          </table:table-cell>
          <table:table-cell table:formula="of:=[.C873]/3.1415*180" office:value-type="float" office:value="135.611650485437" calcext:value-type="float">
            <text:p>135.611650485437</text:p>
          </table:table-cell>
          <table:table-cell table:formula="of:=([.B873]/180)*3.1415" office:value-type="float" office:value="2.37601767611111" calcext:value-type="float">
            <text:p>2.37601767611111</text:p>
          </table:table-cell>
          <table:table-cell table:formula="of:=SIN([.E873])" office:value-type="float" office:value="0.69295166267354" calcext:value-type="float">
            <text:p>0.69295166267354</text:p>
          </table:table-cell>
          <table:table-cell table:formula="of:=SIN([.C873])" office:value-type="float" office:value="0.699567927669594" calcext:value-type="float">
            <text:p>0.69956792766959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33.809" calcext:value-type="float">
            <text:p>133.809</text:p>
          </table:table-cell>
          <table:table-cell office:value-type="float" office:value="2.3337" calcext:value-type="float">
            <text:p>2.3337</text:p>
          </table:table-cell>
          <table:table-cell table:formula="of:=[.C874]/3.1415*180" office:value-type="float" office:value="133.715104249562" calcext:value-type="float">
            <text:p>133.715104249562</text:p>
          </table:table-cell>
          <table:table-cell table:formula="of:=([.B874]/180)*3.1415" office:value-type="float" office:value="2.33533874166667" calcext:value-type="float">
            <text:p>2.33533874166667</text:p>
          </table:table-cell>
          <table:table-cell table:formula="of:=SIN([.E874])" office:value-type="float" office:value="0.721699176533825" calcext:value-type="float">
            <text:p>0.721699176533825</text:p>
          </table:table-cell>
          <table:table-cell table:formula="of:=SIN([.C874])" office:value-type="float" office:value="0.722832555151986" calcext:value-type="float">
            <text:p>0.72283255515198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33.6227" calcext:value-type="float">
            <text:p>133.6227</text:p>
          </table:table-cell>
          <table:table-cell office:value-type="float" office:value="2.3197" calcext:value-type="float">
            <text:p>2.3197</text:p>
          </table:table-cell>
          <table:table-cell table:formula="of:=[.C875]/3.1415*180" office:value-type="float" office:value="132.912939678498" calcext:value-type="float">
            <text:p>132.912939678498</text:p>
          </table:table-cell>
          <table:table-cell table:formula="of:=([.B875]/180)*3.1415" office:value-type="float" office:value="2.33208728916667" calcext:value-type="float">
            <text:p>2.33208728916667</text:p>
          </table:table-cell>
          <table:table-cell table:formula="of:=SIN([.E875])" office:value-type="float" office:value="0.723946035325288" calcext:value-type="float">
            <text:p>0.723946035325288</text:p>
          </table:table-cell>
          <table:table-cell table:formula="of:=SIN([.C875])" office:value-type="float" office:value="0.732435727840924" calcext:value-type="float">
            <text:p>0.73243572784092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31.282" calcext:value-type="float">
            <text:p>131.282</text:p>
          </table:table-cell>
          <table:table-cell office:value-type="float" office:value="2.2831" calcext:value-type="float">
            <text:p>2.2831</text:p>
          </table:table-cell>
          <table:table-cell table:formula="of:=[.C876]/3.1415*180" office:value-type="float" office:value="130.815852299857" calcext:value-type="float">
            <text:p>130.815852299857</text:p>
          </table:table-cell>
          <table:table-cell table:formula="of:=([.B876]/180)*3.1415" office:value-type="float" office:value="2.29123557222222" calcext:value-type="float">
            <text:p>2.29123557222222</text:p>
          </table:table-cell>
          <table:table-cell table:formula="of:=SIN([.E876])" office:value-type="float" office:value="0.751516024922797" calcext:value-type="float">
            <text:p>0.751516024922797</text:p>
          </table:table-cell>
          <table:table-cell table:formula="of:=SIN([.C876])" office:value-type="float" office:value="0.756858253047866" calcext:value-type="float">
            <text:p>0.75685825304786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28.8203" calcext:value-type="float">
            <text:p>128.8203</text:p>
          </table:table-cell>
          <table:table-cell office:value-type="float" office:value="2.2436" calcext:value-type="float">
            <text:p>2.2436</text:p>
          </table:table-cell>
          <table:table-cell table:formula="of:=[.C877]/3.1415*180" office:value-type="float" office:value="128.552602260067" calcext:value-type="float">
            <text:p>128.552602260067</text:p>
          </table:table-cell>
          <table:table-cell table:formula="of:=([.B877]/180)*3.1415" office:value-type="float" office:value="2.24827206916667" calcext:value-type="float">
            <text:p>2.24827206916667</text:p>
          </table:table-cell>
          <table:table-cell table:formula="of:=SIN([.E877])" office:value-type="float" office:value="0.779157475355393" calcext:value-type="float">
            <text:p>0.779157475355393</text:p>
          </table:table-cell>
          <table:table-cell table:formula="of:=SIN([.C877])" office:value-type="float" office:value="0.782077545743398" calcext:value-type="float">
            <text:p>0.78207754574339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28.1149" calcext:value-type="float">
            <text:p>128.1149</text:p>
          </table:table-cell>
          <table:table-cell office:value-type="float" office:value="2.215" calcext:value-type="float">
            <text:p>2.215</text:p>
          </table:table-cell>
          <table:table-cell table:formula="of:=[.C878]/3.1415*180" office:value-type="float" office:value="126.91389463632" calcext:value-type="float">
            <text:p>126.91389463632</text:p>
          </table:table-cell>
          <table:table-cell table:formula="of:=([.B878]/180)*3.1415" office:value-type="float" office:value="2.23596087972222" calcext:value-type="float">
            <text:p>2.23596087972222</text:p>
          </table:table-cell>
          <table:table-cell table:formula="of:=SIN([.E878])" office:value-type="float" office:value="0.786815235588329" calcext:value-type="float">
            <text:p>0.786815235588329</text:p>
          </table:table-cell>
          <table:table-cell table:formula="of:=SIN([.C878])" office:value-type="float" office:value="0.799578263948894" calcext:value-type="float">
            <text:p>0.79957826394889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26.7717" calcext:value-type="float">
            <text:p>126.7717</text:p>
          </table:table-cell>
          <table:table-cell office:value-type="float" office:value="2.1749" calcext:value-type="float">
            <text:p>2.1749</text:p>
          </table:table-cell>
          <table:table-cell table:formula="of:=[.C879]/3.1415*180" office:value-type="float" office:value="124.616266114913" calcext:value-type="float">
            <text:p>124.616266114913</text:p>
          </table:table-cell>
          <table:table-cell table:formula="of:=([.B879]/180)*3.1415" office:value-type="float" office:value="2.21251830861111" calcext:value-type="float">
            <text:p>2.21251830861111</text:p>
          </table:table-cell>
          <table:table-cell table:formula="of:=SIN([.E879])" office:value-type="float" office:value="0.80106620950631" calcext:value-type="float">
            <text:p>0.80106620950631</text:p>
          </table:table-cell>
          <table:table-cell table:formula="of:=SIN([.C879])" office:value-type="float" office:value="0.823011563853211" calcext:value-type="float">
            <text:p>0.82301156385321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24.0331" calcext:value-type="float">
            <text:p>124.0331</text:p>
          </table:table-cell>
          <table:table-cell office:value-type="float" office:value="2.1312" calcext:value-type="float">
            <text:p>2.1312</text:p>
          </table:table-cell>
          <table:table-cell table:formula="of:=[.C880]/3.1415*180" office:value-type="float" office:value="122.112366703804" calcext:value-type="float">
            <text:p>122.112366703804</text:p>
          </table:table-cell>
          <table:table-cell table:formula="of:=([.B880]/180)*3.1415" office:value-type="float" office:value="2.16472213138889" calcext:value-type="float">
            <text:p>2.16472213138889</text:p>
          </table:table-cell>
          <table:table-cell table:formula="of:=SIN([.E880])" office:value-type="float" office:value="0.828750116854428" calcext:value-type="float">
            <text:p>0.828750116854428</text:p>
          </table:table-cell>
          <table:table-cell table:formula="of:=SIN([.C880])" office:value-type="float" office:value="0.847040616353238" calcext:value-type="float">
            <text:p>0.84704061635323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19.0891" calcext:value-type="float">
            <text:p>119.0891</text:p>
          </table:table-cell>
          <table:table-cell office:value-type="float" office:value="2.0681" calcext:value-type="float">
            <text:p>2.0681</text:p>
          </table:table-cell>
          <table:table-cell table:formula="of:=[.C881]/3.1415*180" office:value-type="float" office:value="118.496896387076" calcext:value-type="float">
            <text:p>118.496896387076</text:p>
          </table:table-cell>
          <table:table-cell table:formula="of:=([.B881]/180)*3.1415" office:value-type="float" office:value="2.07843559805556" calcext:value-type="float">
            <text:p>2.07843559805556</text:p>
          </table:table-cell>
          <table:table-cell table:formula="of:=SIN([.E881])" office:value-type="float" office:value="0.87389452871294" calcext:value-type="float">
            <text:p>0.87389452871294</text:p>
          </table:table-cell>
          <table:table-cell table:formula="of:=SIN([.C881])" office:value-type="float" office:value="0.878872058161059" calcext:value-type="float">
            <text:p>0.87887205816105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15.7403" calcext:value-type="float">
            <text:p>115.7403</text:p>
          </table:table-cell>
          <table:table-cell office:value-type="float" office:value="2.0131" calcext:value-type="float">
            <text:p>2.0131</text:p>
          </table:table-cell>
          <table:table-cell table:formula="of:=[.C882]/3.1415*180" office:value-type="float" office:value="115.345535572179" calcext:value-type="float">
            <text:p>115.345535572179</text:p>
          </table:table-cell>
          <table:table-cell table:formula="of:=([.B882]/180)*3.1415" office:value-type="float" office:value="2.01998973583333" calcext:value-type="float">
            <text:p>2.01998973583333</text:p>
          </table:table-cell>
          <table:table-cell table:formula="of:=SIN([.E882])" office:value-type="float" office:value="0.900797648672576" calcext:value-type="float">
            <text:p>0.900797648672576</text:p>
          </table:table-cell>
          <table:table-cell table:formula="of:=SIN([.C882])" office:value-type="float" office:value="0.903768038038304" calcext:value-type="float">
            <text:p>0.90376803803830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14.6119" calcext:value-type="float">
            <text:p>114.6119</text:p>
          </table:table-cell>
          <table:table-cell office:value-type="float" office:value="1.9758" calcext:value-type="float">
            <text:p>1.9758</text:p>
          </table:table-cell>
          <table:table-cell table:formula="of:=[.C883]/3.1415*180" office:value-type="float" office:value="113.208339964985" calcext:value-type="float">
            <text:p>113.208339964985</text:p>
          </table:table-cell>
          <table:table-cell table:formula="of:=([.B883]/180)*3.1415" office:value-type="float" office:value="2.00029602138889" calcext:value-type="float">
            <text:p>2.00029602138889</text:p>
          </table:table-cell>
          <table:table-cell table:formula="of:=SIN([.E883])" office:value-type="float" office:value="0.909174198622686" calcext:value-type="float">
            <text:p>0.909174198622686</text:p>
          </table:table-cell>
          <table:table-cell table:formula="of:=SIN([.C883])" office:value-type="float" office:value="0.919100949847853" calcext:value-type="float">
            <text:p>0.91910094984785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12.9039" calcext:value-type="float">
            <text:p>112.9039</text:p>
          </table:table-cell>
          <table:table-cell office:value-type="float" office:value="1.937" calcext:value-type="float">
            <text:p>1.937</text:p>
          </table:table-cell>
          <table:table-cell table:formula="of:=[.C884]/3.1415*180" office:value-type="float" office:value="110.985198153748" calcext:value-type="float">
            <text:p>110.985198153748</text:p>
          </table:table-cell>
          <table:table-cell table:formula="of:=([.B884]/180)*3.1415" office:value-type="float" office:value="1.97048667694444" calcext:value-type="float">
            <text:p>1.97048667694444</text:p>
          </table:table-cell>
          <table:table-cell table:formula="of:=SIN([.E884])" office:value-type="float" office:value="0.921181533175358" calcext:value-type="float">
            <text:p>0.921181533175358</text:p>
          </table:table-cell>
          <table:table-cell table:formula="of:=SIN([.C884])" office:value-type="float" office:value="0.933693434274277" calcext:value-type="float">
            <text:p>0.93369343427427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08.1802" calcext:value-type="float">
            <text:p>108.1802</text:p>
          </table:table-cell>
          <table:table-cell office:value-type="float" office:value="1.8715" calcext:value-type="float">
            <text:p>1.8715</text:p>
          </table:table-cell>
          <table:table-cell table:formula="of:=[.C885]/3.1415*180" office:value-type="float" office:value="107.232213910552" calcext:value-type="float">
            <text:p>107.232213910552</text:p>
          </table:table-cell>
          <table:table-cell table:formula="of:=([.B885]/180)*3.1415" office:value-type="float" office:value="1.88804499055556" calcext:value-type="float">
            <text:p>1.88804499055556</text:p>
          </table:table-cell>
          <table:table-cell table:formula="of:=SIN([.E885])" office:value-type="float" office:value="0.950097302585304" calcext:value-type="float">
            <text:p>0.950097302585304</text:p>
          </table:table-cell>
          <table:table-cell table:formula="of:=SIN([.C885])" office:value-type="float" office:value="0.955128302971495" calcext:value-type="float">
            <text:p>0.95512830297149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03.6097" calcext:value-type="float">
            <text:p>103.6097</text:p>
          </table:table-cell>
          <table:table-cell office:value-type="float" office:value="1.796" calcext:value-type="float">
            <text:p>1.796</text:p>
          </table:table-cell>
          <table:table-cell table:formula="of:=[.C886]/3.1415*180" office:value-type="float" office:value="102.906254973739" calcext:value-type="float">
            <text:p>102.906254973739</text:p>
          </table:table-cell>
          <table:table-cell table:formula="of:=([.B886]/180)*3.1415" office:value-type="float" office:value="1.80827706972222" calcext:value-type="float">
            <text:p>1.80827706972222</text:p>
          </table:table-cell>
          <table:table-cell table:formula="of:=SIN([.E886])" office:value-type="float" office:value="0.971933725868958" calcext:value-type="float">
            <text:p>0.971933725868958</text:p>
          </table:table-cell>
          <table:table-cell table:formula="of:=SIN([.C886])" office:value-type="float" office:value="0.974748646062821" calcext:value-type="float">
            <text:p>0.97474864606282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02.08" calcext:value-type="float">
            <text:p>102.08</text:p>
          </table:table-cell>
          <table:table-cell office:value-type="float" office:value="1.7472" calcext:value-type="float">
            <text:p>1.7472</text:p>
          </table:table-cell>
          <table:table-cell table:formula="of:=[.C887]/3.1415*180" office:value-type="float" office:value="100.110138468884" calcext:value-type="float">
            <text:p>100.110138468884</text:p>
          </table:table-cell>
          <table:table-cell table:formula="of:=([.B887]/180)*3.1415" office:value-type="float" office:value="1.78157955555556" calcext:value-type="float">
            <text:p>1.78157955555556</text:p>
          </table:table-cell>
          <table:table-cell table:formula="of:=SIN([.E887])" office:value-type="float" office:value="0.977867342966645" calcext:value-type="float">
            <text:p>0.977867342966645</text:p>
          </table:table-cell>
          <table:table-cell table:formula="of:=SIN([.C887])" office:value-type="float" office:value="0.984481177955221" calcext:value-type="float">
            <text:p>0.98448117795522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8.1105" calcext:value-type="float">
            <text:p>98.1105</text:p>
          </table:table-cell>
          <table:table-cell office:value-type="float" office:value="1.7087" calcext:value-type="float">
            <text:p>1.7087</text:p>
          </table:table-cell>
          <table:table-cell table:formula="of:=[.C888]/3.1415*180" office:value-type="float" office:value="97.9041858984562" calcext:value-type="float">
            <text:p>97.9041858984562</text:p>
          </table:table-cell>
          <table:table-cell table:formula="of:=([.B888]/180)*3.1415" office:value-type="float" office:value="1.71230075416667" calcext:value-type="float">
            <text:p>1.71230075416667</text:p>
          </table:table-cell>
          <table:table-cell table:formula="of:=SIN([.E888])" office:value-type="float" office:value="0.990004943232043" calcext:value-type="float">
            <text:p>0.990004943232043</text:p>
          </table:table-cell>
          <table:table-cell table:formula="of:=SIN([.C888])" office:value-type="float" office:value="0.990506348174757" calcext:value-type="float">
            <text:p>0.99050634817475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7.8895" calcext:value-type="float">
            <text:p>97.8895</text:p>
          </table:table-cell>
          <table:table-cell office:value-type="float" office:value="1.6776" calcext:value-type="float">
            <text:p>1.6776</text:p>
          </table:table-cell>
          <table:table-cell table:formula="of:=[.C889]/3.1415*180" office:value-type="float" office:value="96.1222346013051" calcext:value-type="float">
            <text:p>96.1222346013051</text:p>
          </table:table-cell>
          <table:table-cell table:formula="of:=([.B889]/180)*3.1415" office:value-type="float" office:value="1.70844369027778" calcext:value-type="float">
            <text:p>1.70844369027778</text:p>
          </table:table-cell>
          <table:table-cell table:formula="of:=SIN([.E889])" office:value-type="float" office:value="0.990541549765723" calcext:value-type="float">
            <text:p>0.990541549765723</text:p>
          </table:table-cell>
          <table:table-cell table:formula="of:=SIN([.C889])" office:value-type="float" office:value="0.994301907309298" calcext:value-type="float">
            <text:p>0.99430190730929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3.7925" calcext:value-type="float">
            <text:p>93.7925</text:p>
          </table:table-cell>
          <table:table-cell office:value-type="float" office:value="1.6379" calcext:value-type="float">
            <text:p>1.6379</text:p>
          </table:table-cell>
          <table:table-cell table:formula="of:=[.C890]/3.1415*180" office:value-type="float" office:value="93.8475250676428" calcext:value-type="float">
            <text:p>93.8475250676428</text:p>
          </table:table-cell>
          <table:table-cell table:formula="of:=([.B890]/180)*3.1415" office:value-type="float" office:value="1.63693965972222" calcext:value-type="float">
            <text:p>1.63693965972222</text:p>
          </table:table-cell>
          <table:table-cell table:formula="of:=SIN([.E890])" office:value-type="float" office:value="0.997813327142686" calcext:value-type="float">
            <text:p>0.997813327142686</text:p>
          </table:table-cell>
          <table:table-cell table:formula="of:=SIN([.C890])" office:value-type="float" office:value="0.997749393233354" calcext:value-type="float">
            <text:p>0.99774939323335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3.6176" calcext:value-type="float">
            <text:p>93.6176</text:p>
          </table:table-cell>
          <table:table-cell office:value-type="float" office:value="1.5927" calcext:value-type="float">
            <text:p>1.5927</text:p>
          </table:table-cell>
          <table:table-cell table:formula="of:=[.C891]/3.1415*180" office:value-type="float" office:value="91.2576794524908" calcext:value-type="float">
            <text:p>91.2576794524908</text:p>
          </table:table-cell>
          <table:table-cell table:formula="of:=([.B891]/180)*3.1415" office:value-type="float" office:value="1.63388716888889" calcext:value-type="float">
            <text:p>1.63388716888889</text:p>
          </table:table-cell>
          <table:table-cell table:formula="of:=SIN([.E891])" office:value-type="float" office:value="0.99801043290172" calcext:value-type="float">
            <text:p>0.99801043290172</text:p>
          </table:table-cell>
          <table:table-cell table:formula="of:=SIN([.C891])" office:value-type="float" office:value="0.999760124140747" calcext:value-type="float">
            <text:p>0.99976012414074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1.0367" calcext:value-type="float">
            <text:p>91.0367</text:p>
          </table:table-cell>
          <table:table-cell office:value-type="float" office:value="1.5573" calcext:value-type="float">
            <text:p>1.5573</text:p>
          </table:table-cell>
          <table:table-cell table:formula="of:=[.C892]/3.1415*180" office:value-type="float" office:value="89.2293490370842" calcext:value-type="float">
            <text:p>89.2293490370842</text:p>
          </table:table-cell>
          <table:table-cell table:formula="of:=([.B892]/180)*3.1415" office:value-type="float" office:value="1.58884329472222" calcext:value-type="float">
            <text:p>1.58884329472222</text:p>
          </table:table-cell>
          <table:table-cell table:formula="of:=SIN([.E892])" office:value-type="float" office:value="0.999837157894099" calcext:value-type="float">
            <text:p>0.999837157894099</text:p>
          </table:table-cell>
          <table:table-cell table:formula="of:=SIN([.C892])" office:value-type="float" office:value="0.99990892596397" calcext:value-type="float">
            <text:p>0.9999089259639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8.9983" calcext:value-type="float">
            <text:p>88.9983</text:p>
          </table:table-cell>
          <table:table-cell office:value-type="float" office:value="1.518" calcext:value-type="float">
            <text:p>1.518</text:p>
          </table:table-cell>
          <table:table-cell table:formula="of:=[.C893]/3.1415*180" office:value-type="float" office:value="86.9775584911666" calcext:value-type="float">
            <text:p>86.9775584911666</text:p>
          </table:table-cell>
          <table:table-cell table:formula="of:=([.B893]/180)*3.1415" office:value-type="float" office:value="1.5532675525" calcext:value-type="float">
            <text:p>1.5532675525</text:p>
          </table:table-cell>
          <table:table-cell table:formula="of:=SIN([.E893])" office:value-type="float" office:value="0.999846374969462" calcext:value-type="float">
            <text:p>0.999846374969462</text:p>
          </table:table-cell>
          <table:table-cell table:formula="of:=SIN([.C893])" office:value-type="float" office:value="0.998606597653793" calcext:value-type="float">
            <text:p>0.99860659765379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5.7915" calcext:value-type="float">
            <text:p>85.7915</text:p>
          </table:table-cell>
          <table:table-cell office:value-type="float" office:value="1.513" calcext:value-type="float">
            <text:p>1.513</text:p>
          </table:table-cell>
          <table:table-cell table:formula="of:=[.C894]/3.1415*180" office:value-type="float" office:value="86.6910711443578" calcext:value-type="float">
            <text:p>86.6910711443578</text:p>
          </table:table-cell>
          <table:table-cell table:formula="of:=([.B894]/180)*3.1415" office:value-type="float" office:value="1.49729998472222" calcext:value-type="float">
            <text:p>1.49729998472222</text:p>
          </table:table-cell>
          <table:table-cell table:formula="of:=SIN([.E894])" office:value-type="float" office:value="0.997300359402738" calcext:value-type="float">
            <text:p>0.997300359402738</text:p>
          </table:table-cell>
          <table:table-cell table:formula="of:=SIN([.C894])" office:value-type="float" office:value="0.998330257185034" calcext:value-type="float">
            <text:p>0.99833025718503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7.7603" calcext:value-type="float">
            <text:p>87.7603</text:p>
          </table:table-cell>
          <table:table-cell office:value-type="float" office:value="1.5543" calcext:value-type="float">
            <text:p>1.5543</text:p>
          </table:table-cell>
          <table:table-cell table:formula="of:=[.C895]/3.1415*180" office:value-type="float" office:value="89.0574566289989" calcext:value-type="float">
            <text:p>89.0574566289989</text:p>
          </table:table-cell>
          <table:table-cell table:formula="of:=([.B895]/180)*3.1415" office:value-type="float" office:value="1.53166101361111" calcext:value-type="float">
            <text:p>1.53166101361111</text:p>
          </table:table-cell>
          <table:table-cell table:formula="of:=SIN([.E895])" office:value-type="float" office:value="0.999234311364141" calcext:value-type="float">
            <text:p>0.999234311364141</text:p>
          </table:table-cell>
          <table:table-cell table:formula="of:=SIN([.C895])" office:value-type="float" office:value="0.999863938686697" calcext:value-type="float">
            <text:p>0.99986393868669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90.5137" calcext:value-type="float">
            <text:p>90.5137</text:p>
          </table:table-cell>
          <table:table-cell office:value-type="float" office:value="1.6093" calcext:value-type="float">
            <text:p>1.6093</text:p>
          </table:table-cell>
          <table:table-cell table:formula="of:=[.C896]/3.1415*180" office:value-type="float" office:value="92.2088174438962" calcext:value-type="float">
            <text:p>92.2088174438962</text:p>
          </table:table-cell>
          <table:table-cell table:formula="of:=([.B896]/180)*3.1415" office:value-type="float" office:value="1.57971549194444" calcext:value-type="float">
            <text:p>1.57971549194444</text:p>
          </table:table-cell>
          <table:table-cell table:formula="of:=SIN([.E896])" office:value-type="float" office:value="0.999960224510202" calcext:value-type="float">
            <text:p>0.999960224510202</text:p>
          </table:table-cell>
          <table:table-cell table:formula="of:=SIN([.C896])" office:value-type="float" office:value="0.999258825149651" calcext:value-type="float">
            <text:p>0.99925882514965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3.6041" calcext:value-type="float">
            <text:p>93.6041</text:p>
          </table:table-cell>
          <table:table-cell office:value-type="float" office:value="1.6481" calcext:value-type="float">
            <text:p>1.6481</text:p>
          </table:table-cell>
          <table:table-cell table:formula="of:=[.C897]/3.1415*180" office:value-type="float" office:value="94.4319592551329" calcext:value-type="float">
            <text:p>94.4319592551329</text:p>
          </table:table-cell>
          <table:table-cell table:formula="of:=([.B897]/180)*3.1415" office:value-type="float" office:value="1.63365155638889" calcext:value-type="float">
            <text:p>1.63365155638889</text:p>
          </table:table-cell>
          <table:table-cell table:formula="of:=SIN([.E897])" office:value-type="float" office:value="0.998025260331606" calcext:value-type="float">
            <text:p>0.998025260331606</text:p>
          </table:table-cell>
          <table:table-cell table:formula="of:=SIN([.C897])" office:value-type="float" office:value="0.997013558711368" calcext:value-type="float">
            <text:p>0.99701355871136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94.8304" calcext:value-type="float">
            <text:p>94.8304</text:p>
          </table:table-cell>
          <table:table-cell office:value-type="float" office:value="1.6683" calcext:value-type="float">
            <text:p>1.6683</text:p>
          </table:table-cell>
          <table:table-cell table:formula="of:=[.C898]/3.1415*180" office:value-type="float" office:value="95.5893681362406" calcext:value-type="float">
            <text:p>95.5893681362406</text:p>
          </table:table-cell>
          <table:table-cell table:formula="of:=([.B898]/180)*3.1415" office:value-type="float" office:value="1.65505389777778" calcext:value-type="float">
            <text:p>1.65505389777778</text:p>
          </table:table-cell>
          <table:table-cell table:formula="of:=SIN([.E898])" office:value-type="float" office:value="0.996452430394296" calcext:value-type="float">
            <text:p>0.996452430394296</text:p>
          </table:table-cell>
          <table:table-cell table:formula="of:=SIN([.C898])" office:value-type="float" office:value="0.995250281596206" calcext:value-type="float">
            <text:p>0.99525028159620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96.4352" calcext:value-type="float">
            <text:p>96.4352</text:p>
          </table:table-cell>
          <table:table-cell office:value-type="float" office:value="1.6705" calcext:value-type="float">
            <text:p>1.6705</text:p>
          </table:table-cell>
          <table:table-cell table:formula="of:=[.C899]/3.1415*180" office:value-type="float" office:value="95.7154225688366" calcext:value-type="float">
            <text:p>95.7154225688366</text:p>
          </table:table-cell>
          <table:table-cell table:formula="of:=([.B899]/180)*3.1415" office:value-type="float" office:value="1.68306211555556" calcext:value-type="float">
            <text:p>1.68306211555556</text:p>
          </table:table-cell>
          <table:table-cell table:formula="of:=SIN([.E899])" office:value-type="float" office:value="0.993704812345147" calcext:value-type="float">
            <text:p>0.993704812345147</text:p>
          </table:table-cell>
          <table:table-cell table:formula="of:=SIN([.C899])" office:value-type="float" office:value="0.995033704908528" calcext:value-type="float">
            <text:p>0.99503370490852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5.7674" calcext:value-type="float">
            <text:p>95.7674</text:p>
          </table:table-cell>
          <table:table-cell office:value-type="float" office:value="1.6728" calcext:value-type="float">
            <text:p>1.6728</text:p>
          </table:table-cell>
          <table:table-cell table:formula="of:=[.C900]/3.1415*180" office:value-type="float" office:value="95.8472067483686" calcext:value-type="float">
            <text:p>95.8472067483686</text:p>
          </table:table-cell>
          <table:table-cell table:formula="of:=([.B900]/180)*3.1415" office:value-type="float" office:value="1.67140715055556" calcext:value-type="float">
            <text:p>1.67140715055556</text:p>
          </table:table-cell>
          <table:table-cell table:formula="of:=SIN([.E900])" office:value-type="float" office:value="0.994942999037982" calcext:value-type="float">
            <text:p>0.994942999037982</text:p>
          </table:table-cell>
          <table:table-cell table:formula="of:=SIN([.C900])" office:value-type="float" office:value="0.994802134545879" calcext:value-type="float">
            <text:p>0.99480213454587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7.4448" calcext:value-type="float">
            <text:p>97.4448</text:p>
          </table:table-cell>
          <table:table-cell office:value-type="float" office:value="1.7297" calcext:value-type="float">
            <text:p>1.7297</text:p>
          </table:table-cell>
          <table:table-cell table:formula="of:=[.C901]/3.1415*180" office:value-type="float" office:value="99.1074327550533" calcext:value-type="float">
            <text:p>99.1074327550533</text:p>
          </table:table-cell>
          <table:table-cell table:formula="of:=([.B901]/180)*3.1415" office:value-type="float" office:value="1.70068244" calcext:value-type="float">
            <text:p>1.70068244</text:p>
          </table:table-cell>
          <table:table-cell table:formula="of:=SIN([.E901])" office:value-type="float" office:value="0.991576650901389" calcext:value-type="float">
            <text:p>0.991576650901389</text:p>
          </table:table-cell>
          <table:table-cell table:formula="of:=SIN([.C901])" office:value-type="float" office:value="0.987401354869274" calcext:value-type="float">
            <text:p>0.98740135486927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0.5719" calcext:value-type="float">
            <text:p>100.5719</text:p>
          </table:table-cell>
          <table:table-cell office:value-type="float" office:value="1.779" calcext:value-type="float">
            <text:p>1.779</text:p>
          </table:table-cell>
          <table:table-cell table:formula="of:=[.C902]/3.1415*180" office:value-type="float" office:value="101.932197994589" calcext:value-type="float">
            <text:p>101.932197994589</text:p>
          </table:table-cell>
          <table:table-cell table:formula="of:=([.B902]/180)*3.1415" office:value-type="float" office:value="1.75525902138889" calcext:value-type="float">
            <text:p>1.75525902138889</text:p>
          </table:table-cell>
          <table:table-cell table:formula="of:=SIN([.E902])" office:value-type="float" office:value="0.983034944206938" calcext:value-type="float">
            <text:p>0.983034944206938</text:p>
          </table:table-cell>
          <table:table-cell table:formula="of:=SIN([.C902])" office:value-type="float" office:value="0.978403798676777" calcext:value-type="float">
            <text:p>0.97840379867677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03.7867" calcext:value-type="float">
            <text:p>103.7867</text:p>
          </table:table-cell>
          <table:table-cell office:value-type="float" office:value="1.8507" calcext:value-type="float">
            <text:p>1.8507</text:p>
          </table:table-cell>
          <table:table-cell table:formula="of:=[.C903]/3.1415*180" office:value-type="float" office:value="106.040426547827" calcext:value-type="float">
            <text:p>106.040426547827</text:p>
          </table:table-cell>
          <table:table-cell table:formula="of:=([.B903]/180)*3.1415" office:value-type="float" office:value="1.81136621138889" calcext:value-type="float">
            <text:p>1.81136621138889</text:p>
          </table:table-cell>
          <table:table-cell table:formula="of:=SIN([.E903])" office:value-type="float" office:value="0.971202354064649" calcext:value-type="float">
            <text:p>0.971202354064649</text:p>
          </table:table-cell>
          <table:table-cell table:formula="of:=SIN([.C903])" office:value-type="float" office:value="0.961082054305862" calcext:value-type="float">
            <text:p>0.96108205430586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08.1946" calcext:value-type="float">
            <text:p>108.1946</text:p>
          </table:table-cell>
          <table:table-cell office:value-type="float" office:value="1.9214" calcext:value-type="float">
            <text:p>1.9214</text:p>
          </table:table-cell>
          <table:table-cell table:formula="of:=[.C904]/3.1415*180" office:value-type="float" office:value="110.091357631705" calcext:value-type="float">
            <text:p>110.091357631705</text:p>
          </table:table-cell>
          <table:table-cell table:formula="of:=([.B904]/180)*3.1415" office:value-type="float" office:value="1.88829631055556" calcext:value-type="float">
            <text:p>1.88829631055556</text:p>
          </table:table-cell>
          <table:table-cell table:formula="of:=SIN([.E904])" office:value-type="float" office:value="0.950018872375461" calcext:value-type="float">
            <text:p>0.950018872375461</text:p>
          </table:table-cell>
          <table:table-cell table:formula="of:=SIN([.C904])" office:value-type="float" office:value="0.939165543477776" calcext:value-type="float">
            <text:p>0.93916554347777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11.7866" calcext:value-type="float">
            <text:p>111.7866</text:p>
          </table:table-cell>
          <table:table-cell office:value-type="float" office:value="1.9905" calcext:value-type="float">
            <text:p>1.9905</text:p>
          </table:table-cell>
          <table:table-cell table:formula="of:=[.C905]/3.1415*180" office:value-type="float" office:value="114.050612764603" calcext:value-type="float">
            <text:p>114.050612764603</text:p>
          </table:table-cell>
          <table:table-cell table:formula="of:=([.B905]/180)*3.1415" office:value-type="float" office:value="1.95098668833333" calcext:value-type="float">
            <text:p>1.95098668833333</text:p>
          </table:table-cell>
          <table:table-cell table:formula="of:=SIN([.E905])" office:value-type="float" office:value="0.928594009759492" calcext:value-type="float">
            <text:p>0.928594009759492</text:p>
          </table:table-cell>
          <table:table-cell table:formula="of:=SIN([.C905])" office:value-type="float" office:value="0.913209730569708" calcext:value-type="float">
            <text:p>0.91320973056970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16.2861" calcext:value-type="float">
            <text:p>116.2861</text:p>
          </table:table-cell>
          <table:table-cell office:value-type="float" office:value="2.0642" calcext:value-type="float">
            <text:p>2.0642</text:p>
          </table:table-cell>
          <table:table-cell table:formula="of:=[.C906]/3.1415*180" office:value-type="float" office:value="118.273436256565" calcext:value-type="float">
            <text:p>118.273436256565</text:p>
          </table:table-cell>
          <table:table-cell table:formula="of:=([.B906]/180)*3.1415" office:value-type="float" office:value="2.02951546194444" calcext:value-type="float">
            <text:p>2.02951546194444</text:p>
          </table:table-cell>
          <table:table-cell table:formula="of:=SIN([.E906])" office:value-type="float" office:value="0.896620399857298" calcext:value-type="float">
            <text:p>0.896620399857298</text:p>
          </table:table-cell>
          <table:table-cell table:formula="of:=SIN([.C906])" office:value-type="float" office:value="0.880725894073534" calcext:value-type="float">
            <text:p>0.88072589407353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20.2765" calcext:value-type="float">
            <text:p>120.2765</text:p>
          </table:table-cell>
          <table:table-cell office:value-type="float" office:value="2.1381" calcext:value-type="float">
            <text:p>2.1381</text:p>
          </table:table-cell>
          <table:table-cell table:formula="of:=[.C907]/3.1415*180" office:value-type="float" office:value="122.5077192424" calcext:value-type="float">
            <text:p>122.5077192424</text:p>
          </table:table-cell>
          <table:table-cell table:formula="of:=([.B907]/180)*3.1415" office:value-type="float" office:value="2.09915902638889" calcext:value-type="float">
            <text:p>2.09915902638889</text:p>
          </table:table-cell>
          <table:table-cell table:formula="of:=SIN([.E907])" office:value-type="float" office:value="0.863633623603853" calcext:value-type="float">
            <text:p>0.863633623603853</text:p>
          </table:table-cell>
          <table:table-cell table:formula="of:=SIN([.C907])" office:value-type="float" office:value="0.84335293736841" calcext:value-type="float">
            <text:p>0.8433529373684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24.6753" calcext:value-type="float">
            <text:p>124.6753</text:p>
          </table:table-cell>
          <table:table-cell office:value-type="float" office:value="2.1904" calcext:value-type="float">
            <text:p>2.1904</text:p>
          </table:table-cell>
          <table:table-cell table:formula="of:=[.C908]/3.1415*180" office:value-type="float" office:value="125.504376890021" calcext:value-type="float">
            <text:p>125.504376890021</text:p>
          </table:table-cell>
          <table:table-cell table:formula="of:=([.B908]/180)*3.1415" office:value-type="float" office:value="2.17593030527778" calcext:value-type="float">
            <text:p>2.17593030527778</text:p>
          </table:table-cell>
          <table:table-cell table:formula="of:=SIN([.E908])" office:value-type="float" office:value="0.822425888370458" calcext:value-type="float">
            <text:p>0.822425888370458</text:p>
          </table:table-cell>
          <table:table-cell table:formula="of:=SIN([.C908])" office:value-type="float" office:value="0.814108672539454" calcext:value-type="float">
            <text:p>0.81410867253945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27.4735" calcext:value-type="float">
            <text:p>127.4735</text:p>
          </table:table-cell>
          <table:table-cell office:value-type="float" office:value="2.1381" calcext:value-type="float">
            <text:p>2.1381</text:p>
          </table:table-cell>
          <table:table-cell table:formula="of:=[.C909]/3.1415*180" office:value-type="float" office:value="122.5077192424" calcext:value-type="float">
            <text:p>122.5077192424</text:p>
          </table:table-cell>
          <table:table-cell table:formula="of:=([.B909]/180)*3.1415" office:value-type="float" office:value="2.22476666805556" calcext:value-type="float">
            <text:p>2.22476666805556</text:p>
          </table:table-cell>
          <table:table-cell table:formula="of:=SIN([.E909])" office:value-type="float" office:value="0.793674733735846" calcext:value-type="float">
            <text:p>0.793674733735846</text:p>
          </table:table-cell>
          <table:table-cell table:formula="of:=SIN([.C909])" office:value-type="float" office:value="0.84335293736841" calcext:value-type="float">
            <text:p>0.8433529373684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16.9473" calcext:value-type="float">
            <text:p>116.9473</text:p>
          </table:table-cell>
          <table:table-cell office:value-type="float" office:value="1.9591" calcext:value-type="float">
            <text:p>1.9591</text:p>
          </table:table-cell>
          <table:table-cell table:formula="of:=[.C910]/3.1415*180" office:value-type="float" office:value="112.251472226643" calcext:value-type="float">
            <text:p>112.251472226643</text:p>
          </table:table-cell>
          <table:table-cell table:formula="of:=([.B910]/180)*3.1415" office:value-type="float" office:value="2.04105523861111" calcext:value-type="float">
            <text:p>2.04105523861111</text:p>
          </table:table-cell>
          <table:table-cell table:formula="of:=SIN([.E910])" office:value-type="float" office:value="0.891451000702666" calcext:value-type="float">
            <text:p>0.891451000702666</text:p>
          </table:table-cell>
          <table:table-cell table:formula="of:=SIN([.C910])" office:value-type="float" office:value="0.925552652619733" calcext:value-type="float">
            <text:p>0.92555265261973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13.0893" calcext:value-type="float">
            <text:p>113.0893</text:p>
          </table:table-cell>
          <table:table-cell office:value-type="float" office:value="2.008" calcext:value-type="float">
            <text:p>2.008</text:p>
          </table:table-cell>
          <table:table-cell table:formula="of:=[.C911]/3.1415*180" office:value-type="float" office:value="115.053318478434" calcext:value-type="float">
            <text:p>115.053318478434</text:p>
          </table:table-cell>
          <table:table-cell table:formula="of:=([.B911]/180)*3.1415" office:value-type="float" office:value="1.97372242194444" calcext:value-type="float">
            <text:p>1.97372242194444</text:p>
          </table:table-cell>
          <table:table-cell table:formula="of:=SIN([.E911])" office:value-type="float" office:value="0.919917577431929" calcext:value-type="float">
            <text:p>0.919917577431929</text:p>
          </table:table-cell>
          <table:table-cell table:formula="of:=SIN([.C911])" office:value-type="float" office:value="0.905939190281916" calcext:value-type="float">
            <text:p>0.90593919028191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16.7953" calcext:value-type="float">
            <text:p>116.7953</text:p>
          </table:table-cell>
          <table:table-cell office:value-type="float" office:value="2.0605" calcext:value-type="float">
            <text:p>2.0605</text:p>
          </table:table-cell>
          <table:table-cell table:formula="of:=[.C912]/3.1415*180" office:value-type="float" office:value="118.061435619927" calcext:value-type="float">
            <text:p>118.061435619927</text:p>
          </table:table-cell>
          <table:table-cell table:formula="of:=([.B912]/180)*3.1415" office:value-type="float" office:value="2.03840241638889" calcext:value-type="float">
            <text:p>2.03840241638889</text:p>
          </table:table-cell>
          <table:table-cell table:formula="of:=SIN([.E912])" office:value-type="float" office:value="0.892649901649421" calcext:value-type="float">
            <text:p>0.892649901649421</text:p>
          </table:table-cell>
          <table:table-cell table:formula="of:=SIN([.C912])" office:value-type="float" office:value="0.882472278930484" calcext:value-type="float">
            <text:p>0.88247227893048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19.314" calcext:value-type="float">
            <text:p>119.314</text:p>
          </table:table-cell>
          <table:table-cell office:value-type="float" office:value="2.1191" calcext:value-type="float">
            <text:p>2.1191</text:p>
          </table:table-cell>
          <table:table-cell table:formula="of:=[.C913]/3.1415*180" office:value-type="float" office:value="121.419067324527" calcext:value-type="float">
            <text:p>121.419067324527</text:p>
          </table:table-cell>
          <table:table-cell table:formula="of:=([.B913]/180)*3.1415" office:value-type="float" office:value="2.08236072777778" calcext:value-type="float">
            <text:p>2.08236072777778</text:p>
          </table:table-cell>
          <table:table-cell table:formula="of:=SIN([.E913])" office:value-type="float" office:value="0.871979735036809" calcext:value-type="float">
            <text:p>0.871979735036809</text:p>
          </table:table-cell>
          <table:table-cell table:formula="of:=SIN([.C913])" office:value-type="float" office:value="0.85340994340622" calcext:value-type="float">
            <text:p>0.8534099434062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23.5953" calcext:value-type="float">
            <text:p>123.5953</text:p>
          </table:table-cell>
          <table:table-cell office:value-type="float" office:value="2.184" calcext:value-type="float">
            <text:p>2.184</text:p>
          </table:table-cell>
          <table:table-cell table:formula="of:=[.C914]/3.1415*180" office:value-type="float" office:value="125.137673086105" calcext:value-type="float">
            <text:p>125.137673086105</text:p>
          </table:table-cell>
          <table:table-cell table:formula="of:=([.B914]/180)*3.1415" office:value-type="float" office:value="2.15708130527778" calcext:value-type="float">
            <text:p>2.15708130527778</text:p>
          </table:table-cell>
          <table:table-cell table:formula="of:=SIN([.E914])" office:value-type="float" office:value="0.833001833457778" calcext:value-type="float">
            <text:p>0.833001833457778</text:p>
          </table:table-cell>
          <table:table-cell table:formula="of:=SIN([.C914])" office:value-type="float" office:value="0.817808534618748" calcext:value-type="float">
            <text:p>0.81780853461874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27.0465" calcext:value-type="float">
            <text:p>127.0465</text:p>
          </table:table-cell>
          <table:table-cell office:value-type="float" office:value="2.237" calcext:value-type="float">
            <text:p>2.237</text:p>
          </table:table-cell>
          <table:table-cell table:formula="of:=[.C915]/3.1415*180" office:value-type="float" office:value="128.174438962279" calcext:value-type="float">
            <text:p>128.174438962279</text:p>
          </table:table-cell>
          <table:table-cell table:formula="of:=([.B915]/180)*3.1415" office:value-type="float" office:value="2.21731433194444" calcext:value-type="float">
            <text:p>2.21731433194444</text:p>
          </table:table-cell>
          <table:table-cell table:formula="of:=SIN([.E915])" office:value-type="float" office:value="0.79818622426943" calcext:value-type="float">
            <text:p>0.79818622426943</text:p>
          </table:table-cell>
          <table:table-cell table:formula="of:=SIN([.C915])" office:value-type="float" office:value="0.786173477709816" calcext:value-type="float">
            <text:p>0.78617347770981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30.056" calcext:value-type="float">
            <text:p>130.056</text:p>
          </table:table-cell>
          <table:table-cell office:value-type="float" office:value="2.2846" calcext:value-type="float">
            <text:p>2.2846</text:p>
          </table:table-cell>
          <table:table-cell table:formula="of:=[.C916]/3.1415*180" office:value-type="float" office:value="130.901798503899" calcext:value-type="float">
            <text:p>130.901798503899</text:p>
          </table:table-cell>
          <table:table-cell table:formula="of:=([.B916]/180)*3.1415" office:value-type="float" office:value="2.26983846666667" calcext:value-type="float">
            <text:p>2.26983846666667</text:p>
          </table:table-cell>
          <table:table-cell table:formula="of:=SIN([.E916])" office:value-type="float" office:value="0.765458906756827" calcext:value-type="float">
            <text:p>0.765458906756827</text:p>
          </table:table-cell>
          <table:table-cell table:formula="of:=SIN([.C916])" office:value-type="float" office:value="0.755877033363431" calcext:value-type="float">
            <text:p>0.75587703336343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25.6096" calcext:value-type="float">
            <text:p>125.6096</text:p>
          </table:table-cell>
          <table:table-cell office:value-type="float" office:value="2.2424" calcext:value-type="float">
            <text:p>2.2424</text:p>
          </table:table-cell>
          <table:table-cell table:formula="of:=[.C917]/3.1415*180" office:value-type="float" office:value="128.483845296833" calcext:value-type="float">
            <text:p>128.483845296833</text:p>
          </table:table-cell>
          <table:table-cell table:formula="of:=([.B917]/180)*3.1415" office:value-type="float" office:value="2.19223643555556" calcext:value-type="float">
            <text:p>2.19223643555556</text:p>
          </table:table-cell>
          <table:table-cell table:formula="of:=SIN([.E917])" office:value-type="float" office:value="0.81304085917031" calcext:value-type="float">
            <text:p>0.81304085917031</text:p>
          </table:table-cell>
          <table:table-cell table:formula="of:=SIN([.C917])" office:value-type="float" office:value="0.782824799816122" calcext:value-type="float">
            <text:p>0.78282479981612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24.4738" calcext:value-type="float">
            <text:p>124.4738</text:p>
          </table:table-cell>
          <table:table-cell office:value-type="float" office:value="2.0931" calcext:value-type="float">
            <text:p>2.0931</text:p>
          </table:table-cell>
          <table:table-cell table:formula="of:=[.C918]/3.1415*180" office:value-type="float" office:value="119.92933312112" calcext:value-type="float">
            <text:p>119.92933312112</text:p>
          </table:table-cell>
          <table:table-cell table:formula="of:=([.B918]/180)*3.1415" office:value-type="float" office:value="2.17241357055556" calcext:value-type="float">
            <text:p>2.17241357055556</text:p>
          </table:table-cell>
          <table:table-cell table:formula="of:=SIN([.E918])" office:value-type="float" office:value="0.824421371467556" calcext:value-type="float">
            <text:p>0.824421371467556</text:p>
          </table:table-cell>
          <table:table-cell table:formula="of:=SIN([.C918])" office:value-type="float" office:value="0.866672228512151" calcext:value-type="float">
            <text:p>0.86667222851215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15.5173" calcext:value-type="float">
            <text:p>115.5173</text:p>
          </table:table-cell>
          <table:table-cell office:value-type="float" office:value="1.9341" calcext:value-type="float">
            <text:p>1.9341</text:p>
          </table:table-cell>
          <table:table-cell table:formula="of:=[.C919]/3.1415*180" office:value-type="float" office:value="110.819035492599" calcext:value-type="float">
            <text:p>110.819035492599</text:p>
          </table:table-cell>
          <table:table-cell table:formula="of:=([.B919]/180)*3.1415" office:value-type="float" office:value="2.01609776638889" calcext:value-type="float">
            <text:p>2.01609776638889</text:p>
          </table:table-cell>
          <table:table-cell table:formula="of:=SIN([.E919])" office:value-type="float" office:value="0.902480867341196" calcext:value-type="float">
            <text:p>0.902480867341196</text:p>
          </table:table-cell>
          <table:table-cell table:formula="of:=SIN([.C919])" office:value-type="float" office:value="0.934727919545196" calcext:value-type="float">
            <text:p>0.93472791954519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06.3704" calcext:value-type="float">
            <text:p>106.3704</text:p>
          </table:table-cell>
          <table:table-cell office:value-type="float" office:value="1.7861" calcext:value-type="float">
            <text:p>1.7861</text:p>
          </table:table-cell>
          <table:table-cell table:formula="of:=[.C920]/3.1415*180" office:value-type="float" office:value="102.339010027057" calcext:value-type="float">
            <text:p>102.339010027057</text:p>
          </table:table-cell>
          <table:table-cell table:formula="of:=([.B920]/180)*3.1415" office:value-type="float" office:value="1.85645895333333" calcext:value-type="float">
            <text:p>1.85645895333333</text:p>
          </table:table-cell>
          <table:table-cell table:formula="of:=SIN([.E920])" office:value-type="float" office:value="0.959475139601128" calcext:value-type="float">
            <text:p>0.959475139601128</text:p>
          </table:table-cell>
          <table:table-cell table:formula="of:=SIN([.C920])" office:value-type="float" office:value="0.976911561263387" calcext:value-type="float">
            <text:p>0.97691156126338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8.1746" calcext:value-type="float">
            <text:p>98.1746</text:p>
          </table:table-cell>
          <table:table-cell office:value-type="float" office:value="1.6434" calcext:value-type="float">
            <text:p>1.6434</text:p>
          </table:table-cell>
          <table:table-cell table:formula="of:=[.C921]/3.1415*180" office:value-type="float" office:value="94.1626611491326" calcext:value-type="float">
            <text:p>94.1626611491326</text:p>
          </table:table-cell>
          <table:table-cell table:formula="of:=([.B921]/180)*3.1415" office:value-type="float" office:value="1.71341947722222" calcext:value-type="float">
            <text:p>1.71341947722222</text:p>
          </table:table-cell>
          <table:table-cell table:formula="of:=SIN([.E921])" office:value-type="float" office:value="0.989846547255949" calcext:value-type="float">
            <text:p>0.989846547255949</text:p>
          </table:table-cell>
          <table:table-cell table:formula="of:=SIN([.C921])" office:value-type="float" office:value="0.997365510887389" calcext:value-type="float">
            <text:p>0.99736551088738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0.2642" calcext:value-type="float">
            <text:p>90.2642</text:p>
          </table:table-cell>
          <table:table-cell office:value-type="float" office:value="1.506" calcext:value-type="float">
            <text:p>1.506</text:p>
          </table:table-cell>
          <table:table-cell table:formula="of:=[.C922]/3.1415*180" office:value-type="float" office:value="86.2899888588254" calcext:value-type="float">
            <text:p>86.2899888588254</text:p>
          </table:table-cell>
          <table:table-cell table:formula="of:=([.B922]/180)*3.1415" office:value-type="float" office:value="1.57536102388889" calcext:value-type="float">
            <text:p>1.57536102388889</text:p>
          </table:table-cell>
          <table:table-cell table:formula="of:=SIN([.E922])" office:value-type="float" office:value="0.99998958178831" calcext:value-type="float">
            <text:p>0.99998958178831</text:p>
          </table:table-cell>
          <table:table-cell table:formula="of:=SIN([.C922])" office:value-type="float" office:value="0.997901452411632" calcext:value-type="float">
            <text:p>0.99790145241163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2.6777" calcext:value-type="float">
            <text:p>82.6777</text:p>
          </table:table-cell>
          <table:table-cell office:value-type="float" office:value="1.3774" calcext:value-type="float">
            <text:p>1.3774</text:p>
          </table:table-cell>
          <table:table-cell table:formula="of:=[.C923]/3.1415*180" office:value-type="float" office:value="78.9215342989018" calcext:value-type="float">
            <text:p>78.9215342989018</text:p>
          </table:table-cell>
          <table:table-cell table:formula="of:=([.B923]/180)*3.1415" office:value-type="float" office:value="1.44295552527778" calcext:value-type="float">
            <text:p>1.44295552527778</text:p>
          </table:table-cell>
          <table:table-cell table:formula="of:=SIN([.E923])" office:value-type="float" office:value="0.991839487943031" calcext:value-type="float">
            <text:p>0.991839487943031</text:p>
          </table:table-cell>
          <table:table-cell table:formula="of:=SIN([.C923])" office:value-type="float" office:value="0.981357146103443" calcext:value-type="float">
            <text:p>0.98135714610344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5.4535" calcext:value-type="float">
            <text:p>75.4535</text:p>
          </table:table-cell>
          <table:table-cell office:value-type="float" office:value="1.2513" calcext:value-type="float">
            <text:p>1.2513</text:p>
          </table:table-cell>
          <table:table-cell table:formula="of:=[.C924]/3.1415*180" office:value-type="float" office:value="71.6963234123826" calcext:value-type="float">
            <text:p>71.6963234123826</text:p>
          </table:table-cell>
          <table:table-cell table:formula="of:=([.B924]/180)*3.1415" office:value-type="float" office:value="1.31687316805556" calcext:value-type="float">
            <text:p>1.31687316805556</text:p>
          </table:table-cell>
          <table:table-cell table:formula="of:=SIN([.E924])" office:value-type="float" office:value="0.967934362855025" calcext:value-type="float">
            <text:p>0.967934362855025</text:p>
          </table:table-cell>
          <table:table-cell table:formula="of:=SIN([.C924])" office:value-type="float" office:value="0.949393736419349" calcext:value-type="float">
            <text:p>0.94939373641934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8.2933" calcext:value-type="float">
            <text:p>68.2933</text:p>
          </table:table-cell>
          <table:table-cell office:value-type="float" office:value="1.1295" calcext:value-type="float">
            <text:p>1.1295</text:p>
          </table:table-cell>
          <table:table-cell table:formula="of:=[.C925]/3.1415*180" office:value-type="float" office:value="64.7174916441191" calcext:value-type="float">
            <text:p>64.7174916441191</text:p>
          </table:table-cell>
          <table:table-cell table:formula="of:=([.B925]/180)*3.1415" office:value-type="float" office:value="1.19190778861111" calcext:value-type="float">
            <text:p>1.19190778861111</text:p>
          </table:table-cell>
          <table:table-cell table:formula="of:=SIN([.E925])" office:value-type="float" office:value="0.929076325818586" calcext:value-type="float">
            <text:p>0.929076325818586</text:p>
          </table:table-cell>
          <table:table-cell table:formula="of:=SIN([.C925])" office:value-type="float" office:value="0.904198746432228" calcext:value-type="float">
            <text:p>0.90419874643222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1.398" calcext:value-type="float">
            <text:p>61.398</text:p>
          </table:table-cell>
          <table:table-cell office:value-type="float" office:value="1.0066" calcext:value-type="float">
            <text:p>1.0066</text:p>
          </table:table-cell>
          <table:table-cell table:formula="of:=[.C926]/3.1415*180" office:value-type="float" office:value="57.6756326595575" calcext:value-type="float">
            <text:p>57.6756326595575</text:p>
          </table:table-cell>
          <table:table-cell table:formula="of:=([.B926]/180)*3.1415" office:value-type="float" office:value="1.07156565" calcext:value-type="float">
            <text:p>1.07156565</text:p>
          </table:table-cell>
          <table:table-cell table:formula="of:=SIN([.E926])" office:value-type="float" office:value="0.877951135343755" calcext:value-type="float">
            <text:p>0.877951135343755</text:p>
          </table:table-cell>
          <table:table-cell table:formula="of:=SIN([.C926])" office:value-type="float" office:value="0.845018626966036" calcext:value-type="float">
            <text:p>0.84501862696603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4.4781" calcext:value-type="float">
            <text:p>54.4781</text:p>
          </table:table-cell>
          <table:table-cell office:value-type="float" office:value="0.8903" calcext:value-type="float">
            <text:p>0.8903</text:p>
          </table:table-cell>
          <table:table-cell table:formula="of:=[.C927]/3.1415*180" office:value-type="float" office:value="51.0119369727837" calcext:value-type="float">
            <text:p>51.0119369727837</text:p>
          </table:table-cell>
          <table:table-cell table:formula="of:=([.B927]/180)*3.1415" office:value-type="float" office:value="0.950794173055556" calcext:value-type="float">
            <text:p>0.950794173055556</text:p>
          </table:table-cell>
          <table:table-cell table:formula="of:=SIN([.E927])" office:value-type="float" office:value="0.813877205262363" calcext:value-type="float">
            <text:p>0.813877205262363</text:p>
          </table:table-cell>
          <table:table-cell table:formula="of:=SIN([.C927])" office:value-type="float" office:value="0.777260536163735" calcext:value-type="float">
            <text:p>0.77726053616373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7.9848" calcext:value-type="float">
            <text:p>47.9848</text:p>
          </table:table-cell>
          <table:table-cell office:value-type="float" office:value="0.784" calcext:value-type="float">
            <text:p>0.784</text:p>
          </table:table-cell>
          <table:table-cell table:formula="of:=[.C928]/3.1415*180" office:value-type="float" office:value="44.9212159796276" calcext:value-type="float">
            <text:p>44.9212159796276</text:p>
          </table:table-cell>
          <table:table-cell table:formula="of:=([.B928]/180)*3.1415" office:value-type="float" office:value="0.837468051111111" calcext:value-type="float">
            <text:p>0.837468051111111</text:p>
          </table:table-cell>
          <table:table-cell table:formula="of:=SIN([.E928])" office:value-type="float" office:value="0.742950753151459" calcext:value-type="float">
            <text:p>0.742950753151459</text:p>
          </table:table-cell>
          <table:table-cell table:formula="of:=SIN([.C928])" office:value-type="float" office:value="0.706117439541536" calcext:value-type="float">
            <text:p>0.70611743954153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2.1956" calcext:value-type="float">
            <text:p>42.1956</text:p>
          </table:table-cell>
          <table:table-cell office:value-type="float" office:value="0.6889" calcext:value-type="float">
            <text:p>0.6889</text:p>
          </table:table-cell>
          <table:table-cell table:formula="of:=[.C929]/3.1415*180" office:value-type="float" office:value="39.4722266433232" calcext:value-type="float">
            <text:p>39.4722266433232</text:p>
          </table:table-cell>
          <table:table-cell table:formula="of:=([.B929]/180)*3.1415" office:value-type="float" office:value="0.73643043" calcext:value-type="float">
            <text:p>0.73643043</text:p>
          </table:table-cell>
          <table:table-cell table:formula="of:=SIN([.E929])" office:value-type="float" office:value="0.671647606186496" calcext:value-type="float">
            <text:p>0.671647606186496</text:p>
          </table:table-cell>
          <table:table-cell table:formula="of:=SIN([.C929])" office:value-type="float" office:value="0.635688426671603" calcext:value-type="float">
            <text:p>0.63568842667160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6.8912" calcext:value-type="float">
            <text:p>36.8912</text:p>
          </table:table-cell>
          <table:table-cell office:value-type="float" office:value="0.5978" calcext:value-type="float">
            <text:p>0.5978</text:p>
          </table:table-cell>
          <table:table-cell table:formula="of:=[.C930]/3.1415*180" office:value-type="float" office:value="34.252427184466" calcext:value-type="float">
            <text:p>34.252427184466</text:p>
          </table:table-cell>
          <table:table-cell table:formula="of:=([.B930]/180)*3.1415" office:value-type="float" office:value="0.643853915555556" calcext:value-type="float">
            <text:p>0.643853915555556</text:p>
          </table:table-cell>
          <table:table-cell table:formula="of:=SIN([.E930])" office:value-type="float" office:value="0.600282208062179" calcext:value-type="float">
            <text:p>0.600282208062179</text:p>
          </table:table-cell>
          <table:table-cell table:formula="of:=SIN([.C930])" office:value-type="float" office:value="0.562825370072695" calcext:value-type="float">
            <text:p>0.56282537007269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1.7836" calcext:value-type="float">
            <text:p>31.7836</text:p>
          </table:table-cell>
          <table:table-cell office:value-type="float" office:value="0.5084" calcext:value-type="float">
            <text:p>0.5084</text:p>
          </table:table-cell>
          <table:table-cell table:formula="of:=[.C931]/3.1415*180" office:value-type="float" office:value="29.1300334235238" calcext:value-type="float">
            <text:p>29.1300334235238</text:p>
          </table:table-cell>
          <table:table-cell table:formula="of:=([.B931]/180)*3.1415" office:value-type="float" office:value="0.554712107777778" calcext:value-type="float">
            <text:p>0.554712107777778</text:p>
          </table:table-cell>
          <table:table-cell table:formula="of:=SIN([.E931])" office:value-type="float" office:value="0.526698598643225" calcext:value-type="float">
            <text:p>0.526698598643225</text:p>
          </table:table-cell>
          <table:table-cell table:formula="of:=SIN([.C931])" office:value-type="float" office:value="0.486780231399725" calcext:value-type="float">
            <text:p>0.48678023139972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6.5357" calcext:value-type="float">
            <text:p>26.5357</text:p>
          </table:table-cell>
          <table:table-cell office:value-type="float" office:value="0.4218" calcext:value-type="float">
            <text:p>0.4218</text:p>
          </table:table-cell>
          <table:table-cell table:formula="of:=[.C932]/3.1415*180" office:value-type="float" office:value="24.1680725767945" calcext:value-type="float">
            <text:p>24.1680725767945</text:p>
          </table:table-cell>
          <table:table-cell table:formula="of:=([.B932]/180)*3.1415" office:value-type="float" office:value="0.463121675277778" calcext:value-type="float">
            <text:p>0.463121675277778</text:p>
          </table:table-cell>
          <table:table-cell table:formula="of:=SIN([.E932])" office:value-type="float" office:value="0.446743124248061" calcext:value-type="float">
            <text:p>0.446743124248061</text:p>
          </table:table-cell>
          <table:table-cell table:formula="of:=SIN([.C932])" office:value-type="float" office:value="0.409403351692854" calcext:value-type="float">
            <text:p>0.40940335169285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1.5181" calcext:value-type="float">
            <text:p>21.5181</text:p>
          </table:table-cell>
          <table:table-cell office:value-type="float" office:value="0.3355" calcext:value-type="float">
            <text:p>0.3355</text:p>
          </table:table-cell>
          <table:table-cell table:formula="of:=[.C933]/3.1415*180" office:value-type="float" office:value="19.2233009708738" calcext:value-type="float">
            <text:p>19.2233009708738</text:p>
          </table:table-cell>
          <table:table-cell table:formula="of:=([.B933]/180)*3.1415" office:value-type="float" office:value="0.3755506175" calcext:value-type="float">
            <text:p>0.3755506175</text:p>
          </table:table-cell>
          <table:table-cell table:formula="of:=SIN([.E933])" office:value-type="float" office:value="0.366784827317483" calcext:value-type="float">
            <text:p>0.366784827317483</text:p>
          </table:table-cell>
          <table:table-cell table:formula="of:=SIN([.C933])" office:value-type="float" office:value="0.329241333912899" calcext:value-type="float">
            <text:p>0.32924133391289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6.9539" calcext:value-type="float">
            <text:p>16.9539</text:p>
          </table:table-cell>
          <table:table-cell office:value-type="float" office:value="0.2548" calcext:value-type="float">
            <text:p>0.2548</text:p>
          </table:table-cell>
          <table:table-cell table:formula="of:=[.C934]/3.1415*180" office:value-type="float" office:value="14.599395193379" calcext:value-type="float">
            <text:p>14.599395193379</text:p>
          </table:table-cell>
          <table:table-cell table:formula="of:=([.B934]/180)*3.1415" office:value-type="float" office:value="0.295892649166667" calcext:value-type="float">
            <text:p>0.295892649166667</text:p>
          </table:table-cell>
          <table:table-cell table:formula="of:=SIN([.E934])" office:value-type="float" office:value="0.2915938228112" calcext:value-type="float">
            <text:p>0.2915938228112</text:p>
          </table:table-cell>
          <table:table-cell table:formula="of:=SIN([.C934])" office:value-type="float" office:value="0.252051870931622" calcext:value-type="float">
            <text:p>0.25205187093162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2.2089" calcext:value-type="float">
            <text:p>12.2089</text:p>
          </table:table-cell>
          <table:table-cell office:value-type="float" office:value="0.1757" calcext:value-type="float">
            <text:p>0.1757</text:p>
          </table:table-cell>
          <table:table-cell table:formula="of:=[.C935]/3.1415*180" office:value-type="float" office:value="10.067165366863" calcext:value-type="float">
            <text:p>10.067165366863</text:p>
          </table:table-cell>
          <table:table-cell table:formula="of:=([.B935]/180)*3.1415" office:value-type="float" office:value="0.213079218611111" calcext:value-type="float">
            <text:p>0.213079218611111</text:p>
          </table:table-cell>
          <table:table-cell table:formula="of:=SIN([.E935])" office:value-type="float" office:value="0.2114704778173" calcext:value-type="float">
            <text:p>0.2114704778173</text:p>
          </table:table-cell>
          <table:table-cell table:formula="of:=SIN([.C935])" office:value-type="float" office:value="0.174797403458044" calcext:value-type="float">
            <text:p>0.17479740345804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7787" calcext:value-type="float">
            <text:p>7.7787</text:p>
          </table:table-cell>
          <table:table-cell office:value-type="float" office:value="0.101" calcext:value-type="float">
            <text:p>0.101</text:p>
          </table:table-cell>
          <table:table-cell table:formula="of:=[.C936]/3.1415*180" office:value-type="float" office:value="5.78704440553876" calcext:value-type="float">
            <text:p>5.78704440553876</text:p>
          </table:table-cell>
          <table:table-cell table:formula="of:=([.B936]/180)*3.1415" office:value-type="float" office:value="0.1357599225" calcext:value-type="float">
            <text:p>0.1357599225</text:p>
          </table:table-cell>
          <table:table-cell table:formula="of:=SIN([.E936])" office:value-type="float" office:value="0.135343280289983" calcext:value-type="float">
            <text:p>0.135343280289983</text:p>
          </table:table-cell>
          <table:table-cell table:formula="of:=SIN([.C936])" office:value-type="float" office:value="0.100828370729568" calcext:value-type="float">
            <text:p>0.10082837072956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.8592" calcext:value-type="float">
            <text:p>3.8592</text:p>
          </table:table-cell>
          <table:table-cell office:value-type="float" office:value="0.0342" calcext:value-type="float">
            <text:p>0.0342</text:p>
          </table:table-cell>
          <table:table-cell table:formula="of:=[.C937]/3.1415*180" office:value-type="float" office:value="1.95957345217253" calcext:value-type="float">
            <text:p>1.95957345217253</text:p>
          </table:table-cell>
          <table:table-cell table:formula="of:=([.B937]/180)*3.1415" office:value-type="float" office:value="0.06735376" calcext:value-type="float">
            <text:p>0.06735376</text:p>
          </table:table-cell>
          <table:table-cell table:formula="of:=SIN([.E937])" office:value-type="float" office:value="0.0673028461692148" calcext:value-type="float">
            <text:p>0.067302846169215</text:p>
          </table:table-cell>
          <table:table-cell table:formula="of:=SIN([.C937])" office:value-type="float" office:value="0.0341933334418856" calcext:value-type="float">
            <text:p>0.03419333344188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59.988" calcext:value-type="float">
            <text:p>359.988</text:p>
          </table:table-cell>
          <table:table-cell office:value-type="float" office:value="-0.0346" calcext:value-type="float">
            <text:p>-0.0346</text:p>
          </table:table-cell>
          <table:table-cell table:formula="of:=[.C938]/3.1415*180" office:value-type="float" office:value="-1.98249243991724" calcext:value-type="float">
            <text:p>-1.98249243991724</text:p>
          </table:table-cell>
          <table:table-cell table:formula="of:=([.B938]/180)*3.1415" office:value-type="float" office:value="6.28279056666667" calcext:value-type="float">
            <text:p>6.28279056666667</text:p>
          </table:table-cell>
          <table:table-cell table:formula="of:=SIN([.E938])" office:value-type="float" office:value="-0.000394740502668263" calcext:value-type="float">
            <text:p>-0.000394740502668</text:p>
          </table:table-cell>
          <table:table-cell table:formula="of:=SIN([.C938])" office:value-type="float" office:value="-0.0345930967905586" calcext:value-type="float">
            <text:p>-0.03459309679055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56.223" calcext:value-type="float">
            <text:p>356.223</text:p>
          </table:table-cell>
          <table:table-cell office:value-type="float" office:value="-0.0994" calcext:value-type="float">
            <text:p>-0.0994</text:p>
          </table:table-cell>
          <table:table-cell table:formula="of:=[.C939]/3.1415*180" office:value-type="float" office:value="-5.69536845455992" calcext:value-type="float">
            <text:p>-5.69536845455992</text:p>
          </table:table-cell>
          <table:table-cell table:formula="of:=([.B939]/180)*3.1415" office:value-type="float" office:value="6.21708085833333" calcext:value-type="float">
            <text:p>6.21708085833333</text:p>
          </table:table-cell>
          <table:table-cell table:formula="of:=SIN([.E939])" office:value-type="float" office:value="-0.0660563155143114" calcext:value-type="float">
            <text:p>-0.066056315514311</text:p>
          </table:table-cell>
          <table:table-cell table:formula="of:=SIN([.C939])" office:value-type="float" office:value="-0.099236396213467" calcext:value-type="float">
            <text:p>-0.09923639621346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52.3091" calcext:value-type="float">
            <text:p>352.3091</text:p>
          </table:table-cell>
          <table:table-cell office:value-type="float" office:value="-0.166" calcext:value-type="float">
            <text:p>-0.166</text:p>
          </table:table-cell>
          <table:table-cell table:formula="of:=[.C940]/3.1415*180" office:value-type="float" office:value="-9.5113799140538" calcext:value-type="float">
            <text:p>-9.5113799140538</text:p>
          </table:table-cell>
          <table:table-cell table:formula="of:=([.B940]/180)*3.1415" office:value-type="float" office:value="6.14877243138889" calcext:value-type="float">
            <text:p>6.14877243138889</text:p>
          </table:table-cell>
          <table:table-cell table:formula="of:=SIN([.E940])" office:value-type="float" office:value="-0.134008505682555" calcext:value-type="float">
            <text:p>-0.134008505682555</text:p>
          </table:table-cell>
          <table:table-cell table:formula="of:=SIN([.C940])" office:value-type="float" office:value="-0.165238667055266" calcext:value-type="float">
            <text:p>-0.16523866705526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48.6724" calcext:value-type="float">
            <text:p>348.6724</text:p>
          </table:table-cell>
          <table:table-cell office:value-type="float" office:value="-0.2333" calcext:value-type="float">
            <text:p>-0.2333</text:p>
          </table:table-cell>
          <table:table-cell table:formula="of:=[.C941]/3.1415*180" office:value-type="float" office:value="-13.3674996021009" calcext:value-type="float">
            <text:p>-13.3674996021009</text:p>
          </table:table-cell>
          <table:table-cell table:formula="of:=([.B941]/180)*3.1415" office:value-type="float" office:value="6.08530191444444" calcext:value-type="float">
            <text:p>6.08530191444444</text:p>
          </table:table-cell>
          <table:table-cell table:formula="of:=SIN([.E941])" office:value-type="float" office:value="-0.196594471283516" calcext:value-type="float">
            <text:p>-0.196594471283516</text:p>
          </table:table-cell>
          <table:table-cell table:formula="of:=SIN([.C941])" office:value-type="float" office:value="-0.231189375470445" calcext:value-type="float">
            <text:p>-0.23118937547044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44.888" calcext:value-type="float">
            <text:p>344.888</text:p>
          </table:table-cell>
          <table:table-cell office:value-type="float" office:value="-0.2957" calcext:value-type="float">
            <text:p>-0.2957</text:p>
          </table:table-cell>
          <table:table-cell table:formula="of:=[.C942]/3.1415*180" office:value-type="float" office:value="-16.9428616902753" calcext:value-type="float">
            <text:p>-16.9428616902753</text:p>
          </table:table-cell>
          <table:table-cell table:formula="of:=([.B942]/180)*3.1415" office:value-type="float" office:value="6.01925362222222" calcext:value-type="float">
            <text:p>6.01925362222222</text:p>
          </table:table-cell>
          <table:table-cell table:formula="of:=SIN([.E942])" office:value-type="float" office:value="-0.260878096051294" calcext:value-type="float">
            <text:p>-0.260878096051294</text:p>
          </table:table-cell>
          <table:table-cell table:formula="of:=SIN([.C942])" office:value-type="float" office:value="-0.29140954033731" calcext:value-type="float">
            <text:p>-0.2914095403373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41.5222" calcext:value-type="float">
            <text:p>341.5222</text:p>
          </table:table-cell>
          <table:table-cell office:value-type="float" office:value="-0.3515" calcext:value-type="float">
            <text:p>-0.3515</text:p>
          </table:table-cell>
          <table:table-cell table:formula="of:=[.C943]/3.1415*180" office:value-type="float" office:value="-20.1400604806621" calcext:value-type="float">
            <text:p>-20.1400604806621</text:p>
          </table:table-cell>
          <table:table-cell table:formula="of:=([.B943]/180)*3.1415" office:value-type="float" office:value="5.96051106277778" calcext:value-type="float">
            <text:p>5.96051106277778</text:p>
          </table:table-cell>
          <table:table-cell table:formula="of:=SIN([.E943])" office:value-type="float" office:value="-0.317103920269441" calcext:value-type="float">
            <text:p>-0.317103920269441</text:p>
          </table:table-cell>
          <table:table-cell table:formula="of:=SIN([.C943])" office:value-type="float" office:value="-0.344306480236364" calcext:value-type="float">
            <text:p>-0.34430648023636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38.4703" calcext:value-type="float">
            <text:p>338.4703</text:p>
          </table:table-cell>
          <table:table-cell office:value-type="float" office:value="-0.3976" calcext:value-type="float">
            <text:p>-0.3976</text:p>
          </table:table-cell>
          <table:table-cell table:formula="of:=[.C944]/3.1415*180" office:value-type="float" office:value="-22.7814738182397" calcext:value-type="float">
            <text:p>-22.7814738182397</text:p>
          </table:table-cell>
          <table:table-cell table:formula="of:=([.B944]/180)*3.1415" office:value-type="float" office:value="5.90724693027778" calcext:value-type="float">
            <text:p>5.90724693027778</text:p>
          </table:table-cell>
          <table:table-cell table:formula="of:=SIN([.E944])" office:value-type="float" office:value="-0.367145534556415" calcext:value-type="float">
            <text:p>-0.367145534556415</text:p>
          </table:table-cell>
          <table:table-cell table:formula="of:=SIN([.C944])" office:value-type="float" office:value="-0.38720667652088" calcext:value-type="float">
            <text:p>-0.3872066765208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36.0421" calcext:value-type="float">
            <text:p>336.0421</text:p>
          </table:table-cell>
          <table:table-cell office:value-type="float" office:value="-0.4375" calcext:value-type="float">
            <text:p>-0.4375</text:p>
          </table:table-cell>
          <table:table-cell table:formula="of:=[.C945]/3.1415*180" office:value-type="float" office:value="-25.0676428457743" calcext:value-type="float">
            <text:p>-25.0676428457743</text:p>
          </table:table-cell>
          <table:table-cell table:formula="of:=([.B945]/180)*3.1415" office:value-type="float" office:value="5.86486809527778" calcext:value-type="float">
            <text:p>5.86486809527778</text:p>
          </table:table-cell>
          <table:table-cell table:formula="of:=SIN([.E945])" office:value-type="float" office:value="-0.406223341240457" calcext:value-type="float">
            <text:p>-0.406223341240457</text:p>
          </table:table-cell>
          <table:table-cell table:formula="of:=SIN([.C945])" office:value-type="float" office:value="-0.423676257203938" calcext:value-type="float">
            <text:p>-0.42367625720393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33.8445" calcext:value-type="float">
            <text:p>333.8445</text:p>
          </table:table-cell>
          <table:table-cell office:value-type="float" office:value="-0.4758" calcext:value-type="float">
            <text:p>-0.4758</text:p>
          </table:table-cell>
          <table:table-cell table:formula="of:=[.C946]/3.1415*180" office:value-type="float" office:value="-27.2621359223301" calcext:value-type="float">
            <text:p>-27.2621359223301</text:p>
          </table:table-cell>
          <table:table-cell table:formula="of:=([.B946]/180)*3.1415" office:value-type="float" office:value="5.82651387083333" calcext:value-type="float">
            <text:p>5.82651387083333</text:p>
          </table:table-cell>
          <table:table-cell table:formula="of:=SIN([.E946])" office:value-type="float" office:value="-0.440963085375032" calcext:value-type="float">
            <text:p>-0.440963085375032</text:p>
          </table:table-cell>
          <table:table-cell table:formula="of:=SIN([.C946])" office:value-type="float" office:value="-0.458049734932072" calcext:value-type="float">
            <text:p>-0.45804973493207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31.6579" calcext:value-type="float">
            <text:p>331.6579</text:p>
          </table:table-cell>
          <table:table-cell office:value-type="float" office:value="-0.5101" calcext:value-type="float">
            <text:p>-0.5101</text:p>
          </table:table-cell>
          <table:table-cell table:formula="of:=[.C947]/3.1415*180" office:value-type="float" office:value="-29.2274391214388" calcext:value-type="float">
            <text:p>-29.2274391214388</text:p>
          </table:table-cell>
          <table:table-cell table:formula="of:=([.B947]/180)*3.1415" office:value-type="float" office:value="5.78835162694444" calcext:value-type="float">
            <text:p>5.78835162694444</text:p>
          </table:table-cell>
          <table:table-cell table:formula="of:=SIN([.E947])" office:value-type="float" office:value="-0.474885288512498" calcext:value-type="float">
            <text:p>-0.474885288512498</text:p>
          </table:table-cell>
          <table:table-cell table:formula="of:=SIN([.C947])" office:value-type="float" office:value="-0.48826451889264" calcext:value-type="float">
            <text:p>-0.4882645188926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29.8323" calcext:value-type="float">
            <text:p>329.8323</text:p>
          </table:table-cell>
          <table:table-cell office:value-type="float" office:value="-0.5278" calcext:value-type="float">
            <text:p>-0.5278</text:p>
          </table:table-cell>
          <table:table-cell table:formula="of:=[.C948]/3.1415*180" office:value-type="float" office:value="-30.2416043291421" calcext:value-type="float">
            <text:p>-30.2416043291421</text:p>
          </table:table-cell>
          <table:table-cell table:formula="of:=([.B948]/180)*3.1415" office:value-type="float" office:value="5.75648983583333" calcext:value-type="float">
            <text:p>5.75648983583333</text:p>
          </table:table-cell>
          <table:table-cell table:formula="of:=SIN([.E948])" office:value-type="float" office:value="-0.502679415520073" calcext:value-type="float">
            <text:p>-0.502679415520073</text:p>
          </table:table-cell>
          <table:table-cell table:formula="of:=SIN([.C948])" office:value-type="float" office:value="-0.503633943790717" calcext:value-type="float">
            <text:p>-0.50363394379071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29.3424" calcext:value-type="float">
            <text:p>329.3424</text:p>
          </table:table-cell>
          <table:table-cell office:value-type="float" office:value="-0.5488" calcext:value-type="float">
            <text:p>-0.5488</text:p>
          </table:table-cell>
          <table:table-cell table:formula="of:=[.C949]/3.1415*180" office:value-type="float" office:value="-31.4448511857393" calcext:value-type="float">
            <text:p>-31.4448511857393</text:p>
          </table:table-cell>
          <table:table-cell table:formula="of:=([.B949]/180)*3.1415" office:value-type="float" office:value="5.74793972" calcext:value-type="float">
            <text:p>5.74793972</text:p>
          </table:table-cell>
          <table:table-cell table:formula="of:=SIN([.E949])" office:value-type="float" office:value="-0.510052294997885" calcext:value-type="float">
            <text:p>-0.510052294997885</text:p>
          </table:table-cell>
          <table:table-cell table:formula="of:=SIN([.C949])" office:value-type="float" office:value="-0.521663823414955" calcext:value-type="float">
            <text:p>-0.52166382341495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27.9085" calcext:value-type="float">
            <text:p>327.9085</text:p>
          </table:table-cell>
          <table:table-cell office:value-type="float" office:value="-0.5577" calcext:value-type="float">
            <text:p>-0.5577</text:p>
          </table:table-cell>
          <table:table-cell table:formula="of:=[.C950]/3.1415*180" office:value-type="float" office:value="-31.954798663059" calcext:value-type="float">
            <text:p>-31.954798663059</text:p>
          </table:table-cell>
          <table:table-cell table:formula="of:=([.B950]/180)*3.1415" office:value-type="float" office:value="5.72291418194445" calcext:value-type="float">
            <text:p>5.72291418194445</text:p>
          </table:table-cell>
          <table:table-cell table:formula="of:=SIN([.E950])" office:value-type="float" office:value="-0.531415890635813" calcext:value-type="float">
            <text:p>-0.531415890635813</text:p>
          </table:table-cell>
          <table:table-cell table:formula="of:=SIN([.C950])" office:value-type="float" office:value="-0.52923610789677" calcext:value-type="float">
            <text:p>-0.5292361078967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27.4201" calcext:value-type="float">
            <text:p>327.4201</text:p>
          </table:table-cell>
          <table:table-cell office:value-type="float" office:value="-0.5904" calcext:value-type="float">
            <text:p>-0.5904</text:p>
          </table:table-cell>
          <table:table-cell table:formula="of:=[.C951]/3.1415*180" office:value-type="float" office:value="-33.8284259111889" calcext:value-type="float">
            <text:p>-33.8284259111889</text:p>
          </table:table-cell>
          <table:table-cell table:formula="of:=([.B951]/180)*3.1415" office:value-type="float" office:value="5.71439024527778" calcext:value-type="float">
            <text:p>5.71439024527778</text:p>
          </table:table-cell>
          <table:table-cell table:formula="of:=SIN([.E951])" office:value-type="float" office:value="-0.53861721868025" calcext:value-type="float">
            <text:p>-0.53861721868025</text:p>
          </table:table-cell>
          <table:table-cell table:formula="of:=SIN([.C951])" office:value-type="float" office:value="-0.556693354666679" calcext:value-type="float">
            <text:p>-0.55669335466667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24.8255" calcext:value-type="float">
            <text:p>324.8255</text:p>
          </table:table-cell>
          <table:table-cell office:value-type="float" office:value="-0.631" calcext:value-type="float">
            <text:p>-0.631</text:p>
          </table:table-cell>
          <table:table-cell table:formula="of:=[.C952]/3.1415*180" office:value-type="float" office:value="-36.1547031672768" calcext:value-type="float">
            <text:p>-36.1547031672768</text:p>
          </table:table-cell>
          <table:table-cell table:formula="of:=([.B952]/180)*3.1415" office:value-type="float" office:value="5.66910726805556" calcext:value-type="float">
            <text:p>5.66910726805556</text:p>
          </table:table-cell>
          <table:table-cell table:formula="of:=SIN([.E952])" office:value-type="float" office:value="-0.57620524401873" calcext:value-type="float">
            <text:p>-0.57620524401873</text:p>
          </table:table-cell>
          <table:table-cell table:formula="of:=SIN([.C952])" office:value-type="float" office:value="-0.589952490743556" calcext:value-type="float">
            <text:p>-0.58995249074355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23.0124" calcext:value-type="float">
            <text:p>323.0124</text:p>
          </table:table-cell>
          <table:table-cell office:value-type="float" office:value="-0.6555" calcext:value-type="float">
            <text:p>-0.6555</text:p>
          </table:table-cell>
          <table:table-cell table:formula="of:=[.C953]/3.1415*180" office:value-type="float" office:value="-37.5584911666401" calcext:value-type="float">
            <text:p>-37.5584911666401</text:p>
          </table:table-cell>
          <table:table-cell table:formula="of:=([.B953]/180)*3.1415" office:value-type="float" office:value="5.63746363666667" calcext:value-type="float">
            <text:p>5.63746363666667</text:p>
          </table:table-cell>
          <table:table-cell table:formula="of:=SIN([.E953])" office:value-type="float" office:value="-0.601774968648097" calcext:value-type="float">
            <text:p>-0.601774968648097</text:p>
          </table:table-cell>
          <table:table-cell table:formula="of:=SIN([.C953])" office:value-type="float" office:value="-0.60955569113204" calcext:value-type="float">
            <text:p>-0.6095556911320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21.6666" calcext:value-type="float">
            <text:p>321.6666</text:p>
          </table:table-cell>
          <table:table-cell office:value-type="float" office:value="-0.6827" calcext:value-type="float">
            <text:p>-0.6827</text:p>
          </table:table-cell>
          <table:table-cell table:formula="of:=[.C954]/3.1415*180" office:value-type="float" office:value="-39.1169823332803" calcext:value-type="float">
            <text:p>-39.1169823332803</text:p>
          </table:table-cell>
          <table:table-cell table:formula="of:=([.B954]/180)*3.1415" office:value-type="float" office:value="5.61397568833333" calcext:value-type="float">
            <text:p>5.61397568833333</text:p>
          </table:table-cell>
          <table:table-cell table:formula="of:=SIN([.E954])" office:value-type="float" office:value="-0.620366275262752" calcext:value-type="float">
            <text:p>-0.620366275262752</text:p>
          </table:table-cell>
          <table:table-cell table:formula="of:=SIN([.C954])" office:value-type="float" office:value="-0.630890175859089" calcext:value-type="float">
            <text:p>-0.63089017585908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20.118" calcext:value-type="float">
            <text:p>320.118</text:p>
          </table:table-cell>
          <table:table-cell office:value-type="float" office:value="-0.7066" calcext:value-type="float">
            <text:p>-0.7066</text:p>
          </table:table-cell>
          <table:table-cell table:formula="of:=[.C955]/3.1415*180" office:value-type="float" office:value="-40.4863918510266" calcext:value-type="float">
            <text:p>-40.4863918510266</text:p>
          </table:table-cell>
          <table:table-cell table:formula="of:=([.B955]/180)*3.1415" office:value-type="float" office:value="5.58694831666667" calcext:value-type="float">
            <text:p>5.58694831666667</text:p>
          </table:table-cell>
          <table:table-cell table:formula="of:=SIN([.E955])" office:value-type="float" office:value="-0.641335024489988" calcext:value-type="float">
            <text:p>-0.641335024489988</text:p>
          </table:table-cell>
          <table:table-cell table:formula="of:=SIN([.C955])" office:value-type="float" office:value="-0.649251578015375" calcext:value-type="float">
            <text:p>-0.64925157801537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18.7985" calcext:value-type="float">
            <text:p>318.7985</text:p>
          </table:table-cell>
          <table:table-cell office:value-type="float" office:value="-0.7318" calcext:value-type="float">
            <text:p>-0.7318</text:p>
          </table:table-cell>
          <table:table-cell table:formula="of:=[.C956]/3.1415*180" office:value-type="float" office:value="-41.9302880789432" calcext:value-type="float">
            <text:p>-41.9302880789432</text:p>
          </table:table-cell>
          <table:table-cell table:formula="of:=([.B956]/180)*3.1415" office:value-type="float" office:value="5.56391937638889" calcext:value-type="float">
            <text:p>5.56391937638889</text:p>
          </table:table-cell>
          <table:table-cell table:formula="of:=SIN([.E956])" office:value-type="float" office:value="-0.658832616926683" calcext:value-type="float">
            <text:p>-0.658832616926683</text:p>
          </table:table-cell>
          <table:table-cell table:formula="of:=SIN([.C956])" office:value-type="float" office:value="-0.668209867875092" calcext:value-type="float">
            <text:p>-0.66820986787509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17.3378" calcext:value-type="float">
            <text:p>317.3378</text:p>
          </table:table-cell>
          <table:table-cell office:value-type="float" office:value="-0.7577" calcext:value-type="float">
            <text:p>-0.7577</text:p>
          </table:table-cell>
          <table:table-cell table:formula="of:=[.C957]/3.1415*180" office:value-type="float" office:value="-43.414292535413" calcext:value-type="float">
            <text:p>-43.414292535413</text:p>
          </table:table-cell>
          <table:table-cell table:formula="of:=([.B957]/180)*3.1415" office:value-type="float" office:value="5.53842610388889" calcext:value-type="float">
            <text:p>5.53842610388889</text:p>
          </table:table-cell>
          <table:table-cell table:formula="of:=SIN([.E957])" office:value-type="float" office:value="-0.677794784054045" calcext:value-type="float">
            <text:p>-0.677794784054045</text:p>
          </table:table-cell>
          <table:table-cell table:formula="of:=SIN([.C957])" office:value-type="float" office:value="-0.687252501559275" calcext:value-type="float">
            <text:p>-0.68725250155927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15.8738" calcext:value-type="float">
            <text:p>315.8738</text:p>
          </table:table-cell>
          <table:table-cell office:value-type="float" office:value="-0.7851" calcext:value-type="float">
            <text:p>-0.7851</text:p>
          </table:table-cell>
          <table:table-cell table:formula="of:=[.C958]/3.1415*180" office:value-type="float" office:value="-44.9842431959255" calcext:value-type="float">
            <text:p>-44.9842431959255</text:p>
          </table:table-cell>
          <table:table-cell table:formula="of:=([.B958]/180)*3.1415" office:value-type="float" office:value="5.51287523722222" calcext:value-type="float">
            <text:p>5.51287523722222</text:p>
          </table:table-cell>
          <table:table-cell table:formula="of:=SIN([.E958])" office:value-type="float" office:value="-0.696357807690111" calcext:value-type="float">
            <text:p>-0.696357807690111</text:p>
          </table:table-cell>
          <table:table-cell table:formula="of:=SIN([.C958])" office:value-type="float" office:value="-0.706895916398039" calcext:value-type="float">
            <text:p>-0.70689591639803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14.0087" calcext:value-type="float">
            <text:p>314.0087</text:p>
          </table:table-cell>
          <table:table-cell office:value-type="float" office:value="-0.8185" calcext:value-type="float">
            <text:p>-0.8185</text:p>
          </table:table-cell>
          <table:table-cell table:formula="of:=[.C959]/3.1415*180" office:value-type="float" office:value="-46.8979786726086" calcext:value-type="float">
            <text:p>-46.8979786726086</text:p>
          </table:table-cell>
          <table:table-cell table:formula="of:=([.B959]/180)*3.1415" office:value-type="float" office:value="5.48032406138889" calcext:value-type="float">
            <text:p>5.48032406138889</text:p>
          </table:table-cell>
          <table:table-cell table:formula="of:=SIN([.E959])" office:value-type="float" office:value="-0.719346600921617" calcext:value-type="float">
            <text:p>-0.719346600921617</text:p>
          </table:table-cell>
          <table:table-cell table:formula="of:=SIN([.C959])" office:value-type="float" office:value="-0.73012167576081" calcext:value-type="float">
            <text:p>-0.7301216757608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12.0066" calcext:value-type="float">
            <text:p>312.0066</text:p>
          </table:table-cell>
          <table:table-cell office:value-type="float" office:value="-0.8516" calcext:value-type="float">
            <text:p>-0.8516</text:p>
          </table:table-cell>
          <table:table-cell table:formula="of:=[.C960]/3.1415*180" office:value-type="float" office:value="-48.7945249084832" calcext:value-type="float">
            <text:p>-48.7945249084832</text:p>
          </table:table-cell>
          <table:table-cell table:formula="of:=([.B960]/180)*3.1415" office:value-type="float" office:value="5.445381855" calcext:value-type="float">
            <text:p>5.445381855</text:p>
          </table:table-cell>
          <table:table-cell table:formula="of:=SIN([.E960])" office:value-type="float" office:value="-0.743175210749854" calcext:value-type="float">
            <text:p>-0.743175210749854</text:p>
          </table:table-cell>
          <table:table-cell table:formula="of:=SIN([.C960])" office:value-type="float" office:value="-0.752335416084447" calcext:value-type="float">
            <text:p>-0.75233541608444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10.4105" calcext:value-type="float">
            <text:p>310.4105</text:p>
          </table:table-cell>
          <table:table-cell office:value-type="float" office:value="-0.8833" calcext:value-type="float">
            <text:p>-0.8833</text:p>
          </table:table-cell>
          <table:table-cell table:formula="of:=[.C961]/3.1415*180" office:value-type="float" office:value="-50.6108546872513" calcext:value-type="float">
            <text:p>-50.6108546872513</text:p>
          </table:table-cell>
          <table:table-cell table:formula="of:=([.B961]/180)*3.1415" office:value-type="float" office:value="5.41752547638889" calcext:value-type="float">
            <text:p>5.41752547638889</text:p>
          </table:table-cell>
          <table:table-cell table:formula="of:=SIN([.E961])" office:value-type="float" office:value="-0.761523090639165" calcext:value-type="float">
            <text:p>-0.761523090639165</text:p>
          </table:table-cell>
          <table:table-cell table:formula="of:=SIN([.C961])" office:value-type="float" office:value="-0.772837277189223" calcext:value-type="float">
            <text:p>-0.77283727718922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08.3577" calcext:value-type="float">
            <text:p>308.3577</text:p>
          </table:table-cell>
          <table:table-cell office:value-type="float" office:value="-0.9116" calcext:value-type="float">
            <text:p>-0.9116</text:p>
          </table:table-cell>
          <table:table-cell table:formula="of:=[.C962]/3.1415*180" office:value-type="float" office:value="-52.2323730701894" calcext:value-type="float">
            <text:p>-52.2323730701894</text:p>
          </table:table-cell>
          <table:table-cell table:formula="of:=([.B962]/180)*3.1415" office:value-type="float" office:value="5.38169841416667" calcext:value-type="float">
            <text:p>5.38169841416667</text:p>
          </table:table-cell>
          <table:table-cell table:formula="of:=SIN([.E962])" office:value-type="float" office:value="-0.784250310896181" calcext:value-type="float">
            <text:p>-0.784250310896181</text:p>
          </table:table-cell>
          <table:table-cell table:formula="of:=SIN([.C962])" office:value-type="float" office:value="-0.790484721905578" calcext:value-type="float">
            <text:p>-0.79048472190557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07.2483" calcext:value-type="float">
            <text:p>307.2483</text:p>
          </table:table-cell>
          <table:table-cell office:value-type="float" office:value="-0.9306" calcext:value-type="float">
            <text:p>-0.9306</text:p>
          </table:table-cell>
          <table:table-cell table:formula="of:=[.C963]/3.1415*180" office:value-type="float" office:value="-53.321024988063" calcext:value-type="float">
            <text:p>-53.321024988063</text:p>
          </table:table-cell>
          <table:table-cell table:formula="of:=([.B963]/180)*3.1415" office:value-type="float" office:value="5.3623363025" calcext:value-type="float">
            <text:p>5.3623363025</text:p>
          </table:table-cell>
          <table:table-cell table:formula="of:=SIN([.E963])" office:value-type="float" office:value="-0.796115677384188" calcext:value-type="float">
            <text:p>-0.796115677384188</text:p>
          </table:table-cell>
          <table:table-cell table:formula="of:=SIN([.C963])" office:value-type="float" office:value="-0.801978496960042" calcext:value-type="float">
            <text:p>-0.80197849696004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06.1147" calcext:value-type="float">
            <text:p>306.1147</text:p>
          </table:table-cell>
          <table:table-cell office:value-type="float" office:value="-0.9495" calcext:value-type="float">
            <text:p>-0.9495</text:p>
          </table:table-cell>
          <table:table-cell table:formula="of:=[.C964]/3.1415*180" office:value-type="float" office:value="-54.4039471590005" calcext:value-type="float">
            <text:p>-54.4039471590005</text:p>
          </table:table-cell>
          <table:table-cell table:formula="of:=([.B964]/180)*3.1415" office:value-type="float" office:value="5.34255183361111" calcext:value-type="float">
            <text:p>5.34255183361111</text:p>
          </table:table-cell>
          <table:table-cell table:formula="of:=SIN([.E964])" office:value-type="float" office:value="-0.807931553472997" calcext:value-type="float">
            <text:p>-0.807931553472997</text:p>
          </table:table-cell>
          <table:table-cell table:formula="of:=SIN([.C964])" office:value-type="float" office:value="-0.813124561579824" calcext:value-type="float">
            <text:p>-0.81312456157982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04.9286" calcext:value-type="float">
            <text:p>304.9286</text:p>
          </table:table-cell>
          <table:table-cell office:value-type="float" office:value="-0.9699" calcext:value-type="float">
            <text:p>-0.9699</text:p>
          </table:table-cell>
          <table:table-cell table:formula="of:=[.C965]/3.1415*180" office:value-type="float" office:value="-55.5728155339806" calcext:value-type="float">
            <text:p>-55.5728155339806</text:p>
          </table:table-cell>
          <table:table-cell table:formula="of:=([.B965]/180)*3.1415" office:value-type="float" office:value="5.32185109388889" calcext:value-type="float">
            <text:p>5.32185109388889</text:p>
          </table:table-cell>
          <table:table-cell table:formula="of:=SIN([.E965])" office:value-type="float" office:value="-0.819956036930242" calcext:value-type="float">
            <text:p>-0.819956036930242</text:p>
          </table:table-cell>
          <table:table-cell table:formula="of:=SIN([.C965])" office:value-type="float" office:value="-0.824829179261" calcext:value-type="float">
            <text:p>-0.82482917926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04.0135" calcext:value-type="float">
            <text:p>304.0135</text:p>
          </table:table-cell>
          <table:table-cell office:value-type="float" office:value="-0.9812" calcext:value-type="float">
            <text:p>-0.9812</text:p>
          </table:table-cell>
          <table:table-cell table:formula="of:=[.C966]/3.1415*180" office:value-type="float" office:value="-56.2202769377686" calcext:value-type="float">
            <text:p>-56.2202769377686</text:p>
          </table:table-cell>
          <table:table-cell table:formula="of:=([.B966]/180)*3.1415" office:value-type="float" office:value="5.30588005694445" calcext:value-type="float">
            <text:p>5.30588005694445</text:p>
          </table:table-cell>
          <table:table-cell table:formula="of:=SIN([.E966])" office:value-type="float" office:value="-0.828993320532014" calcext:value-type="float">
            <text:p>-0.828993320532014</text:p>
          </table:table-cell>
          <table:table-cell table:formula="of:=SIN([.C966])" office:value-type="float" office:value="-0.831165199429632" calcext:value-type="float">
            <text:p>-0.83116519942963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03.3863" calcext:value-type="float">
            <text:p>303.3863</text:p>
          </table:table-cell>
          <table:table-cell office:value-type="float" office:value="-0.9959" calcext:value-type="float">
            <text:p>-0.9959</text:p>
          </table:table-cell>
          <table:table-cell table:formula="of:=[.C967]/3.1415*180" office:value-type="float" office:value="-57.0625497373866" calcext:value-type="float">
            <text:p>-57.0625497373866</text:p>
          </table:table-cell>
          <table:table-cell table:formula="of:=([.B967]/180)*3.1415" office:value-type="float" office:value="5.29493367472222" calcext:value-type="float">
            <text:p>5.29493367472222</text:p>
          </table:table-cell>
          <table:table-cell table:formula="of:=SIN([.E967])" office:value-type="float" office:value="-0.835065389768833" calcext:value-type="float">
            <text:p>-0.835065389768833</text:p>
          </table:table-cell>
          <table:table-cell table:formula="of:=SIN([.C967])" office:value-type="float" office:value="-0.839248679006475" calcext:value-type="float">
            <text:p>-0.83924867900647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02.7364" calcext:value-type="float">
            <text:p>302.7364</text:p>
          </table:table-cell>
          <table:table-cell office:value-type="float" office:value="-1.0057" calcext:value-type="float">
            <text:p>-1.0057</text:p>
          </table:table-cell>
          <table:table-cell table:formula="of:=[.C968]/3.1415*180" office:value-type="float" office:value="-57.6240649371319" calcext:value-type="float">
            <text:p>-57.6240649371319</text:p>
          </table:table-cell>
          <table:table-cell table:formula="of:=([.B968]/180)*3.1415" office:value-type="float" office:value="5.28359111444444" calcext:value-type="float">
            <text:p>5.28359111444444</text:p>
          </table:table-cell>
          <table:table-cell table:formula="of:=SIN([.E968])" office:value-type="float" office:value="-0.841251656926449" calcext:value-type="float">
            <text:p>-0.841251656926449</text:p>
          </table:table-cell>
          <table:table-cell table:formula="of:=SIN([.C968])" office:value-type="float" office:value="-0.844537021615534" calcext:value-type="float">
            <text:p>-0.84453702161553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02.034" calcext:value-type="float">
            <text:p>302.034</text:p>
          </table:table-cell>
          <table:table-cell office:value-type="float" office:value="-1.0172" calcext:value-type="float">
            <text:p>-1.0172</text:p>
          </table:table-cell>
          <table:table-cell table:formula="of:=[.C969]/3.1415*180" office:value-type="float" office:value="-58.2829858347923" calcext:value-type="float">
            <text:p>-58.2829858347923</text:p>
          </table:table-cell>
          <table:table-cell table:formula="of:=([.B969]/180)*3.1415" office:value-type="float" office:value="5.27133228333333" calcext:value-type="float">
            <text:p>5.27133228333333</text:p>
          </table:table-cell>
          <table:table-cell table:formula="of:=SIN([.E969])" office:value-type="float" office:value="-0.847815940771869" calcext:value-type="float">
            <text:p>-0.847815940771869</text:p>
          </table:table-cell>
          <table:table-cell table:formula="of:=SIN([.C969])" office:value-type="float" office:value="-0.850639258939415" calcext:value-type="float">
            <text:p>-0.85063925893941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01.3751" calcext:value-type="float">
            <text:p>301.3751</text:p>
          </table:table-cell>
          <table:table-cell office:value-type="float" office:value="-1.0254" calcext:value-type="float">
            <text:p>-1.0254</text:p>
          </table:table-cell>
          <table:table-cell table:formula="of:=[.C970]/3.1415*180" office:value-type="float" office:value="-58.7528250835588" calcext:value-type="float">
            <text:p>-58.7528250835588</text:p>
          </table:table-cell>
          <table:table-cell table:formula="of:=([.B970]/180)*3.1415" office:value-type="float" office:value="5.25983264805556" calcext:value-type="float">
            <text:p>5.25983264805556</text:p>
          </table:table-cell>
          <table:table-cell table:formula="of:=SIN([.E970])" office:value-type="float" office:value="-0.853857897313565" calcext:value-type="float">
            <text:p>-0.853857897313565</text:p>
          </table:table-cell>
          <table:table-cell table:formula="of:=SIN([.C970])" office:value-type="float" office:value="-0.854921760646156" calcext:value-type="float">
            <text:p>-0.85492176064615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01.1017" calcext:value-type="float">
            <text:p>301.1017</text:p>
          </table:table-cell>
          <table:table-cell office:value-type="float" office:value="-1.0327" calcext:value-type="float">
            <text:p>-1.0327</text:p>
          </table:table-cell>
          <table:table-cell table:formula="of:=[.C971]/3.1415*180" office:value-type="float" office:value="-59.1710966098997" calcext:value-type="float">
            <text:p>-59.1710966098997</text:p>
          </table:table-cell>
          <table:table-cell table:formula="of:=([.B971]/180)*3.1415" office:value-type="float" office:value="5.25506105861111" calcext:value-type="float">
            <text:p>5.25506105861111</text:p>
          </table:table-cell>
          <table:table-cell table:formula="of:=SIN([.E971])" office:value-type="float" office:value="-0.856331809390895" calcext:value-type="float">
            <text:p>-0.856331809390895</text:p>
          </table:table-cell>
          <table:table-cell table:formula="of:=SIN([.C971])" office:value-type="float" office:value="-0.858685873528242" calcext:value-type="float">
            <text:p>-0.85868587352824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00.7418" calcext:value-type="float">
            <text:p>300.7418</text:p>
          </table:table-cell>
          <table:table-cell office:value-type="float" office:value="-1.0389" calcext:value-type="float">
            <text:p>-1.0389</text:p>
          </table:table-cell>
          <table:table-cell table:formula="of:=[.C972]/3.1415*180" office:value-type="float" office:value="-59.5263409199427" calcext:value-type="float">
            <text:p>-59.5263409199427</text:p>
          </table:table-cell>
          <table:table-cell table:formula="of:=([.B972]/180)*3.1415" office:value-type="float" office:value="5.24877980388889" calcext:value-type="float">
            <text:p>5.24877980388889</text:p>
          </table:table-cell>
          <table:table-cell table:formula="of:=SIN([.E972])" office:value-type="float" office:value="-0.859558698554934" calcext:value-type="float">
            <text:p>-0.859558698554934</text:p>
          </table:table-cell>
          <table:table-cell table:formula="of:=SIN([.C972])" office:value-type="float" office:value="-0.861846863318174" calcext:value-type="float">
            <text:p>-0.86184686331817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00.2051" calcext:value-type="float">
            <text:p>300.2051</text:p>
          </table:table-cell>
          <table:table-cell office:value-type="float" office:value="-1.0464" calcext:value-type="float">
            <text:p>-1.0464</text:p>
          </table:table-cell>
          <table:table-cell table:formula="of:=[.C973]/3.1415*180" office:value-type="float" office:value="-59.956071940156" calcext:value-type="float">
            <text:p>-59.956071940156</text:p>
          </table:table-cell>
          <table:table-cell table:formula="of:=([.B973]/180)*3.1415" office:value-type="float" office:value="5.23941289805556" calcext:value-type="float">
            <text:p>5.23941289805556</text:p>
          </table:table-cell>
          <table:table-cell table:formula="of:=SIN([.E973])" office:value-type="float" office:value="-0.86430775617061" calcext:value-type="float">
            <text:p>-0.86430775617061</text:p>
          </table:table-cell>
          <table:table-cell table:formula="of:=SIN([.C973])" office:value-type="float" office:value="-0.865626352794285" calcext:value-type="float">
            <text:p>-0.86562635279428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99.8507" calcext:value-type="float">
            <text:p>299.8507</text:p>
          </table:table-cell>
          <table:table-cell office:value-type="float" office:value="-1.0553" calcext:value-type="float">
            <text:p>-1.0553</text:p>
          </table:table-cell>
          <table:table-cell table:formula="of:=[.C974]/3.1415*180" office:value-type="float" office:value="-60.4660194174757" calcext:value-type="float">
            <text:p>-60.4660194174757</text:p>
          </table:table-cell>
          <table:table-cell table:formula="of:=([.B974]/180)*3.1415" office:value-type="float" office:value="5.23322763361111" calcext:value-type="float">
            <text:p>5.23322763361111</text:p>
          </table:table-cell>
          <table:table-cell table:formula="of:=SIN([.E974])" office:value-type="float" office:value="-0.867402164410129" calcext:value-type="float">
            <text:p>-0.867402164410129</text:p>
          </table:table-cell>
          <table:table-cell table:formula="of:=SIN([.C974])" office:value-type="float" office:value="-0.870048156871028" calcext:value-type="float">
            <text:p>-0.87004815687102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99.3376" calcext:value-type="float">
            <text:p>299.3376</text:p>
          </table:table-cell>
          <table:table-cell office:value-type="float" office:value="-1.063" calcext:value-type="float">
            <text:p>-1.063</text:p>
          </table:table-cell>
          <table:table-cell table:formula="of:=[.C975]/3.1415*180" office:value-type="float" office:value="-60.9072099315613" calcext:value-type="float">
            <text:p>-60.9072099315613</text:p>
          </table:table-cell>
          <table:table-cell table:formula="of:=([.B975]/180)*3.1415" office:value-type="float" office:value="5.22427261333333" calcext:value-type="float">
            <text:p>5.22427261333333</text:p>
          </table:table-cell>
          <table:table-cell table:formula="of:=SIN([.E975])" office:value-type="float" office:value="-0.871823413162323" calcext:value-type="float">
            <text:p>-0.871823413162323</text:p>
          </table:table-cell>
          <table:table-cell table:formula="of:=SIN([.C975])" office:value-type="float" office:value="-0.873818170793918" calcext:value-type="float">
            <text:p>-0.87381817079391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98.7726" calcext:value-type="float">
            <text:p>298.7726</text:p>
          </table:table-cell>
          <table:table-cell office:value-type="float" office:value="-1.0752" calcext:value-type="float">
            <text:p>-1.0752</text:p>
          </table:table-cell>
          <table:table-cell table:formula="of:=[.C976]/3.1415*180" office:value-type="float" office:value="-61.6062390577749" calcext:value-type="float">
            <text:p>-61.6062390577749</text:p>
          </table:table-cell>
          <table:table-cell table:formula="of:=([.B976]/180)*3.1415" office:value-type="float" office:value="5.21441179388889" calcext:value-type="float">
            <text:p>5.21441179388889</text:p>
          </table:table-cell>
          <table:table-cell table:formula="of:=SIN([.E976])" office:value-type="float" office:value="-0.876610978663635" calcext:value-type="float">
            <text:p>-0.876610978663635</text:p>
          </table:table-cell>
          <table:table-cell table:formula="of:=SIN([.C976])" office:value-type="float" office:value="-0.87968527929" calcext:value-type="float">
            <text:p>-0.8796852792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98.1475" calcext:value-type="float">
            <text:p>298.1475</text:p>
          </table:table-cell>
          <table:table-cell office:value-type="float" office:value="-1.0851" calcext:value-type="float">
            <text:p>-1.0851</text:p>
          </table:table-cell>
          <table:table-cell table:formula="of:=[.C977]/3.1415*180" office:value-type="float" office:value="-62.1734840044565" calcext:value-type="float">
            <text:p>-62.1734840044565</text:p>
          </table:table-cell>
          <table:table-cell table:formula="of:=([.B977]/180)*3.1415" office:value-type="float" office:value="5.2035020625" calcext:value-type="float">
            <text:p>5.2035020625</text:p>
          </table:table-cell>
          <table:table-cell table:formula="of:=SIN([.E977])" office:value-type="float" office:value="-0.881808466875283" calcext:value-type="float">
            <text:p>-0.881808466875283</text:p>
          </table:table-cell>
          <table:table-cell table:formula="of:=SIN([.C977])" office:value-type="float" office:value="-0.884350101285466" calcext:value-type="float">
            <text:p>-0.88435010128546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97.4689" calcext:value-type="float">
            <text:p>297.4689</text:p>
          </table:table-cell>
          <table:table-cell office:value-type="float" office:value="-1.0993" calcext:value-type="float">
            <text:p>-1.0993</text:p>
          </table:table-cell>
          <table:table-cell table:formula="of:=[.C978]/3.1415*180" office:value-type="float" office:value="-62.9871080693936" calcext:value-type="float">
            <text:p>-62.9871080693936</text:p>
          </table:table-cell>
          <table:table-cell table:formula="of:=([.B978]/180)*3.1415" office:value-type="float" office:value="5.1916586075" calcext:value-type="float">
            <text:p>5.1916586075</text:p>
          </table:table-cell>
          <table:table-cell table:formula="of:=SIN([.E978])" office:value-type="float" office:value="-0.887331957156534" calcext:value-type="float">
            <text:p>-0.887331957156534</text:p>
          </table:table-cell>
          <table:table-cell table:formula="of:=SIN([.C978])" office:value-type="float" office:value="-0.890889624456574" calcext:value-type="float">
            <text:p>-0.89088962445657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96.6478" calcext:value-type="float">
            <text:p>296.6478</text:p>
          </table:table-cell>
          <table:table-cell office:value-type="float" office:value="-1.114" calcext:value-type="float">
            <text:p>-1.114</text:p>
          </table:table-cell>
          <table:table-cell table:formula="of:=[.C979]/3.1415*180" office:value-type="float" office:value="-63.8293808690116" calcext:value-type="float">
            <text:p>-63.8293808690116</text:p>
          </table:table-cell>
          <table:table-cell table:formula="of:=([.B979]/180)*3.1415" office:value-type="float" office:value="5.17732813166667" calcext:value-type="float">
            <text:p>5.17732813166667</text:p>
          </table:table-cell>
          <table:table-cell table:formula="of:=SIN([.E979])" office:value-type="float" office:value="-0.893848849904587" calcext:value-type="float">
            <text:p>-0.893848849904587</text:p>
          </table:table-cell>
          <table:table-cell table:formula="of:=SIN([.C979])" office:value-type="float" office:value="-0.897470161424031" calcext:value-type="float">
            <text:p>-0.89747016142403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95.834" calcext:value-type="float">
            <text:p>295.834</text:p>
          </table:table-cell>
          <table:table-cell office:value-type="float" office:value="-1.1263" calcext:value-type="float">
            <text:p>-1.1263</text:p>
          </table:table-cell>
          <table:table-cell table:formula="of:=[.C980]/3.1415*180" office:value-type="float" office:value="-64.5341397421614" calcext:value-type="float">
            <text:p>-64.5341397421614</text:p>
          </table:table-cell>
          <table:table-cell table:formula="of:=([.B980]/180)*3.1415" office:value-type="float" office:value="5.16312506111111" calcext:value-type="float">
            <text:p>5.16312506111111</text:p>
          </table:table-cell>
          <table:table-cell table:formula="of:=SIN([.E980])" office:value-type="float" office:value="-0.900126688697484" calcext:value-type="float">
            <text:p>-0.900126688697484</text:p>
          </table:table-cell>
          <table:table-cell table:formula="of:=SIN([.C980])" office:value-type="float" office:value="-0.902827360997041" calcext:value-type="float">
            <text:p>-0.90282736099704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95.2157" calcext:value-type="float">
            <text:p>295.2157</text:p>
          </table:table-cell>
          <table:table-cell office:value-type="float" office:value="-1.1363" calcext:value-type="float">
            <text:p>-1.1363</text:p>
          </table:table-cell>
          <table:table-cell table:formula="of:=[.C981]/3.1415*180" office:value-type="float" office:value="-65.1071144357791" calcext:value-type="float">
            <text:p>-65.1071144357791</text:p>
          </table:table-cell>
          <table:table-cell table:formula="of:=([.B981]/180)*3.1415" office:value-type="float" office:value="5.15233400861111" calcext:value-type="float">
            <text:p>5.15233400861111</text:p>
          </table:table-cell>
          <table:table-cell table:formula="of:=SIN([.E981])" office:value-type="float" office:value="-0.90477507650075" calcext:value-type="float">
            <text:p>-0.90477507650075</text:p>
          </table:table-cell>
          <table:table-cell table:formula="of:=SIN([.C981])" office:value-type="float" office:value="-0.907082180387452" calcext:value-type="float">
            <text:p>-0.90708218038745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94.5861" calcext:value-type="float">
            <text:p>294.5861</text:p>
          </table:table-cell>
          <table:table-cell office:value-type="float" office:value="-1.1434" calcext:value-type="float">
            <text:p>-1.1434</text:p>
          </table:table-cell>
          <table:table-cell table:formula="of:=[.C982]/3.1415*180" office:value-type="float" office:value="-65.5139264682476" calcext:value-type="float">
            <text:p>-65.5139264682476</text:p>
          </table:table-cell>
          <table:table-cell table:formula="of:=([.B982]/180)*3.1415" office:value-type="float" office:value="5.14134573972222" calcext:value-type="float">
            <text:p>5.14134573972222</text:p>
          </table:table-cell>
          <table:table-cell table:formula="of:=SIN([.E982])" office:value-type="float" office:value="-0.909400151531205" calcext:value-type="float">
            <text:p>-0.909400151531205</text:p>
          </table:table-cell>
          <table:table-cell table:formula="of:=SIN([.C982])" office:value-type="float" office:value="-0.910048062797273" calcext:value-type="float">
            <text:p>-0.91004806279727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94.4148" calcext:value-type="float">
            <text:p>294.4148</text:p>
          </table:table-cell>
          <table:table-cell office:value-type="float" office:value="-1.1474" calcext:value-type="float">
            <text:p>-1.1474</text:p>
          </table:table-cell>
          <table:table-cell table:formula="of:=[.C983]/3.1415*180" office:value-type="float" office:value="-65.7431163456947" calcext:value-type="float">
            <text:p>-65.7431163456947</text:p>
          </table:table-cell>
          <table:table-cell table:formula="of:=([.B983]/180)*3.1415" office:value-type="float" office:value="5.13835607888889" calcext:value-type="float">
            <text:p>5.13835607888889</text:p>
          </table:table-cell>
          <table:table-cell table:formula="of:=SIN([.E983])" office:value-type="float" office:value="-0.910639552167017" calcext:value-type="float">
            <text:p>-0.910639552167017</text:p>
          </table:table-cell>
          <table:table-cell table:formula="of:=SIN([.C983])" office:value-type="float" office:value="-0.911698788970438" calcext:value-type="float">
            <text:p>-0.91169878897043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94.1617" calcext:value-type="float">
            <text:p>294.1617</text:p>
          </table:table-cell>
          <table:table-cell office:value-type="float" office:value="-1.1569" calcext:value-type="float">
            <text:p>-1.1569</text:p>
          </table:table-cell>
          <table:table-cell table:formula="of:=[.C984]/3.1415*180" office:value-type="float" office:value="-66.2874423046316" calcext:value-type="float">
            <text:p>-66.2874423046316</text:p>
          </table:table-cell>
          <table:table-cell table:formula="of:=([.B984]/180)*3.1415" office:value-type="float" office:value="5.13393878083333" calcext:value-type="float">
            <text:p>5.13393878083333</text:p>
          </table:table-cell>
          <table:table-cell table:formula="of:=SIN([.E984])" office:value-type="float" office:value="-0.912455896666729" calcext:value-type="float">
            <text:p>-0.912455896666729</text:p>
          </table:table-cell>
          <table:table-cell table:formula="of:=SIN([.C984])" office:value-type="float" office:value="-0.915560752977984" calcext:value-type="float">
            <text:p>-0.91556075297798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93.3999" calcext:value-type="float">
            <text:p>293.3999</text:p>
          </table:table-cell>
          <table:table-cell office:value-type="float" office:value="-1.1661" calcext:value-type="float">
            <text:p>-1.1661</text:p>
          </table:table-cell>
          <table:table-cell table:formula="of:=[.C985]/3.1415*180" office:value-type="float" office:value="-66.8145790227598" calcext:value-type="float">
            <text:p>-66.8145790227598</text:p>
          </table:table-cell>
          <table:table-cell table:formula="of:=([.B985]/180)*3.1415" office:value-type="float" office:value="5.12064325472222" calcext:value-type="float">
            <text:p>5.12064325472222</text:p>
          </table:table-cell>
          <table:table-cell table:formula="of:=SIN([.E985])" office:value-type="float" office:value="-0.917815287507183" calcext:value-type="float">
            <text:p>-0.917815287507183</text:p>
          </table:table-cell>
          <table:table-cell table:formula="of:=SIN([.C985])" office:value-type="float" office:value="-0.919222007725145" calcext:value-type="float">
            <text:p>-0.91922200772514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93.141" calcext:value-type="float">
            <text:p>293.141</text:p>
          </table:table-cell>
          <table:table-cell office:value-type="float" office:value="-1.1681" calcext:value-type="float">
            <text:p>-1.1681</text:p>
          </table:table-cell>
          <table:table-cell table:formula="of:=[.C986]/3.1415*180" office:value-type="float" office:value="-66.9291739614834" calcext:value-type="float">
            <text:p>-66.9291739614834</text:p>
          </table:table-cell>
          <table:table-cell table:formula="of:=([.B986]/180)*3.1415" office:value-type="float" office:value="5.11612473055556" calcext:value-type="float">
            <text:p>5.11612473055556</text:p>
          </table:table-cell>
          <table:table-cell table:formula="of:=SIN([.E986])" office:value-type="float" office:value="-0.919599800670271" calcext:value-type="float">
            <text:p>-0.919599800670271</text:p>
          </table:table-cell>
          <table:table-cell table:formula="of:=SIN([.C986])" office:value-type="float" office:value="-0.920007648027629" calcext:value-type="float">
            <text:p>-0.92000764802762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93.0933" calcext:value-type="float">
            <text:p>293.0933</text:p>
          </table:table-cell>
          <table:table-cell office:value-type="float" office:value="-1.1705" calcext:value-type="float">
            <text:p>-1.1705</text:p>
          </table:table-cell>
          <table:table-cell table:formula="of:=[.C987]/3.1415*180" office:value-type="float" office:value="-67.0666878879516" calcext:value-type="float">
            <text:p>-67.0666878879516</text:p>
          </table:table-cell>
          <table:table-cell table:formula="of:=([.B987]/180)*3.1415" office:value-type="float" office:value="5.11529223305556" calcext:value-type="float">
            <text:p>5.11529223305556</text:p>
          </table:table-cell>
          <table:table-cell table:formula="of:=SIN([.E987])" office:value-type="float" office:value="-0.919926533996986" calcext:value-type="float">
            <text:p>-0.919926533996986</text:p>
          </table:table-cell>
          <table:table-cell table:formula="of:=SIN([.C987])" office:value-type="float" office:value="-0.920945558476339" calcext:value-type="float">
            <text:p>-0.92094555847633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92.8133" calcext:value-type="float">
            <text:p>292.8133</text:p>
          </table:table-cell>
          <table:table-cell office:value-type="float" office:value="-1.1747" calcext:value-type="float">
            <text:p>-1.1747</text:p>
          </table:table-cell>
          <table:table-cell table:formula="of:=[.C988]/3.1415*180" office:value-type="float" office:value="-67.3073372592711" calcext:value-type="float">
            <text:p>-67.3073372592711</text:p>
          </table:table-cell>
          <table:table-cell table:formula="of:=([.B988]/180)*3.1415" office:value-type="float" office:value="5.11040545527778" calcext:value-type="float">
            <text:p>5.11040545527778</text:p>
          </table:table-cell>
          <table:table-cell table:formula="of:=SIN([.E988])" office:value-type="float" office:value="-0.921831602657818" calcext:value-type="float">
            <text:p>-0.921831602657818</text:p>
          </table:table-cell>
          <table:table-cell table:formula="of:=SIN([.C988])" office:value-type="float" office:value="-0.922574134229641" calcext:value-type="float">
            <text:p>-0.92257413422964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92.5891" calcext:value-type="float">
            <text:p>292.5891</text:p>
          </table:table-cell>
          <table:table-cell office:value-type="float" office:value="-1.1766" calcext:value-type="float">
            <text:p>-1.1766</text:p>
          </table:table-cell>
          <table:table-cell table:formula="of:=[.C989]/3.1415*180" office:value-type="float" office:value="-67.4162024510584" calcext:value-type="float">
            <text:p>-67.4162024510584</text:p>
          </table:table-cell>
          <table:table-cell table:formula="of:=([.B989]/180)*3.1415" office:value-type="float" office:value="5.1064925425" calcext:value-type="float">
            <text:p>5.1064925425</text:p>
          </table:table-cell>
          <table:table-cell table:formula="of:=SIN([.E989])" office:value-type="float" office:value="-0.923341150095301" calcext:value-type="float">
            <text:p>-0.923341150095301</text:p>
          </table:table-cell>
          <table:table-cell table:formula="of:=SIN([.C989])" office:value-type="float" office:value="-0.92330552628288" calcext:value-type="float">
            <text:p>-0.9233055262828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92.4744" calcext:value-type="float">
            <text:p>292.4744</text:p>
          </table:table-cell>
          <table:table-cell office:value-type="float" office:value="-1.1776" calcext:value-type="float">
            <text:p>-1.1776</text:p>
          </table:table-cell>
          <table:table-cell table:formula="of:=[.C990]/3.1415*180" office:value-type="float" office:value="-67.4734999204202" calcext:value-type="float">
            <text:p>-67.4734999204202</text:p>
          </table:table-cell>
          <table:table-cell table:formula="of:=([.B990]/180)*3.1415" office:value-type="float" office:value="5.10449070888889" calcext:value-type="float">
            <text:p>5.10449070888889</text:p>
          </table:table-cell>
          <table:table-cell table:formula="of:=SIN([.E990])" office:value-type="float" office:value="-0.924107964834157" calcext:value-type="float">
            <text:p>-0.924107964834157</text:p>
          </table:table-cell>
          <table:table-cell table:formula="of:=SIN([.C990])" office:value-type="float" office:value="-0.923689130843153" calcext:value-type="float">
            <text:p>-0.92368913084315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92.5868" calcext:value-type="float">
            <text:p>292.5868</text:p>
          </table:table-cell>
          <table:table-cell office:value-type="float" office:value="-1.1794" calcext:value-type="float">
            <text:p>-1.1794</text:p>
          </table:table-cell>
          <table:table-cell table:formula="of:=[.C991]/3.1415*180" office:value-type="float" office:value="-67.5766353652714" calcext:value-type="float">
            <text:p>-67.5766353652714</text:p>
          </table:table-cell>
          <table:table-cell table:formula="of:=([.B991]/180)*3.1415" office:value-type="float" office:value="5.10645240111111" calcext:value-type="float">
            <text:p>5.10645240111111</text:p>
          </table:table-cell>
          <table:table-cell table:formula="of:=SIN([.E991])" office:value-type="float" office:value="-0.923356562866996" calcext:value-type="float">
            <text:p>-0.923356562866996</text:p>
          </table:table-cell>
          <table:table-cell table:formula="of:=SIN([.C991])" office:value-type="float" office:value="-0.924377291098036" calcext:value-type="float">
            <text:p>-0.92437729109803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92.33" calcext:value-type="float">
            <text:p>292.33</text:p>
          </table:table-cell>
          <table:table-cell office:value-type="float" office:value="-1.1807" calcext:value-type="float">
            <text:p>-1.1807</text:p>
          </table:table-cell>
          <table:table-cell table:formula="of:=[.C992]/3.1415*180" office:value-type="float" office:value="-67.6511220754417" calcext:value-type="float">
            <text:p>-67.6511220754417</text:p>
          </table:table-cell>
          <table:table-cell table:formula="of:=([.B992]/180)*3.1415" office:value-type="float" office:value="5.10197052777778" calcext:value-type="float">
            <text:p>5.10197052777778</text:p>
          </table:table-cell>
          <table:table-cell table:formula="of:=SIN([.E992])" office:value-type="float" office:value="-0.925068069709114" calcext:value-type="float">
            <text:p>-0.925068069709114</text:p>
          </table:table-cell>
          <table:table-cell table:formula="of:=SIN([.C992])" office:value-type="float" office:value="-0.924872433234837" calcext:value-type="float">
            <text:p>-0.92487243323483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92.3393" calcext:value-type="float">
            <text:p>292.3393</text:p>
          </table:table-cell>
          <table:table-cell office:value-type="float" office:value="-1.1799" calcext:value-type="float">
            <text:p>-1.1799</text:p>
          </table:table-cell>
          <table:table-cell table:formula="of:=[.C993]/3.1415*180" office:value-type="float" office:value="-67.6052840999522" calcext:value-type="float">
            <text:p>-67.6052840999522</text:p>
          </table:table-cell>
          <table:table-cell table:formula="of:=([.B993]/180)*3.1415" office:value-type="float" office:value="5.10213283861111" calcext:value-type="float">
            <text:p>5.10213283861111</text:p>
          </table:table-cell>
          <table:table-cell table:formula="of:=SIN([.E993])" office:value-type="float" office:value="-0.925006411650194" calcext:value-type="float">
            <text:p>-0.925006411650194</text:p>
          </table:table-cell>
          <table:table-cell table:formula="of:=SIN([.C993])" office:value-type="float" office:value="-0.924567915302617" calcext:value-type="float">
            <text:p>-0.92456791530261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92.4567" calcext:value-type="float">
            <text:p>292.4567</text:p>
          </table:table-cell>
          <table:table-cell office:value-type="float" office:value="-1.1813" calcext:value-type="float">
            <text:p>-1.1813</text:p>
          </table:table-cell>
          <table:table-cell table:formula="of:=[.C994]/3.1415*180" office:value-type="float" office:value="-67.6855005570587" calcext:value-type="float">
            <text:p>-67.6855005570587</text:p>
          </table:table-cell>
          <table:table-cell table:formula="of:=([.B994]/180)*3.1415" office:value-type="float" office:value="5.10418179472222" calcext:value-type="float">
            <text:p>5.10418179472222</text:p>
          </table:table-cell>
          <table:table-cell table:formula="of:=SIN([.E994])" office:value-type="float" office:value="-0.924225966567646" calcext:value-type="float">
            <text:p>-0.924225966567646</text:p>
          </table:table-cell>
          <table:table-cell table:formula="of:=SIN([.C994])" office:value-type="float" office:value="-0.925100433248245" calcext:value-type="float">
            <text:p>-0.92510043324824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92.1174" calcext:value-type="float">
            <text:p>292.1174</text:p>
          </table:table-cell>
          <table:table-cell office:value-type="float" office:value="-1.1885" calcext:value-type="float">
            <text:p>-1.1885</text:p>
          </table:table-cell>
          <table:table-cell table:formula="of:=[.C995]/3.1415*180" office:value-type="float" office:value="-68.0980423364635" calcext:value-type="float">
            <text:p>-68.0980423364635</text:p>
          </table:table-cell>
          <table:table-cell table:formula="of:=([.B995]/180)*3.1415" office:value-type="float" office:value="5.09826006722222" calcext:value-type="float">
            <text:p>5.09826006722222</text:p>
          </table:table-cell>
          <table:table-cell table:formula="of:=SIN([.E995])" office:value-type="float" office:value="-0.926470936470096" calcext:value-type="float">
            <text:p>-0.926470936470096</text:p>
          </table:table-cell>
          <table:table-cell table:formula="of:=SIN([.C995])" office:value-type="float" office:value="-0.927810433234942" calcext:value-type="float">
            <text:p>-0.92781043323494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91.6961" calcext:value-type="float">
            <text:p>291.6961</text:p>
          </table:table-cell>
          <table:table-cell office:value-type="float" office:value="-1.195" calcext:value-type="float">
            <text:p>-1.195</text:p>
          </table:table-cell>
          <table:table-cell table:formula="of:=[.C996]/3.1415*180" office:value-type="float" office:value="-68.470475887315" calcext:value-type="float">
            <text:p>-68.470475887315</text:p>
          </table:table-cell>
          <table:table-cell table:formula="of:=([.B996]/180)*3.1415" office:value-type="float" office:value="5.09090721194445" calcext:value-type="float">
            <text:p>5.09090721194445</text:p>
          </table:table-cell>
          <table:table-cell table:formula="of:=SIN([.E996])" office:value-type="float" office:value="-0.92921323411544" calcext:value-type="float">
            <text:p>-0.92921323411544</text:p>
          </table:table-cell>
          <table:table-cell table:formula="of:=SIN([.C996])" office:value-type="float" office:value="-0.930215654279651" calcext:value-type="float">
            <text:p>-0.93021565427965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91.3483" calcext:value-type="float">
            <text:p>291.3483</text:p>
          </table:table-cell>
          <table:table-cell office:value-type="float" office:value="-1.2024" calcext:value-type="float">
            <text:p>-1.2024</text:p>
          </table:table-cell>
          <table:table-cell table:formula="of:=[.C997]/3.1415*180" office:value-type="float" office:value="-68.8944771605921" calcext:value-type="float">
            <text:p>-68.8944771605921</text:p>
          </table:table-cell>
          <table:table-cell table:formula="of:=([.B997]/180)*3.1415" office:value-type="float" office:value="5.08483713583333" calcext:value-type="float">
            <text:p>5.08483713583333</text:p>
          </table:table-cell>
          <table:table-cell table:formula="of:=SIN([.E997])" office:value-type="float" office:value="-0.931439261765973" calcext:value-type="float">
            <text:p>-0.931439261765973</text:p>
          </table:table-cell>
          <table:table-cell table:formula="of:=SIN([.C997])" office:value-type="float" office:value="-0.932906059471819" calcext:value-type="float">
            <text:p>-0.93290605947181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90.8462" calcext:value-type="float">
            <text:p>290.8462</text:p>
          </table:table-cell>
          <table:table-cell office:value-type="float" office:value="-1.2119" calcext:value-type="float">
            <text:p>-1.2119</text:p>
          </table:table-cell>
          <table:table-cell table:formula="of:=[.C998]/3.1415*180" office:value-type="float" office:value="-69.4388031195289" calcext:value-type="float">
            <text:p>-69.4388031195289</text:p>
          </table:table-cell>
          <table:table-cell table:formula="of:=([.B998]/180)*3.1415" office:value-type="float" office:value="5.07607409611111" calcext:value-type="float">
            <text:p>5.07607409611111</text:p>
          </table:table-cell>
          <table:table-cell table:formula="of:=SIN([.E998])" office:value-type="float" office:value="-0.934592300530387" calcext:value-type="float">
            <text:p>-0.934592300530387</text:p>
          </table:table-cell>
          <table:table-cell table:formula="of:=SIN([.C998])" office:value-type="float" office:value="-0.936285049225768" calcext:value-type="float">
            <text:p>-0.93628504922576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90.4039" calcext:value-type="float">
            <text:p>290.4039</text:p>
          </table:table-cell>
          <table:table-cell office:value-type="float" office:value="-1.2178" calcext:value-type="float">
            <text:p>-1.2178</text:p>
          </table:table-cell>
          <table:table-cell table:formula="of:=[.C999]/3.1415*180" office:value-type="float" office:value="-69.7768581887633" calcext:value-type="float">
            <text:p>-69.7768581887633</text:p>
          </table:table-cell>
          <table:table-cell table:formula="of:=([.B999]/180)*3.1415" office:value-type="float" office:value="5.0683547325" calcext:value-type="float">
            <text:p>5.0683547325</text:p>
          </table:table-cell>
          <table:table-cell table:formula="of:=SIN([.E999])" office:value-type="float" office:value="-0.93731036548035" calcext:value-type="float">
            <text:p>-0.93731036548035</text:p>
          </table:table-cell>
          <table:table-cell table:formula="of:=SIN([.C999])" office:value-type="float" office:value="-0.938341063667503" calcext:value-type="float">
            <text:p>-0.93834106366750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89.9939" calcext:value-type="float">
            <text:p>289.9939</text:p>
          </table:table-cell>
          <table:table-cell office:value-type="float" office:value="-1.2251" calcext:value-type="float">
            <text:p>-1.2251</text:p>
          </table:table-cell>
          <table:table-cell table:formula="of:=[.C1000]/3.1415*180" office:value-type="float" office:value="-70.1951297151043" calcext:value-type="float">
            <text:p>-70.1951297151043</text:p>
          </table:table-cell>
          <table:table-cell table:formula="of:=([.B1000]/180)*3.1415" office:value-type="float" office:value="5.06119909361111" calcext:value-type="float">
            <text:p>5.06119909361111</text:p>
          </table:table-cell>
          <table:table-cell table:formula="of:=SIN([.E1000])" office:value-type="float" office:value="-0.939780057320674" calcext:value-type="float">
            <text:p>-0.939780057320674</text:p>
          </table:table-cell>
          <table:table-cell table:formula="of:=SIN([.C1000])" office:value-type="float" office:value="-0.94083972906714" calcext:value-type="float">
            <text:p>-0.940839729067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9.6278" calcext:value-type="float">
            <text:p>289.6278</text:p>
          </table:table-cell>
          <table:table-cell office:value-type="float" office:value="-1.2312" calcext:value-type="float">
            <text:p>-1.2312</text:p>
          </table:table-cell>
          <table:table-cell table:formula="of:=[.C1001]/3.1415*180" office:value-type="float" office:value="-70.5446442782111" calcext:value-type="float">
            <text:p>-70.5446442782111</text:p>
          </table:table-cell>
          <table:table-cell table:formula="of:=([.B1001]/180)*3.1415" office:value-type="float" office:value="5.05480963166667" calcext:value-type="float">
            <text:p>5.05480963166667</text:p>
          </table:table-cell>
          <table:table-cell table:formula="of:=SIN([.E1001])" office:value-type="float" office:value="-0.941944648300652" calcext:value-type="float">
            <text:p>-0.941944648300652</text:p>
          </table:table-cell>
          <table:table-cell table:formula="of:=SIN([.C1001])" office:value-type="float" office:value="-0.942889208516131" calcext:value-type="float">
            <text:p>-0.942889208516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7T14:24:16.560699404</dc:date>
    <meta:editing-duration>PT2M51S</meta:editing-duration>
    <meta:editing-cycles>1</meta:editing-cycles>
    <meta:document-statistic meta:table-count="1" meta:cell-count="7005" meta:object-count="0"/>
    <meta:generator>LibreOffice/7.0.4.2$Linux_ARM_EABI LibreOffice_project/00$Build-2</meta:generator>
  </office:meta>
</office:document-meta>
</file>